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ffd428"/>
    </style:style>
    <style:style style:name="ce5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11" table:default-cell-style-name="ce2"/>
        <table:table-column table:style-name="co1" table:number-columns-repeated="4" table:default-cell-style-name="ce3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office:value-type="string" calcext:value-type="string">
            <text:p>simulation</text:p>
          </table:table-cell>
          <table:table-cell table:style-name="ce1" office:value-type="string" calcext:value-type="string">
            <text:p>x_1</text:p>
          </table:table-cell>
          <table:table-cell table:style-name="ce1" office:value-type="string" calcext:value-type="string">
            <text:p>x_2</text:p>
          </table:table-cell>
          <table:table-cell table:style-name="ce1" office:value-type="string" calcext:value-type="string">
            <text:p>x_3</text:p>
          </table:table-cell>
          <table:table-cell table:style-name="ce1" office:value-type="string" calcext:value-type="string">
            <text:p>x_4</text:p>
          </table:table-cell>
          <table:table-cell table:style-name="ce1" office:value-type="string" calcext:value-type="string">
            <text:p>x_5</text:p>
          </table:table-cell>
          <table:table-cell table:style-name="ce1" office:value-type="string" calcext:value-type="string">
            <text:p>x_6</text:p>
          </table:table-cell>
          <table:table-cell table:style-name="ce1" office:value-type="string" calcext:value-type="string">
            <text:p>x_7</text:p>
          </table:table-cell>
          <table:table-cell table:style-name="ce1" office:value-type="string" calcext:value-type="string">
            <text:p>x_8</text:p>
          </table:table-cell>
          <table:table-cell table:style-name="ce1" office:value-type="string" calcext:value-type="string">
            <text:p>x_9</text:p>
          </table:table-cell>
          <table:table-cell table:style-name="ce1" office:value-type="string" calcext:value-type="string">
            <text:p>x_10</text:p>
          </table:table-cell>
          <table:table-cell table:style-name="ce1" office:value-type="string" calcext:value-type="string">
            <text:p>xba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~s</text:p>
          </table:table-cell>
          <table:table-cell table:style-name="ce4" office:value-type="string" calcext:value-type="string">
            <text:p>mean s</text:p>
          </table:table-cell>
          <table:table-cell table:style-name="ce4" office:value-type="string" calcext:value-type="string">
            <text:p>mean ~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NORMINV(RAND();0;2)" office:value-type="float" office:value="0.316254000719388" calcext:value-type="float">
            <text:p>0,316254000719388</text:p>
          </table:table-cell>
          <table:table-cell table:formula="of:=NORMINV(RAND();0;2)" office:value-type="float" office:value="-3.82268360385371" calcext:value-type="float">
            <text:p>-3,82268360385371</text:p>
          </table:table-cell>
          <table:table-cell table:formula="of:=NORMINV(RAND();0;2)" office:value-type="float" office:value="-1.25491176593534" calcext:value-type="float">
            <text:p>-1,25491176593534</text:p>
          </table:table-cell>
          <table:table-cell table:formula="of:=NORMINV(RAND();0;2)" office:value-type="float" office:value="3.96901700883525" calcext:value-type="float">
            <text:p>3,96901700883525</text:p>
          </table:table-cell>
          <table:table-cell table:formula="of:=NORMINV(RAND();0;2)" office:value-type="float" office:value="1.61204354069238" calcext:value-type="float">
            <text:p>1,61204354069238</text:p>
          </table:table-cell>
          <table:table-cell table:formula="of:=NORMINV(RAND();0;2)" office:value-type="float" office:value="-1.65339383773707" calcext:value-type="float">
            <text:p>-1,65339383773707</text:p>
          </table:table-cell>
          <table:table-cell table:formula="of:=NORMINV(RAND();0;2)" office:value-type="float" office:value="3.14050932593474" calcext:value-type="float">
            <text:p>3,14050932593474</text:p>
          </table:table-cell>
          <table:table-cell table:formula="of:=NORMINV(RAND();0;2)" office:value-type="float" office:value="-2.02041500647079" calcext:value-type="float">
            <text:p>-2,02041500647079</text:p>
          </table:table-cell>
          <table:table-cell table:formula="of:=NORMINV(RAND();0;2)" office:value-type="float" office:value="-0.0983491577095444" calcext:value-type="float">
            <text:p>-0,098349157709544</text:p>
          </table:table-cell>
          <table:table-cell table:formula="of:=NORMINV(RAND();0;2)" office:value-type="float" office:value="-1.04060660864706" calcext:value-type="float">
            <text:p>-1,04060660864706</text:p>
          </table:table-cell>
          <table:table-cell table:formula="of:=AVERAGE([.B4:.K4])" office:value-type="float" office:value="-0.0852536104171759" calcext:value-type="float">
            <text:p>-0,085253610417176</text:p>
          </table:table-cell>
          <table:table-cell table:formula="of:=COM.MICROSOFT.VAR.S([.B4:.K4])" office:value-type="float" office:value="5.81532779546114" calcext:value-type="float">
            <text:p>5,81532779546114</text:p>
          </table:table-cell>
          <table:table-cell table:formula="of:=COM.MICROSOFT.VAR.P([.B4:.K4])" office:value-type="float" office:value="5.23379501591503" calcext:value-type="float">
            <text:p>5,23379501591503</text:p>
          </table:table-cell>
          <table:table-cell table:style-name="ce5" table:formula="of:=AVERAGE([.M4:.M503])" office:value-type="float" office:value="3.91621868000529" calcext:value-type="float">
            <text:p>3,91621868000529</text:p>
          </table:table-cell>
          <table:table-cell table:style-name="ce5" table:formula="of:=AVERAGE([.N4:.N503])" office:value-type="float" office:value="3.52459681200476" calcext:value-type="float">
            <text:p>3,52459681200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NORMINV(RAND();0;2)" office:value-type="float" office:value="-0.307142945653455" calcext:value-type="float">
            <text:p>-0,307142945653455</text:p>
          </table:table-cell>
          <table:table-cell table:formula="of:=NORMINV(RAND();0;2)" office:value-type="float" office:value="1.44219081471324" calcext:value-type="float">
            <text:p>1,44219081471324</text:p>
          </table:table-cell>
          <table:table-cell table:formula="of:=NORMINV(RAND();0;2)" office:value-type="float" office:value="-0.681512361896344" calcext:value-type="float">
            <text:p>-0,681512361896344</text:p>
          </table:table-cell>
          <table:table-cell table:formula="of:=NORMINV(RAND();0;2)" office:value-type="float" office:value="0.748734885695569" calcext:value-type="float">
            <text:p>0,748734885695569</text:p>
          </table:table-cell>
          <table:table-cell table:formula="of:=NORMINV(RAND();0;2)" office:value-type="float" office:value="2.71782386871714" calcext:value-type="float">
            <text:p>2,71782386871714</text:p>
          </table:table-cell>
          <table:table-cell table:formula="of:=NORMINV(RAND();0;2)" office:value-type="float" office:value="-0.347575267018875" calcext:value-type="float">
            <text:p>-0,347575267018875</text:p>
          </table:table-cell>
          <table:table-cell table:formula="of:=NORMINV(RAND();0;2)" office:value-type="float" office:value="0.0100305988840527" calcext:value-type="float">
            <text:p>0,010030598884053</text:p>
          </table:table-cell>
          <table:table-cell table:formula="of:=NORMINV(RAND();0;2)" office:value-type="float" office:value="2.22700181977505" calcext:value-type="float">
            <text:p>2,22700181977505</text:p>
          </table:table-cell>
          <table:table-cell table:formula="of:=NORMINV(RAND();0;2)" office:value-type="float" office:value="1.57738031272885" calcext:value-type="float">
            <text:p>1,57738031272885</text:p>
          </table:table-cell>
          <table:table-cell table:formula="of:=NORMINV(RAND();0;2)" office:value-type="float" office:value="-2.32334186408833" calcext:value-type="float">
            <text:p>-2,32334186408833</text:p>
          </table:table-cell>
          <table:table-cell table:formula="of:=AVERAGE([.B5:.K5])" office:value-type="float" office:value="0.50635898618569" calcext:value-type="float">
            <text:p>0,50635898618569</text:p>
          </table:table-cell>
          <table:table-cell table:formula="of:=COM.MICROSOFT.VAR.S([.B5:.K5])" office:value-type="float" office:value="2.33204209654336" calcext:value-type="float">
            <text:p>2,33204209654336</text:p>
          </table:table-cell>
          <table:table-cell table:formula="of:=COM.MICROSOFT.VAR.P([.B5:.K5])" office:value-type="float" office:value="2.09883788688902" calcext:value-type="float">
            <text:p>2,098837886889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NORMINV(RAND();0;2)" office:value-type="float" office:value="0.383707806143172" calcext:value-type="float">
            <text:p>0,383707806143172</text:p>
          </table:table-cell>
          <table:table-cell table:formula="of:=NORMINV(RAND();0;2)" office:value-type="float" office:value="4.86603773074079" calcext:value-type="float">
            <text:p>4,86603773074079</text:p>
          </table:table-cell>
          <table:table-cell table:formula="of:=NORMINV(RAND();0;2)" office:value-type="float" office:value="-1.31572060712961" calcext:value-type="float">
            <text:p>-1,31572060712961</text:p>
          </table:table-cell>
          <table:table-cell table:formula="of:=NORMINV(RAND();0;2)" office:value-type="float" office:value="0.0082332483220691" calcext:value-type="float">
            <text:p>0,008233248322069</text:p>
          </table:table-cell>
          <table:table-cell table:formula="of:=NORMINV(RAND();0;2)" office:value-type="float" office:value="-0.194123174600004" calcext:value-type="float">
            <text:p>-0,194123174600004</text:p>
          </table:table-cell>
          <table:table-cell table:formula="of:=NORMINV(RAND();0;2)" office:value-type="float" office:value="-0.43845440482116" calcext:value-type="float">
            <text:p>-0,43845440482116</text:p>
          </table:table-cell>
          <table:table-cell table:formula="of:=NORMINV(RAND();0;2)" office:value-type="float" office:value="-3.0896189419125" calcext:value-type="float">
            <text:p>-3,0896189419125</text:p>
          </table:table-cell>
          <table:table-cell table:formula="of:=NORMINV(RAND();0;2)" office:value-type="float" office:value="1.86972832908958" calcext:value-type="float">
            <text:p>1,86972832908958</text:p>
          </table:table-cell>
          <table:table-cell table:formula="of:=NORMINV(RAND();0;2)" office:value-type="float" office:value="2.29309017784369" calcext:value-type="float">
            <text:p>2,29309017784369</text:p>
          </table:table-cell>
          <table:table-cell table:formula="of:=NORMINV(RAND();0;2)" office:value-type="float" office:value="-2.28040716046188" calcext:value-type="float">
            <text:p>-2,28040716046188</text:p>
          </table:table-cell>
          <table:table-cell table:formula="of:=AVERAGE([.B6:.K6])" office:value-type="float" office:value="0.210247300321415" calcext:value-type="float">
            <text:p>0,210247300321415</text:p>
          </table:table-cell>
          <table:table-cell table:formula="of:=COM.MICROSOFT.VAR.S([.B6:.K6])" office:value-type="float" office:value="5.42719764344719" calcext:value-type="float">
            <text:p>5,42719764344719</text:p>
          </table:table-cell>
          <table:table-cell table:formula="of:=COM.MICROSOFT.VAR.P([.B6:.K6])" office:value-type="float" office:value="4.88447787910247" calcext:value-type="float">
            <text:p>4,884477879102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NORMINV(RAND();0;2)" office:value-type="float" office:value="2.26766540808582" calcext:value-type="float">
            <text:p>2,26766540808582</text:p>
          </table:table-cell>
          <table:table-cell table:formula="of:=NORMINV(RAND();0;2)" office:value-type="float" office:value="1.72398701399653" calcext:value-type="float">
            <text:p>1,72398701399653</text:p>
          </table:table-cell>
          <table:table-cell table:formula="of:=NORMINV(RAND();0;2)" office:value-type="float" office:value="2.09809288897643" calcext:value-type="float">
            <text:p>2,09809288897643</text:p>
          </table:table-cell>
          <table:table-cell table:formula="of:=NORMINV(RAND();0;2)" office:value-type="float" office:value="-0.553775433048375" calcext:value-type="float">
            <text:p>-0,553775433048375</text:p>
          </table:table-cell>
          <table:table-cell table:formula="of:=NORMINV(RAND();0;2)" office:value-type="float" office:value="-4.17222576285575" calcext:value-type="float">
            <text:p>-4,17222576285575</text:p>
          </table:table-cell>
          <table:table-cell table:formula="of:=NORMINV(RAND();0;2)" office:value-type="float" office:value="-2.53557156560816" calcext:value-type="float">
            <text:p>-2,53557156560816</text:p>
          </table:table-cell>
          <table:table-cell table:formula="of:=NORMINV(RAND();0;2)" office:value-type="float" office:value="1.48858233870012" calcext:value-type="float">
            <text:p>1,48858233870012</text:p>
          </table:table-cell>
          <table:table-cell table:formula="of:=NORMINV(RAND();0;2)" office:value-type="float" office:value="-1.75945145585953" calcext:value-type="float">
            <text:p>-1,75945145585953</text:p>
          </table:table-cell>
          <table:table-cell table:formula="of:=NORMINV(RAND();0;2)" office:value-type="float" office:value="2.45915841304922" calcext:value-type="float">
            <text:p>2,45915841304922</text:p>
          </table:table-cell>
          <table:table-cell table:formula="of:=NORMINV(RAND();0;2)" office:value-type="float" office:value="1.92197004521786" calcext:value-type="float">
            <text:p>1,92197004521786</text:p>
          </table:table-cell>
          <table:table-cell table:formula="of:=AVERAGE([.B7:.K7])" office:value-type="float" office:value="0.293843189065415" calcext:value-type="float">
            <text:p>0,293843189065415</text:p>
          </table:table-cell>
          <table:table-cell table:formula="of:=COM.MICROSOFT.VAR.S([.B7:.K7])" office:value-type="float" office:value="5.64991413013748" calcext:value-type="float">
            <text:p>5,64991413013748</text:p>
          </table:table-cell>
          <table:table-cell table:formula="of:=COM.MICROSOFT.VAR.P([.B7:.K7])" office:value-type="float" office:value="5.08492271712373" calcext:value-type="float">
            <text:p>5,084922717123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NORMINV(RAND();0;2)" office:value-type="float" office:value="-2.95852962236494" calcext:value-type="float">
            <text:p>-2,95852962236494</text:p>
          </table:table-cell>
          <table:table-cell table:formula="of:=NORMINV(RAND();0;2)" office:value-type="float" office:value="0.286739519063181" calcext:value-type="float">
            <text:p>0,286739519063181</text:p>
          </table:table-cell>
          <table:table-cell table:formula="of:=NORMINV(RAND();0;2)" office:value-type="float" office:value="2.05920395410284" calcext:value-type="float">
            <text:p>2,05920395410284</text:p>
          </table:table-cell>
          <table:table-cell table:formula="of:=NORMINV(RAND();0;2)" office:value-type="float" office:value="3.94169820458704" calcext:value-type="float">
            <text:p>3,94169820458704</text:p>
          </table:table-cell>
          <table:table-cell table:formula="of:=NORMINV(RAND();0;2)" office:value-type="float" office:value="-0.154181975883293" calcext:value-type="float">
            <text:p>-0,154181975883293</text:p>
          </table:table-cell>
          <table:table-cell table:formula="of:=NORMINV(RAND();0;2)" office:value-type="float" office:value="0.461243797998615" calcext:value-type="float">
            <text:p>0,461243797998615</text:p>
          </table:table-cell>
          <table:table-cell table:formula="of:=NORMINV(RAND();0;2)" office:value-type="float" office:value="1.85520452275586" calcext:value-type="float">
            <text:p>1,85520452275586</text:p>
          </table:table-cell>
          <table:table-cell table:formula="of:=NORMINV(RAND();0;2)" office:value-type="float" office:value="-2.11676545728677" calcext:value-type="float">
            <text:p>-2,11676545728677</text:p>
          </table:table-cell>
          <table:table-cell table:formula="of:=NORMINV(RAND();0;2)" office:value-type="float" office:value="-3.42219054387317" calcext:value-type="float">
            <text:p>-3,42219054387317</text:p>
          </table:table-cell>
          <table:table-cell table:formula="of:=NORMINV(RAND();0;2)" office:value-type="float" office:value="0.276421458705652" calcext:value-type="float">
            <text:p>0,276421458705652</text:p>
          </table:table-cell>
          <table:table-cell table:formula="of:=AVERAGE([.B8:.K8])" office:value-type="float" office:value="0.0228843857805005" calcext:value-type="float">
            <text:p>0,022884385780501</text:p>
          </table:table-cell>
          <table:table-cell table:formula="of:=COM.MICROSOFT.VAR.S([.B8:.K8])" office:value-type="float" office:value="5.39488671937989" calcext:value-type="float">
            <text:p>5,39488671937989</text:p>
          </table:table-cell>
          <table:table-cell table:formula="of:=COM.MICROSOFT.VAR.P([.B8:.K8])" office:value-type="float" office:value="4.8553980474419" calcext:value-type="float">
            <text:p>4,85539804744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NORMINV(RAND();0;2)" office:value-type="float" office:value="0.519465816653308" calcext:value-type="float">
            <text:p>0,519465816653308</text:p>
          </table:table-cell>
          <table:table-cell table:formula="of:=NORMINV(RAND();0;2)" office:value-type="float" office:value="2.4105268320615" calcext:value-type="float">
            <text:p>2,4105268320615</text:p>
          </table:table-cell>
          <table:table-cell table:formula="of:=NORMINV(RAND();0;2)" office:value-type="float" office:value="-3.53664999413533" calcext:value-type="float">
            <text:p>-3,53664999413533</text:p>
          </table:table-cell>
          <table:table-cell table:formula="of:=NORMINV(RAND();0;2)" office:value-type="float" office:value="-0.646346511279763" calcext:value-type="float">
            <text:p>-0,646346511279763</text:p>
          </table:table-cell>
          <table:table-cell table:formula="of:=NORMINV(RAND();0;2)" office:value-type="float" office:value="1.18071988996154" calcext:value-type="float">
            <text:p>1,18071988996154</text:p>
          </table:table-cell>
          <table:table-cell table:formula="of:=NORMINV(RAND();0;2)" office:value-type="float" office:value="-3.13474851806636" calcext:value-type="float">
            <text:p>-3,13474851806636</text:p>
          </table:table-cell>
          <table:table-cell table:formula="of:=NORMINV(RAND();0;2)" office:value-type="float" office:value="1.60325274226709" calcext:value-type="float">
            <text:p>1,60325274226709</text:p>
          </table:table-cell>
          <table:table-cell table:formula="of:=NORMINV(RAND();0;2)" office:value-type="float" office:value="-0.527003832717524" calcext:value-type="float">
            <text:p>-0,527003832717524</text:p>
          </table:table-cell>
          <table:table-cell table:formula="of:=NORMINV(RAND();0;2)" office:value-type="float" office:value="0.295981034942163" calcext:value-type="float">
            <text:p>0,295981034942163</text:p>
          </table:table-cell>
          <table:table-cell table:formula="of:=NORMINV(RAND();0;2)" office:value-type="float" office:value="-0.352936149720859" calcext:value-type="float">
            <text:p>-0,352936149720859</text:p>
          </table:table-cell>
          <table:table-cell table:formula="of:=AVERAGE([.B9:.K9])" office:value-type="float" office:value="-0.218773869003423" calcext:value-type="float">
            <text:p>-0,218773869003423</text:p>
          </table:table-cell>
          <table:table-cell table:formula="of:=COM.MICROSOFT.VAR.S([.B9:.K9])" office:value-type="float" office:value="3.64539890033495" calcext:value-type="float">
            <text:p>3,64539890033495</text:p>
          </table:table-cell>
          <table:table-cell table:formula="of:=COM.MICROSOFT.VAR.P([.B9:.K9])" office:value-type="float" office:value="3.28085901030146" calcext:value-type="float">
            <text:p>3,2808590103014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NORMINV(RAND();0;2)" office:value-type="float" office:value="0.947149518925797" calcext:value-type="float">
            <text:p>0,947149518925797</text:p>
          </table:table-cell>
          <table:table-cell table:formula="of:=NORMINV(RAND();0;2)" office:value-type="float" office:value="-0.149518009905101" calcext:value-type="float">
            <text:p>-0,149518009905101</text:p>
          </table:table-cell>
          <table:table-cell table:formula="of:=NORMINV(RAND();0;2)" office:value-type="float" office:value="-0.750524093383937" calcext:value-type="float">
            <text:p>-0,750524093383937</text:p>
          </table:table-cell>
          <table:table-cell table:formula="of:=NORMINV(RAND();0;2)" office:value-type="float" office:value="-2.88001277633695" calcext:value-type="float">
            <text:p>-2,88001277633695</text:p>
          </table:table-cell>
          <table:table-cell table:formula="of:=NORMINV(RAND();0;2)" office:value-type="float" office:value="0.388196906127905" calcext:value-type="float">
            <text:p>0,388196906127905</text:p>
          </table:table-cell>
          <table:table-cell table:formula="of:=NORMINV(RAND();0;2)" office:value-type="float" office:value="2.18848577845575" calcext:value-type="float">
            <text:p>2,18848577845575</text:p>
          </table:table-cell>
          <table:table-cell table:formula="of:=NORMINV(RAND();0;2)" office:value-type="float" office:value="0.0158789060713382" calcext:value-type="float">
            <text:p>0,015878906071338</text:p>
          </table:table-cell>
          <table:table-cell table:formula="of:=NORMINV(RAND();0;2)" office:value-type="float" office:value="-2.92369912925835" calcext:value-type="float">
            <text:p>-2,92369912925835</text:p>
          </table:table-cell>
          <table:table-cell table:formula="of:=NORMINV(RAND();0;2)" office:value-type="float" office:value="0.11744912725274" calcext:value-type="float">
            <text:p>0,11744912725274</text:p>
          </table:table-cell>
          <table:table-cell table:formula="of:=NORMINV(RAND();0;2)" office:value-type="float" office:value="-3.77564026267972" calcext:value-type="float">
            <text:p>-3,77564026267972</text:p>
          </table:table-cell>
          <table:table-cell table:formula="of:=AVERAGE([.B10:.K10])" office:value-type="float" office:value="-0.682223403473054" calcext:value-type="float">
            <text:p>-0,682223403473054</text:p>
          </table:table-cell>
          <table:table-cell table:formula="of:=COM.MICROSOFT.VAR.S([.B10:.K10])" office:value-type="float" office:value="3.65340104442363" calcext:value-type="float">
            <text:p>3,65340104442363</text:p>
          </table:table-cell>
          <table:table-cell table:formula="of:=COM.MICROSOFT.VAR.P([.B10:.K10])" office:value-type="float" office:value="3.28806093998126" calcext:value-type="float">
            <text:p>3,2880609399812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NORMINV(RAND();0;2)" office:value-type="float" office:value="-1.73637215143039" calcext:value-type="float">
            <text:p>-1,73637215143039</text:p>
          </table:table-cell>
          <table:table-cell table:formula="of:=NORMINV(RAND();0;2)" office:value-type="float" office:value="-1.02642193985663" calcext:value-type="float">
            <text:p>-1,02642193985663</text:p>
          </table:table-cell>
          <table:table-cell table:formula="of:=NORMINV(RAND();0;2)" office:value-type="float" office:value="1.29421711572284" calcext:value-type="float">
            <text:p>1,29421711572284</text:p>
          </table:table-cell>
          <table:table-cell table:formula="of:=NORMINV(RAND();0;2)" office:value-type="float" office:value="-1.53013669548254" calcext:value-type="float">
            <text:p>-1,53013669548254</text:p>
          </table:table-cell>
          <table:table-cell table:formula="of:=NORMINV(RAND();0;2)" office:value-type="float" office:value="-3.44643186605311" calcext:value-type="float">
            <text:p>-3,44643186605311</text:p>
          </table:table-cell>
          <table:table-cell table:formula="of:=NORMINV(RAND();0;2)" office:value-type="float" office:value="-2.19010229037353" calcext:value-type="float">
            <text:p>-2,19010229037353</text:p>
          </table:table-cell>
          <table:table-cell table:formula="of:=NORMINV(RAND();0;2)" office:value-type="float" office:value="-1.36145046686777" calcext:value-type="float">
            <text:p>-1,36145046686777</text:p>
          </table:table-cell>
          <table:table-cell table:formula="of:=NORMINV(RAND();0;2)" office:value-type="float" office:value="-3.39721067932461" calcext:value-type="float">
            <text:p>-3,39721067932461</text:p>
          </table:table-cell>
          <table:table-cell table:formula="of:=NORMINV(RAND();0;2)" office:value-type="float" office:value="-0.418363824834614" calcext:value-type="float">
            <text:p>-0,418363824834614</text:p>
          </table:table-cell>
          <table:table-cell table:formula="of:=NORMINV(RAND();0;2)" office:value-type="float" office:value="0.184728479962567" calcext:value-type="float">
            <text:p>0,184728479962567</text:p>
          </table:table-cell>
          <table:table-cell table:formula="of:=AVERAGE([.B11:.K11])" office:value-type="float" office:value="-1.36275443185378" calcext:value-type="float">
            <text:p>-1,36275443185378</text:p>
          </table:table-cell>
          <table:table-cell table:formula="of:=COM.MICROSOFT.VAR.S([.B11:.K11])" office:value-type="float" office:value="2.19911460059333" calcext:value-type="float">
            <text:p>2,19911460059333</text:p>
          </table:table-cell>
          <table:table-cell table:formula="of:=COM.MICROSOFT.VAR.P([.B11:.K11])" office:value-type="float" office:value="1.979203140534" calcext:value-type="float">
            <text:p>1,97920314053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NORMINV(RAND();0;2)" office:value-type="float" office:value="-0.209117131981872" calcext:value-type="float">
            <text:p>-0,209117131981872</text:p>
          </table:table-cell>
          <table:table-cell table:formula="of:=NORMINV(RAND();0;2)" office:value-type="float" office:value="0.792520496084438" calcext:value-type="float">
            <text:p>0,792520496084438</text:p>
          </table:table-cell>
          <table:table-cell table:formula="of:=NORMINV(RAND();0;2)" office:value-type="float" office:value="2.45629746567375" calcext:value-type="float">
            <text:p>2,45629746567375</text:p>
          </table:table-cell>
          <table:table-cell table:formula="of:=NORMINV(RAND();0;2)" office:value-type="float" office:value="1.4518326786833" calcext:value-type="float">
            <text:p>1,4518326786833</text:p>
          </table:table-cell>
          <table:table-cell table:formula="of:=NORMINV(RAND();0;2)" office:value-type="float" office:value="2.54403760671301" calcext:value-type="float">
            <text:p>2,54403760671301</text:p>
          </table:table-cell>
          <table:table-cell table:formula="of:=NORMINV(RAND();0;2)" office:value-type="float" office:value="-0.888558069670726" calcext:value-type="float">
            <text:p>-0,888558069670726</text:p>
          </table:table-cell>
          <table:table-cell table:formula="of:=NORMINV(RAND();0;2)" office:value-type="float" office:value="-0.0326106489720825" calcext:value-type="float">
            <text:p>-0,032610648972083</text:p>
          </table:table-cell>
          <table:table-cell table:formula="of:=NORMINV(RAND();0;2)" office:value-type="float" office:value="0.218278775226414" calcext:value-type="float">
            <text:p>0,218278775226414</text:p>
          </table:table-cell>
          <table:table-cell table:formula="of:=NORMINV(RAND();0;2)" office:value-type="float" office:value="-1.91397382267413" calcext:value-type="float">
            <text:p>-1,91397382267413</text:p>
          </table:table-cell>
          <table:table-cell table:formula="of:=NORMINV(RAND();0;2)" office:value-type="float" office:value="-0.646953588863881" calcext:value-type="float">
            <text:p>-0,646953588863881</text:p>
          </table:table-cell>
          <table:table-cell table:formula="of:=AVERAGE([.B12:.K12])" office:value-type="float" office:value="0.377175376021823" calcext:value-type="float">
            <text:p>0,377175376021823</text:p>
          </table:table-cell>
          <table:table-cell table:formula="of:=COM.MICROSOFT.VAR.S([.B12:.K12])" office:value-type="float" office:value="2.08695978236797" calcext:value-type="float">
            <text:p>2,08695978236797</text:p>
          </table:table-cell>
          <table:table-cell table:formula="of:=COM.MICROSOFT.VAR.P([.B12:.K12])" office:value-type="float" office:value="1.87826380413117" calcext:value-type="float">
            <text:p>1,878263804131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NORMINV(RAND();0;2)" office:value-type="float" office:value="0.305160906271837" calcext:value-type="float">
            <text:p>0,305160906271837</text:p>
          </table:table-cell>
          <table:table-cell table:formula="of:=NORMINV(RAND();0;2)" office:value-type="float" office:value="-2.05282478252965" calcext:value-type="float">
            <text:p>-2,05282478252965</text:p>
          </table:table-cell>
          <table:table-cell table:formula="of:=NORMINV(RAND();0;2)" office:value-type="float" office:value="2.83985147725884" calcext:value-type="float">
            <text:p>2,83985147725884</text:p>
          </table:table-cell>
          <table:table-cell table:formula="of:=NORMINV(RAND();0;2)" office:value-type="float" office:value="0.327723849026187" calcext:value-type="float">
            <text:p>0,327723849026187</text:p>
          </table:table-cell>
          <table:table-cell table:formula="of:=NORMINV(RAND();0;2)" office:value-type="float" office:value="-0.948519346636627" calcext:value-type="float">
            <text:p>-0,948519346636627</text:p>
          </table:table-cell>
          <table:table-cell table:formula="of:=NORMINV(RAND();0;2)" office:value-type="float" office:value="2.40513630890476" calcext:value-type="float">
            <text:p>2,40513630890476</text:p>
          </table:table-cell>
          <table:table-cell table:formula="of:=NORMINV(RAND();0;2)" office:value-type="float" office:value="2.16595461458757" calcext:value-type="float">
            <text:p>2,16595461458757</text:p>
          </table:table-cell>
          <table:table-cell table:formula="of:=NORMINV(RAND();0;2)" office:value-type="float" office:value="0.0602238913703899" calcext:value-type="float">
            <text:p>0,06022389137039</text:p>
          </table:table-cell>
          <table:table-cell table:formula="of:=NORMINV(RAND();0;2)" office:value-type="float" office:value="2.40038493042182" calcext:value-type="float">
            <text:p>2,40038493042182</text:p>
          </table:table-cell>
          <table:table-cell table:formula="of:=NORMINV(RAND();0;2)" office:value-type="float" office:value="2.52570864202139" calcext:value-type="float">
            <text:p>2,52570864202139</text:p>
          </table:table-cell>
          <table:table-cell table:formula="of:=AVERAGE([.B13:.K13])" office:value-type="float" office:value="1.00288004906965" calcext:value-type="float">
            <text:p>1,00288004906965</text:p>
          </table:table-cell>
          <table:table-cell table:formula="of:=COM.MICROSOFT.VAR.S([.B13:.K13])" office:value-type="float" office:value="2.88245511731706" calcext:value-type="float">
            <text:p>2,88245511731706</text:p>
          </table:table-cell>
          <table:table-cell table:formula="of:=COM.MICROSOFT.VAR.P([.B13:.K13])" office:value-type="float" office:value="2.59420960558535" calcext:value-type="float">
            <text:p>2,5942096055853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NORMINV(RAND();0;2)" office:value-type="float" office:value="-2.27854163200363" calcext:value-type="float">
            <text:p>-2,27854163200363</text:p>
          </table:table-cell>
          <table:table-cell table:formula="of:=NORMINV(RAND();0;2)" office:value-type="float" office:value="-1.2157429770669" calcext:value-type="float">
            <text:p>-1,2157429770669</text:p>
          </table:table-cell>
          <table:table-cell table:formula="of:=NORMINV(RAND();0;2)" office:value-type="float" office:value="4.81753393780908" calcext:value-type="float">
            <text:p>4,81753393780908</text:p>
          </table:table-cell>
          <table:table-cell table:formula="of:=NORMINV(RAND();0;2)" office:value-type="float" office:value="-1.20020027485782" calcext:value-type="float">
            <text:p>-1,20020027485782</text:p>
          </table:table-cell>
          <table:table-cell table:formula="of:=NORMINV(RAND();0;2)" office:value-type="float" office:value="-1.71395513743158" calcext:value-type="float">
            <text:p>-1,71395513743158</text:p>
          </table:table-cell>
          <table:table-cell table:formula="of:=NORMINV(RAND();0;2)" office:value-type="float" office:value="0.997613345356652" calcext:value-type="float">
            <text:p>0,997613345356652</text:p>
          </table:table-cell>
          <table:table-cell table:formula="of:=NORMINV(RAND();0;2)" office:value-type="float" office:value="-0.365594210628428" calcext:value-type="float">
            <text:p>-0,365594210628428</text:p>
          </table:table-cell>
          <table:table-cell table:formula="of:=NORMINV(RAND();0;2)" office:value-type="float" office:value="1.91211880053429" calcext:value-type="float">
            <text:p>1,91211880053429</text:p>
          </table:table-cell>
          <table:table-cell table:formula="of:=NORMINV(RAND();0;2)" office:value-type="float" office:value="0.0841829979702868" calcext:value-type="float">
            <text:p>0,084182997970287</text:p>
          </table:table-cell>
          <table:table-cell table:formula="of:=NORMINV(RAND();0;2)" office:value-type="float" office:value="0.136910509218126" calcext:value-type="float">
            <text:p>0,136910509218126</text:p>
          </table:table-cell>
          <table:table-cell table:formula="of:=AVERAGE([.B14:.K14])" office:value-type="float" office:value="0.117432535890008" calcext:value-type="float">
            <text:p>0,117432535890008</text:p>
          </table:table-cell>
          <table:table-cell table:formula="of:=COM.MICROSOFT.VAR.S([.B14:.K14])" office:value-type="float" office:value="4.32550624341798" calcext:value-type="float">
            <text:p>4,32550624341798</text:p>
          </table:table-cell>
          <table:table-cell table:formula="of:=COM.MICROSOFT.VAR.P([.B14:.K14])" office:value-type="float" office:value="3.89295561907618" calcext:value-type="float">
            <text:p>3,892955619076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NORMINV(RAND();0;2)" office:value-type="float" office:value="-1.07596703008861" calcext:value-type="float">
            <text:p>-1,07596703008861</text:p>
          </table:table-cell>
          <table:table-cell table:formula="of:=NORMINV(RAND();0;2)" office:value-type="float" office:value="3.08936496122005" calcext:value-type="float">
            <text:p>3,08936496122005</text:p>
          </table:table-cell>
          <table:table-cell table:formula="of:=NORMINV(RAND();0;2)" office:value-type="float" office:value="-1.61005336245853" calcext:value-type="float">
            <text:p>-1,61005336245853</text:p>
          </table:table-cell>
          <table:table-cell table:formula="of:=NORMINV(RAND();0;2)" office:value-type="float" office:value="-0.975005076050456" calcext:value-type="float">
            <text:p>-0,975005076050456</text:p>
          </table:table-cell>
          <table:table-cell table:formula="of:=NORMINV(RAND();0;2)" office:value-type="float" office:value="2.58094175748531" calcext:value-type="float">
            <text:p>2,58094175748531</text:p>
          </table:table-cell>
          <table:table-cell table:formula="of:=NORMINV(RAND();0;2)" office:value-type="float" office:value="0.0871283126559384" calcext:value-type="float">
            <text:p>0,087128312655939</text:p>
          </table:table-cell>
          <table:table-cell table:formula="of:=NORMINV(RAND();0;2)" office:value-type="float" office:value="-0.193749415458753" calcext:value-type="float">
            <text:p>-0,193749415458753</text:p>
          </table:table-cell>
          <table:table-cell table:formula="of:=NORMINV(RAND();0;2)" office:value-type="float" office:value="2.40560533159029" calcext:value-type="float">
            <text:p>2,40560533159029</text:p>
          </table:table-cell>
          <table:table-cell table:formula="of:=NORMINV(RAND();0;2)" office:value-type="float" office:value="-1.72286068786746" calcext:value-type="float">
            <text:p>-1,72286068786746</text:p>
          </table:table-cell>
          <table:table-cell table:formula="of:=NORMINV(RAND();0;2)" office:value-type="float" office:value="-3.04009862241351" calcext:value-type="float">
            <text:p>-3,04009862241351</text:p>
          </table:table-cell>
          <table:table-cell table:formula="of:=AVERAGE([.B15:.K15])" office:value-type="float" office:value="-0.0454693831385739" calcext:value-type="float">
            <text:p>-0,045469383138574</text:p>
          </table:table-cell>
          <table:table-cell table:formula="of:=COM.MICROSOFT.VAR.S([.B15:.K15])" office:value-type="float" office:value="4.32532101369706" calcext:value-type="float">
            <text:p>4,32532101369706</text:p>
          </table:table-cell>
          <table:table-cell table:formula="of:=COM.MICROSOFT.VAR.P([.B15:.K15])" office:value-type="float" office:value="3.89278891232735" calcext:value-type="float">
            <text:p>3,8927889123273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NORMINV(RAND();0;2)" office:value-type="float" office:value="-0.709645702566297" calcext:value-type="float">
            <text:p>-0,709645702566297</text:p>
          </table:table-cell>
          <table:table-cell table:formula="of:=NORMINV(RAND();0;2)" office:value-type="float" office:value="0.957605671675732" calcext:value-type="float">
            <text:p>0,957605671675732</text:p>
          </table:table-cell>
          <table:table-cell table:formula="of:=NORMINV(RAND();0;2)" office:value-type="float" office:value="0.0586892292556961" calcext:value-type="float">
            <text:p>0,058689229255696</text:p>
          </table:table-cell>
          <table:table-cell table:formula="of:=NORMINV(RAND();0;2)" office:value-type="float" office:value="4.24739117589081" calcext:value-type="float">
            <text:p>4,24739117589081</text:p>
          </table:table-cell>
          <table:table-cell table:formula="of:=NORMINV(RAND();0;2)" office:value-type="float" office:value="0.126660236688745" calcext:value-type="float">
            <text:p>0,126660236688745</text:p>
          </table:table-cell>
          <table:table-cell table:formula="of:=NORMINV(RAND();0;2)" office:value-type="float" office:value="-3.12360903075148" calcext:value-type="float">
            <text:p>-3,12360903075148</text:p>
          </table:table-cell>
          <table:table-cell table:formula="of:=NORMINV(RAND();0;2)" office:value-type="float" office:value="0.0611513004337641" calcext:value-type="float">
            <text:p>0,061151300433764</text:p>
          </table:table-cell>
          <table:table-cell table:formula="of:=NORMINV(RAND();0;2)" office:value-type="float" office:value="4.63613920963731" calcext:value-type="float">
            <text:p>4,63613920963731</text:p>
          </table:table-cell>
          <table:table-cell table:formula="of:=NORMINV(RAND();0;2)" office:value-type="float" office:value="2.64513165402628" calcext:value-type="float">
            <text:p>2,64513165402628</text:p>
          </table:table-cell>
          <table:table-cell table:formula="of:=NORMINV(RAND();0;2)" office:value-type="float" office:value="0.329256714977739" calcext:value-type="float">
            <text:p>0,329256714977739</text:p>
          </table:table-cell>
          <table:table-cell table:formula="of:=AVERAGE([.B16:.K16])" office:value-type="float" office:value="0.92287704592683" calcext:value-type="float">
            <text:p>0,92287704592683</text:p>
          </table:table-cell>
          <table:table-cell table:formula="of:=COM.MICROSOFT.VAR.S([.B16:.K16])" office:value-type="float" office:value="5.48033281666633" calcext:value-type="float">
            <text:p>5,48033281666633</text:p>
          </table:table-cell>
          <table:table-cell table:formula="of:=COM.MICROSOFT.VAR.P([.B16:.K16])" office:value-type="float" office:value="4.9322995349997" calcext:value-type="float">
            <text:p>4,93229953499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NORMINV(RAND();0;2)" office:value-type="float" office:value="3.83510152007093" calcext:value-type="float">
            <text:p>3,83510152007093</text:p>
          </table:table-cell>
          <table:table-cell table:formula="of:=NORMINV(RAND();0;2)" office:value-type="float" office:value="2.10791540206908" calcext:value-type="float">
            <text:p>2,10791540206908</text:p>
          </table:table-cell>
          <table:table-cell table:formula="of:=NORMINV(RAND();0;2)" office:value-type="float" office:value="-0.811568983484063" calcext:value-type="float">
            <text:p>-0,811568983484063</text:p>
          </table:table-cell>
          <table:table-cell table:formula="of:=NORMINV(RAND();0;2)" office:value-type="float" office:value="-2.99703878934304" calcext:value-type="float">
            <text:p>-2,99703878934304</text:p>
          </table:table-cell>
          <table:table-cell table:formula="of:=NORMINV(RAND();0;2)" office:value-type="float" office:value="-0.922751993252581" calcext:value-type="float">
            <text:p>-0,922751993252581</text:p>
          </table:table-cell>
          <table:table-cell table:formula="of:=NORMINV(RAND();0;2)" office:value-type="float" office:value="3.55839032665619" calcext:value-type="float">
            <text:p>3,55839032665619</text:p>
          </table:table-cell>
          <table:table-cell table:formula="of:=NORMINV(RAND();0;2)" office:value-type="float" office:value="-0.107902985904394" calcext:value-type="float">
            <text:p>-0,107902985904394</text:p>
          </table:table-cell>
          <table:table-cell table:formula="of:=NORMINV(RAND();0;2)" office:value-type="float" office:value="-1.13293834461743" calcext:value-type="float">
            <text:p>-1,13293834461743</text:p>
          </table:table-cell>
          <table:table-cell table:formula="of:=NORMINV(RAND();0;2)" office:value-type="float" office:value="1.03236366031647" calcext:value-type="float">
            <text:p>1,03236366031647</text:p>
          </table:table-cell>
          <table:table-cell table:formula="of:=NORMINV(RAND();0;2)" office:value-type="float" office:value="1.87692615144538" calcext:value-type="float">
            <text:p>1,87692615144538</text:p>
          </table:table-cell>
          <table:table-cell table:formula="of:=AVERAGE([.B17:.K17])" office:value-type="float" office:value="0.643849596395656" calcext:value-type="float">
            <text:p>0,643849596395656</text:p>
          </table:table-cell>
          <table:table-cell table:formula="of:=COM.MICROSOFT.VAR.S([.B17:.K17])" office:value-type="float" office:value="4.89380061262303" calcext:value-type="float">
            <text:p>4,89380061262303</text:p>
          </table:table-cell>
          <table:table-cell table:formula="of:=COM.MICROSOFT.VAR.P([.B17:.K17])" office:value-type="float" office:value="4.40442055136073" calcext:value-type="float">
            <text:p>4,4044205513607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NORMINV(RAND();0;2)" office:value-type="float" office:value="-2.45291787145574" calcext:value-type="float">
            <text:p>-2,45291787145574</text:p>
          </table:table-cell>
          <table:table-cell table:formula="of:=NORMINV(RAND();0;2)" office:value-type="float" office:value="-4.2370700385206" calcext:value-type="float">
            <text:p>-4,2370700385206</text:p>
          </table:table-cell>
          <table:table-cell table:formula="of:=NORMINV(RAND();0;2)" office:value-type="float" office:value="1.7195777340495" calcext:value-type="float">
            <text:p>1,7195777340495</text:p>
          </table:table-cell>
          <table:table-cell table:formula="of:=NORMINV(RAND();0;2)" office:value-type="float" office:value="0.036725496518567" calcext:value-type="float">
            <text:p>0,036725496518567</text:p>
          </table:table-cell>
          <table:table-cell table:formula="of:=NORMINV(RAND();0;2)" office:value-type="float" office:value="-0.672162544717375" calcext:value-type="float">
            <text:p>-0,672162544717375</text:p>
          </table:table-cell>
          <table:table-cell table:formula="of:=NORMINV(RAND();0;2)" office:value-type="float" office:value="-0.822780321721944" calcext:value-type="float">
            <text:p>-0,822780321721944</text:p>
          </table:table-cell>
          <table:table-cell table:formula="of:=NORMINV(RAND();0;2)" office:value-type="float" office:value="3.01929845310611" calcext:value-type="float">
            <text:p>3,01929845310611</text:p>
          </table:table-cell>
          <table:table-cell table:formula="of:=NORMINV(RAND();0;2)" office:value-type="float" office:value="0.0272385929866643" calcext:value-type="float">
            <text:p>0,027238592986664</text:p>
          </table:table-cell>
          <table:table-cell table:formula="of:=NORMINV(RAND();0;2)" office:value-type="float" office:value="2.93553031972151" calcext:value-type="float">
            <text:p>2,93553031972151</text:p>
          </table:table-cell>
          <table:table-cell table:formula="of:=NORMINV(RAND();0;2)" office:value-type="float" office:value="0.548212563014777" calcext:value-type="float">
            <text:p>0,548212563014777</text:p>
          </table:table-cell>
          <table:table-cell table:formula="of:=AVERAGE([.B18:.K18])" office:value-type="float" office:value="0.0101652382981456" calcext:value-type="float">
            <text:p>0,010165238298146</text:p>
          </table:table-cell>
          <table:table-cell table:formula="of:=COM.MICROSOFT.VAR.S([.B18:.K18])" office:value-type="float" office:value="5.12115354741499" calcext:value-type="float">
            <text:p>5,12115354741499</text:p>
          </table:table-cell>
          <table:table-cell table:formula="of:=COM.MICROSOFT.VAR.P([.B18:.K18])" office:value-type="float" office:value="4.60903819267349" calcext:value-type="float">
            <text:p>4,6090381926734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NORMINV(RAND();0;2)" office:value-type="float" office:value="0.519217299941863" calcext:value-type="float">
            <text:p>0,519217299941863</text:p>
          </table:table-cell>
          <table:table-cell table:formula="of:=NORMINV(RAND();0;2)" office:value-type="float" office:value="1.24683992314517" calcext:value-type="float">
            <text:p>1,24683992314517</text:p>
          </table:table-cell>
          <table:table-cell table:formula="of:=NORMINV(RAND();0;2)" office:value-type="float" office:value="-0.248707899002597" calcext:value-type="float">
            <text:p>-0,248707899002597</text:p>
          </table:table-cell>
          <table:table-cell table:formula="of:=NORMINV(RAND();0;2)" office:value-type="float" office:value="1.53931221887508" calcext:value-type="float">
            <text:p>1,53931221887508</text:p>
          </table:table-cell>
          <table:table-cell table:formula="of:=NORMINV(RAND();0;2)" office:value-type="float" office:value="0.256875936491896" calcext:value-type="float">
            <text:p>0,256875936491896</text:p>
          </table:table-cell>
          <table:table-cell table:formula="of:=NORMINV(RAND();0;2)" office:value-type="float" office:value="2.81184232486056" calcext:value-type="float">
            <text:p>2,81184232486056</text:p>
          </table:table-cell>
          <table:table-cell table:formula="of:=NORMINV(RAND();0;2)" office:value-type="float" office:value="-3.38797614006017" calcext:value-type="float">
            <text:p>-3,38797614006017</text:p>
          </table:table-cell>
          <table:table-cell table:formula="of:=NORMINV(RAND();0;2)" office:value-type="float" office:value="1.79509762896275" calcext:value-type="float">
            <text:p>1,79509762896275</text:p>
          </table:table-cell>
          <table:table-cell table:formula="of:=NORMINV(RAND();0;2)" office:value-type="float" office:value="0.0970018505333488" calcext:value-type="float">
            <text:p>0,097001850533349</text:p>
          </table:table-cell>
          <table:table-cell table:formula="of:=NORMINV(RAND();0;2)" office:value-type="float" office:value="-1.29134018298173" calcext:value-type="float">
            <text:p>-1,29134018298173</text:p>
          </table:table-cell>
          <table:table-cell table:formula="of:=AVERAGE([.B19:.K19])" office:value-type="float" office:value="0.333816296076618" calcext:value-type="float">
            <text:p>0,333816296076618</text:p>
          </table:table-cell>
          <table:table-cell table:formula="of:=COM.MICROSOFT.VAR.S([.B19:.K19])" office:value-type="float" office:value="3.05459667626551" calcext:value-type="float">
            <text:p>3,05459667626551</text:p>
          </table:table-cell>
          <table:table-cell table:formula="of:=COM.MICROSOFT.VAR.P([.B19:.K19])" office:value-type="float" office:value="2.74913700863896" calcext:value-type="float">
            <text:p>2,749137008638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NORMINV(RAND();0;2)" office:value-type="float" office:value="-0.683726401126451" calcext:value-type="float">
            <text:p>-0,683726401126451</text:p>
          </table:table-cell>
          <table:table-cell table:formula="of:=NORMINV(RAND();0;2)" office:value-type="float" office:value="-0.102877096554406" calcext:value-type="float">
            <text:p>-0,102877096554406</text:p>
          </table:table-cell>
          <table:table-cell table:formula="of:=NORMINV(RAND();0;2)" office:value-type="float" office:value="1.15963371656536" calcext:value-type="float">
            <text:p>1,15963371656536</text:p>
          </table:table-cell>
          <table:table-cell table:formula="of:=NORMINV(RAND();0;2)" office:value-type="float" office:value="1.53485236712453" calcext:value-type="float">
            <text:p>1,53485236712453</text:p>
          </table:table-cell>
          <table:table-cell table:formula="of:=NORMINV(RAND();0;2)" office:value-type="float" office:value="-2.27464831151546" calcext:value-type="float">
            <text:p>-2,27464831151546</text:p>
          </table:table-cell>
          <table:table-cell table:formula="of:=NORMINV(RAND();0;2)" office:value-type="float" office:value="-0.954976034349508" calcext:value-type="float">
            <text:p>-0,954976034349508</text:p>
          </table:table-cell>
          <table:table-cell table:formula="of:=NORMINV(RAND();0;2)" office:value-type="float" office:value="0.81675361397539" calcext:value-type="float">
            <text:p>0,81675361397539</text:p>
          </table:table-cell>
          <table:table-cell table:formula="of:=NORMINV(RAND();0;2)" office:value-type="float" office:value="0.431021246940284" calcext:value-type="float">
            <text:p>0,431021246940284</text:p>
          </table:table-cell>
          <table:table-cell table:formula="of:=NORMINV(RAND();0;2)" office:value-type="float" office:value="3.56525420449826" calcext:value-type="float">
            <text:p>3,56525420449826</text:p>
          </table:table-cell>
          <table:table-cell table:formula="of:=NORMINV(RAND();0;2)" office:value-type="float" office:value="-0.338950605460584" calcext:value-type="float">
            <text:p>-0,338950605460584</text:p>
          </table:table-cell>
          <table:table-cell table:formula="of:=AVERAGE([.B20:.K20])" office:value-type="float" office:value="0.315233670009742" calcext:value-type="float">
            <text:p>0,315233670009742</text:p>
          </table:table-cell>
          <table:table-cell table:formula="of:=COM.MICROSOFT.VAR.S([.B20:.K20])" office:value-type="float" office:value="2.54996221901446" calcext:value-type="float">
            <text:p>2,54996221901446</text:p>
          </table:table-cell>
          <table:table-cell table:formula="of:=COM.MICROSOFT.VAR.P([.B20:.K20])" office:value-type="float" office:value="2.29496599711301" calcext:value-type="float">
            <text:p>2,294965997113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NORMINV(RAND();0;2)" office:value-type="float" office:value="1.65209281489289" calcext:value-type="float">
            <text:p>1,65209281489289</text:p>
          </table:table-cell>
          <table:table-cell table:formula="of:=NORMINV(RAND();0;2)" office:value-type="float" office:value="0.364167013977608" calcext:value-type="float">
            <text:p>0,364167013977608</text:p>
          </table:table-cell>
          <table:table-cell table:formula="of:=NORMINV(RAND();0;2)" office:value-type="float" office:value="0.615995961305595" calcext:value-type="float">
            <text:p>0,615995961305595</text:p>
          </table:table-cell>
          <table:table-cell table:formula="of:=NORMINV(RAND();0;2)" office:value-type="float" office:value="3.62075965305467" calcext:value-type="float">
            <text:p>3,62075965305467</text:p>
          </table:table-cell>
          <table:table-cell table:formula="of:=NORMINV(RAND();0;2)" office:value-type="float" office:value="0.453414935173239" calcext:value-type="float">
            <text:p>0,453414935173239</text:p>
          </table:table-cell>
          <table:table-cell table:formula="of:=NORMINV(RAND();0;2)" office:value-type="float" office:value="2.28696501757716" calcext:value-type="float">
            <text:p>2,28696501757716</text:p>
          </table:table-cell>
          <table:table-cell table:formula="of:=NORMINV(RAND();0;2)" office:value-type="float" office:value="0.696056986960611" calcext:value-type="float">
            <text:p>0,696056986960611</text:p>
          </table:table-cell>
          <table:table-cell table:formula="of:=NORMINV(RAND();0;2)" office:value-type="float" office:value="-2.55155299828736" calcext:value-type="float">
            <text:p>-2,55155299828736</text:p>
          </table:table-cell>
          <table:table-cell table:formula="of:=NORMINV(RAND();0;2)" office:value-type="float" office:value="-0.206721104345412" calcext:value-type="float">
            <text:p>-0,206721104345412</text:p>
          </table:table-cell>
          <table:table-cell table:formula="of:=NORMINV(RAND();0;2)" office:value-type="float" office:value="-1.45492483426716" calcext:value-type="float">
            <text:p>-1,45492483426716</text:p>
          </table:table-cell>
          <table:table-cell table:formula="of:=AVERAGE([.B21:.K21])" office:value-type="float" office:value="0.547625344604184" calcext:value-type="float">
            <text:p>0,547625344604184</text:p>
          </table:table-cell>
          <table:table-cell table:formula="of:=COM.MICROSOFT.VAR.S([.B21:.K21])" office:value-type="float" office:value="3.10474406751887" calcext:value-type="float">
            <text:p>3,10474406751887</text:p>
          </table:table-cell>
          <table:table-cell table:formula="of:=COM.MICROSOFT.VAR.P([.B21:.K21])" office:value-type="float" office:value="2.79426966076698" calcext:value-type="float">
            <text:p>2,7942696607669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NORMINV(RAND();0;2)" office:value-type="float" office:value="4.05702365304871" calcext:value-type="float">
            <text:p>4,05702365304871</text:p>
          </table:table-cell>
          <table:table-cell table:formula="of:=NORMINV(RAND();0;2)" office:value-type="float" office:value="2.38214268441523" calcext:value-type="float">
            <text:p>2,38214268441523</text:p>
          </table:table-cell>
          <table:table-cell table:formula="of:=NORMINV(RAND();0;2)" office:value-type="float" office:value="-1.27841257201069" calcext:value-type="float">
            <text:p>-1,27841257201069</text:p>
          </table:table-cell>
          <table:table-cell table:formula="of:=NORMINV(RAND();0;2)" office:value-type="float" office:value="-0.32952121601905" calcext:value-type="float">
            <text:p>-0,32952121601905</text:p>
          </table:table-cell>
          <table:table-cell table:formula="of:=NORMINV(RAND();0;2)" office:value-type="float" office:value="-1.10919912887371" calcext:value-type="float">
            <text:p>-1,10919912887371</text:p>
          </table:table-cell>
          <table:table-cell table:formula="of:=NORMINV(RAND();0;2)" office:value-type="float" office:value="-0.0357427496529136" calcext:value-type="float">
            <text:p>-0,035742749652914</text:p>
          </table:table-cell>
          <table:table-cell table:formula="of:=NORMINV(RAND();0;2)" office:value-type="float" office:value="1.09761609660617" calcext:value-type="float">
            <text:p>1,09761609660617</text:p>
          </table:table-cell>
          <table:table-cell table:formula="of:=NORMINV(RAND();0;2)" office:value-type="float" office:value="-1.42511467664228" calcext:value-type="float">
            <text:p>-1,42511467664228</text:p>
          </table:table-cell>
          <table:table-cell table:formula="of:=NORMINV(RAND();0;2)" office:value-type="float" office:value="0.347150559045799" calcext:value-type="float">
            <text:p>0,347150559045799</text:p>
          </table:table-cell>
          <table:table-cell table:formula="of:=NORMINV(RAND();0;2)" office:value-type="float" office:value="-1.26187783318679" calcext:value-type="float">
            <text:p>-1,26187783318679</text:p>
          </table:table-cell>
          <table:table-cell table:formula="of:=AVERAGE([.B22:.K22])" office:value-type="float" office:value="0.244406481673047" calcext:value-type="float">
            <text:p>0,244406481673047</text:p>
          </table:table-cell>
          <table:table-cell table:formula="of:=COM.MICROSOFT.VAR.S([.B22:.K22])" office:value-type="float" office:value="3.27330941209383" calcext:value-type="float">
            <text:p>3,27330941209383</text:p>
          </table:table-cell>
          <table:table-cell table:formula="of:=COM.MICROSOFT.VAR.P([.B22:.K22])" office:value-type="float" office:value="2.94597847088445" calcext:value-type="float">
            <text:p>2,9459784708844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NORMINV(RAND();0;2)" office:value-type="float" office:value="-1.39292497080815" calcext:value-type="float">
            <text:p>-1,39292497080815</text:p>
          </table:table-cell>
          <table:table-cell table:formula="of:=NORMINV(RAND();0;2)" office:value-type="float" office:value="0.20149084433869" calcext:value-type="float">
            <text:p>0,20149084433869</text:p>
          </table:table-cell>
          <table:table-cell table:formula="of:=NORMINV(RAND();0;2)" office:value-type="float" office:value="-0.0945448023994758" calcext:value-type="float">
            <text:p>-0,094544802399476</text:p>
          </table:table-cell>
          <table:table-cell table:formula="of:=NORMINV(RAND();0;2)" office:value-type="float" office:value="2.36845129262986" calcext:value-type="float">
            <text:p>2,36845129262986</text:p>
          </table:table-cell>
          <table:table-cell table:formula="of:=NORMINV(RAND();0;2)" office:value-type="float" office:value="0.990538914401824" calcext:value-type="float">
            <text:p>0,990538914401824</text:p>
          </table:table-cell>
          <table:table-cell table:formula="of:=NORMINV(RAND();0;2)" office:value-type="float" office:value="-0.12308667494004" calcext:value-type="float">
            <text:p>-0,12308667494004</text:p>
          </table:table-cell>
          <table:table-cell table:formula="of:=NORMINV(RAND();0;2)" office:value-type="float" office:value="-4.75609229319046" calcext:value-type="float">
            <text:p>-4,75609229319046</text:p>
          </table:table-cell>
          <table:table-cell table:formula="of:=NORMINV(RAND();0;2)" office:value-type="float" office:value="0.514568098586234" calcext:value-type="float">
            <text:p>0,514568098586234</text:p>
          </table:table-cell>
          <table:table-cell table:formula="of:=NORMINV(RAND();0;2)" office:value-type="float" office:value="-0.545866377381406" calcext:value-type="float">
            <text:p>-0,545866377381406</text:p>
          </table:table-cell>
          <table:table-cell table:formula="of:=NORMINV(RAND();0;2)" office:value-type="float" office:value="-0.492981518700966" calcext:value-type="float">
            <text:p>-0,492981518700966</text:p>
          </table:table-cell>
          <table:table-cell table:formula="of:=AVERAGE([.B23:.K23])" office:value-type="float" office:value="-0.33304474874639" calcext:value-type="float">
            <text:p>-0,33304474874639</text:p>
          </table:table-cell>
          <table:table-cell table:formula="of:=COM.MICROSOFT.VAR.S([.B23:.K23])" office:value-type="float" office:value="3.43474039031725" calcext:value-type="float">
            <text:p>3,43474039031725</text:p>
          </table:table-cell>
          <table:table-cell table:formula="of:=COM.MICROSOFT.VAR.P([.B23:.K23])" office:value-type="float" office:value="3.09126635128552" calcext:value-type="float">
            <text:p>3,091266351285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NORMINV(RAND();0;2)" office:value-type="float" office:value="0.175754628562195" calcext:value-type="float">
            <text:p>0,175754628562195</text:p>
          </table:table-cell>
          <table:table-cell table:formula="of:=NORMINV(RAND();0;2)" office:value-type="float" office:value="-3.53917832326197" calcext:value-type="float">
            <text:p>-3,53917832326197</text:p>
          </table:table-cell>
          <table:table-cell table:formula="of:=NORMINV(RAND();0;2)" office:value-type="float" office:value="2.3058968838606" calcext:value-type="float">
            <text:p>2,3058968838606</text:p>
          </table:table-cell>
          <table:table-cell table:formula="of:=NORMINV(RAND();0;2)" office:value-type="float" office:value="-1.07971894059448" calcext:value-type="float">
            <text:p>-1,07971894059448</text:p>
          </table:table-cell>
          <table:table-cell table:formula="of:=NORMINV(RAND();0;2)" office:value-type="float" office:value="-0.778826007918761" calcext:value-type="float">
            <text:p>-0,778826007918761</text:p>
          </table:table-cell>
          <table:table-cell table:formula="of:=NORMINV(RAND();0;2)" office:value-type="float" office:value="-0.778210969984957" calcext:value-type="float">
            <text:p>-0,778210969984957</text:p>
          </table:table-cell>
          <table:table-cell table:formula="of:=NORMINV(RAND();0;2)" office:value-type="float" office:value="-2.79302749936692" calcext:value-type="float">
            <text:p>-2,79302749936692</text:p>
          </table:table-cell>
          <table:table-cell table:formula="of:=NORMINV(RAND();0;2)" office:value-type="float" office:value="1.25045159319272" calcext:value-type="float">
            <text:p>1,25045159319272</text:p>
          </table:table-cell>
          <table:table-cell table:formula="of:=NORMINV(RAND();0;2)" office:value-type="float" office:value="0.054831280635436" calcext:value-type="float">
            <text:p>0,054831280635436</text:p>
          </table:table-cell>
          <table:table-cell table:formula="of:=NORMINV(RAND();0;2)" office:value-type="float" office:value="1.67392205424774" calcext:value-type="float">
            <text:p>1,67392205424774</text:p>
          </table:table-cell>
          <table:table-cell table:formula="of:=AVERAGE([.B24:.K24])" office:value-type="float" office:value="-0.35081053006284" calcext:value-type="float">
            <text:p>-0,35081053006284</text:p>
          </table:table-cell>
          <table:table-cell table:formula="of:=COM.MICROSOFT.VAR.S([.B24:.K24])" office:value-type="float" office:value="3.46564240217133" calcext:value-type="float">
            <text:p>3,46564240217133</text:p>
          </table:table-cell>
          <table:table-cell table:formula="of:=COM.MICROSOFT.VAR.P([.B24:.K24])" office:value-type="float" office:value="3.1190781619542" calcext:value-type="float">
            <text:p>3,119078161954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NORMINV(RAND();0;2)" office:value-type="float" office:value="0.973376713068013" calcext:value-type="float">
            <text:p>0,973376713068013</text:p>
          </table:table-cell>
          <table:table-cell table:formula="of:=NORMINV(RAND();0;2)" office:value-type="float" office:value="-3.05018739741831" calcext:value-type="float">
            <text:p>-3,05018739741831</text:p>
          </table:table-cell>
          <table:table-cell table:formula="of:=NORMINV(RAND();0;2)" office:value-type="float" office:value="1.51134147548741" calcext:value-type="float">
            <text:p>1,51134147548741</text:p>
          </table:table-cell>
          <table:table-cell table:formula="of:=NORMINV(RAND();0;2)" office:value-type="float" office:value="-1.61831191754684" calcext:value-type="float">
            <text:p>-1,61831191754684</text:p>
          </table:table-cell>
          <table:table-cell table:formula="of:=NORMINV(RAND();0;2)" office:value-type="float" office:value="-2.39240039409042" calcext:value-type="float">
            <text:p>-2,39240039409042</text:p>
          </table:table-cell>
          <table:table-cell table:formula="of:=NORMINV(RAND();0;2)" office:value-type="float" office:value="-1.39974368998391" calcext:value-type="float">
            <text:p>-1,39974368998391</text:p>
          </table:table-cell>
          <table:table-cell table:formula="of:=NORMINV(RAND();0;2)" office:value-type="float" office:value="0.709659325343523" calcext:value-type="float">
            <text:p>0,709659325343523</text:p>
          </table:table-cell>
          <table:table-cell table:formula="of:=NORMINV(RAND();0;2)" office:value-type="float" office:value="-0.143652283877579" calcext:value-type="float">
            <text:p>-0,143652283877579</text:p>
          </table:table-cell>
          <table:table-cell table:formula="of:=NORMINV(RAND();0;2)" office:value-type="float" office:value="3.63491680226664" calcext:value-type="float">
            <text:p>3,63491680226664</text:p>
          </table:table-cell>
          <table:table-cell table:formula="of:=NORMINV(RAND();0;2)" office:value-type="float" office:value="-2.00703558073911" calcext:value-type="float">
            <text:p>-2,00703558073911</text:p>
          </table:table-cell>
          <table:table-cell table:formula="of:=AVERAGE([.B25:.K25])" office:value-type="float" office:value="-0.378203694749057" calcext:value-type="float">
            <text:p>-0,378203694749057</text:p>
          </table:table-cell>
          <table:table-cell table:formula="of:=COM.MICROSOFT.VAR.S([.B25:.K25])" office:value-type="float" office:value="4.35241532416155" calcext:value-type="float">
            <text:p>4,35241532416155</text:p>
          </table:table-cell>
          <table:table-cell table:formula="of:=COM.MICROSOFT.VAR.P([.B25:.K25])" office:value-type="float" office:value="3.91717379174539" calcext:value-type="float">
            <text:p>3,9171737917453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NORMINV(RAND();0;2)" office:value-type="float" office:value="-1.33673319864221" calcext:value-type="float">
            <text:p>-1,33673319864221</text:p>
          </table:table-cell>
          <table:table-cell table:formula="of:=NORMINV(RAND();0;2)" office:value-type="float" office:value="-1.25548352941085" calcext:value-type="float">
            <text:p>-1,25548352941085</text:p>
          </table:table-cell>
          <table:table-cell table:formula="of:=NORMINV(RAND();0;2)" office:value-type="float" office:value="0.130516603001038" calcext:value-type="float">
            <text:p>0,130516603001038</text:p>
          </table:table-cell>
          <table:table-cell table:formula="of:=NORMINV(RAND();0;2)" office:value-type="float" office:value="1.54006814949791" calcext:value-type="float">
            <text:p>1,54006814949791</text:p>
          </table:table-cell>
          <table:table-cell table:formula="of:=NORMINV(RAND();0;2)" office:value-type="float" office:value="1.51390629652497" calcext:value-type="float">
            <text:p>1,51390629652497</text:p>
          </table:table-cell>
          <table:table-cell table:formula="of:=NORMINV(RAND();0;2)" office:value-type="float" office:value="1.10703227047983" calcext:value-type="float">
            <text:p>1,10703227047983</text:p>
          </table:table-cell>
          <table:table-cell table:formula="of:=NORMINV(RAND();0;2)" office:value-type="float" office:value="-3.49341773233124" calcext:value-type="float">
            <text:p>-3,49341773233124</text:p>
          </table:table-cell>
          <table:table-cell table:formula="of:=NORMINV(RAND();0;2)" office:value-type="float" office:value="1.42805278562416" calcext:value-type="float">
            <text:p>1,42805278562416</text:p>
          </table:table-cell>
          <table:table-cell table:formula="of:=NORMINV(RAND();0;2)" office:value-type="float" office:value="2.87668117878081" calcext:value-type="float">
            <text:p>2,87668117878081</text:p>
          </table:table-cell>
          <table:table-cell table:formula="of:=NORMINV(RAND();0;2)" office:value-type="float" office:value="3.3057700330973" calcext:value-type="float">
            <text:p>3,3057700330973</text:p>
          </table:table-cell>
          <table:table-cell table:formula="of:=AVERAGE([.B26:.K26])" office:value-type="float" office:value="0.58163928566217" calcext:value-type="float">
            <text:p>0,58163928566217</text:p>
          </table:table-cell>
          <table:table-cell table:formula="of:=COM.MICROSOFT.VAR.S([.B26:.K26])" office:value-type="float" office:value="4.37033794324309" calcext:value-type="float">
            <text:p>4,37033794324309</text:p>
          </table:table-cell>
          <table:table-cell table:formula="of:=COM.MICROSOFT.VAR.P([.B26:.K26])" office:value-type="float" office:value="3.93330414891878" calcext:value-type="float">
            <text:p>3,9333041489187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NORMINV(RAND();0;2)" office:value-type="float" office:value="-0.496468870958951" calcext:value-type="float">
            <text:p>-0,496468870958951</text:p>
          </table:table-cell>
          <table:table-cell table:formula="of:=NORMINV(RAND();0;2)" office:value-type="float" office:value="1.80611733153149" calcext:value-type="float">
            <text:p>1,80611733153149</text:p>
          </table:table-cell>
          <table:table-cell table:formula="of:=NORMINV(RAND();0;2)" office:value-type="float" office:value="-1.88760119691584" calcext:value-type="float">
            <text:p>-1,88760119691584</text:p>
          </table:table-cell>
          <table:table-cell table:formula="of:=NORMINV(RAND();0;2)" office:value-type="float" office:value="0.854910579712899" calcext:value-type="float">
            <text:p>0,854910579712899</text:p>
          </table:table-cell>
          <table:table-cell table:formula="of:=NORMINV(RAND();0;2)" office:value-type="float" office:value="-1.99415198432006" calcext:value-type="float">
            <text:p>-1,99415198432006</text:p>
          </table:table-cell>
          <table:table-cell table:formula="of:=NORMINV(RAND();0;2)" office:value-type="float" office:value="5.33280315524464" calcext:value-type="float">
            <text:p>5,33280315524464</text:p>
          </table:table-cell>
          <table:table-cell table:formula="of:=NORMINV(RAND();0;2)" office:value-type="float" office:value="3.93661464332813" calcext:value-type="float">
            <text:p>3,93661464332813</text:p>
          </table:table-cell>
          <table:table-cell table:formula="of:=NORMINV(RAND();0;2)" office:value-type="float" office:value="1.43191343787442" calcext:value-type="float">
            <text:p>1,43191343787442</text:p>
          </table:table-cell>
          <table:table-cell table:formula="of:=NORMINV(RAND();0;2)" office:value-type="float" office:value="-2.17473410721671" calcext:value-type="float">
            <text:p>-2,17473410721671</text:p>
          </table:table-cell>
          <table:table-cell table:formula="of:=NORMINV(RAND();0;2)" office:value-type="float" office:value="-4.46567424758667" calcext:value-type="float">
            <text:p>-4,46567424758667</text:p>
          </table:table-cell>
          <table:table-cell table:formula="of:=AVERAGE([.B27:.K27])" office:value-type="float" office:value="0.234372874069335" calcext:value-type="float">
            <text:p>0,234372874069335</text:p>
          </table:table-cell>
          <table:table-cell table:formula="of:=COM.MICROSOFT.VAR.S([.B27:.K27])" office:value-type="float" office:value="9.09862250971486" calcext:value-type="float">
            <text:p>9,09862250971486</text:p>
          </table:table-cell>
          <table:table-cell table:formula="of:=COM.MICROSOFT.VAR.P([.B27:.K27])" office:value-type="float" office:value="8.18876025874337" calcext:value-type="float">
            <text:p>8,1887602587433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NORMINV(RAND();0;2)" office:value-type="float" office:value="1.3188245903395" calcext:value-type="float">
            <text:p>1,3188245903395</text:p>
          </table:table-cell>
          <table:table-cell table:formula="of:=NORMINV(RAND();0;2)" office:value-type="float" office:value="0.60305780369075" calcext:value-type="float">
            <text:p>0,60305780369075</text:p>
          </table:table-cell>
          <table:table-cell table:formula="of:=NORMINV(RAND();0;2)" office:value-type="float" office:value="-2.10950015234738" calcext:value-type="float">
            <text:p>-2,10950015234738</text:p>
          </table:table-cell>
          <table:table-cell table:formula="of:=NORMINV(RAND();0;2)" office:value-type="float" office:value="-0.715289154181505" calcext:value-type="float">
            <text:p>-0,715289154181505</text:p>
          </table:table-cell>
          <table:table-cell table:formula="of:=NORMINV(RAND();0;2)" office:value-type="float" office:value="1.05405846540932" calcext:value-type="float">
            <text:p>1,05405846540932</text:p>
          </table:table-cell>
          <table:table-cell table:formula="of:=NORMINV(RAND();0;2)" office:value-type="float" office:value="-0.684440323388398" calcext:value-type="float">
            <text:p>-0,684440323388398</text:p>
          </table:table-cell>
          <table:table-cell table:formula="of:=NORMINV(RAND();0;2)" office:value-type="float" office:value="4.73695763246889" calcext:value-type="float">
            <text:p>4,73695763246889</text:p>
          </table:table-cell>
          <table:table-cell table:formula="of:=NORMINV(RAND();0;2)" office:value-type="float" office:value="-0.703063879346454" calcext:value-type="float">
            <text:p>-0,703063879346454</text:p>
          </table:table-cell>
          <table:table-cell table:formula="of:=NORMINV(RAND();0;2)" office:value-type="float" office:value="-1.0009619470689" calcext:value-type="float">
            <text:p>-1,0009619470689</text:p>
          </table:table-cell>
          <table:table-cell table:formula="of:=NORMINV(RAND();0;2)" office:value-type="float" office:value="-1.94064694911148" calcext:value-type="float">
            <text:p>-1,94064694911148</text:p>
          </table:table-cell>
          <table:table-cell table:formula="of:=AVERAGE([.B28:.K28])" office:value-type="float" office:value="0.0558996086464357" calcext:value-type="float">
            <text:p>0,055899608646436</text:p>
          </table:table-cell>
          <table:table-cell table:formula="of:=COM.MICROSOFT.VAR.S([.B28:.K28])" office:value-type="float" office:value="4.03488427273947" calcext:value-type="float">
            <text:p>4,03488427273947</text:p>
          </table:table-cell>
          <table:table-cell table:formula="of:=COM.MICROSOFT.VAR.P([.B28:.K28])" office:value-type="float" office:value="3.63139584546552" calcext:value-type="float">
            <text:p>3,6313958454655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NORMINV(RAND();0;2)" office:value-type="float" office:value="-2.44617781939189" calcext:value-type="float">
            <text:p>-2,44617781939189</text:p>
          </table:table-cell>
          <table:table-cell table:formula="of:=NORMINV(RAND();0;2)" office:value-type="float" office:value="0.783774067170522" calcext:value-type="float">
            <text:p>0,783774067170522</text:p>
          </table:table-cell>
          <table:table-cell table:formula="of:=NORMINV(RAND();0;2)" office:value-type="float" office:value="2.28886071971997" calcext:value-type="float">
            <text:p>2,28886071971997</text:p>
          </table:table-cell>
          <table:table-cell table:formula="of:=NORMINV(RAND();0;2)" office:value-type="float" office:value="2.33148117382876" calcext:value-type="float">
            <text:p>2,33148117382876</text:p>
          </table:table-cell>
          <table:table-cell table:formula="of:=NORMINV(RAND();0;2)" office:value-type="float" office:value="-4.25842230710519" calcext:value-type="float">
            <text:p>-4,25842230710519</text:p>
          </table:table-cell>
          <table:table-cell table:formula="of:=NORMINV(RAND();0;2)" office:value-type="float" office:value="1.17824171124124" calcext:value-type="float">
            <text:p>1,17824171124124</text:p>
          </table:table-cell>
          <table:table-cell table:formula="of:=NORMINV(RAND();0;2)" office:value-type="float" office:value="0.739861795550141" calcext:value-type="float">
            <text:p>0,739861795550141</text:p>
          </table:table-cell>
          <table:table-cell table:formula="of:=NORMINV(RAND();0;2)" office:value-type="float" office:value="-0.68776949403878" calcext:value-type="float">
            <text:p>-0,68776949403878</text:p>
          </table:table-cell>
          <table:table-cell table:formula="of:=NORMINV(RAND();0;2)" office:value-type="float" office:value="-0.568213885351267" calcext:value-type="float">
            <text:p>-0,568213885351267</text:p>
          </table:table-cell>
          <table:table-cell table:formula="of:=NORMINV(RAND();0;2)" office:value-type="float" office:value="1.55403715513596" calcext:value-type="float">
            <text:p>1,55403715513596</text:p>
          </table:table-cell>
          <table:table-cell table:formula="of:=AVERAGE([.B29:.K29])" office:value-type="float" office:value="0.0915673116759476" calcext:value-type="float">
            <text:p>0,091567311675948</text:p>
          </table:table-cell>
          <table:table-cell table:formula="of:=COM.MICROSOFT.VAR.S([.B29:.K29])" office:value-type="float" office:value="4.49662941924746" calcext:value-type="float">
            <text:p>4,49662941924746</text:p>
          </table:table-cell>
          <table:table-cell table:formula="of:=COM.MICROSOFT.VAR.P([.B29:.K29])" office:value-type="float" office:value="4.04696647732271" calcext:value-type="float">
            <text:p>4,0469664773227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NORMINV(RAND();0;2)" office:value-type="float" office:value="1.44033339718025" calcext:value-type="float">
            <text:p>1,44033339718025</text:p>
          </table:table-cell>
          <table:table-cell table:formula="of:=NORMINV(RAND();0;2)" office:value-type="float" office:value="0.524477150343033" calcext:value-type="float">
            <text:p>0,524477150343033</text:p>
          </table:table-cell>
          <table:table-cell table:formula="of:=NORMINV(RAND();0;2)" office:value-type="float" office:value="1.27463444388689" calcext:value-type="float">
            <text:p>1,27463444388689</text:p>
          </table:table-cell>
          <table:table-cell table:formula="of:=NORMINV(RAND();0;2)" office:value-type="float" office:value="1.60226756386417" calcext:value-type="float">
            <text:p>1,60226756386417</text:p>
          </table:table-cell>
          <table:table-cell table:formula="of:=NORMINV(RAND();0;2)" office:value-type="float" office:value="-3.2895513944187" calcext:value-type="float">
            <text:p>-3,2895513944187</text:p>
          </table:table-cell>
          <table:table-cell table:formula="of:=NORMINV(RAND();0;2)" office:value-type="float" office:value="0.251541061090088" calcext:value-type="float">
            <text:p>0,251541061090088</text:p>
          </table:table-cell>
          <table:table-cell table:formula="of:=NORMINV(RAND();0;2)" office:value-type="float" office:value="-0.222082569216907" calcext:value-type="float">
            <text:p>-0,222082569216907</text:p>
          </table:table-cell>
          <table:table-cell table:formula="of:=NORMINV(RAND();0;2)" office:value-type="float" office:value="2.49203773981876" calcext:value-type="float">
            <text:p>2,49203773981876</text:p>
          </table:table-cell>
          <table:table-cell table:formula="of:=NORMINV(RAND();0;2)" office:value-type="float" office:value="-1.84466222652077" calcext:value-type="float">
            <text:p>-1,84466222652077</text:p>
          </table:table-cell>
          <table:table-cell table:formula="of:=NORMINV(RAND();0;2)" office:value-type="float" office:value="0.87142700213693" calcext:value-type="float">
            <text:p>0,87142700213693</text:p>
          </table:table-cell>
          <table:table-cell table:formula="of:=AVERAGE([.B30:.K30])" office:value-type="float" office:value="0.310042216816374" calcext:value-type="float">
            <text:p>0,310042216816374</text:p>
          </table:table-cell>
          <table:table-cell table:formula="of:=COM.MICROSOFT.VAR.S([.B30:.K30])" office:value-type="float" office:value="2.98738743578977" calcext:value-type="float">
            <text:p>2,98738743578977</text:p>
          </table:table-cell>
          <table:table-cell table:formula="of:=COM.MICROSOFT.VAR.P([.B30:.K30])" office:value-type="float" office:value="2.68864869221079" calcext:value-type="float">
            <text:p>2,6886486922107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NORMINV(RAND();0;2)" office:value-type="float" office:value="2.80654420740936" calcext:value-type="float">
            <text:p>2,80654420740936</text:p>
          </table:table-cell>
          <table:table-cell table:formula="of:=NORMINV(RAND();0;2)" office:value-type="float" office:value="-0.704965912891702" calcext:value-type="float">
            <text:p>-0,704965912891702</text:p>
          </table:table-cell>
          <table:table-cell table:formula="of:=NORMINV(RAND();0;2)" office:value-type="float" office:value="2.39730055192807" calcext:value-type="float">
            <text:p>2,39730055192807</text:p>
          </table:table-cell>
          <table:table-cell table:formula="of:=NORMINV(RAND();0;2)" office:value-type="float" office:value="4.47873103401487" calcext:value-type="float">
            <text:p>4,47873103401487</text:p>
          </table:table-cell>
          <table:table-cell table:formula="of:=NORMINV(RAND();0;2)" office:value-type="float" office:value="1.70299041596389" calcext:value-type="float">
            <text:p>1,70299041596389</text:p>
          </table:table-cell>
          <table:table-cell table:formula="of:=NORMINV(RAND();0;2)" office:value-type="float" office:value="0.450834987380099" calcext:value-type="float">
            <text:p>0,450834987380099</text:p>
          </table:table-cell>
          <table:table-cell table:formula="of:=NORMINV(RAND();0;2)" office:value-type="float" office:value="1.13596589601593" calcext:value-type="float">
            <text:p>1,13596589601593</text:p>
          </table:table-cell>
          <table:table-cell table:formula="of:=NORMINV(RAND();0;2)" office:value-type="float" office:value="-1.88725487079808" calcext:value-type="float">
            <text:p>-1,88725487079808</text:p>
          </table:table-cell>
          <table:table-cell table:formula="of:=NORMINV(RAND();0;2)" office:value-type="float" office:value="-5.24763128722767" calcext:value-type="float">
            <text:p>-5,24763128722767</text:p>
          </table:table-cell>
          <table:table-cell table:formula="of:=NORMINV(RAND();0;2)" office:value-type="float" office:value="1.45974861070848" calcext:value-type="float">
            <text:p>1,45974861070848</text:p>
          </table:table-cell>
          <table:table-cell table:formula="of:=AVERAGE([.B31:.K31])" office:value-type="float" office:value="0.659226363250325" calcext:value-type="float">
            <text:p>0,659226363250325</text:p>
          </table:table-cell>
          <table:table-cell table:formula="of:=COM.MICROSOFT.VAR.S([.B31:.K31])" office:value-type="float" office:value="7.49533701087684" calcext:value-type="float">
            <text:p>7,49533701087684</text:p>
          </table:table-cell>
          <table:table-cell table:formula="of:=COM.MICROSOFT.VAR.P([.B31:.K31])" office:value-type="float" office:value="6.74580330978916" calcext:value-type="float">
            <text:p>6,7458033097891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NORMINV(RAND();0;2)" office:value-type="float" office:value="0.987358285508653" calcext:value-type="float">
            <text:p>0,987358285508653</text:p>
          </table:table-cell>
          <table:table-cell table:formula="of:=NORMINV(RAND();0;2)" office:value-type="float" office:value="-1.51016337470092" calcext:value-type="float">
            <text:p>-1,51016337470092</text:p>
          </table:table-cell>
          <table:table-cell table:formula="of:=NORMINV(RAND();0;2)" office:value-type="float" office:value="1.94134749924555" calcext:value-type="float">
            <text:p>1,94134749924555</text:p>
          </table:table-cell>
          <table:table-cell table:formula="of:=NORMINV(RAND();0;2)" office:value-type="float" office:value="-4.56393383217344" calcext:value-type="float">
            <text:p>-4,56393383217344</text:p>
          </table:table-cell>
          <table:table-cell table:formula="of:=NORMINV(RAND();0;2)" office:value-type="float" office:value="3.20198486173242" calcext:value-type="float">
            <text:p>3,20198486173242</text:p>
          </table:table-cell>
          <table:table-cell table:formula="of:=NORMINV(RAND();0;2)" office:value-type="float" office:value="5.22710396865772" calcext:value-type="float">
            <text:p>5,22710396865772</text:p>
          </table:table-cell>
          <table:table-cell table:formula="of:=NORMINV(RAND();0;2)" office:value-type="float" office:value="-2.19160240871396" calcext:value-type="float">
            <text:p>-2,19160240871396</text:p>
          </table:table-cell>
          <table:table-cell table:formula="of:=NORMINV(RAND();0;2)" office:value-type="float" office:value="-1.21792693719444" calcext:value-type="float">
            <text:p>-1,21792693719444</text:p>
          </table:table-cell>
          <table:table-cell table:formula="of:=NORMINV(RAND();0;2)" office:value-type="float" office:value="0.640515077385064" calcext:value-type="float">
            <text:p>0,640515077385064</text:p>
          </table:table-cell>
          <table:table-cell table:formula="of:=NORMINV(RAND();0;2)" office:value-type="float" office:value="-0.819655524044709" calcext:value-type="float">
            <text:p>-0,819655524044709</text:p>
          </table:table-cell>
          <table:table-cell table:formula="of:=AVERAGE([.B32:.K32])" office:value-type="float" office:value="0.169502761570194" calcext:value-type="float">
            <text:p>0,169502761570194</text:p>
          </table:table-cell>
          <table:table-cell table:formula="of:=COM.MICROSOFT.VAR.S([.B32:.K32])" office:value-type="float" office:value="8.0567072129262" calcext:value-type="float">
            <text:p>8,0567072129262</text:p>
          </table:table-cell>
          <table:table-cell table:formula="of:=COM.MICROSOFT.VAR.P([.B32:.K32])" office:value-type="float" office:value="7.25103649163358" calcext:value-type="float">
            <text:p>7,2510364916335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NORMINV(RAND();0;2)" office:value-type="float" office:value="0.150472804641735" calcext:value-type="float">
            <text:p>0,150472804641735</text:p>
          </table:table-cell>
          <table:table-cell table:formula="of:=NORMINV(RAND();0;2)" office:value-type="float" office:value="-2.59714986972142" calcext:value-type="float">
            <text:p>-2,59714986972142</text:p>
          </table:table-cell>
          <table:table-cell table:formula="of:=NORMINV(RAND();0;2)" office:value-type="float" office:value="-0.283408577333481" calcext:value-type="float">
            <text:p>-0,283408577333481</text:p>
          </table:table-cell>
          <table:table-cell table:formula="of:=NORMINV(RAND();0;2)" office:value-type="float" office:value="3.53937139621288" calcext:value-type="float">
            <text:p>3,53937139621288</text:p>
          </table:table-cell>
          <table:table-cell table:formula="of:=NORMINV(RAND();0;2)" office:value-type="float" office:value="-4.50651508809713" calcext:value-type="float">
            <text:p>-4,50651508809713</text:p>
          </table:table-cell>
          <table:table-cell table:formula="of:=NORMINV(RAND();0;2)" office:value-type="float" office:value="-1.56304594106501" calcext:value-type="float">
            <text:p>-1,56304594106501</text:p>
          </table:table-cell>
          <table:table-cell table:formula="of:=NORMINV(RAND();0;2)" office:value-type="float" office:value="4.9394847943382" calcext:value-type="float">
            <text:p>4,9394847943382</text:p>
          </table:table-cell>
          <table:table-cell table:formula="of:=NORMINV(RAND();0;2)" office:value-type="float" office:value="0.348034434174385" calcext:value-type="float">
            <text:p>0,348034434174385</text:p>
          </table:table-cell>
          <table:table-cell table:formula="of:=NORMINV(RAND();0;2)" office:value-type="float" office:value="-2.47147043549232" calcext:value-type="float">
            <text:p>-2,47147043549232</text:p>
          </table:table-cell>
          <table:table-cell table:formula="of:=NORMINV(RAND();0;2)" office:value-type="float" office:value="0.863548984497416" calcext:value-type="float">
            <text:p>0,863548984497416</text:p>
          </table:table-cell>
          <table:table-cell table:formula="of:=AVERAGE([.B33:.K33])" office:value-type="float" office:value="-0.158067749784474" calcext:value-type="float">
            <text:p>-0,158067749784474</text:p>
          </table:table-cell>
          <table:table-cell table:formula="of:=COM.MICROSOFT.VAR.S([.B33:.K33])" office:value-type="float" office:value="8.13897305485365" calcext:value-type="float">
            <text:p>8,13897305485365</text:p>
          </table:table-cell>
          <table:table-cell table:formula="of:=COM.MICROSOFT.VAR.P([.B33:.K33])" office:value-type="float" office:value="7.32507574936828" calcext:value-type="float">
            <text:p>7,3250757493682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NORMINV(RAND();0;2)" office:value-type="float" office:value="-1.48617543257839" calcext:value-type="float">
            <text:p>-1,48617543257839</text:p>
          </table:table-cell>
          <table:table-cell table:formula="of:=NORMINV(RAND();0;2)" office:value-type="float" office:value="-0.525465091514394" calcext:value-type="float">
            <text:p>-0,525465091514394</text:p>
          </table:table-cell>
          <table:table-cell table:formula="of:=NORMINV(RAND();0;2)" office:value-type="float" office:value="3.9301415762512" calcext:value-type="float">
            <text:p>3,9301415762512</text:p>
          </table:table-cell>
          <table:table-cell table:formula="of:=NORMINV(RAND();0;2)" office:value-type="float" office:value="-0.974205118304461" calcext:value-type="float">
            <text:p>-0,974205118304461</text:p>
          </table:table-cell>
          <table:table-cell table:formula="of:=NORMINV(RAND();0;2)" office:value-type="float" office:value="-2.40243896202097" calcext:value-type="float">
            <text:p>-2,40243896202097</text:p>
          </table:table-cell>
          <table:table-cell table:formula="of:=NORMINV(RAND();0;2)" office:value-type="float" office:value="-0.458989272425264" calcext:value-type="float">
            <text:p>-0,458989272425264</text:p>
          </table:table-cell>
          <table:table-cell table:formula="of:=NORMINV(RAND();0;2)" office:value-type="float" office:value="0.952869991540873" calcext:value-type="float">
            <text:p>0,952869991540873</text:p>
          </table:table-cell>
          <table:table-cell table:formula="of:=NORMINV(RAND();0;2)" office:value-type="float" office:value="4.44992165044793" calcext:value-type="float">
            <text:p>4,44992165044793</text:p>
          </table:table-cell>
          <table:table-cell table:formula="of:=NORMINV(RAND();0;2)" office:value-type="float" office:value="1.46797789234724" calcext:value-type="float">
            <text:p>1,46797789234724</text:p>
          </table:table-cell>
          <table:table-cell table:formula="of:=NORMINV(RAND();0;2)" office:value-type="float" office:value="4.11950701261734" calcext:value-type="float">
            <text:p>4,11950701261734</text:p>
          </table:table-cell>
          <table:table-cell table:formula="of:=AVERAGE([.B34:.K34])" office:value-type="float" office:value="0.90731442463611" calcext:value-type="float">
            <text:p>0,90731442463611</text:p>
          </table:table-cell>
          <table:table-cell table:formula="of:=COM.MICROSOFT.VAR.S([.B34:.K34])" office:value-type="float" office:value="6.27390776699411" calcext:value-type="float">
            <text:p>6,27390776699411</text:p>
          </table:table-cell>
          <table:table-cell table:formula="of:=COM.MICROSOFT.VAR.P([.B34:.K34])" office:value-type="float" office:value="5.6465169902947" calcext:value-type="float">
            <text:p>5,646516990294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NORMINV(RAND();0;2)" office:value-type="float" office:value="2.71345320052406" calcext:value-type="float">
            <text:p>2,71345320052406</text:p>
          </table:table-cell>
          <table:table-cell table:formula="of:=NORMINV(RAND();0;2)" office:value-type="float" office:value="4.65353982200378" calcext:value-type="float">
            <text:p>4,65353982200378</text:p>
          </table:table-cell>
          <table:table-cell table:formula="of:=NORMINV(RAND();0;2)" office:value-type="float" office:value="-1.54663453753036" calcext:value-type="float">
            <text:p>-1,54663453753036</text:p>
          </table:table-cell>
          <table:table-cell table:formula="of:=NORMINV(RAND();0;2)" office:value-type="float" office:value="2.24456378262399" calcext:value-type="float">
            <text:p>2,24456378262399</text:p>
          </table:table-cell>
          <table:table-cell table:formula="of:=NORMINV(RAND();0;2)" office:value-type="float" office:value="-3.29550053976469" calcext:value-type="float">
            <text:p>-3,29550053976469</text:p>
          </table:table-cell>
          <table:table-cell table:formula="of:=NORMINV(RAND();0;2)" office:value-type="float" office:value="0.866713668262132" calcext:value-type="float">
            <text:p>0,866713668262132</text:p>
          </table:table-cell>
          <table:table-cell table:formula="of:=NORMINV(RAND();0;2)" office:value-type="float" office:value="-1.4275769673263" calcext:value-type="float">
            <text:p>-1,4275769673263</text:p>
          </table:table-cell>
          <table:table-cell table:formula="of:=NORMINV(RAND();0;2)" office:value-type="float" office:value="-0.899343156331052" calcext:value-type="float">
            <text:p>-0,899343156331052</text:p>
          </table:table-cell>
          <table:table-cell table:formula="of:=NORMINV(RAND();0;2)" office:value-type="float" office:value="-1.99952785591521" calcext:value-type="float">
            <text:p>-1,99952785591521</text:p>
          </table:table-cell>
          <table:table-cell table:formula="of:=NORMINV(RAND();0;2)" office:value-type="float" office:value="3.77631902247911" calcext:value-type="float">
            <text:p>3,77631902247911</text:p>
          </table:table-cell>
          <table:table-cell table:formula="of:=AVERAGE([.B35:.K35])" office:value-type="float" office:value="0.508600643902546" calcext:value-type="float">
            <text:p>0,508600643902546</text:p>
          </table:table-cell>
          <table:table-cell table:formula="of:=COM.MICROSOFT.VAR.S([.B35:.K35])" office:value-type="float" office:value="7.39762971894641" calcext:value-type="float">
            <text:p>7,39762971894641</text:p>
          </table:table-cell>
          <table:table-cell table:formula="of:=COM.MICROSOFT.VAR.P([.B35:.K35])" office:value-type="float" office:value="6.65786674705177" calcext:value-type="float">
            <text:p>6,6578667470517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NORMINV(RAND();0;2)" office:value-type="float" office:value="-1.83751395814976" calcext:value-type="float">
            <text:p>-1,83751395814976</text:p>
          </table:table-cell>
          <table:table-cell table:formula="of:=NORMINV(RAND();0;2)" office:value-type="float" office:value="0.841631756051986" calcext:value-type="float">
            <text:p>0,841631756051986</text:p>
          </table:table-cell>
          <table:table-cell table:formula="of:=NORMINV(RAND();0;2)" office:value-type="float" office:value="0.842310811581519" calcext:value-type="float">
            <text:p>0,842310811581519</text:p>
          </table:table-cell>
          <table:table-cell table:formula="of:=NORMINV(RAND();0;2)" office:value-type="float" office:value="-0.0705722895481934" calcext:value-type="float">
            <text:p>-0,070572289548193</text:p>
          </table:table-cell>
          <table:table-cell table:formula="of:=NORMINV(RAND();0;2)" office:value-type="float" office:value="-1.56650350562416" calcext:value-type="float">
            <text:p>-1,56650350562416</text:p>
          </table:table-cell>
          <table:table-cell table:formula="of:=NORMINV(RAND();0;2)" office:value-type="float" office:value="-0.34173900383573" calcext:value-type="float">
            <text:p>-0,34173900383573</text:p>
          </table:table-cell>
          <table:table-cell table:formula="of:=NORMINV(RAND();0;2)" office:value-type="float" office:value="-1.20734943211156" calcext:value-type="float">
            <text:p>-1,20734943211156</text:p>
          </table:table-cell>
          <table:table-cell table:formula="of:=NORMINV(RAND();0;2)" office:value-type="float" office:value="-0.775743303187209" calcext:value-type="float">
            <text:p>-0,775743303187209</text:p>
          </table:table-cell>
          <table:table-cell table:formula="of:=NORMINV(RAND();0;2)" office:value-type="float" office:value="-1.29463138213124" calcext:value-type="float">
            <text:p>-1,29463138213124</text:p>
          </table:table-cell>
          <table:table-cell table:formula="of:=NORMINV(RAND();0;2)" office:value-type="float" office:value="2.05704228508529" calcext:value-type="float">
            <text:p>2,05704228508529</text:p>
          </table:table-cell>
          <table:table-cell table:formula="of:=AVERAGE([.B36:.K36])" office:value-type="float" office:value="-0.335306802186905" calcext:value-type="float">
            <text:p>-0,335306802186905</text:p>
          </table:table-cell>
          <table:table-cell table:formula="of:=COM.MICROSOFT.VAR.S([.B36:.K36])" office:value-type="float" office:value="1.57918283070942" calcext:value-type="float">
            <text:p>1,57918283070942</text:p>
          </table:table-cell>
          <table:table-cell table:formula="of:=COM.MICROSOFT.VAR.P([.B36:.K36])" office:value-type="float" office:value="1.42126454763847" calcext:value-type="float">
            <text:p>1,4212645476384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NORMINV(RAND();0;2)" office:value-type="float" office:value="1.14979647308326" calcext:value-type="float">
            <text:p>1,14979647308326</text:p>
          </table:table-cell>
          <table:table-cell table:formula="of:=NORMINV(RAND();0;2)" office:value-type="float" office:value="3.02245362014398" calcext:value-type="float">
            <text:p>3,02245362014398</text:p>
          </table:table-cell>
          <table:table-cell table:formula="of:=NORMINV(RAND();0;2)" office:value-type="float" office:value="-0.421224536606834" calcext:value-type="float">
            <text:p>-0,421224536606834</text:p>
          </table:table-cell>
          <table:table-cell table:formula="of:=NORMINV(RAND();0;2)" office:value-type="float" office:value="-0.830335384189299" calcext:value-type="float">
            <text:p>-0,830335384189299</text:p>
          </table:table-cell>
          <table:table-cell table:formula="of:=NORMINV(RAND();0;2)" office:value-type="float" office:value="1.16561679536928" calcext:value-type="float">
            <text:p>1,16561679536928</text:p>
          </table:table-cell>
          <table:table-cell table:formula="of:=NORMINV(RAND();0;2)" office:value-type="float" office:value="-0.184228439166871" calcext:value-type="float">
            <text:p>-0,184228439166871</text:p>
          </table:table-cell>
          <table:table-cell table:formula="of:=NORMINV(RAND();0;2)" office:value-type="float" office:value="1.5961580102014" calcext:value-type="float">
            <text:p>1,5961580102014</text:p>
          </table:table-cell>
          <table:table-cell table:formula="of:=NORMINV(RAND();0;2)" office:value-type="float" office:value="-1.27409095705359" calcext:value-type="float">
            <text:p>-1,27409095705359</text:p>
          </table:table-cell>
          <table:table-cell table:formula="of:=NORMINV(RAND();0;2)" office:value-type="float" office:value="-0.595540347397525" calcext:value-type="float">
            <text:p>-0,595540347397525</text:p>
          </table:table-cell>
          <table:table-cell table:formula="of:=NORMINV(RAND();0;2)" office:value-type="float" office:value="1.37078825788035" calcext:value-type="float">
            <text:p>1,37078825788035</text:p>
          </table:table-cell>
          <table:table-cell table:formula="of:=AVERAGE([.B37:.K37])" office:value-type="float" office:value="0.499939349226416" calcext:value-type="float">
            <text:p>0,499939349226416</text:p>
          </table:table-cell>
          <table:table-cell table:formula="of:=COM.MICROSOFT.VAR.S([.B37:.K37])" office:value-type="float" office:value="1.84690119911166" calcext:value-type="float">
            <text:p>1,84690119911166</text:p>
          </table:table-cell>
          <table:table-cell table:formula="of:=COM.MICROSOFT.VAR.P([.B37:.K37])" office:value-type="float" office:value="1.66221107920049" calcext:value-type="float">
            <text:p>1,6622110792004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NORMINV(RAND();0;2)" office:value-type="float" office:value="-0.625910842987981" calcext:value-type="float">
            <text:p>-0,625910842987981</text:p>
          </table:table-cell>
          <table:table-cell table:formula="of:=NORMINV(RAND();0;2)" office:value-type="float" office:value="-3.09589274765552" calcext:value-type="float">
            <text:p>-3,09589274765552</text:p>
          </table:table-cell>
          <table:table-cell table:formula="of:=NORMINV(RAND();0;2)" office:value-type="float" office:value="-0.213077321409991" calcext:value-type="float">
            <text:p>-0,213077321409991</text:p>
          </table:table-cell>
          <table:table-cell table:formula="of:=NORMINV(RAND();0;2)" office:value-type="float" office:value="-0.523408009283108" calcext:value-type="float">
            <text:p>-0,523408009283108</text:p>
          </table:table-cell>
          <table:table-cell table:formula="of:=NORMINV(RAND();0;2)" office:value-type="float" office:value="0.644209398299852" calcext:value-type="float">
            <text:p>0,644209398299852</text:p>
          </table:table-cell>
          <table:table-cell table:formula="of:=NORMINV(RAND();0;2)" office:value-type="float" office:value="-0.976659007113579" calcext:value-type="float">
            <text:p>-0,976659007113579</text:p>
          </table:table-cell>
          <table:table-cell table:formula="of:=NORMINV(RAND();0;2)" office:value-type="float" office:value="-1.17841375223689" calcext:value-type="float">
            <text:p>-1,17841375223689</text:p>
          </table:table-cell>
          <table:table-cell table:formula="of:=NORMINV(RAND();0;2)" office:value-type="float" office:value="-0.939001245178789" calcext:value-type="float">
            <text:p>-0,939001245178789</text:p>
          </table:table-cell>
          <table:table-cell table:formula="of:=NORMINV(RAND();0;2)" office:value-type="float" office:value="-0.800605147444489" calcext:value-type="float">
            <text:p>-0,800605147444489</text:p>
          </table:table-cell>
          <table:table-cell table:formula="of:=NORMINV(RAND();0;2)" office:value-type="float" office:value="1.65874576299795" calcext:value-type="float">
            <text:p>1,65874576299795</text:p>
          </table:table-cell>
          <table:table-cell table:formula="of:=AVERAGE([.B38:.K38])" office:value-type="float" office:value="-0.605001291201254" calcext:value-type="float">
            <text:p>-0,605001291201254</text:p>
          </table:table-cell>
          <table:table-cell table:formula="of:=COM.MICROSOFT.VAR.S([.B38:.K38])" office:value-type="float" office:value="1.51856283746729" calcext:value-type="float">
            <text:p>1,51856283746729</text:p>
          </table:table-cell>
          <table:table-cell table:formula="of:=COM.MICROSOFT.VAR.P([.B38:.K38])" office:value-type="float" office:value="1.36670655372056" calcext:value-type="float">
            <text:p>1,3667065537205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NORMINV(RAND();0;2)" office:value-type="float" office:value="1.0183362489641" calcext:value-type="float">
            <text:p>1,0183362489641</text:p>
          </table:table-cell>
          <table:table-cell table:formula="of:=NORMINV(RAND();0;2)" office:value-type="float" office:value="0.743343044445804" calcext:value-type="float">
            <text:p>0,743343044445804</text:p>
          </table:table-cell>
          <table:table-cell table:formula="of:=NORMINV(RAND();0;2)" office:value-type="float" office:value="-2.23637698188543" calcext:value-type="float">
            <text:p>-2,23637698188543</text:p>
          </table:table-cell>
          <table:table-cell table:formula="of:=NORMINV(RAND();0;2)" office:value-type="float" office:value="-0.764608448012819" calcext:value-type="float">
            <text:p>-0,764608448012819</text:p>
          </table:table-cell>
          <table:table-cell table:formula="of:=NORMINV(RAND();0;2)" office:value-type="float" office:value="-0.767470379115638" calcext:value-type="float">
            <text:p>-0,767470379115638</text:p>
          </table:table-cell>
          <table:table-cell table:formula="of:=NORMINV(RAND();0;2)" office:value-type="float" office:value="0.162838039398198" calcext:value-type="float">
            <text:p>0,162838039398198</text:p>
          </table:table-cell>
          <table:table-cell table:formula="of:=NORMINV(RAND();0;2)" office:value-type="float" office:value="2.99581861580312" calcext:value-type="float">
            <text:p>2,99581861580312</text:p>
          </table:table-cell>
          <table:table-cell table:formula="of:=NORMINV(RAND();0;2)" office:value-type="float" office:value="-2.26968022909156" calcext:value-type="float">
            <text:p>-2,26968022909156</text:p>
          </table:table-cell>
          <table:table-cell table:formula="of:=NORMINV(RAND();0;2)" office:value-type="float" office:value="0.21014147845322" calcext:value-type="float">
            <text:p>0,21014147845322</text:p>
          </table:table-cell>
          <table:table-cell table:formula="of:=NORMINV(RAND();0;2)" office:value-type="float" office:value="1.93678708087817" calcext:value-type="float">
            <text:p>1,93678708087817</text:p>
          </table:table-cell>
          <table:table-cell table:formula="of:=AVERAGE([.B39:.K39])" office:value-type="float" office:value="0.102912846983717" calcext:value-type="float">
            <text:p>0,102912846983717</text:p>
          </table:table-cell>
          <table:table-cell table:formula="of:=COM.MICROSOFT.VAR.S([.B39:.K39])" office:value-type="float" office:value="2.84520814549517" calcext:value-type="float">
            <text:p>2,84520814549517</text:p>
          </table:table-cell>
          <table:table-cell table:formula="of:=COM.MICROSOFT.VAR.P([.B39:.K39])" office:value-type="float" office:value="2.56068733094565" calcext:value-type="float">
            <text:p>2,5606873309456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NORMINV(RAND();0;2)" office:value-type="float" office:value="-1.0249745311206" calcext:value-type="float">
            <text:p>-1,0249745311206</text:p>
          </table:table-cell>
          <table:table-cell table:formula="of:=NORMINV(RAND();0;2)" office:value-type="float" office:value="2.02684401850409" calcext:value-type="float">
            <text:p>2,02684401850409</text:p>
          </table:table-cell>
          <table:table-cell table:formula="of:=NORMINV(RAND();0;2)" office:value-type="float" office:value="1.16587493347592" calcext:value-type="float">
            <text:p>1,16587493347592</text:p>
          </table:table-cell>
          <table:table-cell table:formula="of:=NORMINV(RAND();0;2)" office:value-type="float" office:value="4.17786885550514" calcext:value-type="float">
            <text:p>4,17786885550514</text:p>
          </table:table-cell>
          <table:table-cell table:formula="of:=NORMINV(RAND();0;2)" office:value-type="float" office:value="0.620335138563631" calcext:value-type="float">
            <text:p>0,620335138563631</text:p>
          </table:table-cell>
          <table:table-cell table:formula="of:=NORMINV(RAND();0;2)" office:value-type="float" office:value="-0.906729618817217" calcext:value-type="float">
            <text:p>-0,906729618817217</text:p>
          </table:table-cell>
          <table:table-cell table:formula="of:=NORMINV(RAND();0;2)" office:value-type="float" office:value="-0.713328649833896" calcext:value-type="float">
            <text:p>-0,713328649833896</text:p>
          </table:table-cell>
          <table:table-cell table:formula="of:=NORMINV(RAND();0;2)" office:value-type="float" office:value="-0.423030693352738" calcext:value-type="float">
            <text:p>-0,423030693352738</text:p>
          </table:table-cell>
          <table:table-cell table:formula="of:=NORMINV(RAND();0;2)" office:value-type="float" office:value="-2.43597672035812" calcext:value-type="float">
            <text:p>-2,43597672035812</text:p>
          </table:table-cell>
          <table:table-cell table:formula="of:=NORMINV(RAND();0;2)" office:value-type="float" office:value="0.814114915109084" calcext:value-type="float">
            <text:p>0,814114915109084</text:p>
          </table:table-cell>
          <table:table-cell table:formula="of:=AVERAGE([.B40:.K40])" office:value-type="float" office:value="0.330099764767529" calcext:value-type="float">
            <text:p>0,330099764767529</text:p>
          </table:table-cell>
          <table:table-cell table:formula="of:=COM.MICROSOFT.VAR.S([.B40:.K40])" office:value-type="float" office:value="3.48604401613362" calcext:value-type="float">
            <text:p>3,48604401613362</text:p>
          </table:table-cell>
          <table:table-cell table:formula="of:=COM.MICROSOFT.VAR.P([.B40:.K40])" office:value-type="float" office:value="3.13743961452025" calcext:value-type="float">
            <text:p>3,137439614520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NORMINV(RAND();0;2)" office:value-type="float" office:value="2.64449101165727" calcext:value-type="float">
            <text:p>2,64449101165727</text:p>
          </table:table-cell>
          <table:table-cell table:formula="of:=NORMINV(RAND();0;2)" office:value-type="float" office:value="0.590964007234616" calcext:value-type="float">
            <text:p>0,590964007234616</text:p>
          </table:table-cell>
          <table:table-cell table:formula="of:=NORMINV(RAND();0;2)" office:value-type="float" office:value="-1.73040573959313" calcext:value-type="float">
            <text:p>-1,73040573959313</text:p>
          </table:table-cell>
          <table:table-cell table:formula="of:=NORMINV(RAND();0;2)" office:value-type="float" office:value="-0.726056183385908" calcext:value-type="float">
            <text:p>-0,726056183385908</text:p>
          </table:table-cell>
          <table:table-cell table:formula="of:=NORMINV(RAND();0;2)" office:value-type="float" office:value="-1.32101958125716" calcext:value-type="float">
            <text:p>-1,32101958125716</text:p>
          </table:table-cell>
          <table:table-cell table:formula="of:=NORMINV(RAND();0;2)" office:value-type="float" office:value="1.94925822007069" calcext:value-type="float">
            <text:p>1,94925822007069</text:p>
          </table:table-cell>
          <table:table-cell table:formula="of:=NORMINV(RAND();0;2)" office:value-type="float" office:value="0.586470651279235" calcext:value-type="float">
            <text:p>0,586470651279235</text:p>
          </table:table-cell>
          <table:table-cell table:formula="of:=NORMINV(RAND();0;2)" office:value-type="float" office:value="-0.0328537842921471" calcext:value-type="float">
            <text:p>-0,032853784292147</text:p>
          </table:table-cell>
          <table:table-cell table:formula="of:=NORMINV(RAND();0;2)" office:value-type="float" office:value="-1.59683178654878" calcext:value-type="float">
            <text:p>-1,59683178654878</text:p>
          </table:table-cell>
          <table:table-cell table:formula="of:=NORMINV(RAND();0;2)" office:value-type="float" office:value="1.720841344928" calcext:value-type="float">
            <text:p>1,720841344928</text:p>
          </table:table-cell>
          <table:table-cell table:formula="of:=AVERAGE([.B41:.K41])" office:value-type="float" office:value="0.208485816009268" calcext:value-type="float">
            <text:p>0,208485816009268</text:p>
          </table:table-cell>
          <table:table-cell table:formula="of:=COM.MICROSOFT.VAR.S([.B41:.K41])" office:value-type="float" office:value="2.42558484959339" calcext:value-type="float">
            <text:p>2,42558484959339</text:p>
          </table:table-cell>
          <table:table-cell table:formula="of:=COM.MICROSOFT.VAR.P([.B41:.K41])" office:value-type="float" office:value="2.18302636463405" calcext:value-type="float">
            <text:p>2,183026364634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NORMINV(RAND();0;2)" office:value-type="float" office:value="-0.858644157799956" calcext:value-type="float">
            <text:p>-0,858644157799956</text:p>
          </table:table-cell>
          <table:table-cell table:formula="of:=NORMINV(RAND();0;2)" office:value-type="float" office:value="-0.0316208371170398" calcext:value-type="float">
            <text:p>-0,03162083711704</text:p>
          </table:table-cell>
          <table:table-cell table:formula="of:=NORMINV(RAND();0;2)" office:value-type="float" office:value="-1.1775059197864" calcext:value-type="float">
            <text:p>-1,1775059197864</text:p>
          </table:table-cell>
          <table:table-cell table:formula="of:=NORMINV(RAND();0;2)" office:value-type="float" office:value="0.0149576089787301" calcext:value-type="float">
            <text:p>0,01495760897873</text:p>
          </table:table-cell>
          <table:table-cell table:formula="of:=NORMINV(RAND();0;2)" office:value-type="float" office:value="1.56960555389772" calcext:value-type="float">
            <text:p>1,56960555389772</text:p>
          </table:table-cell>
          <table:table-cell table:formula="of:=NORMINV(RAND();0;2)" office:value-type="float" office:value="0.227914597601968" calcext:value-type="float">
            <text:p>0,227914597601968</text:p>
          </table:table-cell>
          <table:table-cell table:formula="of:=NORMINV(RAND();0;2)" office:value-type="float" office:value="4.12732752542438" calcext:value-type="float">
            <text:p>4,12732752542438</text:p>
          </table:table-cell>
          <table:table-cell table:formula="of:=NORMINV(RAND();0;2)" office:value-type="float" office:value="-0.56669409076273" calcext:value-type="float">
            <text:p>-0,56669409076273</text:p>
          </table:table-cell>
          <table:table-cell table:formula="of:=NORMINV(RAND();0;2)" office:value-type="float" office:value="-0.811334795414535" calcext:value-type="float">
            <text:p>-0,811334795414535</text:p>
          </table:table-cell>
          <table:table-cell table:formula="of:=NORMINV(RAND();0;2)" office:value-type="float" office:value="-0.122941698918169" calcext:value-type="float">
            <text:p>-0,122941698918169</text:p>
          </table:table-cell>
          <table:table-cell table:formula="of:=AVERAGE([.B42:.K42])" office:value-type="float" office:value="0.237106378610397" calcext:value-type="float">
            <text:p>0,237106378610397</text:p>
          </table:table-cell>
          <table:table-cell table:formula="of:=COM.MICROSOFT.VAR.S([.B42:.K42])" office:value-type="float" office:value="2.45641993392511" calcext:value-type="float">
            <text:p>2,45641993392511</text:p>
          </table:table-cell>
          <table:table-cell table:formula="of:=COM.MICROSOFT.VAR.P([.B42:.K42])" office:value-type="float" office:value="2.2107779405326" calcext:value-type="float">
            <text:p>2,210777940532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NORMINV(RAND();0;2)" office:value-type="float" office:value="1.52974372053991" calcext:value-type="float">
            <text:p>1,52974372053991</text:p>
          </table:table-cell>
          <table:table-cell table:formula="of:=NORMINV(RAND();0;2)" office:value-type="float" office:value="0.737717000990994" calcext:value-type="float">
            <text:p>0,737717000990994</text:p>
          </table:table-cell>
          <table:table-cell table:formula="of:=NORMINV(RAND();0;2)" office:value-type="float" office:value="0.499469863672709" calcext:value-type="float">
            <text:p>0,499469863672709</text:p>
          </table:table-cell>
          <table:table-cell table:formula="of:=NORMINV(RAND();0;2)" office:value-type="float" office:value="-2.33412936751042" calcext:value-type="float">
            <text:p>-2,33412936751042</text:p>
          </table:table-cell>
          <table:table-cell table:formula="of:=NORMINV(RAND();0;2)" office:value-type="float" office:value="2.81197577205598" calcext:value-type="float">
            <text:p>2,81197577205598</text:p>
          </table:table-cell>
          <table:table-cell table:formula="of:=NORMINV(RAND();0;2)" office:value-type="float" office:value="-2.46725121826728" calcext:value-type="float">
            <text:p>-2,46725121826728</text:p>
          </table:table-cell>
          <table:table-cell table:formula="of:=NORMINV(RAND();0;2)" office:value-type="float" office:value="3.57567579357833" calcext:value-type="float">
            <text:p>3,57567579357833</text:p>
          </table:table-cell>
          <table:table-cell table:formula="of:=NORMINV(RAND();0;2)" office:value-type="float" office:value="0.736126569538474" calcext:value-type="float">
            <text:p>0,736126569538474</text:p>
          </table:table-cell>
          <table:table-cell table:formula="of:=NORMINV(RAND();0;2)" office:value-type="float" office:value="-0.558566312724311" calcext:value-type="float">
            <text:p>-0,558566312724311</text:p>
          </table:table-cell>
          <table:table-cell table:formula="of:=NORMINV(RAND();0;2)" office:value-type="float" office:value="-5.11119231740419" calcext:value-type="float">
            <text:p>-5,11119231740419</text:p>
          </table:table-cell>
          <table:table-cell table:formula="of:=AVERAGE([.B43:.K43])" office:value-type="float" office:value="-0.0580430495529801" calcext:value-type="float">
            <text:p>-0,05804304955298</text:p>
          </table:table-cell>
          <table:table-cell table:formula="of:=COM.MICROSOFT.VAR.S([.B43:.K43])" office:value-type="float" office:value="6.9229379524551" calcext:value-type="float">
            <text:p>6,9229379524551</text:p>
          </table:table-cell>
          <table:table-cell table:formula="of:=COM.MICROSOFT.VAR.P([.B43:.K43])" office:value-type="float" office:value="6.23064415720959" calcext:value-type="float">
            <text:p>6,2306441572095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NORMINV(RAND();0;2)" office:value-type="float" office:value="-0.737507178845137" calcext:value-type="float">
            <text:p>-0,737507178845137</text:p>
          </table:table-cell>
          <table:table-cell table:formula="of:=NORMINV(RAND();0;2)" office:value-type="float" office:value="0.795450890737378" calcext:value-type="float">
            <text:p>0,795450890737378</text:p>
          </table:table-cell>
          <table:table-cell table:formula="of:=NORMINV(RAND();0;2)" office:value-type="float" office:value="0.722948636975138" calcext:value-type="float">
            <text:p>0,722948636975138</text:p>
          </table:table-cell>
          <table:table-cell table:formula="of:=NORMINV(RAND();0;2)" office:value-type="float" office:value="1.92104235723739" calcext:value-type="float">
            <text:p>1,92104235723739</text:p>
          </table:table-cell>
          <table:table-cell table:formula="of:=NORMINV(RAND();0;2)" office:value-type="float" office:value="-0.488215197690511" calcext:value-type="float">
            <text:p>-0,488215197690511</text:p>
          </table:table-cell>
          <table:table-cell table:formula="of:=NORMINV(RAND();0;2)" office:value-type="float" office:value="2.20885614781604" calcext:value-type="float">
            <text:p>2,20885614781604</text:p>
          </table:table-cell>
          <table:table-cell table:formula="of:=NORMINV(RAND();0;2)" office:value-type="float" office:value="-1.7938631195356" calcext:value-type="float">
            <text:p>-1,7938631195356</text:p>
          </table:table-cell>
          <table:table-cell table:formula="of:=NORMINV(RAND();0;2)" office:value-type="float" office:value="-1.76329369191536" calcext:value-type="float">
            <text:p>-1,76329369191536</text:p>
          </table:table-cell>
          <table:table-cell table:formula="of:=NORMINV(RAND();0;2)" office:value-type="float" office:value="-1.45569939649265" calcext:value-type="float">
            <text:p>-1,45569939649265</text:p>
          </table:table-cell>
          <table:table-cell table:formula="of:=NORMINV(RAND();0;2)" office:value-type="float" office:value="-6.57079057519278" calcext:value-type="float">
            <text:p>-6,57079057519278</text:p>
          </table:table-cell>
          <table:table-cell table:formula="of:=AVERAGE([.B44:.K44])" office:value-type="float" office:value="-0.71610711269061" calcext:value-type="float">
            <text:p>-0,71610711269061</text:p>
          </table:table-cell>
          <table:table-cell table:formula="of:=COM.MICROSOFT.VAR.S([.B44:.K44])" office:value-type="float" office:value="6.33339134139301" calcext:value-type="float">
            <text:p>6,33339134139301</text:p>
          </table:table-cell>
          <table:table-cell table:formula="of:=COM.MICROSOFT.VAR.P([.B44:.K44])" office:value-type="float" office:value="5.70005220725371" calcext:value-type="float">
            <text:p>5,7000522072537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NORMINV(RAND();0;2)" office:value-type="float" office:value="1.82860014313976" calcext:value-type="float">
            <text:p>1,82860014313976</text:p>
          </table:table-cell>
          <table:table-cell table:formula="of:=NORMINV(RAND();0;2)" office:value-type="float" office:value="0.174701289991534" calcext:value-type="float">
            <text:p>0,174701289991534</text:p>
          </table:table-cell>
          <table:table-cell table:formula="of:=NORMINV(RAND();0;2)" office:value-type="float" office:value="1.88728226044346" calcext:value-type="float">
            <text:p>1,88728226044346</text:p>
          </table:table-cell>
          <table:table-cell table:formula="of:=NORMINV(RAND();0;2)" office:value-type="float" office:value="-1.23366414771371" calcext:value-type="float">
            <text:p>-1,23366414771371</text:p>
          </table:table-cell>
          <table:table-cell table:formula="of:=NORMINV(RAND();0;2)" office:value-type="float" office:value="-0.503687792181956" calcext:value-type="float">
            <text:p>-0,503687792181956</text:p>
          </table:table-cell>
          <table:table-cell table:formula="of:=NORMINV(RAND();0;2)" office:value-type="float" office:value="-0.656646141594439" calcext:value-type="float">
            <text:p>-0,656646141594439</text:p>
          </table:table-cell>
          <table:table-cell table:formula="of:=NORMINV(RAND();0;2)" office:value-type="float" office:value="-1.63437564715364" calcext:value-type="float">
            <text:p>-1,63437564715364</text:p>
          </table:table-cell>
          <table:table-cell table:formula="of:=NORMINV(RAND();0;2)" office:value-type="float" office:value="2.01848371808198" calcext:value-type="float">
            <text:p>2,01848371808198</text:p>
          </table:table-cell>
          <table:table-cell table:formula="of:=NORMINV(RAND();0;2)" office:value-type="float" office:value="-0.0596798165603776" calcext:value-type="float">
            <text:p>-0,059679816560378</text:p>
          </table:table-cell>
          <table:table-cell table:formula="of:=NORMINV(RAND();0;2)" office:value-type="float" office:value="-0.591694120116153" calcext:value-type="float">
            <text:p>-0,591694120116153</text:p>
          </table:table-cell>
          <table:table-cell table:formula="of:=AVERAGE([.B45:.K45])" office:value-type="float" office:value="0.122931974633647" calcext:value-type="float">
            <text:p>0,122931974633647</text:p>
          </table:table-cell>
          <table:table-cell table:formula="of:=COM.MICROSOFT.VAR.S([.B45:.K45])" office:value-type="float" office:value="1.78788303511118" calcext:value-type="float">
            <text:p>1,78788303511118</text:p>
          </table:table-cell>
          <table:table-cell table:formula="of:=COM.MICROSOFT.VAR.P([.B45:.K45])" office:value-type="float" office:value="1.60909473160006" calcext:value-type="float">
            <text:p>1,6090947316000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NORMINV(RAND();0;2)" office:value-type="float" office:value="2.11971310532958" calcext:value-type="float">
            <text:p>2,11971310532958</text:p>
          </table:table-cell>
          <table:table-cell table:formula="of:=NORMINV(RAND();0;2)" office:value-type="float" office:value="-1.19878040381935" calcext:value-type="float">
            <text:p>-1,19878040381935</text:p>
          </table:table-cell>
          <table:table-cell table:formula="of:=NORMINV(RAND();0;2)" office:value-type="float" office:value="-0.497488594939169" calcext:value-type="float">
            <text:p>-0,497488594939169</text:p>
          </table:table-cell>
          <table:table-cell table:formula="of:=NORMINV(RAND();0;2)" office:value-type="float" office:value="-1.23770733155594" calcext:value-type="float">
            <text:p>-1,23770733155594</text:p>
          </table:table-cell>
          <table:table-cell table:formula="of:=NORMINV(RAND();0;2)" office:value-type="float" office:value="4.56742343379325" calcext:value-type="float">
            <text:p>4,56742343379325</text:p>
          </table:table-cell>
          <table:table-cell table:formula="of:=NORMINV(RAND();0;2)" office:value-type="float" office:value="0.0088731652955249" calcext:value-type="float">
            <text:p>0,008873165295525</text:p>
          </table:table-cell>
          <table:table-cell table:formula="of:=NORMINV(RAND();0;2)" office:value-type="float" office:value="2.21376067236501" calcext:value-type="float">
            <text:p>2,21376067236501</text:p>
          </table:table-cell>
          <table:table-cell table:formula="of:=NORMINV(RAND();0;2)" office:value-type="float" office:value="1.55214539328147" calcext:value-type="float">
            <text:p>1,55214539328147</text:p>
          </table:table-cell>
          <table:table-cell table:formula="of:=NORMINV(RAND();0;2)" office:value-type="float" office:value="0.511589222506622" calcext:value-type="float">
            <text:p>0,511589222506622</text:p>
          </table:table-cell>
          <table:table-cell table:formula="of:=NORMINV(RAND();0;2)" office:value-type="float" office:value="3.01790377049236" calcext:value-type="float">
            <text:p>3,01790377049236</text:p>
          </table:table-cell>
          <table:table-cell table:formula="of:=AVERAGE([.B46:.K46])" office:value-type="float" office:value="1.10574324327494" calcext:value-type="float">
            <text:p>1,10574324327494</text:p>
          </table:table-cell>
          <table:table-cell table:formula="of:=COM.MICROSOFT.VAR.S([.B46:.K46])" office:value-type="float" office:value="3.66930945991614" calcext:value-type="float">
            <text:p>3,66930945991614</text:p>
          </table:table-cell>
          <table:table-cell table:formula="of:=COM.MICROSOFT.VAR.P([.B46:.K46])" office:value-type="float" office:value="3.30237851392452" calcext:value-type="float">
            <text:p>3,3023785139245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NORMINV(RAND();0;2)" office:value-type="float" office:value="-0.724985979823048" calcext:value-type="float">
            <text:p>-0,724985979823048</text:p>
          </table:table-cell>
          <table:table-cell table:formula="of:=NORMINV(RAND();0;2)" office:value-type="float" office:value="-2.12509959896381" calcext:value-type="float">
            <text:p>-2,12509959896381</text:p>
          </table:table-cell>
          <table:table-cell table:formula="of:=NORMINV(RAND();0;2)" office:value-type="float" office:value="0.589131003554317" calcext:value-type="float">
            <text:p>0,589131003554317</text:p>
          </table:table-cell>
          <table:table-cell table:formula="of:=NORMINV(RAND();0;2)" office:value-type="float" office:value="1.21193034981776" calcext:value-type="float">
            <text:p>1,21193034981776</text:p>
          </table:table-cell>
          <table:table-cell table:formula="of:=NORMINV(RAND();0;2)" office:value-type="float" office:value="-1.47429359659073" calcext:value-type="float">
            <text:p>-1,47429359659073</text:p>
          </table:table-cell>
          <table:table-cell table:formula="of:=NORMINV(RAND();0;2)" office:value-type="float" office:value="2.40849838486201" calcext:value-type="float">
            <text:p>2,40849838486201</text:p>
          </table:table-cell>
          <table:table-cell table:formula="of:=NORMINV(RAND();0;2)" office:value-type="float" office:value="2.05551332360952" calcext:value-type="float">
            <text:p>2,05551332360952</text:p>
          </table:table-cell>
          <table:table-cell table:formula="of:=NORMINV(RAND();0;2)" office:value-type="float" office:value="0.583127187886127" calcext:value-type="float">
            <text:p>0,583127187886127</text:p>
          </table:table-cell>
          <table:table-cell table:formula="of:=NORMINV(RAND();0;2)" office:value-type="float" office:value="-0.264538447447142" calcext:value-type="float">
            <text:p>-0,264538447447142</text:p>
          </table:table-cell>
          <table:table-cell table:formula="of:=NORMINV(RAND();0;2)" office:value-type="float" office:value="0.884446561991951" calcext:value-type="float">
            <text:p>0,884446561991951</text:p>
          </table:table-cell>
          <table:table-cell table:formula="of:=AVERAGE([.B47:.K47])" office:value-type="float" office:value="0.314372918889694" calcext:value-type="float">
            <text:p>0,314372918889694</text:p>
          </table:table-cell>
          <table:table-cell table:formula="of:=COM.MICROSOFT.VAR.S([.B47:.K47])" office:value-type="float" office:value="2.14011165534654" calcext:value-type="float">
            <text:p>2,14011165534654</text:p>
          </table:table-cell>
          <table:table-cell table:formula="of:=COM.MICROSOFT.VAR.P([.B47:.K47])" office:value-type="float" office:value="1.92610048981189" calcext:value-type="float">
            <text:p>1,9261004898118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NORMINV(RAND();0;2)" office:value-type="float" office:value="0.98747157186633" calcext:value-type="float">
            <text:p>0,98747157186633</text:p>
          </table:table-cell>
          <table:table-cell table:formula="of:=NORMINV(RAND();0;2)" office:value-type="float" office:value="0.230448764713092" calcext:value-type="float">
            <text:p>0,230448764713092</text:p>
          </table:table-cell>
          <table:table-cell table:formula="of:=NORMINV(RAND();0;2)" office:value-type="float" office:value="-2.679560601008" calcext:value-type="float">
            <text:p>-2,679560601008</text:p>
          </table:table-cell>
          <table:table-cell table:formula="of:=NORMINV(RAND();0;2)" office:value-type="float" office:value="1.37675355937479" calcext:value-type="float">
            <text:p>1,37675355937479</text:p>
          </table:table-cell>
          <table:table-cell table:formula="of:=NORMINV(RAND();0;2)" office:value-type="float" office:value="1.486568416197" calcext:value-type="float">
            <text:p>1,486568416197</text:p>
          </table:table-cell>
          <table:table-cell table:formula="of:=NORMINV(RAND();0;2)" office:value-type="float" office:value="-0.0568350614461113" calcext:value-type="float">
            <text:p>-0,056835061446111</text:p>
          </table:table-cell>
          <table:table-cell table:formula="of:=NORMINV(RAND();0;2)" office:value-type="float" office:value="1.8812457110257" calcext:value-type="float">
            <text:p>1,8812457110257</text:p>
          </table:table-cell>
          <table:table-cell table:formula="of:=NORMINV(RAND();0;2)" office:value-type="float" office:value="0.503797006904352" calcext:value-type="float">
            <text:p>0,503797006904352</text:p>
          </table:table-cell>
          <table:table-cell table:formula="of:=NORMINV(RAND();0;2)" office:value-type="float" office:value="0.988547795533583" calcext:value-type="float">
            <text:p>0,988547795533583</text:p>
          </table:table-cell>
          <table:table-cell table:formula="of:=NORMINV(RAND();0;2)" office:value-type="float" office:value="-2.56637765644275" calcext:value-type="float">
            <text:p>-2,56637765644275</text:p>
          </table:table-cell>
          <table:table-cell table:formula="of:=AVERAGE([.B48:.K48])" office:value-type="float" office:value="0.215205950671798" calcext:value-type="float">
            <text:p>0,215205950671798</text:p>
          </table:table-cell>
          <table:table-cell table:formula="of:=COM.MICROSOFT.VAR.S([.B48:.K48])" office:value-type="float" office:value="2.57889998369858" calcext:value-type="float">
            <text:p>2,57889998369858</text:p>
          </table:table-cell>
          <table:table-cell table:formula="of:=COM.MICROSOFT.VAR.P([.B48:.K48])" office:value-type="float" office:value="2.32100998532872" calcext:value-type="float">
            <text:p>2,3210099853287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NORMINV(RAND();0;2)" office:value-type="float" office:value="-0.016120589525111" calcext:value-type="float">
            <text:p>-0,016120589525111</text:p>
          </table:table-cell>
          <table:table-cell table:formula="of:=NORMINV(RAND();0;2)" office:value-type="float" office:value="-1.27414485731151" calcext:value-type="float">
            <text:p>-1,27414485731151</text:p>
          </table:table-cell>
          <table:table-cell table:formula="of:=NORMINV(RAND();0;2)" office:value-type="float" office:value="-1.34234493904792" calcext:value-type="float">
            <text:p>-1,34234493904792</text:p>
          </table:table-cell>
          <table:table-cell table:formula="of:=NORMINV(RAND();0;2)" office:value-type="float" office:value="1.94368927323937" calcext:value-type="float">
            <text:p>1,94368927323937</text:p>
          </table:table-cell>
          <table:table-cell table:formula="of:=NORMINV(RAND();0;2)" office:value-type="float" office:value="-0.808080214418897" calcext:value-type="float">
            <text:p>-0,808080214418897</text:p>
          </table:table-cell>
          <table:table-cell table:formula="of:=NORMINV(RAND();0;2)" office:value-type="float" office:value="0.0143676884252432" calcext:value-type="float">
            <text:p>0,014367688425243</text:p>
          </table:table-cell>
          <table:table-cell table:formula="of:=NORMINV(RAND();0;2)" office:value-type="float" office:value="-2.5138656168815" calcext:value-type="float">
            <text:p>-2,5138656168815</text:p>
          </table:table-cell>
          <table:table-cell table:formula="of:=NORMINV(RAND();0;2)" office:value-type="float" office:value="1.008154520359" calcext:value-type="float">
            <text:p>1,008154520359</text:p>
          </table:table-cell>
          <table:table-cell table:formula="of:=NORMINV(RAND();0;2)" office:value-type="float" office:value="-0.119117903343955" calcext:value-type="float">
            <text:p>-0,119117903343955</text:p>
          </table:table-cell>
          <table:table-cell table:formula="of:=NORMINV(RAND();0;2)" office:value-type="float" office:value="0.484889491635952" calcext:value-type="float">
            <text:p>0,484889491635952</text:p>
          </table:table-cell>
          <table:table-cell table:formula="of:=AVERAGE([.B49:.K49])" office:value-type="float" office:value="-0.262257314686934" calcext:value-type="float">
            <text:p>-0,262257314686934</text:p>
          </table:table-cell>
          <table:table-cell table:formula="of:=COM.MICROSOFT.VAR.S([.B49:.K49])" office:value-type="float" office:value="1.63934852890074" calcext:value-type="float">
            <text:p>1,63934852890074</text:p>
          </table:table-cell>
          <table:table-cell table:formula="of:=COM.MICROSOFT.VAR.P([.B49:.K49])" office:value-type="float" office:value="1.47541367601066" calcext:value-type="float">
            <text:p>1,4754136760106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NORMINV(RAND();0;2)" office:value-type="float" office:value="0.679080520683649" calcext:value-type="float">
            <text:p>0,679080520683649</text:p>
          </table:table-cell>
          <table:table-cell table:formula="of:=NORMINV(RAND();0;2)" office:value-type="float" office:value="1.85986087711889" calcext:value-type="float">
            <text:p>1,85986087711889</text:p>
          </table:table-cell>
          <table:table-cell table:formula="of:=NORMINV(RAND();0;2)" office:value-type="float" office:value="3.20601832432863" calcext:value-type="float">
            <text:p>3,20601832432863</text:p>
          </table:table-cell>
          <table:table-cell table:formula="of:=NORMINV(RAND();0;2)" office:value-type="float" office:value="-1.4887986015802" calcext:value-type="float">
            <text:p>-1,4887986015802</text:p>
          </table:table-cell>
          <table:table-cell table:formula="of:=NORMINV(RAND();0;2)" office:value-type="float" office:value="1.60974533898338" calcext:value-type="float">
            <text:p>1,60974533898338</text:p>
          </table:table-cell>
          <table:table-cell table:formula="of:=NORMINV(RAND();0;2)" office:value-type="float" office:value="-2.79917015860878" calcext:value-type="float">
            <text:p>-2,79917015860878</text:p>
          </table:table-cell>
          <table:table-cell table:formula="of:=NORMINV(RAND();0;2)" office:value-type="float" office:value="-1.59444597440443" calcext:value-type="float">
            <text:p>-1,59444597440443</text:p>
          </table:table-cell>
          <table:table-cell table:formula="of:=NORMINV(RAND();0;2)" office:value-type="float" office:value="-0.760277184881557" calcext:value-type="float">
            <text:p>-0,760277184881557</text:p>
          </table:table-cell>
          <table:table-cell table:formula="of:=NORMINV(RAND();0;2)" office:value-type="float" office:value="2.04457802216598" calcext:value-type="float">
            <text:p>2,04457802216598</text:p>
          </table:table-cell>
          <table:table-cell table:formula="of:=NORMINV(RAND();0;2)" office:value-type="float" office:value="-1.38739146660831" calcext:value-type="float">
            <text:p>-1,38739146660831</text:p>
          </table:table-cell>
          <table:table-cell table:formula="of:=AVERAGE([.B50:.K50])" office:value-type="float" office:value="0.136919969719725" calcext:value-type="float">
            <text:p>0,136919969719725</text:p>
          </table:table-cell>
          <table:table-cell table:formula="of:=COM.MICROSOFT.VAR.S([.B50:.K50])" office:value-type="float" office:value="3.98665602149326" calcext:value-type="float">
            <text:p>3,98665602149326</text:p>
          </table:table-cell>
          <table:table-cell table:formula="of:=COM.MICROSOFT.VAR.P([.B50:.K50])" office:value-type="float" office:value="3.58799041934393" calcext:value-type="float">
            <text:p>3,5879904193439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NORMINV(RAND();0;2)" office:value-type="float" office:value="1.41844964026149" calcext:value-type="float">
            <text:p>1,41844964026149</text:p>
          </table:table-cell>
          <table:table-cell table:formula="of:=NORMINV(RAND();0;2)" office:value-type="float" office:value="3.75908477597093" calcext:value-type="float">
            <text:p>3,75908477597093</text:p>
          </table:table-cell>
          <table:table-cell table:formula="of:=NORMINV(RAND();0;2)" office:value-type="float" office:value="-0.558371619457171" calcext:value-type="float">
            <text:p>-0,558371619457171</text:p>
          </table:table-cell>
          <table:table-cell table:formula="of:=NORMINV(RAND();0;2)" office:value-type="float" office:value="0.763667513936822" calcext:value-type="float">
            <text:p>0,763667513936822</text:p>
          </table:table-cell>
          <table:table-cell table:formula="of:=NORMINV(RAND();0;2)" office:value-type="float" office:value="1.8591759516098" calcext:value-type="float">
            <text:p>1,8591759516098</text:p>
          </table:table-cell>
          <table:table-cell table:formula="of:=NORMINV(RAND();0;2)" office:value-type="float" office:value="0.229091052388598" calcext:value-type="float">
            <text:p>0,229091052388598</text:p>
          </table:table-cell>
          <table:table-cell table:formula="of:=NORMINV(RAND();0;2)" office:value-type="float" office:value="0.319561462247739" calcext:value-type="float">
            <text:p>0,319561462247739</text:p>
          </table:table-cell>
          <table:table-cell table:formula="of:=NORMINV(RAND();0;2)" office:value-type="float" office:value="-1.87250823399189" calcext:value-type="float">
            <text:p>-1,87250823399189</text:p>
          </table:table-cell>
          <table:table-cell table:formula="of:=NORMINV(RAND();0;2)" office:value-type="float" office:value="3.4026133437857" calcext:value-type="float">
            <text:p>3,4026133437857</text:p>
          </table:table-cell>
          <table:table-cell table:formula="of:=NORMINV(RAND();0;2)" office:value-type="float" office:value="-1.49804048705598" calcext:value-type="float">
            <text:p>-1,49804048705598</text:p>
          </table:table-cell>
          <table:table-cell table:formula="of:=AVERAGE([.B51:.K51])" office:value-type="float" office:value="0.782272339969603" calcext:value-type="float">
            <text:p>0,782272339969603</text:p>
          </table:table-cell>
          <table:table-cell table:formula="of:=COM.MICROSOFT.VAR.S([.B51:.K51])" office:value-type="float" office:value="3.53972354948381" calcext:value-type="float">
            <text:p>3,53972354948381</text:p>
          </table:table-cell>
          <table:table-cell table:formula="of:=COM.MICROSOFT.VAR.P([.B51:.K51])" office:value-type="float" office:value="3.18575119453543" calcext:value-type="float">
            <text:p>3,1857511945354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NORMINV(RAND();0;2)" office:value-type="float" office:value="0.737329658948237" calcext:value-type="float">
            <text:p>0,737329658948237</text:p>
          </table:table-cell>
          <table:table-cell table:formula="of:=NORMINV(RAND();0;2)" office:value-type="float" office:value="0.882777339323838" calcext:value-type="float">
            <text:p>0,882777339323838</text:p>
          </table:table-cell>
          <table:table-cell table:formula="of:=NORMINV(RAND();0;2)" office:value-type="float" office:value="-0.831030097285601" calcext:value-type="float">
            <text:p>-0,831030097285601</text:p>
          </table:table-cell>
          <table:table-cell table:formula="of:=NORMINV(RAND();0;2)" office:value-type="float" office:value="-0.27127960034243" calcext:value-type="float">
            <text:p>-0,27127960034243</text:p>
          </table:table-cell>
          <table:table-cell table:formula="of:=NORMINV(RAND();0;2)" office:value-type="float" office:value="2.47578920850839" calcext:value-type="float">
            <text:p>2,47578920850839</text:p>
          </table:table-cell>
          <table:table-cell table:formula="of:=NORMINV(RAND();0;2)" office:value-type="float" office:value="-1.6296413260755" calcext:value-type="float">
            <text:p>-1,6296413260755</text:p>
          </table:table-cell>
          <table:table-cell table:formula="of:=NORMINV(RAND();0;2)" office:value-type="float" office:value="2.94771133632348" calcext:value-type="float">
            <text:p>2,94771133632348</text:p>
          </table:table-cell>
          <table:table-cell table:formula="of:=NORMINV(RAND();0;2)" office:value-type="float" office:value="1.60057267044299" calcext:value-type="float">
            <text:p>1,60057267044299</text:p>
          </table:table-cell>
          <table:table-cell table:formula="of:=NORMINV(RAND();0;2)" office:value-type="float" office:value="0.759552295933395" calcext:value-type="float">
            <text:p>0,759552295933395</text:p>
          </table:table-cell>
          <table:table-cell table:formula="of:=NORMINV(RAND();0;2)" office:value-type="float" office:value="0.67434924969979" calcext:value-type="float">
            <text:p>0,67434924969979</text:p>
          </table:table-cell>
          <table:table-cell table:formula="of:=AVERAGE([.B52:.K52])" office:value-type="float" office:value="0.734613073547658" calcext:value-type="float">
            <text:p>0,734613073547658</text:p>
          </table:table-cell>
          <table:table-cell table:formula="of:=COM.MICROSOFT.VAR.S([.B52:.K52])" office:value-type="float" office:value="1.97315060842006" calcext:value-type="float">
            <text:p>1,97315060842006</text:p>
          </table:table-cell>
          <table:table-cell table:formula="of:=COM.MICROSOFT.VAR.P([.B52:.K52])" office:value-type="float" office:value="1.77583554757805" calcext:value-type="float">
            <text:p>1,7758355475780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NORMINV(RAND();0;2)" office:value-type="float" office:value="0.385113109988289" calcext:value-type="float">
            <text:p>0,385113109988289</text:p>
          </table:table-cell>
          <table:table-cell table:formula="of:=NORMINV(RAND();0;2)" office:value-type="float" office:value="1.97750047449116" calcext:value-type="float">
            <text:p>1,97750047449116</text:p>
          </table:table-cell>
          <table:table-cell table:formula="of:=NORMINV(RAND();0;2)" office:value-type="float" office:value="0.199702330807315" calcext:value-type="float">
            <text:p>0,199702330807315</text:p>
          </table:table-cell>
          <table:table-cell table:formula="of:=NORMINV(RAND();0;2)" office:value-type="float" office:value="0.496736300547838" calcext:value-type="float">
            <text:p>0,496736300547838</text:p>
          </table:table-cell>
          <table:table-cell table:formula="of:=NORMINV(RAND();0;2)" office:value-type="float" office:value="0.826846788952907" calcext:value-type="float">
            <text:p>0,826846788952907</text:p>
          </table:table-cell>
          <table:table-cell table:formula="of:=NORMINV(RAND();0;2)" office:value-type="float" office:value="-0.931085246876656" calcext:value-type="float">
            <text:p>-0,931085246876656</text:p>
          </table:table-cell>
          <table:table-cell table:formula="of:=NORMINV(RAND();0;2)" office:value-type="float" office:value="0.643922347272546" calcext:value-type="float">
            <text:p>0,643922347272546</text:p>
          </table:table-cell>
          <table:table-cell table:formula="of:=NORMINV(RAND();0;2)" office:value-type="float" office:value="-0.427816700635841" calcext:value-type="float">
            <text:p>-0,427816700635841</text:p>
          </table:table-cell>
          <table:table-cell table:formula="of:=NORMINV(RAND();0;2)" office:value-type="float" office:value="-0.392417222651016" calcext:value-type="float">
            <text:p>-0,392417222651016</text:p>
          </table:table-cell>
          <table:table-cell table:formula="of:=NORMINV(RAND();0;2)" office:value-type="float" office:value="0.376254546555158" calcext:value-type="float">
            <text:p>0,376254546555158</text:p>
          </table:table-cell>
          <table:table-cell table:formula="of:=AVERAGE([.B53:.K53])" office:value-type="float" office:value="0.31547567284517" calcext:value-type="float">
            <text:p>0,31547567284517</text:p>
          </table:table-cell>
          <table:table-cell table:formula="of:=COM.MICROSOFT.VAR.S([.B53:.K53])" office:value-type="float" office:value="0.643779603798656" calcext:value-type="float">
            <text:p>0,643779603798656</text:p>
          </table:table-cell>
          <table:table-cell table:formula="of:=COM.MICROSOFT.VAR.P([.B53:.K53])" office:value-type="float" office:value="0.579401643418791" calcext:value-type="float">
            <text:p>0,57940164341879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NORMINV(RAND();0;2)" office:value-type="float" office:value="-2.36759741105204" calcext:value-type="float">
            <text:p>-2,36759741105204</text:p>
          </table:table-cell>
          <table:table-cell table:formula="of:=NORMINV(RAND();0;2)" office:value-type="float" office:value="-0.411778647849285" calcext:value-type="float">
            <text:p>-0,411778647849285</text:p>
          </table:table-cell>
          <table:table-cell table:formula="of:=NORMINV(RAND();0;2)" office:value-type="float" office:value="-0.858079745486219" calcext:value-type="float">
            <text:p>-0,858079745486219</text:p>
          </table:table-cell>
          <table:table-cell table:formula="of:=NORMINV(RAND();0;2)" office:value-type="float" office:value="2.1285813022811" calcext:value-type="float">
            <text:p>2,1285813022811</text:p>
          </table:table-cell>
          <table:table-cell table:formula="of:=NORMINV(RAND();0;2)" office:value-type="float" office:value="2.9720880262988" calcext:value-type="float">
            <text:p>2,9720880262988</text:p>
          </table:table-cell>
          <table:table-cell table:formula="of:=NORMINV(RAND();0;2)" office:value-type="float" office:value="5.72847463546117" calcext:value-type="float">
            <text:p>5,72847463546117</text:p>
          </table:table-cell>
          <table:table-cell table:formula="of:=NORMINV(RAND();0;2)" office:value-type="float" office:value="-3.58219153693976" calcext:value-type="float">
            <text:p>-3,58219153693976</text:p>
          </table:table-cell>
          <table:table-cell table:formula="of:=NORMINV(RAND();0;2)" office:value-type="float" office:value="-0.871479761038937" calcext:value-type="float">
            <text:p>-0,871479761038937</text:p>
          </table:table-cell>
          <table:table-cell table:formula="of:=NORMINV(RAND();0;2)" office:value-type="float" office:value="-0.180167559567125" calcext:value-type="float">
            <text:p>-0,180167559567125</text:p>
          </table:table-cell>
          <table:table-cell table:formula="of:=NORMINV(RAND();0;2)" office:value-type="float" office:value="-4.04673115553183" calcext:value-type="float">
            <text:p>-4,04673115553183</text:p>
          </table:table-cell>
          <table:table-cell table:formula="of:=AVERAGE([.B54:.K54])" office:value-type="float" office:value="-0.148888185342414" calcext:value-type="float">
            <text:p>-0,148888185342414</text:p>
          </table:table-cell>
          <table:table-cell table:formula="of:=COM.MICROSOFT.VAR.S([.B54:.K54])" office:value-type="float" office:value="9.16326187882445" calcext:value-type="float">
            <text:p>9,16326187882445</text:p>
          </table:table-cell>
          <table:table-cell table:formula="of:=COM.MICROSOFT.VAR.P([.B54:.K54])" office:value-type="float" office:value="8.246935690942" calcext:value-type="float">
            <text:p>8,24693569094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NORMINV(RAND();0;2)" office:value-type="float" office:value="-1.96024326173796" calcext:value-type="float">
            <text:p>-1,96024326173796</text:p>
          </table:table-cell>
          <table:table-cell table:formula="of:=NORMINV(RAND();0;2)" office:value-type="float" office:value="4.89177412381921" calcext:value-type="float">
            <text:p>4,89177412381921</text:p>
          </table:table-cell>
          <table:table-cell table:formula="of:=NORMINV(RAND();0;2)" office:value-type="float" office:value="2.76622866118148" calcext:value-type="float">
            <text:p>2,76622866118148</text:p>
          </table:table-cell>
          <table:table-cell table:formula="of:=NORMINV(RAND();0;2)" office:value-type="float" office:value="1.0353888896262" calcext:value-type="float">
            <text:p>1,0353888896262</text:p>
          </table:table-cell>
          <table:table-cell table:formula="of:=NORMINV(RAND();0;2)" office:value-type="float" office:value="0.310301791920178" calcext:value-type="float">
            <text:p>0,310301791920178</text:p>
          </table:table-cell>
          <table:table-cell table:formula="of:=NORMINV(RAND();0;2)" office:value-type="float" office:value="3.15614137256828" calcext:value-type="float">
            <text:p>3,15614137256828</text:p>
          </table:table-cell>
          <table:table-cell table:formula="of:=NORMINV(RAND();0;2)" office:value-type="float" office:value="2.30679702329547" calcext:value-type="float">
            <text:p>2,30679702329547</text:p>
          </table:table-cell>
          <table:table-cell table:formula="of:=NORMINV(RAND();0;2)" office:value-type="float" office:value="-2.19065528479446" calcext:value-type="float">
            <text:p>-2,19065528479446</text:p>
          </table:table-cell>
          <table:table-cell table:formula="of:=NORMINV(RAND();0;2)" office:value-type="float" office:value="-2.04209115158955" calcext:value-type="float">
            <text:p>-2,04209115158955</text:p>
          </table:table-cell>
          <table:table-cell table:formula="of:=NORMINV(RAND();0;2)" office:value-type="float" office:value="-0.611478033027833" calcext:value-type="float">
            <text:p>-0,611478033027833</text:p>
          </table:table-cell>
          <table:table-cell table:formula="of:=AVERAGE([.B55:.K55])" office:value-type="float" office:value="0.766216413126102" calcext:value-type="float">
            <text:p>0,766216413126102</text:p>
          </table:table-cell>
          <table:table-cell table:formula="of:=COM.MICROSOFT.VAR.S([.B55:.K55])" office:value-type="float" office:value="6.1496692522651" calcext:value-type="float">
            <text:p>6,1496692522651</text:p>
          </table:table-cell>
          <table:table-cell table:formula="of:=COM.MICROSOFT.VAR.P([.B55:.K55])" office:value-type="float" office:value="5.53470232703859" calcext:value-type="float">
            <text:p>5,5347023270385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NORMINV(RAND();0;2)" office:value-type="float" office:value="-2.90929401360735" calcext:value-type="float">
            <text:p>-2,90929401360735</text:p>
          </table:table-cell>
          <table:table-cell table:formula="of:=NORMINV(RAND();0;2)" office:value-type="float" office:value="1.28405544220109" calcext:value-type="float">
            <text:p>1,28405544220109</text:p>
          </table:table-cell>
          <table:table-cell table:formula="of:=NORMINV(RAND();0;2)" office:value-type="float" office:value="-2.66035716694103" calcext:value-type="float">
            <text:p>-2,66035716694103</text:p>
          </table:table-cell>
          <table:table-cell table:formula="of:=NORMINV(RAND();0;2)" office:value-type="float" office:value="2.07282736327214" calcext:value-type="float">
            <text:p>2,07282736327214</text:p>
          </table:table-cell>
          <table:table-cell table:formula="of:=NORMINV(RAND();0;2)" office:value-type="float" office:value="0.302647560411001" calcext:value-type="float">
            <text:p>0,302647560411001</text:p>
          </table:table-cell>
          <table:table-cell table:formula="of:=NORMINV(RAND();0;2)" office:value-type="float" office:value="3.11621240276729" calcext:value-type="float">
            <text:p>3,11621240276729</text:p>
          </table:table-cell>
          <table:table-cell table:formula="of:=NORMINV(RAND();0;2)" office:value-type="float" office:value="-0.347867549981548" calcext:value-type="float">
            <text:p>-0,347867549981548</text:p>
          </table:table-cell>
          <table:table-cell table:formula="of:=NORMINV(RAND();0;2)" office:value-type="float" office:value="-2.02146068308556" calcext:value-type="float">
            <text:p>-2,02146068308556</text:p>
          </table:table-cell>
          <table:table-cell table:formula="of:=NORMINV(RAND();0;2)" office:value-type="float" office:value="0.137559273474644" calcext:value-type="float">
            <text:p>0,137559273474644</text:p>
          </table:table-cell>
          <table:table-cell table:formula="of:=NORMINV(RAND();0;2)" office:value-type="float" office:value="1.25872620422227" calcext:value-type="float">
            <text:p>1,25872620422227</text:p>
          </table:table-cell>
          <table:table-cell table:formula="of:=AVERAGE([.B56:.K56])" office:value-type="float" office:value="0.0233048832732944" calcext:value-type="float">
            <text:p>0,023304883273294</text:p>
          </table:table-cell>
          <table:table-cell table:formula="of:=COM.MICROSOFT.VAR.S([.B56:.K56])" office:value-type="float" office:value="4.1216085572808" calcext:value-type="float">
            <text:p>4,1216085572808</text:p>
          </table:table-cell>
          <table:table-cell table:formula="of:=COM.MICROSOFT.VAR.P([.B56:.K56])" office:value-type="float" office:value="3.70944770155272" calcext:value-type="float">
            <text:p>3,7094477015527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NORMINV(RAND();0;2)" office:value-type="float" office:value="-1.81031294698347" calcext:value-type="float">
            <text:p>-1,81031294698347</text:p>
          </table:table-cell>
          <table:table-cell table:formula="of:=NORMINV(RAND();0;2)" office:value-type="float" office:value="-1.14833643150141" calcext:value-type="float">
            <text:p>-1,14833643150141</text:p>
          </table:table-cell>
          <table:table-cell table:formula="of:=NORMINV(RAND();0;2)" office:value-type="float" office:value="-1.06599293356827" calcext:value-type="float">
            <text:p>-1,06599293356827</text:p>
          </table:table-cell>
          <table:table-cell table:formula="of:=NORMINV(RAND();0;2)" office:value-type="float" office:value="2.3700991282335" calcext:value-type="float">
            <text:p>2,3700991282335</text:p>
          </table:table-cell>
          <table:table-cell table:formula="of:=NORMINV(RAND();0;2)" office:value-type="float" office:value="0.896390189546039" calcext:value-type="float">
            <text:p>0,896390189546039</text:p>
          </table:table-cell>
          <table:table-cell table:formula="of:=NORMINV(RAND();0;2)" office:value-type="float" office:value="-3.5198260447831" calcext:value-type="float">
            <text:p>-3,5198260447831</text:p>
          </table:table-cell>
          <table:table-cell table:formula="of:=NORMINV(RAND();0;2)" office:value-type="float" office:value="-0.64861258508518" calcext:value-type="float">
            <text:p>-0,64861258508518</text:p>
          </table:table-cell>
          <table:table-cell table:formula="of:=NORMINV(RAND();0;2)" office:value-type="float" office:value="1.55087675624345" calcext:value-type="float">
            <text:p>1,55087675624345</text:p>
          </table:table-cell>
          <table:table-cell table:formula="of:=NORMINV(RAND();0;2)" office:value-type="float" office:value="2.55923526054691" calcext:value-type="float">
            <text:p>2,55923526054691</text:p>
          </table:table-cell>
          <table:table-cell table:formula="of:=NORMINV(RAND();0;2)" office:value-type="float" office:value="-4.82088796715655" calcext:value-type="float">
            <text:p>-4,82088796715655</text:p>
          </table:table-cell>
          <table:table-cell table:formula="of:=AVERAGE([.B57:.K57])" office:value-type="float" office:value="-0.563736757450809" calcext:value-type="float">
            <text:p>-0,563736757450809</text:p>
          </table:table-cell>
          <table:table-cell table:formula="of:=COM.MICROSOFT.VAR.S([.B57:.K57])" office:value-type="float" office:value="5.99787585419164" calcext:value-type="float">
            <text:p>5,99787585419164</text:p>
          </table:table-cell>
          <table:table-cell table:formula="of:=COM.MICROSOFT.VAR.P([.B57:.K57])" office:value-type="float" office:value="5.39808826877248" calcext:value-type="float">
            <text:p>5,3980882687724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NORMINV(RAND();0;2)" office:value-type="float" office:value="1.35026600006692" calcext:value-type="float">
            <text:p>1,35026600006692</text:p>
          </table:table-cell>
          <table:table-cell table:formula="of:=NORMINV(RAND();0;2)" office:value-type="float" office:value="-0.0433684559123491" calcext:value-type="float">
            <text:p>-0,043368455912349</text:p>
          </table:table-cell>
          <table:table-cell table:formula="of:=NORMINV(RAND();0;2)" office:value-type="float" office:value="-0.536166038485642" calcext:value-type="float">
            <text:p>-0,536166038485642</text:p>
          </table:table-cell>
          <table:table-cell table:formula="of:=NORMINV(RAND();0;2)" office:value-type="float" office:value="1.43381471655678" calcext:value-type="float">
            <text:p>1,43381471655678</text:p>
          </table:table-cell>
          <table:table-cell table:formula="of:=NORMINV(RAND();0;2)" office:value-type="float" office:value="-0.35168948055324" calcext:value-type="float">
            <text:p>-0,35168948055324</text:p>
          </table:table-cell>
          <table:table-cell table:formula="of:=NORMINV(RAND();0;2)" office:value-type="float" office:value="3.05786633142739" calcext:value-type="float">
            <text:p>3,05786633142739</text:p>
          </table:table-cell>
          <table:table-cell table:formula="of:=NORMINV(RAND();0;2)" office:value-type="float" office:value="-2.03229989936894" calcext:value-type="float">
            <text:p>-2,03229989936894</text:p>
          </table:table-cell>
          <table:table-cell table:formula="of:=NORMINV(RAND();0;2)" office:value-type="float" office:value="-2.32664237900367" calcext:value-type="float">
            <text:p>-2,32664237900367</text:p>
          </table:table-cell>
          <table:table-cell table:formula="of:=NORMINV(RAND();0;2)" office:value-type="float" office:value="-1.32686204647745" calcext:value-type="float">
            <text:p>-1,32686204647745</text:p>
          </table:table-cell>
          <table:table-cell table:formula="of:=NORMINV(RAND();0;2)" office:value-type="float" office:value="-0.0324127121121018" calcext:value-type="float">
            <text:p>-0,032412712112102</text:p>
          </table:table-cell>
          <table:table-cell table:formula="of:=AVERAGE([.B58:.K58])" office:value-type="float" office:value="-0.0807493963862302" calcext:value-type="float">
            <text:p>-0,08074939638623</text:p>
          </table:table-cell>
          <table:table-cell table:formula="of:=COM.MICROSOFT.VAR.S([.B58:.K58])" office:value-type="float" office:value="2.76472735695848" calcext:value-type="float">
            <text:p>2,76472735695848</text:p>
          </table:table-cell>
          <table:table-cell table:formula="of:=COM.MICROSOFT.VAR.P([.B58:.K58])" office:value-type="float" office:value="2.48825462126263" calcext:value-type="float">
            <text:p>2,4882546212626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NORMINV(RAND();0;2)" office:value-type="float" office:value="-4.4357819958989" calcext:value-type="float">
            <text:p>-4,4357819958989</text:p>
          </table:table-cell>
          <table:table-cell table:formula="of:=NORMINV(RAND();0;2)" office:value-type="float" office:value="-2.88527000560682" calcext:value-type="float">
            <text:p>-2,88527000560682</text:p>
          </table:table-cell>
          <table:table-cell table:formula="of:=NORMINV(RAND();0;2)" office:value-type="float" office:value="1.06521575548227" calcext:value-type="float">
            <text:p>1,06521575548227</text:p>
          </table:table-cell>
          <table:table-cell table:formula="of:=NORMINV(RAND();0;2)" office:value-type="float" office:value="-1.23176047176428" calcext:value-type="float">
            <text:p>-1,23176047176428</text:p>
          </table:table-cell>
          <table:table-cell table:formula="of:=NORMINV(RAND();0;2)" office:value-type="float" office:value="0.301959301172177" calcext:value-type="float">
            <text:p>0,301959301172177</text:p>
          </table:table-cell>
          <table:table-cell table:formula="of:=NORMINV(RAND();0;2)" office:value-type="float" office:value="-3.8400076137516" calcext:value-type="float">
            <text:p>-3,8400076137516</text:p>
          </table:table-cell>
          <table:table-cell table:formula="of:=NORMINV(RAND();0;2)" office:value-type="float" office:value="1.77065236427367" calcext:value-type="float">
            <text:p>1,77065236427367</text:p>
          </table:table-cell>
          <table:table-cell table:formula="of:=NORMINV(RAND();0;2)" office:value-type="float" office:value="-0.212357204825707" calcext:value-type="float">
            <text:p>-0,212357204825707</text:p>
          </table:table-cell>
          <table:table-cell table:formula="of:=NORMINV(RAND();0;2)" office:value-type="float" office:value="1.10356710597038" calcext:value-type="float">
            <text:p>1,10356710597038</text:p>
          </table:table-cell>
          <table:table-cell table:formula="of:=NORMINV(RAND();0;2)" office:value-type="float" office:value="-3.93191556866837" calcext:value-type="float">
            <text:p>-3,93191556866837</text:p>
          </table:table-cell>
          <table:table-cell table:formula="of:=AVERAGE([.B59:.K59])" office:value-type="float" office:value="-1.22956983336172" calcext:value-type="float">
            <text:p>-1,22956983336172</text:p>
          </table:table-cell>
          <table:table-cell table:formula="of:=COM.MICROSOFT.VAR.S([.B59:.K59])" office:value-type="float" office:value="5.58104525578808" calcext:value-type="float">
            <text:p>5,58104525578808</text:p>
          </table:table-cell>
          <table:table-cell table:formula="of:=COM.MICROSOFT.VAR.P([.B59:.K59])" office:value-type="float" office:value="5.02294073020927" calcext:value-type="float">
            <text:p>5,0229407302092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NORMINV(RAND();0;2)" office:value-type="float" office:value="-0.736130774651777" calcext:value-type="float">
            <text:p>-0,736130774651777</text:p>
          </table:table-cell>
          <table:table-cell table:formula="of:=NORMINV(RAND();0;2)" office:value-type="float" office:value="-3.49322380157684" calcext:value-type="float">
            <text:p>-3,49322380157684</text:p>
          </table:table-cell>
          <table:table-cell table:formula="of:=NORMINV(RAND();0;2)" office:value-type="float" office:value="-3.36557742850603" calcext:value-type="float">
            <text:p>-3,36557742850603</text:p>
          </table:table-cell>
          <table:table-cell table:formula="of:=NORMINV(RAND();0;2)" office:value-type="float" office:value="1.76216966012449" calcext:value-type="float">
            <text:p>1,76216966012449</text:p>
          </table:table-cell>
          <table:table-cell table:formula="of:=NORMINV(RAND();0;2)" office:value-type="float" office:value="-2.47497311078544" calcext:value-type="float">
            <text:p>-2,47497311078544</text:p>
          </table:table-cell>
          <table:table-cell table:formula="of:=NORMINV(RAND();0;2)" office:value-type="float" office:value="-1.39994227103758" calcext:value-type="float">
            <text:p>-1,39994227103758</text:p>
          </table:table-cell>
          <table:table-cell table:formula="of:=NORMINV(RAND();0;2)" office:value-type="float" office:value="-0.217223171501804" calcext:value-type="float">
            <text:p>-0,217223171501804</text:p>
          </table:table-cell>
          <table:table-cell table:formula="of:=NORMINV(RAND();0;2)" office:value-type="float" office:value="-1.66670868955568" calcext:value-type="float">
            <text:p>-1,66670868955568</text:p>
          </table:table-cell>
          <table:table-cell table:formula="of:=NORMINV(RAND();0;2)" office:value-type="float" office:value="1.5983984779213" calcext:value-type="float">
            <text:p>1,5983984779213</text:p>
          </table:table-cell>
          <table:table-cell table:formula="of:=NORMINV(RAND();0;2)" office:value-type="float" office:value="-0.402880403140653" calcext:value-type="float">
            <text:p>-0,402880403140653</text:p>
          </table:table-cell>
          <table:table-cell table:formula="of:=AVERAGE([.B60:.K60])" office:value-type="float" office:value="-1.039609151271" calcext:value-type="float">
            <text:p>-1,039609151271</text:p>
          </table:table-cell>
          <table:table-cell table:formula="of:=COM.MICROSOFT.VAR.S([.B60:.K60])" office:value-type="float" office:value="3.33295631627147" calcext:value-type="float">
            <text:p>3,33295631627147</text:p>
          </table:table-cell>
          <table:table-cell table:formula="of:=COM.MICROSOFT.VAR.P([.B60:.K60])" office:value-type="float" office:value="2.99966068464432" calcext:value-type="float">
            <text:p>2,9996606846443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NORMINV(RAND();0;2)" office:value-type="float" office:value="-0.912671437843101" calcext:value-type="float">
            <text:p>-0,912671437843101</text:p>
          </table:table-cell>
          <table:table-cell table:formula="of:=NORMINV(RAND();0;2)" office:value-type="float" office:value="-1.17144194811944" calcext:value-type="float">
            <text:p>-1,17144194811944</text:p>
          </table:table-cell>
          <table:table-cell table:formula="of:=NORMINV(RAND();0;2)" office:value-type="float" office:value="4.78506806595349" calcext:value-type="float">
            <text:p>4,78506806595349</text:p>
          </table:table-cell>
          <table:table-cell table:formula="of:=NORMINV(RAND();0;2)" office:value-type="float" office:value="0.277659533850912" calcext:value-type="float">
            <text:p>0,277659533850912</text:p>
          </table:table-cell>
          <table:table-cell table:formula="of:=NORMINV(RAND();0;2)" office:value-type="float" office:value="0.533784554537752" calcext:value-type="float">
            <text:p>0,533784554537752</text:p>
          </table:table-cell>
          <table:table-cell table:formula="of:=NORMINV(RAND();0;2)" office:value-type="float" office:value="-0.464384487181891" calcext:value-type="float">
            <text:p>-0,464384487181891</text:p>
          </table:table-cell>
          <table:table-cell table:formula="of:=NORMINV(RAND();0;2)" office:value-type="float" office:value="-2.62003324277457" calcext:value-type="float">
            <text:p>-2,62003324277457</text:p>
          </table:table-cell>
          <table:table-cell table:formula="of:=NORMINV(RAND();0;2)" office:value-type="float" office:value="1.88147712728158" calcext:value-type="float">
            <text:p>1,88147712728158</text:p>
          </table:table-cell>
          <table:table-cell table:formula="of:=NORMINV(RAND();0;2)" office:value-type="float" office:value="-0.851213441928785" calcext:value-type="float">
            <text:p>-0,851213441928785</text:p>
          </table:table-cell>
          <table:table-cell table:formula="of:=NORMINV(RAND();0;2)" office:value-type="float" office:value="-0.636416903979218" calcext:value-type="float">
            <text:p>-0,636416903979218</text:p>
          </table:table-cell>
          <table:table-cell table:formula="of:=AVERAGE([.B61:.K61])" office:value-type="float" office:value="0.0821827819796727" calcext:value-type="float">
            <text:p>0,082182781979673</text:p>
          </table:table-cell>
          <table:table-cell table:formula="of:=COM.MICROSOFT.VAR.S([.B61:.K61])" office:value-type="float" office:value="4.12737517588801" calcext:value-type="float">
            <text:p>4,12737517588801</text:p>
          </table:table-cell>
          <table:table-cell table:formula="of:=COM.MICROSOFT.VAR.P([.B61:.K61])" office:value-type="float" office:value="3.71463765829921" calcext:value-type="float">
            <text:p>3,7146376582992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NORMINV(RAND();0;2)" office:value-type="float" office:value="2.40355172090681" calcext:value-type="float">
            <text:p>2,40355172090681</text:p>
          </table:table-cell>
          <table:table-cell table:formula="of:=NORMINV(RAND();0;2)" office:value-type="float" office:value="-2.46631395490259" calcext:value-type="float">
            <text:p>-2,46631395490259</text:p>
          </table:table-cell>
          <table:table-cell table:formula="of:=NORMINV(RAND();0;2)" office:value-type="float" office:value="-1.8764685757529" calcext:value-type="float">
            <text:p>-1,8764685757529</text:p>
          </table:table-cell>
          <table:table-cell table:formula="of:=NORMINV(RAND();0;2)" office:value-type="float" office:value="0.473623806061566" calcext:value-type="float">
            <text:p>0,473623806061566</text:p>
          </table:table-cell>
          <table:table-cell table:formula="of:=NORMINV(RAND();0;2)" office:value-type="float" office:value="-1.2245987509248" calcext:value-type="float">
            <text:p>-1,2245987509248</text:p>
          </table:table-cell>
          <table:table-cell table:formula="of:=NORMINV(RAND();0;2)" office:value-type="float" office:value="2.23979885606121" calcext:value-type="float">
            <text:p>2,23979885606121</text:p>
          </table:table-cell>
          <table:table-cell table:formula="of:=NORMINV(RAND();0;2)" office:value-type="float" office:value="3.10764318856235" calcext:value-type="float">
            <text:p>3,10764318856235</text:p>
          </table:table-cell>
          <table:table-cell table:formula="of:=NORMINV(RAND();0;2)" office:value-type="float" office:value="2.62234725116076" calcext:value-type="float">
            <text:p>2,62234725116076</text:p>
          </table:table-cell>
          <table:table-cell table:formula="of:=NORMINV(RAND();0;2)" office:value-type="float" office:value="-0.257043163213731" calcext:value-type="float">
            <text:p>-0,257043163213731</text:p>
          </table:table-cell>
          <table:table-cell table:formula="of:=NORMINV(RAND();0;2)" office:value-type="float" office:value="0.118221284553428" calcext:value-type="float">
            <text:p>0,118221284553428</text:p>
          </table:table-cell>
          <table:table-cell table:formula="of:=AVERAGE([.B62:.K62])" office:value-type="float" office:value="0.51407616625121" calcext:value-type="float">
            <text:p>0,51407616625121</text:p>
          </table:table-cell>
          <table:table-cell table:formula="of:=COM.MICROSOFT.VAR.S([.B62:.K62])" office:value-type="float" office:value="4.01033510521631" calcext:value-type="float">
            <text:p>4,01033510521631</text:p>
          </table:table-cell>
          <table:table-cell table:formula="of:=COM.MICROSOFT.VAR.P([.B62:.K62])" office:value-type="float" office:value="3.60930159469468" calcext:value-type="float">
            <text:p>3,6093015946946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NORMINV(RAND();0;2)" office:value-type="float" office:value="0.821707000374064" calcext:value-type="float">
            <text:p>0,821707000374064</text:p>
          </table:table-cell>
          <table:table-cell table:formula="of:=NORMINV(RAND();0;2)" office:value-type="float" office:value="0.205316364310378" calcext:value-type="float">
            <text:p>0,205316364310378</text:p>
          </table:table-cell>
          <table:table-cell table:formula="of:=NORMINV(RAND();0;2)" office:value-type="float" office:value="-2.44616313137348" calcext:value-type="float">
            <text:p>-2,44616313137348</text:p>
          </table:table-cell>
          <table:table-cell table:formula="of:=NORMINV(RAND();0;2)" office:value-type="float" office:value="-2.25779742607879" calcext:value-type="float">
            <text:p>-2,25779742607879</text:p>
          </table:table-cell>
          <table:table-cell table:formula="of:=NORMINV(RAND();0;2)" office:value-type="float" office:value="-2.22422653249998" calcext:value-type="float">
            <text:p>-2,22422653249998</text:p>
          </table:table-cell>
          <table:table-cell table:formula="of:=NORMINV(RAND();0;2)" office:value-type="float" office:value="2.67167154570212" calcext:value-type="float">
            <text:p>2,67167154570212</text:p>
          </table:table-cell>
          <table:table-cell table:formula="of:=NORMINV(RAND();0;2)" office:value-type="float" office:value="0.847038641633493" calcext:value-type="float">
            <text:p>0,847038641633493</text:p>
          </table:table-cell>
          <table:table-cell table:formula="of:=NORMINV(RAND();0;2)" office:value-type="float" office:value="1.37713275355609" calcext:value-type="float">
            <text:p>1,37713275355609</text:p>
          </table:table-cell>
          <table:table-cell table:formula="of:=NORMINV(RAND();0;2)" office:value-type="float" office:value="1.9439299908231" calcext:value-type="float">
            <text:p>1,9439299908231</text:p>
          </table:table-cell>
          <table:table-cell table:formula="of:=NORMINV(RAND();0;2)" office:value-type="float" office:value="-0.36745199438738" calcext:value-type="float">
            <text:p>-0,36745199438738</text:p>
          </table:table-cell>
          <table:table-cell table:formula="of:=AVERAGE([.B63:.K63])" office:value-type="float" office:value="0.05711572120596" calcext:value-type="float">
            <text:p>0,05711572120596</text:p>
          </table:table-cell>
          <table:table-cell table:formula="of:=COM.MICROSOFT.VAR.S([.B63:.K63])" office:value-type="float" office:value="3.3754405338952" calcext:value-type="float">
            <text:p>3,3754405338952</text:p>
          </table:table-cell>
          <table:table-cell table:formula="of:=COM.MICROSOFT.VAR.P([.B63:.K63])" office:value-type="float" office:value="3.03789648050568" calcext:value-type="float">
            <text:p>3,0378964805056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NORMINV(RAND();0;2)" office:value-type="float" office:value="1.59092256468659" calcext:value-type="float">
            <text:p>1,59092256468659</text:p>
          </table:table-cell>
          <table:table-cell table:formula="of:=NORMINV(RAND();0;2)" office:value-type="float" office:value="-0.400915232221486" calcext:value-type="float">
            <text:p>-0,400915232221486</text:p>
          </table:table-cell>
          <table:table-cell table:formula="of:=NORMINV(RAND();0;2)" office:value-type="float" office:value="0.3465305592706" calcext:value-type="float">
            <text:p>0,3465305592706</text:p>
          </table:table-cell>
          <table:table-cell table:formula="of:=NORMINV(RAND();0;2)" office:value-type="float" office:value="-0.0877494818438353" calcext:value-type="float">
            <text:p>-0,087749481843835</text:p>
          </table:table-cell>
          <table:table-cell table:formula="of:=NORMINV(RAND();0;2)" office:value-type="float" office:value="1.32117897476416" calcext:value-type="float">
            <text:p>1,32117897476416</text:p>
          </table:table-cell>
          <table:table-cell table:formula="of:=NORMINV(RAND();0;2)" office:value-type="float" office:value="0.0740236635996739" calcext:value-type="float">
            <text:p>0,074023663599674</text:p>
          </table:table-cell>
          <table:table-cell table:formula="of:=NORMINV(RAND();0;2)" office:value-type="float" office:value="2.20257508857127" calcext:value-type="float">
            <text:p>2,20257508857127</text:p>
          </table:table-cell>
          <table:table-cell table:formula="of:=NORMINV(RAND();0;2)" office:value-type="float" office:value="4.69983775370328" calcext:value-type="float">
            <text:p>4,69983775370328</text:p>
          </table:table-cell>
          <table:table-cell table:formula="of:=NORMINV(RAND();0;2)" office:value-type="float" office:value="-1.07782591086132" calcext:value-type="float">
            <text:p>-1,07782591086132</text:p>
          </table:table-cell>
          <table:table-cell table:formula="of:=NORMINV(RAND();0;2)" office:value-type="float" office:value="1.40252633374241" calcext:value-type="float">
            <text:p>1,40252633374241</text:p>
          </table:table-cell>
          <table:table-cell table:formula="of:=AVERAGE([.B64:.K64])" office:value-type="float" office:value="1.00711043134113" calcext:value-type="float">
            <text:p>1,00711043134113</text:p>
          </table:table-cell>
          <table:table-cell table:formula="of:=COM.MICROSOFT.VAR.S([.B64:.K64])" office:value-type="float" office:value="2.72182566113258" calcext:value-type="float">
            <text:p>2,72182566113258</text:p>
          </table:table-cell>
          <table:table-cell table:formula="of:=COM.MICROSOFT.VAR.P([.B64:.K64])" office:value-type="float" office:value="2.44964309501932" calcext:value-type="float">
            <text:p>2,4496430950193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NORMINV(RAND();0;2)" office:value-type="float" office:value="1.03528462120101" calcext:value-type="float">
            <text:p>1,03528462120101</text:p>
          </table:table-cell>
          <table:table-cell table:formula="of:=NORMINV(RAND();0;2)" office:value-type="float" office:value="-0.468257594029649" calcext:value-type="float">
            <text:p>-0,468257594029649</text:p>
          </table:table-cell>
          <table:table-cell table:formula="of:=NORMINV(RAND();0;2)" office:value-type="float" office:value="-2.6492140438379" calcext:value-type="float">
            <text:p>-2,6492140438379</text:p>
          </table:table-cell>
          <table:table-cell table:formula="of:=NORMINV(RAND();0;2)" office:value-type="float" office:value="-2.69820312647088" calcext:value-type="float">
            <text:p>-2,69820312647088</text:p>
          </table:table-cell>
          <table:table-cell table:formula="of:=NORMINV(RAND();0;2)" office:value-type="float" office:value="3.87056293297528" calcext:value-type="float">
            <text:p>3,87056293297528</text:p>
          </table:table-cell>
          <table:table-cell table:formula="of:=NORMINV(RAND();0;2)" office:value-type="float" office:value="-0.432373792116772" calcext:value-type="float">
            <text:p>-0,432373792116772</text:p>
          </table:table-cell>
          <table:table-cell table:formula="of:=NORMINV(RAND();0;2)" office:value-type="float" office:value="3.93395358334673" calcext:value-type="float">
            <text:p>3,93395358334673</text:p>
          </table:table-cell>
          <table:table-cell table:formula="of:=NORMINV(RAND();0;2)" office:value-type="float" office:value="2.08984418097021" calcext:value-type="float">
            <text:p>2,08984418097021</text:p>
          </table:table-cell>
          <table:table-cell table:formula="of:=NORMINV(RAND();0;2)" office:value-type="float" office:value="-2.46534143597378" calcext:value-type="float">
            <text:p>-2,46534143597378</text:p>
          </table:table-cell>
          <table:table-cell table:formula="of:=NORMINV(RAND();0;2)" office:value-type="float" office:value="-0.129123532214641" calcext:value-type="float">
            <text:p>-0,129123532214641</text:p>
          </table:table-cell>
          <table:table-cell table:formula="of:=AVERAGE([.B65:.K65])" office:value-type="float" office:value="0.208713179384962" calcext:value-type="float">
            <text:p>0,208713179384962</text:p>
          </table:table-cell>
          <table:table-cell table:formula="of:=COM.MICROSOFT.VAR.S([.B65:.K65])" office:value-type="float" office:value="6.25114755154792" calcext:value-type="float">
            <text:p>6,25114755154792</text:p>
          </table:table-cell>
          <table:table-cell table:formula="of:=COM.MICROSOFT.VAR.P([.B65:.K65])" office:value-type="float" office:value="5.62603279639312" calcext:value-type="float">
            <text:p>5,6260327963931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NORMINV(RAND();0;2)" office:value-type="float" office:value="1.73124531619997" calcext:value-type="float">
            <text:p>1,73124531619997</text:p>
          </table:table-cell>
          <table:table-cell table:formula="of:=NORMINV(RAND();0;2)" office:value-type="float" office:value="2.7945112869531" calcext:value-type="float">
            <text:p>2,7945112869531</text:p>
          </table:table-cell>
          <table:table-cell table:formula="of:=NORMINV(RAND();0;2)" office:value-type="float" office:value="1.09651837196905" calcext:value-type="float">
            <text:p>1,09651837196905</text:p>
          </table:table-cell>
          <table:table-cell table:formula="of:=NORMINV(RAND();0;2)" office:value-type="float" office:value="0.264084805355259" calcext:value-type="float">
            <text:p>0,264084805355259</text:p>
          </table:table-cell>
          <table:table-cell table:formula="of:=NORMINV(RAND();0;2)" office:value-type="float" office:value="1.62045863821901" calcext:value-type="float">
            <text:p>1,62045863821901</text:p>
          </table:table-cell>
          <table:table-cell table:formula="of:=NORMINV(RAND();0;2)" office:value-type="float" office:value="1.72985437548313" calcext:value-type="float">
            <text:p>1,72985437548313</text:p>
          </table:table-cell>
          <table:table-cell table:formula="of:=NORMINV(RAND();0;2)" office:value-type="float" office:value="1.11142791919723" calcext:value-type="float">
            <text:p>1,11142791919723</text:p>
          </table:table-cell>
          <table:table-cell table:formula="of:=NORMINV(RAND();0;2)" office:value-type="float" office:value="-2.30320020013746" calcext:value-type="float">
            <text:p>-2,30320020013746</text:p>
          </table:table-cell>
          <table:table-cell table:formula="of:=NORMINV(RAND();0;2)" office:value-type="float" office:value="2.6199111469054" calcext:value-type="float">
            <text:p>2,6199111469054</text:p>
          </table:table-cell>
          <table:table-cell table:formula="of:=NORMINV(RAND();0;2)" office:value-type="float" office:value="-0.147059796703411" calcext:value-type="float">
            <text:p>-0,147059796703411</text:p>
          </table:table-cell>
          <table:table-cell table:formula="of:=AVERAGE([.B66:.K66])" office:value-type="float" office:value="1.05177518634413" calcext:value-type="float">
            <text:p>1,05177518634413</text:p>
          </table:table-cell>
          <table:table-cell table:formula="of:=COM.MICROSOFT.VAR.S([.B66:.K66])" office:value-type="float" office:value="2.22890367974358" calcext:value-type="float">
            <text:p>2,22890367974358</text:p>
          </table:table-cell>
          <table:table-cell table:formula="of:=COM.MICROSOFT.VAR.P([.B66:.K66])" office:value-type="float" office:value="2.00601331176922" calcext:value-type="float">
            <text:p>2,0060133117692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NORMINV(RAND();0;2)" office:value-type="float" office:value="0.978542601905803" calcext:value-type="float">
            <text:p>0,978542601905803</text:p>
          </table:table-cell>
          <table:table-cell table:formula="of:=NORMINV(RAND();0;2)" office:value-type="float" office:value="1.57660669772996" calcext:value-type="float">
            <text:p>1,57660669772996</text:p>
          </table:table-cell>
          <table:table-cell table:formula="of:=NORMINV(RAND();0;2)" office:value-type="float" office:value="-1.21358774702925" calcext:value-type="float">
            <text:p>-1,21358774702925</text:p>
          </table:table-cell>
          <table:table-cell table:formula="of:=NORMINV(RAND();0;2)" office:value-type="float" office:value="0.238291457518478" calcext:value-type="float">
            <text:p>0,238291457518478</text:p>
          </table:table-cell>
          <table:table-cell table:formula="of:=NORMINV(RAND();0;2)" office:value-type="float" office:value="-0.651189449859555" calcext:value-type="float">
            <text:p>-0,651189449859555</text:p>
          </table:table-cell>
          <table:table-cell table:formula="of:=NORMINV(RAND();0;2)" office:value-type="float" office:value="3.27746749455074" calcext:value-type="float">
            <text:p>3,27746749455074</text:p>
          </table:table-cell>
          <table:table-cell table:formula="of:=NORMINV(RAND();0;2)" office:value-type="float" office:value="-1.26830548669147" calcext:value-type="float">
            <text:p>-1,26830548669147</text:p>
          </table:table-cell>
          <table:table-cell table:formula="of:=NORMINV(RAND();0;2)" office:value-type="float" office:value="-2.27089915015754" calcext:value-type="float">
            <text:p>-2,27089915015754</text:p>
          </table:table-cell>
          <table:table-cell table:formula="of:=NORMINV(RAND();0;2)" office:value-type="float" office:value="-0.743305022007256" calcext:value-type="float">
            <text:p>-0,743305022007256</text:p>
          </table:table-cell>
          <table:table-cell table:formula="of:=NORMINV(RAND();0;2)" office:value-type="float" office:value="-5.24168819767824" calcext:value-type="float">
            <text:p>-5,24168819767824</text:p>
          </table:table-cell>
          <table:table-cell table:formula="of:=AVERAGE([.B67:.K67])" office:value-type="float" office:value="-0.531806680171832" calcext:value-type="float">
            <text:p>-0,531806680171832</text:p>
          </table:table-cell>
          <table:table-cell table:formula="of:=COM.MICROSOFT.VAR.S([.B67:.K67])" office:value-type="float" office:value="5.34487211593412" calcext:value-type="float">
            <text:p>5,34487211593412</text:p>
          </table:table-cell>
          <table:table-cell table:formula="of:=COM.MICROSOFT.VAR.P([.B67:.K67])" office:value-type="float" office:value="4.81038490434071" calcext:value-type="float">
            <text:p>4,8103849043407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NORMINV(RAND();0;2)" office:value-type="float" office:value="-0.371826606440135" calcext:value-type="float">
            <text:p>-0,371826606440135</text:p>
          </table:table-cell>
          <table:table-cell table:formula="of:=NORMINV(RAND();0;2)" office:value-type="float" office:value="1.37715255684464" calcext:value-type="float">
            <text:p>1,37715255684464</text:p>
          </table:table-cell>
          <table:table-cell table:formula="of:=NORMINV(RAND();0;2)" office:value-type="float" office:value="3.17325999056252" calcext:value-type="float">
            <text:p>3,17325999056252</text:p>
          </table:table-cell>
          <table:table-cell table:formula="of:=NORMINV(RAND();0;2)" office:value-type="float" office:value="-3.0315410527481" calcext:value-type="float">
            <text:p>-3,0315410527481</text:p>
          </table:table-cell>
          <table:table-cell table:formula="of:=NORMINV(RAND();0;2)" office:value-type="float" office:value="1.85568349876809" calcext:value-type="float">
            <text:p>1,85568349876809</text:p>
          </table:table-cell>
          <table:table-cell table:formula="of:=NORMINV(RAND();0;2)" office:value-type="float" office:value="1.16282488094732" calcext:value-type="float">
            <text:p>1,16282488094732</text:p>
          </table:table-cell>
          <table:table-cell table:formula="of:=NORMINV(RAND();0;2)" office:value-type="float" office:value="2.50445577155904" calcext:value-type="float">
            <text:p>2,50445577155904</text:p>
          </table:table-cell>
          <table:table-cell table:formula="of:=NORMINV(RAND();0;2)" office:value-type="float" office:value="-0.933304444408643" calcext:value-type="float">
            <text:p>-0,933304444408643</text:p>
          </table:table-cell>
          <table:table-cell table:formula="of:=NORMINV(RAND();0;2)" office:value-type="float" office:value="2.57706640033988" calcext:value-type="float">
            <text:p>2,57706640033988</text:p>
          </table:table-cell>
          <table:table-cell table:formula="of:=NORMINV(RAND();0;2)" office:value-type="float" office:value="1.73150104695486" calcext:value-type="float">
            <text:p>1,73150104695486</text:p>
          </table:table-cell>
          <table:table-cell table:formula="of:=AVERAGE([.B68:.K68])" office:value-type="float" office:value="1.00452720423795" calcext:value-type="float">
            <text:p>1,00452720423795</text:p>
          </table:table-cell>
          <table:table-cell table:formula="of:=COM.MICROSOFT.VAR.S([.B68:.K68])" office:value-type="float" office:value="3.64248013645629" calcext:value-type="float">
            <text:p>3,64248013645629</text:p>
          </table:table-cell>
          <table:table-cell table:formula="of:=COM.MICROSOFT.VAR.P([.B68:.K68])" office:value-type="float" office:value="3.27823212281066" calcext:value-type="float">
            <text:p>3,278232122810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NORMINV(RAND();0;2)" office:value-type="float" office:value="2.03700980777892" calcext:value-type="float">
            <text:p>2,03700980777892</text:p>
          </table:table-cell>
          <table:table-cell table:formula="of:=NORMINV(RAND();0;2)" office:value-type="float" office:value="1.40369012200042" calcext:value-type="float">
            <text:p>1,40369012200042</text:p>
          </table:table-cell>
          <table:table-cell table:formula="of:=NORMINV(RAND();0;2)" office:value-type="float" office:value="-1.56755538799181" calcext:value-type="float">
            <text:p>-1,56755538799181</text:p>
          </table:table-cell>
          <table:table-cell table:formula="of:=NORMINV(RAND();0;2)" office:value-type="float" office:value="-1.49823090008098" calcext:value-type="float">
            <text:p>-1,49823090008098</text:p>
          </table:table-cell>
          <table:table-cell table:formula="of:=NORMINV(RAND();0;2)" office:value-type="float" office:value="-0.582296520076509" calcext:value-type="float">
            <text:p>-0,582296520076509</text:p>
          </table:table-cell>
          <table:table-cell table:formula="of:=NORMINV(RAND();0;2)" office:value-type="float" office:value="3.04127108122355" calcext:value-type="float">
            <text:p>3,04127108122355</text:p>
          </table:table-cell>
          <table:table-cell table:formula="of:=NORMINV(RAND();0;2)" office:value-type="float" office:value="2.16445371612715" calcext:value-type="float">
            <text:p>2,16445371612715</text:p>
          </table:table-cell>
          <table:table-cell table:formula="of:=NORMINV(RAND();0;2)" office:value-type="float" office:value="0.740659114368938" calcext:value-type="float">
            <text:p>0,740659114368938</text:p>
          </table:table-cell>
          <table:table-cell table:formula="of:=NORMINV(RAND();0;2)" office:value-type="float" office:value="0.476893436665306" calcext:value-type="float">
            <text:p>0,476893436665306</text:p>
          </table:table-cell>
          <table:table-cell table:formula="of:=NORMINV(RAND();0;2)" office:value-type="float" office:value="1.04705210066571" calcext:value-type="float">
            <text:p>1,04705210066571</text:p>
          </table:table-cell>
          <table:table-cell table:formula="of:=AVERAGE([.B69:.K69])" office:value-type="float" office:value="0.726294657068071" calcext:value-type="float">
            <text:p>0,726294657068071</text:p>
          </table:table-cell>
          <table:table-cell table:formula="of:=COM.MICROSOFT.VAR.S([.B69:.K69])" office:value-type="float" office:value="2.4102468491433" calcext:value-type="float">
            <text:p>2,4102468491433</text:p>
          </table:table-cell>
          <table:table-cell table:formula="of:=COM.MICROSOFT.VAR.P([.B69:.K69])" office:value-type="float" office:value="2.16922216422897" calcext:value-type="float">
            <text:p>2,1692221642289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NORMINV(RAND();0;2)" office:value-type="float" office:value="-1.61169048614526" calcext:value-type="float">
            <text:p>-1,61169048614526</text:p>
          </table:table-cell>
          <table:table-cell table:formula="of:=NORMINV(RAND();0;2)" office:value-type="float" office:value="1.21922963665568" calcext:value-type="float">
            <text:p>1,21922963665568</text:p>
          </table:table-cell>
          <table:table-cell table:formula="of:=NORMINV(RAND();0;2)" office:value-type="float" office:value="-1.8835508046608" calcext:value-type="float">
            <text:p>-1,8835508046608</text:p>
          </table:table-cell>
          <table:table-cell table:formula="of:=NORMINV(RAND();0;2)" office:value-type="float" office:value="-0.368859078993739" calcext:value-type="float">
            <text:p>-0,368859078993739</text:p>
          </table:table-cell>
          <table:table-cell table:formula="of:=NORMINV(RAND();0;2)" office:value-type="float" office:value="0.276739512094272" calcext:value-type="float">
            <text:p>0,276739512094272</text:p>
          </table:table-cell>
          <table:table-cell table:formula="of:=NORMINV(RAND();0;2)" office:value-type="float" office:value="-0.321450146261348" calcext:value-type="float">
            <text:p>-0,321450146261348</text:p>
          </table:table-cell>
          <table:table-cell table:formula="of:=NORMINV(RAND();0;2)" office:value-type="float" office:value="-0.757906707295535" calcext:value-type="float">
            <text:p>-0,757906707295535</text:p>
          </table:table-cell>
          <table:table-cell table:formula="of:=NORMINV(RAND();0;2)" office:value-type="float" office:value="-1.72591381259731" calcext:value-type="float">
            <text:p>-1,72591381259731</text:p>
          </table:table-cell>
          <table:table-cell table:formula="of:=NORMINV(RAND();0;2)" office:value-type="float" office:value="-1.38414275467155" calcext:value-type="float">
            <text:p>-1,38414275467155</text:p>
          </table:table-cell>
          <table:table-cell table:formula="of:=NORMINV(RAND();0;2)" office:value-type="float" office:value="-0.122322683839794" calcext:value-type="float">
            <text:p>-0,122322683839794</text:p>
          </table:table-cell>
          <table:table-cell table:formula="of:=AVERAGE([.B70:.K70])" office:value-type="float" office:value="-0.667986732571538" calcext:value-type="float">
            <text:p>-0,667986732571538</text:p>
          </table:table-cell>
          <table:table-cell table:formula="of:=COM.MICROSOFT.VAR.S([.B70:.K70])" office:value-type="float" office:value="0.996639450984886" calcext:value-type="float">
            <text:p>0,996639450984886</text:p>
          </table:table-cell>
          <table:table-cell table:formula="of:=COM.MICROSOFT.VAR.P([.B70:.K70])" office:value-type="float" office:value="0.896975505886398" calcext:value-type="float">
            <text:p>0,89697550588639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NORMINV(RAND();0;2)" office:value-type="float" office:value="1.86695258413367" calcext:value-type="float">
            <text:p>1,86695258413367</text:p>
          </table:table-cell>
          <table:table-cell table:formula="of:=NORMINV(RAND();0;2)" office:value-type="float" office:value="-1.931152349443" calcext:value-type="float">
            <text:p>-1,931152349443</text:p>
          </table:table-cell>
          <table:table-cell table:formula="of:=NORMINV(RAND();0;2)" office:value-type="float" office:value="2.06159973950037" calcext:value-type="float">
            <text:p>2,06159973950037</text:p>
          </table:table-cell>
          <table:table-cell table:formula="of:=NORMINV(RAND();0;2)" office:value-type="float" office:value="-2.34351402245072" calcext:value-type="float">
            <text:p>-2,34351402245072</text:p>
          </table:table-cell>
          <table:table-cell table:formula="of:=NORMINV(RAND();0;2)" office:value-type="float" office:value="3.41402324421512" calcext:value-type="float">
            <text:p>3,41402324421512</text:p>
          </table:table-cell>
          <table:table-cell table:formula="of:=NORMINV(RAND();0;2)" office:value-type="float" office:value="2.94875621408228" calcext:value-type="float">
            <text:p>2,94875621408228</text:p>
          </table:table-cell>
          <table:table-cell table:formula="of:=NORMINV(RAND();0;2)" office:value-type="float" office:value="-0.47307735966842" calcext:value-type="float">
            <text:p>-0,47307735966842</text:p>
          </table:table-cell>
          <table:table-cell table:formula="of:=NORMINV(RAND();0;2)" office:value-type="float" office:value="1.42772122826226" calcext:value-type="float">
            <text:p>1,42772122826226</text:p>
          </table:table-cell>
          <table:table-cell table:formula="of:=NORMINV(RAND();0;2)" office:value-type="float" office:value="-0.19085083115749" calcext:value-type="float">
            <text:p>-0,19085083115749</text:p>
          </table:table-cell>
          <table:table-cell table:formula="of:=NORMINV(RAND();0;2)" office:value-type="float" office:value="-1.40232331249633" calcext:value-type="float">
            <text:p>-1,40232331249633</text:p>
          </table:table-cell>
          <table:table-cell table:formula="of:=AVERAGE([.B71:.K71])" office:value-type="float" office:value="0.537813513497773" calcext:value-type="float">
            <text:p>0,537813513497773</text:p>
          </table:table-cell>
          <table:table-cell table:formula="of:=COM.MICROSOFT.VAR.S([.B71:.K71])" office:value-type="float" office:value="4.29783575366681" calcext:value-type="float">
            <text:p>4,29783575366681</text:p>
          </table:table-cell>
          <table:table-cell table:formula="of:=COM.MICROSOFT.VAR.P([.B71:.K71])" office:value-type="float" office:value="3.86805217830013" calcext:value-type="float">
            <text:p>3,8680521783001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NORMINV(RAND();0;2)" office:value-type="float" office:value="-1.35568527659808" calcext:value-type="float">
            <text:p>-1,35568527659808</text:p>
          </table:table-cell>
          <table:table-cell table:formula="of:=NORMINV(RAND();0;2)" office:value-type="float" office:value="-0.657344475705963" calcext:value-type="float">
            <text:p>-0,657344475705963</text:p>
          </table:table-cell>
          <table:table-cell table:formula="of:=NORMINV(RAND();0;2)" office:value-type="float" office:value="3.27008662380631" calcext:value-type="float">
            <text:p>3,27008662380631</text:p>
          </table:table-cell>
          <table:table-cell table:formula="of:=NORMINV(RAND();0;2)" office:value-type="float" office:value="0.357180167622195" calcext:value-type="float">
            <text:p>0,357180167622195</text:p>
          </table:table-cell>
          <table:table-cell table:formula="of:=NORMINV(RAND();0;2)" office:value-type="float" office:value="-0.146119942646547" calcext:value-type="float">
            <text:p>-0,146119942646547</text:p>
          </table:table-cell>
          <table:table-cell table:formula="of:=NORMINV(RAND();0;2)" office:value-type="float" office:value="-2.8692760812149" calcext:value-type="float">
            <text:p>-2,8692760812149</text:p>
          </table:table-cell>
          <table:table-cell table:formula="of:=NORMINV(RAND();0;2)" office:value-type="float" office:value="3.34008603663396" calcext:value-type="float">
            <text:p>3,34008603663396</text:p>
          </table:table-cell>
          <table:table-cell table:formula="of:=NORMINV(RAND();0;2)" office:value-type="float" office:value="2.18789231622618" calcext:value-type="float">
            <text:p>2,18789231622618</text:p>
          </table:table-cell>
          <table:table-cell table:formula="of:=NORMINV(RAND();0;2)" office:value-type="float" office:value="-2.64950787324759" calcext:value-type="float">
            <text:p>-2,64950787324759</text:p>
          </table:table-cell>
          <table:table-cell table:formula="of:=NORMINV(RAND();0;2)" office:value-type="float" office:value="2.96534706404589" calcext:value-type="float">
            <text:p>2,96534706404589</text:p>
          </table:table-cell>
          <table:table-cell table:formula="of:=AVERAGE([.B72:.K72])" office:value-type="float" office:value="0.444265855892145" calcext:value-type="float">
            <text:p>0,444265855892145</text:p>
          </table:table-cell>
          <table:table-cell table:formula="of:=COM.MICROSOFT.VAR.S([.B72:.K72])" office:value-type="float" office:value="5.68084733213178" calcext:value-type="float">
            <text:p>5,68084733213178</text:p>
          </table:table-cell>
          <table:table-cell table:formula="of:=COM.MICROSOFT.VAR.P([.B72:.K72])" office:value-type="float" office:value="5.1127625989186" calcext:value-type="float">
            <text:p>5,112762598918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NORMINV(RAND();0;2)" office:value-type="float" office:value="-1.81515735282982" calcext:value-type="float">
            <text:p>-1,81515735282982</text:p>
          </table:table-cell>
          <table:table-cell table:formula="of:=NORMINV(RAND();0;2)" office:value-type="float" office:value="4.87791691360101" calcext:value-type="float">
            <text:p>4,87791691360101</text:p>
          </table:table-cell>
          <table:table-cell table:formula="of:=NORMINV(RAND();0;2)" office:value-type="float" office:value="1.33773977266236" calcext:value-type="float">
            <text:p>1,33773977266236</text:p>
          </table:table-cell>
          <table:table-cell table:formula="of:=NORMINV(RAND();0;2)" office:value-type="float" office:value="-1.08587331083949" calcext:value-type="float">
            <text:p>-1,08587331083949</text:p>
          </table:table-cell>
          <table:table-cell table:formula="of:=NORMINV(RAND();0;2)" office:value-type="float" office:value="-3.93779864190683" calcext:value-type="float">
            <text:p>-3,93779864190683</text:p>
          </table:table-cell>
          <table:table-cell table:formula="of:=NORMINV(RAND();0;2)" office:value-type="float" office:value="-4.18998986467296" calcext:value-type="float">
            <text:p>-4,18998986467296</text:p>
          </table:table-cell>
          <table:table-cell table:formula="of:=NORMINV(RAND();0;2)" office:value-type="float" office:value="1.6078249695824" calcext:value-type="float">
            <text:p>1,6078249695824</text:p>
          </table:table-cell>
          <table:table-cell table:formula="of:=NORMINV(RAND();0;2)" office:value-type="float" office:value="2.58047857039646" calcext:value-type="float">
            <text:p>2,58047857039646</text:p>
          </table:table-cell>
          <table:table-cell table:formula="of:=NORMINV(RAND();0;2)" office:value-type="float" office:value="-3.94514250640156" calcext:value-type="float">
            <text:p>-3,94514250640156</text:p>
          </table:table-cell>
          <table:table-cell table:formula="of:=NORMINV(RAND();0;2)" office:value-type="float" office:value="-0.243462506966566" calcext:value-type="float">
            <text:p>-0,243462506966566</text:p>
          </table:table-cell>
          <table:table-cell table:formula="of:=AVERAGE([.B73:.K73])" office:value-type="float" office:value="-0.481346395737499" calcext:value-type="float">
            <text:p>-0,481346395737499</text:p>
          </table:table-cell>
          <table:table-cell table:formula="of:=COM.MICROSOFT.VAR.S([.B73:.K73])" office:value-type="float" office:value="9.51891800385074" calcext:value-type="float">
            <text:p>9,51891800385074</text:p>
          </table:table-cell>
          <table:table-cell table:formula="of:=COM.MICROSOFT.VAR.P([.B73:.K73])" office:value-type="float" office:value="8.56702620346567" calcext:value-type="float">
            <text:p>8,5670262034656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NORMINV(RAND();0;2)" office:value-type="float" office:value="1.18364102133665" calcext:value-type="float">
            <text:p>1,18364102133665</text:p>
          </table:table-cell>
          <table:table-cell table:formula="of:=NORMINV(RAND();0;2)" office:value-type="float" office:value="0.537040750807694" calcext:value-type="float">
            <text:p>0,537040750807694</text:p>
          </table:table-cell>
          <table:table-cell table:formula="of:=NORMINV(RAND();0;2)" office:value-type="float" office:value="-0.919461357979452" calcext:value-type="float">
            <text:p>-0,919461357979452</text:p>
          </table:table-cell>
          <table:table-cell table:formula="of:=NORMINV(RAND();0;2)" office:value-type="float" office:value="-2.36249143720812" calcext:value-type="float">
            <text:p>-2,36249143720812</text:p>
          </table:table-cell>
          <table:table-cell table:formula="of:=NORMINV(RAND();0;2)" office:value-type="float" office:value="2.59315953716959" calcext:value-type="float">
            <text:p>2,59315953716959</text:p>
          </table:table-cell>
          <table:table-cell table:formula="of:=NORMINV(RAND();0;2)" office:value-type="float" office:value="1.29477758344129" calcext:value-type="float">
            <text:p>1,29477758344129</text:p>
          </table:table-cell>
          <table:table-cell table:formula="of:=NORMINV(RAND();0;2)" office:value-type="float" office:value="1.12112157361568" calcext:value-type="float">
            <text:p>1,12112157361568</text:p>
          </table:table-cell>
          <table:table-cell table:formula="of:=NORMINV(RAND();0;2)" office:value-type="float" office:value="1.60343338980018" calcext:value-type="float">
            <text:p>1,60343338980018</text:p>
          </table:table-cell>
          <table:table-cell table:formula="of:=NORMINV(RAND();0;2)" office:value-type="float" office:value="-0.131240189818298" calcext:value-type="float">
            <text:p>-0,131240189818298</text:p>
          </table:table-cell>
          <table:table-cell table:formula="of:=NORMINV(RAND();0;2)" office:value-type="float" office:value="1.88314910249151" calcext:value-type="float">
            <text:p>1,88314910249151</text:p>
          </table:table-cell>
          <table:table-cell table:formula="of:=AVERAGE([.B74:.K74])" office:value-type="float" office:value="0.680312997365672" calcext:value-type="float">
            <text:p>0,680312997365672</text:p>
          </table:table-cell>
          <table:table-cell table:formula="of:=COM.MICROSOFT.VAR.S([.B74:.K74])" office:value-type="float" office:value="2.14224979945087" calcext:value-type="float">
            <text:p>2,14224979945087</text:p>
          </table:table-cell>
          <table:table-cell table:formula="of:=COM.MICROSOFT.VAR.P([.B74:.K74])" office:value-type="float" office:value="1.92802481950578" calcext:value-type="float">
            <text:p>1,9280248195057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NORMINV(RAND();0;2)" office:value-type="float" office:value="2.05828984535941" calcext:value-type="float">
            <text:p>2,05828984535941</text:p>
          </table:table-cell>
          <table:table-cell table:formula="of:=NORMINV(RAND();0;2)" office:value-type="float" office:value="0.0654637742048379" calcext:value-type="float">
            <text:p>0,065463774204838</text:p>
          </table:table-cell>
          <table:table-cell table:formula="of:=NORMINV(RAND();0;2)" office:value-type="float" office:value="1.28258003971151" calcext:value-type="float">
            <text:p>1,28258003971151</text:p>
          </table:table-cell>
          <table:table-cell table:formula="of:=NORMINV(RAND();0;2)" office:value-type="float" office:value="3.21937972009216" calcext:value-type="float">
            <text:p>3,21937972009216</text:p>
          </table:table-cell>
          <table:table-cell table:formula="of:=NORMINV(RAND();0;2)" office:value-type="float" office:value="1.3189879639122" calcext:value-type="float">
            <text:p>1,3189879639122</text:p>
          </table:table-cell>
          <table:table-cell table:formula="of:=NORMINV(RAND();0;2)" office:value-type="float" office:value="-0.107463020653073" calcext:value-type="float">
            <text:p>-0,107463020653073</text:p>
          </table:table-cell>
          <table:table-cell table:formula="of:=NORMINV(RAND();0;2)" office:value-type="float" office:value="-1.40763889827097" calcext:value-type="float">
            <text:p>-1,40763889827097</text:p>
          </table:table-cell>
          <table:table-cell table:formula="of:=NORMINV(RAND();0;2)" office:value-type="float" office:value="1.12253360060472" calcext:value-type="float">
            <text:p>1,12253360060472</text:p>
          </table:table-cell>
          <table:table-cell table:formula="of:=NORMINV(RAND();0;2)" office:value-type="float" office:value="-0.109566739768821" calcext:value-type="float">
            <text:p>-0,109566739768821</text:p>
          </table:table-cell>
          <table:table-cell table:formula="of:=NORMINV(RAND();0;2)" office:value-type="float" office:value="-1.93467055749451" calcext:value-type="float">
            <text:p>-1,93467055749451</text:p>
          </table:table-cell>
          <table:table-cell table:formula="of:=AVERAGE([.B75:.K75])" office:value-type="float" office:value="0.550789572769747" calcext:value-type="float">
            <text:p>0,550789572769747</text:p>
          </table:table-cell>
          <table:table-cell table:formula="of:=COM.MICROSOFT.VAR.S([.B75:.K75])" office:value-type="float" office:value="2.44048110417733" calcext:value-type="float">
            <text:p>2,44048110417733</text:p>
          </table:table-cell>
          <table:table-cell table:formula="of:=COM.MICROSOFT.VAR.P([.B75:.K75])" office:value-type="float" office:value="2.1964329937596" calcext:value-type="float">
            <text:p>2,196432993759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NORMINV(RAND();0;2)" office:value-type="float" office:value="0.353486899976509" calcext:value-type="float">
            <text:p>0,353486899976509</text:p>
          </table:table-cell>
          <table:table-cell table:formula="of:=NORMINV(RAND();0;2)" office:value-type="float" office:value="3.19312222083069" calcext:value-type="float">
            <text:p>3,19312222083069</text:p>
          </table:table-cell>
          <table:table-cell table:formula="of:=NORMINV(RAND();0;2)" office:value-type="float" office:value="0.0610071048828215" calcext:value-type="float">
            <text:p>0,061007104882822</text:p>
          </table:table-cell>
          <table:table-cell table:formula="of:=NORMINV(RAND();0;2)" office:value-type="float" office:value="-1.43887414567361" calcext:value-type="float">
            <text:p>-1,43887414567361</text:p>
          </table:table-cell>
          <table:table-cell table:formula="of:=NORMINV(RAND();0;2)" office:value-type="float" office:value="0.863044787444381" calcext:value-type="float">
            <text:p>0,863044787444381</text:p>
          </table:table-cell>
          <table:table-cell table:formula="of:=NORMINV(RAND();0;2)" office:value-type="float" office:value="-1.0798587081991" calcext:value-type="float">
            <text:p>-1,0798587081991</text:p>
          </table:table-cell>
          <table:table-cell table:formula="of:=NORMINV(RAND();0;2)" office:value-type="float" office:value="0.313909768874122" calcext:value-type="float">
            <text:p>0,313909768874122</text:p>
          </table:table-cell>
          <table:table-cell table:formula="of:=NORMINV(RAND();0;2)" office:value-type="float" office:value="1.4948796640326" calcext:value-type="float">
            <text:p>1,4948796640326</text:p>
          </table:table-cell>
          <table:table-cell table:formula="of:=NORMINV(RAND();0;2)" office:value-type="float" office:value="-3.01435949082932" calcext:value-type="float">
            <text:p>-3,01435949082932</text:p>
          </table:table-cell>
          <table:table-cell table:formula="of:=NORMINV(RAND();0;2)" office:value-type="float" office:value="-3.31105632946256" calcext:value-type="float">
            <text:p>-3,31105632946256</text:p>
          </table:table-cell>
          <table:table-cell table:formula="of:=AVERAGE([.B76:.K76])" office:value-type="float" office:value="-0.256469822812348" calcext:value-type="float">
            <text:p>-0,256469822812348</text:p>
          </table:table-cell>
          <table:table-cell table:formula="of:=COM.MICROSOFT.VAR.S([.B76:.K76])" office:value-type="float" office:value="4.00343314710956" calcext:value-type="float">
            <text:p>4,00343314710956</text:p>
          </table:table-cell>
          <table:table-cell table:formula="of:=COM.MICROSOFT.VAR.P([.B76:.K76])" office:value-type="float" office:value="3.6030898323986" calcext:value-type="float">
            <text:p>3,603089832398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NORMINV(RAND();0;2)" office:value-type="float" office:value="-0.477987848844342" calcext:value-type="float">
            <text:p>-0,477987848844342</text:p>
          </table:table-cell>
          <table:table-cell table:formula="of:=NORMINV(RAND();0;2)" office:value-type="float" office:value="-0.999918523184859" calcext:value-type="float">
            <text:p>-0,999918523184859</text:p>
          </table:table-cell>
          <table:table-cell table:formula="of:=NORMINV(RAND();0;2)" office:value-type="float" office:value="-0.694536795549555" calcext:value-type="float">
            <text:p>-0,694536795549555</text:p>
          </table:table-cell>
          <table:table-cell table:formula="of:=NORMINV(RAND();0;2)" office:value-type="float" office:value="-0.0368178403393894" calcext:value-type="float">
            <text:p>-0,036817840339389</text:p>
          </table:table-cell>
          <table:table-cell table:formula="of:=NORMINV(RAND();0;2)" office:value-type="float" office:value="2.41187088333702" calcext:value-type="float">
            <text:p>2,41187088333702</text:p>
          </table:table-cell>
          <table:table-cell table:formula="of:=NORMINV(RAND();0;2)" office:value-type="float" office:value="4.28890810495803" calcext:value-type="float">
            <text:p>4,28890810495803</text:p>
          </table:table-cell>
          <table:table-cell table:formula="of:=NORMINV(RAND();0;2)" office:value-type="float" office:value="-1.81102382674068" calcext:value-type="float">
            <text:p>-1,81102382674068</text:p>
          </table:table-cell>
          <table:table-cell table:formula="of:=NORMINV(RAND();0;2)" office:value-type="float" office:value="-2.09885604161329" calcext:value-type="float">
            <text:p>-2,09885604161329</text:p>
          </table:table-cell>
          <table:table-cell table:formula="of:=NORMINV(RAND();0;2)" office:value-type="float" office:value="0.853292344991806" calcext:value-type="float">
            <text:p>0,853292344991806</text:p>
          </table:table-cell>
          <table:table-cell table:formula="of:=NORMINV(RAND();0;2)" office:value-type="float" office:value="1.80270544764355" calcext:value-type="float">
            <text:p>1,80270544764355</text:p>
          </table:table-cell>
          <table:table-cell table:formula="of:=AVERAGE([.B77:.K77])" office:value-type="float" office:value="0.323763590465829" calcext:value-type="float">
            <text:p>0,323763590465829</text:p>
          </table:table-cell>
          <table:table-cell table:formula="of:=COM.MICROSOFT.VAR.S([.B77:.K77])" office:value-type="float" office:value="4.05983670637393" calcext:value-type="float">
            <text:p>4,05983670637393</text:p>
          </table:table-cell>
          <table:table-cell table:formula="of:=COM.MICROSOFT.VAR.P([.B77:.K77])" office:value-type="float" office:value="3.65385303573653" calcext:value-type="float">
            <text:p>3,6538530357365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NORMINV(RAND();0;2)" office:value-type="float" office:value="1.04366971659877" calcext:value-type="float">
            <text:p>1,04366971659877</text:p>
          </table:table-cell>
          <table:table-cell table:formula="of:=NORMINV(RAND();0;2)" office:value-type="float" office:value="1.76969139195723" calcext:value-type="float">
            <text:p>1,76969139195723</text:p>
          </table:table-cell>
          <table:table-cell table:formula="of:=NORMINV(RAND();0;2)" office:value-type="float" office:value="3.05546388938702" calcext:value-type="float">
            <text:p>3,05546388938702</text:p>
          </table:table-cell>
          <table:table-cell table:formula="of:=NORMINV(RAND();0;2)" office:value-type="float" office:value="-2.02971612940303" calcext:value-type="float">
            <text:p>-2,02971612940303</text:p>
          </table:table-cell>
          <table:table-cell table:formula="of:=NORMINV(RAND();0;2)" office:value-type="float" office:value="-1.05545499318768" calcext:value-type="float">
            <text:p>-1,05545499318768</text:p>
          </table:table-cell>
          <table:table-cell table:formula="of:=NORMINV(RAND();0;2)" office:value-type="float" office:value="-2.01427215273637" calcext:value-type="float">
            <text:p>-2,01427215273637</text:p>
          </table:table-cell>
          <table:table-cell table:formula="of:=NORMINV(RAND();0;2)" office:value-type="float" office:value="1.04633225058866" calcext:value-type="float">
            <text:p>1,04633225058866</text:p>
          </table:table-cell>
          <table:table-cell table:formula="of:=NORMINV(RAND();0;2)" office:value-type="float" office:value="-4.99803638735011" calcext:value-type="float">
            <text:p>-4,99803638735011</text:p>
          </table:table-cell>
          <table:table-cell table:formula="of:=NORMINV(RAND();0;2)" office:value-type="float" office:value="4.16198537465666" calcext:value-type="float">
            <text:p>4,16198537465666</text:p>
          </table:table-cell>
          <table:table-cell table:formula="of:=NORMINV(RAND();0;2)" office:value-type="float" office:value="-0.588623987230434" calcext:value-type="float">
            <text:p>-0,588623987230434</text:p>
          </table:table-cell>
          <table:table-cell table:formula="of:=AVERAGE([.B78:.K78])" office:value-type="float" office:value="0.0391038973280718" calcext:value-type="float">
            <text:p>0,039103897328072</text:p>
          </table:table-cell>
          <table:table-cell table:formula="of:=COM.MICROSOFT.VAR.S([.B78:.K78])" office:value-type="float" office:value="7.39738077895423" calcext:value-type="float">
            <text:p>7,39738077895423</text:p>
          </table:table-cell>
          <table:table-cell table:formula="of:=COM.MICROSOFT.VAR.P([.B78:.K78])" office:value-type="float" office:value="6.6576427010588" calcext:value-type="float">
            <text:p>6,657642701058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NORMINV(RAND();0;2)" office:value-type="float" office:value="1.45066849185896" calcext:value-type="float">
            <text:p>1,45066849185896</text:p>
          </table:table-cell>
          <table:table-cell table:formula="of:=NORMINV(RAND();0;2)" office:value-type="float" office:value="1.37111106038201" calcext:value-type="float">
            <text:p>1,37111106038201</text:p>
          </table:table-cell>
          <table:table-cell table:formula="of:=NORMINV(RAND();0;2)" office:value-type="float" office:value="-3.01438336928983" calcext:value-type="float">
            <text:p>-3,01438336928983</text:p>
          </table:table-cell>
          <table:table-cell table:formula="of:=NORMINV(RAND();0;2)" office:value-type="float" office:value="-2.62337518519677" calcext:value-type="float">
            <text:p>-2,62337518519677</text:p>
          </table:table-cell>
          <table:table-cell table:formula="of:=NORMINV(RAND();0;2)" office:value-type="float" office:value="-0.0524793066574633" calcext:value-type="float">
            <text:p>-0,052479306657463</text:p>
          </table:table-cell>
          <table:table-cell table:formula="of:=NORMINV(RAND();0;2)" office:value-type="float" office:value="-2.23450831520342" calcext:value-type="float">
            <text:p>-2,23450831520342</text:p>
          </table:table-cell>
          <table:table-cell table:formula="of:=NORMINV(RAND();0;2)" office:value-type="float" office:value="3.16381952463727" calcext:value-type="float">
            <text:p>3,16381952463727</text:p>
          </table:table-cell>
          <table:table-cell table:formula="of:=NORMINV(RAND();0;2)" office:value-type="float" office:value="-0.400049212356269" calcext:value-type="float">
            <text:p>-0,400049212356269</text:p>
          </table:table-cell>
          <table:table-cell table:formula="of:=NORMINV(RAND();0;2)" office:value-type="float" office:value="2.33118645298154" calcext:value-type="float">
            <text:p>2,33118645298154</text:p>
          </table:table-cell>
          <table:table-cell table:formula="of:=NORMINV(RAND();0;2)" office:value-type="float" office:value="0.0814920044229916" calcext:value-type="float">
            <text:p>0,081492004422992</text:p>
          </table:table-cell>
          <table:table-cell table:formula="of:=AVERAGE([.B79:.K79])" office:value-type="float" office:value="0.00734821455790271" calcext:value-type="float">
            <text:p>0,007348214557903</text:p>
          </table:table-cell>
          <table:table-cell table:formula="of:=COM.MICROSOFT.VAR.S([.B79:.K79])" office:value-type="float" office:value="4.50656613115916" calcext:value-type="float">
            <text:p>4,50656613115916</text:p>
          </table:table-cell>
          <table:table-cell table:formula="of:=COM.MICROSOFT.VAR.P([.B79:.K79])" office:value-type="float" office:value="4.05590951804325" calcext:value-type="float">
            <text:p>4,0559095180432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NORMINV(RAND();0;2)" office:value-type="float" office:value="-4.02914602952252" calcext:value-type="float">
            <text:p>-4,02914602952252</text:p>
          </table:table-cell>
          <table:table-cell table:formula="of:=NORMINV(RAND();0;2)" office:value-type="float" office:value="1.53099777430643" calcext:value-type="float">
            <text:p>1,53099777430643</text:p>
          </table:table-cell>
          <table:table-cell table:formula="of:=NORMINV(RAND();0;2)" office:value-type="float" office:value="-0.442536630487359" calcext:value-type="float">
            <text:p>-0,442536630487359</text:p>
          </table:table-cell>
          <table:table-cell table:formula="of:=NORMINV(RAND();0;2)" office:value-type="float" office:value="1.48194441812994" calcext:value-type="float">
            <text:p>1,48194441812994</text:p>
          </table:table-cell>
          <table:table-cell table:formula="of:=NORMINV(RAND();0;2)" office:value-type="float" office:value="-1.01367635911578" calcext:value-type="float">
            <text:p>-1,01367635911578</text:p>
          </table:table-cell>
          <table:table-cell table:formula="of:=NORMINV(RAND();0;2)" office:value-type="float" office:value="4.63772668490428" calcext:value-type="float">
            <text:p>4,63772668490428</text:p>
          </table:table-cell>
          <table:table-cell table:formula="of:=NORMINV(RAND();0;2)" office:value-type="float" office:value="-2.86126263130096" calcext:value-type="float">
            <text:p>-2,86126263130096</text:p>
          </table:table-cell>
          <table:table-cell table:formula="of:=NORMINV(RAND();0;2)" office:value-type="float" office:value="2.56944714044067" calcext:value-type="float">
            <text:p>2,56944714044067</text:p>
          </table:table-cell>
          <table:table-cell table:formula="of:=NORMINV(RAND();0;2)" office:value-type="float" office:value="-0.81884519239148" calcext:value-type="float">
            <text:p>-0,81884519239148</text:p>
          </table:table-cell>
          <table:table-cell table:formula="of:=NORMINV(RAND();0;2)" office:value-type="float" office:value="-2.06321462337094" calcext:value-type="float">
            <text:p>-2,06321462337094</text:p>
          </table:table-cell>
          <table:table-cell table:formula="of:=AVERAGE([.B80:.K80])" office:value-type="float" office:value="-0.100856544840772" calcext:value-type="float">
            <text:p>-0,100856544840772</text:p>
          </table:table-cell>
          <table:table-cell table:formula="of:=COM.MICROSOFT.VAR.S([.B80:.K80])" office:value-type="float" office:value="7.01339360693573" calcext:value-type="float">
            <text:p>7,01339360693573</text:p>
          </table:table-cell>
          <table:table-cell table:formula="of:=COM.MICROSOFT.VAR.P([.B80:.K80])" office:value-type="float" office:value="6.31205424624216" calcext:value-type="float">
            <text:p>6,3120542462421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NORMINV(RAND();0;2)" office:value-type="float" office:value="1.69474424924931" calcext:value-type="float">
            <text:p>1,69474424924931</text:p>
          </table:table-cell>
          <table:table-cell table:formula="of:=NORMINV(RAND();0;2)" office:value-type="float" office:value="0.0367324556600582" calcext:value-type="float">
            <text:p>0,036732455660058</text:p>
          </table:table-cell>
          <table:table-cell table:formula="of:=NORMINV(RAND();0;2)" office:value-type="float" office:value="-1.03368696726691" calcext:value-type="float">
            <text:p>-1,03368696726691</text:p>
          </table:table-cell>
          <table:table-cell table:formula="of:=NORMINV(RAND();0;2)" office:value-type="float" office:value="-0.824970323986347" calcext:value-type="float">
            <text:p>-0,824970323986347</text:p>
          </table:table-cell>
          <table:table-cell table:formula="of:=NORMINV(RAND();0;2)" office:value-type="float" office:value="-2.13960384496756" calcext:value-type="float">
            <text:p>-2,13960384496756</text:p>
          </table:table-cell>
          <table:table-cell table:formula="of:=NORMINV(RAND();0;2)" office:value-type="float" office:value="0.683197854535458" calcext:value-type="float">
            <text:p>0,683197854535458</text:p>
          </table:table-cell>
          <table:table-cell table:formula="of:=NORMINV(RAND();0;2)" office:value-type="float" office:value="1.56896245067263" calcext:value-type="float">
            <text:p>1,56896245067263</text:p>
          </table:table-cell>
          <table:table-cell table:formula="of:=NORMINV(RAND();0;2)" office:value-type="float" office:value="-2.85952357071907" calcext:value-type="float">
            <text:p>-2,85952357071907</text:p>
          </table:table-cell>
          <table:table-cell table:formula="of:=NORMINV(RAND();0;2)" office:value-type="float" office:value="-1.06955694644127" calcext:value-type="float">
            <text:p>-1,06955694644127</text:p>
          </table:table-cell>
          <table:table-cell table:formula="of:=NORMINV(RAND();0;2)" office:value-type="float" office:value="2.09243538756225" calcext:value-type="float">
            <text:p>2,09243538756225</text:p>
          </table:table-cell>
          <table:table-cell table:formula="of:=AVERAGE([.B81:.K81])" office:value-type="float" office:value="-0.185126925570145" calcext:value-type="float">
            <text:p>-0,185126925570145</text:p>
          </table:table-cell>
          <table:table-cell table:formula="of:=COM.MICROSOFT.VAR.S([.B81:.K81])" office:value-type="float" office:value="2.83169915527461" calcext:value-type="float">
            <text:p>2,83169915527461</text:p>
          </table:table-cell>
          <table:table-cell table:formula="of:=COM.MICROSOFT.VAR.P([.B81:.K81])" office:value-type="float" office:value="2.54852923974715" calcext:value-type="float">
            <text:p>2,5485292397471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NORMINV(RAND();0;2)" office:value-type="float" office:value="2.47128267802475" calcext:value-type="float">
            <text:p>2,47128267802475</text:p>
          </table:table-cell>
          <table:table-cell table:formula="of:=NORMINV(RAND();0;2)" office:value-type="float" office:value="2.24697171178075" calcext:value-type="float">
            <text:p>2,24697171178075</text:p>
          </table:table-cell>
          <table:table-cell table:formula="of:=NORMINV(RAND();0;2)" office:value-type="float" office:value="0.503529452124414" calcext:value-type="float">
            <text:p>0,503529452124414</text:p>
          </table:table-cell>
          <table:table-cell table:formula="of:=NORMINV(RAND();0;2)" office:value-type="float" office:value="-2.05776309409588" calcext:value-type="float">
            <text:p>-2,05776309409588</text:p>
          </table:table-cell>
          <table:table-cell table:formula="of:=NORMINV(RAND();0;2)" office:value-type="float" office:value="0.569727173525369" calcext:value-type="float">
            <text:p>0,569727173525369</text:p>
          </table:table-cell>
          <table:table-cell table:formula="of:=NORMINV(RAND();0;2)" office:value-type="float" office:value="-0.369305519527097" calcext:value-type="float">
            <text:p>-0,369305519527097</text:p>
          </table:table-cell>
          <table:table-cell table:formula="of:=NORMINV(RAND();0;2)" office:value-type="float" office:value="0.282740226887725" calcext:value-type="float">
            <text:p>0,282740226887725</text:p>
          </table:table-cell>
          <table:table-cell table:formula="of:=NORMINV(RAND();0;2)" office:value-type="float" office:value="-1.1358046320957" calcext:value-type="float">
            <text:p>-1,1358046320957</text:p>
          </table:table-cell>
          <table:table-cell table:formula="of:=NORMINV(RAND();0;2)" office:value-type="float" office:value="-0.110334884280594" calcext:value-type="float">
            <text:p>-0,110334884280594</text:p>
          </table:table-cell>
          <table:table-cell table:formula="of:=NORMINV(RAND();0;2)" office:value-type="float" office:value="-3.83443657967393" calcext:value-type="float">
            <text:p>-3,83443657967393</text:p>
          </table:table-cell>
          <table:table-cell table:formula="of:=AVERAGE([.B82:.K82])" office:value-type="float" office:value="-0.14333934673302" calcext:value-type="float">
            <text:p>-0,14333934673302</text:p>
          </table:table-cell>
          <table:table-cell table:formula="of:=COM.MICROSOFT.VAR.S([.B82:.K82])" office:value-type="float" office:value="3.55384851255967" calcext:value-type="float">
            <text:p>3,55384851255967</text:p>
          </table:table-cell>
          <table:table-cell table:formula="of:=COM.MICROSOFT.VAR.P([.B82:.K82])" office:value-type="float" office:value="3.1984636613037" calcext:value-type="float">
            <text:p>3,198463661303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NORMINV(RAND();0;2)" office:value-type="float" office:value="-1.77965012382827" calcext:value-type="float">
            <text:p>-1,77965012382827</text:p>
          </table:table-cell>
          <table:table-cell table:formula="of:=NORMINV(RAND();0;2)" office:value-type="float" office:value="0.176007993300782" calcext:value-type="float">
            <text:p>0,176007993300782</text:p>
          </table:table-cell>
          <table:table-cell table:formula="of:=NORMINV(RAND();0;2)" office:value-type="float" office:value="-0.460433347695029" calcext:value-type="float">
            <text:p>-0,460433347695029</text:p>
          </table:table-cell>
          <table:table-cell table:formula="of:=NORMINV(RAND();0;2)" office:value-type="float" office:value="-1.57192092221919" calcext:value-type="float">
            <text:p>-1,57192092221919</text:p>
          </table:table-cell>
          <table:table-cell table:formula="of:=NORMINV(RAND();0;2)" office:value-type="float" office:value="0.41562988771304" calcext:value-type="float">
            <text:p>0,41562988771304</text:p>
          </table:table-cell>
          <table:table-cell table:formula="of:=NORMINV(RAND();0;2)" office:value-type="float" office:value="0.511719847459955" calcext:value-type="float">
            <text:p>0,511719847459955</text:p>
          </table:table-cell>
          <table:table-cell table:formula="of:=NORMINV(RAND();0;2)" office:value-type="float" office:value="1.31694677307028" calcext:value-type="float">
            <text:p>1,31694677307028</text:p>
          </table:table-cell>
          <table:table-cell table:formula="of:=NORMINV(RAND();0;2)" office:value-type="float" office:value="1.41411109991029" calcext:value-type="float">
            <text:p>1,41411109991029</text:p>
          </table:table-cell>
          <table:table-cell table:formula="of:=NORMINV(RAND();0;2)" office:value-type="float" office:value="-1.72322902452928" calcext:value-type="float">
            <text:p>-1,72322902452928</text:p>
          </table:table-cell>
          <table:table-cell table:formula="of:=NORMINV(RAND();0;2)" office:value-type="float" office:value="-5.22602993923562" calcext:value-type="float">
            <text:p>-5,22602993923562</text:p>
          </table:table-cell>
          <table:table-cell table:formula="of:=AVERAGE([.B83:.K83])" office:value-type="float" office:value="-0.692684775605304" calcext:value-type="float">
            <text:p>-0,692684775605304</text:p>
          </table:table-cell>
          <table:table-cell table:formula="of:=COM.MICROSOFT.VAR.S([.B83:.K83])" office:value-type="float" office:value="3.94805747281954" calcext:value-type="float">
            <text:p>3,94805747281954</text:p>
          </table:table-cell>
          <table:table-cell table:formula="of:=COM.MICROSOFT.VAR.P([.B83:.K83])" office:value-type="float" office:value="3.55325172553758" calcext:value-type="float">
            <text:p>3,5532517255375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NORMINV(RAND();0;2)" office:value-type="float" office:value="-4.72944722799157" calcext:value-type="float">
            <text:p>-4,72944722799157</text:p>
          </table:table-cell>
          <table:table-cell table:formula="of:=NORMINV(RAND();0;2)" office:value-type="float" office:value="2.15520003755783" calcext:value-type="float">
            <text:p>2,15520003755783</text:p>
          </table:table-cell>
          <table:table-cell table:formula="of:=NORMINV(RAND();0;2)" office:value-type="float" office:value="0.872066770815567" calcext:value-type="float">
            <text:p>0,872066770815567</text:p>
          </table:table-cell>
          <table:table-cell table:formula="of:=NORMINV(RAND();0;2)" office:value-type="float" office:value="-0.0135744959987252" calcext:value-type="float">
            <text:p>-0,013574495998725</text:p>
          </table:table-cell>
          <table:table-cell table:formula="of:=NORMINV(RAND();0;2)" office:value-type="float" office:value="-0.195291945712172" calcext:value-type="float">
            <text:p>-0,195291945712172</text:p>
          </table:table-cell>
          <table:table-cell table:formula="of:=NORMINV(RAND();0;2)" office:value-type="float" office:value="2.23116739255792" calcext:value-type="float">
            <text:p>2,23116739255792</text:p>
          </table:table-cell>
          <table:table-cell table:formula="of:=NORMINV(RAND();0;2)" office:value-type="float" office:value="-4.13777546061913" calcext:value-type="float">
            <text:p>-4,13777546061913</text:p>
          </table:table-cell>
          <table:table-cell table:formula="of:=NORMINV(RAND();0;2)" office:value-type="float" office:value="2.16076494025568" calcext:value-type="float">
            <text:p>2,16076494025568</text:p>
          </table:table-cell>
          <table:table-cell table:formula="of:=NORMINV(RAND();0;2)" office:value-type="float" office:value="-0.057729044641246" calcext:value-type="float">
            <text:p>-0,057729044641246</text:p>
          </table:table-cell>
          <table:table-cell table:formula="of:=NORMINV(RAND();0;2)" office:value-type="float" office:value="-1.48714416423658" calcext:value-type="float">
            <text:p>-1,48714416423658</text:p>
          </table:table-cell>
          <table:table-cell table:formula="of:=AVERAGE([.B84:.K84])" office:value-type="float" office:value="-0.320176319801243" calcext:value-type="float">
            <text:p>-0,320176319801243</text:p>
          </table:table-cell>
          <table:table-cell table:formula="of:=COM.MICROSOFT.VAR.S([.B84:.K84])" office:value-type="float" office:value="6.19659804681843" calcext:value-type="float">
            <text:p>6,19659804681843</text:p>
          </table:table-cell>
          <table:table-cell table:formula="of:=COM.MICROSOFT.VAR.P([.B84:.K84])" office:value-type="float" office:value="5.57693824213659" calcext:value-type="float">
            <text:p>5,5769382421365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NORMINV(RAND();0;2)" office:value-type="float" office:value="-0.421880757748205" calcext:value-type="float">
            <text:p>-0,421880757748205</text:p>
          </table:table-cell>
          <table:table-cell table:formula="of:=NORMINV(RAND();0;2)" office:value-type="float" office:value="-3.55674938072946" calcext:value-type="float">
            <text:p>-3,55674938072946</text:p>
          </table:table-cell>
          <table:table-cell table:formula="of:=NORMINV(RAND();0;2)" office:value-type="float" office:value="-1.19889187944892" calcext:value-type="float">
            <text:p>-1,19889187944892</text:p>
          </table:table-cell>
          <table:table-cell table:formula="of:=NORMINV(RAND();0;2)" office:value-type="float" office:value="3.23570111496944" calcext:value-type="float">
            <text:p>3,23570111496944</text:p>
          </table:table-cell>
          <table:table-cell table:formula="of:=NORMINV(RAND();0;2)" office:value-type="float" office:value="3.344743089804" calcext:value-type="float">
            <text:p>3,344743089804</text:p>
          </table:table-cell>
          <table:table-cell table:formula="of:=NORMINV(RAND();0;2)" office:value-type="float" office:value="0.834557387275489" calcext:value-type="float">
            <text:p>0,834557387275489</text:p>
          </table:table-cell>
          <table:table-cell table:formula="of:=NORMINV(RAND();0;2)" office:value-type="float" office:value="-0.168193046919955" calcext:value-type="float">
            <text:p>-0,168193046919955</text:p>
          </table:table-cell>
          <table:table-cell table:formula="of:=NORMINV(RAND();0;2)" office:value-type="float" office:value="-0.411932720709816" calcext:value-type="float">
            <text:p>-0,411932720709816</text:p>
          </table:table-cell>
          <table:table-cell table:formula="of:=NORMINV(RAND();0;2)" office:value-type="float" office:value="0.970197460681191" calcext:value-type="float">
            <text:p>0,970197460681191</text:p>
          </table:table-cell>
          <table:table-cell table:formula="of:=NORMINV(RAND();0;2)" office:value-type="float" office:value="-0.441225060773168" calcext:value-type="float">
            <text:p>-0,441225060773168</text:p>
          </table:table-cell>
          <table:table-cell table:formula="of:=AVERAGE([.B85:.K85])" office:value-type="float" office:value="0.218632620640059" calcext:value-type="float">
            <text:p>0,218632620640059</text:p>
          </table:table-cell>
          <table:table-cell table:formula="of:=COM.MICROSOFT.VAR.S([.B85:.K85])" office:value-type="float" office:value="4.16392036120656" calcext:value-type="float">
            <text:p>4,16392036120656</text:p>
          </table:table-cell>
          <table:table-cell table:formula="of:=COM.MICROSOFT.VAR.P([.B85:.K85])" office:value-type="float" office:value="3.74752832508591" calcext:value-type="float">
            <text:p>3,7475283250859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NORMINV(RAND();0;2)" office:value-type="float" office:value="-2.04335562340153" calcext:value-type="float">
            <text:p>-2,04335562340153</text:p>
          </table:table-cell>
          <table:table-cell table:formula="of:=NORMINV(RAND();0;2)" office:value-type="float" office:value="-0.932022721863741" calcext:value-type="float">
            <text:p>-0,932022721863741</text:p>
          </table:table-cell>
          <table:table-cell table:formula="of:=NORMINV(RAND();0;2)" office:value-type="float" office:value="-0.183357880613187" calcext:value-type="float">
            <text:p>-0,183357880613187</text:p>
          </table:table-cell>
          <table:table-cell table:formula="of:=NORMINV(RAND();0;2)" office:value-type="float" office:value="2.62523471287" calcext:value-type="float">
            <text:p>2,62523471287</text:p>
          </table:table-cell>
          <table:table-cell table:formula="of:=NORMINV(RAND();0;2)" office:value-type="float" office:value="-1.44653440967074" calcext:value-type="float">
            <text:p>-1,44653440967074</text:p>
          </table:table-cell>
          <table:table-cell table:formula="of:=NORMINV(RAND();0;2)" office:value-type="float" office:value="3.0186228221123" calcext:value-type="float">
            <text:p>3,0186228221123</text:p>
          </table:table-cell>
          <table:table-cell table:formula="of:=NORMINV(RAND();0;2)" office:value-type="float" office:value="1.69393907503082" calcext:value-type="float">
            <text:p>1,69393907503082</text:p>
          </table:table-cell>
          <table:table-cell table:formula="of:=NORMINV(RAND();0;2)" office:value-type="float" office:value="-1.90672355167145" calcext:value-type="float">
            <text:p>-1,90672355167145</text:p>
          </table:table-cell>
          <table:table-cell table:formula="of:=NORMINV(RAND();0;2)" office:value-type="float" office:value="1.82399007814806" calcext:value-type="float">
            <text:p>1,82399007814806</text:p>
          </table:table-cell>
          <table:table-cell table:formula="of:=NORMINV(RAND();0;2)" office:value-type="float" office:value="0.655031047612878" calcext:value-type="float">
            <text:p>0,655031047612878</text:p>
          </table:table-cell>
          <table:table-cell table:formula="of:=AVERAGE([.B86:.K86])" office:value-type="float" office:value="0.330482354855342" calcext:value-type="float">
            <text:p>0,330482354855342</text:p>
          </table:table-cell>
          <table:table-cell table:formula="of:=COM.MICROSOFT.VAR.S([.B86:.K86])" office:value-type="float" office:value="3.59364837895147" calcext:value-type="float">
            <text:p>3,59364837895147</text:p>
          </table:table-cell>
          <table:table-cell table:formula="of:=COM.MICROSOFT.VAR.P([.B86:.K86])" office:value-type="float" office:value="3.23428354105632" calcext:value-type="float">
            <text:p>3,2342835410563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NORMINV(RAND();0;2)" office:value-type="float" office:value="-5.51085436637546" calcext:value-type="float">
            <text:p>-5,51085436637546</text:p>
          </table:table-cell>
          <table:table-cell table:formula="of:=NORMINV(RAND();0;2)" office:value-type="float" office:value="2.41666750337426" calcext:value-type="float">
            <text:p>2,41666750337426</text:p>
          </table:table-cell>
          <table:table-cell table:formula="of:=NORMINV(RAND();0;2)" office:value-type="float" office:value="1.01650853666162" calcext:value-type="float">
            <text:p>1,01650853666162</text:p>
          </table:table-cell>
          <table:table-cell table:formula="of:=NORMINV(RAND();0;2)" office:value-type="float" office:value="-3.98948273586645" calcext:value-type="float">
            <text:p>-3,98948273586645</text:p>
          </table:table-cell>
          <table:table-cell table:formula="of:=NORMINV(RAND();0;2)" office:value-type="float" office:value="-0.489947585395435" calcext:value-type="float">
            <text:p>-0,489947585395435</text:p>
          </table:table-cell>
          <table:table-cell table:formula="of:=NORMINV(RAND();0;2)" office:value-type="float" office:value="2.52176771947613" calcext:value-type="float">
            <text:p>2,52176771947613</text:p>
          </table:table-cell>
          <table:table-cell table:formula="of:=NORMINV(RAND();0;2)" office:value-type="float" office:value="-0.885480147617003" calcext:value-type="float">
            <text:p>-0,885480147617003</text:p>
          </table:table-cell>
          <table:table-cell table:formula="of:=NORMINV(RAND();0;2)" office:value-type="float" office:value="-1.27709242562635" calcext:value-type="float">
            <text:p>-1,27709242562635</text:p>
          </table:table-cell>
          <table:table-cell table:formula="of:=NORMINV(RAND();0;2)" office:value-type="float" office:value="1.40973979278099" calcext:value-type="float">
            <text:p>1,40973979278099</text:p>
          </table:table-cell>
          <table:table-cell table:formula="of:=NORMINV(RAND();0;2)" office:value-type="float" office:value="-1.50303249404159" calcext:value-type="float">
            <text:p>-1,50303249404159</text:p>
          </table:table-cell>
          <table:table-cell table:formula="of:=AVERAGE([.B87:.K87])" office:value-type="float" office:value="-0.629120620262929" calcext:value-type="float">
            <text:p>-0,629120620262929</text:p>
          </table:table-cell>
          <table:table-cell table:formula="of:=COM.MICROSOFT.VAR.S([.B87:.K87])" office:value-type="float" office:value="6.94022293445386" calcext:value-type="float">
            <text:p>6,94022293445386</text:p>
          </table:table-cell>
          <table:table-cell table:formula="of:=COM.MICROSOFT.VAR.P([.B87:.K87])" office:value-type="float" office:value="6.24620064100847" calcext:value-type="float">
            <text:p>6,2462006410084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NORMINV(RAND();0;2)" office:value-type="float" office:value="-0.596821869198916" calcext:value-type="float">
            <text:p>-0,596821869198916</text:p>
          </table:table-cell>
          <table:table-cell table:formula="of:=NORMINV(RAND();0;2)" office:value-type="float" office:value="1.56868187842114" calcext:value-type="float">
            <text:p>1,56868187842114</text:p>
          </table:table-cell>
          <table:table-cell table:formula="of:=NORMINV(RAND();0;2)" office:value-type="float" office:value="1.82569484678601" calcext:value-type="float">
            <text:p>1,82569484678601</text:p>
          </table:table-cell>
          <table:table-cell table:formula="of:=NORMINV(RAND();0;2)" office:value-type="float" office:value="0.769965900489499" calcext:value-type="float">
            <text:p>0,769965900489499</text:p>
          </table:table-cell>
          <table:table-cell table:formula="of:=NORMINV(RAND();0;2)" office:value-type="float" office:value="0.810732912720493" calcext:value-type="float">
            <text:p>0,810732912720493</text:p>
          </table:table-cell>
          <table:table-cell table:formula="of:=NORMINV(RAND();0;2)" office:value-type="float" office:value="3.06158253627035" calcext:value-type="float">
            <text:p>3,06158253627035</text:p>
          </table:table-cell>
          <table:table-cell table:formula="of:=NORMINV(RAND();0;2)" office:value-type="float" office:value="2.36614238453459" calcext:value-type="float">
            <text:p>2,36614238453459</text:p>
          </table:table-cell>
          <table:table-cell table:formula="of:=NORMINV(RAND();0;2)" office:value-type="float" office:value="0.284682565436815" calcext:value-type="float">
            <text:p>0,284682565436815</text:p>
          </table:table-cell>
          <table:table-cell table:formula="of:=NORMINV(RAND();0;2)" office:value-type="float" office:value="-0.293229755815917" calcext:value-type="float">
            <text:p>-0,293229755815917</text:p>
          </table:table-cell>
          <table:table-cell table:formula="of:=NORMINV(RAND();0;2)" office:value-type="float" office:value="-0.531762716486621" calcext:value-type="float">
            <text:p>-0,531762716486621</text:p>
          </table:table-cell>
          <table:table-cell table:formula="of:=AVERAGE([.B88:.K88])" office:value-type="float" office:value="0.926566868315745" calcext:value-type="float">
            <text:p>0,926566868315745</text:p>
          </table:table-cell>
          <table:table-cell table:formula="of:=COM.MICROSOFT.VAR.S([.B88:.K88])" office:value-type="float" office:value="1.58185682573264" calcext:value-type="float">
            <text:p>1,58185682573264</text:p>
          </table:table-cell>
          <table:table-cell table:formula="of:=COM.MICROSOFT.VAR.P([.B88:.K88])" office:value-type="float" office:value="1.42367114315938" calcext:value-type="float">
            <text:p>1,4236711431593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NORMINV(RAND();0;2)" office:value-type="float" office:value="0.747590941366302" calcext:value-type="float">
            <text:p>0,747590941366302</text:p>
          </table:table-cell>
          <table:table-cell table:formula="of:=NORMINV(RAND();0;2)" office:value-type="float" office:value="1.92786692779625" calcext:value-type="float">
            <text:p>1,92786692779625</text:p>
          </table:table-cell>
          <table:table-cell table:formula="of:=NORMINV(RAND();0;2)" office:value-type="float" office:value="0.307339224013006" calcext:value-type="float">
            <text:p>0,307339224013006</text:p>
          </table:table-cell>
          <table:table-cell table:formula="of:=NORMINV(RAND();0;2)" office:value-type="float" office:value="-1.29409556949057" calcext:value-type="float">
            <text:p>-1,29409556949057</text:p>
          </table:table-cell>
          <table:table-cell table:formula="of:=NORMINV(RAND();0;2)" office:value-type="float" office:value="2.0602174407794" calcext:value-type="float">
            <text:p>2,0602174407794</text:p>
          </table:table-cell>
          <table:table-cell table:formula="of:=NORMINV(RAND();0;2)" office:value-type="float" office:value="-2.67313554389021" calcext:value-type="float">
            <text:p>-2,67313554389021</text:p>
          </table:table-cell>
          <table:table-cell table:formula="of:=NORMINV(RAND();0;2)" office:value-type="float" office:value="-3.29881692855321" calcext:value-type="float">
            <text:p>-3,29881692855321</text:p>
          </table:table-cell>
          <table:table-cell table:formula="of:=NORMINV(RAND();0;2)" office:value-type="float" office:value="-1.65156453212574" calcext:value-type="float">
            <text:p>-1,65156453212574</text:p>
          </table:table-cell>
          <table:table-cell table:formula="of:=NORMINV(RAND();0;2)" office:value-type="float" office:value="1.65217207432379" calcext:value-type="float">
            <text:p>1,65217207432379</text:p>
          </table:table-cell>
          <table:table-cell table:formula="of:=NORMINV(RAND();0;2)" office:value-type="float" office:value="-0.28053350423836" calcext:value-type="float">
            <text:p>-0,28053350423836</text:p>
          </table:table-cell>
          <table:table-cell table:formula="of:=AVERAGE([.B89:.K89])" office:value-type="float" office:value="-0.250295947001935" calcext:value-type="float">
            <text:p>-0,250295947001935</text:p>
          </table:table-cell>
          <table:table-cell table:formula="of:=COM.MICROSOFT.VAR.S([.B89:.K89])" office:value-type="float" office:value="3.69184476877789" calcext:value-type="float">
            <text:p>3,69184476877789</text:p>
          </table:table-cell>
          <table:table-cell table:formula="of:=COM.MICROSOFT.VAR.P([.B89:.K89])" office:value-type="float" office:value="3.3226602919001" calcext:value-type="float">
            <text:p>3,32266029190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NORMINV(RAND();0;2)" office:value-type="float" office:value="1.65336739992755" calcext:value-type="float">
            <text:p>1,65336739992755</text:p>
          </table:table-cell>
          <table:table-cell table:formula="of:=NORMINV(RAND();0;2)" office:value-type="float" office:value="2.81043895152532" calcext:value-type="float">
            <text:p>2,81043895152532</text:p>
          </table:table-cell>
          <table:table-cell table:formula="of:=NORMINV(RAND();0;2)" office:value-type="float" office:value="0.700868904150976" calcext:value-type="float">
            <text:p>0,700868904150976</text:p>
          </table:table-cell>
          <table:table-cell table:formula="of:=NORMINV(RAND();0;2)" office:value-type="float" office:value="-0.853467410914822" calcext:value-type="float">
            <text:p>-0,853467410914822</text:p>
          </table:table-cell>
          <table:table-cell table:formula="of:=NORMINV(RAND();0;2)" office:value-type="float" office:value="-0.0572754942030207" calcext:value-type="float">
            <text:p>-0,057275494203021</text:p>
          </table:table-cell>
          <table:table-cell table:formula="of:=NORMINV(RAND();0;2)" office:value-type="float" office:value="2.20831487796759" calcext:value-type="float">
            <text:p>2,20831487796759</text:p>
          </table:table-cell>
          <table:table-cell table:formula="of:=NORMINV(RAND();0;2)" office:value-type="float" office:value="2.00913145947915" calcext:value-type="float">
            <text:p>2,00913145947915</text:p>
          </table:table-cell>
          <table:table-cell table:formula="of:=NORMINV(RAND();0;2)" office:value-type="float" office:value="-2.83480218747653" calcext:value-type="float">
            <text:p>-2,83480218747653</text:p>
          </table:table-cell>
          <table:table-cell table:formula="of:=NORMINV(RAND();0;2)" office:value-type="float" office:value="0.988830790415917" calcext:value-type="float">
            <text:p>0,988830790415917</text:p>
          </table:table-cell>
          <table:table-cell table:formula="of:=NORMINV(RAND();0;2)" office:value-type="float" office:value="-2.50535878759936" calcext:value-type="float">
            <text:p>-2,50535878759936</text:p>
          </table:table-cell>
          <table:table-cell table:formula="of:=AVERAGE([.B90:.K90])" office:value-type="float" office:value="0.412004850327276" calcext:value-type="float">
            <text:p>0,412004850327276</text:p>
          </table:table-cell>
          <table:table-cell table:formula="of:=COM.MICROSOFT.VAR.S([.B90:.K90])" office:value-type="float" office:value="3.81795460750189" calcext:value-type="float">
            <text:p>3,81795460750189</text:p>
          </table:table-cell>
          <table:table-cell table:formula="of:=COM.MICROSOFT.VAR.P([.B90:.K90])" office:value-type="float" office:value="3.4361591467517" calcext:value-type="float">
            <text:p>3,436159146751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NORMINV(RAND();0;2)" office:value-type="float" office:value="1.38712823767521" calcext:value-type="float">
            <text:p>1,38712823767521</text:p>
          </table:table-cell>
          <table:table-cell table:formula="of:=NORMINV(RAND();0;2)" office:value-type="float" office:value="0.609107929638714" calcext:value-type="float">
            <text:p>0,609107929638714</text:p>
          </table:table-cell>
          <table:table-cell table:formula="of:=NORMINV(RAND();0;2)" office:value-type="float" office:value="-0.581639759790915" calcext:value-type="float">
            <text:p>-0,581639759790915</text:p>
          </table:table-cell>
          <table:table-cell table:formula="of:=NORMINV(RAND();0;2)" office:value-type="float" office:value="0.672112054179957" calcext:value-type="float">
            <text:p>0,672112054179957</text:p>
          </table:table-cell>
          <table:table-cell table:formula="of:=NORMINV(RAND();0;2)" office:value-type="float" office:value="-0.270512124807765" calcext:value-type="float">
            <text:p>-0,270512124807765</text:p>
          </table:table-cell>
          <table:table-cell table:formula="of:=NORMINV(RAND();0;2)" office:value-type="float" office:value="-0.0970731086257737" calcext:value-type="float">
            <text:p>-0,097073108625774</text:p>
          </table:table-cell>
          <table:table-cell table:formula="of:=NORMINV(RAND();0;2)" office:value-type="float" office:value="-0.502577168366848" calcext:value-type="float">
            <text:p>-0,502577168366848</text:p>
          </table:table-cell>
          <table:table-cell table:formula="of:=NORMINV(RAND();0;2)" office:value-type="float" office:value="1.00844724385378" calcext:value-type="float">
            <text:p>1,00844724385378</text:p>
          </table:table-cell>
          <table:table-cell table:formula="of:=NORMINV(RAND();0;2)" office:value-type="float" office:value="0.784268730114453" calcext:value-type="float">
            <text:p>0,784268730114453</text:p>
          </table:table-cell>
          <table:table-cell table:formula="of:=NORMINV(RAND();0;2)" office:value-type="float" office:value="-2.83397168224628" calcext:value-type="float">
            <text:p>-2,83397168224628</text:p>
          </table:table-cell>
          <table:table-cell table:formula="of:=AVERAGE([.B91:.K91])" office:value-type="float" office:value="0.0175290351624521" calcext:value-type="float">
            <text:p>0,017529035162452</text:p>
          </table:table-cell>
          <table:table-cell table:formula="of:=COM.MICROSOFT.VAR.S([.B91:.K91])" office:value-type="float" office:value="1.45341406213405" calcext:value-type="float">
            <text:p>1,45341406213405</text:p>
          </table:table-cell>
          <table:table-cell table:formula="of:=COM.MICROSOFT.VAR.P([.B91:.K91])" office:value-type="float" office:value="1.30807265592064" calcext:value-type="float">
            <text:p>1,3080726559206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NORMINV(RAND();0;2)" office:value-type="float" office:value="-1.58838153301093" calcext:value-type="float">
            <text:p>-1,58838153301093</text:p>
          </table:table-cell>
          <table:table-cell table:formula="of:=NORMINV(RAND();0;2)" office:value-type="float" office:value="-0.630561088245536" calcext:value-type="float">
            <text:p>-0,630561088245536</text:p>
          </table:table-cell>
          <table:table-cell table:formula="of:=NORMINV(RAND();0;2)" office:value-type="float" office:value="3.11195240285096" calcext:value-type="float">
            <text:p>3,11195240285096</text:p>
          </table:table-cell>
          <table:table-cell table:formula="of:=NORMINV(RAND();0;2)" office:value-type="float" office:value="2.10451115670452" calcext:value-type="float">
            <text:p>2,10451115670452</text:p>
          </table:table-cell>
          <table:table-cell table:formula="of:=NORMINV(RAND();0;2)" office:value-type="float" office:value="-1.52901054862182" calcext:value-type="float">
            <text:p>-1,52901054862182</text:p>
          </table:table-cell>
          <table:table-cell table:formula="of:=NORMINV(RAND();0;2)" office:value-type="float" office:value="0.905469228672532" calcext:value-type="float">
            <text:p>0,905469228672532</text:p>
          </table:table-cell>
          <table:table-cell table:formula="of:=NORMINV(RAND();0;2)" office:value-type="float" office:value="0.447701791275964" calcext:value-type="float">
            <text:p>0,447701791275964</text:p>
          </table:table-cell>
          <table:table-cell table:formula="of:=NORMINV(RAND();0;2)" office:value-type="float" office:value="-0.992503788703521" calcext:value-type="float">
            <text:p>-0,992503788703521</text:p>
          </table:table-cell>
          <table:table-cell table:formula="of:=NORMINV(RAND();0;2)" office:value-type="float" office:value="0.723848114540478" calcext:value-type="float">
            <text:p>0,723848114540478</text:p>
          </table:table-cell>
          <table:table-cell table:formula="of:=NORMINV(RAND();0;2)" office:value-type="float" office:value="-0.359716540230055" calcext:value-type="float">
            <text:p>-0,359716540230055</text:p>
          </table:table-cell>
          <table:table-cell table:formula="of:=AVERAGE([.B92:.K92])" office:value-type="float" office:value="0.219330919523261" calcext:value-type="float">
            <text:p>0,219330919523261</text:p>
          </table:table-cell>
          <table:table-cell table:formula="of:=COM.MICROSOFT.VAR.S([.B92:.K92])" office:value-type="float" office:value="2.39436868363835" calcext:value-type="float">
            <text:p>2,39436868363835</text:p>
          </table:table-cell>
          <table:table-cell table:formula="of:=COM.MICROSOFT.VAR.P([.B92:.K92])" office:value-type="float" office:value="2.15493181527451" calcext:value-type="float">
            <text:p>2,1549318152745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NORMINV(RAND();0;2)" office:value-type="float" office:value="-2.00769705274507" calcext:value-type="float">
            <text:p>-2,00769705274507</text:p>
          </table:table-cell>
          <table:table-cell table:formula="of:=NORMINV(RAND();0;2)" office:value-type="float" office:value="0.0198364832240626" calcext:value-type="float">
            <text:p>0,019836483224063</text:p>
          </table:table-cell>
          <table:table-cell table:formula="of:=NORMINV(RAND();0;2)" office:value-type="float" office:value="-0.659591931040163" calcext:value-type="float">
            <text:p>-0,659591931040163</text:p>
          </table:table-cell>
          <table:table-cell table:formula="of:=NORMINV(RAND();0;2)" office:value-type="float" office:value="1.53729605525485" calcext:value-type="float">
            <text:p>1,53729605525485</text:p>
          </table:table-cell>
          <table:table-cell table:formula="of:=NORMINV(RAND();0;2)" office:value-type="float" office:value="-0.168715026026554" calcext:value-type="float">
            <text:p>-0,168715026026554</text:p>
          </table:table-cell>
          <table:table-cell table:formula="of:=NORMINV(RAND();0;2)" office:value-type="float" office:value="-0.714894865900044" calcext:value-type="float">
            <text:p>-0,714894865900044</text:p>
          </table:table-cell>
          <table:table-cell table:formula="of:=NORMINV(RAND();0;2)" office:value-type="float" office:value="-3.0417108272988" calcext:value-type="float">
            <text:p>-3,0417108272988</text:p>
          </table:table-cell>
          <table:table-cell table:formula="of:=NORMINV(RAND();0;2)" office:value-type="float" office:value="-3.57410264132075" calcext:value-type="float">
            <text:p>-3,57410264132075</text:p>
          </table:table-cell>
          <table:table-cell table:formula="of:=NORMINV(RAND();0;2)" office:value-type="float" office:value="-2.58240793075016" calcext:value-type="float">
            <text:p>-2,58240793075016</text:p>
          </table:table-cell>
          <table:table-cell table:formula="of:=NORMINV(RAND();0;2)" office:value-type="float" office:value="1.11707527629573" calcext:value-type="float">
            <text:p>1,11707527629573</text:p>
          </table:table-cell>
          <table:table-cell table:formula="of:=AVERAGE([.B93:.K93])" office:value-type="float" office:value="-1.00749124603069" calcext:value-type="float">
            <text:p>-1,00749124603069</text:p>
          </table:table-cell>
          <table:table-cell table:formula="of:=COM.MICROSOFT.VAR.S([.B93:.K93])" office:value-type="float" office:value="3.01795969788792" calcext:value-type="float">
            <text:p>3,01795969788792</text:p>
          </table:table-cell>
          <table:table-cell table:formula="of:=COM.MICROSOFT.VAR.P([.B93:.K93])" office:value-type="float" office:value="2.71616372809912" calcext:value-type="float">
            <text:p>2,7161637280991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NORMINV(RAND();0;2)" office:value-type="float" office:value="3.54432978782152" calcext:value-type="float">
            <text:p>3,54432978782152</text:p>
          </table:table-cell>
          <table:table-cell table:formula="of:=NORMINV(RAND();0;2)" office:value-type="float" office:value="0.930270510252099" calcext:value-type="float">
            <text:p>0,930270510252099</text:p>
          </table:table-cell>
          <table:table-cell table:formula="of:=NORMINV(RAND();0;2)" office:value-type="float" office:value="0.0522567268532264" calcext:value-type="float">
            <text:p>0,052256726853226</text:p>
          </table:table-cell>
          <table:table-cell table:formula="of:=NORMINV(RAND();0;2)" office:value-type="float" office:value="0.419954941100923" calcext:value-type="float">
            <text:p>0,419954941100923</text:p>
          </table:table-cell>
          <table:table-cell table:formula="of:=NORMINV(RAND();0;2)" office:value-type="float" office:value="-4.51738326262502" calcext:value-type="float">
            <text:p>-4,51738326262502</text:p>
          </table:table-cell>
          <table:table-cell table:formula="of:=NORMINV(RAND();0;2)" office:value-type="float" office:value="-1.20631569195688" calcext:value-type="float">
            <text:p>-1,20631569195688</text:p>
          </table:table-cell>
          <table:table-cell table:formula="of:=NORMINV(RAND();0;2)" office:value-type="float" office:value="1.31793102380205" calcext:value-type="float">
            <text:p>1,31793102380205</text:p>
          </table:table-cell>
          <table:table-cell table:formula="of:=NORMINV(RAND();0;2)" office:value-type="float" office:value="-0.621527104397674" calcext:value-type="float">
            <text:p>-0,621527104397674</text:p>
          </table:table-cell>
          <table:table-cell table:formula="of:=NORMINV(RAND();0;2)" office:value-type="float" office:value="0.807326540284005" calcext:value-type="float">
            <text:p>0,807326540284005</text:p>
          </table:table-cell>
          <table:table-cell table:formula="of:=NORMINV(RAND();0;2)" office:value-type="float" office:value="-0.575633991314317" calcext:value-type="float">
            <text:p>-0,575633991314317</text:p>
          </table:table-cell>
          <table:table-cell table:formula="of:=AVERAGE([.B94:.K94])" office:value-type="float" office:value="0.0151209479819935" calcext:value-type="float">
            <text:p>0,015120947981994</text:p>
          </table:table-cell>
          <table:table-cell table:formula="of:=COM.MICROSOFT.VAR.S([.B94:.K94])" office:value-type="float" office:value="4.28586680046353" calcext:value-type="float">
            <text:p>4,28586680046353</text:p>
          </table:table-cell>
          <table:table-cell table:formula="of:=COM.MICROSOFT.VAR.P([.B94:.K94])" office:value-type="float" office:value="3.85728012041718" calcext:value-type="float">
            <text:p>3,8572801204171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NORMINV(RAND();0;2)" office:value-type="float" office:value="-2.12227039782006" calcext:value-type="float">
            <text:p>-2,12227039782006</text:p>
          </table:table-cell>
          <table:table-cell table:formula="of:=NORMINV(RAND();0;2)" office:value-type="float" office:value="2.20526380538346" calcext:value-type="float">
            <text:p>2,20526380538346</text:p>
          </table:table-cell>
          <table:table-cell table:formula="of:=NORMINV(RAND();0;2)" office:value-type="float" office:value="-2.31543311660974" calcext:value-type="float">
            <text:p>-2,31543311660974</text:p>
          </table:table-cell>
          <table:table-cell table:formula="of:=NORMINV(RAND();0;2)" office:value-type="float" office:value="-0.871349222913747" calcext:value-type="float">
            <text:p>-0,871349222913747</text:p>
          </table:table-cell>
          <table:table-cell table:formula="of:=NORMINV(RAND();0;2)" office:value-type="float" office:value="1.70459177714426" calcext:value-type="float">
            <text:p>1,70459177714426</text:p>
          </table:table-cell>
          <table:table-cell table:formula="of:=NORMINV(RAND();0;2)" office:value-type="float" office:value="-0.371406457724041" calcext:value-type="float">
            <text:p>-0,371406457724041</text:p>
          </table:table-cell>
          <table:table-cell table:formula="of:=NORMINV(RAND();0;2)" office:value-type="float" office:value="-0.328857235046476" calcext:value-type="float">
            <text:p>-0,328857235046476</text:p>
          </table:table-cell>
          <table:table-cell table:formula="of:=NORMINV(RAND();0;2)" office:value-type="float" office:value="0.549875298682236" calcext:value-type="float">
            <text:p>0,549875298682236</text:p>
          </table:table-cell>
          <table:table-cell table:formula="of:=NORMINV(RAND();0;2)" office:value-type="float" office:value="-0.0611584742782159" calcext:value-type="float">
            <text:p>-0,061158474278216</text:p>
          </table:table-cell>
          <table:table-cell table:formula="of:=NORMINV(RAND();0;2)" office:value-type="float" office:value="0.119821675474146" calcext:value-type="float">
            <text:p>0,119821675474146</text:p>
          </table:table-cell>
          <table:table-cell table:formula="of:=AVERAGE([.B95:.K95])" office:value-type="float" office:value="-0.149092234770818" calcext:value-type="float">
            <text:p>-0,149092234770818</text:p>
          </table:table-cell>
          <table:table-cell table:formula="of:=COM.MICROSOFT.VAR.S([.B95:.K95])" office:value-type="float" office:value="2.08195539282814" calcext:value-type="float">
            <text:p>2,08195539282814</text:p>
          </table:table-cell>
          <table:table-cell table:formula="of:=COM.MICROSOFT.VAR.P([.B95:.K95])" office:value-type="float" office:value="1.87375985354533" calcext:value-type="float">
            <text:p>1,8737598535453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NORMINV(RAND();0;2)" office:value-type="float" office:value="-2.23956152582652" calcext:value-type="float">
            <text:p>-2,23956152582652</text:p>
          </table:table-cell>
          <table:table-cell table:formula="of:=NORMINV(RAND();0;2)" office:value-type="float" office:value="-0.837528268906802" calcext:value-type="float">
            <text:p>-0,837528268906802</text:p>
          </table:table-cell>
          <table:table-cell table:formula="of:=NORMINV(RAND();0;2)" office:value-type="float" office:value="1.72612957472614" calcext:value-type="float">
            <text:p>1,72612957472614</text:p>
          </table:table-cell>
          <table:table-cell table:formula="of:=NORMINV(RAND();0;2)" office:value-type="float" office:value="2.91040539300833" calcext:value-type="float">
            <text:p>2,91040539300833</text:p>
          </table:table-cell>
          <table:table-cell table:formula="of:=NORMINV(RAND();0;2)" office:value-type="float" office:value="2.40793648732687" calcext:value-type="float">
            <text:p>2,40793648732687</text:p>
          </table:table-cell>
          <table:table-cell table:formula="of:=NORMINV(RAND();0;2)" office:value-type="float" office:value="3.17019048554735" calcext:value-type="float">
            <text:p>3,17019048554735</text:p>
          </table:table-cell>
          <table:table-cell table:formula="of:=NORMINV(RAND();0;2)" office:value-type="float" office:value="-2.91867827451676" calcext:value-type="float">
            <text:p>-2,91867827451676</text:p>
          </table:table-cell>
          <table:table-cell table:formula="of:=NORMINV(RAND();0;2)" office:value-type="float" office:value="4.1956664435147" calcext:value-type="float">
            <text:p>4,1956664435147</text:p>
          </table:table-cell>
          <table:table-cell table:formula="of:=NORMINV(RAND();0;2)" office:value-type="float" office:value="-0.729117908873878" calcext:value-type="float">
            <text:p>-0,729117908873878</text:p>
          </table:table-cell>
          <table:table-cell table:formula="of:=NORMINV(RAND();0;2)" office:value-type="float" office:value="-0.841509511642643" calcext:value-type="float">
            <text:p>-0,841509511642643</text:p>
          </table:table-cell>
          <table:table-cell table:formula="of:=AVERAGE([.B96:.K96])" office:value-type="float" office:value="0.684393289435678" calcext:value-type="float">
            <text:p>0,684393289435678</text:p>
          </table:table-cell>
          <table:table-cell table:formula="of:=COM.MICROSOFT.VAR.S([.B96:.K96])" office:value-type="float" office:value="6.18816081595365" calcext:value-type="float">
            <text:p>6,18816081595365</text:p>
          </table:table-cell>
          <table:table-cell table:formula="of:=COM.MICROSOFT.VAR.P([.B96:.K96])" office:value-type="float" office:value="5.56934473435828" calcext:value-type="float">
            <text:p>5,5693447343582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NORMINV(RAND();0;2)" office:value-type="float" office:value="0.0459593538426146" calcext:value-type="float">
            <text:p>0,045959353842615</text:p>
          </table:table-cell>
          <table:table-cell table:formula="of:=NORMINV(RAND();0;2)" office:value-type="float" office:value="-3.59377432741809" calcext:value-type="float">
            <text:p>-3,59377432741809</text:p>
          </table:table-cell>
          <table:table-cell table:formula="of:=NORMINV(RAND();0;2)" office:value-type="float" office:value="0.989848536991708" calcext:value-type="float">
            <text:p>0,989848536991708</text:p>
          </table:table-cell>
          <table:table-cell table:formula="of:=NORMINV(RAND();0;2)" office:value-type="float" office:value="0.300800235910266" calcext:value-type="float">
            <text:p>0,300800235910266</text:p>
          </table:table-cell>
          <table:table-cell table:formula="of:=NORMINV(RAND();0;2)" office:value-type="float" office:value="-0.182745400330495" calcext:value-type="float">
            <text:p>-0,182745400330495</text:p>
          </table:table-cell>
          <table:table-cell table:formula="of:=NORMINV(RAND();0;2)" office:value-type="float" office:value="-2.23309405031621" calcext:value-type="float">
            <text:p>-2,23309405031621</text:p>
          </table:table-cell>
          <table:table-cell table:formula="of:=NORMINV(RAND();0;2)" office:value-type="float" office:value="-0.858890688799563" calcext:value-type="float">
            <text:p>-0,858890688799563</text:p>
          </table:table-cell>
          <table:table-cell table:formula="of:=NORMINV(RAND();0;2)" office:value-type="float" office:value="-1.07120030010709" calcext:value-type="float">
            <text:p>-1,07120030010709</text:p>
          </table:table-cell>
          <table:table-cell table:formula="of:=NORMINV(RAND();0;2)" office:value-type="float" office:value="0.201640510614177" calcext:value-type="float">
            <text:p>0,201640510614177</text:p>
          </table:table-cell>
          <table:table-cell table:formula="of:=NORMINV(RAND();0;2)" office:value-type="float" office:value="4.16936899074027" calcext:value-type="float">
            <text:p>4,16936899074027</text:p>
          </table:table-cell>
          <table:table-cell table:formula="of:=AVERAGE([.B97:.K97])" office:value-type="float" office:value="-0.223208713887242" calcext:value-type="float">
            <text:p>-0,223208713887242</text:p>
          </table:table-cell>
          <table:table-cell table:formula="of:=COM.MICROSOFT.VAR.S([.B97:.K97])" office:value-type="float" office:value="4.20210563119937" calcext:value-type="float">
            <text:p>4,20210563119937</text:p>
          </table:table-cell>
          <table:table-cell table:formula="of:=COM.MICROSOFT.VAR.P([.B97:.K97])" office:value-type="float" office:value="3.78189506807943" calcext:value-type="float">
            <text:p>3,7818950680794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NORMINV(RAND();0;2)" office:value-type="float" office:value="-0.350519124258161" calcext:value-type="float">
            <text:p>-0,350519124258161</text:p>
          </table:table-cell>
          <table:table-cell table:formula="of:=NORMINV(RAND();0;2)" office:value-type="float" office:value="-1.03614879764005" calcext:value-type="float">
            <text:p>-1,03614879764005</text:p>
          </table:table-cell>
          <table:table-cell table:formula="of:=NORMINV(RAND();0;2)" office:value-type="float" office:value="-0.034810486096537" calcext:value-type="float">
            <text:p>-0,034810486096537</text:p>
          </table:table-cell>
          <table:table-cell table:formula="of:=NORMINV(RAND();0;2)" office:value-type="float" office:value="-0.391849046305359" calcext:value-type="float">
            <text:p>-0,391849046305359</text:p>
          </table:table-cell>
          <table:table-cell table:formula="of:=NORMINV(RAND();0;2)" office:value-type="float" office:value="1.43191296042939" calcext:value-type="float">
            <text:p>1,43191296042939</text:p>
          </table:table-cell>
          <table:table-cell table:formula="of:=NORMINV(RAND();0;2)" office:value-type="float" office:value="1.31111650743721" calcext:value-type="float">
            <text:p>1,31111650743721</text:p>
          </table:table-cell>
          <table:table-cell table:formula="of:=NORMINV(RAND();0;2)" office:value-type="float" office:value="-2.73937355290748" calcext:value-type="float">
            <text:p>-2,73937355290748</text:p>
          </table:table-cell>
          <table:table-cell table:formula="of:=NORMINV(RAND();0;2)" office:value-type="float" office:value="-3.57703555947841" calcext:value-type="float">
            <text:p>-3,57703555947841</text:p>
          </table:table-cell>
          <table:table-cell table:formula="of:=NORMINV(RAND();0;2)" office:value-type="float" office:value="-1.79961791919987" calcext:value-type="float">
            <text:p>-1,79961791919987</text:p>
          </table:table-cell>
          <table:table-cell table:formula="of:=NORMINV(RAND();0;2)" office:value-type="float" office:value="0.967605870871268" calcext:value-type="float">
            <text:p>0,967605870871268</text:p>
          </table:table-cell>
          <table:table-cell table:formula="of:=AVERAGE([.B98:.K98])" office:value-type="float" office:value="-0.621871914714799" calcext:value-type="float">
            <text:p>-0,621871914714799</text:p>
          </table:table-cell>
          <table:table-cell table:formula="of:=COM.MICROSOFT.VAR.S([.B98:.K98])" office:value-type="float" office:value="2.85862405601729" calcext:value-type="float">
            <text:p>2,85862405601729</text:p>
          </table:table-cell>
          <table:table-cell table:formula="of:=COM.MICROSOFT.VAR.P([.B98:.K98])" office:value-type="float" office:value="2.57276165041556" calcext:value-type="float">
            <text:p>2,5727616504155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NORMINV(RAND();0;2)" office:value-type="float" office:value="0.797148549676145" calcext:value-type="float">
            <text:p>0,797148549676145</text:p>
          </table:table-cell>
          <table:table-cell table:formula="of:=NORMINV(RAND();0;2)" office:value-type="float" office:value="-0.380491468742758" calcext:value-type="float">
            <text:p>-0,380491468742758</text:p>
          </table:table-cell>
          <table:table-cell table:formula="of:=NORMINV(RAND();0;2)" office:value-type="float" office:value="1.11001677482064" calcext:value-type="float">
            <text:p>1,11001677482064</text:p>
          </table:table-cell>
          <table:table-cell table:formula="of:=NORMINV(RAND();0;2)" office:value-type="float" office:value="1.91523703169201" calcext:value-type="float">
            <text:p>1,91523703169201</text:p>
          </table:table-cell>
          <table:table-cell table:formula="of:=NORMINV(RAND();0;2)" office:value-type="float" office:value="0.767757580066929" calcext:value-type="float">
            <text:p>0,767757580066929</text:p>
          </table:table-cell>
          <table:table-cell table:formula="of:=NORMINV(RAND();0;2)" office:value-type="float" office:value="-1.90150025250696" calcext:value-type="float">
            <text:p>-1,90150025250696</text:p>
          </table:table-cell>
          <table:table-cell table:formula="of:=NORMINV(RAND();0;2)" office:value-type="float" office:value="3.06336025148014" calcext:value-type="float">
            <text:p>3,06336025148014</text:p>
          </table:table-cell>
          <table:table-cell table:formula="of:=NORMINV(RAND();0;2)" office:value-type="float" office:value="-0.567913044579885" calcext:value-type="float">
            <text:p>-0,567913044579885</text:p>
          </table:table-cell>
          <table:table-cell table:formula="of:=NORMINV(RAND();0;2)" office:value-type="float" office:value="-0.175823422262691" calcext:value-type="float">
            <text:p>-0,175823422262691</text:p>
          </table:table-cell>
          <table:table-cell table:formula="of:=NORMINV(RAND();0;2)" office:value-type="float" office:value="1.45481691111314" calcext:value-type="float">
            <text:p>1,45481691111314</text:p>
          </table:table-cell>
          <table:table-cell table:formula="of:=AVERAGE([.B99:.K99])" office:value-type="float" office:value="0.608260891075671" calcext:value-type="float">
            <text:p>0,608260891075671</text:p>
          </table:table-cell>
          <table:table-cell table:formula="of:=COM.MICROSOFT.VAR.S([.B99:.K99])" office:value-type="float" office:value="2.00443765212516" calcext:value-type="float">
            <text:p>2,00443765212516</text:p>
          </table:table-cell>
          <table:table-cell table:formula="of:=COM.MICROSOFT.VAR.P([.B99:.K99])" office:value-type="float" office:value="1.80399388691264" calcext:value-type="float">
            <text:p>1,8039938869126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NORMINV(RAND();0;2)" office:value-type="float" office:value="-0.0306199609050745" calcext:value-type="float">
            <text:p>-0,030619960905075</text:p>
          </table:table-cell>
          <table:table-cell table:formula="of:=NORMINV(RAND();0;2)" office:value-type="float" office:value="3.80321222051458" calcext:value-type="float">
            <text:p>3,80321222051458</text:p>
          </table:table-cell>
          <table:table-cell table:formula="of:=NORMINV(RAND();0;2)" office:value-type="float" office:value="-0.447841082673249" calcext:value-type="float">
            <text:p>-0,447841082673249</text:p>
          </table:table-cell>
          <table:table-cell table:formula="of:=NORMINV(RAND();0;2)" office:value-type="float" office:value="-3.78196947038456" calcext:value-type="float">
            <text:p>-3,78196947038456</text:p>
          </table:table-cell>
          <table:table-cell table:formula="of:=NORMINV(RAND();0;2)" office:value-type="float" office:value="-4.06849324755651" calcext:value-type="float">
            <text:p>-4,06849324755651</text:p>
          </table:table-cell>
          <table:table-cell table:formula="of:=NORMINV(RAND();0;2)" office:value-type="float" office:value="-3.28327392463678" calcext:value-type="float">
            <text:p>-3,28327392463678</text:p>
          </table:table-cell>
          <table:table-cell table:formula="of:=NORMINV(RAND();0;2)" office:value-type="float" office:value="-0.59412831976071" calcext:value-type="float">
            <text:p>-0,59412831976071</text:p>
          </table:table-cell>
          <table:table-cell table:formula="of:=NORMINV(RAND();0;2)" office:value-type="float" office:value="0.655839193387352" calcext:value-type="float">
            <text:p>0,655839193387352</text:p>
          </table:table-cell>
          <table:table-cell table:formula="of:=NORMINV(RAND();0;2)" office:value-type="float" office:value="0.850678619732564" calcext:value-type="float">
            <text:p>0,850678619732564</text:p>
          </table:table-cell>
          <table:table-cell table:formula="of:=NORMINV(RAND();0;2)" office:value-type="float" office:value="-1.25348264476668" calcext:value-type="float">
            <text:p>-1,25348264476668</text:p>
          </table:table-cell>
          <table:table-cell table:formula="of:=AVERAGE([.B100:.K100])" office:value-type="float" office:value="-0.815007861704907" calcext:value-type="float">
            <text:p>-0,815007861704907</text:p>
          </table:table-cell>
          <table:table-cell table:formula="of:=COM.MICROSOFT.VAR.S([.B100:.K100])" office:value-type="float" office:value="5.85970540805097" calcext:value-type="float">
            <text:p>5,85970540805097</text:p>
          </table:table-cell>
          <table:table-cell table:formula="of:=COM.MICROSOFT.VAR.P([.B100:.K100])" office:value-type="float" office:value="5.27373486724588" calcext:value-type="float">
            <text:p>5,2737348672458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NORMINV(RAND();0;2)" office:value-type="float" office:value="-2.78878172496128" calcext:value-type="float">
            <text:p>-2,78878172496128</text:p>
          </table:table-cell>
          <table:table-cell table:formula="of:=NORMINV(RAND();0;2)" office:value-type="float" office:value="0.818882962168676" calcext:value-type="float">
            <text:p>0,818882962168676</text:p>
          </table:table-cell>
          <table:table-cell table:formula="of:=NORMINV(RAND();0;2)" office:value-type="float" office:value="-0.684890706541779" calcext:value-type="float">
            <text:p>-0,684890706541779</text:p>
          </table:table-cell>
          <table:table-cell table:formula="of:=NORMINV(RAND();0;2)" office:value-type="float" office:value="4.02752587464264" calcext:value-type="float">
            <text:p>4,02752587464264</text:p>
          </table:table-cell>
          <table:table-cell table:formula="of:=NORMINV(RAND();0;2)" office:value-type="float" office:value="-3.71860798918844" calcext:value-type="float">
            <text:p>-3,71860798918844</text:p>
          </table:table-cell>
          <table:table-cell table:formula="of:=NORMINV(RAND();0;2)" office:value-type="float" office:value="-0.0407399797921347" calcext:value-type="float">
            <text:p>-0,040739979792135</text:p>
          </table:table-cell>
          <table:table-cell table:formula="of:=NORMINV(RAND();0;2)" office:value-type="float" office:value="0.919112136724784" calcext:value-type="float">
            <text:p>0,919112136724784</text:p>
          </table:table-cell>
          <table:table-cell table:formula="of:=NORMINV(RAND();0;2)" office:value-type="float" office:value="0.184748455490073" calcext:value-type="float">
            <text:p>0,184748455490073</text:p>
          </table:table-cell>
          <table:table-cell table:formula="of:=NORMINV(RAND();0;2)" office:value-type="float" office:value="-0.000232718467479402" calcext:value-type="float">
            <text:p>-0,000232718467479</text:p>
          </table:table-cell>
          <table:table-cell table:formula="of:=NORMINV(RAND();0;2)" office:value-type="float" office:value="-0.189723580729158" calcext:value-type="float">
            <text:p>-0,189723580729158</text:p>
          </table:table-cell>
          <table:table-cell table:formula="of:=AVERAGE([.B101:.K101])" office:value-type="float" office:value="-0.147270727065409" calcext:value-type="float">
            <text:p>-0,147270727065409</text:p>
          </table:table-cell>
          <table:table-cell table:formula="of:=COM.MICROSOFT.VAR.S([.B101:.K101])" office:value-type="float" office:value="4.40729171351784" calcext:value-type="float">
            <text:p>4,40729171351784</text:p>
          </table:table-cell>
          <table:table-cell table:formula="of:=COM.MICROSOFT.VAR.P([.B101:.K101])" office:value-type="float" office:value="3.96656254216606" calcext:value-type="float">
            <text:p>3,9665625421660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NORMINV(RAND();0;2)" office:value-type="float" office:value="0.713697801458803" calcext:value-type="float">
            <text:p>0,713697801458803</text:p>
          </table:table-cell>
          <table:table-cell table:formula="of:=NORMINV(RAND();0;2)" office:value-type="float" office:value="0.994089988085046" calcext:value-type="float">
            <text:p>0,994089988085046</text:p>
          </table:table-cell>
          <table:table-cell table:formula="of:=NORMINV(RAND();0;2)" office:value-type="float" office:value="-0.668089843926247" calcext:value-type="float">
            <text:p>-0,668089843926247</text:p>
          </table:table-cell>
          <table:table-cell table:formula="of:=NORMINV(RAND();0;2)" office:value-type="float" office:value="-0.173017519104236" calcext:value-type="float">
            <text:p>-0,173017519104236</text:p>
          </table:table-cell>
          <table:table-cell table:formula="of:=NORMINV(RAND();0;2)" office:value-type="float" office:value="-1.64823452950219" calcext:value-type="float">
            <text:p>-1,64823452950219</text:p>
          </table:table-cell>
          <table:table-cell table:formula="of:=NORMINV(RAND();0;2)" office:value-type="float" office:value="1.5938736622425" calcext:value-type="float">
            <text:p>1,5938736622425</text:p>
          </table:table-cell>
          <table:table-cell table:formula="of:=NORMINV(RAND();0;2)" office:value-type="float" office:value="1.83393074971432" calcext:value-type="float">
            <text:p>1,83393074971432</text:p>
          </table:table-cell>
          <table:table-cell table:formula="of:=NORMINV(RAND();0;2)" office:value-type="float" office:value="0.586774379198391" calcext:value-type="float">
            <text:p>0,586774379198391</text:p>
          </table:table-cell>
          <table:table-cell table:formula="of:=NORMINV(RAND();0;2)" office:value-type="float" office:value="1.97732639777603" calcext:value-type="float">
            <text:p>1,97732639777603</text:p>
          </table:table-cell>
          <table:table-cell table:formula="of:=NORMINV(RAND();0;2)" office:value-type="float" office:value="-0.61497807184028" calcext:value-type="float">
            <text:p>-0,61497807184028</text:p>
          </table:table-cell>
          <table:table-cell table:formula="of:=AVERAGE([.B102:.K102])" office:value-type="float" office:value="0.459537301410214" calcext:value-type="float">
            <text:p>0,459537301410214</text:p>
          </table:table-cell>
          <table:table-cell table:formula="of:=COM.MICROSOFT.VAR.S([.B102:.K102])" office:value-type="float" office:value="1.45720527091888" calcext:value-type="float">
            <text:p>1,45720527091888</text:p>
          </table:table-cell>
          <table:table-cell table:formula="of:=COM.MICROSOFT.VAR.P([.B102:.K102])" office:value-type="float" office:value="1.31148474382699" calcext:value-type="float">
            <text:p>1,311484743826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NORMINV(RAND();0;2)" office:value-type="float" office:value="-1.39594127904426" calcext:value-type="float">
            <text:p>-1,39594127904426</text:p>
          </table:table-cell>
          <table:table-cell table:formula="of:=NORMINV(RAND();0;2)" office:value-type="float" office:value="0.748550675794704" calcext:value-type="float">
            <text:p>0,748550675794704</text:p>
          </table:table-cell>
          <table:table-cell table:formula="of:=NORMINV(RAND();0;2)" office:value-type="float" office:value="-5.81112276509663" calcext:value-type="float">
            <text:p>-5,81112276509663</text:p>
          </table:table-cell>
          <table:table-cell table:formula="of:=NORMINV(RAND();0;2)" office:value-type="float" office:value="-2.06550235009666" calcext:value-type="float">
            <text:p>-2,06550235009666</text:p>
          </table:table-cell>
          <table:table-cell table:formula="of:=NORMINV(RAND();0;2)" office:value-type="float" office:value="-2.71806736204547" calcext:value-type="float">
            <text:p>-2,71806736204547</text:p>
          </table:table-cell>
          <table:table-cell table:formula="of:=NORMINV(RAND();0;2)" office:value-type="float" office:value="0.231126713273448" calcext:value-type="float">
            <text:p>0,231126713273448</text:p>
          </table:table-cell>
          <table:table-cell table:formula="of:=NORMINV(RAND();0;2)" office:value-type="float" office:value="1.85137215062566" calcext:value-type="float">
            <text:p>1,85137215062566</text:p>
          </table:table-cell>
          <table:table-cell table:formula="of:=NORMINV(RAND();0;2)" office:value-type="float" office:value="-0.662444837248096" calcext:value-type="float">
            <text:p>-0,662444837248096</text:p>
          </table:table-cell>
          <table:table-cell table:formula="of:=NORMINV(RAND();0;2)" office:value-type="float" office:value="1.17480003561731" calcext:value-type="float">
            <text:p>1,17480003561731</text:p>
          </table:table-cell>
          <table:table-cell table:formula="of:=NORMINV(RAND();0;2)" office:value-type="float" office:value="3.32337307104056" calcext:value-type="float">
            <text:p>3,32337307104056</text:p>
          </table:table-cell>
          <table:table-cell table:formula="of:=AVERAGE([.B103:.K103])" office:value-type="float" office:value="-0.532385594717942" calcext:value-type="float">
            <text:p>-0,532385594717942</text:p>
          </table:table-cell>
          <table:table-cell table:formula="of:=COM.MICROSOFT.VAR.S([.B103:.K103])" office:value-type="float" office:value="6.82697434901534" calcext:value-type="float">
            <text:p>6,82697434901534</text:p>
          </table:table-cell>
          <table:table-cell table:formula="of:=COM.MICROSOFT.VAR.P([.B103:.K103])" office:value-type="float" office:value="6.14427691411381" calcext:value-type="float">
            <text:p>6,1442769141138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NORMINV(RAND();0;2)" office:value-type="float" office:value="-2.2479469433887" calcext:value-type="float">
            <text:p>-2,2479469433887</text:p>
          </table:table-cell>
          <table:table-cell table:formula="of:=NORMINV(RAND();0;2)" office:value-type="float" office:value="-2.2129492736006" calcext:value-type="float">
            <text:p>-2,2129492736006</text:p>
          </table:table-cell>
          <table:table-cell table:formula="of:=NORMINV(RAND();0;2)" office:value-type="float" office:value="-0.0540070947408208" calcext:value-type="float">
            <text:p>-0,054007094740821</text:p>
          </table:table-cell>
          <table:table-cell table:formula="of:=NORMINV(RAND();0;2)" office:value-type="float" office:value="-0.135714998682949" calcext:value-type="float">
            <text:p>-0,135714998682949</text:p>
          </table:table-cell>
          <table:table-cell table:formula="of:=NORMINV(RAND();0;2)" office:value-type="float" office:value="2.24691321316774" calcext:value-type="float">
            <text:p>2,24691321316774</text:p>
          </table:table-cell>
          <table:table-cell table:formula="of:=NORMINV(RAND();0;2)" office:value-type="float" office:value="-1.45800659640072" calcext:value-type="float">
            <text:p>-1,45800659640072</text:p>
          </table:table-cell>
          <table:table-cell table:formula="of:=NORMINV(RAND();0;2)" office:value-type="float" office:value="1.49369903628864" calcext:value-type="float">
            <text:p>1,49369903628864</text:p>
          </table:table-cell>
          <table:table-cell table:formula="of:=NORMINV(RAND();0;2)" office:value-type="float" office:value="-2.20448303241889" calcext:value-type="float">
            <text:p>-2,20448303241889</text:p>
          </table:table-cell>
          <table:table-cell table:formula="of:=NORMINV(RAND();0;2)" office:value-type="float" office:value="0.327211378431734" calcext:value-type="float">
            <text:p>0,327211378431734</text:p>
          </table:table-cell>
          <table:table-cell table:formula="of:=NORMINV(RAND();0;2)" office:value-type="float" office:value="2.48936170272583" calcext:value-type="float">
            <text:p>2,48936170272583</text:p>
          </table:table-cell>
          <table:table-cell table:formula="of:=AVERAGE([.B104:.K104])" office:value-type="float" office:value="-0.175592260861873" calcext:value-type="float">
            <text:p>-0,175592260861873</text:p>
          </table:table-cell>
          <table:table-cell table:formula="of:=COM.MICROSOFT.VAR.S([.B104:.K104])" office:value-type="float" office:value="3.35918803347617" calcext:value-type="float">
            <text:p>3,35918803347617</text:p>
          </table:table-cell>
          <table:table-cell table:formula="of:=COM.MICROSOFT.VAR.P([.B104:.K104])" office:value-type="float" office:value="3.02326923012855" calcext:value-type="float">
            <text:p>3,0232692301285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NORMINV(RAND();0;2)" office:value-type="float" office:value="-1.42772150539738" calcext:value-type="float">
            <text:p>-1,42772150539738</text:p>
          </table:table-cell>
          <table:table-cell table:formula="of:=NORMINV(RAND();0;2)" office:value-type="float" office:value="0.494974053898543" calcext:value-type="float">
            <text:p>0,494974053898543</text:p>
          </table:table-cell>
          <table:table-cell table:formula="of:=NORMINV(RAND();0;2)" office:value-type="float" office:value="0.571353640239951" calcext:value-type="float">
            <text:p>0,571353640239951</text:p>
          </table:table-cell>
          <table:table-cell table:formula="of:=NORMINV(RAND();0;2)" office:value-type="float" office:value="1.91452735794006" calcext:value-type="float">
            <text:p>1,91452735794006</text:p>
          </table:table-cell>
          <table:table-cell table:formula="of:=NORMINV(RAND();0;2)" office:value-type="float" office:value="1.26462086186411" calcext:value-type="float">
            <text:p>1,26462086186411</text:p>
          </table:table-cell>
          <table:table-cell table:formula="of:=NORMINV(RAND();0;2)" office:value-type="float" office:value="2.65983767663058" calcext:value-type="float">
            <text:p>2,65983767663058</text:p>
          </table:table-cell>
          <table:table-cell table:formula="of:=NORMINV(RAND();0;2)" office:value-type="float" office:value="0.0949753512861784" calcext:value-type="float">
            <text:p>0,094975351286179</text:p>
          </table:table-cell>
          <table:table-cell table:formula="of:=NORMINV(RAND();0;2)" office:value-type="float" office:value="0.0491973683326571" calcext:value-type="float">
            <text:p>0,049197368332657</text:p>
          </table:table-cell>
          <table:table-cell table:formula="of:=NORMINV(RAND();0;2)" office:value-type="float" office:value="-0.664772088395973" calcext:value-type="float">
            <text:p>-0,664772088395973</text:p>
          </table:table-cell>
          <table:table-cell table:formula="of:=NORMINV(RAND();0;2)" office:value-type="float" office:value="-1.38359207395428" calcext:value-type="float">
            <text:p>-1,38359207395428</text:p>
          </table:table-cell>
          <table:table-cell table:formula="of:=AVERAGE([.B105:.K105])" office:value-type="float" office:value="0.357340064244445" calcext:value-type="float">
            <text:p>0,357340064244445</text:p>
          </table:table-cell>
          <table:table-cell table:formula="of:=COM.MICROSOFT.VAR.S([.B105:.K105])" office:value-type="float" office:value="1.78222453640986" calcext:value-type="float">
            <text:p>1,78222453640986</text:p>
          </table:table-cell>
          <table:table-cell table:formula="of:=COM.MICROSOFT.VAR.P([.B105:.K105])" office:value-type="float" office:value="1.60400208276888" calcext:value-type="float">
            <text:p>1,6040020827688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NORMINV(RAND();0;2)" office:value-type="float" office:value="2.51113278880587" calcext:value-type="float">
            <text:p>2,51113278880587</text:p>
          </table:table-cell>
          <table:table-cell table:formula="of:=NORMINV(RAND();0;2)" office:value-type="float" office:value="-3.41507737226516" calcext:value-type="float">
            <text:p>-3,41507737226516</text:p>
          </table:table-cell>
          <table:table-cell table:formula="of:=NORMINV(RAND();0;2)" office:value-type="float" office:value="0.292239230872458" calcext:value-type="float">
            <text:p>0,292239230872458</text:p>
          </table:table-cell>
          <table:table-cell table:formula="of:=NORMINV(RAND();0;2)" office:value-type="float" office:value="0.319671950337899" calcext:value-type="float">
            <text:p>0,319671950337899</text:p>
          </table:table-cell>
          <table:table-cell table:formula="of:=NORMINV(RAND();0;2)" office:value-type="float" office:value="-1.00582339929573" calcext:value-type="float">
            <text:p>-1,00582339929573</text:p>
          </table:table-cell>
          <table:table-cell table:formula="of:=NORMINV(RAND();0;2)" office:value-type="float" office:value="-0.928454159726122" calcext:value-type="float">
            <text:p>-0,928454159726122</text:p>
          </table:table-cell>
          <table:table-cell table:formula="of:=NORMINV(RAND();0;2)" office:value-type="float" office:value="-2.03356128481919" calcext:value-type="float">
            <text:p>-2,03356128481919</text:p>
          </table:table-cell>
          <table:table-cell table:formula="of:=NORMINV(RAND();0;2)" office:value-type="float" office:value="0.73086264729717" calcext:value-type="float">
            <text:p>0,73086264729717</text:p>
          </table:table-cell>
          <table:table-cell table:formula="of:=NORMINV(RAND();0;2)" office:value-type="float" office:value="5.09335813153078" calcext:value-type="float">
            <text:p>5,09335813153078</text:p>
          </table:table-cell>
          <table:table-cell table:formula="of:=NORMINV(RAND();0;2)" office:value-type="float" office:value="-1.2350902929027" calcext:value-type="float">
            <text:p>-1,2350902929027</text:p>
          </table:table-cell>
          <table:table-cell table:formula="of:=AVERAGE([.B106:.K106])" office:value-type="float" office:value="0.0329258239835267" calcext:value-type="float">
            <text:p>0,032925823983527</text:p>
          </table:table-cell>
          <table:table-cell table:formula="of:=COM.MICROSOFT.VAR.S([.B106:.K106])" office:value-type="float" office:value="5.79514208887597" calcext:value-type="float">
            <text:p>5,79514208887597</text:p>
          </table:table-cell>
          <table:table-cell table:formula="of:=COM.MICROSOFT.VAR.P([.B106:.K106])" office:value-type="float" office:value="5.21562787998838" calcext:value-type="float">
            <text:p>5,2156278799883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NORMINV(RAND();0;2)" office:value-type="float" office:value="-0.0876769447584606" calcext:value-type="float">
            <text:p>-0,087676944758461</text:p>
          </table:table-cell>
          <table:table-cell table:formula="of:=NORMINV(RAND();0;2)" office:value-type="float" office:value="-0.779456159510634" calcext:value-type="float">
            <text:p>-0,779456159510634</text:p>
          </table:table-cell>
          <table:table-cell table:formula="of:=NORMINV(RAND();0;2)" office:value-type="float" office:value="1.06980184328474" calcext:value-type="float">
            <text:p>1,06980184328474</text:p>
          </table:table-cell>
          <table:table-cell table:formula="of:=NORMINV(RAND();0;2)" office:value-type="float" office:value="-1.99575481551847" calcext:value-type="float">
            <text:p>-1,99575481551847</text:p>
          </table:table-cell>
          <table:table-cell table:formula="of:=NORMINV(RAND();0;2)" office:value-type="float" office:value="-2.8456339727477" calcext:value-type="float">
            <text:p>-2,8456339727477</text:p>
          </table:table-cell>
          <table:table-cell table:formula="of:=NORMINV(RAND();0;2)" office:value-type="float" office:value="0.65195996487091" calcext:value-type="float">
            <text:p>0,65195996487091</text:p>
          </table:table-cell>
          <table:table-cell table:formula="of:=NORMINV(RAND();0;2)" office:value-type="float" office:value="2.83644990697693" calcext:value-type="float">
            <text:p>2,83644990697693</text:p>
          </table:table-cell>
          <table:table-cell table:formula="of:=NORMINV(RAND();0;2)" office:value-type="float" office:value="1.19060824222507" calcext:value-type="float">
            <text:p>1,19060824222507</text:p>
          </table:table-cell>
          <table:table-cell table:formula="of:=NORMINV(RAND();0;2)" office:value-type="float" office:value="-1.76899057251743" calcext:value-type="float">
            <text:p>-1,76899057251743</text:p>
          </table:table-cell>
          <table:table-cell table:formula="of:=NORMINV(RAND();0;2)" office:value-type="float" office:value="2.50383173734347" calcext:value-type="float">
            <text:p>2,50383173734347</text:p>
          </table:table-cell>
          <table:table-cell table:formula="of:=AVERAGE([.B107:.K107])" office:value-type="float" office:value="0.0775139229648431" calcext:value-type="float">
            <text:p>0,077513922964843</text:p>
          </table:table-cell>
          <table:table-cell table:formula="of:=COM.MICROSOFT.VAR.S([.B107:.K107])" office:value-type="float" office:value="3.67409443497176" calcext:value-type="float">
            <text:p>3,67409443497176</text:p>
          </table:table-cell>
          <table:table-cell table:formula="of:=COM.MICROSOFT.VAR.P([.B107:.K107])" office:value-type="float" office:value="3.30668499147458" calcext:value-type="float">
            <text:p>3,3066849914745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NORMINV(RAND();0;2)" office:value-type="float" office:value="0.440547379510148" calcext:value-type="float">
            <text:p>0,440547379510148</text:p>
          </table:table-cell>
          <table:table-cell table:formula="of:=NORMINV(RAND();0;2)" office:value-type="float" office:value="1.50976782133678" calcext:value-type="float">
            <text:p>1,50976782133678</text:p>
          </table:table-cell>
          <table:table-cell table:formula="of:=NORMINV(RAND();0;2)" office:value-type="float" office:value="2.36377437223842" calcext:value-type="float">
            <text:p>2,36377437223842</text:p>
          </table:table-cell>
          <table:table-cell table:formula="of:=NORMINV(RAND();0;2)" office:value-type="float" office:value="0.245699893729696" calcext:value-type="float">
            <text:p>0,245699893729696</text:p>
          </table:table-cell>
          <table:table-cell table:formula="of:=NORMINV(RAND();0;2)" office:value-type="float" office:value="-3.75783811046434" calcext:value-type="float">
            <text:p>-3,75783811046434</text:p>
          </table:table-cell>
          <table:table-cell table:formula="of:=NORMINV(RAND();0;2)" office:value-type="float" office:value="5.32195529363022" calcext:value-type="float">
            <text:p>5,32195529363022</text:p>
          </table:table-cell>
          <table:table-cell table:formula="of:=NORMINV(RAND();0;2)" office:value-type="float" office:value="-1.00471509370934" calcext:value-type="float">
            <text:p>-1,00471509370934</text:p>
          </table:table-cell>
          <table:table-cell table:formula="of:=NORMINV(RAND();0;2)" office:value-type="float" office:value="-0.492939624609898" calcext:value-type="float">
            <text:p>-0,492939624609898</text:p>
          </table:table-cell>
          <table:table-cell table:formula="of:=NORMINV(RAND();0;2)" office:value-type="float" office:value="-2.31626968101645" calcext:value-type="float">
            <text:p>-2,31626968101645</text:p>
          </table:table-cell>
          <table:table-cell table:formula="of:=NORMINV(RAND();0;2)" office:value-type="float" office:value="0.772217856659368" calcext:value-type="float">
            <text:p>0,772217856659368</text:p>
          </table:table-cell>
          <table:table-cell table:formula="of:=AVERAGE([.B108:.K108])" office:value-type="float" office:value="0.308220010730459" calcext:value-type="float">
            <text:p>0,308220010730459</text:p>
          </table:table-cell>
          <table:table-cell table:formula="of:=COM.MICROSOFT.VAR.S([.B108:.K108])" office:value-type="float" office:value="6.31441175518387" calcext:value-type="float">
            <text:p>6,31441175518387</text:p>
          </table:table-cell>
          <table:table-cell table:formula="of:=COM.MICROSOFT.VAR.P([.B108:.K108])" office:value-type="float" office:value="5.68297057966548" calcext:value-type="float">
            <text:p>5,6829705796654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NORMINV(RAND();0;2)" office:value-type="float" office:value="2.18392924969062" calcext:value-type="float">
            <text:p>2,18392924969062</text:p>
          </table:table-cell>
          <table:table-cell table:formula="of:=NORMINV(RAND();0;2)" office:value-type="float" office:value="-1.26759126212008" calcext:value-type="float">
            <text:p>-1,26759126212008</text:p>
          </table:table-cell>
          <table:table-cell table:formula="of:=NORMINV(RAND();0;2)" office:value-type="float" office:value="2.7567394191643" calcext:value-type="float">
            <text:p>2,7567394191643</text:p>
          </table:table-cell>
          <table:table-cell table:formula="of:=NORMINV(RAND();0;2)" office:value-type="float" office:value="4.04414832706015" calcext:value-type="float">
            <text:p>4,04414832706015</text:p>
          </table:table-cell>
          <table:table-cell table:formula="of:=NORMINV(RAND();0;2)" office:value-type="float" office:value="1.93580363235578" calcext:value-type="float">
            <text:p>1,93580363235578</text:p>
          </table:table-cell>
          <table:table-cell table:formula="of:=NORMINV(RAND();0;2)" office:value-type="float" office:value="-1.27983107101591" calcext:value-type="float">
            <text:p>-1,27983107101591</text:p>
          </table:table-cell>
          <table:table-cell table:formula="of:=NORMINV(RAND();0;2)" office:value-type="float" office:value="1.34305731760978" calcext:value-type="float">
            <text:p>1,34305731760978</text:p>
          </table:table-cell>
          <table:table-cell table:formula="of:=NORMINV(RAND();0;2)" office:value-type="float" office:value="-1.7568451487373" calcext:value-type="float">
            <text:p>-1,7568451487373</text:p>
          </table:table-cell>
          <table:table-cell table:formula="of:=NORMINV(RAND();0;2)" office:value-type="float" office:value="-1.37893746486913" calcext:value-type="float">
            <text:p>-1,37893746486913</text:p>
          </table:table-cell>
          <table:table-cell table:formula="of:=NORMINV(RAND();0;2)" office:value-type="float" office:value="-5.21735133116558" calcext:value-type="float">
            <text:p>-5,21735133116558</text:p>
          </table:table-cell>
          <table:table-cell table:formula="of:=AVERAGE([.B109:.K109])" office:value-type="float" office:value="0.136312166797262" calcext:value-type="float">
            <text:p>0,136312166797262</text:p>
          </table:table-cell>
          <table:table-cell table:formula="of:=COM.MICROSOFT.VAR.S([.B109:.K109])" office:value-type="float" office:value="7.72701188632967" calcext:value-type="float">
            <text:p>7,72701188632967</text:p>
          </table:table-cell>
          <table:table-cell table:formula="of:=COM.MICROSOFT.VAR.P([.B109:.K109])" office:value-type="float" office:value="6.9543106976967" calcext:value-type="float">
            <text:p>6,954310697696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NORMINV(RAND();0;2)" office:value-type="float" office:value="-0.192278415106781" calcext:value-type="float">
            <text:p>-0,192278415106781</text:p>
          </table:table-cell>
          <table:table-cell table:formula="of:=NORMINV(RAND();0;2)" office:value-type="float" office:value="-0.81389362619506" calcext:value-type="float">
            <text:p>-0,81389362619506</text:p>
          </table:table-cell>
          <table:table-cell table:formula="of:=NORMINV(RAND();0;2)" office:value-type="float" office:value="0.247825462736899" calcext:value-type="float">
            <text:p>0,247825462736899</text:p>
          </table:table-cell>
          <table:table-cell table:formula="of:=NORMINV(RAND();0;2)" office:value-type="float" office:value="-1.30504394920198" calcext:value-type="float">
            <text:p>-1,30504394920198</text:p>
          </table:table-cell>
          <table:table-cell table:formula="of:=NORMINV(RAND();0;2)" office:value-type="float" office:value="4.60584879747652" calcext:value-type="float">
            <text:p>4,60584879747652</text:p>
          </table:table-cell>
          <table:table-cell table:formula="of:=NORMINV(RAND();0;2)" office:value-type="float" office:value="-2.58577582795275" calcext:value-type="float">
            <text:p>-2,58577582795275</text:p>
          </table:table-cell>
          <table:table-cell table:formula="of:=NORMINV(RAND();0;2)" office:value-type="float" office:value="-0.186525569894008" calcext:value-type="float">
            <text:p>-0,186525569894008</text:p>
          </table:table-cell>
          <table:table-cell table:formula="of:=NORMINV(RAND();0;2)" office:value-type="float" office:value="-0.663096537036715" calcext:value-type="float">
            <text:p>-0,663096537036715</text:p>
          </table:table-cell>
          <table:table-cell table:formula="of:=NORMINV(RAND();0;2)" office:value-type="float" office:value="2.76514118447543" calcext:value-type="float">
            <text:p>2,76514118447543</text:p>
          </table:table-cell>
          <table:table-cell table:formula="of:=NORMINV(RAND();0;2)" office:value-type="float" office:value="-3.10040388961531" calcext:value-type="float">
            <text:p>-3,10040388961531</text:p>
          </table:table-cell>
          <table:table-cell table:formula="of:=AVERAGE([.B110:.K110])" office:value-type="float" office:value="-0.122820237031375" calcext:value-type="float">
            <text:p>-0,122820237031375</text:p>
          </table:table-cell>
          <table:table-cell table:formula="of:=COM.MICROSOFT.VAR.S([.B110:.K110])" office:value-type="float" office:value="5.32735350209788" calcext:value-type="float">
            <text:p>5,32735350209788</text:p>
          </table:table-cell>
          <table:table-cell table:formula="of:=COM.MICROSOFT.VAR.P([.B110:.K110])" office:value-type="float" office:value="4.79461815188809" calcext:value-type="float">
            <text:p>4,7946181518880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NORMINV(RAND();0;2)" office:value-type="float" office:value="-5.19302482559726" calcext:value-type="float">
            <text:p>-5,19302482559726</text:p>
          </table:table-cell>
          <table:table-cell table:formula="of:=NORMINV(RAND();0;2)" office:value-type="float" office:value="2.08051051614185" calcext:value-type="float">
            <text:p>2,08051051614185</text:p>
          </table:table-cell>
          <table:table-cell table:formula="of:=NORMINV(RAND();0;2)" office:value-type="float" office:value="0.300229798900926" calcext:value-type="float">
            <text:p>0,300229798900926</text:p>
          </table:table-cell>
          <table:table-cell table:formula="of:=NORMINV(RAND();0;2)" office:value-type="float" office:value="-0.879771814323573" calcext:value-type="float">
            <text:p>-0,879771814323573</text:p>
          </table:table-cell>
          <table:table-cell table:formula="of:=NORMINV(RAND();0;2)" office:value-type="float" office:value="3.30479644389036" calcext:value-type="float">
            <text:p>3,30479644389036</text:p>
          </table:table-cell>
          <table:table-cell table:formula="of:=NORMINV(RAND();0;2)" office:value-type="float" office:value="4.7628452499886" calcext:value-type="float">
            <text:p>4,7628452499886</text:p>
          </table:table-cell>
          <table:table-cell table:formula="of:=NORMINV(RAND();0;2)" office:value-type="float" office:value="-0.100239702724722" calcext:value-type="float">
            <text:p>-0,100239702724722</text:p>
          </table:table-cell>
          <table:table-cell table:formula="of:=NORMINV(RAND();0;2)" office:value-type="float" office:value="-2.19857777950082" calcext:value-type="float">
            <text:p>-2,19857777950082</text:p>
          </table:table-cell>
          <table:table-cell table:formula="of:=NORMINV(RAND();0;2)" office:value-type="float" office:value="2.08076897679506" calcext:value-type="float">
            <text:p>2,08076897679506</text:p>
          </table:table-cell>
          <table:table-cell table:formula="of:=NORMINV(RAND();0;2)" office:value-type="float" office:value="2.59925069007453" calcext:value-type="float">
            <text:p>2,59925069007453</text:p>
          </table:table-cell>
          <table:table-cell table:formula="of:=AVERAGE([.B111:.K111])" office:value-type="float" office:value="0.675678755364494" calcext:value-type="float">
            <text:p>0,675678755364494</text:p>
          </table:table-cell>
          <table:table-cell table:formula="of:=COM.MICROSOFT.VAR.S([.B111:.K111])" office:value-type="float" office:value="8.57006886289062" calcext:value-type="float">
            <text:p>8,57006886289062</text:p>
          </table:table-cell>
          <table:table-cell table:formula="of:=COM.MICROSOFT.VAR.P([.B111:.K111])" office:value-type="float" office:value="7.71306197660156" calcext:value-type="float">
            <text:p>7,7130619766015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NORMINV(RAND();0;2)" office:value-type="float" office:value="-1.69107061799904" calcext:value-type="float">
            <text:p>-1,69107061799904</text:p>
          </table:table-cell>
          <table:table-cell table:formula="of:=NORMINV(RAND();0;2)" office:value-type="float" office:value="2.19503969268651" calcext:value-type="float">
            <text:p>2,19503969268651</text:p>
          </table:table-cell>
          <table:table-cell table:formula="of:=NORMINV(RAND();0;2)" office:value-type="float" office:value="-3.72813980828122" calcext:value-type="float">
            <text:p>-3,72813980828122</text:p>
          </table:table-cell>
          <table:table-cell table:formula="of:=NORMINV(RAND();0;2)" office:value-type="float" office:value="-0.312801910097178" calcext:value-type="float">
            <text:p>-0,312801910097178</text:p>
          </table:table-cell>
          <table:table-cell table:formula="of:=NORMINV(RAND();0;2)" office:value-type="float" office:value="0.561909200970472" calcext:value-type="float">
            <text:p>0,561909200970472</text:p>
          </table:table-cell>
          <table:table-cell table:formula="of:=NORMINV(RAND();0;2)" office:value-type="float" office:value="1.1263405345267" calcext:value-type="float">
            <text:p>1,1263405345267</text:p>
          </table:table-cell>
          <table:table-cell table:formula="of:=NORMINV(RAND();0;2)" office:value-type="float" office:value="0.582729107057173" calcext:value-type="float">
            <text:p>0,582729107057173</text:p>
          </table:table-cell>
          <table:table-cell table:formula="of:=NORMINV(RAND();0;2)" office:value-type="float" office:value="0.336984898532663" calcext:value-type="float">
            <text:p>0,336984898532663</text:p>
          </table:table-cell>
          <table:table-cell table:formula="of:=NORMINV(RAND();0;2)" office:value-type="float" office:value="3.01343347243501" calcext:value-type="float">
            <text:p>3,01343347243501</text:p>
          </table:table-cell>
          <table:table-cell table:formula="of:=NORMINV(RAND();0;2)" office:value-type="float" office:value="-2.26025210774442" calcext:value-type="float">
            <text:p>-2,26025210774442</text:p>
          </table:table-cell>
          <table:table-cell table:formula="of:=AVERAGE([.B112:.K112])" office:value-type="float" office:value="-0.0175827537913326" calcext:value-type="float">
            <text:p>-0,017582753791333</text:p>
          </table:table-cell>
          <table:table-cell table:formula="of:=COM.MICROSOFT.VAR.S([.B112:.K112])" office:value-type="float" office:value="4.21097076528115" calcext:value-type="float">
            <text:p>4,21097076528115</text:p>
          </table:table-cell>
          <table:table-cell table:formula="of:=COM.MICROSOFT.VAR.P([.B112:.K112])" office:value-type="float" office:value="3.78987368875304" calcext:value-type="float">
            <text:p>3,7898736887530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NORMINV(RAND();0;2)" office:value-type="float" office:value="-0.542286908096108" calcext:value-type="float">
            <text:p>-0,542286908096108</text:p>
          </table:table-cell>
          <table:table-cell table:formula="of:=NORMINV(RAND();0;2)" office:value-type="float" office:value="-0.505347699082738" calcext:value-type="float">
            <text:p>-0,505347699082738</text:p>
          </table:table-cell>
          <table:table-cell table:formula="of:=NORMINV(RAND();0;2)" office:value-type="float" office:value="0.121188001722662" calcext:value-type="float">
            <text:p>0,121188001722662</text:p>
          </table:table-cell>
          <table:table-cell table:formula="of:=NORMINV(RAND();0;2)" office:value-type="float" office:value="-0.18998740191611" calcext:value-type="float">
            <text:p>-0,18998740191611</text:p>
          </table:table-cell>
          <table:table-cell table:formula="of:=NORMINV(RAND();0;2)" office:value-type="float" office:value="2.82905842617677" calcext:value-type="float">
            <text:p>2,82905842617677</text:p>
          </table:table-cell>
          <table:table-cell table:formula="of:=NORMINV(RAND();0;2)" office:value-type="float" office:value="1.88381513450605" calcext:value-type="float">
            <text:p>1,88381513450605</text:p>
          </table:table-cell>
          <table:table-cell table:formula="of:=NORMINV(RAND();0;2)" office:value-type="float" office:value="2.1539528569184" calcext:value-type="float">
            <text:p>2,1539528569184</text:p>
          </table:table-cell>
          <table:table-cell table:formula="of:=NORMINV(RAND();0;2)" office:value-type="float" office:value="-0.997173110272083" calcext:value-type="float">
            <text:p>-0,997173110272083</text:p>
          </table:table-cell>
          <table:table-cell table:formula="of:=NORMINV(RAND();0;2)" office:value-type="float" office:value="-1.60560427197953" calcext:value-type="float">
            <text:p>-1,60560427197953</text:p>
          </table:table-cell>
          <table:table-cell table:formula="of:=NORMINV(RAND();0;2)" office:value-type="float" office:value="0.248756312452825" calcext:value-type="float">
            <text:p>0,248756312452825</text:p>
          </table:table-cell>
          <table:table-cell table:formula="of:=AVERAGE([.B113:.K113])" office:value-type="float" office:value="0.339637134043014" calcext:value-type="float">
            <text:p>0,339637134043014</text:p>
          </table:table-cell>
          <table:table-cell table:formula="of:=COM.MICROSOFT.VAR.S([.B113:.K113])" office:value-type="float" office:value="2.14141580518622" calcext:value-type="float">
            <text:p>2,14141580518622</text:p>
          </table:table-cell>
          <table:table-cell table:formula="of:=COM.MICROSOFT.VAR.P([.B113:.K113])" office:value-type="float" office:value="1.9272742246676" calcext:value-type="float">
            <text:p>1,927274224667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NORMINV(RAND();0;2)" office:value-type="float" office:value="-0.276771678843832" calcext:value-type="float">
            <text:p>-0,276771678843832</text:p>
          </table:table-cell>
          <table:table-cell table:formula="of:=NORMINV(RAND();0;2)" office:value-type="float" office:value="-0.769305990565854" calcext:value-type="float">
            <text:p>-0,769305990565854</text:p>
          </table:table-cell>
          <table:table-cell table:formula="of:=NORMINV(RAND();0;2)" office:value-type="float" office:value="-0.493547933746059" calcext:value-type="float">
            <text:p>-0,493547933746059</text:p>
          </table:table-cell>
          <table:table-cell table:formula="of:=NORMINV(RAND();0;2)" office:value-type="float" office:value="0.560425264493814" calcext:value-type="float">
            <text:p>0,560425264493814</text:p>
          </table:table-cell>
          <table:table-cell table:formula="of:=NORMINV(RAND();0;2)" office:value-type="float" office:value="2.61119613929709" calcext:value-type="float">
            <text:p>2,61119613929709</text:p>
          </table:table-cell>
          <table:table-cell table:formula="of:=NORMINV(RAND();0;2)" office:value-type="float" office:value="0.548550863322229" calcext:value-type="float">
            <text:p>0,548550863322229</text:p>
          </table:table-cell>
          <table:table-cell table:formula="of:=NORMINV(RAND();0;2)" office:value-type="float" office:value="-0.616853876248999" calcext:value-type="float">
            <text:p>-0,616853876248999</text:p>
          </table:table-cell>
          <table:table-cell table:formula="of:=NORMINV(RAND();0;2)" office:value-type="float" office:value="-0.613754709743813" calcext:value-type="float">
            <text:p>-0,613754709743813</text:p>
          </table:table-cell>
          <table:table-cell table:formula="of:=NORMINV(RAND();0;2)" office:value-type="float" office:value="2.55221764543685" calcext:value-type="float">
            <text:p>2,55221764543685</text:p>
          </table:table-cell>
          <table:table-cell table:formula="of:=NORMINV(RAND();0;2)" office:value-type="float" office:value="-0.760719297583222" calcext:value-type="float">
            <text:p>-0,760719297583222</text:p>
          </table:table-cell>
          <table:table-cell table:formula="of:=AVERAGE([.B114:.K114])" office:value-type="float" office:value="0.274143642581821" calcext:value-type="float">
            <text:p>0,274143642581821</text:p>
          </table:table-cell>
          <table:table-cell table:formula="of:=COM.MICROSOFT.VAR.S([.B114:.K114])" office:value-type="float" office:value="1.71594650854897" calcext:value-type="float">
            <text:p>1,71594650854897</text:p>
          </table:table-cell>
          <table:table-cell table:formula="of:=COM.MICROSOFT.VAR.P([.B114:.K114])" office:value-type="float" office:value="1.54435185769407" calcext:value-type="float">
            <text:p>1,5443518576940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NORMINV(RAND();0;2)" office:value-type="float" office:value="-0.106262676021322" calcext:value-type="float">
            <text:p>-0,106262676021322</text:p>
          </table:table-cell>
          <table:table-cell table:formula="of:=NORMINV(RAND();0;2)" office:value-type="float" office:value="-1.1427148522314" calcext:value-type="float">
            <text:p>-1,1427148522314</text:p>
          </table:table-cell>
          <table:table-cell table:formula="of:=NORMINV(RAND();0;2)" office:value-type="float" office:value="-1.94746192226468" calcext:value-type="float">
            <text:p>-1,94746192226468</text:p>
          </table:table-cell>
          <table:table-cell table:formula="of:=NORMINV(RAND();0;2)" office:value-type="float" office:value="-2.67844879867436" calcext:value-type="float">
            <text:p>-2,67844879867436</text:p>
          </table:table-cell>
          <table:table-cell table:formula="of:=NORMINV(RAND();0;2)" office:value-type="float" office:value="-1.98220080894655" calcext:value-type="float">
            <text:p>-1,98220080894655</text:p>
          </table:table-cell>
          <table:table-cell table:formula="of:=NORMINV(RAND();0;2)" office:value-type="float" office:value="-0.135727165171898" calcext:value-type="float">
            <text:p>-0,135727165171898</text:p>
          </table:table-cell>
          <table:table-cell table:formula="of:=NORMINV(RAND();0;2)" office:value-type="float" office:value="4.6181578525747" calcext:value-type="float">
            <text:p>4,6181578525747</text:p>
          </table:table-cell>
          <table:table-cell table:formula="of:=NORMINV(RAND();0;2)" office:value-type="float" office:value="0.144132144192165" calcext:value-type="float">
            <text:p>0,144132144192165</text:p>
          </table:table-cell>
          <table:table-cell table:formula="of:=NORMINV(RAND();0;2)" office:value-type="float" office:value="-0.172146939071959" calcext:value-type="float">
            <text:p>-0,172146939071959</text:p>
          </table:table-cell>
          <table:table-cell table:formula="of:=NORMINV(RAND();0;2)" office:value-type="float" office:value="-0.859192220965544" calcext:value-type="float">
            <text:p>-0,859192220965544</text:p>
          </table:table-cell>
          <table:table-cell table:formula="of:=AVERAGE([.B115:.K115])" office:value-type="float" office:value="-0.426186538658085" calcext:value-type="float">
            <text:p>-0,426186538658085</text:p>
          </table:table-cell>
          <table:table-cell table:formula="of:=COM.MICROSOFT.VAR.S([.B115:.K115])" office:value-type="float" office:value="4.05899766845812" calcext:value-type="float">
            <text:p>4,05899766845812</text:p>
          </table:table-cell>
          <table:table-cell table:formula="of:=COM.MICROSOFT.VAR.P([.B115:.K115])" office:value-type="float" office:value="3.65309790161231" calcext:value-type="float">
            <text:p>3,6530979016123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NORMINV(RAND();0;2)" office:value-type="float" office:value="1.31013932044424" calcext:value-type="float">
            <text:p>1,31013932044424</text:p>
          </table:table-cell>
          <table:table-cell table:formula="of:=NORMINV(RAND();0;2)" office:value-type="float" office:value="-0.00357257846608556" calcext:value-type="float">
            <text:p>-0,003572578466086</text:p>
          </table:table-cell>
          <table:table-cell table:formula="of:=NORMINV(RAND();0;2)" office:value-type="float" office:value="2.36617121625216" calcext:value-type="float">
            <text:p>2,36617121625216</text:p>
          </table:table-cell>
          <table:table-cell table:formula="of:=NORMINV(RAND();0;2)" office:value-type="float" office:value="1.20940457732259" calcext:value-type="float">
            <text:p>1,20940457732259</text:p>
          </table:table-cell>
          <table:table-cell table:formula="of:=NORMINV(RAND();0;2)" office:value-type="float" office:value="-0.320620868116126" calcext:value-type="float">
            <text:p>-0,320620868116126</text:p>
          </table:table-cell>
          <table:table-cell table:formula="of:=NORMINV(RAND();0;2)" office:value-type="float" office:value="-1.4853884641829" calcext:value-type="float">
            <text:p>-1,4853884641829</text:p>
          </table:table-cell>
          <table:table-cell table:formula="of:=NORMINV(RAND();0;2)" office:value-type="float" office:value="2.22906298357917" calcext:value-type="float">
            <text:p>2,22906298357917</text:p>
          </table:table-cell>
          <table:table-cell table:formula="of:=NORMINV(RAND();0;2)" office:value-type="float" office:value="3.56600320046822" calcext:value-type="float">
            <text:p>3,56600320046822</text:p>
          </table:table-cell>
          <table:table-cell table:formula="of:=NORMINV(RAND();0;2)" office:value-type="float" office:value="-3.71932569379652" calcext:value-type="float">
            <text:p>-3,71932569379652</text:p>
          </table:table-cell>
          <table:table-cell table:formula="of:=NORMINV(RAND();0;2)" office:value-type="float" office:value="-0.311189485811932" calcext:value-type="float">
            <text:p>-0,311189485811932</text:p>
          </table:table-cell>
          <table:table-cell table:formula="of:=AVERAGE([.B116:.K116])" office:value-type="float" office:value="0.484068420769282" calcext:value-type="float">
            <text:p>0,484068420769282</text:p>
          </table:table-cell>
          <table:table-cell table:formula="of:=COM.MICROSOFT.VAR.S([.B116:.K116])" office:value-type="float" office:value="4.48435342804732" calcext:value-type="float">
            <text:p>4,48435342804732</text:p>
          </table:table-cell>
          <table:table-cell table:formula="of:=COM.MICROSOFT.VAR.P([.B116:.K116])" office:value-type="float" office:value="4.03591808524258" calcext:value-type="float">
            <text:p>4,0359180852425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NORMINV(RAND();0;2)" office:value-type="float" office:value="0.284062933224973" calcext:value-type="float">
            <text:p>0,284062933224973</text:p>
          </table:table-cell>
          <table:table-cell table:formula="of:=NORMINV(RAND();0;2)" office:value-type="float" office:value="0.363011221253608" calcext:value-type="float">
            <text:p>0,363011221253608</text:p>
          </table:table-cell>
          <table:table-cell table:formula="of:=NORMINV(RAND();0;2)" office:value-type="float" office:value="-0.0627272258913103" calcext:value-type="float">
            <text:p>-0,06272722589131</text:p>
          </table:table-cell>
          <table:table-cell table:formula="of:=NORMINV(RAND();0;2)" office:value-type="float" office:value="-2.45014231390461" calcext:value-type="float">
            <text:p>-2,45014231390461</text:p>
          </table:table-cell>
          <table:table-cell table:formula="of:=NORMINV(RAND();0;2)" office:value-type="float" office:value="0.121513508562747" calcext:value-type="float">
            <text:p>0,121513508562747</text:p>
          </table:table-cell>
          <table:table-cell table:formula="of:=NORMINV(RAND();0;2)" office:value-type="float" office:value="-2.29968672600013" calcext:value-type="float">
            <text:p>-2,29968672600013</text:p>
          </table:table-cell>
          <table:table-cell table:formula="of:=NORMINV(RAND();0;2)" office:value-type="float" office:value="-3.62282173018533" calcext:value-type="float">
            <text:p>-3,62282173018533</text:p>
          </table:table-cell>
          <table:table-cell table:formula="of:=NORMINV(RAND();0;2)" office:value-type="float" office:value="-0.00505613628857287" calcext:value-type="float">
            <text:p>-0,005056136288573</text:p>
          </table:table-cell>
          <table:table-cell table:formula="of:=NORMINV(RAND();0;2)" office:value-type="float" office:value="-0.0915110380328156" calcext:value-type="float">
            <text:p>-0,091511038032816</text:p>
          </table:table-cell>
          <table:table-cell table:formula="of:=NORMINV(RAND();0;2)" office:value-type="float" office:value="2.10714822871009" calcext:value-type="float">
            <text:p>2,10714822871009</text:p>
          </table:table-cell>
          <table:table-cell table:formula="of:=AVERAGE([.B117:.K117])" office:value-type="float" office:value="-0.565620927855135" calcext:value-type="float">
            <text:p>-0,565620927855135</text:p>
          </table:table-cell>
          <table:table-cell table:formula="of:=COM.MICROSOFT.VAR.S([.B117:.K117])" office:value-type="float" office:value="2.87744066348053" calcext:value-type="float">
            <text:p>2,87744066348053</text:p>
          </table:table-cell>
          <table:table-cell table:formula="of:=COM.MICROSOFT.VAR.P([.B117:.K117])" office:value-type="float" office:value="2.58969659713248" calcext:value-type="float">
            <text:p>2,5896965971324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NORMINV(RAND();0;2)" office:value-type="float" office:value="2.06914414034729" calcext:value-type="float">
            <text:p>2,06914414034729</text:p>
          </table:table-cell>
          <table:table-cell table:formula="of:=NORMINV(RAND();0;2)" office:value-type="float" office:value="0.326296815004524" calcext:value-type="float">
            <text:p>0,326296815004524</text:p>
          </table:table-cell>
          <table:table-cell table:formula="of:=NORMINV(RAND();0;2)" office:value-type="float" office:value="-0.832989236731162" calcext:value-type="float">
            <text:p>-0,832989236731162</text:p>
          </table:table-cell>
          <table:table-cell table:formula="of:=NORMINV(RAND();0;2)" office:value-type="float" office:value="0.646978249470529" calcext:value-type="float">
            <text:p>0,646978249470529</text:p>
          </table:table-cell>
          <table:table-cell table:formula="of:=NORMINV(RAND();0;2)" office:value-type="float" office:value="-1.13559219164754" calcext:value-type="float">
            <text:p>-1,13559219164754</text:p>
          </table:table-cell>
          <table:table-cell table:formula="of:=NORMINV(RAND();0;2)" office:value-type="float" office:value="2.1746727361856" calcext:value-type="float">
            <text:p>2,1746727361856</text:p>
          </table:table-cell>
          <table:table-cell table:formula="of:=NORMINV(RAND();0;2)" office:value-type="float" office:value="-2.49429380971584" calcext:value-type="float">
            <text:p>-2,49429380971584</text:p>
          </table:table-cell>
          <table:table-cell table:formula="of:=NORMINV(RAND();0;2)" office:value-type="float" office:value="-0.822677995703715" calcext:value-type="float">
            <text:p>-0,822677995703715</text:p>
          </table:table-cell>
          <table:table-cell table:formula="of:=NORMINV(RAND();0;2)" office:value-type="float" office:value="1.03582871649283" calcext:value-type="float">
            <text:p>1,03582871649283</text:p>
          </table:table-cell>
          <table:table-cell table:formula="of:=NORMINV(RAND();0;2)" office:value-type="float" office:value="-1.70640464999889" calcext:value-type="float">
            <text:p>-1,70640464999889</text:p>
          </table:table-cell>
          <table:table-cell table:formula="of:=AVERAGE([.B118:.K118])" office:value-type="float" office:value="-0.0739037226296373" calcext:value-type="float">
            <text:p>-0,073903722629637</text:p>
          </table:table-cell>
          <table:table-cell table:formula="of:=COM.MICROSOFT.VAR.S([.B118:.K118])" office:value-type="float" office:value="2.48305457723545" calcext:value-type="float">
            <text:p>2,48305457723545</text:p>
          </table:table-cell>
          <table:table-cell table:formula="of:=COM.MICROSOFT.VAR.P([.B118:.K118])" office:value-type="float" office:value="2.2347491195119" calcext:value-type="float">
            <text:p>2,234749119511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NORMINV(RAND();0;2)" office:value-type="float" office:value="0.40249435903917" calcext:value-type="float">
            <text:p>0,40249435903917</text:p>
          </table:table-cell>
          <table:table-cell table:formula="of:=NORMINV(RAND();0;2)" office:value-type="float" office:value="-3.31903071787778" calcext:value-type="float">
            <text:p>-3,31903071787778</text:p>
          </table:table-cell>
          <table:table-cell table:formula="of:=NORMINV(RAND();0;2)" office:value-type="float" office:value="0.599002576682293" calcext:value-type="float">
            <text:p>0,599002576682293</text:p>
          </table:table-cell>
          <table:table-cell table:formula="of:=NORMINV(RAND();0;2)" office:value-type="float" office:value="0.645643408191943" calcext:value-type="float">
            <text:p>0,645643408191943</text:p>
          </table:table-cell>
          <table:table-cell table:formula="of:=NORMINV(RAND();0;2)" office:value-type="float" office:value="1.90913177562294" calcext:value-type="float">
            <text:p>1,90913177562294</text:p>
          </table:table-cell>
          <table:table-cell table:formula="of:=NORMINV(RAND();0;2)" office:value-type="float" office:value="1.35707810465558" calcext:value-type="float">
            <text:p>1,35707810465558</text:p>
          </table:table-cell>
          <table:table-cell table:formula="of:=NORMINV(RAND();0;2)" office:value-type="float" office:value="1.1756065898806" calcext:value-type="float">
            <text:p>1,1756065898806</text:p>
          </table:table-cell>
          <table:table-cell table:formula="of:=NORMINV(RAND();0;2)" office:value-type="float" office:value="0.734931730739694" calcext:value-type="float">
            <text:p>0,734931730739694</text:p>
          </table:table-cell>
          <table:table-cell table:formula="of:=NORMINV(RAND();0;2)" office:value-type="float" office:value="0.0379196802034126" calcext:value-type="float">
            <text:p>0,037919680203413</text:p>
          </table:table-cell>
          <table:table-cell table:formula="of:=NORMINV(RAND();0;2)" office:value-type="float" office:value="-2.47333590485827" calcext:value-type="float">
            <text:p>-2,47333590485827</text:p>
          </table:table-cell>
          <table:table-cell table:formula="of:=AVERAGE([.B119:.K119])" office:value-type="float" office:value="0.106944160227957" calcext:value-type="float">
            <text:p>0,106944160227957</text:p>
          </table:table-cell>
          <table:table-cell table:formula="of:=COM.MICROSOFT.VAR.S([.B119:.K119])" office:value-type="float" office:value="2.81852273343056" calcext:value-type="float">
            <text:p>2,81852273343056</text:p>
          </table:table-cell>
          <table:table-cell table:formula="of:=COM.MICROSOFT.VAR.P([.B119:.K119])" office:value-type="float" office:value="2.5366704600875" calcext:value-type="float">
            <text:p>2,536670460087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NORMINV(RAND();0;2)" office:value-type="float" office:value="0.425966837029211" calcext:value-type="float">
            <text:p>0,425966837029211</text:p>
          </table:table-cell>
          <table:table-cell table:formula="of:=NORMINV(RAND();0;2)" office:value-type="float" office:value="1.1438899357537" calcext:value-type="float">
            <text:p>1,1438899357537</text:p>
          </table:table-cell>
          <table:table-cell table:formula="of:=NORMINV(RAND();0;2)" office:value-type="float" office:value="-0.988910246867517" calcext:value-type="float">
            <text:p>-0,988910246867517</text:p>
          </table:table-cell>
          <table:table-cell table:formula="of:=NORMINV(RAND();0;2)" office:value-type="float" office:value="-1.57021757833596" calcext:value-type="float">
            <text:p>-1,57021757833596</text:p>
          </table:table-cell>
          <table:table-cell table:formula="of:=NORMINV(RAND();0;2)" office:value-type="float" office:value="-1.28747980307232" calcext:value-type="float">
            <text:p>-1,28747980307232</text:p>
          </table:table-cell>
          <table:table-cell table:formula="of:=NORMINV(RAND();0;2)" office:value-type="float" office:value="-0.784484489603367" calcext:value-type="float">
            <text:p>-0,784484489603367</text:p>
          </table:table-cell>
          <table:table-cell table:formula="of:=NORMINV(RAND();0;2)" office:value-type="float" office:value="2.25969410899073" calcext:value-type="float">
            <text:p>2,25969410899073</text:p>
          </table:table-cell>
          <table:table-cell table:formula="of:=NORMINV(RAND();0;2)" office:value-type="float" office:value="4.08089248193617" calcext:value-type="float">
            <text:p>4,08089248193617</text:p>
          </table:table-cell>
          <table:table-cell table:formula="of:=NORMINV(RAND();0;2)" office:value-type="float" office:value="1.43106143499711" calcext:value-type="float">
            <text:p>1,43106143499711</text:p>
          </table:table-cell>
          <table:table-cell table:formula="of:=NORMINV(RAND();0;2)" office:value-type="float" office:value="-0.0808281029960842" calcext:value-type="float">
            <text:p>-0,080828102996084</text:p>
          </table:table-cell>
          <table:table-cell table:formula="of:=AVERAGE([.B120:.K120])" office:value-type="float" office:value="0.462958457783167" calcext:value-type="float">
            <text:p>0,462958457783167</text:p>
          </table:table-cell>
          <table:table-cell table:formula="of:=COM.MICROSOFT.VAR.S([.B120:.K120])" office:value-type="float" office:value="3.20861604452892" calcext:value-type="float">
            <text:p>3,20861604452892</text:p>
          </table:table-cell>
          <table:table-cell table:formula="of:=COM.MICROSOFT.VAR.P([.B120:.K120])" office:value-type="float" office:value="2.88775444007603" calcext:value-type="float">
            <text:p>2,8877544400760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NORMINV(RAND();0;2)" office:value-type="float" office:value="1.01888677631865" calcext:value-type="float">
            <text:p>1,01888677631865</text:p>
          </table:table-cell>
          <table:table-cell table:formula="of:=NORMINV(RAND();0;2)" office:value-type="float" office:value="5.15442818415493" calcext:value-type="float">
            <text:p>5,15442818415493</text:p>
          </table:table-cell>
          <table:table-cell table:formula="of:=NORMINV(RAND();0;2)" office:value-type="float" office:value="-0.615484767653683" calcext:value-type="float">
            <text:p>-0,615484767653683</text:p>
          </table:table-cell>
          <table:table-cell table:formula="of:=NORMINV(RAND();0;2)" office:value-type="float" office:value="-3.14808419591347" calcext:value-type="float">
            <text:p>-3,14808419591347</text:p>
          </table:table-cell>
          <table:table-cell table:formula="of:=NORMINV(RAND();0;2)" office:value-type="float" office:value="1.13696407501931" calcext:value-type="float">
            <text:p>1,13696407501931</text:p>
          </table:table-cell>
          <table:table-cell table:formula="of:=NORMINV(RAND();0;2)" office:value-type="float" office:value="1.81896458047096" calcext:value-type="float">
            <text:p>1,81896458047096</text:p>
          </table:table-cell>
          <table:table-cell table:formula="of:=NORMINV(RAND();0;2)" office:value-type="float" office:value="1.69898728911859" calcext:value-type="float">
            <text:p>1,69898728911859</text:p>
          </table:table-cell>
          <table:table-cell table:formula="of:=NORMINV(RAND();0;2)" office:value-type="float" office:value="-0.279251211599272" calcext:value-type="float">
            <text:p>-0,279251211599272</text:p>
          </table:table-cell>
          <table:table-cell table:formula="of:=NORMINV(RAND();0;2)" office:value-type="float" office:value="-0.239453324297629" calcext:value-type="float">
            <text:p>-0,239453324297629</text:p>
          </table:table-cell>
          <table:table-cell table:formula="of:=NORMINV(RAND();0;2)" office:value-type="float" office:value="0.880321238642063" calcext:value-type="float">
            <text:p>0,880321238642063</text:p>
          </table:table-cell>
          <table:table-cell table:formula="of:=AVERAGE([.B121:.K121])" office:value-type="float" office:value="0.742627864426046" calcext:value-type="float">
            <text:p>0,742627864426046</text:p>
          </table:table-cell>
          <table:table-cell table:formula="of:=COM.MICROSOFT.VAR.S([.B121:.K121])" office:value-type="float" office:value="4.53096846672243" calcext:value-type="float">
            <text:p>4,53096846672243</text:p>
          </table:table-cell>
          <table:table-cell table:formula="of:=COM.MICROSOFT.VAR.P([.B121:.K121])" office:value-type="float" office:value="4.07787162005018" calcext:value-type="float">
            <text:p>4,077871620050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NORMINV(RAND();0;2)" office:value-type="float" office:value="3.51098239368177" calcext:value-type="float">
            <text:p>3,51098239368177</text:p>
          </table:table-cell>
          <table:table-cell table:formula="of:=NORMINV(RAND();0;2)" office:value-type="float" office:value="-0.811240276588359" calcext:value-type="float">
            <text:p>-0,811240276588359</text:p>
          </table:table-cell>
          <table:table-cell table:formula="of:=NORMINV(RAND();0;2)" office:value-type="float" office:value="1.9922939442611" calcext:value-type="float">
            <text:p>1,9922939442611</text:p>
          </table:table-cell>
          <table:table-cell table:formula="of:=NORMINV(RAND();0;2)" office:value-type="float" office:value="-0.121657572422264" calcext:value-type="float">
            <text:p>-0,121657572422264</text:p>
          </table:table-cell>
          <table:table-cell table:formula="of:=NORMINV(RAND();0;2)" office:value-type="float" office:value="-2.15840206298151" calcext:value-type="float">
            <text:p>-2,15840206298151</text:p>
          </table:table-cell>
          <table:table-cell table:formula="of:=NORMINV(RAND();0;2)" office:value-type="float" office:value="0.552467134224059" calcext:value-type="float">
            <text:p>0,552467134224059</text:p>
          </table:table-cell>
          <table:table-cell table:formula="of:=NORMINV(RAND();0;2)" office:value-type="float" office:value="-0.979308351896147" calcext:value-type="float">
            <text:p>-0,979308351896147</text:p>
          </table:table-cell>
          <table:table-cell table:formula="of:=NORMINV(RAND();0;2)" office:value-type="float" office:value="-4.44602362419907" calcext:value-type="float">
            <text:p>-4,44602362419907</text:p>
          </table:table-cell>
          <table:table-cell table:formula="of:=NORMINV(RAND();0;2)" office:value-type="float" office:value="1.32614845924276" calcext:value-type="float">
            <text:p>1,32614845924276</text:p>
          </table:table-cell>
          <table:table-cell table:formula="of:=NORMINV(RAND();0;2)" office:value-type="float" office:value="-1.07150120655858" calcext:value-type="float">
            <text:p>-1,07150120655858</text:p>
          </table:table-cell>
          <table:table-cell table:formula="of:=AVERAGE([.B122:.K122])" office:value-type="float" office:value="-0.220624116323624" calcext:value-type="float">
            <text:p>-0,220624116323624</text:p>
          </table:table-cell>
          <table:table-cell table:formula="of:=COM.MICROSOFT.VAR.S([.B122:.K122])" office:value-type="float" office:value="5.00880763998362" calcext:value-type="float">
            <text:p>5,00880763998362</text:p>
          </table:table-cell>
          <table:table-cell table:formula="of:=COM.MICROSOFT.VAR.P([.B122:.K122])" office:value-type="float" office:value="4.50792687598526" calcext:value-type="float">
            <text:p>4,5079268759852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NORMINV(RAND();0;2)" office:value-type="float" office:value="1.17421564009593" calcext:value-type="float">
            <text:p>1,17421564009593</text:p>
          </table:table-cell>
          <table:table-cell table:formula="of:=NORMINV(RAND();0;2)" office:value-type="float" office:value="-3.37332665482028" calcext:value-type="float">
            <text:p>-3,37332665482028</text:p>
          </table:table-cell>
          <table:table-cell table:formula="of:=NORMINV(RAND();0;2)" office:value-type="float" office:value="0.732184231051263" calcext:value-type="float">
            <text:p>0,732184231051263</text:p>
          </table:table-cell>
          <table:table-cell table:formula="of:=NORMINV(RAND();0;2)" office:value-type="float" office:value="-2.74919443207755" calcext:value-type="float">
            <text:p>-2,74919443207755</text:p>
          </table:table-cell>
          <table:table-cell table:formula="of:=NORMINV(RAND();0;2)" office:value-type="float" office:value="-3.20462708639787" calcext:value-type="float">
            <text:p>-3,20462708639787</text:p>
          </table:table-cell>
          <table:table-cell table:formula="of:=NORMINV(RAND();0;2)" office:value-type="float" office:value="-3.82303288564897" calcext:value-type="float">
            <text:p>-3,82303288564897</text:p>
          </table:table-cell>
          <table:table-cell table:formula="of:=NORMINV(RAND();0;2)" office:value-type="float" office:value="0.172451314509712" calcext:value-type="float">
            <text:p>0,172451314509712</text:p>
          </table:table-cell>
          <table:table-cell table:formula="of:=NORMINV(RAND();0;2)" office:value-type="float" office:value="-0.553623699949281" calcext:value-type="float">
            <text:p>-0,553623699949281</text:p>
          </table:table-cell>
          <table:table-cell table:formula="of:=NORMINV(RAND();0;2)" office:value-type="float" office:value="3.41043720425322" calcext:value-type="float">
            <text:p>3,41043720425322</text:p>
          </table:table-cell>
          <table:table-cell table:formula="of:=NORMINV(RAND();0;2)" office:value-type="float" office:value="-3.41957084868719" calcext:value-type="float">
            <text:p>-3,41957084868719</text:p>
          </table:table-cell>
          <table:table-cell table:formula="of:=AVERAGE([.B123:.K123])" office:value-type="float" office:value="-1.1634087217671" calcext:value-type="float">
            <text:p>-1,1634087217671</text:p>
          </table:table-cell>
          <table:table-cell table:formula="of:=COM.MICROSOFT.VAR.S([.B123:.K123])" office:value-type="float" office:value="6.20700898914349" calcext:value-type="float">
            <text:p>6,20700898914349</text:p>
          </table:table-cell>
          <table:table-cell table:formula="of:=COM.MICROSOFT.VAR.P([.B123:.K123])" office:value-type="float" office:value="5.58630809022914" calcext:value-type="float">
            <text:p>5,5863080902291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NORMINV(RAND();0;2)" office:value-type="float" office:value="-1.73811120854765" calcext:value-type="float">
            <text:p>-1,73811120854765</text:p>
          </table:table-cell>
          <table:table-cell table:formula="of:=NORMINV(RAND();0;2)" office:value-type="float" office:value="-0.0592607968252431" calcext:value-type="float">
            <text:p>-0,059260796825243</text:p>
          </table:table-cell>
          <table:table-cell table:formula="of:=NORMINV(RAND();0;2)" office:value-type="float" office:value="-1.21477585318511" calcext:value-type="float">
            <text:p>-1,21477585318511</text:p>
          </table:table-cell>
          <table:table-cell table:formula="of:=NORMINV(RAND();0;2)" office:value-type="float" office:value="-0.17749483107672" calcext:value-type="float">
            <text:p>-0,17749483107672</text:p>
          </table:table-cell>
          <table:table-cell table:formula="of:=NORMINV(RAND();0;2)" office:value-type="float" office:value="2.80219928578706" calcext:value-type="float">
            <text:p>2,80219928578706</text:p>
          </table:table-cell>
          <table:table-cell table:formula="of:=NORMINV(RAND();0;2)" office:value-type="float" office:value="-1.59464921711096" calcext:value-type="float">
            <text:p>-1,59464921711096</text:p>
          </table:table-cell>
          <table:table-cell table:formula="of:=NORMINV(RAND();0;2)" office:value-type="float" office:value="-0.268878351362145" calcext:value-type="float">
            <text:p>-0,268878351362145</text:p>
          </table:table-cell>
          <table:table-cell table:formula="of:=NORMINV(RAND();0;2)" office:value-type="float" office:value="-1.08814826642277" calcext:value-type="float">
            <text:p>-1,08814826642277</text:p>
          </table:table-cell>
          <table:table-cell table:formula="of:=NORMINV(RAND();0;2)" office:value-type="float" office:value="0.934251831489721" calcext:value-type="float">
            <text:p>0,934251831489721</text:p>
          </table:table-cell>
          <table:table-cell table:formula="of:=NORMINV(RAND();0;2)" office:value-type="float" office:value="0.0544961636877272" calcext:value-type="float">
            <text:p>0,054496163687727</text:p>
          </table:table-cell>
          <table:table-cell table:formula="of:=AVERAGE([.B124:.K124])" office:value-type="float" office:value="-0.235037124356608" calcext:value-type="float">
            <text:p>-0,235037124356608</text:p>
          </table:table-cell>
          <table:table-cell table:formula="of:=COM.MICROSOFT.VAR.S([.B124:.K124])" office:value-type="float" office:value="1.83407646694983" calcext:value-type="float">
            <text:p>1,83407646694983</text:p>
          </table:table-cell>
          <table:table-cell table:formula="of:=COM.MICROSOFT.VAR.P([.B124:.K124])" office:value-type="float" office:value="1.65066882025485" calcext:value-type="float">
            <text:p>1,6506688202548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NORMINV(RAND();0;2)" office:value-type="float" office:value="0.70737525123133" calcext:value-type="float">
            <text:p>0,70737525123133</text:p>
          </table:table-cell>
          <table:table-cell table:formula="of:=NORMINV(RAND();0;2)" office:value-type="float" office:value="4.22503966684104" calcext:value-type="float">
            <text:p>4,22503966684104</text:p>
          </table:table-cell>
          <table:table-cell table:formula="of:=NORMINV(RAND();0;2)" office:value-type="float" office:value="1.07966804544735" calcext:value-type="float">
            <text:p>1,07966804544735</text:p>
          </table:table-cell>
          <table:table-cell table:formula="of:=NORMINV(RAND();0;2)" office:value-type="float" office:value="-0.10502261389434" calcext:value-type="float">
            <text:p>-0,10502261389434</text:p>
          </table:table-cell>
          <table:table-cell table:formula="of:=NORMINV(RAND();0;2)" office:value-type="float" office:value="-2.32565994908237" calcext:value-type="float">
            <text:p>-2,32565994908237</text:p>
          </table:table-cell>
          <table:table-cell table:formula="of:=NORMINV(RAND();0;2)" office:value-type="float" office:value="3.17673940758668" calcext:value-type="float">
            <text:p>3,17673940758668</text:p>
          </table:table-cell>
          <table:table-cell table:formula="of:=NORMINV(RAND();0;2)" office:value-type="float" office:value="0.543320336400678" calcext:value-type="float">
            <text:p>0,543320336400678</text:p>
          </table:table-cell>
          <table:table-cell table:formula="of:=NORMINV(RAND();0;2)" office:value-type="float" office:value="0.38637729427243" calcext:value-type="float">
            <text:p>0,38637729427243</text:p>
          </table:table-cell>
          <table:table-cell table:formula="of:=NORMINV(RAND();0;2)" office:value-type="float" office:value="-0.0840962201149666" calcext:value-type="float">
            <text:p>-0,084096220114967</text:p>
          </table:table-cell>
          <table:table-cell table:formula="of:=NORMINV(RAND();0;2)" office:value-type="float" office:value="-0.142516091156596" calcext:value-type="float">
            <text:p>-0,142516091156596</text:p>
          </table:table-cell>
          <table:table-cell table:formula="of:=AVERAGE([.B125:.K125])" office:value-type="float" office:value="0.746122512753123" calcext:value-type="float">
            <text:p>0,746122512753123</text:p>
          </table:table-cell>
          <table:table-cell table:formula="of:=COM.MICROSOFT.VAR.S([.B125:.K125])" office:value-type="float" office:value="3.32592217825398" calcext:value-type="float">
            <text:p>3,32592217825398</text:p>
          </table:table-cell>
          <table:table-cell table:formula="of:=COM.MICROSOFT.VAR.P([.B125:.K125])" office:value-type="float" office:value="2.99332996042858" calcext:value-type="float">
            <text:p>2,9933299604285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NORMINV(RAND();0;2)" office:value-type="float" office:value="-4.45668722288264" calcext:value-type="float">
            <text:p>-4,45668722288264</text:p>
          </table:table-cell>
          <table:table-cell table:formula="of:=NORMINV(RAND();0;2)" office:value-type="float" office:value="0.337100087995715" calcext:value-type="float">
            <text:p>0,337100087995715</text:p>
          </table:table-cell>
          <table:table-cell table:formula="of:=NORMINV(RAND();0;2)" office:value-type="float" office:value="1.21466497280339" calcext:value-type="float">
            <text:p>1,21466497280339</text:p>
          </table:table-cell>
          <table:table-cell table:formula="of:=NORMINV(RAND();0;2)" office:value-type="float" office:value="1.00382607069968" calcext:value-type="float">
            <text:p>1,00382607069968</text:p>
          </table:table-cell>
          <table:table-cell table:formula="of:=NORMINV(RAND();0;2)" office:value-type="float" office:value="2.95870182531498" calcext:value-type="float">
            <text:p>2,95870182531498</text:p>
          </table:table-cell>
          <table:table-cell table:formula="of:=NORMINV(RAND();0;2)" office:value-type="float" office:value="0.290292352145493" calcext:value-type="float">
            <text:p>0,290292352145493</text:p>
          </table:table-cell>
          <table:table-cell table:formula="of:=NORMINV(RAND();0;2)" office:value-type="float" office:value="-1.13683153658232" calcext:value-type="float">
            <text:p>-1,13683153658232</text:p>
          </table:table-cell>
          <table:table-cell table:formula="of:=NORMINV(RAND();0;2)" office:value-type="float" office:value="-0.435076529471658" calcext:value-type="float">
            <text:p>-0,435076529471658</text:p>
          </table:table-cell>
          <table:table-cell table:formula="of:=NORMINV(RAND();0;2)" office:value-type="float" office:value="-0.999229596169015" calcext:value-type="float">
            <text:p>-0,999229596169015</text:p>
          </table:table-cell>
          <table:table-cell table:formula="of:=NORMINV(RAND();0;2)" office:value-type="float" office:value="-3.92954636790682" calcext:value-type="float">
            <text:p>-3,92954636790682</text:p>
          </table:table-cell>
          <table:table-cell table:formula="of:=AVERAGE([.B126:.K126])" office:value-type="float" office:value="-0.515278594405321" calcext:value-type="float">
            <text:p>-0,515278594405321</text:p>
          </table:table-cell>
          <table:table-cell table:formula="of:=COM.MICROSOFT.VAR.S([.B126:.K126])" office:value-type="float" office:value="5.17370145145246" calcext:value-type="float">
            <text:p>5,17370145145246</text:p>
          </table:table-cell>
          <table:table-cell table:formula="of:=COM.MICROSOFT.VAR.P([.B126:.K126])" office:value-type="float" office:value="4.65633130630721" calcext:value-type="float">
            <text:p>4,6563313063072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NORMINV(RAND();0;2)" office:value-type="float" office:value="-0.44831066150526" calcext:value-type="float">
            <text:p>-0,44831066150526</text:p>
          </table:table-cell>
          <table:table-cell table:formula="of:=NORMINV(RAND();0;2)" office:value-type="float" office:value="-0.54297267663677" calcext:value-type="float">
            <text:p>-0,54297267663677</text:p>
          </table:table-cell>
          <table:table-cell table:formula="of:=NORMINV(RAND();0;2)" office:value-type="float" office:value="-0.880655556678225" calcext:value-type="float">
            <text:p>-0,880655556678225</text:p>
          </table:table-cell>
          <table:table-cell table:formula="of:=NORMINV(RAND();0;2)" office:value-type="float" office:value="-0.548171997874675" calcext:value-type="float">
            <text:p>-0,548171997874675</text:p>
          </table:table-cell>
          <table:table-cell table:formula="of:=NORMINV(RAND();0;2)" office:value-type="float" office:value="-0.437864257103105" calcext:value-type="float">
            <text:p>-0,437864257103105</text:p>
          </table:table-cell>
          <table:table-cell table:formula="of:=NORMINV(RAND();0;2)" office:value-type="float" office:value="-0.897094200527542" calcext:value-type="float">
            <text:p>-0,897094200527542</text:p>
          </table:table-cell>
          <table:table-cell table:formula="of:=NORMINV(RAND();0;2)" office:value-type="float" office:value="3.55135952727113" calcext:value-type="float">
            <text:p>3,55135952727113</text:p>
          </table:table-cell>
          <table:table-cell table:formula="of:=NORMINV(RAND();0;2)" office:value-type="float" office:value="0.96554208182573" calcext:value-type="float">
            <text:p>0,96554208182573</text:p>
          </table:table-cell>
          <table:table-cell table:formula="of:=NORMINV(RAND();0;2)" office:value-type="float" office:value="-0.706352163629744" calcext:value-type="float">
            <text:p>-0,706352163629744</text:p>
          </table:table-cell>
          <table:table-cell table:formula="of:=NORMINV(RAND();0;2)" office:value-type="float" office:value="-1.09895964579273" calcext:value-type="float">
            <text:p>-1,09895964579273</text:p>
          </table:table-cell>
          <table:table-cell table:formula="of:=AVERAGE([.B127:.K127])" office:value-type="float" office:value="-0.104347955065119" calcext:value-type="float">
            <text:p>-0,104347955065119</text:p>
          </table:table-cell>
          <table:table-cell table:formula="of:=COM.MICROSOFT.VAR.S([.B127:.K127])" office:value-type="float" office:value="1.96783759626916" calcext:value-type="float">
            <text:p>1,96783759626916</text:p>
          </table:table-cell>
          <table:table-cell table:formula="of:=COM.MICROSOFT.VAR.P([.B127:.K127])" office:value-type="float" office:value="1.77105383664225" calcext:value-type="float">
            <text:p>1,7710538366422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NORMINV(RAND();0;2)" office:value-type="float" office:value="1.10332077171752" calcext:value-type="float">
            <text:p>1,10332077171752</text:p>
          </table:table-cell>
          <table:table-cell table:formula="of:=NORMINV(RAND();0;2)" office:value-type="float" office:value="1.02972495330455" calcext:value-type="float">
            <text:p>1,02972495330455</text:p>
          </table:table-cell>
          <table:table-cell table:formula="of:=NORMINV(RAND();0;2)" office:value-type="float" office:value="-2.90589353494593" calcext:value-type="float">
            <text:p>-2,90589353494593</text:p>
          </table:table-cell>
          <table:table-cell table:formula="of:=NORMINV(RAND();0;2)" office:value-type="float" office:value="1.89909443586777" calcext:value-type="float">
            <text:p>1,89909443586777</text:p>
          </table:table-cell>
          <table:table-cell table:formula="of:=NORMINV(RAND();0;2)" office:value-type="float" office:value="1.34610443060494" calcext:value-type="float">
            <text:p>1,34610443060494</text:p>
          </table:table-cell>
          <table:table-cell table:formula="of:=NORMINV(RAND();0;2)" office:value-type="float" office:value="-0.329775101718114" calcext:value-type="float">
            <text:p>-0,329775101718114</text:p>
          </table:table-cell>
          <table:table-cell table:formula="of:=NORMINV(RAND();0;2)" office:value-type="float" office:value="0.88172977632315" calcext:value-type="float">
            <text:p>0,88172977632315</text:p>
          </table:table-cell>
          <table:table-cell table:formula="of:=NORMINV(RAND();0;2)" office:value-type="float" office:value="1.5907507794972" calcext:value-type="float">
            <text:p>1,5907507794972</text:p>
          </table:table-cell>
          <table:table-cell table:formula="of:=NORMINV(RAND();0;2)" office:value-type="float" office:value="-0.0825363782460694" calcext:value-type="float">
            <text:p>-0,082536378246069</text:p>
          </table:table-cell>
          <table:table-cell table:formula="of:=NORMINV(RAND();0;2)" office:value-type="float" office:value="1.38403877091275" calcext:value-type="float">
            <text:p>1,38403877091275</text:p>
          </table:table-cell>
          <table:table-cell table:formula="of:=AVERAGE([.B128:.K128])" office:value-type="float" office:value="0.591655890331776" calcext:value-type="float">
            <text:p>0,591655890331776</text:p>
          </table:table-cell>
          <table:table-cell table:formula="of:=COM.MICROSOFT.VAR.S([.B128:.K128])" office:value-type="float" office:value="1.99765777352888" calcext:value-type="float">
            <text:p>1,99765777352888</text:p>
          </table:table-cell>
          <table:table-cell table:formula="of:=COM.MICROSOFT.VAR.P([.B128:.K128])" office:value-type="float" office:value="1.79789199617599" calcext:value-type="float">
            <text:p>1,7978919961759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NORMINV(RAND();0;2)" office:value-type="float" office:value="-2.07319792801194" calcext:value-type="float">
            <text:p>-2,07319792801194</text:p>
          </table:table-cell>
          <table:table-cell table:formula="of:=NORMINV(RAND();0;2)" office:value-type="float" office:value="2.0529564870499" calcext:value-type="float">
            <text:p>2,0529564870499</text:p>
          </table:table-cell>
          <table:table-cell table:formula="of:=NORMINV(RAND();0;2)" office:value-type="float" office:value="-0.522591318079512" calcext:value-type="float">
            <text:p>-0,522591318079512</text:p>
          </table:table-cell>
          <table:table-cell table:formula="of:=NORMINV(RAND();0;2)" office:value-type="float" office:value="-0.53116187821722" calcext:value-type="float">
            <text:p>-0,53116187821722</text:p>
          </table:table-cell>
          <table:table-cell table:formula="of:=NORMINV(RAND();0;2)" office:value-type="float" office:value="2.48448260721025" calcext:value-type="float">
            <text:p>2,48448260721025</text:p>
          </table:table-cell>
          <table:table-cell table:formula="of:=NORMINV(RAND();0;2)" office:value-type="float" office:value="-0.24769195729301" calcext:value-type="float">
            <text:p>-0,24769195729301</text:p>
          </table:table-cell>
          <table:table-cell table:formula="of:=NORMINV(RAND();0;2)" office:value-type="float" office:value="0.0452751632486737" calcext:value-type="float">
            <text:p>0,045275163248674</text:p>
          </table:table-cell>
          <table:table-cell table:formula="of:=NORMINV(RAND();0;2)" office:value-type="float" office:value="-1.77456441995988" calcext:value-type="float">
            <text:p>-1,77456441995988</text:p>
          </table:table-cell>
          <table:table-cell table:formula="of:=NORMINV(RAND();0;2)" office:value-type="float" office:value="-2.62919457551496" calcext:value-type="float">
            <text:p>-2,62919457551496</text:p>
          </table:table-cell>
          <table:table-cell table:formula="of:=NORMINV(RAND();0;2)" office:value-type="float" office:value="-2.64349668948765" calcext:value-type="float">
            <text:p>-2,64349668948765</text:p>
          </table:table-cell>
          <table:table-cell table:formula="of:=AVERAGE([.B129:.K129])" office:value-type="float" office:value="-0.583918450905535" calcext:value-type="float">
            <text:p>-0,583918450905535</text:p>
          </table:table-cell>
          <table:table-cell table:formula="of:=COM.MICROSOFT.VAR.S([.B129:.K129])" office:value-type="float" office:value="3.21603108393772" calcext:value-type="float">
            <text:p>3,21603108393772</text:p>
          </table:table-cell>
          <table:table-cell table:formula="of:=COM.MICROSOFT.VAR.P([.B129:.K129])" office:value-type="float" office:value="2.89442797554395" calcext:value-type="float">
            <text:p>2,8944279755439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NORMINV(RAND();0;2)" office:value-type="float" office:value="0.501238598313986" calcext:value-type="float">
            <text:p>0,501238598313986</text:p>
          </table:table-cell>
          <table:table-cell table:formula="of:=NORMINV(RAND();0;2)" office:value-type="float" office:value="-0.593839621984092" calcext:value-type="float">
            <text:p>-0,593839621984092</text:p>
          </table:table-cell>
          <table:table-cell table:formula="of:=NORMINV(RAND();0;2)" office:value-type="float" office:value="1.6858016606844" calcext:value-type="float">
            <text:p>1,6858016606844</text:p>
          </table:table-cell>
          <table:table-cell table:formula="of:=NORMINV(RAND();0;2)" office:value-type="float" office:value="-3.37723886911263" calcext:value-type="float">
            <text:p>-3,37723886911263</text:p>
          </table:table-cell>
          <table:table-cell table:formula="of:=NORMINV(RAND();0;2)" office:value-type="float" office:value="1.41653995091715" calcext:value-type="float">
            <text:p>1,41653995091715</text:p>
          </table:table-cell>
          <table:table-cell table:formula="of:=NORMINV(RAND();0;2)" office:value-type="float" office:value="-1.73674604325105" calcext:value-type="float">
            <text:p>-1,73674604325105</text:p>
          </table:table-cell>
          <table:table-cell table:formula="of:=NORMINV(RAND();0;2)" office:value-type="float" office:value="-0.487773115048478" calcext:value-type="float">
            <text:p>-0,487773115048478</text:p>
          </table:table-cell>
          <table:table-cell table:formula="of:=NORMINV(RAND();0;2)" office:value-type="float" office:value="0.502254239356969" calcext:value-type="float">
            <text:p>0,502254239356969</text:p>
          </table:table-cell>
          <table:table-cell table:formula="of:=NORMINV(RAND();0;2)" office:value-type="float" office:value="0.0565676697889395" calcext:value-type="float">
            <text:p>0,05656766978894</text:p>
          </table:table-cell>
          <table:table-cell table:formula="of:=NORMINV(RAND();0;2)" office:value-type="float" office:value="-0.350210088772846" calcext:value-type="float">
            <text:p>-0,350210088772846</text:p>
          </table:table-cell>
          <table:table-cell table:formula="of:=AVERAGE([.B130:.K130])" office:value-type="float" office:value="-0.238340561910766" calcext:value-type="float">
            <text:p>-0,238340561910766</text:p>
          </table:table-cell>
          <table:table-cell table:formula="of:=COM.MICROSOFT.VAR.S([.B130:.K130])" office:value-type="float" office:value="2.21359935603582" calcext:value-type="float">
            <text:p>2,21359935603582</text:p>
          </table:table-cell>
          <table:table-cell table:formula="of:=COM.MICROSOFT.VAR.P([.B130:.K130])" office:value-type="float" office:value="1.99223942043224" calcext:value-type="float">
            <text:p>1,9922394204322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NORMINV(RAND();0;2)" office:value-type="float" office:value="3.50579839229998" calcext:value-type="float">
            <text:p>3,50579839229998</text:p>
          </table:table-cell>
          <table:table-cell table:formula="of:=NORMINV(RAND();0;2)" office:value-type="float" office:value="-0.570687003996042" calcext:value-type="float">
            <text:p>-0,570687003996042</text:p>
          </table:table-cell>
          <table:table-cell table:formula="of:=NORMINV(RAND();0;2)" office:value-type="float" office:value="-6.67582131861359" calcext:value-type="float">
            <text:p>-6,67582131861359</text:p>
          </table:table-cell>
          <table:table-cell table:formula="of:=NORMINV(RAND();0;2)" office:value-type="float" office:value="2.4448978424443" calcext:value-type="float">
            <text:p>2,4448978424443</text:p>
          </table:table-cell>
          <table:table-cell table:formula="of:=NORMINV(RAND();0;2)" office:value-type="float" office:value="-3.76658309886608" calcext:value-type="float">
            <text:p>-3,76658309886608</text:p>
          </table:table-cell>
          <table:table-cell table:formula="of:=NORMINV(RAND();0;2)" office:value-type="float" office:value="2.6091225521427" calcext:value-type="float">
            <text:p>2,6091225521427</text:p>
          </table:table-cell>
          <table:table-cell table:formula="of:=NORMINV(RAND();0;2)" office:value-type="float" office:value="-2.30751294020245" calcext:value-type="float">
            <text:p>-2,30751294020245</text:p>
          </table:table-cell>
          <table:table-cell table:formula="of:=NORMINV(RAND();0;2)" office:value-type="float" office:value="1.37581229762662" calcext:value-type="float">
            <text:p>1,37581229762662</text:p>
          </table:table-cell>
          <table:table-cell table:formula="of:=NORMINV(RAND();0;2)" office:value-type="float" office:value="-0.861816095079568" calcext:value-type="float">
            <text:p>-0,861816095079568</text:p>
          </table:table-cell>
          <table:table-cell table:formula="of:=NORMINV(RAND();0;2)" office:value-type="float" office:value="0.891491977899236" calcext:value-type="float">
            <text:p>0,891491977899236</text:p>
          </table:table-cell>
          <table:table-cell table:formula="of:=AVERAGE([.B131:.K131])" office:value-type="float" office:value="-0.335529739434489" calcext:value-type="float">
            <text:p>-0,335529739434489</text:p>
          </table:table-cell>
          <table:table-cell table:formula="of:=COM.MICROSOFT.VAR.S([.B131:.K131])" office:value-type="float" office:value="10.1982498678045" calcext:value-type="float">
            <text:p>10,1982498678045</text:p>
          </table:table-cell>
          <table:table-cell table:formula="of:=COM.MICROSOFT.VAR.P([.B131:.K131])" office:value-type="float" office:value="9.17842488102404" calcext:value-type="float">
            <text:p>9,1784248810240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NORMINV(RAND();0;2)" office:value-type="float" office:value="-2.0406801640988" calcext:value-type="float">
            <text:p>-2,0406801640988</text:p>
          </table:table-cell>
          <table:table-cell table:formula="of:=NORMINV(RAND();0;2)" office:value-type="float" office:value="0.631045467121838" calcext:value-type="float">
            <text:p>0,631045467121838</text:p>
          </table:table-cell>
          <table:table-cell table:formula="of:=NORMINV(RAND();0;2)" office:value-type="float" office:value="-2.2979287683606" calcext:value-type="float">
            <text:p>-2,2979287683606</text:p>
          </table:table-cell>
          <table:table-cell table:formula="of:=NORMINV(RAND();0;2)" office:value-type="float" office:value="-1.8846973476835" calcext:value-type="float">
            <text:p>-1,8846973476835</text:p>
          </table:table-cell>
          <table:table-cell table:formula="of:=NORMINV(RAND();0;2)" office:value-type="float" office:value="0.901289632322875" calcext:value-type="float">
            <text:p>0,901289632322875</text:p>
          </table:table-cell>
          <table:table-cell table:formula="of:=NORMINV(RAND();0;2)" office:value-type="float" office:value="-2.19306474172886" calcext:value-type="float">
            <text:p>-2,19306474172886</text:p>
          </table:table-cell>
          <table:table-cell table:formula="of:=NORMINV(RAND();0;2)" office:value-type="float" office:value="0.962247291720029" calcext:value-type="float">
            <text:p>0,962247291720029</text:p>
          </table:table-cell>
          <table:table-cell table:formula="of:=NORMINV(RAND();0;2)" office:value-type="float" office:value="2.2055135113049" calcext:value-type="float">
            <text:p>2,2055135113049</text:p>
          </table:table-cell>
          <table:table-cell table:formula="of:=NORMINV(RAND();0;2)" office:value-type="float" office:value="-2.60662550768226" calcext:value-type="float">
            <text:p>-2,60662550768226</text:p>
          </table:table-cell>
          <table:table-cell table:formula="of:=NORMINV(RAND();0;2)" office:value-type="float" office:value="-3.67802301027573" calcext:value-type="float">
            <text:p>-3,67802301027573</text:p>
          </table:table-cell>
          <table:table-cell table:formula="of:=AVERAGE([.B132:.K132])" office:value-type="float" office:value="-1.00009236373601" calcext:value-type="float">
            <text:p>-1,00009236373601</text:p>
          </table:table-cell>
          <table:table-cell table:formula="of:=COM.MICROSOFT.VAR.S([.B132:.K132])" office:value-type="float" office:value="3.90308030373895" calcext:value-type="float">
            <text:p>3,90308030373895</text:p>
          </table:table-cell>
          <table:table-cell table:formula="of:=COM.MICROSOFT.VAR.P([.B132:.K132])" office:value-type="float" office:value="3.51277227336505" calcext:value-type="float">
            <text:p>3,512772273365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NORMINV(RAND();0;2)" office:value-type="float" office:value="-3.30526983940019" calcext:value-type="float">
            <text:p>-3,30526983940019</text:p>
          </table:table-cell>
          <table:table-cell table:formula="of:=NORMINV(RAND();0;2)" office:value-type="float" office:value="-1.13617795226005" calcext:value-type="float">
            <text:p>-1,13617795226005</text:p>
          </table:table-cell>
          <table:table-cell table:formula="of:=NORMINV(RAND();0;2)" office:value-type="float" office:value="-0.0260595544524901" calcext:value-type="float">
            <text:p>-0,02605955445249</text:p>
          </table:table-cell>
          <table:table-cell table:formula="of:=NORMINV(RAND();0;2)" office:value-type="float" office:value="0.171315714326702" calcext:value-type="float">
            <text:p>0,171315714326702</text:p>
          </table:table-cell>
          <table:table-cell table:formula="of:=NORMINV(RAND();0;2)" office:value-type="float" office:value="1.96627909119973" calcext:value-type="float">
            <text:p>1,96627909119973</text:p>
          </table:table-cell>
          <table:table-cell table:formula="of:=NORMINV(RAND();0;2)" office:value-type="float" office:value="0.135414681230751" calcext:value-type="float">
            <text:p>0,135414681230751</text:p>
          </table:table-cell>
          <table:table-cell table:formula="of:=NORMINV(RAND();0;2)" office:value-type="float" office:value="-0.734000227052699" calcext:value-type="float">
            <text:p>-0,734000227052699</text:p>
          </table:table-cell>
          <table:table-cell table:formula="of:=NORMINV(RAND();0;2)" office:value-type="float" office:value="1.15346004419592" calcext:value-type="float">
            <text:p>1,15346004419592</text:p>
          </table:table-cell>
          <table:table-cell table:formula="of:=NORMINV(RAND();0;2)" office:value-type="float" office:value="-0.835209586276783" calcext:value-type="float">
            <text:p>-0,835209586276783</text:p>
          </table:table-cell>
          <table:table-cell table:formula="of:=NORMINV(RAND();0;2)" office:value-type="float" office:value="-4.44921861637791" calcext:value-type="float">
            <text:p>-4,44921861637791</text:p>
          </table:table-cell>
          <table:table-cell table:formula="of:=AVERAGE([.B133:.K133])" office:value-type="float" office:value="-0.705946624486703" calcext:value-type="float">
            <text:p>-0,705946624486703</text:p>
          </table:table-cell>
          <table:table-cell table:formula="of:=COM.MICROSOFT.VAR.S([.B133:.K133])" office:value-type="float" office:value="3.72322991279407" calcext:value-type="float">
            <text:p>3,72322991279407</text:p>
          </table:table-cell>
          <table:table-cell table:formula="of:=COM.MICROSOFT.VAR.P([.B133:.K133])" office:value-type="float" office:value="3.35090692151466" calcext:value-type="float">
            <text:p>3,3509069215146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NORMINV(RAND();0;2)" office:value-type="float" office:value="-0.236496038938895" calcext:value-type="float">
            <text:p>-0,236496038938895</text:p>
          </table:table-cell>
          <table:table-cell table:formula="of:=NORMINV(RAND();0;2)" office:value-type="float" office:value="2.04799645071927" calcext:value-type="float">
            <text:p>2,04799645071927</text:p>
          </table:table-cell>
          <table:table-cell table:formula="of:=NORMINV(RAND();0;2)" office:value-type="float" office:value="1.61285817115549" calcext:value-type="float">
            <text:p>1,61285817115549</text:p>
          </table:table-cell>
          <table:table-cell table:formula="of:=NORMINV(RAND();0;2)" office:value-type="float" office:value="-4.06659181044257" calcext:value-type="float">
            <text:p>-4,06659181044257</text:p>
          </table:table-cell>
          <table:table-cell table:formula="of:=NORMINV(RAND();0;2)" office:value-type="float" office:value="0.0553865713490423" calcext:value-type="float">
            <text:p>0,055386571349042</text:p>
          </table:table-cell>
          <table:table-cell table:formula="of:=NORMINV(RAND();0;2)" office:value-type="float" office:value="-2.11039551778993" calcext:value-type="float">
            <text:p>-2,11039551778993</text:p>
          </table:table-cell>
          <table:table-cell table:formula="of:=NORMINV(RAND();0;2)" office:value-type="float" office:value="-0.272874392571406" calcext:value-type="float">
            <text:p>-0,272874392571406</text:p>
          </table:table-cell>
          <table:table-cell table:formula="of:=NORMINV(RAND();0;2)" office:value-type="float" office:value="-4.56997293158005" calcext:value-type="float">
            <text:p>-4,56997293158005</text:p>
          </table:table-cell>
          <table:table-cell table:formula="of:=NORMINV(RAND();0;2)" office:value-type="float" office:value="4.07803036097376" calcext:value-type="float">
            <text:p>4,07803036097376</text:p>
          </table:table-cell>
          <table:table-cell table:formula="of:=NORMINV(RAND();0;2)" office:value-type="float" office:value="4.75639699583193" calcext:value-type="float">
            <text:p>4,75639699583193</text:p>
          </table:table-cell>
          <table:table-cell table:formula="of:=AVERAGE([.B134:.K134])" office:value-type="float" office:value="0.129433785870665" calcext:value-type="float">
            <text:p>0,129433785870665</text:p>
          </table:table-cell>
          <table:table-cell table:formula="of:=COM.MICROSOFT.VAR.S([.B134:.K134])" office:value-type="float" office:value="9.76564035251534" calcext:value-type="float">
            <text:p>9,76564035251534</text:p>
          </table:table-cell>
          <table:table-cell table:formula="of:=COM.MICROSOFT.VAR.P([.B134:.K134])" office:value-type="float" office:value="8.7890763172638" calcext:value-type="float">
            <text:p>8,78907631726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NORMINV(RAND();0;2)" office:value-type="float" office:value="-1.05680310009866" calcext:value-type="float">
            <text:p>-1,05680310009866</text:p>
          </table:table-cell>
          <table:table-cell table:formula="of:=NORMINV(RAND();0;2)" office:value-type="float" office:value="-1.18224506062199" calcext:value-type="float">
            <text:p>-1,18224506062199</text:p>
          </table:table-cell>
          <table:table-cell table:formula="of:=NORMINV(RAND();0;2)" office:value-type="float" office:value="2.423612019025" calcext:value-type="float">
            <text:p>2,423612019025</text:p>
          </table:table-cell>
          <table:table-cell table:formula="of:=NORMINV(RAND();0;2)" office:value-type="float" office:value="0.075096982170548" calcext:value-type="float">
            <text:p>0,075096982170548</text:p>
          </table:table-cell>
          <table:table-cell table:formula="of:=NORMINV(RAND();0;2)" office:value-type="float" office:value="-0.643705673826582" calcext:value-type="float">
            <text:p>-0,643705673826582</text:p>
          </table:table-cell>
          <table:table-cell table:formula="of:=NORMINV(RAND();0;2)" office:value-type="float" office:value="2.57136162565789" calcext:value-type="float">
            <text:p>2,57136162565789</text:p>
          </table:table-cell>
          <table:table-cell table:formula="of:=NORMINV(RAND();0;2)" office:value-type="float" office:value="1.76899695365625" calcext:value-type="float">
            <text:p>1,76899695365625</text:p>
          </table:table-cell>
          <table:table-cell table:formula="of:=NORMINV(RAND();0;2)" office:value-type="float" office:value="4.45442503497459" calcext:value-type="float">
            <text:p>4,45442503497459</text:p>
          </table:table-cell>
          <table:table-cell table:formula="of:=NORMINV(RAND();0;2)" office:value-type="float" office:value="1.97428022269168" calcext:value-type="float">
            <text:p>1,97428022269168</text:p>
          </table:table-cell>
          <table:table-cell table:formula="of:=NORMINV(RAND();0;2)" office:value-type="float" office:value="-0.889793684776634" calcext:value-type="float">
            <text:p>-0,889793684776634</text:p>
          </table:table-cell>
          <table:table-cell table:formula="of:=AVERAGE([.B135:.K135])" office:value-type="float" office:value="0.94952253188521" calcext:value-type="float">
            <text:p>0,94952253188521</text:p>
          </table:table-cell>
          <table:table-cell table:formula="of:=COM.MICROSOFT.VAR.S([.B135:.K135])" office:value-type="float" office:value="3.78501844261285" calcext:value-type="float">
            <text:p>3,78501844261285</text:p>
          </table:table-cell>
          <table:table-cell table:formula="of:=COM.MICROSOFT.VAR.P([.B135:.K135])" office:value-type="float" office:value="3.40651659835156" calcext:value-type="float">
            <text:p>3,4065165983515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NORMINV(RAND();0;2)" office:value-type="float" office:value="1.84291633228269" calcext:value-type="float">
            <text:p>1,84291633228269</text:p>
          </table:table-cell>
          <table:table-cell table:formula="of:=NORMINV(RAND();0;2)" office:value-type="float" office:value="-0.0650103653493597" calcext:value-type="float">
            <text:p>-0,06501036534936</text:p>
          </table:table-cell>
          <table:table-cell table:formula="of:=NORMINV(RAND();0;2)" office:value-type="float" office:value="2.11774790980578" calcext:value-type="float">
            <text:p>2,11774790980578</text:p>
          </table:table-cell>
          <table:table-cell table:formula="of:=NORMINV(RAND();0;2)" office:value-type="float" office:value="0.637851403993698" calcext:value-type="float">
            <text:p>0,637851403993698</text:p>
          </table:table-cell>
          <table:table-cell table:formula="of:=NORMINV(RAND();0;2)" office:value-type="float" office:value="2.66003799981074" calcext:value-type="float">
            <text:p>2,66003799981074</text:p>
          </table:table-cell>
          <table:table-cell table:formula="of:=NORMINV(RAND();0;2)" office:value-type="float" office:value="-2.61620084013032" calcext:value-type="float">
            <text:p>-2,61620084013032</text:p>
          </table:table-cell>
          <table:table-cell table:formula="of:=NORMINV(RAND();0;2)" office:value-type="float" office:value="3.73717328105797" calcext:value-type="float">
            <text:p>3,73717328105797</text:p>
          </table:table-cell>
          <table:table-cell table:formula="of:=NORMINV(RAND();0;2)" office:value-type="float" office:value="-4.97644820684436" calcext:value-type="float">
            <text:p>-4,97644820684436</text:p>
          </table:table-cell>
          <table:table-cell table:formula="of:=NORMINV(RAND();0;2)" office:value-type="float" office:value="3.04258953178657" calcext:value-type="float">
            <text:p>3,04258953178657</text:p>
          </table:table-cell>
          <table:table-cell table:formula="of:=NORMINV(RAND();0;2)" office:value-type="float" office:value="-2.48232036607584" calcext:value-type="float">
            <text:p>-2,48232036607584</text:p>
          </table:table-cell>
          <table:table-cell table:formula="of:=AVERAGE([.B136:.K136])" office:value-type="float" office:value="0.389833668033756" calcext:value-type="float">
            <text:p>0,389833668033756</text:p>
          </table:table-cell>
          <table:table-cell table:formula="of:=COM.MICROSOFT.VAR.S([.B136:.K136])" office:value-type="float" office:value="8.31596111492222" calcext:value-type="float">
            <text:p>8,31596111492222</text:p>
          </table:table-cell>
          <table:table-cell table:formula="of:=COM.MICROSOFT.VAR.P([.B136:.K136])" office:value-type="float" office:value="7.48436500343" calcext:value-type="float">
            <text:p>7,4843650034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NORMINV(RAND();0;2)" office:value-type="float" office:value="-1.51572169984916" calcext:value-type="float">
            <text:p>-1,51572169984916</text:p>
          </table:table-cell>
          <table:table-cell table:formula="of:=NORMINV(RAND();0;2)" office:value-type="float" office:value="-0.680373262944343" calcext:value-type="float">
            <text:p>-0,680373262944343</text:p>
          </table:table-cell>
          <table:table-cell table:formula="of:=NORMINV(RAND();0;2)" office:value-type="float" office:value="1.77157559757819" calcext:value-type="float">
            <text:p>1,77157559757819</text:p>
          </table:table-cell>
          <table:table-cell table:formula="of:=NORMINV(RAND();0;2)" office:value-type="float" office:value="0.864811597712044" calcext:value-type="float">
            <text:p>0,864811597712044</text:p>
          </table:table-cell>
          <table:table-cell table:formula="of:=NORMINV(RAND();0;2)" office:value-type="float" office:value="0.381458696809731" calcext:value-type="float">
            <text:p>0,381458696809731</text:p>
          </table:table-cell>
          <table:table-cell table:formula="of:=NORMINV(RAND();0;2)" office:value-type="float" office:value="-0.940223707923236" calcext:value-type="float">
            <text:p>-0,940223707923236</text:p>
          </table:table-cell>
          <table:table-cell table:formula="of:=NORMINV(RAND();0;2)" office:value-type="float" office:value="0.72314784296473" calcext:value-type="float">
            <text:p>0,72314784296473</text:p>
          </table:table-cell>
          <table:table-cell table:formula="of:=NORMINV(RAND();0;2)" office:value-type="float" office:value="-2.07825551466781" calcext:value-type="float">
            <text:p>-2,07825551466781</text:p>
          </table:table-cell>
          <table:table-cell table:formula="of:=NORMINV(RAND();0;2)" office:value-type="float" office:value="0.562195083118038" calcext:value-type="float">
            <text:p>0,562195083118038</text:p>
          </table:table-cell>
          <table:table-cell table:formula="of:=NORMINV(RAND();0;2)" office:value-type="float" office:value="-0.996813171371589" calcext:value-type="float">
            <text:p>-0,996813171371589</text:p>
          </table:table-cell>
          <table:table-cell table:formula="of:=AVERAGE([.B137:.K137])" office:value-type="float" office:value="-0.19081985385734" calcext:value-type="float">
            <text:p>-0,19081985385734</text:p>
          </table:table-cell>
          <table:table-cell table:formula="of:=COM.MICROSOFT.VAR.S([.B137:.K137])" office:value-type="float" office:value="1.49598855944222" calcext:value-type="float">
            <text:p>1,49598855944222</text:p>
          </table:table-cell>
          <table:table-cell table:formula="of:=COM.MICROSOFT.VAR.P([.B137:.K137])" office:value-type="float" office:value="1.346389703498" calcext:value-type="float">
            <text:p>1,34638970349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NORMINV(RAND();0;2)" office:value-type="float" office:value="1.06751706402451" calcext:value-type="float">
            <text:p>1,06751706402451</text:p>
          </table:table-cell>
          <table:table-cell table:formula="of:=NORMINV(RAND();0;2)" office:value-type="float" office:value="4.24617952473769" calcext:value-type="float">
            <text:p>4,24617952473769</text:p>
          </table:table-cell>
          <table:table-cell table:formula="of:=NORMINV(RAND();0;2)" office:value-type="float" office:value="1.00221465814882" calcext:value-type="float">
            <text:p>1,00221465814882</text:p>
          </table:table-cell>
          <table:table-cell table:formula="of:=NORMINV(RAND();0;2)" office:value-type="float" office:value="2.73806495984415" calcext:value-type="float">
            <text:p>2,73806495984415</text:p>
          </table:table-cell>
          <table:table-cell table:formula="of:=NORMINV(RAND();0;2)" office:value-type="float" office:value="1.64189355967715" calcext:value-type="float">
            <text:p>1,64189355967715</text:p>
          </table:table-cell>
          <table:table-cell table:formula="of:=NORMINV(RAND();0;2)" office:value-type="float" office:value="1.83396286050494" calcext:value-type="float">
            <text:p>1,83396286050494</text:p>
          </table:table-cell>
          <table:table-cell table:formula="of:=NORMINV(RAND();0;2)" office:value-type="float" office:value="4.74205893907491" calcext:value-type="float">
            <text:p>4,74205893907491</text:p>
          </table:table-cell>
          <table:table-cell table:formula="of:=NORMINV(RAND();0;2)" office:value-type="float" office:value="1.93513283692247" calcext:value-type="float">
            <text:p>1,93513283692247</text:p>
          </table:table-cell>
          <table:table-cell table:formula="of:=NORMINV(RAND();0;2)" office:value-type="float" office:value="-1.51801830327341" calcext:value-type="float">
            <text:p>-1,51801830327341</text:p>
          </table:table-cell>
          <table:table-cell table:formula="of:=NORMINV(RAND();0;2)" office:value-type="float" office:value="2.0355965025812" calcext:value-type="float">
            <text:p>2,0355965025812</text:p>
          </table:table-cell>
          <table:table-cell table:formula="of:=AVERAGE([.B138:.K138])" office:value-type="float" office:value="1.97246026022424" calcext:value-type="float">
            <text:p>1,97246026022424</text:p>
          </table:table-cell>
          <table:table-cell table:formula="of:=COM.MICROSOFT.VAR.S([.B138:.K138])" office:value-type="float" office:value="3.05602237839904" calcext:value-type="float">
            <text:p>3,05602237839904</text:p>
          </table:table-cell>
          <table:table-cell table:formula="of:=COM.MICROSOFT.VAR.P([.B138:.K138])" office:value-type="float" office:value="2.75042014055914" calcext:value-type="float">
            <text:p>2,7504201405591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NORMINV(RAND();0;2)" office:value-type="float" office:value="0.38943959423495" calcext:value-type="float">
            <text:p>0,38943959423495</text:p>
          </table:table-cell>
          <table:table-cell table:formula="of:=NORMINV(RAND();0;2)" office:value-type="float" office:value="1.9475848564567" calcext:value-type="float">
            <text:p>1,9475848564567</text:p>
          </table:table-cell>
          <table:table-cell table:formula="of:=NORMINV(RAND();0;2)" office:value-type="float" office:value="-0.596129066675924" calcext:value-type="float">
            <text:p>-0,596129066675924</text:p>
          </table:table-cell>
          <table:table-cell table:formula="of:=NORMINV(RAND();0;2)" office:value-type="float" office:value="0.883605124515872" calcext:value-type="float">
            <text:p>0,883605124515872</text:p>
          </table:table-cell>
          <table:table-cell table:formula="of:=NORMINV(RAND();0;2)" office:value-type="float" office:value="-1.68204093733288" calcext:value-type="float">
            <text:p>-1,68204093733288</text:p>
          </table:table-cell>
          <table:table-cell table:formula="of:=NORMINV(RAND();0;2)" office:value-type="float" office:value="-1.379762042317" calcext:value-type="float">
            <text:p>-1,379762042317</text:p>
          </table:table-cell>
          <table:table-cell table:formula="of:=NORMINV(RAND();0;2)" office:value-type="float" office:value="1.08997930151436" calcext:value-type="float">
            <text:p>1,08997930151436</text:p>
          </table:table-cell>
          <table:table-cell table:formula="of:=NORMINV(RAND();0;2)" office:value-type="float" office:value="-0.156347599839462" calcext:value-type="float">
            <text:p>-0,156347599839462</text:p>
          </table:table-cell>
          <table:table-cell table:formula="of:=NORMINV(RAND();0;2)" office:value-type="float" office:value="2.07438196882531" calcext:value-type="float">
            <text:p>2,07438196882531</text:p>
          </table:table-cell>
          <table:table-cell table:formula="of:=NORMINV(RAND();0;2)" office:value-type="float" office:value="0.994477129130125" calcext:value-type="float">
            <text:p>0,994477129130125</text:p>
          </table:table-cell>
          <table:table-cell table:formula="of:=AVERAGE([.B139:.K139])" office:value-type="float" office:value="0.356518832851207" calcext:value-type="float">
            <text:p>0,356518832851207</text:p>
          </table:table-cell>
          <table:table-cell table:formula="of:=COM.MICROSOFT.VAR.S([.B139:.K139])" office:value-type="float" office:value="1.67193009333626" calcext:value-type="float">
            <text:p>1,67193009333626</text:p>
          </table:table-cell>
          <table:table-cell table:formula="of:=COM.MICROSOFT.VAR.P([.B139:.K139])" office:value-type="float" office:value="1.50473708400263" calcext:value-type="float">
            <text:p>1,5047370840026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NORMINV(RAND();0;2)" office:value-type="float" office:value="0.423850635163466" calcext:value-type="float">
            <text:p>0,423850635163466</text:p>
          </table:table-cell>
          <table:table-cell table:formula="of:=NORMINV(RAND();0;2)" office:value-type="float" office:value="-0.180756051664504" calcext:value-type="float">
            <text:p>-0,180756051664504</text:p>
          </table:table-cell>
          <table:table-cell table:formula="of:=NORMINV(RAND();0;2)" office:value-type="float" office:value="0.315108369455053" calcext:value-type="float">
            <text:p>0,315108369455053</text:p>
          </table:table-cell>
          <table:table-cell table:formula="of:=NORMINV(RAND();0;2)" office:value-type="float" office:value="2.41875066512167" calcext:value-type="float">
            <text:p>2,41875066512167</text:p>
          </table:table-cell>
          <table:table-cell table:formula="of:=NORMINV(RAND();0;2)" office:value-type="float" office:value="1.19357195533879" calcext:value-type="float">
            <text:p>1,19357195533879</text:p>
          </table:table-cell>
          <table:table-cell table:formula="of:=NORMINV(RAND();0;2)" office:value-type="float" office:value="0.673606844184012" calcext:value-type="float">
            <text:p>0,673606844184012</text:p>
          </table:table-cell>
          <table:table-cell table:formula="of:=NORMINV(RAND();0;2)" office:value-type="float" office:value="-2.14739820866167" calcext:value-type="float">
            <text:p>-2,14739820866167</text:p>
          </table:table-cell>
          <table:table-cell table:formula="of:=NORMINV(RAND();0;2)" office:value-type="float" office:value="1.43560367468453" calcext:value-type="float">
            <text:p>1,43560367468453</text:p>
          </table:table-cell>
          <table:table-cell table:formula="of:=NORMINV(RAND();0;2)" office:value-type="float" office:value="2.00567635559773" calcext:value-type="float">
            <text:p>2,00567635559773</text:p>
          </table:table-cell>
          <table:table-cell table:formula="of:=NORMINV(RAND();0;2)" office:value-type="float" office:value="0.897129812231193" calcext:value-type="float">
            <text:p>0,897129812231193</text:p>
          </table:table-cell>
          <table:table-cell table:formula="of:=AVERAGE([.B140:.K140])" office:value-type="float" office:value="0.703514405145028" calcext:value-type="float">
            <text:p>0,703514405145028</text:p>
          </table:table-cell>
          <table:table-cell table:formula="of:=COM.MICROSOFT.VAR.S([.B140:.K140])" office:value-type="float" office:value="1.62120685633722" calcext:value-type="float">
            <text:p>1,62120685633722</text:p>
          </table:table-cell>
          <table:table-cell table:formula="of:=COM.MICROSOFT.VAR.P([.B140:.K140])" office:value-type="float" office:value="1.4590861707035" calcext:value-type="float">
            <text:p>1,459086170703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NORMINV(RAND();0;2)" office:value-type="float" office:value="0.440091823522232" calcext:value-type="float">
            <text:p>0,440091823522232</text:p>
          </table:table-cell>
          <table:table-cell table:formula="of:=NORMINV(RAND();0;2)" office:value-type="float" office:value="-0.892924633358168" calcext:value-type="float">
            <text:p>-0,892924633358168</text:p>
          </table:table-cell>
          <table:table-cell table:formula="of:=NORMINV(RAND();0;2)" office:value-type="float" office:value="-0.748234983432014" calcext:value-type="float">
            <text:p>-0,748234983432014</text:p>
          </table:table-cell>
          <table:table-cell table:formula="of:=NORMINV(RAND();0;2)" office:value-type="float" office:value="2.30529079943998" calcext:value-type="float">
            <text:p>2,30529079943998</text:p>
          </table:table-cell>
          <table:table-cell table:formula="of:=NORMINV(RAND();0;2)" office:value-type="float" office:value="-0.943376132748192" calcext:value-type="float">
            <text:p>-0,943376132748192</text:p>
          </table:table-cell>
          <table:table-cell table:formula="of:=NORMINV(RAND();0;2)" office:value-type="float" office:value="-0.840146595754015" calcext:value-type="float">
            <text:p>-0,840146595754015</text:p>
          </table:table-cell>
          <table:table-cell table:formula="of:=NORMINV(RAND();0;2)" office:value-type="float" office:value="1.94344850148718" calcext:value-type="float">
            <text:p>1,94344850148718</text:p>
          </table:table-cell>
          <table:table-cell table:formula="of:=NORMINV(RAND();0;2)" office:value-type="float" office:value="-3.09892931791702" calcext:value-type="float">
            <text:p>-3,09892931791702</text:p>
          </table:table-cell>
          <table:table-cell table:formula="of:=NORMINV(RAND();0;2)" office:value-type="float" office:value="-0.230733427323074" calcext:value-type="float">
            <text:p>-0,230733427323074</text:p>
          </table:table-cell>
          <table:table-cell table:formula="of:=NORMINV(RAND();0;2)" office:value-type="float" office:value="1.14922458729298" calcext:value-type="float">
            <text:p>1,14922458729298</text:p>
          </table:table-cell>
          <table:table-cell table:formula="of:=AVERAGE([.B141:.K141])" office:value-type="float" office:value="-0.0916289378790101" calcext:value-type="float">
            <text:p>-0,09162893787901</text:p>
          </table:table-cell>
          <table:table-cell table:formula="of:=COM.MICROSOFT.VAR.S([.B141:.K141])" office:value-type="float" office:value="2.57015252710357" calcext:value-type="float">
            <text:p>2,57015252710357</text:p>
          </table:table-cell>
          <table:table-cell table:formula="of:=COM.MICROSOFT.VAR.P([.B141:.K141])" office:value-type="float" office:value="2.31313727439321" calcext:value-type="float">
            <text:p>2,3131372743932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NORMINV(RAND();0;2)" office:value-type="float" office:value="-1.67088139641124" calcext:value-type="float">
            <text:p>-1,67088139641124</text:p>
          </table:table-cell>
          <table:table-cell table:formula="of:=NORMINV(RAND();0;2)" office:value-type="float" office:value="0.502923064725388" calcext:value-type="float">
            <text:p>0,502923064725388</text:p>
          </table:table-cell>
          <table:table-cell table:formula="of:=NORMINV(RAND();0;2)" office:value-type="float" office:value="1.35161555170513" calcext:value-type="float">
            <text:p>1,35161555170513</text:p>
          </table:table-cell>
          <table:table-cell table:formula="of:=NORMINV(RAND();0;2)" office:value-type="float" office:value="-1.17845836437876" calcext:value-type="float">
            <text:p>-1,17845836437876</text:p>
          </table:table-cell>
          <table:table-cell table:formula="of:=NORMINV(RAND();0;2)" office:value-type="float" office:value="1.02410042013601" calcext:value-type="float">
            <text:p>1,02410042013601</text:p>
          </table:table-cell>
          <table:table-cell table:formula="of:=NORMINV(RAND();0;2)" office:value-type="float" office:value="3.1252758705493" calcext:value-type="float">
            <text:p>3,1252758705493</text:p>
          </table:table-cell>
          <table:table-cell table:formula="of:=NORMINV(RAND();0;2)" office:value-type="float" office:value="-1.27128449417895" calcext:value-type="float">
            <text:p>-1,27128449417895</text:p>
          </table:table-cell>
          <table:table-cell table:formula="of:=NORMINV(RAND();0;2)" office:value-type="float" office:value="3.39057158677582" calcext:value-type="float">
            <text:p>3,39057158677582</text:p>
          </table:table-cell>
          <table:table-cell table:formula="of:=NORMINV(RAND();0;2)" office:value-type="float" office:value="-0.143784239180298" calcext:value-type="float">
            <text:p>-0,143784239180298</text:p>
          </table:table-cell>
          <table:table-cell table:formula="of:=NORMINV(RAND();0;2)" office:value-type="float" office:value="-0.148254095179836" calcext:value-type="float">
            <text:p>-0,148254095179836</text:p>
          </table:table-cell>
          <table:table-cell table:formula="of:=AVERAGE([.B142:.K142])" office:value-type="float" office:value="0.498182390456257" calcext:value-type="float">
            <text:p>0,498182390456257</text:p>
          </table:table-cell>
          <table:table-cell table:formula="of:=COM.MICROSOFT.VAR.S([.B142:.K142])" office:value-type="float" office:value="3.08327467737892" calcext:value-type="float">
            <text:p>3,08327467737892</text:p>
          </table:table-cell>
          <table:table-cell table:formula="of:=COM.MICROSOFT.VAR.P([.B142:.K142])" office:value-type="float" office:value="2.77494720964103" calcext:value-type="float">
            <text:p>2,7749472096410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NORMINV(RAND();0;2)" office:value-type="float" office:value="-0.187462602918197" calcext:value-type="float">
            <text:p>-0,187462602918197</text:p>
          </table:table-cell>
          <table:table-cell table:formula="of:=NORMINV(RAND();0;2)" office:value-type="float" office:value="-1.05564389308316" calcext:value-type="float">
            <text:p>-1,05564389308316</text:p>
          </table:table-cell>
          <table:table-cell table:formula="of:=NORMINV(RAND();0;2)" office:value-type="float" office:value="-0.204300046776204" calcext:value-type="float">
            <text:p>-0,204300046776204</text:p>
          </table:table-cell>
          <table:table-cell table:formula="of:=NORMINV(RAND();0;2)" office:value-type="float" office:value="0.720263859653744" calcext:value-type="float">
            <text:p>0,720263859653744</text:p>
          </table:table-cell>
          <table:table-cell table:formula="of:=NORMINV(RAND();0;2)" office:value-type="float" office:value="-1.47040189931229" calcext:value-type="float">
            <text:p>-1,47040189931229</text:p>
          </table:table-cell>
          <table:table-cell table:formula="of:=NORMINV(RAND();0;2)" office:value-type="float" office:value="0.609965190460006" calcext:value-type="float">
            <text:p>0,609965190460006</text:p>
          </table:table-cell>
          <table:table-cell table:formula="of:=NORMINV(RAND();0;2)" office:value-type="float" office:value="-0.426165355144397" calcext:value-type="float">
            <text:p>-0,426165355144397</text:p>
          </table:table-cell>
          <table:table-cell table:formula="of:=NORMINV(RAND();0;2)" office:value-type="float" office:value="1.02242780912185" calcext:value-type="float">
            <text:p>1,02242780912185</text:p>
          </table:table-cell>
          <table:table-cell table:formula="of:=NORMINV(RAND();0;2)" office:value-type="float" office:value="0.853538509520717" calcext:value-type="float">
            <text:p>0,853538509520717</text:p>
          </table:table-cell>
          <table:table-cell table:formula="of:=NORMINV(RAND();0;2)" office:value-type="float" office:value="0.252678487224526" calcext:value-type="float">
            <text:p>0,252678487224526</text:p>
          </table:table-cell>
          <table:table-cell table:formula="of:=AVERAGE([.B143:.K143])" office:value-type="float" office:value="0.0114900058746605" calcext:value-type="float">
            <text:p>0,011490005874661</text:p>
          </table:table-cell>
          <table:table-cell table:formula="of:=COM.MICROSOFT.VAR.S([.B143:.K143])" office:value-type="float" office:value="0.695801534420976" calcext:value-type="float">
            <text:p>0,695801534420976</text:p>
          </table:table-cell>
          <table:table-cell table:formula="of:=COM.MICROSOFT.VAR.P([.B143:.K143])" office:value-type="float" office:value="0.626221380978878" calcext:value-type="float">
            <text:p>0,62622138097887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NORMINV(RAND();0;2)" office:value-type="float" office:value="0.882118357579228" calcext:value-type="float">
            <text:p>0,882118357579228</text:p>
          </table:table-cell>
          <table:table-cell table:formula="of:=NORMINV(RAND();0;2)" office:value-type="float" office:value="-3.29374227276951" calcext:value-type="float">
            <text:p>-3,29374227276951</text:p>
          </table:table-cell>
          <table:table-cell table:formula="of:=NORMINV(RAND();0;2)" office:value-type="float" office:value="0.191242347590105" calcext:value-type="float">
            <text:p>0,191242347590105</text:p>
          </table:table-cell>
          <table:table-cell table:formula="of:=NORMINV(RAND();0;2)" office:value-type="float" office:value="-1.14040912146116" calcext:value-type="float">
            <text:p>-1,14040912146116</text:p>
          </table:table-cell>
          <table:table-cell table:formula="of:=NORMINV(RAND();0;2)" office:value-type="float" office:value="1.21750658143354" calcext:value-type="float">
            <text:p>1,21750658143354</text:p>
          </table:table-cell>
          <table:table-cell table:formula="of:=NORMINV(RAND();0;2)" office:value-type="float" office:value="1.8865971794981" calcext:value-type="float">
            <text:p>1,8865971794981</text:p>
          </table:table-cell>
          <table:table-cell table:formula="of:=NORMINV(RAND();0;2)" office:value-type="float" office:value="-0.885187509754318" calcext:value-type="float">
            <text:p>-0,885187509754318</text:p>
          </table:table-cell>
          <table:table-cell table:formula="of:=NORMINV(RAND();0;2)" office:value-type="float" office:value="-0.405570382710164" calcext:value-type="float">
            <text:p>-0,405570382710164</text:p>
          </table:table-cell>
          <table:table-cell table:formula="of:=NORMINV(RAND();0;2)" office:value-type="float" office:value="0.61668646080206" calcext:value-type="float">
            <text:p>0,61668646080206</text:p>
          </table:table-cell>
          <table:table-cell table:formula="of:=NORMINV(RAND();0;2)" office:value-type="float" office:value="-0.231726990698861" calcext:value-type="float">
            <text:p>-0,231726990698861</text:p>
          </table:table-cell>
          <table:table-cell table:formula="of:=AVERAGE([.B144:.K144])" office:value-type="float" office:value="-0.116248535049099" calcext:value-type="float">
            <text:p>-0,116248535049099</text:p>
          </table:table-cell>
          <table:table-cell table:formula="of:=COM.MICROSOFT.VAR.S([.B144:.K144])" office:value-type="float" office:value="2.13916170916177" calcext:value-type="float">
            <text:p>2,13916170916177</text:p>
          </table:table-cell>
          <table:table-cell table:formula="of:=COM.MICROSOFT.VAR.P([.B144:.K144])" office:value-type="float" office:value="1.92524553824559" calcext:value-type="float">
            <text:p>1,9252455382455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NORMINV(RAND();0;2)" office:value-type="float" office:value="2.19511187177399" calcext:value-type="float">
            <text:p>2,19511187177399</text:p>
          </table:table-cell>
          <table:table-cell table:formula="of:=NORMINV(RAND();0;2)" office:value-type="float" office:value="-1.78826154288618" calcext:value-type="float">
            <text:p>-1,78826154288618</text:p>
          </table:table-cell>
          <table:table-cell table:formula="of:=NORMINV(RAND();0;2)" office:value-type="float" office:value="-1.21640064519805" calcext:value-type="float">
            <text:p>-1,21640064519805</text:p>
          </table:table-cell>
          <table:table-cell table:formula="of:=NORMINV(RAND();0;2)" office:value-type="float" office:value="2.52993759394736" calcext:value-type="float">
            <text:p>2,52993759394736</text:p>
          </table:table-cell>
          <table:table-cell table:formula="of:=NORMINV(RAND();0;2)" office:value-type="float" office:value="-0.194742934680584" calcext:value-type="float">
            <text:p>-0,194742934680584</text:p>
          </table:table-cell>
          <table:table-cell table:formula="of:=NORMINV(RAND();0;2)" office:value-type="float" office:value="2.49212868456737" calcext:value-type="float">
            <text:p>2,49212868456737</text:p>
          </table:table-cell>
          <table:table-cell table:formula="of:=NORMINV(RAND();0;2)" office:value-type="float" office:value="0.734705801548679" calcext:value-type="float">
            <text:p>0,734705801548679</text:p>
          </table:table-cell>
          <table:table-cell table:formula="of:=NORMINV(RAND();0;2)" office:value-type="float" office:value="-3.39641855702099" calcext:value-type="float">
            <text:p>-3,39641855702099</text:p>
          </table:table-cell>
          <table:table-cell table:formula="of:=NORMINV(RAND();0;2)" office:value-type="float" office:value="0.407404718583912" calcext:value-type="float">
            <text:p>0,407404718583912</text:p>
          </table:table-cell>
          <table:table-cell table:formula="of:=NORMINV(RAND();0;2)" office:value-type="float" office:value="-1.07649925733807" calcext:value-type="float">
            <text:p>-1,07649925733807</text:p>
          </table:table-cell>
          <table:table-cell table:formula="of:=AVERAGE([.B145:.K145])" office:value-type="float" office:value="0.0686965733297443" calcext:value-type="float">
            <text:p>0,068696573329744</text:p>
          </table:table-cell>
          <table:table-cell table:formula="of:=COM.MICROSOFT.VAR.S([.B145:.K145])" office:value-type="float" office:value="3.9442587909482" calcext:value-type="float">
            <text:p>3,9442587909482</text:p>
          </table:table-cell>
          <table:table-cell table:formula="of:=COM.MICROSOFT.VAR.P([.B145:.K145])" office:value-type="float" office:value="3.54983291185338" calcext:value-type="float">
            <text:p>3,5498329118533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NORMINV(RAND();0;2)" office:value-type="float" office:value="1.61697613183009" calcext:value-type="float">
            <text:p>1,61697613183009</text:p>
          </table:table-cell>
          <table:table-cell table:formula="of:=NORMINV(RAND();0;2)" office:value-type="float" office:value="2.88868057442049" calcext:value-type="float">
            <text:p>2,88868057442049</text:p>
          </table:table-cell>
          <table:table-cell table:formula="of:=NORMINV(RAND();0;2)" office:value-type="float" office:value="0.680865812050006" calcext:value-type="float">
            <text:p>0,680865812050006</text:p>
          </table:table-cell>
          <table:table-cell table:formula="of:=NORMINV(RAND();0;2)" office:value-type="float" office:value="-2.29515509991114" calcext:value-type="float">
            <text:p>-2,29515509991114</text:p>
          </table:table-cell>
          <table:table-cell table:formula="of:=NORMINV(RAND();0;2)" office:value-type="float" office:value="-1.35334038799971" calcext:value-type="float">
            <text:p>-1,35334038799971</text:p>
          </table:table-cell>
          <table:table-cell table:formula="of:=NORMINV(RAND();0;2)" office:value-type="float" office:value="0.538237819076127" calcext:value-type="float">
            <text:p>0,538237819076127</text:p>
          </table:table-cell>
          <table:table-cell table:formula="of:=NORMINV(RAND();0;2)" office:value-type="float" office:value="-1.64428426577664" calcext:value-type="float">
            <text:p>-1,64428426577664</text:p>
          </table:table-cell>
          <table:table-cell table:formula="of:=NORMINV(RAND();0;2)" office:value-type="float" office:value="0.255931429845075" calcext:value-type="float">
            <text:p>0,255931429845075</text:p>
          </table:table-cell>
          <table:table-cell table:formula="of:=NORMINV(RAND();0;2)" office:value-type="float" office:value="0.374138339949039" calcext:value-type="float">
            <text:p>0,374138339949039</text:p>
          </table:table-cell>
          <table:table-cell table:formula="of:=NORMINV(RAND();0;2)" office:value-type="float" office:value="-3.13875983367526" calcext:value-type="float">
            <text:p>-3,13875983367526</text:p>
          </table:table-cell>
          <table:table-cell table:formula="of:=AVERAGE([.B146:.K146])" office:value-type="float" office:value="-0.207670948019193" calcext:value-type="float">
            <text:p>-0,207670948019193</text:p>
          </table:table-cell>
          <table:table-cell table:formula="of:=COM.MICROSOFT.VAR.S([.B146:.K146])" office:value-type="float" office:value="3.46014720246093" calcext:value-type="float">
            <text:p>3,46014720246093</text:p>
          </table:table-cell>
          <table:table-cell table:formula="of:=COM.MICROSOFT.VAR.P([.B146:.K146])" office:value-type="float" office:value="3.11413248221484" calcext:value-type="float">
            <text:p>3,1141324822148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NORMINV(RAND();0;2)" office:value-type="float" office:value="0.971564159360388" calcext:value-type="float">
            <text:p>0,971564159360388</text:p>
          </table:table-cell>
          <table:table-cell table:formula="of:=NORMINV(RAND();0;2)" office:value-type="float" office:value="2.96930599937787" calcext:value-type="float">
            <text:p>2,96930599937787</text:p>
          </table:table-cell>
          <table:table-cell table:formula="of:=NORMINV(RAND();0;2)" office:value-type="float" office:value="-0.396571725185083" calcext:value-type="float">
            <text:p>-0,396571725185083</text:p>
          </table:table-cell>
          <table:table-cell table:formula="of:=NORMINV(RAND();0;2)" office:value-type="float" office:value="0.78347511351955" calcext:value-type="float">
            <text:p>0,78347511351955</text:p>
          </table:table-cell>
          <table:table-cell table:formula="of:=NORMINV(RAND();0;2)" office:value-type="float" office:value="2.82609260052669" calcext:value-type="float">
            <text:p>2,82609260052669</text:p>
          </table:table-cell>
          <table:table-cell table:formula="of:=NORMINV(RAND();0;2)" office:value-type="float" office:value="7.10922671246208" calcext:value-type="float">
            <text:p>7,10922671246208</text:p>
          </table:table-cell>
          <table:table-cell table:formula="of:=NORMINV(RAND();0;2)" office:value-type="float" office:value="-0.559144474892277" calcext:value-type="float">
            <text:p>-0,559144474892277</text:p>
          </table:table-cell>
          <table:table-cell table:formula="of:=NORMINV(RAND();0;2)" office:value-type="float" office:value="0.220439548746502" calcext:value-type="float">
            <text:p>0,220439548746502</text:p>
          </table:table-cell>
          <table:table-cell table:formula="of:=NORMINV(RAND();0;2)" office:value-type="float" office:value="-0.356617255548434" calcext:value-type="float">
            <text:p>-0,356617255548434</text:p>
          </table:table-cell>
          <table:table-cell table:formula="of:=NORMINV(RAND();0;2)" office:value-type="float" office:value="-6.64879002466053" calcext:value-type="float">
            <text:p>-6,64879002466053</text:p>
          </table:table-cell>
          <table:table-cell table:formula="of:=AVERAGE([.B147:.K147])" office:value-type="float" office:value="0.691898065370676" calcext:value-type="float">
            <text:p>0,691898065370676</text:p>
          </table:table-cell>
          <table:table-cell table:formula="of:=COM.MICROSOFT.VAR.S([.B147:.K147])" office:value-type="float" office:value="12.1074791916833" calcext:value-type="float">
            <text:p>12,1074791916833</text:p>
          </table:table-cell>
          <table:table-cell table:formula="of:=COM.MICROSOFT.VAR.P([.B147:.K147])" office:value-type="float" office:value="10.8967312725149" calcext:value-type="float">
            <text:p>10,896731272514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NORMINV(RAND();0;2)" office:value-type="float" office:value="6.97371316180088" calcext:value-type="float">
            <text:p>6,97371316180088</text:p>
          </table:table-cell>
          <table:table-cell table:formula="of:=NORMINV(RAND();0;2)" office:value-type="float" office:value="-1.06085307183005" calcext:value-type="float">
            <text:p>-1,06085307183005</text:p>
          </table:table-cell>
          <table:table-cell table:formula="of:=NORMINV(RAND();0;2)" office:value-type="float" office:value="0.386578897397153" calcext:value-type="float">
            <text:p>0,386578897397153</text:p>
          </table:table-cell>
          <table:table-cell table:formula="of:=NORMINV(RAND();0;2)" office:value-type="float" office:value="-0.618366166086547" calcext:value-type="float">
            <text:p>-0,618366166086547</text:p>
          </table:table-cell>
          <table:table-cell table:formula="of:=NORMINV(RAND();0;2)" office:value-type="float" office:value="-2.87758258869564" calcext:value-type="float">
            <text:p>-2,87758258869564</text:p>
          </table:table-cell>
          <table:table-cell table:formula="of:=NORMINV(RAND();0;2)" office:value-type="float" office:value="-1.45916007984369" calcext:value-type="float">
            <text:p>-1,45916007984369</text:p>
          </table:table-cell>
          <table:table-cell table:formula="of:=NORMINV(RAND();0;2)" office:value-type="float" office:value="3.617724650903" calcext:value-type="float">
            <text:p>3,617724650903</text:p>
          </table:table-cell>
          <table:table-cell table:formula="of:=NORMINV(RAND();0;2)" office:value-type="float" office:value="-1.97692038923971" calcext:value-type="float">
            <text:p>-1,97692038923971</text:p>
          </table:table-cell>
          <table:table-cell table:formula="of:=NORMINV(RAND();0;2)" office:value-type="float" office:value="-1.13447905992506" calcext:value-type="float">
            <text:p>-1,13447905992506</text:p>
          </table:table-cell>
          <table:table-cell table:formula="of:=NORMINV(RAND();0;2)" office:value-type="float" office:value="-3.89923207295234" calcext:value-type="float">
            <text:p>-3,89923207295234</text:p>
          </table:table-cell>
          <table:table-cell table:formula="of:=AVERAGE([.B148:.K148])" office:value-type="float" office:value="-0.2048576718472" calcext:value-type="float">
            <text:p>-0,2048576718472</text:p>
          </table:table-cell>
          <table:table-cell table:formula="of:=COM.MICROSOFT.VAR.S([.B148:.K148])" office:value-type="float" office:value="10.418562985542" calcext:value-type="float">
            <text:p>10,418562985542</text:p>
          </table:table-cell>
          <table:table-cell table:formula="of:=COM.MICROSOFT.VAR.P([.B148:.K148])" office:value-type="float" office:value="9.37670668698783" calcext:value-type="float">
            <text:p>9,3767066869878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NORMINV(RAND();0;2)" office:value-type="float" office:value="0.76935989132141" calcext:value-type="float">
            <text:p>0,76935989132141</text:p>
          </table:table-cell>
          <table:table-cell table:formula="of:=NORMINV(RAND();0;2)" office:value-type="float" office:value="0.346203979897148" calcext:value-type="float">
            <text:p>0,346203979897148</text:p>
          </table:table-cell>
          <table:table-cell table:formula="of:=NORMINV(RAND();0;2)" office:value-type="float" office:value="-1.03263431816141" calcext:value-type="float">
            <text:p>-1,03263431816141</text:p>
          </table:table-cell>
          <table:table-cell table:formula="of:=NORMINV(RAND();0;2)" office:value-type="float" office:value="0.965648199031614" calcext:value-type="float">
            <text:p>0,965648199031614</text:p>
          </table:table-cell>
          <table:table-cell table:formula="of:=NORMINV(RAND();0;2)" office:value-type="float" office:value="-2.8452682533365" calcext:value-type="float">
            <text:p>-2,8452682533365</text:p>
          </table:table-cell>
          <table:table-cell table:formula="of:=NORMINV(RAND();0;2)" office:value-type="float" office:value="0.422183577951675" calcext:value-type="float">
            <text:p>0,422183577951675</text:p>
          </table:table-cell>
          <table:table-cell table:formula="of:=NORMINV(RAND();0;2)" office:value-type="float" office:value="-1.21438031258508" calcext:value-type="float">
            <text:p>-1,21438031258508</text:p>
          </table:table-cell>
          <table:table-cell table:formula="of:=NORMINV(RAND();0;2)" office:value-type="float" office:value="3.70153426862856" calcext:value-type="float">
            <text:p>3,70153426862856</text:p>
          </table:table-cell>
          <table:table-cell table:formula="of:=NORMINV(RAND();0;2)" office:value-type="float" office:value="0.573775813359923" calcext:value-type="float">
            <text:p>0,573775813359923</text:p>
          </table:table-cell>
          <table:table-cell table:formula="of:=NORMINV(RAND();0;2)" office:value-type="float" office:value="-0.645951544235992" calcext:value-type="float">
            <text:p>-0,645951544235992</text:p>
          </table:table-cell>
          <table:table-cell table:formula="of:=AVERAGE([.B149:.K149])" office:value-type="float" office:value="0.104047130187134" calcext:value-type="float">
            <text:p>0,104047130187134</text:p>
          </table:table-cell>
          <table:table-cell table:formula="of:=COM.MICROSOFT.VAR.S([.B149:.K149])" office:value-type="float" office:value="2.97762909314075" calcext:value-type="float">
            <text:p>2,97762909314075</text:p>
          </table:table-cell>
          <table:table-cell table:formula="of:=COM.MICROSOFT.VAR.P([.B149:.K149])" office:value-type="float" office:value="2.67986618382668" calcext:value-type="float">
            <text:p>2,6798661838266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NORMINV(RAND();0;2)" office:value-type="float" office:value="-2.06614683768921" calcext:value-type="float">
            <text:p>-2,06614683768921</text:p>
          </table:table-cell>
          <table:table-cell table:formula="of:=NORMINV(RAND();0;2)" office:value-type="float" office:value="1.09521320370347" calcext:value-type="float">
            <text:p>1,09521320370347</text:p>
          </table:table-cell>
          <table:table-cell table:formula="of:=NORMINV(RAND();0;2)" office:value-type="float" office:value="1.65908971577163" calcext:value-type="float">
            <text:p>1,65908971577163</text:p>
          </table:table-cell>
          <table:table-cell table:formula="of:=NORMINV(RAND();0;2)" office:value-type="float" office:value="-0.283678627181305" calcext:value-type="float">
            <text:p>-0,283678627181305</text:p>
          </table:table-cell>
          <table:table-cell table:formula="of:=NORMINV(RAND();0;2)" office:value-type="float" office:value="-3.37888515631148" calcext:value-type="float">
            <text:p>-3,37888515631148</text:p>
          </table:table-cell>
          <table:table-cell table:formula="of:=NORMINV(RAND();0;2)" office:value-type="float" office:value="1.94688281154782" calcext:value-type="float">
            <text:p>1,94688281154782</text:p>
          </table:table-cell>
          <table:table-cell table:formula="of:=NORMINV(RAND();0;2)" office:value-type="float" office:value="0.24476789770783" calcext:value-type="float">
            <text:p>0,24476789770783</text:p>
          </table:table-cell>
          <table:table-cell table:formula="of:=NORMINV(RAND();0;2)" office:value-type="float" office:value="2.28852921762117" calcext:value-type="float">
            <text:p>2,28852921762117</text:p>
          </table:table-cell>
          <table:table-cell table:formula="of:=NORMINV(RAND();0;2)" office:value-type="float" office:value="-1.17797867665899" calcext:value-type="float">
            <text:p>-1,17797867665899</text:p>
          </table:table-cell>
          <table:table-cell table:formula="of:=NORMINV(RAND();0;2)" office:value-type="float" office:value="-0.22753520079361" calcext:value-type="float">
            <text:p>-0,22753520079361</text:p>
          </table:table-cell>
          <table:table-cell table:formula="of:=AVERAGE([.B150:.K150])" office:value-type="float" office:value="0.0100258347717321" calcext:value-type="float">
            <text:p>0,010025834771732</text:p>
          </table:table-cell>
          <table:table-cell table:formula="of:=COM.MICROSOFT.VAR.S([.B150:.K150])" office:value-type="float" office:value="3.36048918963215" calcext:value-type="float">
            <text:p>3,36048918963215</text:p>
          </table:table-cell>
          <table:table-cell table:formula="of:=COM.MICROSOFT.VAR.P([.B150:.K150])" office:value-type="float" office:value="3.02444027066894" calcext:value-type="float">
            <text:p>3,0244402706689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NORMINV(RAND();0;2)" office:value-type="float" office:value="0.21678026605153" calcext:value-type="float">
            <text:p>0,21678026605153</text:p>
          </table:table-cell>
          <table:table-cell table:formula="of:=NORMINV(RAND();0;2)" office:value-type="float" office:value="1.38803414842148" calcext:value-type="float">
            <text:p>1,38803414842148</text:p>
          </table:table-cell>
          <table:table-cell table:formula="of:=NORMINV(RAND();0;2)" office:value-type="float" office:value="-0.166229918130799" calcext:value-type="float">
            <text:p>-0,166229918130799</text:p>
          </table:table-cell>
          <table:table-cell table:formula="of:=NORMINV(RAND();0;2)" office:value-type="float" office:value="0.574824344520888" calcext:value-type="float">
            <text:p>0,574824344520888</text:p>
          </table:table-cell>
          <table:table-cell table:formula="of:=NORMINV(RAND();0;2)" office:value-type="float" office:value="-2.39160950733703" calcext:value-type="float">
            <text:p>-2,39160950733703</text:p>
          </table:table-cell>
          <table:table-cell table:formula="of:=NORMINV(RAND();0;2)" office:value-type="float" office:value="1.51345325192382" calcext:value-type="float">
            <text:p>1,51345325192382</text:p>
          </table:table-cell>
          <table:table-cell table:formula="of:=NORMINV(RAND();0;2)" office:value-type="float" office:value="2.06440802623525" calcext:value-type="float">
            <text:p>2,06440802623525</text:p>
          </table:table-cell>
          <table:table-cell table:formula="of:=NORMINV(RAND();0;2)" office:value-type="float" office:value="2.00188659927935" calcext:value-type="float">
            <text:p>2,00188659927935</text:p>
          </table:table-cell>
          <table:table-cell table:formula="of:=NORMINV(RAND();0;2)" office:value-type="float" office:value="0.263277026225667" calcext:value-type="float">
            <text:p>0,263277026225667</text:p>
          </table:table-cell>
          <table:table-cell table:formula="of:=NORMINV(RAND();0;2)" office:value-type="float" office:value="5.56740982907888" calcext:value-type="float">
            <text:p>5,56740982907888</text:p>
          </table:table-cell>
          <table:table-cell table:formula="of:=AVERAGE([.B151:.K151])" office:value-type="float" office:value="1.1032234066269" calcext:value-type="float">
            <text:p>1,1032234066269</text:p>
          </table:table-cell>
          <table:table-cell table:formula="of:=COM.MICROSOFT.VAR.S([.B151:.K151])" office:value-type="float" office:value="4.16730036425992" calcext:value-type="float">
            <text:p>4,16730036425992</text:p>
          </table:table-cell>
          <table:table-cell table:formula="of:=COM.MICROSOFT.VAR.P([.B151:.K151])" office:value-type="float" office:value="3.75057032783393" calcext:value-type="float">
            <text:p>3,75057032783393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NORMINV(RAND();0;2)" office:value-type="float" office:value="-3.64245421252611" calcext:value-type="float">
            <text:p>-3,64245421252611</text:p>
          </table:table-cell>
          <table:table-cell table:formula="of:=NORMINV(RAND();0;2)" office:value-type="float" office:value="4.10083845136769" calcext:value-type="float">
            <text:p>4,10083845136769</text:p>
          </table:table-cell>
          <table:table-cell table:formula="of:=NORMINV(RAND();0;2)" office:value-type="float" office:value="-0.473963863424661" calcext:value-type="float">
            <text:p>-0,473963863424661</text:p>
          </table:table-cell>
          <table:table-cell table:formula="of:=NORMINV(RAND();0;2)" office:value-type="float" office:value="-0.481004687021856" calcext:value-type="float">
            <text:p>-0,481004687021856</text:p>
          </table:table-cell>
          <table:table-cell table:formula="of:=NORMINV(RAND();0;2)" office:value-type="float" office:value="-0.00463956162755723" calcext:value-type="float">
            <text:p>-0,004639561627557</text:p>
          </table:table-cell>
          <table:table-cell table:formula="of:=NORMINV(RAND();0;2)" office:value-type="float" office:value="1.0435564890753" calcext:value-type="float">
            <text:p>1,0435564890753</text:p>
          </table:table-cell>
          <table:table-cell table:formula="of:=NORMINV(RAND();0;2)" office:value-type="float" office:value="2.171120428149" calcext:value-type="float">
            <text:p>2,171120428149</text:p>
          </table:table-cell>
          <table:table-cell table:formula="of:=NORMINV(RAND();0;2)" office:value-type="float" office:value="-1.96730372968166" calcext:value-type="float">
            <text:p>-1,96730372968166</text:p>
          </table:table-cell>
          <table:table-cell table:formula="of:=NORMINV(RAND();0;2)" office:value-type="float" office:value="-0.978193939689699" calcext:value-type="float">
            <text:p>-0,978193939689699</text:p>
          </table:table-cell>
          <table:table-cell table:formula="of:=NORMINV(RAND();0;2)" office:value-type="float" office:value="-5.62943640761956" calcext:value-type="float">
            <text:p>-5,62943640761956</text:p>
          </table:table-cell>
          <table:table-cell table:formula="of:=AVERAGE([.B152:.K152])" office:value-type="float" office:value="-0.586148103299911" calcext:value-type="float">
            <text:p>-0,586148103299911</text:p>
          </table:table-cell>
          <table:table-cell table:formula="of:=COM.MICROSOFT.VAR.S([.B152:.K152])" office:value-type="float" office:value="7.7139063509067" calcext:value-type="float">
            <text:p>7,7139063509067</text:p>
          </table:table-cell>
          <table:table-cell table:formula="of:=COM.MICROSOFT.VAR.P([.B152:.K152])" office:value-type="float" office:value="6.94251571581603" calcext:value-type="float">
            <text:p>6,9425157158160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NORMINV(RAND();0;2)" office:value-type="float" office:value="0.853191224458781" calcext:value-type="float">
            <text:p>0,853191224458781</text:p>
          </table:table-cell>
          <table:table-cell table:formula="of:=NORMINV(RAND();0;2)" office:value-type="float" office:value="-2.06674650416445" calcext:value-type="float">
            <text:p>-2,06674650416445</text:p>
          </table:table-cell>
          <table:table-cell table:formula="of:=NORMINV(RAND();0;2)" office:value-type="float" office:value="-0.548473264235907" calcext:value-type="float">
            <text:p>-0,548473264235907</text:p>
          </table:table-cell>
          <table:table-cell table:formula="of:=NORMINV(RAND();0;2)" office:value-type="float" office:value="1.57330374884326" calcext:value-type="float">
            <text:p>1,57330374884326</text:p>
          </table:table-cell>
          <table:table-cell table:formula="of:=NORMINV(RAND();0;2)" office:value-type="float" office:value="1.54366881563255" calcext:value-type="float">
            <text:p>1,54366881563255</text:p>
          </table:table-cell>
          <table:table-cell table:formula="of:=NORMINV(RAND();0;2)" office:value-type="float" office:value="-1.54631528293892" calcext:value-type="float">
            <text:p>-1,54631528293892</text:p>
          </table:table-cell>
          <table:table-cell table:formula="of:=NORMINV(RAND();0;2)" office:value-type="float" office:value="0.409635043682826" calcext:value-type="float">
            <text:p>0,409635043682826</text:p>
          </table:table-cell>
          <table:table-cell table:formula="of:=NORMINV(RAND();0;2)" office:value-type="float" office:value="-0.879695345318415" calcext:value-type="float">
            <text:p>-0,879695345318415</text:p>
          </table:table-cell>
          <table:table-cell table:formula="of:=NORMINV(RAND();0;2)" office:value-type="float" office:value="4.8575247261689" calcext:value-type="float">
            <text:p>4,8575247261689</text:p>
          </table:table-cell>
          <table:table-cell table:formula="of:=NORMINV(RAND();0;2)" office:value-type="float" office:value="0.949399601925035" calcext:value-type="float">
            <text:p>0,949399601925035</text:p>
          </table:table-cell>
          <table:table-cell table:formula="of:=AVERAGE([.B153:.K153])" office:value-type="float" office:value="0.514549276405366" calcext:value-type="float">
            <text:p>0,514549276405366</text:p>
          </table:table-cell>
          <table:table-cell table:formula="of:=COM.MICROSOFT.VAR.S([.B153:.K153])" office:value-type="float" office:value="3.92671662365054" calcext:value-type="float">
            <text:p>3,92671662365054</text:p>
          </table:table-cell>
          <table:table-cell table:formula="of:=COM.MICROSOFT.VAR.P([.B153:.K153])" office:value-type="float" office:value="3.53404496128549" calcext:value-type="float">
            <text:p>3,534044961285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NORMINV(RAND();0;2)" office:value-type="float" office:value="-2.17826862838292" calcext:value-type="float">
            <text:p>-2,17826862838292</text:p>
          </table:table-cell>
          <table:table-cell table:formula="of:=NORMINV(RAND();0;2)" office:value-type="float" office:value="-1.05973580830624" calcext:value-type="float">
            <text:p>-1,05973580830624</text:p>
          </table:table-cell>
          <table:table-cell table:formula="of:=NORMINV(RAND();0;2)" office:value-type="float" office:value="-1.57387468091513" calcext:value-type="float">
            <text:p>-1,57387468091513</text:p>
          </table:table-cell>
          <table:table-cell table:formula="of:=NORMINV(RAND();0;2)" office:value-type="float" office:value="2.2449058221449" calcext:value-type="float">
            <text:p>2,2449058221449</text:p>
          </table:table-cell>
          <table:table-cell table:formula="of:=NORMINV(RAND();0;2)" office:value-type="float" office:value="-0.287498680938409" calcext:value-type="float">
            <text:p>-0,287498680938409</text:p>
          </table:table-cell>
          <table:table-cell table:formula="of:=NORMINV(RAND();0;2)" office:value-type="float" office:value="-0.389677169932743" calcext:value-type="float">
            <text:p>-0,389677169932743</text:p>
          </table:table-cell>
          <table:table-cell table:formula="of:=NORMINV(RAND();0;2)" office:value-type="float" office:value="1.03329018156213" calcext:value-type="float">
            <text:p>1,03329018156213</text:p>
          </table:table-cell>
          <table:table-cell table:formula="of:=NORMINV(RAND();0;2)" office:value-type="float" office:value="-3.36701187537517" calcext:value-type="float">
            <text:p>-3,36701187537517</text:p>
          </table:table-cell>
          <table:table-cell table:formula="of:=NORMINV(RAND();0;2)" office:value-type="float" office:value="-3.89130949666419" calcext:value-type="float">
            <text:p>-3,89130949666419</text:p>
          </table:table-cell>
          <table:table-cell table:formula="of:=NORMINV(RAND();0;2)" office:value-type="float" office:value="-4.73726543604912" calcext:value-type="float">
            <text:p>-4,73726543604912</text:p>
          </table:table-cell>
          <table:table-cell table:formula="of:=AVERAGE([.B154:.K154])" office:value-type="float" office:value="-1.42064457728569" calcext:value-type="float">
            <text:p>-1,42064457728569</text:p>
          </table:table-cell>
          <table:table-cell table:formula="of:=COM.MICROSOFT.VAR.S([.B154:.K154])" office:value-type="float" office:value="4.82502249773" calcext:value-type="float">
            <text:p>4,82502249773</text:p>
          </table:table-cell>
          <table:table-cell table:formula="of:=COM.MICROSOFT.VAR.P([.B154:.K154])" office:value-type="float" office:value="4.342520247957" calcext:value-type="float">
            <text:p>4,34252024795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NORMINV(RAND();0;2)" office:value-type="float" office:value="-0.693735161903091" calcext:value-type="float">
            <text:p>-0,693735161903091</text:p>
          </table:table-cell>
          <table:table-cell table:formula="of:=NORMINV(RAND();0;2)" office:value-type="float" office:value="-1.95284204727211" calcext:value-type="float">
            <text:p>-1,95284204727211</text:p>
          </table:table-cell>
          <table:table-cell table:formula="of:=NORMINV(RAND();0;2)" office:value-type="float" office:value="-2.33349984484476" calcext:value-type="float">
            <text:p>-2,33349984484476</text:p>
          </table:table-cell>
          <table:table-cell table:formula="of:=NORMINV(RAND();0;2)" office:value-type="float" office:value="-1.68757538678287" calcext:value-type="float">
            <text:p>-1,68757538678287</text:p>
          </table:table-cell>
          <table:table-cell table:formula="of:=NORMINV(RAND();0;2)" office:value-type="float" office:value="-0.899097573435646" calcext:value-type="float">
            <text:p>-0,899097573435646</text:p>
          </table:table-cell>
          <table:table-cell table:formula="of:=NORMINV(RAND();0;2)" office:value-type="float" office:value="1.71433478877894" calcext:value-type="float">
            <text:p>1,71433478877894</text:p>
          </table:table-cell>
          <table:table-cell table:formula="of:=NORMINV(RAND();0;2)" office:value-type="float" office:value="-1.61009469124938" calcext:value-type="float">
            <text:p>-1,61009469124938</text:p>
          </table:table-cell>
          <table:table-cell table:formula="of:=NORMINV(RAND();0;2)" office:value-type="float" office:value="-2.42452920947296" calcext:value-type="float">
            <text:p>-2,42452920947296</text:p>
          </table:table-cell>
          <table:table-cell table:formula="of:=NORMINV(RAND();0;2)" office:value-type="float" office:value="2.61146709766148" calcext:value-type="float">
            <text:p>2,61146709766148</text:p>
          </table:table-cell>
          <table:table-cell table:formula="of:=NORMINV(RAND();0;2)" office:value-type="float" office:value="3.12326851918846" calcext:value-type="float">
            <text:p>3,12326851918846</text:p>
          </table:table-cell>
          <table:table-cell table:formula="of:=AVERAGE([.B155:.K155])" office:value-type="float" office:value="-0.415230350933193" calcext:value-type="float">
            <text:p>-0,415230350933193</text:p>
          </table:table-cell>
          <table:table-cell table:formula="of:=COM.MICROSOFT.VAR.S([.B155:.K155])" office:value-type="float" office:value="4.40627377412603" calcext:value-type="float">
            <text:p>4,40627377412603</text:p>
          </table:table-cell>
          <table:table-cell table:formula="of:=COM.MICROSOFT.VAR.P([.B155:.K155])" office:value-type="float" office:value="3.96564639671342" calcext:value-type="float">
            <text:p>3,9656463967134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NORMINV(RAND();0;2)" office:value-type="float" office:value="-1.99038689193432" calcext:value-type="float">
            <text:p>-1,99038689193432</text:p>
          </table:table-cell>
          <table:table-cell table:formula="of:=NORMINV(RAND();0;2)" office:value-type="float" office:value="1.11442391643942" calcext:value-type="float">
            <text:p>1,11442391643942</text:p>
          </table:table-cell>
          <table:table-cell table:formula="of:=NORMINV(RAND();0;2)" office:value-type="float" office:value="2.77942237197191" calcext:value-type="float">
            <text:p>2,77942237197191</text:p>
          </table:table-cell>
          <table:table-cell table:formula="of:=NORMINV(RAND();0;2)" office:value-type="float" office:value="0.661491950893837" calcext:value-type="float">
            <text:p>0,661491950893837</text:p>
          </table:table-cell>
          <table:table-cell table:formula="of:=NORMINV(RAND();0;2)" office:value-type="float" office:value="1.04909861062893" calcext:value-type="float">
            <text:p>1,04909861062893</text:p>
          </table:table-cell>
          <table:table-cell table:formula="of:=NORMINV(RAND();0;2)" office:value-type="float" office:value="-4.13889530151391" calcext:value-type="float">
            <text:p>-4,13889530151391</text:p>
          </table:table-cell>
          <table:table-cell table:formula="of:=NORMINV(RAND();0;2)" office:value-type="float" office:value="-0.366634729457135" calcext:value-type="float">
            <text:p>-0,366634729457135</text:p>
          </table:table-cell>
          <table:table-cell table:formula="of:=NORMINV(RAND();0;2)" office:value-type="float" office:value="-2.44439512728329" calcext:value-type="float">
            <text:p>-2,44439512728329</text:p>
          </table:table-cell>
          <table:table-cell table:formula="of:=NORMINV(RAND();0;2)" office:value-type="float" office:value="-1.96136796088713" calcext:value-type="float">
            <text:p>-1,96136796088713</text:p>
          </table:table-cell>
          <table:table-cell table:formula="of:=NORMINV(RAND();0;2)" office:value-type="float" office:value="2.90854436241473" calcext:value-type="float">
            <text:p>2,90854436241473</text:p>
          </table:table-cell>
          <table:table-cell table:formula="of:=AVERAGE([.B156:.K156])" office:value-type="float" office:value="-0.238869879872696" calcext:value-type="float">
            <text:p>-0,238869879872696</text:p>
          </table:table-cell>
          <table:table-cell table:formula="of:=COM.MICROSOFT.VAR.S([.B156:.K156])" office:value-type="float" office:value="5.49365534821159" calcext:value-type="float">
            <text:p>5,49365534821159</text:p>
          </table:table-cell>
          <table:table-cell table:formula="of:=COM.MICROSOFT.VAR.P([.B156:.K156])" office:value-type="float" office:value="4.94428981339044" calcext:value-type="float">
            <text:p>4,9442898133904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NORMINV(RAND();0;2)" office:value-type="float" office:value="-0.180798745272603" calcext:value-type="float">
            <text:p>-0,180798745272603</text:p>
          </table:table-cell>
          <table:table-cell table:formula="of:=NORMINV(RAND();0;2)" office:value-type="float" office:value="2.42216890250562" calcext:value-type="float">
            <text:p>2,42216890250562</text:p>
          </table:table-cell>
          <table:table-cell table:formula="of:=NORMINV(RAND();0;2)" office:value-type="float" office:value="-0.715608453641888" calcext:value-type="float">
            <text:p>-0,715608453641888</text:p>
          </table:table-cell>
          <table:table-cell table:formula="of:=NORMINV(RAND();0;2)" office:value-type="float" office:value="-1.12289662123065" calcext:value-type="float">
            <text:p>-1,12289662123065</text:p>
          </table:table-cell>
          <table:table-cell table:formula="of:=NORMINV(RAND();0;2)" office:value-type="float" office:value="0.0620710035719484" calcext:value-type="float">
            <text:p>0,062071003571948</text:p>
          </table:table-cell>
          <table:table-cell table:formula="of:=NORMINV(RAND();0;2)" office:value-type="float" office:value="1.06933735484213" calcext:value-type="float">
            <text:p>1,06933735484213</text:p>
          </table:table-cell>
          <table:table-cell table:formula="of:=NORMINV(RAND();0;2)" office:value-type="float" office:value="-1.90397160092979" calcext:value-type="float">
            <text:p>-1,90397160092979</text:p>
          </table:table-cell>
          <table:table-cell table:formula="of:=NORMINV(RAND();0;2)" office:value-type="float" office:value="-2.08333473262774" calcext:value-type="float">
            <text:p>-2,08333473262774</text:p>
          </table:table-cell>
          <table:table-cell table:formula="of:=NORMINV(RAND();0;2)" office:value-type="float" office:value="2.73276106981462" calcext:value-type="float">
            <text:p>2,73276106981462</text:p>
          </table:table-cell>
          <table:table-cell table:formula="of:=NORMINV(RAND();0;2)" office:value-type="float" office:value="0.136322926750691" calcext:value-type="float">
            <text:p>0,136322926750691</text:p>
          </table:table-cell>
          <table:table-cell table:formula="of:=AVERAGE([.B157:.K157])" office:value-type="float" office:value="0.0416051103782328" calcext:value-type="float">
            <text:p>0,041605110378233</text:p>
          </table:table-cell>
          <table:table-cell table:formula="of:=COM.MICROSOFT.VAR.S([.B157:.K157])" office:value-type="float" office:value="2.69495182951935" calcext:value-type="float">
            <text:p>2,69495182951935</text:p>
          </table:table-cell>
          <table:table-cell table:formula="of:=COM.MICROSOFT.VAR.P([.B157:.K157])" office:value-type="float" office:value="2.42545664656742" calcext:value-type="float">
            <text:p>2,4254566465674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NORMINV(RAND();0;2)" office:value-type="float" office:value="-2.42761338044467" calcext:value-type="float">
            <text:p>-2,42761338044467</text:p>
          </table:table-cell>
          <table:table-cell table:formula="of:=NORMINV(RAND();0;2)" office:value-type="float" office:value="1.43307386366031" calcext:value-type="float">
            <text:p>1,43307386366031</text:p>
          </table:table-cell>
          <table:table-cell table:formula="of:=NORMINV(RAND();0;2)" office:value-type="float" office:value="-0.0387419697706289" calcext:value-type="float">
            <text:p>-0,038741969770629</text:p>
          </table:table-cell>
          <table:table-cell table:formula="of:=NORMINV(RAND();0;2)" office:value-type="float" office:value="-1.13560777714826" calcext:value-type="float">
            <text:p>-1,13560777714826</text:p>
          </table:table-cell>
          <table:table-cell table:formula="of:=NORMINV(RAND();0;2)" office:value-type="float" office:value="0.333902725018392" calcext:value-type="float">
            <text:p>0,333902725018392</text:p>
          </table:table-cell>
          <table:table-cell table:formula="of:=NORMINV(RAND();0;2)" office:value-type="float" office:value="-3.23480783952931" calcext:value-type="float">
            <text:p>-3,23480783952931</text:p>
          </table:table-cell>
          <table:table-cell table:formula="of:=NORMINV(RAND();0;2)" office:value-type="float" office:value="4.20818028476269" calcext:value-type="float">
            <text:p>4,20818028476269</text:p>
          </table:table-cell>
          <table:table-cell table:formula="of:=NORMINV(RAND();0;2)" office:value-type="float" office:value="-5.44603886974344" calcext:value-type="float">
            <text:p>-5,44603886974344</text:p>
          </table:table-cell>
          <table:table-cell table:formula="of:=NORMINV(RAND();0;2)" office:value-type="float" office:value="1.89264024177989" calcext:value-type="float">
            <text:p>1,89264024177989</text:p>
          </table:table-cell>
          <table:table-cell table:formula="of:=NORMINV(RAND();0;2)" office:value-type="float" office:value="-1.66793986433493" calcext:value-type="float">
            <text:p>-1,66793986433493</text:p>
          </table:table-cell>
          <table:table-cell table:formula="of:=AVERAGE([.B158:.K158])" office:value-type="float" office:value="-0.608295258574995" calcext:value-type="float">
            <text:p>-0,608295258574995</text:p>
          </table:table-cell>
          <table:table-cell table:formula="of:=COM.MICROSOFT.VAR.S([.B158:.K158])" office:value-type="float" office:value="7.76062067949249" calcext:value-type="float">
            <text:p>7,76062067949249</text:p>
          </table:table-cell>
          <table:table-cell table:formula="of:=COM.MICROSOFT.VAR.P([.B158:.K158])" office:value-type="float" office:value="6.98455861154324" calcext:value-type="float">
            <text:p>6,9845586115432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NORMINV(RAND();0;2)" office:value-type="float" office:value="-0.914855794215504" calcext:value-type="float">
            <text:p>-0,914855794215504</text:p>
          </table:table-cell>
          <table:table-cell table:formula="of:=NORMINV(RAND();0;2)" office:value-type="float" office:value="6.1705593696046" calcext:value-type="float">
            <text:p>6,1705593696046</text:p>
          </table:table-cell>
          <table:table-cell table:formula="of:=NORMINV(RAND();0;2)" office:value-type="float" office:value="-2.83944531338181" calcext:value-type="float">
            <text:p>-2,83944531338181</text:p>
          </table:table-cell>
          <table:table-cell table:formula="of:=NORMINV(RAND();0;2)" office:value-type="float" office:value="0.495928206136905" calcext:value-type="float">
            <text:p>0,495928206136905</text:p>
          </table:table-cell>
          <table:table-cell table:formula="of:=NORMINV(RAND();0;2)" office:value-type="float" office:value="-0.0417870430547278" calcext:value-type="float">
            <text:p>-0,041787043054728</text:p>
          </table:table-cell>
          <table:table-cell table:formula="of:=NORMINV(RAND();0;2)" office:value-type="float" office:value="0.207291900597324" calcext:value-type="float">
            <text:p>0,207291900597324</text:p>
          </table:table-cell>
          <table:table-cell table:formula="of:=NORMINV(RAND();0;2)" office:value-type="float" office:value="0.0318166032443324" calcext:value-type="float">
            <text:p>0,031816603244332</text:p>
          </table:table-cell>
          <table:table-cell table:formula="of:=NORMINV(RAND();0;2)" office:value-type="float" office:value="2.43061908470707" calcext:value-type="float">
            <text:p>2,43061908470707</text:p>
          </table:table-cell>
          <table:table-cell table:formula="of:=NORMINV(RAND();0;2)" office:value-type="float" office:value="1.64221350061404" calcext:value-type="float">
            <text:p>1,64221350061404</text:p>
          </table:table-cell>
          <table:table-cell table:formula="of:=NORMINV(RAND();0;2)" office:value-type="float" office:value="0.177102030715466" calcext:value-type="float">
            <text:p>0,177102030715466</text:p>
          </table:table-cell>
          <table:table-cell table:formula="of:=AVERAGE([.B159:.K159])" office:value-type="float" office:value="0.735944254496769" calcext:value-type="float">
            <text:p>0,735944254496769</text:p>
          </table:table-cell>
          <table:table-cell table:formula="of:=COM.MICROSOFT.VAR.S([.B159:.K159])" office:value-type="float" office:value="5.60965410057468" calcext:value-type="float">
            <text:p>5,60965410057468</text:p>
          </table:table-cell>
          <table:table-cell table:formula="of:=COM.MICROSOFT.VAR.P([.B159:.K159])" office:value-type="float" office:value="5.04868869051721" calcext:value-type="float">
            <text:p>5,0486886905172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NORMINV(RAND();0;2)" office:value-type="float" office:value="1.88256034518475" calcext:value-type="float">
            <text:p>1,88256034518475</text:p>
          </table:table-cell>
          <table:table-cell table:formula="of:=NORMINV(RAND();0;2)" office:value-type="float" office:value="-0.639822283574992" calcext:value-type="float">
            <text:p>-0,639822283574992</text:p>
          </table:table-cell>
          <table:table-cell table:formula="of:=NORMINV(RAND();0;2)" office:value-type="float" office:value="-1.06630172085384" calcext:value-type="float">
            <text:p>-1,06630172085384</text:p>
          </table:table-cell>
          <table:table-cell table:formula="of:=NORMINV(RAND();0;2)" office:value-type="float" office:value="1.36118910512576" calcext:value-type="float">
            <text:p>1,36118910512576</text:p>
          </table:table-cell>
          <table:table-cell table:formula="of:=NORMINV(RAND();0;2)" office:value-type="float" office:value="-1.31501833693971" calcext:value-type="float">
            <text:p>-1,31501833693971</text:p>
          </table:table-cell>
          <table:table-cell table:formula="of:=NORMINV(RAND();0;2)" office:value-type="float" office:value="1.10435657004721" calcext:value-type="float">
            <text:p>1,10435657004721</text:p>
          </table:table-cell>
          <table:table-cell table:formula="of:=NORMINV(RAND();0;2)" office:value-type="float" office:value="2.53991719828371" calcext:value-type="float">
            <text:p>2,53991719828371</text:p>
          </table:table-cell>
          <table:table-cell table:formula="of:=NORMINV(RAND();0;2)" office:value-type="float" office:value="-2.0406552404706" calcext:value-type="float">
            <text:p>-2,0406552404706</text:p>
          </table:table-cell>
          <table:table-cell table:formula="of:=NORMINV(RAND();0;2)" office:value-type="float" office:value="1.87189273658157" calcext:value-type="float">
            <text:p>1,87189273658157</text:p>
          </table:table-cell>
          <table:table-cell table:formula="of:=NORMINV(RAND();0;2)" office:value-type="float" office:value="0.978017431770029" calcext:value-type="float">
            <text:p>0,978017431770029</text:p>
          </table:table-cell>
          <table:table-cell table:formula="of:=AVERAGE([.B160:.K160])" office:value-type="float" office:value="0.467613580515388" calcext:value-type="float">
            <text:p>0,467613580515388</text:p>
          </table:table-cell>
          <table:table-cell table:formula="of:=COM.MICROSOFT.VAR.S([.B160:.K160])" office:value-type="float" office:value="2.53127187775672" calcext:value-type="float">
            <text:p>2,53127187775672</text:p>
          </table:table-cell>
          <table:table-cell table:formula="of:=COM.MICROSOFT.VAR.P([.B160:.K160])" office:value-type="float" office:value="2.27814468998105" calcext:value-type="float">
            <text:p>2,2781446899810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NORMINV(RAND();0;2)" office:value-type="float" office:value="1.47639739770751" calcext:value-type="float">
            <text:p>1,47639739770751</text:p>
          </table:table-cell>
          <table:table-cell table:formula="of:=NORMINV(RAND();0;2)" office:value-type="float" office:value="-3.4333646640296" calcext:value-type="float">
            <text:p>-3,4333646640296</text:p>
          </table:table-cell>
          <table:table-cell table:formula="of:=NORMINV(RAND();0;2)" office:value-type="float" office:value="0.524060428779914" calcext:value-type="float">
            <text:p>0,524060428779914</text:p>
          </table:table-cell>
          <table:table-cell table:formula="of:=NORMINV(RAND();0;2)" office:value-type="float" office:value="0.552793668605764" calcext:value-type="float">
            <text:p>0,552793668605764</text:p>
          </table:table-cell>
          <table:table-cell table:formula="of:=NORMINV(RAND();0;2)" office:value-type="float" office:value="-0.801297887154745" calcext:value-type="float">
            <text:p>-0,801297887154745</text:p>
          </table:table-cell>
          <table:table-cell table:formula="of:=NORMINV(RAND();0;2)" office:value-type="float" office:value="0.742793058759412" calcext:value-type="float">
            <text:p>0,742793058759412</text:p>
          </table:table-cell>
          <table:table-cell table:formula="of:=NORMINV(RAND();0;2)" office:value-type="float" office:value="-1.12425861862368" calcext:value-type="float">
            <text:p>-1,12425861862368</text:p>
          </table:table-cell>
          <table:table-cell table:formula="of:=NORMINV(RAND();0;2)" office:value-type="float" office:value="0.572412959456516" calcext:value-type="float">
            <text:p>0,572412959456516</text:p>
          </table:table-cell>
          <table:table-cell table:formula="of:=NORMINV(RAND();0;2)" office:value-type="float" office:value="-0.885903459474609" calcext:value-type="float">
            <text:p>-0,885903459474609</text:p>
          </table:table-cell>
          <table:table-cell table:formula="of:=NORMINV(RAND();0;2)" office:value-type="float" office:value="-3.5890185214567" calcext:value-type="float">
            <text:p>-3,5890185214567</text:p>
          </table:table-cell>
          <table:table-cell table:formula="of:=AVERAGE([.B161:.K161])" office:value-type="float" office:value="-0.596538563743023" calcext:value-type="float">
            <text:p>-0,596538563743023</text:p>
          </table:table-cell>
          <table:table-cell table:formula="of:=COM.MICROSOFT.VAR.S([.B161:.K161])" office:value-type="float" office:value="3.04896583795265" calcext:value-type="float">
            <text:p>3,04896583795265</text:p>
          </table:table-cell>
          <table:table-cell table:formula="of:=COM.MICROSOFT.VAR.P([.B161:.K161])" office:value-type="float" office:value="2.74406925415739" calcext:value-type="float">
            <text:p>2,7440692541573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NORMINV(RAND();0;2)" office:value-type="float" office:value="-4.95544698426321" calcext:value-type="float">
            <text:p>-4,95544698426321</text:p>
          </table:table-cell>
          <table:table-cell table:formula="of:=NORMINV(RAND();0;2)" office:value-type="float" office:value="-2.81404422064291" calcext:value-type="float">
            <text:p>-2,81404422064291</text:p>
          </table:table-cell>
          <table:table-cell table:formula="of:=NORMINV(RAND();0;2)" office:value-type="float" office:value="1.02214898418498" calcext:value-type="float">
            <text:p>1,02214898418498</text:p>
          </table:table-cell>
          <table:table-cell table:formula="of:=NORMINV(RAND();0;2)" office:value-type="float" office:value="1.97069093398248" calcext:value-type="float">
            <text:p>1,97069093398248</text:p>
          </table:table-cell>
          <table:table-cell table:formula="of:=NORMINV(RAND();0;2)" office:value-type="float" office:value="1.42650037567591" calcext:value-type="float">
            <text:p>1,42650037567591</text:p>
          </table:table-cell>
          <table:table-cell table:formula="of:=NORMINV(RAND();0;2)" office:value-type="float" office:value="3.47246033580929" calcext:value-type="float">
            <text:p>3,47246033580929</text:p>
          </table:table-cell>
          <table:table-cell table:formula="of:=NORMINV(RAND();0;2)" office:value-type="float" office:value="-3.11856788392982" calcext:value-type="float">
            <text:p>-3,11856788392982</text:p>
          </table:table-cell>
          <table:table-cell table:formula="of:=NORMINV(RAND();0;2)" office:value-type="float" office:value="1.23824174571166" calcext:value-type="float">
            <text:p>1,23824174571166</text:p>
          </table:table-cell>
          <table:table-cell table:formula="of:=NORMINV(RAND();0;2)" office:value-type="float" office:value="-0.529522932268899" calcext:value-type="float">
            <text:p>-0,529522932268899</text:p>
          </table:table-cell>
          <table:table-cell table:formula="of:=NORMINV(RAND();0;2)" office:value-type="float" office:value="1.06946383192776" calcext:value-type="float">
            <text:p>1,06946383192776</text:p>
          </table:table-cell>
          <table:table-cell table:formula="of:=AVERAGE([.B162:.K162])" office:value-type="float" office:value="-0.121807581381274" calcext:value-type="float">
            <text:p>-0,121807581381274</text:p>
          </table:table-cell>
          <table:table-cell table:formula="of:=COM.MICROSOFT.VAR.S([.B162:.K162])" office:value-type="float" office:value="7.11456443562031" calcext:value-type="float">
            <text:p>7,11456443562031</text:p>
          </table:table-cell>
          <table:table-cell table:formula="of:=COM.MICROSOFT.VAR.P([.B162:.K162])" office:value-type="float" office:value="6.40310799205828" calcext:value-type="float">
            <text:p>6,4031079920582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NORMINV(RAND();0;2)" office:value-type="float" office:value="-3.0265708302892" calcext:value-type="float">
            <text:p>-3,0265708302892</text:p>
          </table:table-cell>
          <table:table-cell table:formula="of:=NORMINV(RAND();0;2)" office:value-type="float" office:value="0.950408572481561" calcext:value-type="float">
            <text:p>0,950408572481561</text:p>
          </table:table-cell>
          <table:table-cell table:formula="of:=NORMINV(RAND();0;2)" office:value-type="float" office:value="0.0765710788918197" calcext:value-type="float">
            <text:p>0,07657107889182</text:p>
          </table:table-cell>
          <table:table-cell table:formula="of:=NORMINV(RAND();0;2)" office:value-type="float" office:value="4.49631971208082" calcext:value-type="float">
            <text:p>4,49631971208082</text:p>
          </table:table-cell>
          <table:table-cell table:formula="of:=NORMINV(RAND();0;2)" office:value-type="float" office:value="-0.22188009198153" calcext:value-type="float">
            <text:p>-0,22188009198153</text:p>
          </table:table-cell>
          <table:table-cell table:formula="of:=NORMINV(RAND();0;2)" office:value-type="float" office:value="-1.69846703593653" calcext:value-type="float">
            <text:p>-1,69846703593653</text:p>
          </table:table-cell>
          <table:table-cell table:formula="of:=NORMINV(RAND();0;2)" office:value-type="float" office:value="3.89198283958538" calcext:value-type="float">
            <text:p>3,89198283958538</text:p>
          </table:table-cell>
          <table:table-cell table:formula="of:=NORMINV(RAND();0;2)" office:value-type="float" office:value="-3.02190857165004" calcext:value-type="float">
            <text:p>-3,02190857165004</text:p>
          </table:table-cell>
          <table:table-cell table:formula="of:=NORMINV(RAND();0;2)" office:value-type="float" office:value="0.861887362633282" calcext:value-type="float">
            <text:p>0,861887362633282</text:p>
          </table:table-cell>
          <table:table-cell table:formula="of:=NORMINV(RAND();0;2)" office:value-type="float" office:value="-2.24643287794718" calcext:value-type="float">
            <text:p>-2,24643287794718</text:p>
          </table:table-cell>
          <table:table-cell table:formula="of:=AVERAGE([.B163:.K163])" office:value-type="float" office:value="0.00619101578683816" calcext:value-type="float">
            <text:p>0,006191015786838</text:p>
          </table:table-cell>
          <table:table-cell table:formula="of:=COM.MICROSOFT.VAR.S([.B163:.K163])" office:value-type="float" office:value="7.03206351437969" calcext:value-type="float">
            <text:p>7,03206351437969</text:p>
          </table:table-cell>
          <table:table-cell table:formula="of:=COM.MICROSOFT.VAR.P([.B163:.K163])" office:value-type="float" office:value="6.32885716294172" calcext:value-type="float">
            <text:p>6,3288571629417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ORMINV(RAND();0;2)" office:value-type="float" office:value="0.918639221799685" calcext:value-type="float">
            <text:p>0,918639221799685</text:p>
          </table:table-cell>
          <table:table-cell table:formula="of:=NORMINV(RAND();0;2)" office:value-type="float" office:value="1.4933359595579" calcext:value-type="float">
            <text:p>1,4933359595579</text:p>
          </table:table-cell>
          <table:table-cell table:formula="of:=NORMINV(RAND();0;2)" office:value-type="float" office:value="-0.859478034073561" calcext:value-type="float">
            <text:p>-0,859478034073561</text:p>
          </table:table-cell>
          <table:table-cell table:formula="of:=NORMINV(RAND();0;2)" office:value-type="float" office:value="-0.0672622564605879" calcext:value-type="float">
            <text:p>-0,067262256460588</text:p>
          </table:table-cell>
          <table:table-cell table:formula="of:=NORMINV(RAND();0;2)" office:value-type="float" office:value="0.275742308959569" calcext:value-type="float">
            <text:p>0,275742308959569</text:p>
          </table:table-cell>
          <table:table-cell table:formula="of:=NORMINV(RAND();0;2)" office:value-type="float" office:value="-0.889134726863966" calcext:value-type="float">
            <text:p>-0,889134726863966</text:p>
          </table:table-cell>
          <table:table-cell table:formula="of:=NORMINV(RAND();0;2)" office:value-type="float" office:value="-0.151544727135356" calcext:value-type="float">
            <text:p>-0,151544727135356</text:p>
          </table:table-cell>
          <table:table-cell table:formula="of:=NORMINV(RAND();0;2)" office:value-type="float" office:value="0.00174214384058882" calcext:value-type="float">
            <text:p>0,001742143840589</text:p>
          </table:table-cell>
          <table:table-cell table:formula="of:=NORMINV(RAND();0;2)" office:value-type="float" office:value="-0.851954976899233" calcext:value-type="float">
            <text:p>-0,851954976899233</text:p>
          </table:table-cell>
          <table:table-cell table:formula="of:=NORMINV(RAND();0;2)" office:value-type="float" office:value="0.403283183966836" calcext:value-type="float">
            <text:p>0,403283183966836</text:p>
          </table:table-cell>
          <table:table-cell table:formula="of:=AVERAGE([.B164:.K164])" office:value-type="float" office:value="0.0273368096691877" calcext:value-type="float">
            <text:p>0,027336809669188</text:p>
          </table:table-cell>
          <table:table-cell table:formula="of:=COM.MICROSOFT.VAR.S([.B164:.K164])" office:value-type="float" office:value="0.62085909227722" calcext:value-type="float">
            <text:p>0,62085909227722</text:p>
          </table:table-cell>
          <table:table-cell table:formula="of:=COM.MICROSOFT.VAR.P([.B164:.K164])" office:value-type="float" office:value="0.558773183049498" calcext:value-type="float">
            <text:p>0,55877318304949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NORMINV(RAND();0;2)" office:value-type="float" office:value="0.818056039052745" calcext:value-type="float">
            <text:p>0,818056039052745</text:p>
          </table:table-cell>
          <table:table-cell table:formula="of:=NORMINV(RAND();0;2)" office:value-type="float" office:value="-2.47624649925211" calcext:value-type="float">
            <text:p>-2,47624649925211</text:p>
          </table:table-cell>
          <table:table-cell table:formula="of:=NORMINV(RAND();0;2)" office:value-type="float" office:value="-1.7997168357066" calcext:value-type="float">
            <text:p>-1,7997168357066</text:p>
          </table:table-cell>
          <table:table-cell table:formula="of:=NORMINV(RAND();0;2)" office:value-type="float" office:value="-2.31565278347504" calcext:value-type="float">
            <text:p>-2,31565278347504</text:p>
          </table:table-cell>
          <table:table-cell table:formula="of:=NORMINV(RAND();0;2)" office:value-type="float" office:value="-0.360521114408108" calcext:value-type="float">
            <text:p>-0,360521114408108</text:p>
          </table:table-cell>
          <table:table-cell table:formula="of:=NORMINV(RAND();0;2)" office:value-type="float" office:value="-2.7398489957476" calcext:value-type="float">
            <text:p>-2,7398489957476</text:p>
          </table:table-cell>
          <table:table-cell table:formula="of:=NORMINV(RAND();0;2)" office:value-type="float" office:value="2.39274333229355" calcext:value-type="float">
            <text:p>2,39274333229355</text:p>
          </table:table-cell>
          <table:table-cell table:formula="of:=NORMINV(RAND();0;2)" office:value-type="float" office:value="1.61152669504093" calcext:value-type="float">
            <text:p>1,61152669504093</text:p>
          </table:table-cell>
          <table:table-cell table:formula="of:=NORMINV(RAND();0;2)" office:value-type="float" office:value="0.192848659979363" calcext:value-type="float">
            <text:p>0,192848659979363</text:p>
          </table:table-cell>
          <table:table-cell table:formula="of:=NORMINV(RAND();0;2)" office:value-type="float" office:value="-1.14432619090251" calcext:value-type="float">
            <text:p>-1,14432619090251</text:p>
          </table:table-cell>
          <table:table-cell table:formula="of:=AVERAGE([.B165:.K165])" office:value-type="float" office:value="-0.582113769312537" calcext:value-type="float">
            <text:p>-0,582113769312537</text:p>
          </table:table-cell>
          <table:table-cell table:formula="of:=COM.MICROSOFT.VAR.S([.B165:.K165])" office:value-type="float" office:value="3.25770405328191" calcext:value-type="float">
            <text:p>3,25770405328191</text:p>
          </table:table-cell>
          <table:table-cell table:formula="of:=COM.MICROSOFT.VAR.P([.B165:.K165])" office:value-type="float" office:value="2.93193364795372" calcext:value-type="float">
            <text:p>2,9319336479537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NORMINV(RAND();0;2)" office:value-type="float" office:value="0.448624296509056" calcext:value-type="float">
            <text:p>0,448624296509056</text:p>
          </table:table-cell>
          <table:table-cell table:formula="of:=NORMINV(RAND();0;2)" office:value-type="float" office:value="3.18271676365794" calcext:value-type="float">
            <text:p>3,18271676365794</text:p>
          </table:table-cell>
          <table:table-cell table:formula="of:=NORMINV(RAND();0;2)" office:value-type="float" office:value="0.0662376960875058" calcext:value-type="float">
            <text:p>0,066237696087506</text:p>
          </table:table-cell>
          <table:table-cell table:formula="of:=NORMINV(RAND();0;2)" office:value-type="float" office:value="1.39820245485014" calcext:value-type="float">
            <text:p>1,39820245485014</text:p>
          </table:table-cell>
          <table:table-cell table:formula="of:=NORMINV(RAND();0;2)" office:value-type="float" office:value="-1.44120803292817" calcext:value-type="float">
            <text:p>-1,44120803292817</text:p>
          </table:table-cell>
          <table:table-cell table:formula="of:=NORMINV(RAND();0;2)" office:value-type="float" office:value="0.99589784748249" calcext:value-type="float">
            <text:p>0,99589784748249</text:p>
          </table:table-cell>
          <table:table-cell table:formula="of:=NORMINV(RAND();0;2)" office:value-type="float" office:value="-1.54722623454171" calcext:value-type="float">
            <text:p>-1,54722623454171</text:p>
          </table:table-cell>
          <table:table-cell table:formula="of:=NORMINV(RAND();0;2)" office:value-type="float" office:value="0.774934790509431" calcext:value-type="float">
            <text:p>0,774934790509431</text:p>
          </table:table-cell>
          <table:table-cell table:formula="of:=NORMINV(RAND();0;2)" office:value-type="float" office:value="0.455840450752278" calcext:value-type="float">
            <text:p>0,455840450752278</text:p>
          </table:table-cell>
          <table:table-cell table:formula="of:=NORMINV(RAND();0;2)" office:value-type="float" office:value="-2.26087405627002" calcext:value-type="float">
            <text:p>-2,26087405627002</text:p>
          </table:table-cell>
          <table:table-cell table:formula="of:=AVERAGE([.B166:.K166])" office:value-type="float" office:value="0.207314597610894" calcext:value-type="float">
            <text:p>0,207314597610894</text:p>
          </table:table-cell>
          <table:table-cell table:formula="of:=COM.MICROSOFT.VAR.S([.B166:.K166])" office:value-type="float" office:value="2.58257577249374" calcext:value-type="float">
            <text:p>2,58257577249374</text:p>
          </table:table-cell>
          <table:table-cell table:formula="of:=COM.MICROSOFT.VAR.P([.B166:.K166])" office:value-type="float" office:value="2.32431819524436" calcext:value-type="float">
            <text:p>2,3243181952443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NORMINV(RAND();0;2)" office:value-type="float" office:value="0.0262281400901771" calcext:value-type="float">
            <text:p>0,026228140090177</text:p>
          </table:table-cell>
          <table:table-cell table:formula="of:=NORMINV(RAND();0;2)" office:value-type="float" office:value="-1.11766539924053" calcext:value-type="float">
            <text:p>-1,11766539924053</text:p>
          </table:table-cell>
          <table:table-cell table:formula="of:=NORMINV(RAND();0;2)" office:value-type="float" office:value="1.17909474503048" calcext:value-type="float">
            <text:p>1,17909474503048</text:p>
          </table:table-cell>
          <table:table-cell table:formula="of:=NORMINV(RAND();0;2)" office:value-type="float" office:value="-0.604380240732098" calcext:value-type="float">
            <text:p>-0,604380240732098</text:p>
          </table:table-cell>
          <table:table-cell table:formula="of:=NORMINV(RAND();0;2)" office:value-type="float" office:value="-0.151328403331877" calcext:value-type="float">
            <text:p>-0,151328403331877</text:p>
          </table:table-cell>
          <table:table-cell table:formula="of:=NORMINV(RAND();0;2)" office:value-type="float" office:value="1.88477935244483" calcext:value-type="float">
            <text:p>1,88477935244483</text:p>
          </table:table-cell>
          <table:table-cell table:formula="of:=NORMINV(RAND();0;2)" office:value-type="float" office:value="-0.46018131179697" calcext:value-type="float">
            <text:p>-0,46018131179697</text:p>
          </table:table-cell>
          <table:table-cell table:formula="of:=NORMINV(RAND();0;2)" office:value-type="float" office:value="-1.52504639155737" calcext:value-type="float">
            <text:p>-1,52504639155737</text:p>
          </table:table-cell>
          <table:table-cell table:formula="of:=NORMINV(RAND();0;2)" office:value-type="float" office:value="1.45688095234083" calcext:value-type="float">
            <text:p>1,45688095234083</text:p>
          </table:table-cell>
          <table:table-cell table:formula="of:=NORMINV(RAND();0;2)" office:value-type="float" office:value="-2.01320605245127" calcext:value-type="float">
            <text:p>-2,01320605245127</text:p>
          </table:table-cell>
          <table:table-cell table:formula="of:=AVERAGE([.B167:.K167])" office:value-type="float" office:value="-0.13248246092038" calcext:value-type="float">
            <text:p>-0,13248246092038</text:p>
          </table:table-cell>
          <table:table-cell table:formula="of:=COM.MICROSOFT.VAR.S([.B167:.K167])" office:value-type="float" office:value="1.67980169741438" calcext:value-type="float">
            <text:p>1,67980169741438</text:p>
          </table:table-cell>
          <table:table-cell table:formula="of:=COM.MICROSOFT.VAR.P([.B167:.K167])" office:value-type="float" office:value="1.51182152767294" calcext:value-type="float">
            <text:p>1,5118215276729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NORMINV(RAND();0;2)" office:value-type="float" office:value="0.253229822003691" calcext:value-type="float">
            <text:p>0,253229822003691</text:p>
          </table:table-cell>
          <table:table-cell table:formula="of:=NORMINV(RAND();0;2)" office:value-type="float" office:value="1.72057919897283" calcext:value-type="float">
            <text:p>1,72057919897283</text:p>
          </table:table-cell>
          <table:table-cell table:formula="of:=NORMINV(RAND();0;2)" office:value-type="float" office:value="-2.01872973260891" calcext:value-type="float">
            <text:p>-2,01872973260891</text:p>
          </table:table-cell>
          <table:table-cell table:formula="of:=NORMINV(RAND();0;2)" office:value-type="float" office:value="-1.17187626882046" calcext:value-type="float">
            <text:p>-1,17187626882046</text:p>
          </table:table-cell>
          <table:table-cell table:formula="of:=NORMINV(RAND();0;2)" office:value-type="float" office:value="0.500353012608848" calcext:value-type="float">
            <text:p>0,500353012608848</text:p>
          </table:table-cell>
          <table:table-cell table:formula="of:=NORMINV(RAND();0;2)" office:value-type="float" office:value="-0.677363969609044" calcext:value-type="float">
            <text:p>-0,677363969609044</text:p>
          </table:table-cell>
          <table:table-cell table:formula="of:=NORMINV(RAND();0;2)" office:value-type="float" office:value="-3.4451225121168" calcext:value-type="float">
            <text:p>-3,4451225121168</text:p>
          </table:table-cell>
          <table:table-cell table:formula="of:=NORMINV(RAND();0;2)" office:value-type="float" office:value="1.5578112557338" calcext:value-type="float">
            <text:p>1,5578112557338</text:p>
          </table:table-cell>
          <table:table-cell table:formula="of:=NORMINV(RAND();0;2)" office:value-type="float" office:value="0.316042079166055" calcext:value-type="float">
            <text:p>0,316042079166055</text:p>
          </table:table-cell>
          <table:table-cell table:formula="of:=NORMINV(RAND();0;2)" office:value-type="float" office:value="0.331558756663852" calcext:value-type="float">
            <text:p>0,331558756663852</text:p>
          </table:table-cell>
          <table:table-cell table:formula="of:=AVERAGE([.B168:.K168])" office:value-type="float" office:value="-0.263351835800613" calcext:value-type="float">
            <text:p>-0,263351835800613</text:p>
          </table:table-cell>
          <table:table-cell table:formula="of:=COM.MICROSOFT.VAR.S([.B168:.K168])" office:value-type="float" office:value="2.55490820807762" calcext:value-type="float">
            <text:p>2,55490820807762</text:p>
          </table:table-cell>
          <table:table-cell table:formula="of:=COM.MICROSOFT.VAR.P([.B168:.K168])" office:value-type="float" office:value="2.29941738726985" calcext:value-type="float">
            <text:p>2,2994173872698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NORMINV(RAND();0;2)" office:value-type="float" office:value="1.88963645048391" calcext:value-type="float">
            <text:p>1,88963645048391</text:p>
          </table:table-cell>
          <table:table-cell table:formula="of:=NORMINV(RAND();0;2)" office:value-type="float" office:value="1.7649644278675" calcext:value-type="float">
            <text:p>1,7649644278675</text:p>
          </table:table-cell>
          <table:table-cell table:formula="of:=NORMINV(RAND();0;2)" office:value-type="float" office:value="-1.31279128294621" calcext:value-type="float">
            <text:p>-1,31279128294621</text:p>
          </table:table-cell>
          <table:table-cell table:formula="of:=NORMINV(RAND();0;2)" office:value-type="float" office:value="-0.683248146242427" calcext:value-type="float">
            <text:p>-0,683248146242427</text:p>
          </table:table-cell>
          <table:table-cell table:formula="of:=NORMINV(RAND();0;2)" office:value-type="float" office:value="1.6664690174284" calcext:value-type="float">
            <text:p>1,6664690174284</text:p>
          </table:table-cell>
          <table:table-cell table:formula="of:=NORMINV(RAND();0;2)" office:value-type="float" office:value="2.97348077096139" calcext:value-type="float">
            <text:p>2,97348077096139</text:p>
          </table:table-cell>
          <table:table-cell table:formula="of:=NORMINV(RAND();0;2)" office:value-type="float" office:value="-1.19371148146515" calcext:value-type="float">
            <text:p>-1,19371148146515</text:p>
          </table:table-cell>
          <table:table-cell table:formula="of:=NORMINV(RAND();0;2)" office:value-type="float" office:value="0.55324631170548" calcext:value-type="float">
            <text:p>0,55324631170548</text:p>
          </table:table-cell>
          <table:table-cell table:formula="of:=NORMINV(RAND();0;2)" office:value-type="float" office:value="-1.52784144799014" calcext:value-type="float">
            <text:p>-1,52784144799014</text:p>
          </table:table-cell>
          <table:table-cell table:formula="of:=NORMINV(RAND();0;2)" office:value-type="float" office:value="-1.47252944149443" calcext:value-type="float">
            <text:p>-1,47252944149443</text:p>
          </table:table-cell>
          <table:table-cell table:formula="of:=AVERAGE([.B169:.K169])" office:value-type="float" office:value="0.265767517830831" calcext:value-type="float">
            <text:p>0,265767517830831</text:p>
          </table:table-cell>
          <table:table-cell table:formula="of:=COM.MICROSOFT.VAR.S([.B169:.K169])" office:value-type="float" office:value="2.8913476114674" calcext:value-type="float">
            <text:p>2,8913476114674</text:p>
          </table:table-cell>
          <table:table-cell table:formula="of:=COM.MICROSOFT.VAR.P([.B169:.K169])" office:value-type="float" office:value="2.60221285032066" calcext:value-type="float">
            <text:p>2,6022128503206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NORMINV(RAND();0;2)" office:value-type="float" office:value="-4.04057400394832" calcext:value-type="float">
            <text:p>-4,04057400394832</text:p>
          </table:table-cell>
          <table:table-cell table:formula="of:=NORMINV(RAND();0;2)" office:value-type="float" office:value="-3.61738292584439" calcext:value-type="float">
            <text:p>-3,61738292584439</text:p>
          </table:table-cell>
          <table:table-cell table:formula="of:=NORMINV(RAND();0;2)" office:value-type="float" office:value="-0.847098702508015" calcext:value-type="float">
            <text:p>-0,847098702508015</text:p>
          </table:table-cell>
          <table:table-cell table:formula="of:=NORMINV(RAND();0;2)" office:value-type="float" office:value="-4.82010773178227" calcext:value-type="float">
            <text:p>-4,82010773178227</text:p>
          </table:table-cell>
          <table:table-cell table:formula="of:=NORMINV(RAND();0;2)" office:value-type="float" office:value="-3.74565995147138" calcext:value-type="float">
            <text:p>-3,74565995147138</text:p>
          </table:table-cell>
          <table:table-cell table:formula="of:=NORMINV(RAND();0;2)" office:value-type="float" office:value="0.595311573943444" calcext:value-type="float">
            <text:p>0,595311573943444</text:p>
          </table:table-cell>
          <table:table-cell table:formula="of:=NORMINV(RAND();0;2)" office:value-type="float" office:value="-2.53508218776251" calcext:value-type="float">
            <text:p>-2,53508218776251</text:p>
          </table:table-cell>
          <table:table-cell table:formula="of:=NORMINV(RAND();0;2)" office:value-type="float" office:value="-1.9780076728064" calcext:value-type="float">
            <text:p>-1,9780076728064</text:p>
          </table:table-cell>
          <table:table-cell table:formula="of:=NORMINV(RAND();0;2)" office:value-type="float" office:value="-0.109220726297341" calcext:value-type="float">
            <text:p>-0,109220726297341</text:p>
          </table:table-cell>
          <table:table-cell table:formula="of:=NORMINV(RAND();0;2)" office:value-type="float" office:value="2.53184424623053" calcext:value-type="float">
            <text:p>2,53184424623053</text:p>
          </table:table-cell>
          <table:table-cell table:formula="of:=AVERAGE([.B170:.K170])" office:value-type="float" office:value="-1.85659780822466" calcext:value-type="float">
            <text:p>-1,85659780822466</text:p>
          </table:table-cell>
          <table:table-cell table:formula="of:=COM.MICROSOFT.VAR.S([.B170:.K170])" office:value-type="float" office:value="5.55987143389422" calcext:value-type="float">
            <text:p>5,55987143389422</text:p>
          </table:table-cell>
          <table:table-cell table:formula="of:=COM.MICROSOFT.VAR.P([.B170:.K170])" office:value-type="float" office:value="5.0038842905048" calcext:value-type="float">
            <text:p>5,003884290504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NORMINV(RAND();0;2)" office:value-type="float" office:value="2.8982326462286" calcext:value-type="float">
            <text:p>2,8982326462286</text:p>
          </table:table-cell>
          <table:table-cell table:formula="of:=NORMINV(RAND();0;2)" office:value-type="float" office:value="-0.673309352862671" calcext:value-type="float">
            <text:p>-0,673309352862671</text:p>
          </table:table-cell>
          <table:table-cell table:formula="of:=NORMINV(RAND();0;2)" office:value-type="float" office:value="-1.1073547846986" calcext:value-type="float">
            <text:p>-1,1073547846986</text:p>
          </table:table-cell>
          <table:table-cell table:formula="of:=NORMINV(RAND();0;2)" office:value-type="float" office:value="2.4405334074429" calcext:value-type="float">
            <text:p>2,4405334074429</text:p>
          </table:table-cell>
          <table:table-cell table:formula="of:=NORMINV(RAND();0;2)" office:value-type="float" office:value="-1.14670251101045" calcext:value-type="float">
            <text:p>-1,14670251101045</text:p>
          </table:table-cell>
          <table:table-cell table:formula="of:=NORMINV(RAND();0;2)" office:value-type="float" office:value="-0.61243792353932" calcext:value-type="float">
            <text:p>-0,61243792353932</text:p>
          </table:table-cell>
          <table:table-cell table:formula="of:=NORMINV(RAND();0;2)" office:value-type="float" office:value="-1.12786943239703" calcext:value-type="float">
            <text:p>-1,12786943239703</text:p>
          </table:table-cell>
          <table:table-cell table:formula="of:=NORMINV(RAND();0;2)" office:value-type="float" office:value="-1.19519644865957" calcext:value-type="float">
            <text:p>-1,19519644865957</text:p>
          </table:table-cell>
          <table:table-cell table:formula="of:=NORMINV(RAND();0;2)" office:value-type="float" office:value="-0.181090635885871" calcext:value-type="float">
            <text:p>-0,181090635885871</text:p>
          </table:table-cell>
          <table:table-cell table:formula="of:=NORMINV(RAND();0;2)" office:value-type="float" office:value="-3.4532860680478" calcext:value-type="float">
            <text:p>-3,4532860680478</text:p>
          </table:table-cell>
          <table:table-cell table:formula="of:=AVERAGE([.B171:.K171])" office:value-type="float" office:value="-0.415848110342981" calcext:value-type="float">
            <text:p>-0,415848110342981</text:p>
          </table:table-cell>
          <table:table-cell table:formula="of:=COM.MICROSOFT.VAR.S([.B171:.K171])" office:value-type="float" office:value="3.40608985912761" calcext:value-type="float">
            <text:p>3,40608985912761</text:p>
          </table:table-cell>
          <table:table-cell table:formula="of:=COM.MICROSOFT.VAR.P([.B171:.K171])" office:value-type="float" office:value="3.06548087321485" calcext:value-type="float">
            <text:p>3,0654808732148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NORMINV(RAND();0;2)" office:value-type="float" office:value="0.398475787702275" calcext:value-type="float">
            <text:p>0,398475787702275</text:p>
          </table:table-cell>
          <table:table-cell table:formula="of:=NORMINV(RAND();0;2)" office:value-type="float" office:value="-0.820115344018475" calcext:value-type="float">
            <text:p>-0,820115344018475</text:p>
          </table:table-cell>
          <table:table-cell table:formula="of:=NORMINV(RAND();0;2)" office:value-type="float" office:value="-1.16007258450797" calcext:value-type="float">
            <text:p>-1,16007258450797</text:p>
          </table:table-cell>
          <table:table-cell table:formula="of:=NORMINV(RAND();0;2)" office:value-type="float" office:value="2.84619577091051" calcext:value-type="float">
            <text:p>2,84619577091051</text:p>
          </table:table-cell>
          <table:table-cell table:formula="of:=NORMINV(RAND();0;2)" office:value-type="float" office:value="1.07786349457971" calcext:value-type="float">
            <text:p>1,07786349457971</text:p>
          </table:table-cell>
          <table:table-cell table:formula="of:=NORMINV(RAND();0;2)" office:value-type="float" office:value="-0.354327799042809" calcext:value-type="float">
            <text:p>-0,354327799042809</text:p>
          </table:table-cell>
          <table:table-cell table:formula="of:=NORMINV(RAND();0;2)" office:value-type="float" office:value="-1.48928485846219" calcext:value-type="float">
            <text:p>-1,48928485846219</text:p>
          </table:table-cell>
          <table:table-cell table:formula="of:=NORMINV(RAND();0;2)" office:value-type="float" office:value="4.8091701241681" calcext:value-type="float">
            <text:p>4,8091701241681</text:p>
          </table:table-cell>
          <table:table-cell table:formula="of:=NORMINV(RAND();0;2)" office:value-type="float" office:value="0.579823511770739" calcext:value-type="float">
            <text:p>0,579823511770739</text:p>
          </table:table-cell>
          <table:table-cell table:formula="of:=NORMINV(RAND();0;2)" office:value-type="float" office:value="-3.47878395632479" calcext:value-type="float">
            <text:p>-3,47878395632479</text:p>
          </table:table-cell>
          <table:table-cell table:formula="of:=AVERAGE([.B172:.K172])" office:value-type="float" office:value="0.240894414677509" calcext:value-type="float">
            <text:p>0,240894414677509</text:p>
          </table:table-cell>
          <table:table-cell table:formula="of:=COM.MICROSOFT.VAR.S([.B172:.K172])" office:value-type="float" office:value="5.41880304476332" calcext:value-type="float">
            <text:p>5,41880304476332</text:p>
          </table:table-cell>
          <table:table-cell table:formula="of:=COM.MICROSOFT.VAR.P([.B172:.K172])" office:value-type="float" office:value="4.87692274028699" calcext:value-type="float">
            <text:p>4,8769227402869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NORMINV(RAND();0;2)" office:value-type="float" office:value="1.43263374633344" calcext:value-type="float">
            <text:p>1,43263374633344</text:p>
          </table:table-cell>
          <table:table-cell table:formula="of:=NORMINV(RAND();0;2)" office:value-type="float" office:value="1.87679331671952" calcext:value-type="float">
            <text:p>1,87679331671952</text:p>
          </table:table-cell>
          <table:table-cell table:formula="of:=NORMINV(RAND();0;2)" office:value-type="float" office:value="-1.34801002534066" calcext:value-type="float">
            <text:p>-1,34801002534066</text:p>
          </table:table-cell>
          <table:table-cell table:formula="of:=NORMINV(RAND();0;2)" office:value-type="float" office:value="0.0173719994957883" calcext:value-type="float">
            <text:p>0,017371999495788</text:p>
          </table:table-cell>
          <table:table-cell table:formula="of:=NORMINV(RAND();0;2)" office:value-type="float" office:value="1.73034474358165" calcext:value-type="float">
            <text:p>1,73034474358165</text:p>
          </table:table-cell>
          <table:table-cell table:formula="of:=NORMINV(RAND();0;2)" office:value-type="float" office:value="-0.953075760177092" calcext:value-type="float">
            <text:p>-0,953075760177092</text:p>
          </table:table-cell>
          <table:table-cell table:formula="of:=NORMINV(RAND();0;2)" office:value-type="float" office:value="-1.6520843991829" calcext:value-type="float">
            <text:p>-1,6520843991829</text:p>
          </table:table-cell>
          <table:table-cell table:formula="of:=NORMINV(RAND();0;2)" office:value-type="float" office:value="-1.02232941395742" calcext:value-type="float">
            <text:p>-1,02232941395742</text:p>
          </table:table-cell>
          <table:table-cell table:formula="of:=NORMINV(RAND();0;2)" office:value-type="float" office:value="1.4852573724705" calcext:value-type="float">
            <text:p>1,4852573724705</text:p>
          </table:table-cell>
          <table:table-cell table:formula="of:=NORMINV(RAND();0;2)" office:value-type="float" office:value="-1.09233540737778" calcext:value-type="float">
            <text:p>-1,09233540737778</text:p>
          </table:table-cell>
          <table:table-cell table:formula="of:=AVERAGE([.B173:.K173])" office:value-type="float" office:value="0.0474566172565032" calcext:value-type="float">
            <text:p>0,047456617256503</text:p>
          </table:table-cell>
          <table:table-cell table:formula="of:=COM.MICROSOFT.VAR.S([.B173:.K173])" office:value-type="float" office:value="2.04954187200228" calcext:value-type="float">
            <text:p>2,04954187200228</text:p>
          </table:table-cell>
          <table:table-cell table:formula="of:=COM.MICROSOFT.VAR.P([.B173:.K173])" office:value-type="float" office:value="1.84458768480205" calcext:value-type="float">
            <text:p>1,8445876848020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ORMINV(RAND();0;2)" office:value-type="float" office:value="0.822105447415683" calcext:value-type="float">
            <text:p>0,822105447415683</text:p>
          </table:table-cell>
          <table:table-cell table:formula="of:=NORMINV(RAND();0;2)" office:value-type="float" office:value="-0.100386415302875" calcext:value-type="float">
            <text:p>-0,100386415302875</text:p>
          </table:table-cell>
          <table:table-cell table:formula="of:=NORMINV(RAND();0;2)" office:value-type="float" office:value="-1.19379523058346" calcext:value-type="float">
            <text:p>-1,19379523058346</text:p>
          </table:table-cell>
          <table:table-cell table:formula="of:=NORMINV(RAND();0;2)" office:value-type="float" office:value="-0.83449318422854" calcext:value-type="float">
            <text:p>-0,83449318422854</text:p>
          </table:table-cell>
          <table:table-cell table:formula="of:=NORMINV(RAND();0;2)" office:value-type="float" office:value="-0.884439939331326" calcext:value-type="float">
            <text:p>-0,884439939331326</text:p>
          </table:table-cell>
          <table:table-cell table:formula="of:=NORMINV(RAND();0;2)" office:value-type="float" office:value="-0.165037533526856" calcext:value-type="float">
            <text:p>-0,165037533526856</text:p>
          </table:table-cell>
          <table:table-cell table:formula="of:=NORMINV(RAND();0;2)" office:value-type="float" office:value="0.966713343322645" calcext:value-type="float">
            <text:p>0,966713343322645</text:p>
          </table:table-cell>
          <table:table-cell table:formula="of:=NORMINV(RAND();0;2)" office:value-type="float" office:value="3.207266561237" calcext:value-type="float">
            <text:p>3,207266561237</text:p>
          </table:table-cell>
          <table:table-cell table:formula="of:=NORMINV(RAND();0;2)" office:value-type="float" office:value="-0.515778068713589" calcext:value-type="float">
            <text:p>-0,515778068713589</text:p>
          </table:table-cell>
          <table:table-cell table:formula="of:=NORMINV(RAND();0;2)" office:value-type="float" office:value="2.26946418972897" calcext:value-type="float">
            <text:p>2,26946418972897</text:p>
          </table:table-cell>
          <table:table-cell table:formula="of:=AVERAGE([.B174:.K174])" office:value-type="float" office:value="0.357161917001765" calcext:value-type="float">
            <text:p>0,357161917001765</text:p>
          </table:table-cell>
          <table:table-cell table:formula="of:=COM.MICROSOFT.VAR.S([.B174:.K174])" office:value-type="float" office:value="2.10876377532712" calcext:value-type="float">
            <text:p>2,10876377532712</text:p>
          </table:table-cell>
          <table:table-cell table:formula="of:=COM.MICROSOFT.VAR.P([.B174:.K174])" office:value-type="float" office:value="1.8978873977944" calcext:value-type="float">
            <text:p>1,897887397794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NORMINV(RAND();0;2)" office:value-type="float" office:value="0.940728898072966" calcext:value-type="float">
            <text:p>0,940728898072966</text:p>
          </table:table-cell>
          <table:table-cell table:formula="of:=NORMINV(RAND();0;2)" office:value-type="float" office:value="-0.689216130944733" calcext:value-type="float">
            <text:p>-0,689216130944733</text:p>
          </table:table-cell>
          <table:table-cell table:formula="of:=NORMINV(RAND();0;2)" office:value-type="float" office:value="-0.831762196652087" calcext:value-type="float">
            <text:p>-0,831762196652087</text:p>
          </table:table-cell>
          <table:table-cell table:formula="of:=NORMINV(RAND();0;2)" office:value-type="float" office:value="-0.119654460321008" calcext:value-type="float">
            <text:p>-0,119654460321008</text:p>
          </table:table-cell>
          <table:table-cell table:formula="of:=NORMINV(RAND();0;2)" office:value-type="float" office:value="-0.865743272943527" calcext:value-type="float">
            <text:p>-0,865743272943527</text:p>
          </table:table-cell>
          <table:table-cell table:formula="of:=NORMINV(RAND();0;2)" office:value-type="float" office:value="2.73522263035755" calcext:value-type="float">
            <text:p>2,73522263035755</text:p>
          </table:table-cell>
          <table:table-cell table:formula="of:=NORMINV(RAND();0;2)" office:value-type="float" office:value="1.51453732202098" calcext:value-type="float">
            <text:p>1,51453732202098</text:p>
          </table:table-cell>
          <table:table-cell table:formula="of:=NORMINV(RAND();0;2)" office:value-type="float" office:value="0.166431444550256" calcext:value-type="float">
            <text:p>0,166431444550256</text:p>
          </table:table-cell>
          <table:table-cell table:formula="of:=NORMINV(RAND();0;2)" office:value-type="float" office:value="0.863543133845659" calcext:value-type="float">
            <text:p>0,863543133845659</text:p>
          </table:table-cell>
          <table:table-cell table:formula="of:=NORMINV(RAND();0;2)" office:value-type="float" office:value="2.74327747458965" calcext:value-type="float">
            <text:p>2,74327747458965</text:p>
          </table:table-cell>
          <table:table-cell table:formula="of:=AVERAGE([.B175:.K175])" office:value-type="float" office:value="0.64573648425757" calcext:value-type="float">
            <text:p>0,64573648425757</text:p>
          </table:table-cell>
          <table:table-cell table:formula="of:=COM.MICROSOFT.VAR.S([.B175:.K175])" office:value-type="float" office:value="1.85779269220717" calcext:value-type="float">
            <text:p>1,85779269220717</text:p>
          </table:table-cell>
          <table:table-cell table:formula="of:=COM.MICROSOFT.VAR.P([.B175:.K175])" office:value-type="float" office:value="1.67201342298645" calcext:value-type="float">
            <text:p>1,6720134229864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NORMINV(RAND();0;2)" office:value-type="float" office:value="2.83806709231196" calcext:value-type="float">
            <text:p>2,83806709231196</text:p>
          </table:table-cell>
          <table:table-cell table:formula="of:=NORMINV(RAND();0;2)" office:value-type="float" office:value="1.44308903260141" calcext:value-type="float">
            <text:p>1,44308903260141</text:p>
          </table:table-cell>
          <table:table-cell table:formula="of:=NORMINV(RAND();0;2)" office:value-type="float" office:value="-1.24972066692574" calcext:value-type="float">
            <text:p>-1,24972066692574</text:p>
          </table:table-cell>
          <table:table-cell table:formula="of:=NORMINV(RAND();0;2)" office:value-type="float" office:value="1.88548731552636" calcext:value-type="float">
            <text:p>1,88548731552636</text:p>
          </table:table-cell>
          <table:table-cell table:formula="of:=NORMINV(RAND();0;2)" office:value-type="float" office:value="-2.97114078917279" calcext:value-type="float">
            <text:p>-2,97114078917279</text:p>
          </table:table-cell>
          <table:table-cell table:formula="of:=NORMINV(RAND();0;2)" office:value-type="float" office:value="-1.05552977070876" calcext:value-type="float">
            <text:p>-1,05552977070876</text:p>
          </table:table-cell>
          <table:table-cell table:formula="of:=NORMINV(RAND();0;2)" office:value-type="float" office:value="3.08446854437276" calcext:value-type="float">
            <text:p>3,08446854437276</text:p>
          </table:table-cell>
          <table:table-cell table:formula="of:=NORMINV(RAND();0;2)" office:value-type="float" office:value="-0.708496729513793" calcext:value-type="float">
            <text:p>-0,708496729513793</text:p>
          </table:table-cell>
          <table:table-cell table:formula="of:=NORMINV(RAND();0;2)" office:value-type="float" office:value="-4.03278372523537" calcext:value-type="float">
            <text:p>-4,03278372523537</text:p>
          </table:table-cell>
          <table:table-cell table:formula="of:=NORMINV(RAND();0;2)" office:value-type="float" office:value="-0.840808605713829" calcext:value-type="float">
            <text:p>-0,840808605713829</text:p>
          </table:table-cell>
          <table:table-cell table:formula="of:=AVERAGE([.B176:.K176])" office:value-type="float" office:value="-0.160736830245779" calcext:value-type="float">
            <text:p>-0,160736830245779</text:p>
          </table:table-cell>
          <table:table-cell table:formula="of:=COM.MICROSOFT.VAR.S([.B176:.K176])" office:value-type="float" office:value="5.7692966490797" calcext:value-type="float">
            <text:p>5,7692966490797</text:p>
          </table:table-cell>
          <table:table-cell table:formula="of:=COM.MICROSOFT.VAR.P([.B176:.K176])" office:value-type="float" office:value="5.19236698417173" calcext:value-type="float">
            <text:p>5,1923669841717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NORMINV(RAND();0;2)" office:value-type="float" office:value="2.8038459282642" calcext:value-type="float">
            <text:p>2,8038459282642</text:p>
          </table:table-cell>
          <table:table-cell table:formula="of:=NORMINV(RAND();0;2)" office:value-type="float" office:value="0.535994417789182" calcext:value-type="float">
            <text:p>0,535994417789182</text:p>
          </table:table-cell>
          <table:table-cell table:formula="of:=NORMINV(RAND();0;2)" office:value-type="float" office:value="-2.47822800459878" calcext:value-type="float">
            <text:p>-2,47822800459878</text:p>
          </table:table-cell>
          <table:table-cell table:formula="of:=NORMINV(RAND();0;2)" office:value-type="float" office:value="2.00758884668876" calcext:value-type="float">
            <text:p>2,00758884668876</text:p>
          </table:table-cell>
          <table:table-cell table:formula="of:=NORMINV(RAND();0;2)" office:value-type="float" office:value="1.27115567075768" calcext:value-type="float">
            <text:p>1,27115567075768</text:p>
          </table:table-cell>
          <table:table-cell table:formula="of:=NORMINV(RAND();0;2)" office:value-type="float" office:value="0.84321415621607" calcext:value-type="float">
            <text:p>0,84321415621607</text:p>
          </table:table-cell>
          <table:table-cell table:formula="of:=NORMINV(RAND();0;2)" office:value-type="float" office:value="-2.32217000546142" calcext:value-type="float">
            <text:p>-2,32217000546142</text:p>
          </table:table-cell>
          <table:table-cell table:formula="of:=NORMINV(RAND();0;2)" office:value-type="float" office:value="1.09115769594586" calcext:value-type="float">
            <text:p>1,09115769594586</text:p>
          </table:table-cell>
          <table:table-cell table:formula="of:=NORMINV(RAND();0;2)" office:value-type="float" office:value="-3.2307178450153" calcext:value-type="float">
            <text:p>-3,2307178450153</text:p>
          </table:table-cell>
          <table:table-cell table:formula="of:=NORMINV(RAND();0;2)" office:value-type="float" office:value="2.13020532119521" calcext:value-type="float">
            <text:p>2,13020532119521</text:p>
          </table:table-cell>
          <table:table-cell table:formula="of:=AVERAGE([.B177:.K177])" office:value-type="float" office:value="0.265204618178146" calcext:value-type="float">
            <text:p>0,265204618178146</text:p>
          </table:table-cell>
          <table:table-cell table:formula="of:=COM.MICROSOFT.VAR.S([.B177:.K177])" office:value-type="float" office:value="4.61142134880215" calcext:value-type="float">
            <text:p>4,61142134880215</text:p>
          </table:table-cell>
          <table:table-cell table:formula="of:=COM.MICROSOFT.VAR.P([.B177:.K177])" office:value-type="float" office:value="4.15027921392193" calcext:value-type="float">
            <text:p>4,1502792139219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NORMINV(RAND();0;2)" office:value-type="float" office:value="0.580565328838574" calcext:value-type="float">
            <text:p>0,580565328838574</text:p>
          </table:table-cell>
          <table:table-cell table:formula="of:=NORMINV(RAND();0;2)" office:value-type="float" office:value="0.427768669770367" calcext:value-type="float">
            <text:p>0,427768669770367</text:p>
          </table:table-cell>
          <table:table-cell table:formula="of:=NORMINV(RAND();0;2)" office:value-type="float" office:value="-1.35444055367879" calcext:value-type="float">
            <text:p>-1,35444055367879</text:p>
          </table:table-cell>
          <table:table-cell table:formula="of:=NORMINV(RAND();0;2)" office:value-type="float" office:value="2.91225998923181" calcext:value-type="float">
            <text:p>2,91225998923181</text:p>
          </table:table-cell>
          <table:table-cell table:formula="of:=NORMINV(RAND();0;2)" office:value-type="float" office:value="-0.611420184056857" calcext:value-type="float">
            <text:p>-0,611420184056857</text:p>
          </table:table-cell>
          <table:table-cell table:formula="of:=NORMINV(RAND();0;2)" office:value-type="float" office:value="-1.83306018678878" calcext:value-type="float">
            <text:p>-1,83306018678878</text:p>
          </table:table-cell>
          <table:table-cell table:formula="of:=NORMINV(RAND();0;2)" office:value-type="float" office:value="0.914293613467078" calcext:value-type="float">
            <text:p>0,914293613467078</text:p>
          </table:table-cell>
          <table:table-cell table:formula="of:=NORMINV(RAND();0;2)" office:value-type="float" office:value="3.09313822158501" calcext:value-type="float">
            <text:p>3,09313822158501</text:p>
          </table:table-cell>
          <table:table-cell table:formula="of:=NORMINV(RAND();0;2)" office:value-type="float" office:value="0.955704131120391" calcext:value-type="float">
            <text:p>0,955704131120391</text:p>
          </table:table-cell>
          <table:table-cell table:formula="of:=NORMINV(RAND();0;2)" office:value-type="float" office:value="-3.47264461832668" calcext:value-type="float">
            <text:p>-3,47264461832668</text:p>
          </table:table-cell>
          <table:table-cell table:formula="of:=AVERAGE([.B178:.K178])" office:value-type="float" office:value="0.161216441116212" calcext:value-type="float">
            <text:p>0,161216441116212</text:p>
          </table:table-cell>
          <table:table-cell table:formula="of:=COM.MICROSOFT.VAR.S([.B178:.K178])" office:value-type="float" office:value="4.18732381956753" calcext:value-type="float">
            <text:p>4,18732381956753</text:p>
          </table:table-cell>
          <table:table-cell table:formula="of:=COM.MICROSOFT.VAR.P([.B178:.K178])" office:value-type="float" office:value="3.76859143761078" calcext:value-type="float">
            <text:p>3,7685914376107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NORMINV(RAND();0;2)" office:value-type="float" office:value="0.361666639815714" calcext:value-type="float">
            <text:p>0,361666639815714</text:p>
          </table:table-cell>
          <table:table-cell table:formula="of:=NORMINV(RAND();0;2)" office:value-type="float" office:value="-0.510721179371053" calcext:value-type="float">
            <text:p>-0,510721179371053</text:p>
          </table:table-cell>
          <table:table-cell table:formula="of:=NORMINV(RAND();0;2)" office:value-type="float" office:value="1.11411235850628" calcext:value-type="float">
            <text:p>1,11411235850628</text:p>
          </table:table-cell>
          <table:table-cell table:formula="of:=NORMINV(RAND();0;2)" office:value-type="float" office:value="-0.0560994884602613" calcext:value-type="float">
            <text:p>-0,056099488460261</text:p>
          </table:table-cell>
          <table:table-cell table:formula="of:=NORMINV(RAND();0;2)" office:value-type="float" office:value="0.745522557136854" calcext:value-type="float">
            <text:p>0,745522557136854</text:p>
          </table:table-cell>
          <table:table-cell table:formula="of:=NORMINV(RAND();0;2)" office:value-type="float" office:value="1.38998885390649" calcext:value-type="float">
            <text:p>1,38998885390649</text:p>
          </table:table-cell>
          <table:table-cell table:formula="of:=NORMINV(RAND();0;2)" office:value-type="float" office:value="4.67046581152202" calcext:value-type="float">
            <text:p>4,67046581152202</text:p>
          </table:table-cell>
          <table:table-cell table:formula="of:=NORMINV(RAND();0;2)" office:value-type="float" office:value="2.97294335182915" calcext:value-type="float">
            <text:p>2,97294335182915</text:p>
          </table:table-cell>
          <table:table-cell table:formula="of:=NORMINV(RAND();0;2)" office:value-type="float" office:value="0.383432971659482" calcext:value-type="float">
            <text:p>0,383432971659482</text:p>
          </table:table-cell>
          <table:table-cell table:formula="of:=NORMINV(RAND();0;2)" office:value-type="float" office:value="-1.98901262650735" calcext:value-type="float">
            <text:p>-1,98901262650735</text:p>
          </table:table-cell>
          <table:table-cell table:formula="of:=AVERAGE([.B179:.K179])" office:value-type="float" office:value="0.908229925003733" calcext:value-type="float">
            <text:p>0,908229925003733</text:p>
          </table:table-cell>
          <table:table-cell table:formula="of:=COM.MICROSOFT.VAR.S([.B179:.K179])" office:value-type="float" office:value="3.40332493931104" calcext:value-type="float">
            <text:p>3,40332493931104</text:p>
          </table:table-cell>
          <table:table-cell table:formula="of:=COM.MICROSOFT.VAR.P([.B179:.K179])" office:value-type="float" office:value="3.06299244537994" calcext:value-type="float">
            <text:p>3,0629924453799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NORMINV(RAND();0;2)" office:value-type="float" office:value="-4.71458543067896" calcext:value-type="float">
            <text:p>-4,71458543067896</text:p>
          </table:table-cell>
          <table:table-cell table:formula="of:=NORMINV(RAND();0;2)" office:value-type="float" office:value="1.45978930488436" calcext:value-type="float">
            <text:p>1,45978930488436</text:p>
          </table:table-cell>
          <table:table-cell table:formula="of:=NORMINV(RAND();0;2)" office:value-type="float" office:value="2.93267506484831" calcext:value-type="float">
            <text:p>2,93267506484831</text:p>
          </table:table-cell>
          <table:table-cell table:formula="of:=NORMINV(RAND();0;2)" office:value-type="float" office:value="0.853458322258686" calcext:value-type="float">
            <text:p>0,853458322258686</text:p>
          </table:table-cell>
          <table:table-cell table:formula="of:=NORMINV(RAND();0;2)" office:value-type="float" office:value="2.28958814043896" calcext:value-type="float">
            <text:p>2,28958814043896</text:p>
          </table:table-cell>
          <table:table-cell table:formula="of:=NORMINV(RAND();0;2)" office:value-type="float" office:value="4.48259576735718" calcext:value-type="float">
            <text:p>4,48259576735718</text:p>
          </table:table-cell>
          <table:table-cell table:formula="of:=NORMINV(RAND();0;2)" office:value-type="float" office:value="2.50607951417029" calcext:value-type="float">
            <text:p>2,50607951417029</text:p>
          </table:table-cell>
          <table:table-cell table:formula="of:=NORMINV(RAND();0;2)" office:value-type="float" office:value="-0.119670214394317" calcext:value-type="float">
            <text:p>-0,119670214394317</text:p>
          </table:table-cell>
          <table:table-cell table:formula="of:=NORMINV(RAND();0;2)" office:value-type="float" office:value="-1.31694973680012" calcext:value-type="float">
            <text:p>-1,31694973680012</text:p>
          </table:table-cell>
          <table:table-cell table:formula="of:=NORMINV(RAND();0;2)" office:value-type="float" office:value="-0.105392348056461" calcext:value-type="float">
            <text:p>-0,105392348056461</text:p>
          </table:table-cell>
          <table:table-cell table:formula="of:=AVERAGE([.B180:.K180])" office:value-type="float" office:value="0.826758838402793" calcext:value-type="float">
            <text:p>0,826758838402793</text:p>
          </table:table-cell>
          <table:table-cell table:formula="of:=COM.MICROSOFT.VAR.S([.B180:.K180])" office:value-type="float" office:value="6.69200792078674" calcext:value-type="float">
            <text:p>6,69200792078674</text:p>
          </table:table-cell>
          <table:table-cell table:formula="of:=COM.MICROSOFT.VAR.P([.B180:.K180])" office:value-type="float" office:value="6.02280712870806" calcext:value-type="float">
            <text:p>6,0228071287080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NORMINV(RAND();0;2)" office:value-type="float" office:value="-0.741994969140263" calcext:value-type="float">
            <text:p>-0,741994969140263</text:p>
          </table:table-cell>
          <table:table-cell table:formula="of:=NORMINV(RAND();0;2)" office:value-type="float" office:value="-2.35081254372211" calcext:value-type="float">
            <text:p>-2,35081254372211</text:p>
          </table:table-cell>
          <table:table-cell table:formula="of:=NORMINV(RAND();0;2)" office:value-type="float" office:value="-4.90964343837883" calcext:value-type="float">
            <text:p>-4,90964343837883</text:p>
          </table:table-cell>
          <table:table-cell table:formula="of:=NORMINV(RAND();0;2)" office:value-type="float" office:value="5.369312807795" calcext:value-type="float">
            <text:p>5,369312807795</text:p>
          </table:table-cell>
          <table:table-cell table:formula="of:=NORMINV(RAND();0;2)" office:value-type="float" office:value="-0.418182025462913" calcext:value-type="float">
            <text:p>-0,418182025462913</text:p>
          </table:table-cell>
          <table:table-cell table:formula="of:=NORMINV(RAND();0;2)" office:value-type="float" office:value="0.188807774115889" calcext:value-type="float">
            <text:p>0,188807774115889</text:p>
          </table:table-cell>
          <table:table-cell table:formula="of:=NORMINV(RAND();0;2)" office:value-type="float" office:value="0.591544119969945" calcext:value-type="float">
            <text:p>0,591544119969945</text:p>
          </table:table-cell>
          <table:table-cell table:formula="of:=NORMINV(RAND();0;2)" office:value-type="float" office:value="-2.04764283111684" calcext:value-type="float">
            <text:p>-2,04764283111684</text:p>
          </table:table-cell>
          <table:table-cell table:formula="of:=NORMINV(RAND();0;2)" office:value-type="float" office:value="1.04886702739923" calcext:value-type="float">
            <text:p>1,04886702739923</text:p>
          </table:table-cell>
          <table:table-cell table:formula="of:=NORMINV(RAND();0;2)" office:value-type="float" office:value="-0.62319917641252" calcext:value-type="float">
            <text:p>-0,62319917641252</text:p>
          </table:table-cell>
          <table:table-cell table:formula="of:=AVERAGE([.B181:.K181])" office:value-type="float" office:value="-0.389294325495342" calcext:value-type="float">
            <text:p>-0,389294325495342</text:p>
          </table:table-cell>
          <table:table-cell table:formula="of:=COM.MICROSOFT.VAR.S([.B181:.K181])" office:value-type="float" office:value="7.08192039973537" calcext:value-type="float">
            <text:p>7,08192039973537</text:p>
          </table:table-cell>
          <table:table-cell table:formula="of:=COM.MICROSOFT.VAR.P([.B181:.K181])" office:value-type="float" office:value="6.37372835976183" calcext:value-type="float">
            <text:p>6,3737283597618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NORMINV(RAND();0;2)" office:value-type="float" office:value="-3.8669300403082" calcext:value-type="float">
            <text:p>-3,8669300403082</text:p>
          </table:table-cell>
          <table:table-cell table:formula="of:=NORMINV(RAND();0;2)" office:value-type="float" office:value="-2.66357120459956" calcext:value-type="float">
            <text:p>-2,66357120459956</text:p>
          </table:table-cell>
          <table:table-cell table:formula="of:=NORMINV(RAND();0;2)" office:value-type="float" office:value="1.83686624538435" calcext:value-type="float">
            <text:p>1,83686624538435</text:p>
          </table:table-cell>
          <table:table-cell table:formula="of:=NORMINV(RAND();0;2)" office:value-type="float" office:value="-1.71039833948503" calcext:value-type="float">
            <text:p>-1,71039833948503</text:p>
          </table:table-cell>
          <table:table-cell table:formula="of:=NORMINV(RAND();0;2)" office:value-type="float" office:value="0.440770266413436" calcext:value-type="float">
            <text:p>0,440770266413436</text:p>
          </table:table-cell>
          <table:table-cell table:formula="of:=NORMINV(RAND();0;2)" office:value-type="float" office:value="-0.674099373220327" calcext:value-type="float">
            <text:p>-0,674099373220327</text:p>
          </table:table-cell>
          <table:table-cell table:formula="of:=NORMINV(RAND();0;2)" office:value-type="float" office:value="2.26921926463314" calcext:value-type="float">
            <text:p>2,26921926463314</text:p>
          </table:table-cell>
          <table:table-cell table:formula="of:=NORMINV(RAND();0;2)" office:value-type="float" office:value="-1.21602843756076" calcext:value-type="float">
            <text:p>-1,21602843756076</text:p>
          </table:table-cell>
          <table:table-cell table:formula="of:=NORMINV(RAND();0;2)" office:value-type="float" office:value="-1.04042513532844" calcext:value-type="float">
            <text:p>-1,04042513532844</text:p>
          </table:table-cell>
          <table:table-cell table:formula="of:=NORMINV(RAND();0;2)" office:value-type="float" office:value="-0.121155261541313" calcext:value-type="float">
            <text:p>-0,121155261541313</text:p>
          </table:table-cell>
          <table:table-cell table:formula="of:=AVERAGE([.B182:.K182])" office:value-type="float" office:value="-0.674575201561271" calcext:value-type="float">
            <text:p>-0,674575201561271</text:p>
          </table:table-cell>
          <table:table-cell table:formula="of:=COM.MICROSOFT.VAR.S([.B182:.K182])" office:value-type="float" office:value="3.5745239156036" calcext:value-type="float">
            <text:p>3,5745239156036</text:p>
          </table:table-cell>
          <table:table-cell table:formula="of:=COM.MICROSOFT.VAR.P([.B182:.K182])" office:value-type="float" office:value="3.21707152404324" calcext:value-type="float">
            <text:p>3,2170715240432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NORMINV(RAND();0;2)" office:value-type="float" office:value="2.44902131838355" calcext:value-type="float">
            <text:p>2,44902131838355</text:p>
          </table:table-cell>
          <table:table-cell table:formula="of:=NORMINV(RAND();0;2)" office:value-type="float" office:value="-0.290536427460042" calcext:value-type="float">
            <text:p>-0,290536427460042</text:p>
          </table:table-cell>
          <table:table-cell table:formula="of:=NORMINV(RAND();0;2)" office:value-type="float" office:value="-1.53456059193836" calcext:value-type="float">
            <text:p>-1,53456059193836</text:p>
          </table:table-cell>
          <table:table-cell table:formula="of:=NORMINV(RAND();0;2)" office:value-type="float" office:value="0.709710811136893" calcext:value-type="float">
            <text:p>0,709710811136893</text:p>
          </table:table-cell>
          <table:table-cell table:formula="of:=NORMINV(RAND();0;2)" office:value-type="float" office:value="0.408117268053864" calcext:value-type="float">
            <text:p>0,408117268053864</text:p>
          </table:table-cell>
          <table:table-cell table:formula="of:=NORMINV(RAND();0;2)" office:value-type="float" office:value="0.241982334298815" calcext:value-type="float">
            <text:p>0,241982334298815</text:p>
          </table:table-cell>
          <table:table-cell table:formula="of:=NORMINV(RAND();0;2)" office:value-type="float" office:value="1.65187141661566" calcext:value-type="float">
            <text:p>1,65187141661566</text:p>
          </table:table-cell>
          <table:table-cell table:formula="of:=NORMINV(RAND();0;2)" office:value-type="float" office:value="-1.25029352341553" calcext:value-type="float">
            <text:p>-1,25029352341553</text:p>
          </table:table-cell>
          <table:table-cell table:formula="of:=NORMINV(RAND();0;2)" office:value-type="float" office:value="1.68529385767524" calcext:value-type="float">
            <text:p>1,68529385767524</text:p>
          </table:table-cell>
          <table:table-cell table:formula="of:=NORMINV(RAND();0;2)" office:value-type="float" office:value="0.435613356631096" calcext:value-type="float">
            <text:p>0,435613356631096</text:p>
          </table:table-cell>
          <table:table-cell table:formula="of:=AVERAGE([.B183:.K183])" office:value-type="float" office:value="0.450621981998118" calcext:value-type="float">
            <text:p>0,450621981998118</text:p>
          </table:table-cell>
          <table:table-cell table:formula="of:=COM.MICROSOFT.VAR.S([.B183:.K183])" office:value-type="float" office:value="1.60634259803005" calcext:value-type="float">
            <text:p>1,60634259803005</text:p>
          </table:table-cell>
          <table:table-cell table:formula="of:=COM.MICROSOFT.VAR.P([.B183:.K183])" office:value-type="float" office:value="1.44570833822704" calcext:value-type="float">
            <text:p>1,4457083382270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ORMINV(RAND();0;2)" office:value-type="float" office:value="2.64946484081662" calcext:value-type="float">
            <text:p>2,64946484081662</text:p>
          </table:table-cell>
          <table:table-cell table:formula="of:=NORMINV(RAND();0;2)" office:value-type="float" office:value="-1.53192942304704" calcext:value-type="float">
            <text:p>-1,53192942304704</text:p>
          </table:table-cell>
          <table:table-cell table:formula="of:=NORMINV(RAND();0;2)" office:value-type="float" office:value="-2.87371372054556" calcext:value-type="float">
            <text:p>-2,87371372054556</text:p>
          </table:table-cell>
          <table:table-cell table:formula="of:=NORMINV(RAND();0;2)" office:value-type="float" office:value="0.0979214903620138" calcext:value-type="float">
            <text:p>0,097921490362014</text:p>
          </table:table-cell>
          <table:table-cell table:formula="of:=NORMINV(RAND();0;2)" office:value-type="float" office:value="0.52087609822353" calcext:value-type="float">
            <text:p>0,52087609822353</text:p>
          </table:table-cell>
          <table:table-cell table:formula="of:=NORMINV(RAND();0;2)" office:value-type="float" office:value="-0.848997922746686" calcext:value-type="float">
            <text:p>-0,848997922746686</text:p>
          </table:table-cell>
          <table:table-cell table:formula="of:=NORMINV(RAND();0;2)" office:value-type="float" office:value="-2.1385182646543" calcext:value-type="float">
            <text:p>-2,1385182646543</text:p>
          </table:table-cell>
          <table:table-cell table:formula="of:=NORMINV(RAND();0;2)" office:value-type="float" office:value="-0.947801935536631" calcext:value-type="float">
            <text:p>-0,947801935536631</text:p>
          </table:table-cell>
          <table:table-cell table:formula="of:=NORMINV(RAND();0;2)" office:value-type="float" office:value="0.0474412565988907" calcext:value-type="float">
            <text:p>0,047441256598891</text:p>
          </table:table-cell>
          <table:table-cell table:formula="of:=NORMINV(RAND();0;2)" office:value-type="float" office:value="-1.20097789510865" calcext:value-type="float">
            <text:p>-1,20097789510865</text:p>
          </table:table-cell>
          <table:table-cell table:formula="of:=AVERAGE([.B184:.K184])" office:value-type="float" office:value="-0.622623547563783" calcext:value-type="float">
            <text:p>-0,622623547563783</text:p>
          </table:table-cell>
          <table:table-cell table:formula="of:=COM.MICROSOFT.VAR.S([.B184:.K184])" office:value-type="float" office:value="2.40733187591124" calcext:value-type="float">
            <text:p>2,40733187591124</text:p>
          </table:table-cell>
          <table:table-cell table:formula="of:=COM.MICROSOFT.VAR.P([.B184:.K184])" office:value-type="float" office:value="2.16659868832012" calcext:value-type="float">
            <text:p>2,1665986883201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NORMINV(RAND();0;2)" office:value-type="float" office:value="-2.30581209338442" calcext:value-type="float">
            <text:p>-2,30581209338442</text:p>
          </table:table-cell>
          <table:table-cell table:formula="of:=NORMINV(RAND();0;2)" office:value-type="float" office:value="-0.833386588278633" calcext:value-type="float">
            <text:p>-0,833386588278633</text:p>
          </table:table-cell>
          <table:table-cell table:formula="of:=NORMINV(RAND();0;2)" office:value-type="float" office:value="-1.23772329279915" calcext:value-type="float">
            <text:p>-1,23772329279915</text:p>
          </table:table-cell>
          <table:table-cell table:formula="of:=NORMINV(RAND();0;2)" office:value-type="float" office:value="0.447437576779215" calcext:value-type="float">
            <text:p>0,447437576779215</text:p>
          </table:table-cell>
          <table:table-cell table:formula="of:=NORMINV(RAND();0;2)" office:value-type="float" office:value="-0.714699583087632" calcext:value-type="float">
            <text:p>-0,714699583087632</text:p>
          </table:table-cell>
          <table:table-cell table:formula="of:=NORMINV(RAND();0;2)" office:value-type="float" office:value="1.59769595250159" calcext:value-type="float">
            <text:p>1,59769595250159</text:p>
          </table:table-cell>
          <table:table-cell table:formula="of:=NORMINV(RAND();0;2)" office:value-type="float" office:value="-0.0334072238726736" calcext:value-type="float">
            <text:p>-0,033407223872674</text:p>
          </table:table-cell>
          <table:table-cell table:formula="of:=NORMINV(RAND();0;2)" office:value-type="float" office:value="-0.424986521463995" calcext:value-type="float">
            <text:p>-0,424986521463995</text:p>
          </table:table-cell>
          <table:table-cell table:formula="of:=NORMINV(RAND();0;2)" office:value-type="float" office:value="0.171226740091377" calcext:value-type="float">
            <text:p>0,171226740091377</text:p>
          </table:table-cell>
          <table:table-cell table:formula="of:=NORMINV(RAND();0;2)" office:value-type="float" office:value="4.52589193870737" calcext:value-type="float">
            <text:p>4,52589193870737</text:p>
          </table:table-cell>
          <table:table-cell table:formula="of:=AVERAGE([.B185:.K185])" office:value-type="float" office:value="0.119223690519304" calcext:value-type="float">
            <text:p>0,119223690519304</text:p>
          </table:table-cell>
          <table:table-cell table:formula="of:=COM.MICROSOFT.VAR.S([.B185:.K185])" office:value-type="float" office:value="3.48438810449766" calcext:value-type="float">
            <text:p>3,48438810449766</text:p>
          </table:table-cell>
          <table:table-cell table:formula="of:=COM.MICROSOFT.VAR.P([.B185:.K185])" office:value-type="float" office:value="3.1359492940479" calcext:value-type="float">
            <text:p>3,1359492940479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NORMINV(RAND();0;2)" office:value-type="float" office:value="-2.07905699575572" calcext:value-type="float">
            <text:p>-2,07905699575572</text:p>
          </table:table-cell>
          <table:table-cell table:formula="of:=NORMINV(RAND();0;2)" office:value-type="float" office:value="0.637010770476949" calcext:value-type="float">
            <text:p>0,637010770476949</text:p>
          </table:table-cell>
          <table:table-cell table:formula="of:=NORMINV(RAND();0;2)" office:value-type="float" office:value="2.12418457509039" calcext:value-type="float">
            <text:p>2,12418457509039</text:p>
          </table:table-cell>
          <table:table-cell table:formula="of:=NORMINV(RAND();0;2)" office:value-type="float" office:value="-0.09711468296667" calcext:value-type="float">
            <text:p>-0,09711468296667</text:p>
          </table:table-cell>
          <table:table-cell table:formula="of:=NORMINV(RAND();0;2)" office:value-type="float" office:value="-0.28705455241638" calcext:value-type="float">
            <text:p>-0,28705455241638</text:p>
          </table:table-cell>
          <table:table-cell table:formula="of:=NORMINV(RAND();0;2)" office:value-type="float" office:value="-3.71511449258763" calcext:value-type="float">
            <text:p>-3,71511449258763</text:p>
          </table:table-cell>
          <table:table-cell table:formula="of:=NORMINV(RAND();0;2)" office:value-type="float" office:value="0.806531061147848" calcext:value-type="float">
            <text:p>0,806531061147848</text:p>
          </table:table-cell>
          <table:table-cell table:formula="of:=NORMINV(RAND();0;2)" office:value-type="float" office:value="-0.217973233093557" calcext:value-type="float">
            <text:p>-0,217973233093557</text:p>
          </table:table-cell>
          <table:table-cell table:formula="of:=NORMINV(RAND();0;2)" office:value-type="float" office:value="1.89762722328149" calcext:value-type="float">
            <text:p>1,89762722328149</text:p>
          </table:table-cell>
          <table:table-cell table:formula="of:=NORMINV(RAND();0;2)" office:value-type="float" office:value="0.543319471312117" calcext:value-type="float">
            <text:p>0,543319471312117</text:p>
          </table:table-cell>
          <table:table-cell table:formula="of:=AVERAGE([.B186:.K186])" office:value-type="float" office:value="-0.0387640855511161" calcext:value-type="float">
            <text:p>-0,038764085551116</text:p>
          </table:table-cell>
          <table:table-cell table:formula="of:=COM.MICROSOFT.VAR.S([.B186:.K186])" office:value-type="float" office:value="3.07927681768923" calcext:value-type="float">
            <text:p>3,07927681768923</text:p>
          </table:table-cell>
          <table:table-cell table:formula="of:=COM.MICROSOFT.VAR.P([.B186:.K186])" office:value-type="float" office:value="2.77134913592031" calcext:value-type="float">
            <text:p>2,7713491359203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NORMINV(RAND();0;2)" office:value-type="float" office:value="-1.09567615176018" calcext:value-type="float">
            <text:p>-1,09567615176018</text:p>
          </table:table-cell>
          <table:table-cell table:formula="of:=NORMINV(RAND();0;2)" office:value-type="float" office:value="-2.67195251297757" calcext:value-type="float">
            <text:p>-2,67195251297757</text:p>
          </table:table-cell>
          <table:table-cell table:formula="of:=NORMINV(RAND();0;2)" office:value-type="float" office:value="-2.03502201949812" calcext:value-type="float">
            <text:p>-2,03502201949812</text:p>
          </table:table-cell>
          <table:table-cell table:formula="of:=NORMINV(RAND();0;2)" office:value-type="float" office:value="-2.74255183269758" calcext:value-type="float">
            <text:p>-2,74255183269758</text:p>
          </table:table-cell>
          <table:table-cell table:formula="of:=NORMINV(RAND();0;2)" office:value-type="float" office:value="-0.940122063022357" calcext:value-type="float">
            <text:p>-0,940122063022357</text:p>
          </table:table-cell>
          <table:table-cell table:formula="of:=NORMINV(RAND();0;2)" office:value-type="float" office:value="-1.61019815750959" calcext:value-type="float">
            <text:p>-1,61019815750959</text:p>
          </table:table-cell>
          <table:table-cell table:formula="of:=NORMINV(RAND();0;2)" office:value-type="float" office:value="2.56269212935666" calcext:value-type="float">
            <text:p>2,56269212935666</text:p>
          </table:table-cell>
          <table:table-cell table:formula="of:=NORMINV(RAND();0;2)" office:value-type="float" office:value="3.13260099583408" calcext:value-type="float">
            <text:p>3,13260099583408</text:p>
          </table:table-cell>
          <table:table-cell table:formula="of:=NORMINV(RAND();0;2)" office:value-type="float" office:value="2.50655343997825" calcext:value-type="float">
            <text:p>2,50655343997825</text:p>
          </table:table-cell>
          <table:table-cell table:formula="of:=NORMINV(RAND();0;2)" office:value-type="float" office:value="-2.70836050381094" calcext:value-type="float">
            <text:p>-2,70836050381094</text:p>
          </table:table-cell>
          <table:table-cell table:formula="of:=AVERAGE([.B187:.K187])" office:value-type="float" office:value="-0.560203667610735" calcext:value-type="float">
            <text:p>-0,560203667610735</text:p>
          </table:table-cell>
          <table:table-cell table:formula="of:=COM.MICROSOFT.VAR.S([.B187:.K187])" office:value-type="float" office:value="5.59329271764876" calcext:value-type="float">
            <text:p>5,59329271764876</text:p>
          </table:table-cell>
          <table:table-cell table:formula="of:=COM.MICROSOFT.VAR.P([.B187:.K187])" office:value-type="float" office:value="5.03396344588388" calcext:value-type="float">
            <text:p>5,0339634458838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NORMINV(RAND();0;2)" office:value-type="float" office:value="2.61576818603864" calcext:value-type="float">
            <text:p>2,61576818603864</text:p>
          </table:table-cell>
          <table:table-cell table:formula="of:=NORMINV(RAND();0;2)" office:value-type="float" office:value="-0.741625558802151" calcext:value-type="float">
            <text:p>-0,741625558802151</text:p>
          </table:table-cell>
          <table:table-cell table:formula="of:=NORMINV(RAND();0;2)" office:value-type="float" office:value="-1.20037606687085" calcext:value-type="float">
            <text:p>-1,20037606687085</text:p>
          </table:table-cell>
          <table:table-cell table:formula="of:=NORMINV(RAND();0;2)" office:value-type="float" office:value="-0.714862504139879" calcext:value-type="float">
            <text:p>-0,714862504139879</text:p>
          </table:table-cell>
          <table:table-cell table:formula="of:=NORMINV(RAND();0;2)" office:value-type="float" office:value="-0.0397813487892318" calcext:value-type="float">
            <text:p>-0,039781348789232</text:p>
          </table:table-cell>
          <table:table-cell table:formula="of:=NORMINV(RAND();0;2)" office:value-type="float" office:value="0.633738729688758" calcext:value-type="float">
            <text:p>0,633738729688758</text:p>
          </table:table-cell>
          <table:table-cell table:formula="of:=NORMINV(RAND();0;2)" office:value-type="float" office:value="-0.60366443992686" calcext:value-type="float">
            <text:p>-0,60366443992686</text:p>
          </table:table-cell>
          <table:table-cell table:formula="of:=NORMINV(RAND();0;2)" office:value-type="float" office:value="1.63291580972472" calcext:value-type="float">
            <text:p>1,63291580972472</text:p>
          </table:table-cell>
          <table:table-cell table:formula="of:=NORMINV(RAND();0;2)" office:value-type="float" office:value="-1.03507020386956" calcext:value-type="float">
            <text:p>-1,03507020386956</text:p>
          </table:table-cell>
          <table:table-cell table:formula="of:=NORMINV(RAND();0;2)" office:value-type="float" office:value="-0.896837445542393" calcext:value-type="float">
            <text:p>-0,896837445542393</text:p>
          </table:table-cell>
          <table:table-cell table:formula="of:=AVERAGE([.B188:.K188])" office:value-type="float" office:value="-0.0349794842488812" calcext:value-type="float">
            <text:p>-0,034979484248881</text:p>
          </table:table-cell>
          <table:table-cell table:formula="of:=COM.MICROSOFT.VAR.S([.B188:.K188])" office:value-type="float" office:value="1.62685188807606" calcext:value-type="float">
            <text:p>1,62685188807606</text:p>
          </table:table-cell>
          <table:table-cell table:formula="of:=COM.MICROSOFT.VAR.P([.B188:.K188])" office:value-type="float" office:value="1.46416669926845" calcext:value-type="float">
            <text:p>1,4641666992684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NORMINV(RAND();0;2)" office:value-type="float" office:value="-0.915157548782488" calcext:value-type="float">
            <text:p>-0,915157548782488</text:p>
          </table:table-cell>
          <table:table-cell table:formula="of:=NORMINV(RAND();0;2)" office:value-type="float" office:value="1.11976171426735" calcext:value-type="float">
            <text:p>1,11976171426735</text:p>
          </table:table-cell>
          <table:table-cell table:formula="of:=NORMINV(RAND();0;2)" office:value-type="float" office:value="1.42543103226095" calcext:value-type="float">
            <text:p>1,42543103226095</text:p>
          </table:table-cell>
          <table:table-cell table:formula="of:=NORMINV(RAND();0;2)" office:value-type="float" office:value="2.00419352179771" calcext:value-type="float">
            <text:p>2,00419352179771</text:p>
          </table:table-cell>
          <table:table-cell table:formula="of:=NORMINV(RAND();0;2)" office:value-type="float" office:value="-1.1292771789457" calcext:value-type="float">
            <text:p>-1,1292771789457</text:p>
          </table:table-cell>
          <table:table-cell table:formula="of:=NORMINV(RAND();0;2)" office:value-type="float" office:value="0.0613828318211846" calcext:value-type="float">
            <text:p>0,061382831821185</text:p>
          </table:table-cell>
          <table:table-cell table:formula="of:=NORMINV(RAND();0;2)" office:value-type="float" office:value="1.1061995139813" calcext:value-type="float">
            <text:p>1,1061995139813</text:p>
          </table:table-cell>
          <table:table-cell table:formula="of:=NORMINV(RAND();0;2)" office:value-type="float" office:value="1.01488683788145" calcext:value-type="float">
            <text:p>1,01488683788145</text:p>
          </table:table-cell>
          <table:table-cell table:formula="of:=NORMINV(RAND();0;2)" office:value-type="float" office:value="2.06621164575348" calcext:value-type="float">
            <text:p>2,06621164575348</text:p>
          </table:table-cell>
          <table:table-cell table:formula="of:=NORMINV(RAND();0;2)" office:value-type="float" office:value="-3.22952251118965" calcext:value-type="float">
            <text:p>-3,22952251118965</text:p>
          </table:table-cell>
          <table:table-cell table:formula="of:=AVERAGE([.B189:.K189])" office:value-type="float" office:value="0.352410985884559" calcext:value-type="float">
            <text:p>0,352410985884559</text:p>
          </table:table-cell>
          <table:table-cell table:formula="of:=COM.MICROSOFT.VAR.S([.B189:.K189])" office:value-type="float" office:value="2.79220484215057" calcext:value-type="float">
            <text:p>2,79220484215057</text:p>
          </table:table-cell>
          <table:table-cell table:formula="of:=COM.MICROSOFT.VAR.P([.B189:.K189])" office:value-type="float" office:value="2.51298435793552" calcext:value-type="float">
            <text:p>2,5129843579355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NORMINV(RAND();0;2)" office:value-type="float" office:value="-2.48735212121177" calcext:value-type="float">
            <text:p>-2,48735212121177</text:p>
          </table:table-cell>
          <table:table-cell table:formula="of:=NORMINV(RAND();0;2)" office:value-type="float" office:value="0.279547139342928" calcext:value-type="float">
            <text:p>0,279547139342928</text:p>
          </table:table-cell>
          <table:table-cell table:formula="of:=NORMINV(RAND();0;2)" office:value-type="float" office:value="4.81708370524842" calcext:value-type="float">
            <text:p>4,81708370524842</text:p>
          </table:table-cell>
          <table:table-cell table:formula="of:=NORMINV(RAND();0;2)" office:value-type="float" office:value="-0.672288555536848" calcext:value-type="float">
            <text:p>-0,672288555536848</text:p>
          </table:table-cell>
          <table:table-cell table:formula="of:=NORMINV(RAND();0;2)" office:value-type="float" office:value="0.316188968871847" calcext:value-type="float">
            <text:p>0,316188968871847</text:p>
          </table:table-cell>
          <table:table-cell table:formula="of:=NORMINV(RAND();0;2)" office:value-type="float" office:value="-0.0742147063998166" calcext:value-type="float">
            <text:p>-0,074214706399817</text:p>
          </table:table-cell>
          <table:table-cell table:formula="of:=NORMINV(RAND();0;2)" office:value-type="float" office:value="-3.66172899149663" calcext:value-type="float">
            <text:p>-3,66172899149663</text:p>
          </table:table-cell>
          <table:table-cell table:formula="of:=NORMINV(RAND();0;2)" office:value-type="float" office:value="2.43402659328515" calcext:value-type="float">
            <text:p>2,43402659328515</text:p>
          </table:table-cell>
          <table:table-cell table:formula="of:=NORMINV(RAND();0;2)" office:value-type="float" office:value="0.78051110690253" calcext:value-type="float">
            <text:p>0,78051110690253</text:p>
          </table:table-cell>
          <table:table-cell table:formula="of:=NORMINV(RAND();0;2)" office:value-type="float" office:value="3.88194590490554" calcext:value-type="float">
            <text:p>3,88194590490554</text:p>
          </table:table-cell>
          <table:table-cell table:formula="of:=AVERAGE([.B190:.K190])" office:value-type="float" office:value="0.561371904391135" calcext:value-type="float">
            <text:p>0,561371904391135</text:p>
          </table:table-cell>
          <table:table-cell table:formula="of:=COM.MICROSOFT.VAR.S([.B190:.K190])" office:value-type="float" office:value="6.87631998890771" calcext:value-type="float">
            <text:p>6,87631998890771</text:p>
          </table:table-cell>
          <table:table-cell table:formula="of:=COM.MICROSOFT.VAR.P([.B190:.K190])" office:value-type="float" office:value="6.18868799001694" calcext:value-type="float">
            <text:p>6,1886879900169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NORMINV(RAND();0;2)" office:value-type="float" office:value="1.64186974101286" calcext:value-type="float">
            <text:p>1,64186974101286</text:p>
          </table:table-cell>
          <table:table-cell table:formula="of:=NORMINV(RAND();0;2)" office:value-type="float" office:value="-1.79461893597393" calcext:value-type="float">
            <text:p>-1,79461893597393</text:p>
          </table:table-cell>
          <table:table-cell table:formula="of:=NORMINV(RAND();0;2)" office:value-type="float" office:value="0.539841713102815" calcext:value-type="float">
            <text:p>0,539841713102815</text:p>
          </table:table-cell>
          <table:table-cell table:formula="of:=NORMINV(RAND();0;2)" office:value-type="float" office:value="-5.79695810132409" calcext:value-type="float">
            <text:p>-5,79695810132409</text:p>
          </table:table-cell>
          <table:table-cell table:formula="of:=NORMINV(RAND();0;2)" office:value-type="float" office:value="-0.190396745420399" calcext:value-type="float">
            <text:p>-0,190396745420399</text:p>
          </table:table-cell>
          <table:table-cell table:formula="of:=NORMINV(RAND();0;2)" office:value-type="float" office:value="-1.01226981166766" calcext:value-type="float">
            <text:p>-1,01226981166766</text:p>
          </table:table-cell>
          <table:table-cell table:formula="of:=NORMINV(RAND();0;2)" office:value-type="float" office:value="3.81952843029705" calcext:value-type="float">
            <text:p>3,81952843029705</text:p>
          </table:table-cell>
          <table:table-cell table:formula="of:=NORMINV(RAND();0;2)" office:value-type="float" office:value="3.23030126665512" calcext:value-type="float">
            <text:p>3,23030126665512</text:p>
          </table:table-cell>
          <table:table-cell table:formula="of:=NORMINV(RAND();0;2)" office:value-type="float" office:value="-0.325333408760496" calcext:value-type="float">
            <text:p>-0,325333408760496</text:p>
          </table:table-cell>
          <table:table-cell table:formula="of:=NORMINV(RAND();0;2)" office:value-type="float" office:value="0.101403792980116" calcext:value-type="float">
            <text:p>0,101403792980116</text:p>
          </table:table-cell>
          <table:table-cell table:formula="of:=AVERAGE([.B191:.K191])" office:value-type="float" office:value="0.0213367940901388" calcext:value-type="float">
            <text:p>0,021336794090139</text:p>
          </table:table-cell>
          <table:table-cell table:formula="of:=COM.MICROSOFT.VAR.S([.B191:.K191])" office:value-type="float" office:value="7.33430027103002" calcext:value-type="float">
            <text:p>7,33430027103002</text:p>
          </table:table-cell>
          <table:table-cell table:formula="of:=COM.MICROSOFT.VAR.P([.B191:.K191])" office:value-type="float" office:value="6.60087024392702" calcext:value-type="float">
            <text:p>6,6008702439270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NORMINV(RAND();0;2)" office:value-type="float" office:value="0.972731880570276" calcext:value-type="float">
            <text:p>0,972731880570276</text:p>
          </table:table-cell>
          <table:table-cell table:formula="of:=NORMINV(RAND();0;2)" office:value-type="float" office:value="-0.926365740306947" calcext:value-type="float">
            <text:p>-0,926365740306947</text:p>
          </table:table-cell>
          <table:table-cell table:formula="of:=NORMINV(RAND();0;2)" office:value-type="float" office:value="1.07999510919474" calcext:value-type="float">
            <text:p>1,07999510919474</text:p>
          </table:table-cell>
          <table:table-cell table:formula="of:=NORMINV(RAND();0;2)" office:value-type="float" office:value="-0.0937994530677867" calcext:value-type="float">
            <text:p>-0,093799453067787</text:p>
          </table:table-cell>
          <table:table-cell table:formula="of:=NORMINV(RAND();0;2)" office:value-type="float" office:value="-2.20192710378538" calcext:value-type="float">
            <text:p>-2,20192710378538</text:p>
          </table:table-cell>
          <table:table-cell table:formula="of:=NORMINV(RAND();0;2)" office:value-type="float" office:value="2.08322576406559" calcext:value-type="float">
            <text:p>2,08322576406559</text:p>
          </table:table-cell>
          <table:table-cell table:formula="of:=NORMINV(RAND();0;2)" office:value-type="float" office:value="0.886041416752521" calcext:value-type="float">
            <text:p>0,886041416752521</text:p>
          </table:table-cell>
          <table:table-cell table:formula="of:=NORMINV(RAND();0;2)" office:value-type="float" office:value="1.02061090659621" calcext:value-type="float">
            <text:p>1,02061090659621</text:p>
          </table:table-cell>
          <table:table-cell table:formula="of:=NORMINV(RAND();0;2)" office:value-type="float" office:value="-1.72544913635746" calcext:value-type="float">
            <text:p>-1,72544913635746</text:p>
          </table:table-cell>
          <table:table-cell table:formula="of:=NORMINV(RAND();0;2)" office:value-type="float" office:value="0.97792176828857" calcext:value-type="float">
            <text:p>0,97792176828857</text:p>
          </table:table-cell>
          <table:table-cell table:formula="of:=AVERAGE([.B192:.K192])" office:value-type="float" office:value="0.207298541195034" calcext:value-type="float">
            <text:p>0,207298541195034</text:p>
          </table:table-cell>
          <table:table-cell table:formula="of:=COM.MICROSOFT.VAR.S([.B192:.K192])" office:value-type="float" office:value="1.94426177712459" calcext:value-type="float">
            <text:p>1,94426177712459</text:p>
          </table:table-cell>
          <table:table-cell table:formula="of:=COM.MICROSOFT.VAR.P([.B192:.K192])" office:value-type="float" office:value="1.74983559941213" calcext:value-type="float">
            <text:p>1,7498355994121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NORMINV(RAND();0;2)" office:value-type="float" office:value="-1.2625995688153" calcext:value-type="float">
            <text:p>-1,2625995688153</text:p>
          </table:table-cell>
          <table:table-cell table:formula="of:=NORMINV(RAND();0;2)" office:value-type="float" office:value="-1.26031770859408" calcext:value-type="float">
            <text:p>-1,26031770859408</text:p>
          </table:table-cell>
          <table:table-cell table:formula="of:=NORMINV(RAND();0;2)" office:value-type="float" office:value="-2.08561030507732" calcext:value-type="float">
            <text:p>-2,08561030507732</text:p>
          </table:table-cell>
          <table:table-cell table:formula="of:=NORMINV(RAND();0;2)" office:value-type="float" office:value="-0.910936057822923" calcext:value-type="float">
            <text:p>-0,910936057822923</text:p>
          </table:table-cell>
          <table:table-cell table:formula="of:=NORMINV(RAND();0;2)" office:value-type="float" office:value="-2.88916624982177" calcext:value-type="float">
            <text:p>-2,88916624982177</text:p>
          </table:table-cell>
          <table:table-cell table:formula="of:=NORMINV(RAND();0;2)" office:value-type="float" office:value="0.103609205877007" calcext:value-type="float">
            <text:p>0,103609205877007</text:p>
          </table:table-cell>
          <table:table-cell table:formula="of:=NORMINV(RAND();0;2)" office:value-type="float" office:value="1.54186874088972" calcext:value-type="float">
            <text:p>1,54186874088972</text:p>
          </table:table-cell>
          <table:table-cell table:formula="of:=NORMINV(RAND();0;2)" office:value-type="float" office:value="1.82959693869696" calcext:value-type="float">
            <text:p>1,82959693869696</text:p>
          </table:table-cell>
          <table:table-cell table:formula="of:=NORMINV(RAND();0;2)" office:value-type="float" office:value="1.3429521042592" calcext:value-type="float">
            <text:p>1,3429521042592</text:p>
          </table:table-cell>
          <table:table-cell table:formula="of:=NORMINV(RAND();0;2)" office:value-type="float" office:value="0.75299995786595" calcext:value-type="float">
            <text:p>0,75299995786595</text:p>
          </table:table-cell>
          <table:table-cell table:formula="of:=AVERAGE([.B193:.K193])" office:value-type="float" office:value="-0.283760294254256" calcext:value-type="float">
            <text:p>-0,283760294254256</text:p>
          </table:table-cell>
          <table:table-cell table:formula="of:=COM.MICROSOFT.VAR.S([.B193:.K193])" office:value-type="float" office:value="2.66780712751739" calcext:value-type="float">
            <text:p>2,66780712751739</text:p>
          </table:table-cell>
          <table:table-cell table:formula="of:=COM.MICROSOFT.VAR.P([.B193:.K193])" office:value-type="float" office:value="2.40102641476565" calcext:value-type="float">
            <text:p>2,4010264147656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ORMINV(RAND();0;2)" office:value-type="float" office:value="-2.36108173904966" calcext:value-type="float">
            <text:p>-2,36108173904966</text:p>
          </table:table-cell>
          <table:table-cell table:formula="of:=NORMINV(RAND();0;2)" office:value-type="float" office:value="1.98329204570278" calcext:value-type="float">
            <text:p>1,98329204570278</text:p>
          </table:table-cell>
          <table:table-cell table:formula="of:=NORMINV(RAND();0;2)" office:value-type="float" office:value="-4.29018399451199" calcext:value-type="float">
            <text:p>-4,29018399451199</text:p>
          </table:table-cell>
          <table:table-cell table:formula="of:=NORMINV(RAND();0;2)" office:value-type="float" office:value="-1.69363883340865" calcext:value-type="float">
            <text:p>-1,69363883340865</text:p>
          </table:table-cell>
          <table:table-cell table:formula="of:=NORMINV(RAND();0;2)" office:value-type="float" office:value="-0.980331470947487" calcext:value-type="float">
            <text:p>-0,980331470947487</text:p>
          </table:table-cell>
          <table:table-cell table:formula="of:=NORMINV(RAND();0;2)" office:value-type="float" office:value="-0.246486083379716" calcext:value-type="float">
            <text:p>-0,246486083379716</text:p>
          </table:table-cell>
          <table:table-cell table:formula="of:=NORMINV(RAND();0;2)" office:value-type="float" office:value="0.654311000164247" calcext:value-type="float">
            <text:p>0,654311000164247</text:p>
          </table:table-cell>
          <table:table-cell table:formula="of:=NORMINV(RAND();0;2)" office:value-type="float" office:value="-0.771836813188598" calcext:value-type="float">
            <text:p>-0,771836813188598</text:p>
          </table:table-cell>
          <table:table-cell table:formula="of:=NORMINV(RAND();0;2)" office:value-type="float" office:value="3.21368655508575" calcext:value-type="float">
            <text:p>3,21368655508575</text:p>
          </table:table-cell>
          <table:table-cell table:formula="of:=NORMINV(RAND();0;2)" office:value-type="float" office:value="0.607382721888015" calcext:value-type="float">
            <text:p>0,607382721888015</text:p>
          </table:table-cell>
          <table:table-cell table:formula="of:=AVERAGE([.B194:.K194])" office:value-type="float" office:value="-0.388488661164531" calcext:value-type="float">
            <text:p>-0,388488661164531</text:p>
          </table:table-cell>
          <table:table-cell table:formula="of:=COM.MICROSOFT.VAR.S([.B194:.K194])" office:value-type="float" office:value="4.6683740335367" calcext:value-type="float">
            <text:p>4,6683740335367</text:p>
          </table:table-cell>
          <table:table-cell table:formula="of:=COM.MICROSOFT.VAR.P([.B194:.K194])" office:value-type="float" office:value="4.20153663018303" calcext:value-type="float">
            <text:p>4,2015366301830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NORMINV(RAND();0;2)" office:value-type="float" office:value="-3.29253010350825" calcext:value-type="float">
            <text:p>-3,29253010350825</text:p>
          </table:table-cell>
          <table:table-cell table:formula="of:=NORMINV(RAND();0;2)" office:value-type="float" office:value="-0.296624361918141" calcext:value-type="float">
            <text:p>-0,296624361918141</text:p>
          </table:table-cell>
          <table:table-cell table:formula="of:=NORMINV(RAND();0;2)" office:value-type="float" office:value="2.60865120411693" calcext:value-type="float">
            <text:p>2,60865120411693</text:p>
          </table:table-cell>
          <table:table-cell table:formula="of:=NORMINV(RAND();0;2)" office:value-type="float" office:value="-0.843317385559848" calcext:value-type="float">
            <text:p>-0,843317385559848</text:p>
          </table:table-cell>
          <table:table-cell table:formula="of:=NORMINV(RAND();0;2)" office:value-type="float" office:value="-0.705498248968975" calcext:value-type="float">
            <text:p>-0,705498248968975</text:p>
          </table:table-cell>
          <table:table-cell table:formula="of:=NORMINV(RAND();0;2)" office:value-type="float" office:value="-0.608171615966394" calcext:value-type="float">
            <text:p>-0,608171615966394</text:p>
          </table:table-cell>
          <table:table-cell table:formula="of:=NORMINV(RAND();0;2)" office:value-type="float" office:value="1.90068796677068" calcext:value-type="float">
            <text:p>1,90068796677068</text:p>
          </table:table-cell>
          <table:table-cell table:formula="of:=NORMINV(RAND();0;2)" office:value-type="float" office:value="-0.893851815931329" calcext:value-type="float">
            <text:p>-0,893851815931329</text:p>
          </table:table-cell>
          <table:table-cell table:formula="of:=NORMINV(RAND();0;2)" office:value-type="float" office:value="-3.50967648674675" calcext:value-type="float">
            <text:p>-3,50967648674675</text:p>
          </table:table-cell>
          <table:table-cell table:formula="of:=NORMINV(RAND();0;2)" office:value-type="float" office:value="1.90869074913333" calcext:value-type="float">
            <text:p>1,90869074913333</text:p>
          </table:table-cell>
          <table:table-cell table:formula="of:=AVERAGE([.B195:.K195])" office:value-type="float" office:value="-0.373164009857875" calcext:value-type="float">
            <text:p>-0,373164009857875</text:p>
          </table:table-cell>
          <table:table-cell table:formula="of:=COM.MICROSOFT.VAR.S([.B195:.K195])" office:value-type="float" office:value="4.25473197296375" calcext:value-type="float">
            <text:p>4,25473197296375</text:p>
          </table:table-cell>
          <table:table-cell table:formula="of:=COM.MICROSOFT.VAR.P([.B195:.K195])" office:value-type="float" office:value="3.82925877566737" calcext:value-type="float">
            <text:p>3,8292587756673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NORMINV(RAND();0;2)" office:value-type="float" office:value="0.732448941621579" calcext:value-type="float">
            <text:p>0,732448941621579</text:p>
          </table:table-cell>
          <table:table-cell table:formula="of:=NORMINV(RAND();0;2)" office:value-type="float" office:value="-5.00538806540533" calcext:value-type="float">
            <text:p>-5,00538806540533</text:p>
          </table:table-cell>
          <table:table-cell table:formula="of:=NORMINV(RAND();0;2)" office:value-type="float" office:value="0.88532392303668" calcext:value-type="float">
            <text:p>0,88532392303668</text:p>
          </table:table-cell>
          <table:table-cell table:formula="of:=NORMINV(RAND();0;2)" office:value-type="float" office:value="0.111835521614066" calcext:value-type="float">
            <text:p>0,111835521614066</text:p>
          </table:table-cell>
          <table:table-cell table:formula="of:=NORMINV(RAND();0;2)" office:value-type="float" office:value="-3.71310392740627" calcext:value-type="float">
            <text:p>-3,71310392740627</text:p>
          </table:table-cell>
          <table:table-cell table:formula="of:=NORMINV(RAND();0;2)" office:value-type="float" office:value="-4.60284215253943" calcext:value-type="float">
            <text:p>-4,60284215253943</text:p>
          </table:table-cell>
          <table:table-cell table:formula="of:=NORMINV(RAND();0;2)" office:value-type="float" office:value="0.803243137172695" calcext:value-type="float">
            <text:p>0,803243137172695</text:p>
          </table:table-cell>
          <table:table-cell table:formula="of:=NORMINV(RAND();0;2)" office:value-type="float" office:value="-1.08993306822963" calcext:value-type="float">
            <text:p>-1,08993306822963</text:p>
          </table:table-cell>
          <table:table-cell table:formula="of:=NORMINV(RAND();0;2)" office:value-type="float" office:value="-0.595449530891857" calcext:value-type="float">
            <text:p>-0,595449530891857</text:p>
          </table:table-cell>
          <table:table-cell table:formula="of:=NORMINV(RAND();0;2)" office:value-type="float" office:value="-3.35123038075328" calcext:value-type="float">
            <text:p>-3,35123038075328</text:p>
          </table:table-cell>
          <table:table-cell table:formula="of:=AVERAGE([.B196:.K196])" office:value-type="float" office:value="-1.58250956017808" calcext:value-type="float">
            <text:p>-1,58250956017808</text:p>
          </table:table-cell>
          <table:table-cell table:formula="of:=COM.MICROSOFT.VAR.S([.B196:.K196])" office:value-type="float" office:value="5.5261207984114" calcext:value-type="float">
            <text:p>5,5261207984114</text:p>
          </table:table-cell>
          <table:table-cell table:formula="of:=COM.MICROSOFT.VAR.P([.B196:.K196])" office:value-type="float" office:value="4.97350871857026" calcext:value-type="float">
            <text:p>4,9735087185702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NORMINV(RAND();0;2)" office:value-type="float" office:value="2.00123595650547" calcext:value-type="float">
            <text:p>2,00123595650547</text:p>
          </table:table-cell>
          <table:table-cell table:formula="of:=NORMINV(RAND();0;2)" office:value-type="float" office:value="2.27548152074171" calcext:value-type="float">
            <text:p>2,27548152074171</text:p>
          </table:table-cell>
          <table:table-cell table:formula="of:=NORMINV(RAND();0;2)" office:value-type="float" office:value="0.114021949444963" calcext:value-type="float">
            <text:p>0,114021949444963</text:p>
          </table:table-cell>
          <table:table-cell table:formula="of:=NORMINV(RAND();0;2)" office:value-type="float" office:value="-1.17258065874965" calcext:value-type="float">
            <text:p>-1,17258065874965</text:p>
          </table:table-cell>
          <table:table-cell table:formula="of:=NORMINV(RAND();0;2)" office:value-type="float" office:value="1.63842791506052" calcext:value-type="float">
            <text:p>1,63842791506052</text:p>
          </table:table-cell>
          <table:table-cell table:formula="of:=NORMINV(RAND();0;2)" office:value-type="float" office:value="-0.0430446229133866" calcext:value-type="float">
            <text:p>-0,043044622913387</text:p>
          </table:table-cell>
          <table:table-cell table:formula="of:=NORMINV(RAND();0;2)" office:value-type="float" office:value="2.00361371474492" calcext:value-type="float">
            <text:p>2,00361371474492</text:p>
          </table:table-cell>
          <table:table-cell table:formula="of:=NORMINV(RAND();0;2)" office:value-type="float" office:value="2.03810110386648" calcext:value-type="float">
            <text:p>2,03810110386648</text:p>
          </table:table-cell>
          <table:table-cell table:formula="of:=NORMINV(RAND();0;2)" office:value-type="float" office:value="0.114402712609527" calcext:value-type="float">
            <text:p>0,114402712609527</text:p>
          </table:table-cell>
          <table:table-cell table:formula="of:=NORMINV(RAND();0;2)" office:value-type="float" office:value="-1.74806152355953" calcext:value-type="float">
            <text:p>-1,74806152355953</text:p>
          </table:table-cell>
          <table:table-cell table:formula="of:=AVERAGE([.B197:.K197])" office:value-type="float" office:value="0.722159806775103" calcext:value-type="float">
            <text:p>0,722159806775103</text:p>
          </table:table-cell>
          <table:table-cell table:formula="of:=COM.MICROSOFT.VAR.S([.B197:.K197])" office:value-type="float" office:value="2.14211000184117" calcext:value-type="float">
            <text:p>2,14211000184117</text:p>
          </table:table-cell>
          <table:table-cell table:formula="of:=COM.MICROSOFT.VAR.P([.B197:.K197])" office:value-type="float" office:value="1.92789900165705" calcext:value-type="float">
            <text:p>1,9278990016570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NORMINV(RAND();0;2)" office:value-type="float" office:value="-0.00836624802548713" calcext:value-type="float">
            <text:p>-0,008366248025487</text:p>
          </table:table-cell>
          <table:table-cell table:formula="of:=NORMINV(RAND();0;2)" office:value-type="float" office:value="0.53932531259942" calcext:value-type="float">
            <text:p>0,53932531259942</text:p>
          </table:table-cell>
          <table:table-cell table:formula="of:=NORMINV(RAND();0;2)" office:value-type="float" office:value="-0.754115699145663" calcext:value-type="float">
            <text:p>-0,754115699145663</text:p>
          </table:table-cell>
          <table:table-cell table:formula="of:=NORMINV(RAND();0;2)" office:value-type="float" office:value="1.31321758574849" calcext:value-type="float">
            <text:p>1,31321758574849</text:p>
          </table:table-cell>
          <table:table-cell table:formula="of:=NORMINV(RAND();0;2)" office:value-type="float" office:value="1.3534632446515" calcext:value-type="float">
            <text:p>1,3534632446515</text:p>
          </table:table-cell>
          <table:table-cell table:formula="of:=NORMINV(RAND();0;2)" office:value-type="float" office:value="0.162096746147158" calcext:value-type="float">
            <text:p>0,162096746147158</text:p>
          </table:table-cell>
          <table:table-cell table:formula="of:=NORMINV(RAND();0;2)" office:value-type="float" office:value="-1.19957031423646" calcext:value-type="float">
            <text:p>-1,19957031423646</text:p>
          </table:table-cell>
          <table:table-cell table:formula="of:=NORMINV(RAND();0;2)" office:value-type="float" office:value="2.78146553356105" calcext:value-type="float">
            <text:p>2,78146553356105</text:p>
          </table:table-cell>
          <table:table-cell table:formula="of:=NORMINV(RAND();0;2)" office:value-type="float" office:value="-1.45387969555563" calcext:value-type="float">
            <text:p>-1,45387969555563</text:p>
          </table:table-cell>
          <table:table-cell table:formula="of:=NORMINV(RAND();0;2)" office:value-type="float" office:value="-1.41886607291853" calcext:value-type="float">
            <text:p>-1,41886607291853</text:p>
          </table:table-cell>
          <table:table-cell table:formula="of:=AVERAGE([.B198:.K198])" office:value-type="float" office:value="0.131477039282584" calcext:value-type="float">
            <text:p>0,131477039282584</text:p>
          </table:table-cell>
          <table:table-cell table:formula="of:=COM.MICROSOFT.VAR.S([.B198:.K198])" office:value-type="float" office:value="1.95243502761067" calcext:value-type="float">
            <text:p>1,95243502761067</text:p>
          </table:table-cell>
          <table:table-cell table:formula="of:=COM.MICROSOFT.VAR.P([.B198:.K198])" office:value-type="float" office:value="1.7571915248496" calcext:value-type="float">
            <text:p>1,757191524849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NORMINV(RAND();0;2)" office:value-type="float" office:value="0.464572052453984" calcext:value-type="float">
            <text:p>0,464572052453984</text:p>
          </table:table-cell>
          <table:table-cell table:formula="of:=NORMINV(RAND();0;2)" office:value-type="float" office:value="-2.4137162111235" calcext:value-type="float">
            <text:p>-2,4137162111235</text:p>
          </table:table-cell>
          <table:table-cell table:formula="of:=NORMINV(RAND();0;2)" office:value-type="float" office:value="-2.06871381136598" calcext:value-type="float">
            <text:p>-2,06871381136598</text:p>
          </table:table-cell>
          <table:table-cell table:formula="of:=NORMINV(RAND();0;2)" office:value-type="float" office:value="1.63702030990687" calcext:value-type="float">
            <text:p>1,63702030990687</text:p>
          </table:table-cell>
          <table:table-cell table:formula="of:=NORMINV(RAND();0;2)" office:value-type="float" office:value="0.202028132113761" calcext:value-type="float">
            <text:p>0,202028132113761</text:p>
          </table:table-cell>
          <table:table-cell table:formula="of:=NORMINV(RAND();0;2)" office:value-type="float" office:value="-0.0584737581832581" calcext:value-type="float">
            <text:p>-0,058473758183258</text:p>
          </table:table-cell>
          <table:table-cell table:formula="of:=NORMINV(RAND();0;2)" office:value-type="float" office:value="1.1567282591544" calcext:value-type="float">
            <text:p>1,1567282591544</text:p>
          </table:table-cell>
          <table:table-cell table:formula="of:=NORMINV(RAND();0;2)" office:value-type="float" office:value="1.67326429330232" calcext:value-type="float">
            <text:p>1,67326429330232</text:p>
          </table:table-cell>
          <table:table-cell table:formula="of:=NORMINV(RAND();0;2)" office:value-type="float" office:value="3.1026643286978" calcext:value-type="float">
            <text:p>3,1026643286978</text:p>
          </table:table-cell>
          <table:table-cell table:formula="of:=NORMINV(RAND();0;2)" office:value-type="float" office:value="-0.98826926797951" calcext:value-type="float">
            <text:p>-0,98826926797951</text:p>
          </table:table-cell>
          <table:table-cell table:formula="of:=AVERAGE([.B199:.K199])" office:value-type="float" office:value="0.27071043269769" calcext:value-type="float">
            <text:p>0,27071043269769</text:p>
          </table:table-cell>
          <table:table-cell table:formula="of:=COM.MICROSOFT.VAR.S([.B199:.K199])" office:value-type="float" office:value="3.00596604159632" calcext:value-type="float">
            <text:p>3,00596604159632</text:p>
          </table:table-cell>
          <table:table-cell table:formula="of:=COM.MICROSOFT.VAR.P([.B199:.K199])" office:value-type="float" office:value="2.70536943743668" calcext:value-type="float">
            <text:p>2,7053694374366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NORMINV(RAND();0;2)" office:value-type="float" office:value="-2.37195267720923" calcext:value-type="float">
            <text:p>-2,37195267720923</text:p>
          </table:table-cell>
          <table:table-cell table:formula="of:=NORMINV(RAND();0;2)" office:value-type="float" office:value="-3.75624017773698" calcext:value-type="float">
            <text:p>-3,75624017773698</text:p>
          </table:table-cell>
          <table:table-cell table:formula="of:=NORMINV(RAND();0;2)" office:value-type="float" office:value="3.41750866940856" calcext:value-type="float">
            <text:p>3,41750866940856</text:p>
          </table:table-cell>
          <table:table-cell table:formula="of:=NORMINV(RAND();0;2)" office:value-type="float" office:value="1.2930657612195" calcext:value-type="float">
            <text:p>1,2930657612195</text:p>
          </table:table-cell>
          <table:table-cell table:formula="of:=NORMINV(RAND();0;2)" office:value-type="float" office:value="-2.11589142166774" calcext:value-type="float">
            <text:p>-2,11589142166774</text:p>
          </table:table-cell>
          <table:table-cell table:formula="of:=NORMINV(RAND();0;2)" office:value-type="float" office:value="1.04595380066062" calcext:value-type="float">
            <text:p>1,04595380066062</text:p>
          </table:table-cell>
          <table:table-cell table:formula="of:=NORMINV(RAND();0;2)" office:value-type="float" office:value="-4.48282444379864" calcext:value-type="float">
            <text:p>-4,48282444379864</text:p>
          </table:table-cell>
          <table:table-cell table:formula="of:=NORMINV(RAND();0;2)" office:value-type="float" office:value="1.08409970047249" calcext:value-type="float">
            <text:p>1,08409970047249</text:p>
          </table:table-cell>
          <table:table-cell table:formula="of:=NORMINV(RAND();0;2)" office:value-type="float" office:value="-1.05747922896933" calcext:value-type="float">
            <text:p>-1,05747922896933</text:p>
          </table:table-cell>
          <table:table-cell table:formula="of:=NORMINV(RAND();0;2)" office:value-type="float" office:value="-5.44959728634664" calcext:value-type="float">
            <text:p>-5,44959728634664</text:p>
          </table:table-cell>
          <table:table-cell table:formula="of:=AVERAGE([.B200:.K200])" office:value-type="float" office:value="-1.23933573039674" calcext:value-type="float">
            <text:p>-1,23933573039674</text:p>
          </table:table-cell>
          <table:table-cell table:formula="of:=COM.MICROSOFT.VAR.S([.B200:.K200])" office:value-type="float" office:value="8.37619219296124" calcext:value-type="float">
            <text:p>8,37619219296124</text:p>
          </table:table-cell>
          <table:table-cell table:formula="of:=COM.MICROSOFT.VAR.P([.B200:.K200])" office:value-type="float" office:value="7.53857297366512" calcext:value-type="float">
            <text:p>7,5385729736651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NORMINV(RAND();0;2)" office:value-type="float" office:value="1.00143482004131" calcext:value-type="float">
            <text:p>1,00143482004131</text:p>
          </table:table-cell>
          <table:table-cell table:formula="of:=NORMINV(RAND();0;2)" office:value-type="float" office:value="-0.839946035128824" calcext:value-type="float">
            <text:p>-0,839946035128824</text:p>
          </table:table-cell>
          <table:table-cell table:formula="of:=NORMINV(RAND();0;2)" office:value-type="float" office:value="-0.965367246832174" calcext:value-type="float">
            <text:p>-0,965367246832174</text:p>
          </table:table-cell>
          <table:table-cell table:formula="of:=NORMINV(RAND();0;2)" office:value-type="float" office:value="0.47512250613305" calcext:value-type="float">
            <text:p>0,47512250613305</text:p>
          </table:table-cell>
          <table:table-cell table:formula="of:=NORMINV(RAND();0;2)" office:value-type="float" office:value="3.18457401305449" calcext:value-type="float">
            <text:p>3,18457401305449</text:p>
          </table:table-cell>
          <table:table-cell table:formula="of:=NORMINV(RAND();0;2)" office:value-type="float" office:value="-1.37442987153567" calcext:value-type="float">
            <text:p>-1,37442987153567</text:p>
          </table:table-cell>
          <table:table-cell table:formula="of:=NORMINV(RAND();0;2)" office:value-type="float" office:value="1.72754620707107" calcext:value-type="float">
            <text:p>1,72754620707107</text:p>
          </table:table-cell>
          <table:table-cell table:formula="of:=NORMINV(RAND();0;2)" office:value-type="float" office:value="-2.66385262165114" calcext:value-type="float">
            <text:p>-2,66385262165114</text:p>
          </table:table-cell>
          <table:table-cell table:formula="of:=NORMINV(RAND();0;2)" office:value-type="float" office:value="0.215834976095813" calcext:value-type="float">
            <text:p>0,215834976095813</text:p>
          </table:table-cell>
          <table:table-cell table:formula="of:=NORMINV(RAND();0;2)" office:value-type="float" office:value="-2.09003523026949" calcext:value-type="float">
            <text:p>-2,09003523026949</text:p>
          </table:table-cell>
          <table:table-cell table:formula="of:=AVERAGE([.B201:.K201])" office:value-type="float" office:value="-0.132911848302156" calcext:value-type="float">
            <text:p>-0,132911848302156</text:p>
          </table:table-cell>
          <table:table-cell table:formula="of:=COM.MICROSOFT.VAR.S([.B201:.K201])" office:value-type="float" office:value="3.24614761868089" calcext:value-type="float">
            <text:p>3,24614761868089</text:p>
          </table:table-cell>
          <table:table-cell table:formula="of:=COM.MICROSOFT.VAR.P([.B201:.K201])" office:value-type="float" office:value="2.9215328568128" calcext:value-type="float">
            <text:p>2,921532856812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NORMINV(RAND();0;2)" office:value-type="float" office:value="-1.38245651913285" calcext:value-type="float">
            <text:p>-1,38245651913285</text:p>
          </table:table-cell>
          <table:table-cell table:formula="of:=NORMINV(RAND();0;2)" office:value-type="float" office:value="-2.36316618035457" calcext:value-type="float">
            <text:p>-2,36316618035457</text:p>
          </table:table-cell>
          <table:table-cell table:formula="of:=NORMINV(RAND();0;2)" office:value-type="float" office:value="-2.46457015962318" calcext:value-type="float">
            <text:p>-2,46457015962318</text:p>
          </table:table-cell>
          <table:table-cell table:formula="of:=NORMINV(RAND();0;2)" office:value-type="float" office:value="-1.87703184440375" calcext:value-type="float">
            <text:p>-1,87703184440375</text:p>
          </table:table-cell>
          <table:table-cell table:formula="of:=NORMINV(RAND();0;2)" office:value-type="float" office:value="-0.896589737178226" calcext:value-type="float">
            <text:p>-0,896589737178226</text:p>
          </table:table-cell>
          <table:table-cell table:formula="of:=NORMINV(RAND();0;2)" office:value-type="float" office:value="-0.433045565754816" calcext:value-type="float">
            <text:p>-0,433045565754816</text:p>
          </table:table-cell>
          <table:table-cell table:formula="of:=NORMINV(RAND();0;2)" office:value-type="float" office:value="0.27086659116063" calcext:value-type="float">
            <text:p>0,27086659116063</text:p>
          </table:table-cell>
          <table:table-cell table:formula="of:=NORMINV(RAND();0;2)" office:value-type="float" office:value="1.15983237188965" calcext:value-type="float">
            <text:p>1,15983237188965</text:p>
          </table:table-cell>
          <table:table-cell table:formula="of:=NORMINV(RAND();0;2)" office:value-type="float" office:value="-1.16681805562066" calcext:value-type="float">
            <text:p>-1,16681805562066</text:p>
          </table:table-cell>
          <table:table-cell table:formula="of:=NORMINV(RAND();0;2)" office:value-type="float" office:value="1.91630097443386" calcext:value-type="float">
            <text:p>1,91630097443386</text:p>
          </table:table-cell>
          <table:table-cell table:formula="of:=AVERAGE([.B202:.K202])" office:value-type="float" office:value="-0.723667812458391" calcext:value-type="float">
            <text:p>-0,723667812458391</text:p>
          </table:table-cell>
          <table:table-cell table:formula="of:=COM.MICROSOFT.VAR.S([.B202:.K202])" office:value-type="float" office:value="2.14442214127268" calcext:value-type="float">
            <text:p>2,14442214127268</text:p>
          </table:table-cell>
          <table:table-cell table:formula="of:=COM.MICROSOFT.VAR.P([.B202:.K202])" office:value-type="float" office:value="1.92997992714541" calcext:value-type="float">
            <text:p>1,9299799271454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NORMINV(RAND();0;2)" office:value-type="float" office:value="-0.697114235839895" calcext:value-type="float">
            <text:p>-0,697114235839895</text:p>
          </table:table-cell>
          <table:table-cell table:formula="of:=NORMINV(RAND();0;2)" office:value-type="float" office:value="-1.43544653896922" calcext:value-type="float">
            <text:p>-1,43544653896922</text:p>
          </table:table-cell>
          <table:table-cell table:formula="of:=NORMINV(RAND();0;2)" office:value-type="float" office:value="-1.90593941189413" calcext:value-type="float">
            <text:p>-1,90593941189413</text:p>
          </table:table-cell>
          <table:table-cell table:formula="of:=NORMINV(RAND();0;2)" office:value-type="float" office:value="-3.44702538194778" calcext:value-type="float">
            <text:p>-3,44702538194778</text:p>
          </table:table-cell>
          <table:table-cell table:formula="of:=NORMINV(RAND();0;2)" office:value-type="float" office:value="-2.02824131036063" calcext:value-type="float">
            <text:p>-2,02824131036063</text:p>
          </table:table-cell>
          <table:table-cell table:formula="of:=NORMINV(RAND();0;2)" office:value-type="float" office:value="-0.0632550593248607" calcext:value-type="float">
            <text:p>-0,063255059324861</text:p>
          </table:table-cell>
          <table:table-cell table:formula="of:=NORMINV(RAND();0;2)" office:value-type="float" office:value="-0.762164341238177" calcext:value-type="float">
            <text:p>-0,762164341238177</text:p>
          </table:table-cell>
          <table:table-cell table:formula="of:=NORMINV(RAND();0;2)" office:value-type="float" office:value="-1.80943060705609" calcext:value-type="float">
            <text:p>-1,80943060705609</text:p>
          </table:table-cell>
          <table:table-cell table:formula="of:=NORMINV(RAND();0;2)" office:value-type="float" office:value="4.48035562347621" calcext:value-type="float">
            <text:p>4,48035562347621</text:p>
          </table:table-cell>
          <table:table-cell table:formula="of:=NORMINV(RAND();0;2)" office:value-type="float" office:value="-3.55427953461455" calcext:value-type="float">
            <text:p>-3,55427953461455</text:p>
          </table:table-cell>
          <table:table-cell table:formula="of:=AVERAGE([.B203:.K203])" office:value-type="float" office:value="-1.12225407977691" calcext:value-type="float">
            <text:p>-1,12225407977691</text:p>
          </table:table-cell>
          <table:table-cell table:formula="of:=COM.MICROSOFT.VAR.S([.B203:.K203])" office:value-type="float" office:value="5.1273009996976" calcext:value-type="float">
            <text:p>5,1273009996976</text:p>
          </table:table-cell>
          <table:table-cell table:formula="of:=COM.MICROSOFT.VAR.P([.B203:.K203])" office:value-type="float" office:value="4.61457089972784" calcext:value-type="float">
            <text:p>4,6145708997278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ORMINV(RAND();0;2)" office:value-type="float" office:value="4.53199269199905" calcext:value-type="float">
            <text:p>4,53199269199905</text:p>
          </table:table-cell>
          <table:table-cell table:formula="of:=NORMINV(RAND();0;2)" office:value-type="float" office:value="-1.02793374009489" calcext:value-type="float">
            <text:p>-1,02793374009489</text:p>
          </table:table-cell>
          <table:table-cell table:formula="of:=NORMINV(RAND();0;2)" office:value-type="float" office:value="-1.11199764839263" calcext:value-type="float">
            <text:p>-1,11199764839263</text:p>
          </table:table-cell>
          <table:table-cell table:formula="of:=NORMINV(RAND();0;2)" office:value-type="float" office:value="2.87536605721702" calcext:value-type="float">
            <text:p>2,87536605721702</text:p>
          </table:table-cell>
          <table:table-cell table:formula="of:=NORMINV(RAND();0;2)" office:value-type="float" office:value="-2.55254547609095" calcext:value-type="float">
            <text:p>-2,55254547609095</text:p>
          </table:table-cell>
          <table:table-cell table:formula="of:=NORMINV(RAND();0;2)" office:value-type="float" office:value="-1.72150778300796" calcext:value-type="float">
            <text:p>-1,72150778300796</text:p>
          </table:table-cell>
          <table:table-cell table:formula="of:=NORMINV(RAND();0;2)" office:value-type="float" office:value="-3.44636580969773" calcext:value-type="float">
            <text:p>-3,44636580969773</text:p>
          </table:table-cell>
          <table:table-cell table:formula="of:=NORMINV(RAND();0;2)" office:value-type="float" office:value="-0.273290186187691" calcext:value-type="float">
            <text:p>-0,273290186187691</text:p>
          </table:table-cell>
          <table:table-cell table:formula="of:=NORMINV(RAND();0;2)" office:value-type="float" office:value="3.17612026023736" calcext:value-type="float">
            <text:p>3,17612026023736</text:p>
          </table:table-cell>
          <table:table-cell table:formula="of:=NORMINV(RAND();0;2)" office:value-type="float" office:value="1.91716695915931" calcext:value-type="float">
            <text:p>1,91716695915931</text:p>
          </table:table-cell>
          <table:table-cell table:formula="of:=AVERAGE([.B204:.K204])" office:value-type="float" office:value="0.236700532514089" calcext:value-type="float">
            <text:p>0,236700532514089</text:p>
          </table:table-cell>
          <table:table-cell table:formula="of:=COM.MICROSOFT.VAR.S([.B204:.K204])" office:value-type="float" office:value="7.30378601975911" calcext:value-type="float">
            <text:p>7,30378601975911</text:p>
          </table:table-cell>
          <table:table-cell table:formula="of:=COM.MICROSOFT.VAR.P([.B204:.K204])" office:value-type="float" office:value="6.5734074177832" calcext:value-type="float">
            <text:p>6,573407417783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NORMINV(RAND();0;2)" office:value-type="float" office:value="-0.968915718475881" calcext:value-type="float">
            <text:p>-0,968915718475881</text:p>
          </table:table-cell>
          <table:table-cell table:formula="of:=NORMINV(RAND();0;2)" office:value-type="float" office:value="-0.651887188407342" calcext:value-type="float">
            <text:p>-0,651887188407342</text:p>
          </table:table-cell>
          <table:table-cell table:formula="of:=NORMINV(RAND();0;2)" office:value-type="float" office:value="1.8839255232849" calcext:value-type="float">
            <text:p>1,8839255232849</text:p>
          </table:table-cell>
          <table:table-cell table:formula="of:=NORMINV(RAND();0;2)" office:value-type="float" office:value="-0.656510788447391" calcext:value-type="float">
            <text:p>-0,656510788447391</text:p>
          </table:table-cell>
          <table:table-cell table:formula="of:=NORMINV(RAND();0;2)" office:value-type="float" office:value="0.651239722739902" calcext:value-type="float">
            <text:p>0,651239722739902</text:p>
          </table:table-cell>
          <table:table-cell table:formula="of:=NORMINV(RAND();0;2)" office:value-type="float" office:value="1.1789913620118" calcext:value-type="float">
            <text:p>1,1789913620118</text:p>
          </table:table-cell>
          <table:table-cell table:formula="of:=NORMINV(RAND();0;2)" office:value-type="float" office:value="-1.95012614800252" calcext:value-type="float">
            <text:p>-1,95012614800252</text:p>
          </table:table-cell>
          <table:table-cell table:formula="of:=NORMINV(RAND();0;2)" office:value-type="float" office:value="-1.42500304871675" calcext:value-type="float">
            <text:p>-1,42500304871675</text:p>
          </table:table-cell>
          <table:table-cell table:formula="of:=NORMINV(RAND();0;2)" office:value-type="float" office:value="-3.32034811834778" calcext:value-type="float">
            <text:p>-3,32034811834778</text:p>
          </table:table-cell>
          <table:table-cell table:formula="of:=NORMINV(RAND();0;2)" office:value-type="float" office:value="3.05892037365602" calcext:value-type="float">
            <text:p>3,05892037365602</text:p>
          </table:table-cell>
          <table:table-cell table:formula="of:=AVERAGE([.B205:.K205])" office:value-type="float" office:value="-0.219971402870505" calcext:value-type="float">
            <text:p>-0,219971402870505</text:p>
          </table:table-cell>
          <table:table-cell table:formula="of:=COM.MICROSOFT.VAR.S([.B205:.K205])" office:value-type="float" office:value="3.65439190636385" calcext:value-type="float">
            <text:p>3,65439190636385</text:p>
          </table:table-cell>
          <table:table-cell table:formula="of:=COM.MICROSOFT.VAR.P([.B205:.K205])" office:value-type="float" office:value="3.28895271572747" calcext:value-type="float">
            <text:p>3,2889527157274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NORMINV(RAND();0;2)" office:value-type="float" office:value="2.41315705718399" calcext:value-type="float">
            <text:p>2,41315705718399</text:p>
          </table:table-cell>
          <table:table-cell table:formula="of:=NORMINV(RAND();0;2)" office:value-type="float" office:value="-2.39757225564834" calcext:value-type="float">
            <text:p>-2,39757225564834</text:p>
          </table:table-cell>
          <table:table-cell table:formula="of:=NORMINV(RAND();0;2)" office:value-type="float" office:value="-3.69337763132605" calcext:value-type="float">
            <text:p>-3,69337763132605</text:p>
          </table:table-cell>
          <table:table-cell table:formula="of:=NORMINV(RAND();0;2)" office:value-type="float" office:value="1.16430697272551" calcext:value-type="float">
            <text:p>1,16430697272551</text:p>
          </table:table-cell>
          <table:table-cell table:formula="of:=NORMINV(RAND();0;2)" office:value-type="float" office:value="0.848337477058297" calcext:value-type="float">
            <text:p>0,848337477058297</text:p>
          </table:table-cell>
          <table:table-cell table:formula="of:=NORMINV(RAND();0;2)" office:value-type="float" office:value="2.73711785015553" calcext:value-type="float">
            <text:p>2,73711785015553</text:p>
          </table:table-cell>
          <table:table-cell table:formula="of:=NORMINV(RAND();0;2)" office:value-type="float" office:value="-0.249838279741905" calcext:value-type="float">
            <text:p>-0,249838279741905</text:p>
          </table:table-cell>
          <table:table-cell table:formula="of:=NORMINV(RAND();0;2)" office:value-type="float" office:value="-3.53505579185434" calcext:value-type="float">
            <text:p>-3,53505579185434</text:p>
          </table:table-cell>
          <table:table-cell table:formula="of:=NORMINV(RAND();0;2)" office:value-type="float" office:value="-1.25477939500889" calcext:value-type="float">
            <text:p>-1,25477939500889</text:p>
          </table:table-cell>
          <table:table-cell table:formula="of:=NORMINV(RAND();0;2)" office:value-type="float" office:value="-1.64733820614351" calcext:value-type="float">
            <text:p>-1,64733820614351</text:p>
          </table:table-cell>
          <table:table-cell table:formula="of:=AVERAGE([.B206:.K206])" office:value-type="float" office:value="-0.561504220259971" calcext:value-type="float">
            <text:p>-0,561504220259971</text:p>
          </table:table-cell>
          <table:table-cell table:formula="of:=COM.MICROSOFT.VAR.S([.B206:.K206])" office:value-type="float" office:value="5.38602028644876" calcext:value-type="float">
            <text:p>5,38602028644876</text:p>
          </table:table-cell>
          <table:table-cell table:formula="of:=COM.MICROSOFT.VAR.P([.B206:.K206])" office:value-type="float" office:value="4.84741825780388" calcext:value-type="float">
            <text:p>4,8474182578038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NORMINV(RAND();0;2)" office:value-type="float" office:value="-1.11909426277656" calcext:value-type="float">
            <text:p>-1,11909426277656</text:p>
          </table:table-cell>
          <table:table-cell table:formula="of:=NORMINV(RAND();0;2)" office:value-type="float" office:value="-0.0822325614704227" calcext:value-type="float">
            <text:p>-0,082232561470423</text:p>
          </table:table-cell>
          <table:table-cell table:formula="of:=NORMINV(RAND();0;2)" office:value-type="float" office:value="-2.28147211393918" calcext:value-type="float">
            <text:p>-2,28147211393918</text:p>
          </table:table-cell>
          <table:table-cell table:formula="of:=NORMINV(RAND();0;2)" office:value-type="float" office:value="-3.09535748921457" calcext:value-type="float">
            <text:p>-3,09535748921457</text:p>
          </table:table-cell>
          <table:table-cell table:formula="of:=NORMINV(RAND();0;2)" office:value-type="float" office:value="1.15497631425337" calcext:value-type="float">
            <text:p>1,15497631425337</text:p>
          </table:table-cell>
          <table:table-cell table:formula="of:=NORMINV(RAND();0;2)" office:value-type="float" office:value="-3.13086198402371" calcext:value-type="float">
            <text:p>-3,13086198402371</text:p>
          </table:table-cell>
          <table:table-cell table:formula="of:=NORMINV(RAND();0;2)" office:value-type="float" office:value="-2.75614639313457" calcext:value-type="float">
            <text:p>-2,75614639313457</text:p>
          </table:table-cell>
          <table:table-cell table:formula="of:=NORMINV(RAND();0;2)" office:value-type="float" office:value="0.75206201987626" calcext:value-type="float">
            <text:p>0,75206201987626</text:p>
          </table:table-cell>
          <table:table-cell table:formula="of:=NORMINV(RAND();0;2)" office:value-type="float" office:value="1.27817039091059" calcext:value-type="float">
            <text:p>1,27817039091059</text:p>
          </table:table-cell>
          <table:table-cell table:formula="of:=NORMINV(RAND();0;2)" office:value-type="float" office:value="0.511585402126048" calcext:value-type="float">
            <text:p>0,511585402126048</text:p>
          </table:table-cell>
          <table:table-cell table:formula="of:=AVERAGE([.B207:.K207])" office:value-type="float" office:value="-0.876837067739274" calcext:value-type="float">
            <text:p>-0,876837067739274</text:p>
          </table:table-cell>
          <table:table-cell table:formula="of:=COM.MICROSOFT.VAR.S([.B207:.K207])" office:value-type="float" office:value="3.28341124063748" calcext:value-type="float">
            <text:p>3,28341124063748</text:p>
          </table:table-cell>
          <table:table-cell table:formula="of:=COM.MICROSOFT.VAR.P([.B207:.K207])" office:value-type="float" office:value="2.95507011657374" calcext:value-type="float">
            <text:p>2,9550701165737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NORMINV(RAND();0;2)" office:value-type="float" office:value="0.729677155176793" calcext:value-type="float">
            <text:p>0,729677155176793</text:p>
          </table:table-cell>
          <table:table-cell table:formula="of:=NORMINV(RAND();0;2)" office:value-type="float" office:value="0.87832885970843" calcext:value-type="float">
            <text:p>0,87832885970843</text:p>
          </table:table-cell>
          <table:table-cell table:formula="of:=NORMINV(RAND();0;2)" office:value-type="float" office:value="0.606591171083835" calcext:value-type="float">
            <text:p>0,606591171083835</text:p>
          </table:table-cell>
          <table:table-cell table:formula="of:=NORMINV(RAND();0;2)" office:value-type="float" office:value="2.05652846137439" calcext:value-type="float">
            <text:p>2,05652846137439</text:p>
          </table:table-cell>
          <table:table-cell table:formula="of:=NORMINV(RAND();0;2)" office:value-type="float" office:value="-1.3450251810544" calcext:value-type="float">
            <text:p>-1,3450251810544</text:p>
          </table:table-cell>
          <table:table-cell table:formula="of:=NORMINV(RAND();0;2)" office:value-type="float" office:value="0.389636141306702" calcext:value-type="float">
            <text:p>0,389636141306702</text:p>
          </table:table-cell>
          <table:table-cell table:formula="of:=NORMINV(RAND();0;2)" office:value-type="float" office:value="0.939736612020261" calcext:value-type="float">
            <text:p>0,939736612020261</text:p>
          </table:table-cell>
          <table:table-cell table:formula="of:=NORMINV(RAND();0;2)" office:value-type="float" office:value="-0.517068020632446" calcext:value-type="float">
            <text:p>-0,517068020632446</text:p>
          </table:table-cell>
          <table:table-cell table:formula="of:=NORMINV(RAND();0;2)" office:value-type="float" office:value="-0.408993100102311" calcext:value-type="float">
            <text:p>-0,408993100102311</text:p>
          </table:table-cell>
          <table:table-cell table:formula="of:=NORMINV(RAND();0;2)" office:value-type="float" office:value="0.764016963946316" calcext:value-type="float">
            <text:p>0,764016963946316</text:p>
          </table:table-cell>
          <table:table-cell table:formula="of:=AVERAGE([.B208:.K208])" office:value-type="float" office:value="0.409342906282758" calcext:value-type="float">
            <text:p>0,409342906282758</text:p>
          </table:table-cell>
          <table:table-cell table:formula="of:=COM.MICROSOFT.VAR.S([.B208:.K208])" office:value-type="float" office:value="0.89865632488524" calcext:value-type="float">
            <text:p>0,89865632488524</text:p>
          </table:table-cell>
          <table:table-cell table:formula="of:=COM.MICROSOFT.VAR.P([.B208:.K208])" office:value-type="float" office:value="0.808790692396716" calcext:value-type="float">
            <text:p>0,80879069239671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NORMINV(RAND();0;2)" office:value-type="float" office:value="-4.39930376691337" calcext:value-type="float">
            <text:p>-4,39930376691337</text:p>
          </table:table-cell>
          <table:table-cell table:formula="of:=NORMINV(RAND();0;2)" office:value-type="float" office:value="0.346590608988143" calcext:value-type="float">
            <text:p>0,346590608988143</text:p>
          </table:table-cell>
          <table:table-cell table:formula="of:=NORMINV(RAND();0;2)" office:value-type="float" office:value="-0.0155070269722195" calcext:value-type="float">
            <text:p>-0,01550702697222</text:p>
          </table:table-cell>
          <table:table-cell table:formula="of:=NORMINV(RAND();0;2)" office:value-type="float" office:value="-3.22528471814718" calcext:value-type="float">
            <text:p>-3,22528471814718</text:p>
          </table:table-cell>
          <table:table-cell table:formula="of:=NORMINV(RAND();0;2)" office:value-type="float" office:value="2.04553897232677" calcext:value-type="float">
            <text:p>2,04553897232677</text:p>
          </table:table-cell>
          <table:table-cell table:formula="of:=NORMINV(RAND();0;2)" office:value-type="float" office:value="0.523583480153909" calcext:value-type="float">
            <text:p>0,523583480153909</text:p>
          </table:table-cell>
          <table:table-cell table:formula="of:=NORMINV(RAND();0;2)" office:value-type="float" office:value="0.318964503941072" calcext:value-type="float">
            <text:p>0,318964503941072</text:p>
          </table:table-cell>
          <table:table-cell table:formula="of:=NORMINV(RAND();0;2)" office:value-type="float" office:value="2.98444088109481" calcext:value-type="float">
            <text:p>2,98444088109481</text:p>
          </table:table-cell>
          <table:table-cell table:formula="of:=NORMINV(RAND();0;2)" office:value-type="float" office:value="-2.45716069496656" calcext:value-type="float">
            <text:p>-2,45716069496656</text:p>
          </table:table-cell>
          <table:table-cell table:formula="of:=NORMINV(RAND();0;2)" office:value-type="float" office:value="3.35516297616326" calcext:value-type="float">
            <text:p>3,35516297616326</text:p>
          </table:table-cell>
          <table:table-cell table:formula="of:=AVERAGE([.B209:.K209])" office:value-type="float" office:value="-0.052297478433137" calcext:value-type="float">
            <text:p>-0,052297478433137</text:p>
          </table:table-cell>
          <table:table-cell table:formula="of:=COM.MICROSOFT.VAR.S([.B209:.K209])" office:value-type="float" office:value="6.73456697281543" calcext:value-type="float">
            <text:p>6,73456697281543</text:p>
          </table:table-cell>
          <table:table-cell table:formula="of:=COM.MICROSOFT.VAR.P([.B209:.K209])" office:value-type="float" office:value="6.06111027553388" calcext:value-type="float">
            <text:p>6,0611102755338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NORMINV(RAND();0;2)" office:value-type="float" office:value="0.35864024948378" calcext:value-type="float">
            <text:p>0,35864024948378</text:p>
          </table:table-cell>
          <table:table-cell table:formula="of:=NORMINV(RAND();0;2)" office:value-type="float" office:value="-0.109652820421852" calcext:value-type="float">
            <text:p>-0,109652820421852</text:p>
          </table:table-cell>
          <table:table-cell table:formula="of:=NORMINV(RAND();0;2)" office:value-type="float" office:value="0.45776050356463" calcext:value-type="float">
            <text:p>0,45776050356463</text:p>
          </table:table-cell>
          <table:table-cell table:formula="of:=NORMINV(RAND();0;2)" office:value-type="float" office:value="-1.23577073060014" calcext:value-type="float">
            <text:p>-1,23577073060014</text:p>
          </table:table-cell>
          <table:table-cell table:formula="of:=NORMINV(RAND();0;2)" office:value-type="float" office:value="-3.8645245248815" calcext:value-type="float">
            <text:p>-3,8645245248815</text:p>
          </table:table-cell>
          <table:table-cell table:formula="of:=NORMINV(RAND();0;2)" office:value-type="float" office:value="-0.080079773231704" calcext:value-type="float">
            <text:p>-0,080079773231704</text:p>
          </table:table-cell>
          <table:table-cell table:formula="of:=NORMINV(RAND();0;2)" office:value-type="float" office:value="-1.30279964765364" calcext:value-type="float">
            <text:p>-1,30279964765364</text:p>
          </table:table-cell>
          <table:table-cell table:formula="of:=NORMINV(RAND();0;2)" office:value-type="float" office:value="-0.905646720539007" calcext:value-type="float">
            <text:p>-0,905646720539007</text:p>
          </table:table-cell>
          <table:table-cell table:formula="of:=NORMINV(RAND();0;2)" office:value-type="float" office:value="1.77429700168744" calcext:value-type="float">
            <text:p>1,77429700168744</text:p>
          </table:table-cell>
          <table:table-cell table:formula="of:=NORMINV(RAND();0;2)" office:value-type="float" office:value="0.730926739635062" calcext:value-type="float">
            <text:p>0,730926739635062</text:p>
          </table:table-cell>
          <table:table-cell table:formula="of:=AVERAGE([.B210:.K210])" office:value-type="float" office:value="-0.417684972295694" calcext:value-type="float">
            <text:p>-0,417684972295694</text:p>
          </table:table-cell>
          <table:table-cell table:formula="of:=COM.MICROSOFT.VAR.S([.B210:.K210])" office:value-type="float" office:value="2.36372693474922" calcext:value-type="float">
            <text:p>2,36372693474922</text:p>
          </table:table-cell>
          <table:table-cell table:formula="of:=COM.MICROSOFT.VAR.P([.B210:.K210])" office:value-type="float" office:value="2.1273542412743" calcext:value-type="float">
            <text:p>2,127354241274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NORMINV(RAND();0;2)" office:value-type="float" office:value="1.75323090356778" calcext:value-type="float">
            <text:p>1,75323090356778</text:p>
          </table:table-cell>
          <table:table-cell table:formula="of:=NORMINV(RAND();0;2)" office:value-type="float" office:value="-1.06503038397695" calcext:value-type="float">
            <text:p>-1,06503038397695</text:p>
          </table:table-cell>
          <table:table-cell table:formula="of:=NORMINV(RAND();0;2)" office:value-type="float" office:value="-0.837499297036582" calcext:value-type="float">
            <text:p>-0,837499297036582</text:p>
          </table:table-cell>
          <table:table-cell table:formula="of:=NORMINV(RAND();0;2)" office:value-type="float" office:value="-2.39095474381119" calcext:value-type="float">
            <text:p>-2,39095474381119</text:p>
          </table:table-cell>
          <table:table-cell table:formula="of:=NORMINV(RAND();0;2)" office:value-type="float" office:value="-1.50607146760257" calcext:value-type="float">
            <text:p>-1,50607146760257</text:p>
          </table:table-cell>
          <table:table-cell table:formula="of:=NORMINV(RAND();0;2)" office:value-type="float" office:value="2.62558164733445" calcext:value-type="float">
            <text:p>2,62558164733445</text:p>
          </table:table-cell>
          <table:table-cell table:formula="of:=NORMINV(RAND();0;2)" office:value-type="float" office:value="2.65844370413032" calcext:value-type="float">
            <text:p>2,65844370413032</text:p>
          </table:table-cell>
          <table:table-cell table:formula="of:=NORMINV(RAND();0;2)" office:value-type="float" office:value="0.943406312722653" calcext:value-type="float">
            <text:p>0,943406312722653</text:p>
          </table:table-cell>
          <table:table-cell table:formula="of:=NORMINV(RAND();0;2)" office:value-type="float" office:value="-0.227117241636321" calcext:value-type="float">
            <text:p>-0,227117241636321</text:p>
          </table:table-cell>
          <table:table-cell table:formula="of:=NORMINV(RAND();0;2)" office:value-type="float" office:value="1.1683048496454" calcext:value-type="float">
            <text:p>1,1683048496454</text:p>
          </table:table-cell>
          <table:table-cell table:formula="of:=AVERAGE([.B211:.K211])" office:value-type="float" office:value="0.312229428333698" calcext:value-type="float">
            <text:p>0,312229428333698</text:p>
          </table:table-cell>
          <table:table-cell table:formula="of:=COM.MICROSOFT.VAR.S([.B211:.K211])" office:value-type="float" office:value="3.13189921497199" calcext:value-type="float">
            <text:p>3,13189921497199</text:p>
          </table:table-cell>
          <table:table-cell table:formula="of:=COM.MICROSOFT.VAR.P([.B211:.K211])" office:value-type="float" office:value="2.81870929347479" calcext:value-type="float">
            <text:p>2,8187092934747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NORMINV(RAND();0;2)" office:value-type="float" office:value="0.536435496867102" calcext:value-type="float">
            <text:p>0,536435496867102</text:p>
          </table:table-cell>
          <table:table-cell table:formula="of:=NORMINV(RAND();0;2)" office:value-type="float" office:value="1.77410025809476" calcext:value-type="float">
            <text:p>1,77410025809476</text:p>
          </table:table-cell>
          <table:table-cell table:formula="of:=NORMINV(RAND();0;2)" office:value-type="float" office:value="-1.96589013572312" calcext:value-type="float">
            <text:p>-1,96589013572312</text:p>
          </table:table-cell>
          <table:table-cell table:formula="of:=NORMINV(RAND();0;2)" office:value-type="float" office:value="-0.366787993835816" calcext:value-type="float">
            <text:p>-0,366787993835816</text:p>
          </table:table-cell>
          <table:table-cell table:formula="of:=NORMINV(RAND();0;2)" office:value-type="float" office:value="-2.82675769333154" calcext:value-type="float">
            <text:p>-2,82675769333154</text:p>
          </table:table-cell>
          <table:table-cell table:formula="of:=NORMINV(RAND();0;2)" office:value-type="float" office:value="0.670158566606111" calcext:value-type="float">
            <text:p>0,670158566606111</text:p>
          </table:table-cell>
          <table:table-cell table:formula="of:=NORMINV(RAND();0;2)" office:value-type="float" office:value="0.480851914064363" calcext:value-type="float">
            <text:p>0,480851914064363</text:p>
          </table:table-cell>
          <table:table-cell table:formula="of:=NORMINV(RAND();0;2)" office:value-type="float" office:value="0.225700153748242" calcext:value-type="float">
            <text:p>0,225700153748242</text:p>
          </table:table-cell>
          <table:table-cell table:formula="of:=NORMINV(RAND();0;2)" office:value-type="float" office:value="-1.96188173615971" calcext:value-type="float">
            <text:p>-1,96188173615971</text:p>
          </table:table-cell>
          <table:table-cell table:formula="of:=NORMINV(RAND();0;2)" office:value-type="float" office:value="-1.30984878110916" calcext:value-type="float">
            <text:p>-1,30984878110916</text:p>
          </table:table-cell>
          <table:table-cell table:formula="of:=AVERAGE([.B212:.K212])" office:value-type="float" office:value="-0.474391995077877" calcext:value-type="float">
            <text:p>-0,474391995077877</text:p>
          </table:table-cell>
          <table:table-cell table:formula="of:=COM.MICROSOFT.VAR.S([.B212:.K212])" office:value-type="float" office:value="2.16338767068922" calcext:value-type="float">
            <text:p>2,16338767068922</text:p>
          </table:table-cell>
          <table:table-cell table:formula="of:=COM.MICROSOFT.VAR.P([.B212:.K212])" office:value-type="float" office:value="1.9470489036203" calcext:value-type="float">
            <text:p>1,947048903620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NORMINV(RAND();0;2)" office:value-type="float" office:value="-2.26150347084144" calcext:value-type="float">
            <text:p>-2,26150347084144</text:p>
          </table:table-cell>
          <table:table-cell table:formula="of:=NORMINV(RAND();0;2)" office:value-type="float" office:value="2.54234877915142" calcext:value-type="float">
            <text:p>2,54234877915142</text:p>
          </table:table-cell>
          <table:table-cell table:formula="of:=NORMINV(RAND();0;2)" office:value-type="float" office:value="-0.166384718082552" calcext:value-type="float">
            <text:p>-0,166384718082552</text:p>
          </table:table-cell>
          <table:table-cell table:formula="of:=NORMINV(RAND();0;2)" office:value-type="float" office:value="0.319007117105645" calcext:value-type="float">
            <text:p>0,319007117105645</text:p>
          </table:table-cell>
          <table:table-cell table:formula="of:=NORMINV(RAND();0;2)" office:value-type="float" office:value="-0.61865943478005" calcext:value-type="float">
            <text:p>-0,61865943478005</text:p>
          </table:table-cell>
          <table:table-cell table:formula="of:=NORMINV(RAND();0;2)" office:value-type="float" office:value="2.0310540743106" calcext:value-type="float">
            <text:p>2,0310540743106</text:p>
          </table:table-cell>
          <table:table-cell table:formula="of:=NORMINV(RAND();0;2)" office:value-type="float" office:value="0.780515174450602" calcext:value-type="float">
            <text:p>0,780515174450602</text:p>
          </table:table-cell>
          <table:table-cell table:formula="of:=NORMINV(RAND();0;2)" office:value-type="float" office:value="1.34313145304225" calcext:value-type="float">
            <text:p>1,34313145304225</text:p>
          </table:table-cell>
          <table:table-cell table:formula="of:=NORMINV(RAND();0;2)" office:value-type="float" office:value="-2.27542054548277" calcext:value-type="float">
            <text:p>-2,27542054548277</text:p>
          </table:table-cell>
          <table:table-cell table:formula="of:=NORMINV(RAND();0;2)" office:value-type="float" office:value="-1.46298865203394" calcext:value-type="float">
            <text:p>-1,46298865203394</text:p>
          </table:table-cell>
          <table:table-cell table:formula="of:=AVERAGE([.B213:.K213])" office:value-type="float" office:value="0.0231099776839758" calcext:value-type="float">
            <text:p>0,023109977683976</text:p>
          </table:table-cell>
          <table:table-cell table:formula="of:=COM.MICROSOFT.VAR.S([.B213:.K213])" office:value-type="float" office:value="2.8823382899412" calcext:value-type="float">
            <text:p>2,8823382899412</text:p>
          </table:table-cell>
          <table:table-cell table:formula="of:=COM.MICROSOFT.VAR.P([.B213:.K213])" office:value-type="float" office:value="2.59410446094708" calcext:value-type="float">
            <text:p>2,59410446094708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ORMINV(RAND();0;2)" office:value-type="float" office:value="-0.0671414718192198" calcext:value-type="float">
            <text:p>-0,06714147181922</text:p>
          </table:table-cell>
          <table:table-cell table:formula="of:=NORMINV(RAND();0;2)" office:value-type="float" office:value="3.3826568618979" calcext:value-type="float">
            <text:p>3,3826568618979</text:p>
          </table:table-cell>
          <table:table-cell table:formula="of:=NORMINV(RAND();0;2)" office:value-type="float" office:value="-0.0308444332956237" calcext:value-type="float">
            <text:p>-0,030844433295624</text:p>
          </table:table-cell>
          <table:table-cell table:formula="of:=NORMINV(RAND();0;2)" office:value-type="float" office:value="5.49350494459176" calcext:value-type="float">
            <text:p>5,49350494459176</text:p>
          </table:table-cell>
          <table:table-cell table:formula="of:=NORMINV(RAND();0;2)" office:value-type="float" office:value="0.806091831446619" calcext:value-type="float">
            <text:p>0,806091831446619</text:p>
          </table:table-cell>
          <table:table-cell table:formula="of:=NORMINV(RAND();0;2)" office:value-type="float" office:value="2.75357484696798" calcext:value-type="float">
            <text:p>2,75357484696798</text:p>
          </table:table-cell>
          <table:table-cell table:formula="of:=NORMINV(RAND();0;2)" office:value-type="float" office:value="-0.0316343615476986" calcext:value-type="float">
            <text:p>-0,031634361547699</text:p>
          </table:table-cell>
          <table:table-cell table:formula="of:=NORMINV(RAND();0;2)" office:value-type="float" office:value="0.071878642551992" calcext:value-type="float">
            <text:p>0,071878642551992</text:p>
          </table:table-cell>
          <table:table-cell table:formula="of:=NORMINV(RAND();0;2)" office:value-type="float" office:value="-3.00856603237353" calcext:value-type="float">
            <text:p>-3,00856603237353</text:p>
          </table:table-cell>
          <table:table-cell table:formula="of:=NORMINV(RAND();0;2)" office:value-type="float" office:value="-3.66349998253402" calcext:value-type="float">
            <text:p>-3,66349998253402</text:p>
          </table:table-cell>
          <table:table-cell table:formula="of:=AVERAGE([.B214:.K214])" office:value-type="float" office:value="0.570602084588616" calcext:value-type="float">
            <text:p>0,570602084588616</text:p>
          </table:table-cell>
          <table:table-cell table:formula="of:=COM.MICROSOFT.VAR.S([.B214:.K214])" office:value-type="float" office:value="7.67570927026418" calcext:value-type="float">
            <text:p>7,67570927026418</text:p>
          </table:table-cell>
          <table:table-cell table:formula="of:=COM.MICROSOFT.VAR.P([.B214:.K214])" office:value-type="float" office:value="6.90813834323776" calcext:value-type="float">
            <text:p>6,9081383432377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NORMINV(RAND();0;2)" office:value-type="float" office:value="-1.01404984389349" calcext:value-type="float">
            <text:p>-1,01404984389349</text:p>
          </table:table-cell>
          <table:table-cell table:formula="of:=NORMINV(RAND();0;2)" office:value-type="float" office:value="0.803447177698623" calcext:value-type="float">
            <text:p>0,803447177698623</text:p>
          </table:table-cell>
          <table:table-cell table:formula="of:=NORMINV(RAND();0;2)" office:value-type="float" office:value="3.58194601106559" calcext:value-type="float">
            <text:p>3,58194601106559</text:p>
          </table:table-cell>
          <table:table-cell table:formula="of:=NORMINV(RAND();0;2)" office:value-type="float" office:value="-0.475879861848618" calcext:value-type="float">
            <text:p>-0,475879861848618</text:p>
          </table:table-cell>
          <table:table-cell table:formula="of:=NORMINV(RAND();0;2)" office:value-type="float" office:value="-0.549699024368993" calcext:value-type="float">
            <text:p>-0,549699024368993</text:p>
          </table:table-cell>
          <table:table-cell table:formula="of:=NORMINV(RAND();0;2)" office:value-type="float" office:value="-0.298193156168036" calcext:value-type="float">
            <text:p>-0,298193156168036</text:p>
          </table:table-cell>
          <table:table-cell table:formula="of:=NORMINV(RAND();0;2)" office:value-type="float" office:value="-1.08268363349028" calcext:value-type="float">
            <text:p>-1,08268363349028</text:p>
          </table:table-cell>
          <table:table-cell table:formula="of:=NORMINV(RAND();0;2)" office:value-type="float" office:value="-0.965141120432287" calcext:value-type="float">
            <text:p>-0,965141120432287</text:p>
          </table:table-cell>
          <table:table-cell table:formula="of:=NORMINV(RAND();0;2)" office:value-type="float" office:value="-1.29392643130534" calcext:value-type="float">
            <text:p>-1,29392643130534</text:p>
          </table:table-cell>
          <table:table-cell table:formula="of:=NORMINV(RAND();0;2)" office:value-type="float" office:value="0.73517476310736" calcext:value-type="float">
            <text:p>0,73517476310736</text:p>
          </table:table-cell>
          <table:table-cell table:formula="of:=AVERAGE([.B215:.K215])" office:value-type="float" office:value="-0.0559005119635464" calcext:value-type="float">
            <text:p>-0,055900511963546</text:p>
          </table:table-cell>
          <table:table-cell table:formula="of:=COM.MICROSOFT.VAR.S([.B215:.K215])" office:value-type="float" office:value="2.15654351114127" calcext:value-type="float">
            <text:p>2,15654351114127</text:p>
          </table:table-cell>
          <table:table-cell table:formula="of:=COM.MICROSOFT.VAR.P([.B215:.K215])" office:value-type="float" office:value="1.94088916002714" calcext:value-type="float">
            <text:p>1,9408891600271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NORMINV(RAND();0;2)" office:value-type="float" office:value="-2.80587368624586" calcext:value-type="float">
            <text:p>-2,80587368624586</text:p>
          </table:table-cell>
          <table:table-cell table:formula="of:=NORMINV(RAND();0;2)" office:value-type="float" office:value="-0.394226998008698" calcext:value-type="float">
            <text:p>-0,394226998008698</text:p>
          </table:table-cell>
          <table:table-cell table:formula="of:=NORMINV(RAND();0;2)" office:value-type="float" office:value="0.488872783339175" calcext:value-type="float">
            <text:p>0,488872783339175</text:p>
          </table:table-cell>
          <table:table-cell table:formula="of:=NORMINV(RAND();0;2)" office:value-type="float" office:value="-1.56923442338326" calcext:value-type="float">
            <text:p>-1,56923442338326</text:p>
          </table:table-cell>
          <table:table-cell table:formula="of:=NORMINV(RAND();0;2)" office:value-type="float" office:value="-1.307766702104" calcext:value-type="float">
            <text:p>-1,307766702104</text:p>
          </table:table-cell>
          <table:table-cell table:formula="of:=NORMINV(RAND();0;2)" office:value-type="float" office:value="0.469769424448566" calcext:value-type="float">
            <text:p>0,469769424448566</text:p>
          </table:table-cell>
          <table:table-cell table:formula="of:=NORMINV(RAND();0;2)" office:value-type="float" office:value="0.20950802189599" calcext:value-type="float">
            <text:p>0,20950802189599</text:p>
          </table:table-cell>
          <table:table-cell table:formula="of:=NORMINV(RAND();0;2)" office:value-type="float" office:value="-4.35920115137637" calcext:value-type="float">
            <text:p>-4,35920115137637</text:p>
          </table:table-cell>
          <table:table-cell table:formula="of:=NORMINV(RAND();0;2)" office:value-type="float" office:value="-0.537948463239773" calcext:value-type="float">
            <text:p>-0,537948463239773</text:p>
          </table:table-cell>
          <table:table-cell table:formula="of:=NORMINV(RAND();0;2)" office:value-type="float" office:value="-1.12338824275113" calcext:value-type="float">
            <text:p>-1,12338824275113</text:p>
          </table:table-cell>
          <table:table-cell table:formula="of:=AVERAGE([.B216:.K216])" office:value-type="float" office:value="-1.09294894374254" calcext:value-type="float">
            <text:p>-1,09294894374254</text:p>
          </table:table-cell>
          <table:table-cell table:formula="of:=COM.MICROSOFT.VAR.S([.B216:.K216])" office:value-type="float" office:value="2.36814627204438" calcext:value-type="float">
            <text:p>2,36814627204438</text:p>
          </table:table-cell>
          <table:table-cell table:formula="of:=COM.MICROSOFT.VAR.P([.B216:.K216])" office:value-type="float" office:value="2.13133164483994" calcext:value-type="float">
            <text:p>2,1313316448399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NORMINV(RAND();0;2)" office:value-type="float" office:value="-2.03732703908432" calcext:value-type="float">
            <text:p>-2,03732703908432</text:p>
          </table:table-cell>
          <table:table-cell table:formula="of:=NORMINV(RAND();0;2)" office:value-type="float" office:value="0.591603377767244" calcext:value-type="float">
            <text:p>0,591603377767244</text:p>
          </table:table-cell>
          <table:table-cell table:formula="of:=NORMINV(RAND();0;2)" office:value-type="float" office:value="1.93074581426784" calcext:value-type="float">
            <text:p>1,93074581426784</text:p>
          </table:table-cell>
          <table:table-cell table:formula="of:=NORMINV(RAND();0;2)" office:value-type="float" office:value="-1.28502431276951" calcext:value-type="float">
            <text:p>-1,28502431276951</text:p>
          </table:table-cell>
          <table:table-cell table:formula="of:=NORMINV(RAND();0;2)" office:value-type="float" office:value="-2.80534078166346" calcext:value-type="float">
            <text:p>-2,80534078166346</text:p>
          </table:table-cell>
          <table:table-cell table:formula="of:=NORMINV(RAND();0;2)" office:value-type="float" office:value="3.82679281501158" calcext:value-type="float">
            <text:p>3,82679281501158</text:p>
          </table:table-cell>
          <table:table-cell table:formula="of:=NORMINV(RAND();0;2)" office:value-type="float" office:value="-2.45696903631982" calcext:value-type="float">
            <text:p>-2,45696903631982</text:p>
          </table:table-cell>
          <table:table-cell table:formula="of:=NORMINV(RAND();0;2)" office:value-type="float" office:value="1.51295565607154" calcext:value-type="float">
            <text:p>1,51295565607154</text:p>
          </table:table-cell>
          <table:table-cell table:formula="of:=NORMINV(RAND();0;2)" office:value-type="float" office:value="-1.69512362374931" calcext:value-type="float">
            <text:p>-1,69512362374931</text:p>
          </table:table-cell>
          <table:table-cell table:formula="of:=NORMINV(RAND();0;2)" office:value-type="float" office:value="3.1217944761749" calcext:value-type="float">
            <text:p>3,1217944761749</text:p>
          </table:table-cell>
          <table:table-cell table:formula="of:=AVERAGE([.B217:.K217])" office:value-type="float" office:value="0.070410734570668" calcext:value-type="float">
            <text:p>0,070410734570668</text:p>
          </table:table-cell>
          <table:table-cell table:formula="of:=COM.MICROSOFT.VAR.S([.B217:.K217])" office:value-type="float" office:value="5.92102698369935" calcext:value-type="float">
            <text:p>5,92102698369935</text:p>
          </table:table-cell>
          <table:table-cell table:formula="of:=COM.MICROSOFT.VAR.P([.B217:.K217])" office:value-type="float" office:value="5.32892428532942" calcext:value-type="float">
            <text:p>5,3289242853294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NORMINV(RAND();0;2)" office:value-type="float" office:value="-2.85003053160204" calcext:value-type="float">
            <text:p>-2,85003053160204</text:p>
          </table:table-cell>
          <table:table-cell table:formula="of:=NORMINV(RAND();0;2)" office:value-type="float" office:value="-2.01143907143358" calcext:value-type="float">
            <text:p>-2,01143907143358</text:p>
          </table:table-cell>
          <table:table-cell table:formula="of:=NORMINV(RAND();0;2)" office:value-type="float" office:value="-0.716003335007297" calcext:value-type="float">
            <text:p>-0,716003335007297</text:p>
          </table:table-cell>
          <table:table-cell table:formula="of:=NORMINV(RAND();0;2)" office:value-type="float" office:value="-0.580485442570262" calcext:value-type="float">
            <text:p>-0,580485442570262</text:p>
          </table:table-cell>
          <table:table-cell table:formula="of:=NORMINV(RAND();0;2)" office:value-type="float" office:value="-1.58828617755005" calcext:value-type="float">
            <text:p>-1,58828617755005</text:p>
          </table:table-cell>
          <table:table-cell table:formula="of:=NORMINV(RAND();0;2)" office:value-type="float" office:value="2.59295992702805" calcext:value-type="float">
            <text:p>2,59295992702805</text:p>
          </table:table-cell>
          <table:table-cell table:formula="of:=NORMINV(RAND();0;2)" office:value-type="float" office:value="-1.36539525509245" calcext:value-type="float">
            <text:p>-1,36539525509245</text:p>
          </table:table-cell>
          <table:table-cell table:formula="of:=NORMINV(RAND();0;2)" office:value-type="float" office:value="-0.505283112520703" calcext:value-type="float">
            <text:p>-0,505283112520703</text:p>
          </table:table-cell>
          <table:table-cell table:formula="of:=NORMINV(RAND();0;2)" office:value-type="float" office:value="-1.76366850863374" calcext:value-type="float">
            <text:p>-1,76366850863374</text:p>
          </table:table-cell>
          <table:table-cell table:formula="of:=NORMINV(RAND();0;2)" office:value-type="float" office:value="-3.06652828559507" calcext:value-type="float">
            <text:p>-3,06652828559507</text:p>
          </table:table-cell>
          <table:table-cell table:formula="of:=AVERAGE([.B218:.K218])" office:value-type="float" office:value="-1.18541597929771" calcext:value-type="float">
            <text:p>-1,18541597929771</text:p>
          </table:table-cell>
          <table:table-cell table:formula="of:=COM.MICROSOFT.VAR.S([.B218:.K218])" office:value-type="float" office:value="2.5384340644762" calcext:value-type="float">
            <text:p>2,5384340644762</text:p>
          </table:table-cell>
          <table:table-cell table:formula="of:=COM.MICROSOFT.VAR.P([.B218:.K218])" office:value-type="float" office:value="2.28459065802858" calcext:value-type="float">
            <text:p>2,2845906580285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NORMINV(RAND();0;2)" office:value-type="float" office:value="0.84292781791987" calcext:value-type="float">
            <text:p>0,84292781791987</text:p>
          </table:table-cell>
          <table:table-cell table:formula="of:=NORMINV(RAND();0;2)" office:value-type="float" office:value="-1.30309310077241" calcext:value-type="float">
            <text:p>-1,30309310077241</text:p>
          </table:table-cell>
          <table:table-cell table:formula="of:=NORMINV(RAND();0;2)" office:value-type="float" office:value="-1.20343247072144" calcext:value-type="float">
            <text:p>-1,20343247072144</text:p>
          </table:table-cell>
          <table:table-cell table:formula="of:=NORMINV(RAND();0;2)" office:value-type="float" office:value="-1.28154258644711" calcext:value-type="float">
            <text:p>-1,28154258644711</text:p>
          </table:table-cell>
          <table:table-cell table:formula="of:=NORMINV(RAND();0;2)" office:value-type="float" office:value="2.04295765921924" calcext:value-type="float">
            <text:p>2,04295765921924</text:p>
          </table:table-cell>
          <table:table-cell table:formula="of:=NORMINV(RAND();0;2)" office:value-type="float" office:value="-0.304858172042602" calcext:value-type="float">
            <text:p>-0,304858172042602</text:p>
          </table:table-cell>
          <table:table-cell table:formula="of:=NORMINV(RAND();0;2)" office:value-type="float" office:value="-0.383814076016314" calcext:value-type="float">
            <text:p>-0,383814076016314</text:p>
          </table:table-cell>
          <table:table-cell table:formula="of:=NORMINV(RAND();0;2)" office:value-type="float" office:value="-3.91257826721704" calcext:value-type="float">
            <text:p>-3,91257826721704</text:p>
          </table:table-cell>
          <table:table-cell table:formula="of:=NORMINV(RAND();0;2)" office:value-type="float" office:value="1.34449853273549" calcext:value-type="float">
            <text:p>1,34449853273549</text:p>
          </table:table-cell>
          <table:table-cell table:formula="of:=NORMINV(RAND();0;2)" office:value-type="float" office:value="-0.485610684112449" calcext:value-type="float">
            <text:p>-0,485610684112449</text:p>
          </table:table-cell>
          <table:table-cell table:formula="of:=AVERAGE([.B219:.K219])" office:value-type="float" office:value="-0.464454534745476" calcext:value-type="float">
            <text:p>-0,464454534745476</text:p>
          </table:table-cell>
          <table:table-cell table:formula="of:=COM.MICROSOFT.VAR.S([.B219:.K219])" office:value-type="float" office:value="2.78974337611498" calcext:value-type="float">
            <text:p>2,78974337611498</text:p>
          </table:table-cell>
          <table:table-cell table:formula="of:=COM.MICROSOFT.VAR.P([.B219:.K219])" office:value-type="float" office:value="2.51076903850348" calcext:value-type="float">
            <text:p>2,5107690385034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NORMINV(RAND();0;2)" office:value-type="float" office:value="-3.31180957897375" calcext:value-type="float">
            <text:p>-3,31180957897375</text:p>
          </table:table-cell>
          <table:table-cell table:formula="of:=NORMINV(RAND();0;2)" office:value-type="float" office:value="-0.419017518536209" calcext:value-type="float">
            <text:p>-0,419017518536209</text:p>
          </table:table-cell>
          <table:table-cell table:formula="of:=NORMINV(RAND();0;2)" office:value-type="float" office:value="0.106354322734926" calcext:value-type="float">
            <text:p>0,106354322734926</text:p>
          </table:table-cell>
          <table:table-cell table:formula="of:=NORMINV(RAND();0;2)" office:value-type="float" office:value="-2.81830174658017" calcext:value-type="float">
            <text:p>-2,81830174658017</text:p>
          </table:table-cell>
          <table:table-cell table:formula="of:=NORMINV(RAND();0;2)" office:value-type="float" office:value="-1.11734416500681" calcext:value-type="float">
            <text:p>-1,11734416500681</text:p>
          </table:table-cell>
          <table:table-cell table:formula="of:=NORMINV(RAND();0;2)" office:value-type="float" office:value="-2.09563229719132" calcext:value-type="float">
            <text:p>-2,09563229719132</text:p>
          </table:table-cell>
          <table:table-cell table:formula="of:=NORMINV(RAND();0;2)" office:value-type="float" office:value="-0.626578096723095" calcext:value-type="float">
            <text:p>-0,626578096723095</text:p>
          </table:table-cell>
          <table:table-cell table:formula="of:=NORMINV(RAND();0;2)" office:value-type="float" office:value="-0.789576680310413" calcext:value-type="float">
            <text:p>-0,789576680310413</text:p>
          </table:table-cell>
          <table:table-cell table:formula="of:=NORMINV(RAND();0;2)" office:value-type="float" office:value="-0.648268159450327" calcext:value-type="float">
            <text:p>-0,648268159450327</text:p>
          </table:table-cell>
          <table:table-cell table:formula="of:=NORMINV(RAND();0;2)" office:value-type="float" office:value="1.55050023796776" calcext:value-type="float">
            <text:p>1,55050023796776</text:p>
          </table:table-cell>
          <table:table-cell table:formula="of:=AVERAGE([.B220:.K220])" office:value-type="float" office:value="-1.01696736820694" calcext:value-type="float">
            <text:p>-1,01696736820694</text:p>
          </table:table-cell>
          <table:table-cell table:formula="of:=COM.MICROSOFT.VAR.S([.B220:.K220])" office:value-type="float" office:value="2.02622609033008" calcext:value-type="float">
            <text:p>2,02622609033008</text:p>
          </table:table-cell>
          <table:table-cell table:formula="of:=COM.MICROSOFT.VAR.P([.B220:.K220])" office:value-type="float" office:value="1.82360348129707" calcext:value-type="float">
            <text:p>1,8236034812970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NORMINV(RAND();0;2)" office:value-type="float" office:value="0.724183097163228" calcext:value-type="float">
            <text:p>0,724183097163228</text:p>
          </table:table-cell>
          <table:table-cell table:formula="of:=NORMINV(RAND();0;2)" office:value-type="float" office:value="0.867347203265095" calcext:value-type="float">
            <text:p>0,867347203265095</text:p>
          </table:table-cell>
          <table:table-cell table:formula="of:=NORMINV(RAND();0;2)" office:value-type="float" office:value="1.62112269331608" calcext:value-type="float">
            <text:p>1,62112269331608</text:p>
          </table:table-cell>
          <table:table-cell table:formula="of:=NORMINV(RAND();0;2)" office:value-type="float" office:value="-0.139479737155516" calcext:value-type="float">
            <text:p>-0,139479737155516</text:p>
          </table:table-cell>
          <table:table-cell table:formula="of:=NORMINV(RAND();0;2)" office:value-type="float" office:value="-2.82638691798929" calcext:value-type="float">
            <text:p>-2,82638691798929</text:p>
          </table:table-cell>
          <table:table-cell table:formula="of:=NORMINV(RAND();0;2)" office:value-type="float" office:value="-0.932002728926699" calcext:value-type="float">
            <text:p>-0,932002728926699</text:p>
          </table:table-cell>
          <table:table-cell table:formula="of:=NORMINV(RAND();0;2)" office:value-type="float" office:value="-2.89838259636037" calcext:value-type="float">
            <text:p>-2,89838259636037</text:p>
          </table:table-cell>
          <table:table-cell table:formula="of:=NORMINV(RAND();0;2)" office:value-type="float" office:value="-1.45534562588419" calcext:value-type="float">
            <text:p>-1,45534562588419</text:p>
          </table:table-cell>
          <table:table-cell table:formula="of:=NORMINV(RAND();0;2)" office:value-type="float" office:value="-2.90888456929966" calcext:value-type="float">
            <text:p>-2,90888456929966</text:p>
          </table:table-cell>
          <table:table-cell table:formula="of:=NORMINV(RAND();0;2)" office:value-type="float" office:value="-0.853188375383328" calcext:value-type="float">
            <text:p>-0,853188375383328</text:p>
          </table:table-cell>
          <table:table-cell table:formula="of:=AVERAGE([.B221:.K221])" office:value-type="float" office:value="-0.880101755725466" calcext:value-type="float">
            <text:p>-0,880101755725466</text:p>
          </table:table-cell>
          <table:table-cell table:formula="of:=COM.MICROSOFT.VAR.S([.B221:.K221])" office:value-type="float" office:value="2.74930213475014" calcext:value-type="float">
            <text:p>2,74930213475014</text:p>
          </table:table-cell>
          <table:table-cell table:formula="of:=COM.MICROSOFT.VAR.P([.B221:.K221])" office:value-type="float" office:value="2.47437192127513" calcext:value-type="float">
            <text:p>2,4743719212751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NORMINV(RAND();0;2)" office:value-type="float" office:value="-1.06688382690824" calcext:value-type="float">
            <text:p>-1,06688382690824</text:p>
          </table:table-cell>
          <table:table-cell table:formula="of:=NORMINV(RAND();0;2)" office:value-type="float" office:value="2.8081224677386" calcext:value-type="float">
            <text:p>2,8081224677386</text:p>
          </table:table-cell>
          <table:table-cell table:formula="of:=NORMINV(RAND();0;2)" office:value-type="float" office:value="-0.0999944246168941" calcext:value-type="float">
            <text:p>-0,099994424616894</text:p>
          </table:table-cell>
          <table:table-cell table:formula="of:=NORMINV(RAND();0;2)" office:value-type="float" office:value="3.13022735699066" calcext:value-type="float">
            <text:p>3,13022735699066</text:p>
          </table:table-cell>
          <table:table-cell table:formula="of:=NORMINV(RAND();0;2)" office:value-type="float" office:value="2.41680164986173" calcext:value-type="float">
            <text:p>2,41680164986173</text:p>
          </table:table-cell>
          <table:table-cell table:formula="of:=NORMINV(RAND();0;2)" office:value-type="float" office:value="2.84313245832793" calcext:value-type="float">
            <text:p>2,84313245832793</text:p>
          </table:table-cell>
          <table:table-cell table:formula="of:=NORMINV(RAND();0;2)" office:value-type="float" office:value="-0.0276971114053246" calcext:value-type="float">
            <text:p>-0,027697111405325</text:p>
          </table:table-cell>
          <table:table-cell table:formula="of:=NORMINV(RAND();0;2)" office:value-type="float" office:value="2.07766847950546" calcext:value-type="float">
            <text:p>2,07766847950546</text:p>
          </table:table-cell>
          <table:table-cell table:formula="of:=NORMINV(RAND();0;2)" office:value-type="float" office:value="-3.05990361465066" calcext:value-type="float">
            <text:p>-3,05990361465066</text:p>
          </table:table-cell>
          <table:table-cell table:formula="of:=NORMINV(RAND();0;2)" office:value-type="float" office:value="-0.275984393270895" calcext:value-type="float">
            <text:p>-0,275984393270895</text:p>
          </table:table-cell>
          <table:table-cell table:formula="of:=AVERAGE([.B222:.K222])" office:value-type="float" office:value="0.874548904157237" calcext:value-type="float">
            <text:p>0,874548904157237</text:p>
          </table:table-cell>
          <table:table-cell table:formula="of:=COM.MICROSOFT.VAR.S([.B222:.K222])" office:value-type="float" office:value="4.31830450834243" calcext:value-type="float">
            <text:p>4,31830450834243</text:p>
          </table:table-cell>
          <table:table-cell table:formula="of:=COM.MICROSOFT.VAR.P([.B222:.K222])" office:value-type="float" office:value="3.88647405750818" calcext:value-type="float">
            <text:p>3,8864740575081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NORMINV(RAND();0;2)" office:value-type="float" office:value="2.19472153535406" calcext:value-type="float">
            <text:p>2,19472153535406</text:p>
          </table:table-cell>
          <table:table-cell table:formula="of:=NORMINV(RAND();0;2)" office:value-type="float" office:value="0.51265770577163" calcext:value-type="float">
            <text:p>0,51265770577163</text:p>
          </table:table-cell>
          <table:table-cell table:formula="of:=NORMINV(RAND();0;2)" office:value-type="float" office:value="1.50468774920946" calcext:value-type="float">
            <text:p>1,50468774920946</text:p>
          </table:table-cell>
          <table:table-cell table:formula="of:=NORMINV(RAND();0;2)" office:value-type="float" office:value="0.731134489572156" calcext:value-type="float">
            <text:p>0,731134489572156</text:p>
          </table:table-cell>
          <table:table-cell table:formula="of:=NORMINV(RAND();0;2)" office:value-type="float" office:value="-0.710373472530714" calcext:value-type="float">
            <text:p>-0,710373472530714</text:p>
          </table:table-cell>
          <table:table-cell table:formula="of:=NORMINV(RAND();0;2)" office:value-type="float" office:value="-1.39632220420361" calcext:value-type="float">
            <text:p>-1,39632220420361</text:p>
          </table:table-cell>
          <table:table-cell table:formula="of:=NORMINV(RAND();0;2)" office:value-type="float" office:value="-2.32174805732879" calcext:value-type="float">
            <text:p>-2,32174805732879</text:p>
          </table:table-cell>
          <table:table-cell table:formula="of:=NORMINV(RAND();0;2)" office:value-type="float" office:value="-4.95108408183619" calcext:value-type="float">
            <text:p>-4,95108408183619</text:p>
          </table:table-cell>
          <table:table-cell table:formula="of:=NORMINV(RAND();0;2)" office:value-type="float" office:value="-4.57505387641879" calcext:value-type="float">
            <text:p>-4,57505387641879</text:p>
          </table:table-cell>
          <table:table-cell table:formula="of:=NORMINV(RAND();0;2)" office:value-type="float" office:value="1.43143933920685" calcext:value-type="float">
            <text:p>1,43143933920685</text:p>
          </table:table-cell>
          <table:table-cell table:formula="of:=AVERAGE([.B223:.K223])" office:value-type="float" office:value="-0.757994087320394" calcext:value-type="float">
            <text:p>-0,757994087320394</text:p>
          </table:table-cell>
          <table:table-cell table:formula="of:=COM.MICROSOFT.VAR.S([.B223:.K223])" office:value-type="float" office:value="6.38566037676475" calcext:value-type="float">
            <text:p>6,38566037676475</text:p>
          </table:table-cell>
          <table:table-cell table:formula="of:=COM.MICROSOFT.VAR.P([.B223:.K223])" office:value-type="float" office:value="5.74709433908827" calcext:value-type="float">
            <text:p>5,7470943390882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ORMINV(RAND();0;2)" office:value-type="float" office:value="1.30799995651418" calcext:value-type="float">
            <text:p>1,30799995651418</text:p>
          </table:table-cell>
          <table:table-cell table:formula="of:=NORMINV(RAND();0;2)" office:value-type="float" office:value="-2.34826351761108" calcext:value-type="float">
            <text:p>-2,34826351761108</text:p>
          </table:table-cell>
          <table:table-cell table:formula="of:=NORMINV(RAND();0;2)" office:value-type="float" office:value="0.741022802348815" calcext:value-type="float">
            <text:p>0,741022802348815</text:p>
          </table:table-cell>
          <table:table-cell table:formula="of:=NORMINV(RAND();0;2)" office:value-type="float" office:value="-1.6459906605457" calcext:value-type="float">
            <text:p>-1,6459906605457</text:p>
          </table:table-cell>
          <table:table-cell table:formula="of:=NORMINV(RAND();0;2)" office:value-type="float" office:value="-5.21086710587923" calcext:value-type="float">
            <text:p>-5,21086710587923</text:p>
          </table:table-cell>
          <table:table-cell table:formula="of:=NORMINV(RAND();0;2)" office:value-type="float" office:value="4.20647027903847" calcext:value-type="float">
            <text:p>4,20647027903847</text:p>
          </table:table-cell>
          <table:table-cell table:formula="of:=NORMINV(RAND();0;2)" office:value-type="float" office:value="-0.170722954129429" calcext:value-type="float">
            <text:p>-0,170722954129429</text:p>
          </table:table-cell>
          <table:table-cell table:formula="of:=NORMINV(RAND();0;2)" office:value-type="float" office:value="0.773404214295205" calcext:value-type="float">
            <text:p>0,773404214295205</text:p>
          </table:table-cell>
          <table:table-cell table:formula="of:=NORMINV(RAND();0;2)" office:value-type="float" office:value="-1.39125274673387" calcext:value-type="float">
            <text:p>-1,39125274673387</text:p>
          </table:table-cell>
          <table:table-cell table:formula="of:=NORMINV(RAND();0;2)" office:value-type="float" office:value="-4.53350706383519" calcext:value-type="float">
            <text:p>-4,53350706383519</text:p>
          </table:table-cell>
          <table:table-cell table:formula="of:=AVERAGE([.B224:.K224])" office:value-type="float" office:value="-0.827170679653782" calcext:value-type="float">
            <text:p>-0,827170679653782</text:p>
          </table:table-cell>
          <table:table-cell table:formula="of:=COM.MICROSOFT.VAR.S([.B224:.K224])" office:value-type="float" office:value="7.95606569580692" calcext:value-type="float">
            <text:p>7,95606569580692</text:p>
          </table:table-cell>
          <table:table-cell table:formula="of:=COM.MICROSOFT.VAR.P([.B224:.K224])" office:value-type="float" office:value="7.16045912622623" calcext:value-type="float">
            <text:p>7,1604591262262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NORMINV(RAND();0;2)" office:value-type="float" office:value="1.93582473714278" calcext:value-type="float">
            <text:p>1,93582473714278</text:p>
          </table:table-cell>
          <table:table-cell table:formula="of:=NORMINV(RAND();0;2)" office:value-type="float" office:value="-1.30041636571141" calcext:value-type="float">
            <text:p>-1,30041636571141</text:p>
          </table:table-cell>
          <table:table-cell table:formula="of:=NORMINV(RAND();0;2)" office:value-type="float" office:value="-0.0251166330998529" calcext:value-type="float">
            <text:p>-0,025116633099853</text:p>
          </table:table-cell>
          <table:table-cell table:formula="of:=NORMINV(RAND();0;2)" office:value-type="float" office:value="-2.5865742197413" calcext:value-type="float">
            <text:p>-2,5865742197413</text:p>
          </table:table-cell>
          <table:table-cell table:formula="of:=NORMINV(RAND();0;2)" office:value-type="float" office:value="1.37756412321149" calcext:value-type="float">
            <text:p>1,37756412321149</text:p>
          </table:table-cell>
          <table:table-cell table:formula="of:=NORMINV(RAND();0;2)" office:value-type="float" office:value="-0.886865583268991" calcext:value-type="float">
            <text:p>-0,886865583268991</text:p>
          </table:table-cell>
          <table:table-cell table:formula="of:=NORMINV(RAND();0;2)" office:value-type="float" office:value="-0.530926965951038" calcext:value-type="float">
            <text:p>-0,530926965951038</text:p>
          </table:table-cell>
          <table:table-cell table:formula="of:=NORMINV(RAND();0;2)" office:value-type="float" office:value="-1.56537970647591" calcext:value-type="float">
            <text:p>-1,56537970647591</text:p>
          </table:table-cell>
          <table:table-cell table:formula="of:=NORMINV(RAND();0;2)" office:value-type="float" office:value="-0.886602350981956" calcext:value-type="float">
            <text:p>-0,886602350981956</text:p>
          </table:table-cell>
          <table:table-cell table:formula="of:=NORMINV(RAND();0;2)" office:value-type="float" office:value="-2.37130174689573" calcext:value-type="float">
            <text:p>-2,37130174689573</text:p>
          </table:table-cell>
          <table:table-cell table:formula="of:=AVERAGE([.B225:.K225])" office:value-type="float" office:value="-0.683979471177192" calcext:value-type="float">
            <text:p>-0,683979471177192</text:p>
          </table:table-cell>
          <table:table-cell table:formula="of:=COM.MICROSOFT.VAR.S([.B225:.K225])" office:value-type="float" office:value="2.14187380614209" calcext:value-type="float">
            <text:p>2,14187380614209</text:p>
          </table:table-cell>
          <table:table-cell table:formula="of:=COM.MICROSOFT.VAR.P([.B225:.K225])" office:value-type="float" office:value="1.92768642552788" calcext:value-type="float">
            <text:p>1,9276864255278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NORMINV(RAND();0;2)" office:value-type="float" office:value="-1.60225681724457" calcext:value-type="float">
            <text:p>-1,60225681724457</text:p>
          </table:table-cell>
          <table:table-cell table:formula="of:=NORMINV(RAND();0;2)" office:value-type="float" office:value="1.0977155175029" calcext:value-type="float">
            <text:p>1,0977155175029</text:p>
          </table:table-cell>
          <table:table-cell table:formula="of:=NORMINV(RAND();0;2)" office:value-type="float" office:value="1.86465787734766" calcext:value-type="float">
            <text:p>1,86465787734766</text:p>
          </table:table-cell>
          <table:table-cell table:formula="of:=NORMINV(RAND();0;2)" office:value-type="float" office:value="4.46032291943565" calcext:value-type="float">
            <text:p>4,46032291943565</text:p>
          </table:table-cell>
          <table:table-cell table:formula="of:=NORMINV(RAND();0;2)" office:value-type="float" office:value="0.509451828448917" calcext:value-type="float">
            <text:p>0,509451828448917</text:p>
          </table:table-cell>
          <table:table-cell table:formula="of:=NORMINV(RAND();0;2)" office:value-type="float" office:value="0.232458799332573" calcext:value-type="float">
            <text:p>0,232458799332573</text:p>
          </table:table-cell>
          <table:table-cell table:formula="of:=NORMINV(RAND();0;2)" office:value-type="float" office:value="-0.250856831068476" calcext:value-type="float">
            <text:p>-0,250856831068476</text:p>
          </table:table-cell>
          <table:table-cell table:formula="of:=NORMINV(RAND();0;2)" office:value-type="float" office:value="2.42409127793379" calcext:value-type="float">
            <text:p>2,42409127793379</text:p>
          </table:table-cell>
          <table:table-cell table:formula="of:=NORMINV(RAND();0;2)" office:value-type="float" office:value="-1.04908011767714" calcext:value-type="float">
            <text:p>-1,04908011767714</text:p>
          </table:table-cell>
          <table:table-cell table:formula="of:=NORMINV(RAND();0;2)" office:value-type="float" office:value="-0.143104130646906" calcext:value-type="float">
            <text:p>-0,143104130646906</text:p>
          </table:table-cell>
          <table:table-cell table:formula="of:=AVERAGE([.B226:.K226])" office:value-type="float" office:value="0.75434003233644" calcext:value-type="float">
            <text:p>0,75434003233644</text:p>
          </table:table-cell>
          <table:table-cell table:formula="of:=COM.MICROSOFT.VAR.S([.B226:.K226])" office:value-type="float" office:value="3.20301342055298" calcext:value-type="float">
            <text:p>3,20301342055298</text:p>
          </table:table-cell>
          <table:table-cell table:formula="of:=COM.MICROSOFT.VAR.P([.B226:.K226])" office:value-type="float" office:value="2.88271207849768" calcext:value-type="float">
            <text:p>2,8827120784976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NORMINV(RAND();0;2)" office:value-type="float" office:value="0.616656993464269" calcext:value-type="float">
            <text:p>0,616656993464269</text:p>
          </table:table-cell>
          <table:table-cell table:formula="of:=NORMINV(RAND();0;2)" office:value-type="float" office:value="0.387697255356675" calcext:value-type="float">
            <text:p>0,387697255356675</text:p>
          </table:table-cell>
          <table:table-cell table:formula="of:=NORMINV(RAND();0;2)" office:value-type="float" office:value="-0.155461982074504" calcext:value-type="float">
            <text:p>-0,155461982074504</text:p>
          </table:table-cell>
          <table:table-cell table:formula="of:=NORMINV(RAND();0;2)" office:value-type="float" office:value="-0.122002989161042" calcext:value-type="float">
            <text:p>-0,122002989161042</text:p>
          </table:table-cell>
          <table:table-cell table:formula="of:=NORMINV(RAND();0;2)" office:value-type="float" office:value="-0.976177073297003" calcext:value-type="float">
            <text:p>-0,976177073297003</text:p>
          </table:table-cell>
          <table:table-cell table:formula="of:=NORMINV(RAND();0;2)" office:value-type="float" office:value="-2.21945026572036" calcext:value-type="float">
            <text:p>-2,21945026572036</text:p>
          </table:table-cell>
          <table:table-cell table:formula="of:=NORMINV(RAND();0;2)" office:value-type="float" office:value="-1.85998941119076" calcext:value-type="float">
            <text:p>-1,85998941119076</text:p>
          </table:table-cell>
          <table:table-cell table:formula="of:=NORMINV(RAND();0;2)" office:value-type="float" office:value="-0.739511154963091" calcext:value-type="float">
            <text:p>-0,739511154963091</text:p>
          </table:table-cell>
          <table:table-cell table:formula="of:=NORMINV(RAND();0;2)" office:value-type="float" office:value="-0.59765010251914" calcext:value-type="float">
            <text:p>-0,59765010251914</text:p>
          </table:table-cell>
          <table:table-cell table:formula="of:=NORMINV(RAND();0;2)" office:value-type="float" office:value="-2.38695506381109" calcext:value-type="float">
            <text:p>-2,38695506381109</text:p>
          </table:table-cell>
          <table:table-cell table:formula="of:=AVERAGE([.B227:.K227])" office:value-type="float" office:value="-0.805284379391605" calcext:value-type="float">
            <text:p>-0,805284379391605</text:p>
          </table:table-cell>
          <table:table-cell table:formula="of:=COM.MICROSOFT.VAR.S([.B227:.K227])" office:value-type="float" office:value="1.11387305443345" calcext:value-type="float">
            <text:p>1,11387305443345</text:p>
          </table:table-cell>
          <table:table-cell table:formula="of:=COM.MICROSOFT.VAR.P([.B227:.K227])" office:value-type="float" office:value="1.00248574899011" calcext:value-type="float">
            <text:p>1,0024857489901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NORMINV(RAND();0;2)" office:value-type="float" office:value="-0.45299302779834" calcext:value-type="float">
            <text:p>-0,45299302779834</text:p>
          </table:table-cell>
          <table:table-cell table:formula="of:=NORMINV(RAND();0;2)" office:value-type="float" office:value="-3.60359317435809" calcext:value-type="float">
            <text:p>-3,60359317435809</text:p>
          </table:table-cell>
          <table:table-cell table:formula="of:=NORMINV(RAND();0;2)" office:value-type="float" office:value="-2.21136784654308" calcext:value-type="float">
            <text:p>-2,21136784654308</text:p>
          </table:table-cell>
          <table:table-cell table:formula="of:=NORMINV(RAND();0;2)" office:value-type="float" office:value="3.04562342176844" calcext:value-type="float">
            <text:p>3,04562342176844</text:p>
          </table:table-cell>
          <table:table-cell table:formula="of:=NORMINV(RAND();0;2)" office:value-type="float" office:value="-0.964061996336339" calcext:value-type="float">
            <text:p>-0,964061996336339</text:p>
          </table:table-cell>
          <table:table-cell table:formula="of:=NORMINV(RAND();0;2)" office:value-type="float" office:value="-2.19636938723517" calcext:value-type="float">
            <text:p>-2,19636938723517</text:p>
          </table:table-cell>
          <table:table-cell table:formula="of:=NORMINV(RAND();0;2)" office:value-type="float" office:value="0.367719747422744" calcext:value-type="float">
            <text:p>0,367719747422744</text:p>
          </table:table-cell>
          <table:table-cell table:formula="of:=NORMINV(RAND();0;2)" office:value-type="float" office:value="-1.49492627187644" calcext:value-type="float">
            <text:p>-1,49492627187644</text:p>
          </table:table-cell>
          <table:table-cell table:formula="of:=NORMINV(RAND();0;2)" office:value-type="float" office:value="-1.25271651001898" calcext:value-type="float">
            <text:p>-1,25271651001898</text:p>
          </table:table-cell>
          <table:table-cell table:formula="of:=NORMINV(RAND();0;2)" office:value-type="float" office:value="1.37019731322952" calcext:value-type="float">
            <text:p>1,37019731322952</text:p>
          </table:table-cell>
          <table:table-cell table:formula="of:=AVERAGE([.B228:.K228])" office:value-type="float" office:value="-0.739248773174574" calcext:value-type="float">
            <text:p>-0,739248773174574</text:p>
          </table:table-cell>
          <table:table-cell table:formula="of:=COM.MICROSOFT.VAR.S([.B228:.K228])" office:value-type="float" office:value="3.71804271818583" calcext:value-type="float">
            <text:p>3,71804271818583</text:p>
          </table:table-cell>
          <table:table-cell table:formula="of:=COM.MICROSOFT.VAR.P([.B228:.K228])" office:value-type="float" office:value="3.34623844636724" calcext:value-type="float">
            <text:p>3,3462384463672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NORMINV(RAND();0;2)" office:value-type="float" office:value="-0.908472519024628" calcext:value-type="float">
            <text:p>-0,908472519024628</text:p>
          </table:table-cell>
          <table:table-cell table:formula="of:=NORMINV(RAND();0;2)" office:value-type="float" office:value="-1.45914035353041" calcext:value-type="float">
            <text:p>-1,45914035353041</text:p>
          </table:table-cell>
          <table:table-cell table:formula="of:=NORMINV(RAND();0;2)" office:value-type="float" office:value="0.336685121375602" calcext:value-type="float">
            <text:p>0,336685121375602</text:p>
          </table:table-cell>
          <table:table-cell table:formula="of:=NORMINV(RAND();0;2)" office:value-type="float" office:value="0.184344481168426" calcext:value-type="float">
            <text:p>0,184344481168426</text:p>
          </table:table-cell>
          <table:table-cell table:formula="of:=NORMINV(RAND();0;2)" office:value-type="float" office:value="0.658125547901603" calcext:value-type="float">
            <text:p>0,658125547901603</text:p>
          </table:table-cell>
          <table:table-cell table:formula="of:=NORMINV(RAND();0;2)" office:value-type="float" office:value="0.720472967113377" calcext:value-type="float">
            <text:p>0,720472967113377</text:p>
          </table:table-cell>
          <table:table-cell table:formula="of:=NORMINV(RAND();0;2)" office:value-type="float" office:value="-0.729901828683996" calcext:value-type="float">
            <text:p>-0,729901828683996</text:p>
          </table:table-cell>
          <table:table-cell table:formula="of:=NORMINV(RAND();0;2)" office:value-type="float" office:value="-0.449571000379865" calcext:value-type="float">
            <text:p>-0,449571000379865</text:p>
          </table:table-cell>
          <table:table-cell table:formula="of:=NORMINV(RAND();0;2)" office:value-type="float" office:value="1.85154249414748" calcext:value-type="float">
            <text:p>1,85154249414748</text:p>
          </table:table-cell>
          <table:table-cell table:formula="of:=NORMINV(RAND();0;2)" office:value-type="float" office:value="2.34615657859046" calcext:value-type="float">
            <text:p>2,34615657859046</text:p>
          </table:table-cell>
          <table:table-cell table:formula="of:=AVERAGE([.B229:.K229])" office:value-type="float" office:value="0.255024148867805" calcext:value-type="float">
            <text:p>0,255024148867805</text:p>
          </table:table-cell>
          <table:table-cell table:formula="of:=COM.MICROSOFT.VAR.S([.B229:.K229])" office:value-type="float" office:value="1.45234678652191" calcext:value-type="float">
            <text:p>1,45234678652191</text:p>
          </table:table-cell>
          <table:table-cell table:formula="of:=COM.MICROSOFT.VAR.P([.B229:.K229])" office:value-type="float" office:value="1.30711210786972" calcext:value-type="float">
            <text:p>1,3071121078697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NORMINV(RAND();0;2)" office:value-type="float" office:value="1.09373087967479" calcext:value-type="float">
            <text:p>1,09373087967479</text:p>
          </table:table-cell>
          <table:table-cell table:formula="of:=NORMINV(RAND();0;2)" office:value-type="float" office:value="-3.12494482799098" calcext:value-type="float">
            <text:p>-3,12494482799098</text:p>
          </table:table-cell>
          <table:table-cell table:formula="of:=NORMINV(RAND();0;2)" office:value-type="float" office:value="1.31341621580455" calcext:value-type="float">
            <text:p>1,31341621580455</text:p>
          </table:table-cell>
          <table:table-cell table:formula="of:=NORMINV(RAND();0;2)" office:value-type="float" office:value="-2.0002407510062" calcext:value-type="float">
            <text:p>-2,0002407510062</text:p>
          </table:table-cell>
          <table:table-cell table:formula="of:=NORMINV(RAND();0;2)" office:value-type="float" office:value="-0.661006475361147" calcext:value-type="float">
            <text:p>-0,661006475361147</text:p>
          </table:table-cell>
          <table:table-cell table:formula="of:=NORMINV(RAND();0;2)" office:value-type="float" office:value="-0.248235182334534" calcext:value-type="float">
            <text:p>-0,248235182334534</text:p>
          </table:table-cell>
          <table:table-cell table:formula="of:=NORMINV(RAND();0;2)" office:value-type="float" office:value="1.09683518398428" calcext:value-type="float">
            <text:p>1,09683518398428</text:p>
          </table:table-cell>
          <table:table-cell table:formula="of:=NORMINV(RAND();0;2)" office:value-type="float" office:value="3.19038959952004" calcext:value-type="float">
            <text:p>3,19038959952004</text:p>
          </table:table-cell>
          <table:table-cell table:formula="of:=NORMINV(RAND();0;2)" office:value-type="float" office:value="-3.96660080051302" calcext:value-type="float">
            <text:p>-3,96660080051302</text:p>
          </table:table-cell>
          <table:table-cell table:formula="of:=NORMINV(RAND();0;2)" office:value-type="float" office:value="2.29599225213964" calcext:value-type="float">
            <text:p>2,29599225213964</text:p>
          </table:table-cell>
          <table:table-cell table:formula="of:=AVERAGE([.B230:.K230])" office:value-type="float" office:value="-0.101066390608259" calcext:value-type="float">
            <text:p>-0,101066390608259</text:p>
          </table:table-cell>
          <table:table-cell table:formula="of:=COM.MICROSOFT.VAR.S([.B230:.K230])" office:value-type="float" office:value="5.49678825513838" calcext:value-type="float">
            <text:p>5,49678825513838</text:p>
          </table:table-cell>
          <table:table-cell table:formula="of:=COM.MICROSOFT.VAR.P([.B230:.K230])" office:value-type="float" office:value="4.94710942962454" calcext:value-type="float">
            <text:p>4,94710942962454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NORMINV(RAND();0;2)" office:value-type="float" office:value="-1.33637735348414" calcext:value-type="float">
            <text:p>-1,33637735348414</text:p>
          </table:table-cell>
          <table:table-cell table:formula="of:=NORMINV(RAND();0;2)" office:value-type="float" office:value="-2.89527206684099" calcext:value-type="float">
            <text:p>-2,89527206684099</text:p>
          </table:table-cell>
          <table:table-cell table:formula="of:=NORMINV(RAND();0;2)" office:value-type="float" office:value="2.97068531890909" calcext:value-type="float">
            <text:p>2,97068531890909</text:p>
          </table:table-cell>
          <table:table-cell table:formula="of:=NORMINV(RAND();0;2)" office:value-type="float" office:value="0.876918225118486" calcext:value-type="float">
            <text:p>0,876918225118486</text:p>
          </table:table-cell>
          <table:table-cell table:formula="of:=NORMINV(RAND();0;2)" office:value-type="float" office:value="-2.1633441846413" calcext:value-type="float">
            <text:p>-2,1633441846413</text:p>
          </table:table-cell>
          <table:table-cell table:formula="of:=NORMINV(RAND();0;2)" office:value-type="float" office:value="-2.36079854788218" calcext:value-type="float">
            <text:p>-2,36079854788218</text:p>
          </table:table-cell>
          <table:table-cell table:formula="of:=NORMINV(RAND();0;2)" office:value-type="float" office:value="2.56265159071028" calcext:value-type="float">
            <text:p>2,56265159071028</text:p>
          </table:table-cell>
          <table:table-cell table:formula="of:=NORMINV(RAND();0;2)" office:value-type="float" office:value="1.11169471970376" calcext:value-type="float">
            <text:p>1,11169471970376</text:p>
          </table:table-cell>
          <table:table-cell table:formula="of:=NORMINV(RAND();0;2)" office:value-type="float" office:value="1.57517514801668" calcext:value-type="float">
            <text:p>1,57517514801668</text:p>
          </table:table-cell>
          <table:table-cell table:formula="of:=NORMINV(RAND();0;2)" office:value-type="float" office:value="-1.25775395529805" calcext:value-type="float">
            <text:p>-1,25775395529805</text:p>
          </table:table-cell>
          <table:table-cell table:formula="of:=AVERAGE([.B231:.K231])" office:value-type="float" office:value="-0.0916421105688357" calcext:value-type="float">
            <text:p>-0,091642110568836</text:p>
          </table:table-cell>
          <table:table-cell table:formula="of:=COM.MICROSOFT.VAR.S([.B231:.K231])" office:value-type="float" office:value="4.64423075269501" calcext:value-type="float">
            <text:p>4,64423075269501</text:p>
          </table:table-cell>
          <table:table-cell table:formula="of:=COM.MICROSOFT.VAR.P([.B231:.K231])" office:value-type="float" office:value="4.17980767742551" calcext:value-type="float">
            <text:p>4,17980767742551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NORMINV(RAND();0;2)" office:value-type="float" office:value="-1.89089132124198" calcext:value-type="float">
            <text:p>-1,89089132124198</text:p>
          </table:table-cell>
          <table:table-cell table:formula="of:=NORMINV(RAND();0;2)" office:value-type="float" office:value="3.24123371663383" calcext:value-type="float">
            <text:p>3,24123371663383</text:p>
          </table:table-cell>
          <table:table-cell table:formula="of:=NORMINV(RAND();0;2)" office:value-type="float" office:value="1.64954988332025" calcext:value-type="float">
            <text:p>1,64954988332025</text:p>
          </table:table-cell>
          <table:table-cell table:formula="of:=NORMINV(RAND();0;2)" office:value-type="float" office:value="2.29094750367581" calcext:value-type="float">
            <text:p>2,29094750367581</text:p>
          </table:table-cell>
          <table:table-cell table:formula="of:=NORMINV(RAND();0;2)" office:value-type="float" office:value="-0.741492329584169" calcext:value-type="float">
            <text:p>-0,741492329584169</text:p>
          </table:table-cell>
          <table:table-cell table:formula="of:=NORMINV(RAND();0;2)" office:value-type="float" office:value="2.25155114266353" calcext:value-type="float">
            <text:p>2,25155114266353</text:p>
          </table:table-cell>
          <table:table-cell table:formula="of:=NORMINV(RAND();0;2)" office:value-type="float" office:value="1.06198941980618" calcext:value-type="float">
            <text:p>1,06198941980618</text:p>
          </table:table-cell>
          <table:table-cell table:formula="of:=NORMINV(RAND();0;2)" office:value-type="float" office:value="0.516248041780102" calcext:value-type="float">
            <text:p>0,516248041780102</text:p>
          </table:table-cell>
          <table:table-cell table:formula="of:=NORMINV(RAND();0;2)" office:value-type="float" office:value="1.68322921608477" calcext:value-type="float">
            <text:p>1,68322921608477</text:p>
          </table:table-cell>
          <table:table-cell table:formula="of:=NORMINV(RAND();0;2)" office:value-type="float" office:value="3.35911158196893" calcext:value-type="float">
            <text:p>3,35911158196893</text:p>
          </table:table-cell>
          <table:table-cell table:formula="of:=AVERAGE([.B232:.K232])" office:value-type="float" office:value="1.34214768551072" calcext:value-type="float">
            <text:p>1,34214768551072</text:p>
          </table:table-cell>
          <table:table-cell table:formula="of:=COM.MICROSOFT.VAR.S([.B232:.K232])" office:value-type="float" office:value="2.79638170942415" calcext:value-type="float">
            <text:p>2,79638170942415</text:p>
          </table:table-cell>
          <table:table-cell table:formula="of:=COM.MICROSOFT.VAR.P([.B232:.K232])" office:value-type="float" office:value="2.51674353848173" calcext:value-type="float">
            <text:p>2,5167435384817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NORMINV(RAND();0;2)" office:value-type="float" office:value="1.48710531698955" calcext:value-type="float">
            <text:p>1,48710531698955</text:p>
          </table:table-cell>
          <table:table-cell table:formula="of:=NORMINV(RAND();0;2)" office:value-type="float" office:value="1.77983872352907" calcext:value-type="float">
            <text:p>1,77983872352907</text:p>
          </table:table-cell>
          <table:table-cell table:formula="of:=NORMINV(RAND();0;2)" office:value-type="float" office:value="0.144139967143678" calcext:value-type="float">
            <text:p>0,144139967143678</text:p>
          </table:table-cell>
          <table:table-cell table:formula="of:=NORMINV(RAND();0;2)" office:value-type="float" office:value="1.68842441200048" calcext:value-type="float">
            <text:p>1,68842441200048</text:p>
          </table:table-cell>
          <table:table-cell table:formula="of:=NORMINV(RAND();0;2)" office:value-type="float" office:value="-0.173451369528778" calcext:value-type="float">
            <text:p>-0,173451369528778</text:p>
          </table:table-cell>
          <table:table-cell table:formula="of:=NORMINV(RAND();0;2)" office:value-type="float" office:value="0.155267912340235" calcext:value-type="float">
            <text:p>0,155267912340235</text:p>
          </table:table-cell>
          <table:table-cell table:formula="of:=NORMINV(RAND();0;2)" office:value-type="float" office:value="-3.91071631633147" calcext:value-type="float">
            <text:p>-3,91071631633147</text:p>
          </table:table-cell>
          <table:table-cell table:formula="of:=NORMINV(RAND();0;2)" office:value-type="float" office:value="3.62274170509079" calcext:value-type="float">
            <text:p>3,62274170509079</text:p>
          </table:table-cell>
          <table:table-cell table:formula="of:=NORMINV(RAND();0;2)" office:value-type="float" office:value="-1.4086558581385" calcext:value-type="float">
            <text:p>-1,4086558581385</text:p>
          </table:table-cell>
          <table:table-cell table:formula="of:=NORMINV(RAND();0;2)" office:value-type="float" office:value="-0.23355214980032" calcext:value-type="float">
            <text:p>-0,23355214980032</text:p>
          </table:table-cell>
          <table:table-cell table:formula="of:=AVERAGE([.B233:.K233])" office:value-type="float" office:value="0.315114234329473" calcext:value-type="float">
            <text:p>0,315114234329473</text:p>
          </table:table-cell>
          <table:table-cell table:formula="of:=COM.MICROSOFT.VAR.S([.B233:.K233])" office:value-type="float" office:value="4.19654473646139" calcext:value-type="float">
            <text:p>4,19654473646139</text:p>
          </table:table-cell>
          <table:table-cell table:formula="of:=COM.MICROSOFT.VAR.P([.B233:.K233])" office:value-type="float" office:value="3.77689026281525" calcext:value-type="float">
            <text:p>3,7768902628152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ORMINV(RAND();0;2)" office:value-type="float" office:value="-1.75244211717743" calcext:value-type="float">
            <text:p>-1,75244211717743</text:p>
          </table:table-cell>
          <table:table-cell table:formula="of:=NORMINV(RAND();0;2)" office:value-type="float" office:value="-1.57207077142031" calcext:value-type="float">
            <text:p>-1,57207077142031</text:p>
          </table:table-cell>
          <table:table-cell table:formula="of:=NORMINV(RAND();0;2)" office:value-type="float" office:value="-0.541291475467309" calcext:value-type="float">
            <text:p>-0,541291475467309</text:p>
          </table:table-cell>
          <table:table-cell table:formula="of:=NORMINV(RAND();0;2)" office:value-type="float" office:value="2.43031941189192" calcext:value-type="float">
            <text:p>2,43031941189192</text:p>
          </table:table-cell>
          <table:table-cell table:formula="of:=NORMINV(RAND();0;2)" office:value-type="float" office:value="-2.31838721114728" calcext:value-type="float">
            <text:p>-2,31838721114728</text:p>
          </table:table-cell>
          <table:table-cell table:formula="of:=NORMINV(RAND();0;2)" office:value-type="float" office:value="1.83169614968661" calcext:value-type="float">
            <text:p>1,83169614968661</text:p>
          </table:table-cell>
          <table:table-cell table:formula="of:=NORMINV(RAND();0;2)" office:value-type="float" office:value="-2.54235248557399" calcext:value-type="float">
            <text:p>-2,54235248557399</text:p>
          </table:table-cell>
          <table:table-cell table:formula="of:=NORMINV(RAND();0;2)" office:value-type="float" office:value="-1.30911027630404" calcext:value-type="float">
            <text:p>-1,30911027630404</text:p>
          </table:table-cell>
          <table:table-cell table:formula="of:=NORMINV(RAND();0;2)" office:value-type="float" office:value="-2.67564247823562" calcext:value-type="float">
            <text:p>-2,67564247823562</text:p>
          </table:table-cell>
          <table:table-cell table:formula="of:=NORMINV(RAND();0;2)" office:value-type="float" office:value="-0.416741578813776" calcext:value-type="float">
            <text:p>-0,416741578813776</text:p>
          </table:table-cell>
          <table:table-cell table:formula="of:=AVERAGE([.B234:.K234])" office:value-type="float" office:value="-0.886602283256122" calcext:value-type="float">
            <text:p>-0,886602283256122</text:p>
          </table:table-cell>
          <table:table-cell table:formula="of:=COM.MICROSOFT.VAR.S([.B234:.K234])" office:value-type="float" office:value="3.1245960933069" calcext:value-type="float">
            <text:p>3,1245960933069</text:p>
          </table:table-cell>
          <table:table-cell table:formula="of:=COM.MICROSOFT.VAR.P([.B234:.K234])" office:value-type="float" office:value="2.81213648397621" calcext:value-type="float">
            <text:p>2,8121364839762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NORMINV(RAND();0;2)" office:value-type="float" office:value="-2.06580932618591" calcext:value-type="float">
            <text:p>-2,06580932618591</text:p>
          </table:table-cell>
          <table:table-cell table:formula="of:=NORMINV(RAND();0;2)" office:value-type="float" office:value="1.34820905925178" calcext:value-type="float">
            <text:p>1,34820905925178</text:p>
          </table:table-cell>
          <table:table-cell table:formula="of:=NORMINV(RAND();0;2)" office:value-type="float" office:value="1.91883716735737" calcext:value-type="float">
            <text:p>1,91883716735737</text:p>
          </table:table-cell>
          <table:table-cell table:formula="of:=NORMINV(RAND();0;2)" office:value-type="float" office:value="0.143034572089456" calcext:value-type="float">
            <text:p>0,143034572089456</text:p>
          </table:table-cell>
          <table:table-cell table:formula="of:=NORMINV(RAND();0;2)" office:value-type="float" office:value="-3.99459501576821" calcext:value-type="float">
            <text:p>-3,99459501576821</text:p>
          </table:table-cell>
          <table:table-cell table:formula="of:=NORMINV(RAND();0;2)" office:value-type="float" office:value="1.56828861329515" calcext:value-type="float">
            <text:p>1,56828861329515</text:p>
          </table:table-cell>
          <table:table-cell table:formula="of:=NORMINV(RAND();0;2)" office:value-type="float" office:value="-0.0778151448225275" calcext:value-type="float">
            <text:p>-0,077815144822528</text:p>
          </table:table-cell>
          <table:table-cell table:formula="of:=NORMINV(RAND();0;2)" office:value-type="float" office:value="-0.673490890366233" calcext:value-type="float">
            <text:p>-0,673490890366233</text:p>
          </table:table-cell>
          <table:table-cell table:formula="of:=NORMINV(RAND();0;2)" office:value-type="float" office:value="-1.06326868240241" calcext:value-type="float">
            <text:p>-1,06326868240241</text:p>
          </table:table-cell>
          <table:table-cell table:formula="of:=NORMINV(RAND();0;2)" office:value-type="float" office:value="0.608849936178302" calcext:value-type="float">
            <text:p>0,608849936178302</text:p>
          </table:table-cell>
          <table:table-cell table:formula="of:=AVERAGE([.B235:.K235])" office:value-type="float" office:value="-0.228775971137323" calcext:value-type="float">
            <text:p>-0,228775971137323</text:p>
          </table:table-cell>
          <table:table-cell table:formula="of:=COM.MICROSOFT.VAR.S([.B235:.K235])" office:value-type="float" office:value="3.29349428667505" calcext:value-type="float">
            <text:p>3,29349428667505</text:p>
          </table:table-cell>
          <table:table-cell table:formula="of:=COM.MICROSOFT.VAR.P([.B235:.K235])" office:value-type="float" office:value="2.96414485800754" calcext:value-type="float">
            <text:p>2,9641448580075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NORMINV(RAND();0;2)" office:value-type="float" office:value="0.505877003384908" calcext:value-type="float">
            <text:p>0,505877003384908</text:p>
          </table:table-cell>
          <table:table-cell table:formula="of:=NORMINV(RAND();0;2)" office:value-type="float" office:value="-1.26344222331744" calcext:value-type="float">
            <text:p>-1,26344222331744</text:p>
          </table:table-cell>
          <table:table-cell table:formula="of:=NORMINV(RAND();0;2)" office:value-type="float" office:value="-0.627036677054114" calcext:value-type="float">
            <text:p>-0,627036677054114</text:p>
          </table:table-cell>
          <table:table-cell table:formula="of:=NORMINV(RAND();0;2)" office:value-type="float" office:value="2.33115557474066" calcext:value-type="float">
            <text:p>2,33115557474066</text:p>
          </table:table-cell>
          <table:table-cell table:formula="of:=NORMINV(RAND();0;2)" office:value-type="float" office:value="0.217382003237368" calcext:value-type="float">
            <text:p>0,217382003237368</text:p>
          </table:table-cell>
          <table:table-cell table:formula="of:=NORMINV(RAND();0;2)" office:value-type="float" office:value="-3.36776479950642" calcext:value-type="float">
            <text:p>-3,36776479950642</text:p>
          </table:table-cell>
          <table:table-cell table:formula="of:=NORMINV(RAND();0;2)" office:value-type="float" office:value="1.77284112430038" calcext:value-type="float">
            <text:p>1,77284112430038</text:p>
          </table:table-cell>
          <table:table-cell table:formula="of:=NORMINV(RAND();0;2)" office:value-type="float" office:value="-0.011719076040609" calcext:value-type="float">
            <text:p>-0,011719076040609</text:p>
          </table:table-cell>
          <table:table-cell table:formula="of:=NORMINV(RAND();0;2)" office:value-type="float" office:value="-0.503513923239632" calcext:value-type="float">
            <text:p>-0,503513923239632</text:p>
          </table:table-cell>
          <table:table-cell table:formula="of:=NORMINV(RAND();0;2)" office:value-type="float" office:value="0.919865377808609" calcext:value-type="float">
            <text:p>0,919865377808609</text:p>
          </table:table-cell>
          <table:table-cell table:formula="of:=AVERAGE([.B236:.K236])" office:value-type="float" office:value="-0.0026355615686292" calcext:value-type="float">
            <text:p>-0,002635561568629</text:p>
          </table:table-cell>
          <table:table-cell table:formula="of:=COM.MICROSOFT.VAR.S([.B236:.K236])" office:value-type="float" office:value="2.59016287704997" calcext:value-type="float">
            <text:p>2,59016287704997</text:p>
          </table:table-cell>
          <table:table-cell table:formula="of:=COM.MICROSOFT.VAR.P([.B236:.K236])" office:value-type="float" office:value="2.33114658934497" calcext:value-type="float">
            <text:p>2,33114658934497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NORMINV(RAND();0;2)" office:value-type="float" office:value="0.0462909500952816" calcext:value-type="float">
            <text:p>0,046290950095282</text:p>
          </table:table-cell>
          <table:table-cell table:formula="of:=NORMINV(RAND();0;2)" office:value-type="float" office:value="-2.11063710849607" calcext:value-type="float">
            <text:p>-2,11063710849607</text:p>
          </table:table-cell>
          <table:table-cell table:formula="of:=NORMINV(RAND();0;2)" office:value-type="float" office:value="1.22924637999342" calcext:value-type="float">
            <text:p>1,22924637999342</text:p>
          </table:table-cell>
          <table:table-cell table:formula="of:=NORMINV(RAND();0;2)" office:value-type="float" office:value="3.55928350241268" calcext:value-type="float">
            <text:p>3,55928350241268</text:p>
          </table:table-cell>
          <table:table-cell table:formula="of:=NORMINV(RAND();0;2)" office:value-type="float" office:value="0.244839217645765" calcext:value-type="float">
            <text:p>0,244839217645765</text:p>
          </table:table-cell>
          <table:table-cell table:formula="of:=NORMINV(RAND();0;2)" office:value-type="float" office:value="1.83251016213699" calcext:value-type="float">
            <text:p>1,83251016213699</text:p>
          </table:table-cell>
          <table:table-cell table:formula="of:=NORMINV(RAND();0;2)" office:value-type="float" office:value="-1.22115351532621" calcext:value-type="float">
            <text:p>-1,22115351532621</text:p>
          </table:table-cell>
          <table:table-cell table:formula="of:=NORMINV(RAND();0;2)" office:value-type="float" office:value="0.489113338981603" calcext:value-type="float">
            <text:p>0,489113338981603</text:p>
          </table:table-cell>
          <table:table-cell table:formula="of:=NORMINV(RAND();0;2)" office:value-type="float" office:value="-1.97407100097423" calcext:value-type="float">
            <text:p>-1,97407100097423</text:p>
          </table:table-cell>
          <table:table-cell table:formula="of:=NORMINV(RAND();0;2)" office:value-type="float" office:value="-0.449058321871126" calcext:value-type="float">
            <text:p>-0,449058321871126</text:p>
          </table:table-cell>
          <table:table-cell table:formula="of:=AVERAGE([.B237:.K237])" office:value-type="float" office:value="0.164636360459811" calcext:value-type="float">
            <text:p>0,164636360459811</text:p>
          </table:table-cell>
          <table:table-cell table:formula="of:=COM.MICROSOFT.VAR.S([.B237:.K237])" office:value-type="float" office:value="3.06805816152955" calcext:value-type="float">
            <text:p>3,06805816152955</text:p>
          </table:table-cell>
          <table:table-cell table:formula="of:=COM.MICROSOFT.VAR.P([.B237:.K237])" office:value-type="float" office:value="2.76125234537659" calcext:value-type="float">
            <text:p>2,7612523453765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NORMINV(RAND();0;2)" office:value-type="float" office:value="-1.38192213357244" calcext:value-type="float">
            <text:p>-1,38192213357244</text:p>
          </table:table-cell>
          <table:table-cell table:formula="of:=NORMINV(RAND();0;2)" office:value-type="float" office:value="-1.83849782130654" calcext:value-type="float">
            <text:p>-1,83849782130654</text:p>
          </table:table-cell>
          <table:table-cell table:formula="of:=NORMINV(RAND();0;2)" office:value-type="float" office:value="-1.92359175523058" calcext:value-type="float">
            <text:p>-1,92359175523058</text:p>
          </table:table-cell>
          <table:table-cell table:formula="of:=NORMINV(RAND();0;2)" office:value-type="float" office:value="-1.80659967229147" calcext:value-type="float">
            <text:p>-1,80659967229147</text:p>
          </table:table-cell>
          <table:table-cell table:formula="of:=NORMINV(RAND();0;2)" office:value-type="float" office:value="1.85389382628945" calcext:value-type="float">
            <text:p>1,85389382628945</text:p>
          </table:table-cell>
          <table:table-cell table:formula="of:=NORMINV(RAND();0;2)" office:value-type="float" office:value="-1.22965894788619" calcext:value-type="float">
            <text:p>-1,22965894788619</text:p>
          </table:table-cell>
          <table:table-cell table:formula="of:=NORMINV(RAND();0;2)" office:value-type="float" office:value="-1.94351370003856" calcext:value-type="float">
            <text:p>-1,94351370003856</text:p>
          </table:table-cell>
          <table:table-cell table:formula="of:=NORMINV(RAND();0;2)" office:value-type="float" office:value="3.51643932727319" calcext:value-type="float">
            <text:p>3,51643932727319</text:p>
          </table:table-cell>
          <table:table-cell table:formula="of:=NORMINV(RAND();0;2)" office:value-type="float" office:value="-1.86231582108231" calcext:value-type="float">
            <text:p>-1,86231582108231</text:p>
          </table:table-cell>
          <table:table-cell table:formula="of:=NORMINV(RAND();0;2)" office:value-type="float" office:value="-0.105911227311241" calcext:value-type="float">
            <text:p>-0,105911227311241</text:p>
          </table:table-cell>
          <table:table-cell table:formula="of:=AVERAGE([.B238:.K238])" office:value-type="float" office:value="-0.672167792515669" calcext:value-type="float">
            <text:p>-0,672167792515669</text:p>
          </table:table-cell>
          <table:table-cell table:formula="of:=COM.MICROSOFT.VAR.S([.B238:.K238])" office:value-type="float" office:value="3.58963412482144" calcext:value-type="float">
            <text:p>3,58963412482144</text:p>
          </table:table-cell>
          <table:table-cell table:formula="of:=COM.MICROSOFT.VAR.P([.B238:.K238])" office:value-type="float" office:value="3.2306707123393" calcext:value-type="float">
            <text:p>3,2306707123393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NORMINV(RAND();0;2)" office:value-type="float" office:value="-1.63830203584774" calcext:value-type="float">
            <text:p>-1,63830203584774</text:p>
          </table:table-cell>
          <table:table-cell table:formula="of:=NORMINV(RAND();0;2)" office:value-type="float" office:value="1.75978118437355" calcext:value-type="float">
            <text:p>1,75978118437355</text:p>
          </table:table-cell>
          <table:table-cell table:formula="of:=NORMINV(RAND();0;2)" office:value-type="float" office:value="0.795249799214113" calcext:value-type="float">
            <text:p>0,795249799214113</text:p>
          </table:table-cell>
          <table:table-cell table:formula="of:=NORMINV(RAND();0;2)" office:value-type="float" office:value="-0.779584282005492" calcext:value-type="float">
            <text:p>-0,779584282005492</text:p>
          </table:table-cell>
          <table:table-cell table:formula="of:=NORMINV(RAND();0;2)" office:value-type="float" office:value="-0.197082597333499" calcext:value-type="float">
            <text:p>-0,197082597333499</text:p>
          </table:table-cell>
          <table:table-cell table:formula="of:=NORMINV(RAND();0;2)" office:value-type="float" office:value="2.89572463506502" calcext:value-type="float">
            <text:p>2,89572463506502</text:p>
          </table:table-cell>
          <table:table-cell table:formula="of:=NORMINV(RAND();0;2)" office:value-type="float" office:value="2.61849722858639" calcext:value-type="float">
            <text:p>2,61849722858639</text:p>
          </table:table-cell>
          <table:table-cell table:formula="of:=NORMINV(RAND();0;2)" office:value-type="float" office:value="-0.603481884290016" calcext:value-type="float">
            <text:p>-0,603481884290016</text:p>
          </table:table-cell>
          <table:table-cell table:formula="of:=NORMINV(RAND();0;2)" office:value-type="float" office:value="1.50941223738523" calcext:value-type="float">
            <text:p>1,50941223738523</text:p>
          </table:table-cell>
          <table:table-cell table:formula="of:=NORMINV(RAND();0;2)" office:value-type="float" office:value="0.760168913920966" calcext:value-type="float">
            <text:p>0,760168913920966</text:p>
          </table:table-cell>
          <table:table-cell table:formula="of:=AVERAGE([.B239:.K239])" office:value-type="float" office:value="0.712038319906852" calcext:value-type="float">
            <text:p>0,712038319906852</text:p>
          </table:table-cell>
          <table:table-cell table:formula="of:=COM.MICROSOFT.VAR.S([.B239:.K239])" office:value-type="float" office:value="2.27244605515728" calcext:value-type="float">
            <text:p>2,27244605515728</text:p>
          </table:table-cell>
          <table:table-cell table:formula="of:=COM.MICROSOFT.VAR.P([.B239:.K239])" office:value-type="float" office:value="2.04520144964155" calcext:value-type="float">
            <text:p>2,0452014496415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NORMINV(RAND();0;2)" office:value-type="float" office:value="0.454377816299724" calcext:value-type="float">
            <text:p>0,454377816299724</text:p>
          </table:table-cell>
          <table:table-cell table:formula="of:=NORMINV(RAND();0;2)" office:value-type="float" office:value="0.516909912779185" calcext:value-type="float">
            <text:p>0,516909912779185</text:p>
          </table:table-cell>
          <table:table-cell table:formula="of:=NORMINV(RAND();0;2)" office:value-type="float" office:value="1.03076869717467" calcext:value-type="float">
            <text:p>1,03076869717467</text:p>
          </table:table-cell>
          <table:table-cell table:formula="of:=NORMINV(RAND();0;2)" office:value-type="float" office:value="2.47070174968007" calcext:value-type="float">
            <text:p>2,47070174968007</text:p>
          </table:table-cell>
          <table:table-cell table:formula="of:=NORMINV(RAND();0;2)" office:value-type="float" office:value="3.84100313128576" calcext:value-type="float">
            <text:p>3,84100313128576</text:p>
          </table:table-cell>
          <table:table-cell table:formula="of:=NORMINV(RAND();0;2)" office:value-type="float" office:value="-0.594888714559705" calcext:value-type="float">
            <text:p>-0,594888714559705</text:p>
          </table:table-cell>
          <table:table-cell table:formula="of:=NORMINV(RAND();0;2)" office:value-type="float" office:value="0.349600605603316" calcext:value-type="float">
            <text:p>0,349600605603316</text:p>
          </table:table-cell>
          <table:table-cell table:formula="of:=NORMINV(RAND();0;2)" office:value-type="float" office:value="-2.63757904538275" calcext:value-type="float">
            <text:p>-2,63757904538275</text:p>
          </table:table-cell>
          <table:table-cell table:formula="of:=NORMINV(RAND();0;2)" office:value-type="float" office:value="2.08718707443948" calcext:value-type="float">
            <text:p>2,08718707443948</text:p>
          </table:table-cell>
          <table:table-cell table:formula="of:=NORMINV(RAND();0;2)" office:value-type="float" office:value="-0.702294294191319" calcext:value-type="float">
            <text:p>-0,702294294191319</text:p>
          </table:table-cell>
          <table:table-cell table:formula="of:=AVERAGE([.B240:.K240])" office:value-type="float" office:value="0.681578693312844" calcext:value-type="float">
            <text:p>0,681578693312844</text:p>
          </table:table-cell>
          <table:table-cell table:formula="of:=COM.MICROSOFT.VAR.S([.B240:.K240])" office:value-type="float" office:value="3.33675774997115" calcext:value-type="float">
            <text:p>3,33675774997115</text:p>
          </table:table-cell>
          <table:table-cell table:formula="of:=COM.MICROSOFT.VAR.P([.B240:.K240])" office:value-type="float" office:value="3.00308197497404" calcext:value-type="float">
            <text:p>3,00308197497404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NORMINV(RAND();0;2)" office:value-type="float" office:value="0.401135327971687" calcext:value-type="float">
            <text:p>0,401135327971687</text:p>
          </table:table-cell>
          <table:table-cell table:formula="of:=NORMINV(RAND();0;2)" office:value-type="float" office:value="-1.29569154780526" calcext:value-type="float">
            <text:p>-1,29569154780526</text:p>
          </table:table-cell>
          <table:table-cell table:formula="of:=NORMINV(RAND();0;2)" office:value-type="float" office:value="-0.947212479514958" calcext:value-type="float">
            <text:p>-0,947212479514958</text:p>
          </table:table-cell>
          <table:table-cell table:formula="of:=NORMINV(RAND();0;2)" office:value-type="float" office:value="-3.02026191517987" calcext:value-type="float">
            <text:p>-3,02026191517987</text:p>
          </table:table-cell>
          <table:table-cell table:formula="of:=NORMINV(RAND();0;2)" office:value-type="float" office:value="-1.70040704939239" calcext:value-type="float">
            <text:p>-1,70040704939239</text:p>
          </table:table-cell>
          <table:table-cell table:formula="of:=NORMINV(RAND();0;2)" office:value-type="float" office:value="0.979054377332194" calcext:value-type="float">
            <text:p>0,979054377332194</text:p>
          </table:table-cell>
          <table:table-cell table:formula="of:=NORMINV(RAND();0;2)" office:value-type="float" office:value="-2.3230654001219" calcext:value-type="float">
            <text:p>-2,3230654001219</text:p>
          </table:table-cell>
          <table:table-cell table:formula="of:=NORMINV(RAND();0;2)" office:value-type="float" office:value="-0.289933856578012" calcext:value-type="float">
            <text:p>-0,289933856578012</text:p>
          </table:table-cell>
          <table:table-cell table:formula="of:=NORMINV(RAND();0;2)" office:value-type="float" office:value="-1.07260832100829" calcext:value-type="float">
            <text:p>-1,07260832100829</text:p>
          </table:table-cell>
          <table:table-cell table:formula="of:=NORMINV(RAND();0;2)" office:value-type="float" office:value="-0.0802749174364671" calcext:value-type="float">
            <text:p>-0,080274917436467</text:p>
          </table:table-cell>
          <table:table-cell table:formula="of:=AVERAGE([.B241:.K241])" office:value-type="float" office:value="-0.934926578173327" calcext:value-type="float">
            <text:p>-0,934926578173327</text:p>
          </table:table-cell>
          <table:table-cell table:formula="of:=COM.MICROSOFT.VAR.S([.B241:.K241])" office:value-type="float" office:value="1.51173348497589" calcext:value-type="float">
            <text:p>1,51173348497589</text:p>
          </table:table-cell>
          <table:table-cell table:formula="of:=COM.MICROSOFT.VAR.P([.B241:.K241])" office:value-type="float" office:value="1.3605601364783" calcext:value-type="float">
            <text:p>1,3605601364783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NORMINV(RAND();0;2)" office:value-type="float" office:value="1.56225527639083" calcext:value-type="float">
            <text:p>1,56225527639083</text:p>
          </table:table-cell>
          <table:table-cell table:formula="of:=NORMINV(RAND();0;2)" office:value-type="float" office:value="0.670676720365276" calcext:value-type="float">
            <text:p>0,670676720365276</text:p>
          </table:table-cell>
          <table:table-cell table:formula="of:=NORMINV(RAND();0;2)" office:value-type="float" office:value="-5.67660269357378" calcext:value-type="float">
            <text:p>-5,67660269357378</text:p>
          </table:table-cell>
          <table:table-cell table:formula="of:=NORMINV(RAND();0;2)" office:value-type="float" office:value="2.23290992193434" calcext:value-type="float">
            <text:p>2,23290992193434</text:p>
          </table:table-cell>
          <table:table-cell table:formula="of:=NORMINV(RAND();0;2)" office:value-type="float" office:value="0.445142184539483" calcext:value-type="float">
            <text:p>0,445142184539483</text:p>
          </table:table-cell>
          <table:table-cell table:formula="of:=NORMINV(RAND();0;2)" office:value-type="float" office:value="2.80424213478641" calcext:value-type="float">
            <text:p>2,80424213478641</text:p>
          </table:table-cell>
          <table:table-cell table:formula="of:=NORMINV(RAND();0;2)" office:value-type="float" office:value="2.10181778508886" calcext:value-type="float">
            <text:p>2,10181778508886</text:p>
          </table:table-cell>
          <table:table-cell table:formula="of:=NORMINV(RAND();0;2)" office:value-type="float" office:value="0.92698445607844" calcext:value-type="float">
            <text:p>0,92698445607844</text:p>
          </table:table-cell>
          <table:table-cell table:formula="of:=NORMINV(RAND();0;2)" office:value-type="float" office:value="3.14902568334342" calcext:value-type="float">
            <text:p>3,14902568334342</text:p>
          </table:table-cell>
          <table:table-cell table:formula="of:=NORMINV(RAND();0;2)" office:value-type="float" office:value="-1.06168365191657" calcext:value-type="float">
            <text:p>-1,06168365191657</text:p>
          </table:table-cell>
          <table:table-cell table:formula="of:=AVERAGE([.B242:.K242])" office:value-type="float" office:value="0.71547678170367" calcext:value-type="float">
            <text:p>0,71547678170367</text:p>
          </table:table-cell>
          <table:table-cell table:formula="of:=COM.MICROSOFT.VAR.S([.B242:.K242])" office:value-type="float" office:value="6.59594245000453" calcext:value-type="float">
            <text:p>6,59594245000453</text:p>
          </table:table-cell>
          <table:table-cell table:formula="of:=COM.MICROSOFT.VAR.P([.B242:.K242])" office:value-type="float" office:value="5.93634820500408" calcext:value-type="float">
            <text:p>5,93634820500408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NORMINV(RAND();0;2)" office:value-type="float" office:value="-1.45493832223789" calcext:value-type="float">
            <text:p>-1,45493832223789</text:p>
          </table:table-cell>
          <table:table-cell table:formula="of:=NORMINV(RAND();0;2)" office:value-type="float" office:value="0.996947986924081" calcext:value-type="float">
            <text:p>0,996947986924081</text:p>
          </table:table-cell>
          <table:table-cell table:formula="of:=NORMINV(RAND();0;2)" office:value-type="float" office:value="1.20000120862802" calcext:value-type="float">
            <text:p>1,20000120862802</text:p>
          </table:table-cell>
          <table:table-cell table:formula="of:=NORMINV(RAND();0;2)" office:value-type="float" office:value="-1.24966197177928" calcext:value-type="float">
            <text:p>-1,24966197177928</text:p>
          </table:table-cell>
          <table:table-cell table:formula="of:=NORMINV(RAND();0;2)" office:value-type="float" office:value="2.64755694000097" calcext:value-type="float">
            <text:p>2,64755694000097</text:p>
          </table:table-cell>
          <table:table-cell table:formula="of:=NORMINV(RAND();0;2)" office:value-type="float" office:value="2.01276343624835" calcext:value-type="float">
            <text:p>2,01276343624835</text:p>
          </table:table-cell>
          <table:table-cell table:formula="of:=NORMINV(RAND();0;2)" office:value-type="float" office:value="3.59812585680579" calcext:value-type="float">
            <text:p>3,59812585680579</text:p>
          </table:table-cell>
          <table:table-cell table:formula="of:=NORMINV(RAND();0;2)" office:value-type="float" office:value="-1.0946621707968" calcext:value-type="float">
            <text:p>-1,0946621707968</text:p>
          </table:table-cell>
          <table:table-cell table:formula="of:=NORMINV(RAND();0;2)" office:value-type="float" office:value="-2.91744947068609" calcext:value-type="float">
            <text:p>-2,91744947068609</text:p>
          </table:table-cell>
          <table:table-cell table:formula="of:=NORMINV(RAND();0;2)" office:value-type="float" office:value="-0.0923154740493914" calcext:value-type="float">
            <text:p>-0,092315474049392</text:p>
          </table:table-cell>
          <table:table-cell table:formula="of:=AVERAGE([.B243:.K243])" office:value-type="float" office:value="0.364636801905777" calcext:value-type="float">
            <text:p>0,364636801905777</text:p>
          </table:table-cell>
          <table:table-cell table:formula="of:=COM.MICROSOFT.VAR.S([.B243:.K243])" office:value-type="float" office:value="4.27871241030185" calcext:value-type="float">
            <text:p>4,27871241030185</text:p>
          </table:table-cell>
          <table:table-cell table:formula="of:=COM.MICROSOFT.VAR.P([.B243:.K243])" office:value-type="float" office:value="3.85084116927166" calcext:value-type="float">
            <text:p>3,8508411692716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ORMINV(RAND();0;2)" office:value-type="float" office:value="-2.64181447215734" calcext:value-type="float">
            <text:p>-2,64181447215734</text:p>
          </table:table-cell>
          <table:table-cell table:formula="of:=NORMINV(RAND();0;2)" office:value-type="float" office:value="-1.41838725859496" calcext:value-type="float">
            <text:p>-1,41838725859496</text:p>
          </table:table-cell>
          <table:table-cell table:formula="of:=NORMINV(RAND();0;2)" office:value-type="float" office:value="-0.388656321721562" calcext:value-type="float">
            <text:p>-0,388656321721562</text:p>
          </table:table-cell>
          <table:table-cell table:formula="of:=NORMINV(RAND();0;2)" office:value-type="float" office:value="-2.2871949659847" calcext:value-type="float">
            <text:p>-2,2871949659847</text:p>
          </table:table-cell>
          <table:table-cell table:formula="of:=NORMINV(RAND();0;2)" office:value-type="float" office:value="-1.79519002376275" calcext:value-type="float">
            <text:p>-1,79519002376275</text:p>
          </table:table-cell>
          <table:table-cell table:formula="of:=NORMINV(RAND();0;2)" office:value-type="float" office:value="-0.246247057714092" calcext:value-type="float">
            <text:p>-0,246247057714092</text:p>
          </table:table-cell>
          <table:table-cell table:formula="of:=NORMINV(RAND();0;2)" office:value-type="float" office:value="-0.502059993002402" calcext:value-type="float">
            <text:p>-0,502059993002402</text:p>
          </table:table-cell>
          <table:table-cell table:formula="of:=NORMINV(RAND();0;2)" office:value-type="float" office:value="-0.249664691907051" calcext:value-type="float">
            <text:p>-0,249664691907051</text:p>
          </table:table-cell>
          <table:table-cell table:formula="of:=NORMINV(RAND();0;2)" office:value-type="float" office:value="0.833926349329377" calcext:value-type="float">
            <text:p>0,833926349329377</text:p>
          </table:table-cell>
          <table:table-cell table:formula="of:=NORMINV(RAND();0;2)" office:value-type="float" office:value="-0.000940126015126026" calcext:value-type="float">
            <text:p>-0,000940126015126</text:p>
          </table:table-cell>
          <table:table-cell table:formula="of:=AVERAGE([.B244:.K244])" office:value-type="float" office:value="-0.869622856153061" calcext:value-type="float">
            <text:p>-0,869622856153061</text:p>
          </table:table-cell>
          <table:table-cell table:formula="of:=COM.MICROSOFT.VAR.S([.B244:.K244])" office:value-type="float" office:value="1.23378412442198" calcext:value-type="float">
            <text:p>1,23378412442198</text:p>
          </table:table-cell>
          <table:table-cell table:formula="of:=COM.MICROSOFT.VAR.P([.B244:.K244])" office:value-type="float" office:value="1.11040571197978" calcext:value-type="float">
            <text:p>1,11040571197978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NORMINV(RAND();0;2)" office:value-type="float" office:value="0.957015442282451" calcext:value-type="float">
            <text:p>0,957015442282451</text:p>
          </table:table-cell>
          <table:table-cell table:formula="of:=NORMINV(RAND();0;2)" office:value-type="float" office:value="-0.433416037701515" calcext:value-type="float">
            <text:p>-0,433416037701515</text:p>
          </table:table-cell>
          <table:table-cell table:formula="of:=NORMINV(RAND();0;2)" office:value-type="float" office:value="-5.40611811601492" calcext:value-type="float">
            <text:p>-5,40611811601492</text:p>
          </table:table-cell>
          <table:table-cell table:formula="of:=NORMINV(RAND();0;2)" office:value-type="float" office:value="-0.263826755468965" calcext:value-type="float">
            <text:p>-0,263826755468965</text:p>
          </table:table-cell>
          <table:table-cell table:formula="of:=NORMINV(RAND();0;2)" office:value-type="float" office:value="0.605346568662691" calcext:value-type="float">
            <text:p>0,605346568662691</text:p>
          </table:table-cell>
          <table:table-cell table:formula="of:=NORMINV(RAND();0;2)" office:value-type="float" office:value="-0.70846818124438" calcext:value-type="float">
            <text:p>-0,70846818124438</text:p>
          </table:table-cell>
          <table:table-cell table:formula="of:=NORMINV(RAND();0;2)" office:value-type="float" office:value="-0.138737126737206" calcext:value-type="float">
            <text:p>-0,138737126737206</text:p>
          </table:table-cell>
          <table:table-cell table:formula="of:=NORMINV(RAND();0;2)" office:value-type="float" office:value="2.26027373196781" calcext:value-type="float">
            <text:p>2,26027373196781</text:p>
          </table:table-cell>
          <table:table-cell table:formula="of:=NORMINV(RAND();0;2)" office:value-type="float" office:value="2.9433307829248" calcext:value-type="float">
            <text:p>2,9433307829248</text:p>
          </table:table-cell>
          <table:table-cell table:formula="of:=NORMINV(RAND();0;2)" office:value-type="float" office:value="1.23439276823383" calcext:value-type="float">
            <text:p>1,23439276823383</text:p>
          </table:table-cell>
          <table:table-cell table:formula="of:=AVERAGE([.B245:.K245])" office:value-type="float" office:value="0.10497930769046" calcext:value-type="float">
            <text:p>0,10497930769046</text:p>
          </table:table-cell>
          <table:table-cell table:formula="of:=COM.MICROSOFT.VAR.S([.B245:.K245])" office:value-type="float" office:value="5.16362418656059" calcext:value-type="float">
            <text:p>5,16362418656059</text:p>
          </table:table-cell>
          <table:table-cell table:formula="of:=COM.MICROSOFT.VAR.P([.B245:.K245])" office:value-type="float" office:value="4.64726176790454" calcext:value-type="float">
            <text:p>4,6472617679045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NORMINV(RAND();0;2)" office:value-type="float" office:value="1.72287853908897" calcext:value-type="float">
            <text:p>1,72287853908897</text:p>
          </table:table-cell>
          <table:table-cell table:formula="of:=NORMINV(RAND();0;2)" office:value-type="float" office:value="-2.78750306631267" calcext:value-type="float">
            <text:p>-2,78750306631267</text:p>
          </table:table-cell>
          <table:table-cell table:formula="of:=NORMINV(RAND();0;2)" office:value-type="float" office:value="-0.715334163591426" calcext:value-type="float">
            <text:p>-0,715334163591426</text:p>
          </table:table-cell>
          <table:table-cell table:formula="of:=NORMINV(RAND();0;2)" office:value-type="float" office:value="-3.19325545471688" calcext:value-type="float">
            <text:p>-3,19325545471688</text:p>
          </table:table-cell>
          <table:table-cell table:formula="of:=NORMINV(RAND();0;2)" office:value-type="float" office:value="-3.69709198695574" calcext:value-type="float">
            <text:p>-3,69709198695574</text:p>
          </table:table-cell>
          <table:table-cell table:formula="of:=NORMINV(RAND();0;2)" office:value-type="float" office:value="-1.36705780821981" calcext:value-type="float">
            <text:p>-1,36705780821981</text:p>
          </table:table-cell>
          <table:table-cell table:formula="of:=NORMINV(RAND();0;2)" office:value-type="float" office:value="-0.133668706256158" calcext:value-type="float">
            <text:p>-0,133668706256158</text:p>
          </table:table-cell>
          <table:table-cell table:formula="of:=NORMINV(RAND();0;2)" office:value-type="float" office:value="-1.41623798116149" calcext:value-type="float">
            <text:p>-1,41623798116149</text:p>
          </table:table-cell>
          <table:table-cell table:formula="of:=NORMINV(RAND();0;2)" office:value-type="float" office:value="-0.249908833764437" calcext:value-type="float">
            <text:p>-0,249908833764437</text:p>
          </table:table-cell>
          <table:table-cell table:formula="of:=NORMINV(RAND();0;2)" office:value-type="float" office:value="2.19310891091371" calcext:value-type="float">
            <text:p>2,19310891091371</text:p>
          </table:table-cell>
          <table:table-cell table:formula="of:=AVERAGE([.B246:.K246])" office:value-type="float" office:value="-0.964407055097594" calcext:value-type="float">
            <text:p>-0,964407055097594</text:p>
          </table:table-cell>
          <table:table-cell table:formula="of:=COM.MICROSOFT.VAR.S([.B246:.K246])" office:value-type="float" office:value="3.84215246269802" calcext:value-type="float">
            <text:p>3,84215246269802</text:p>
          </table:table-cell>
          <table:table-cell table:formula="of:=COM.MICROSOFT.VAR.P([.B246:.K246])" office:value-type="float" office:value="3.45793721642821" calcext:value-type="float">
            <text:p>3,4579372164282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NORMINV(RAND();0;2)" office:value-type="float" office:value="3.58731608922301" calcext:value-type="float">
            <text:p>3,58731608922301</text:p>
          </table:table-cell>
          <table:table-cell table:formula="of:=NORMINV(RAND();0;2)" office:value-type="float" office:value="0.575386174052343" calcext:value-type="float">
            <text:p>0,575386174052343</text:p>
          </table:table-cell>
          <table:table-cell table:formula="of:=NORMINV(RAND();0;2)" office:value-type="float" office:value="2.01830716285339" calcext:value-type="float">
            <text:p>2,01830716285339</text:p>
          </table:table-cell>
          <table:table-cell table:formula="of:=NORMINV(RAND();0;2)" office:value-type="float" office:value="-1.2508565560823" calcext:value-type="float">
            <text:p>-1,2508565560823</text:p>
          </table:table-cell>
          <table:table-cell table:formula="of:=NORMINV(RAND();0;2)" office:value-type="float" office:value="1.46701674966241" calcext:value-type="float">
            <text:p>1,46701674966241</text:p>
          </table:table-cell>
          <table:table-cell table:formula="of:=NORMINV(RAND();0;2)" office:value-type="float" office:value="-3.35927973013972" calcext:value-type="float">
            <text:p>-3,35927973013972</text:p>
          </table:table-cell>
          <table:table-cell table:formula="of:=NORMINV(RAND();0;2)" office:value-type="float" office:value="1.99580553439702" calcext:value-type="float">
            <text:p>1,99580553439702</text:p>
          </table:table-cell>
          <table:table-cell table:formula="of:=NORMINV(RAND();0;2)" office:value-type="float" office:value="-0.682206740242279" calcext:value-type="float">
            <text:p>-0,682206740242279</text:p>
          </table:table-cell>
          <table:table-cell table:formula="of:=NORMINV(RAND();0;2)" office:value-type="float" office:value="-1.24535835527983" calcext:value-type="float">
            <text:p>-1,24535835527983</text:p>
          </table:table-cell>
          <table:table-cell table:formula="of:=NORMINV(RAND();0;2)" office:value-type="float" office:value="0.340803713684589" calcext:value-type="float">
            <text:p>0,340803713684589</text:p>
          </table:table-cell>
          <table:table-cell table:formula="of:=AVERAGE([.B247:.K247])" office:value-type="float" office:value="0.344693404212863" calcext:value-type="float">
            <text:p>0,344693404212863</text:p>
          </table:table-cell>
          <table:table-cell table:formula="of:=COM.MICROSOFT.VAR.S([.B247:.K247])" office:value-type="float" office:value="4.13362058808173" calcext:value-type="float">
            <text:p>4,13362058808173</text:p>
          </table:table-cell>
          <table:table-cell table:formula="of:=COM.MICROSOFT.VAR.P([.B247:.K247])" office:value-type="float" office:value="3.72025852927356" calcext:value-type="float">
            <text:p>3,7202585292735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NORMINV(RAND();0;2)" office:value-type="float" office:value="1.26882325938024" calcext:value-type="float">
            <text:p>1,26882325938024</text:p>
          </table:table-cell>
          <table:table-cell table:formula="of:=NORMINV(RAND();0;2)" office:value-type="float" office:value="-3.26256946389516" calcext:value-type="float">
            <text:p>-3,26256946389516</text:p>
          </table:table-cell>
          <table:table-cell table:formula="of:=NORMINV(RAND();0;2)" office:value-type="float" office:value="0.21850946172694" calcext:value-type="float">
            <text:p>0,21850946172694</text:p>
          </table:table-cell>
          <table:table-cell table:formula="of:=NORMINV(RAND();0;2)" office:value-type="float" office:value="-2.61517151648652" calcext:value-type="float">
            <text:p>-2,61517151648652</text:p>
          </table:table-cell>
          <table:table-cell table:formula="of:=NORMINV(RAND();0;2)" office:value-type="float" office:value="0.547976333106699" calcext:value-type="float">
            <text:p>0,547976333106699</text:p>
          </table:table-cell>
          <table:table-cell table:formula="of:=NORMINV(RAND();0;2)" office:value-type="float" office:value="0.232510467020581" calcext:value-type="float">
            <text:p>0,232510467020581</text:p>
          </table:table-cell>
          <table:table-cell table:formula="of:=NORMINV(RAND();0;2)" office:value-type="float" office:value="0.205316709764552" calcext:value-type="float">
            <text:p>0,205316709764552</text:p>
          </table:table-cell>
          <table:table-cell table:formula="of:=NORMINV(RAND();0;2)" office:value-type="float" office:value="-0.44122595631717" calcext:value-type="float">
            <text:p>-0,44122595631717</text:p>
          </table:table-cell>
          <table:table-cell table:formula="of:=NORMINV(RAND();0;2)" office:value-type="float" office:value="-1.66400705527253" calcext:value-type="float">
            <text:p>-1,66400705527253</text:p>
          </table:table-cell>
          <table:table-cell table:formula="of:=NORMINV(RAND();0;2)" office:value-type="float" office:value="-4.08764387549569" calcext:value-type="float">
            <text:p>-4,08764387549569</text:p>
          </table:table-cell>
          <table:table-cell table:formula="of:=AVERAGE([.B248:.K248])" office:value-type="float" office:value="-0.959748163646805" calcext:value-type="float">
            <text:p>-0,959748163646805</text:p>
          </table:table-cell>
          <table:table-cell table:formula="of:=COM.MICROSOFT.VAR.S([.B248:.K248])" office:value-type="float" office:value="3.33321127190976" calcext:value-type="float">
            <text:p>3,33321127190976</text:p>
          </table:table-cell>
          <table:table-cell table:formula="of:=COM.MICROSOFT.VAR.P([.B248:.K248])" office:value-type="float" office:value="2.99989014471878" calcext:value-type="float">
            <text:p>2,99989014471878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NORMINV(RAND();0;2)" office:value-type="float" office:value="-2.96055211239253" calcext:value-type="float">
            <text:p>-2,96055211239253</text:p>
          </table:table-cell>
          <table:table-cell table:formula="of:=NORMINV(RAND();0;2)" office:value-type="float" office:value="-1.49348996362069" calcext:value-type="float">
            <text:p>-1,49348996362069</text:p>
          </table:table-cell>
          <table:table-cell table:formula="of:=NORMINV(RAND();0;2)" office:value-type="float" office:value="0.567041179639679" calcext:value-type="float">
            <text:p>0,567041179639679</text:p>
          </table:table-cell>
          <table:table-cell table:formula="of:=NORMINV(RAND();0;2)" office:value-type="float" office:value="2.4903048342295" calcext:value-type="float">
            <text:p>2,4903048342295</text:p>
          </table:table-cell>
          <table:table-cell table:formula="of:=NORMINV(RAND();0;2)" office:value-type="float" office:value="-1.35582550346512" calcext:value-type="float">
            <text:p>-1,35582550346512</text:p>
          </table:table-cell>
          <table:table-cell table:formula="of:=NORMINV(RAND();0;2)" office:value-type="float" office:value="-0.50873119207161" calcext:value-type="float">
            <text:p>-0,50873119207161</text:p>
          </table:table-cell>
          <table:table-cell table:formula="of:=NORMINV(RAND();0;2)" office:value-type="float" office:value="1.00281151918369" calcext:value-type="float">
            <text:p>1,00281151918369</text:p>
          </table:table-cell>
          <table:table-cell table:formula="of:=NORMINV(RAND();0;2)" office:value-type="float" office:value="-4.27696988135515" calcext:value-type="float">
            <text:p>-4,27696988135515</text:p>
          </table:table-cell>
          <table:table-cell table:formula="of:=NORMINV(RAND();0;2)" office:value-type="float" office:value="2.58130010737528" calcext:value-type="float">
            <text:p>2,58130010737528</text:p>
          </table:table-cell>
          <table:table-cell table:formula="of:=NORMINV(RAND();0;2)" office:value-type="float" office:value="1.67661616422838" calcext:value-type="float">
            <text:p>1,67661616422838</text:p>
          </table:table-cell>
          <table:table-cell table:formula="of:=AVERAGE([.B249:.K249])" office:value-type="float" office:value="-0.227749484824858" calcext:value-type="float">
            <text:p>-0,227749484824858</text:p>
          </table:table-cell>
          <table:table-cell table:formula="of:=COM.MICROSOFT.VAR.S([.B249:.K249])" office:value-type="float" office:value="5.31879568968766" calcext:value-type="float">
            <text:p>5,31879568968766</text:p>
          </table:table-cell>
          <table:table-cell table:formula="of:=COM.MICROSOFT.VAR.P([.B249:.K249])" office:value-type="float" office:value="4.78691612071889" calcext:value-type="float">
            <text:p>4,78691612071889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NORMINV(RAND();0;2)" office:value-type="float" office:value="2.43597518546904" calcext:value-type="float">
            <text:p>2,43597518546904</text:p>
          </table:table-cell>
          <table:table-cell table:formula="of:=NORMINV(RAND();0;2)" office:value-type="float" office:value="0.987723644774921" calcext:value-type="float">
            <text:p>0,987723644774921</text:p>
          </table:table-cell>
          <table:table-cell table:formula="of:=NORMINV(RAND();0;2)" office:value-type="float" office:value="1.99780101385205" calcext:value-type="float">
            <text:p>1,99780101385205</text:p>
          </table:table-cell>
          <table:table-cell table:formula="of:=NORMINV(RAND();0;2)" office:value-type="float" office:value="1.4667725061684" calcext:value-type="float">
            <text:p>1,4667725061684</text:p>
          </table:table-cell>
          <table:table-cell table:formula="of:=NORMINV(RAND();0;2)" office:value-type="float" office:value="-3.4518480663147" calcext:value-type="float">
            <text:p>-3,4518480663147</text:p>
          </table:table-cell>
          <table:table-cell table:formula="of:=NORMINV(RAND();0;2)" office:value-type="float" office:value="-0.739177943021283" calcext:value-type="float">
            <text:p>-0,739177943021283</text:p>
          </table:table-cell>
          <table:table-cell table:formula="of:=NORMINV(RAND();0;2)" office:value-type="float" office:value="-0.277139865640794" calcext:value-type="float">
            <text:p>-0,277139865640794</text:p>
          </table:table-cell>
          <table:table-cell table:formula="of:=NORMINV(RAND();0;2)" office:value-type="float" office:value="1.0432098183634" calcext:value-type="float">
            <text:p>1,0432098183634</text:p>
          </table:table-cell>
          <table:table-cell table:formula="of:=NORMINV(RAND();0;2)" office:value-type="float" office:value="0.546131626769646" calcext:value-type="float">
            <text:p>0,546131626769646</text:p>
          </table:table-cell>
          <table:table-cell table:formula="of:=NORMINV(RAND();0;2)" office:value-type="float" office:value="-0.614915747893843" calcext:value-type="float">
            <text:p>-0,614915747893843</text:p>
          </table:table-cell>
          <table:table-cell table:formula="of:=AVERAGE([.B250:.K250])" office:value-type="float" office:value="0.339453217252683" calcext:value-type="float">
            <text:p>0,339453217252683</text:p>
          </table:table-cell>
          <table:table-cell table:formula="of:=COM.MICROSOFT.VAR.S([.B250:.K250])" office:value-type="float" office:value="2.91144801964767" calcext:value-type="float">
            <text:p>2,91144801964767</text:p>
          </table:table-cell>
          <table:table-cell table:formula="of:=COM.MICROSOFT.VAR.P([.B250:.K250])" office:value-type="float" office:value="2.62030321768291" calcext:value-type="float">
            <text:p>2,6203032176829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NORMINV(RAND();0;2)" office:value-type="float" office:value="-0.381690346512792" calcext:value-type="float">
            <text:p>-0,381690346512792</text:p>
          </table:table-cell>
          <table:table-cell table:formula="of:=NORMINV(RAND();0;2)" office:value-type="float" office:value="1.96641725512602" calcext:value-type="float">
            <text:p>1,96641725512602</text:p>
          </table:table-cell>
          <table:table-cell table:formula="of:=NORMINV(RAND();0;2)" office:value-type="float" office:value="-0.507138483469419" calcext:value-type="float">
            <text:p>-0,507138483469419</text:p>
          </table:table-cell>
          <table:table-cell table:formula="of:=NORMINV(RAND();0;2)" office:value-type="float" office:value="-2.06831031313444" calcext:value-type="float">
            <text:p>-2,06831031313444</text:p>
          </table:table-cell>
          <table:table-cell table:formula="of:=NORMINV(RAND();0;2)" office:value-type="float" office:value="0.321998420678582" calcext:value-type="float">
            <text:p>0,321998420678582</text:p>
          </table:table-cell>
          <table:table-cell table:formula="of:=NORMINV(RAND();0;2)" office:value-type="float" office:value="1.94171834986099" calcext:value-type="float">
            <text:p>1,94171834986099</text:p>
          </table:table-cell>
          <table:table-cell table:formula="of:=NORMINV(RAND();0;2)" office:value-type="float" office:value="-2.37142588305908" calcext:value-type="float">
            <text:p>-2,37142588305908</text:p>
          </table:table-cell>
          <table:table-cell table:formula="of:=NORMINV(RAND();0;2)" office:value-type="float" office:value="-0.217575586227759" calcext:value-type="float">
            <text:p>-0,217575586227759</text:p>
          </table:table-cell>
          <table:table-cell table:formula="of:=NORMINV(RAND();0;2)" office:value-type="float" office:value="-0.0395966792497455" calcext:value-type="float">
            <text:p>-0,039596679249746</text:p>
          </table:table-cell>
          <table:table-cell table:formula="of:=NORMINV(RAND();0;2)" office:value-type="float" office:value="0.115208061539009" calcext:value-type="float">
            <text:p>0,115208061539009</text:p>
          </table:table-cell>
          <table:table-cell table:formula="of:=AVERAGE([.B251:.K251])" office:value-type="float" office:value="-0.124039520444863" calcext:value-type="float">
            <text:p>-0,124039520444863</text:p>
          </table:table-cell>
          <table:table-cell table:formula="of:=COM.MICROSOFT.VAR.S([.B251:.K251])" office:value-type="float" office:value="1.99483523227921" calcext:value-type="float">
            <text:p>1,99483523227921</text:p>
          </table:table-cell>
          <table:table-cell table:formula="of:=COM.MICROSOFT.VAR.P([.B251:.K251])" office:value-type="float" office:value="1.79535170905129" calcext:value-type="float">
            <text:p>1,7953517090512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NORMINV(RAND();0;2)" office:value-type="float" office:value="-2.09346183368206" calcext:value-type="float">
            <text:p>-2,09346183368206</text:p>
          </table:table-cell>
          <table:table-cell table:formula="of:=NORMINV(RAND();0;2)" office:value-type="float" office:value="1.92632682006415" calcext:value-type="float">
            <text:p>1,92632682006415</text:p>
          </table:table-cell>
          <table:table-cell table:formula="of:=NORMINV(RAND();0;2)" office:value-type="float" office:value="-2.67503241169412" calcext:value-type="float">
            <text:p>-2,67503241169412</text:p>
          </table:table-cell>
          <table:table-cell table:formula="of:=NORMINV(RAND();0;2)" office:value-type="float" office:value="2.26699692320931" calcext:value-type="float">
            <text:p>2,26699692320931</text:p>
          </table:table-cell>
          <table:table-cell table:formula="of:=NORMINV(RAND();0;2)" office:value-type="float" office:value="-2.48891750884826" calcext:value-type="float">
            <text:p>-2,48891750884826</text:p>
          </table:table-cell>
          <table:table-cell table:formula="of:=NORMINV(RAND();0;2)" office:value-type="float" office:value="0.431874211391997" calcext:value-type="float">
            <text:p>0,431874211391997</text:p>
          </table:table-cell>
          <table:table-cell table:formula="of:=NORMINV(RAND();0;2)" office:value-type="float" office:value="4.44435688142649" calcext:value-type="float">
            <text:p>4,44435688142649</text:p>
          </table:table-cell>
          <table:table-cell table:formula="of:=NORMINV(RAND();0;2)" office:value-type="float" office:value="0.518769952052489" calcext:value-type="float">
            <text:p>0,518769952052489</text:p>
          </table:table-cell>
          <table:table-cell table:formula="of:=NORMINV(RAND();0;2)" office:value-type="float" office:value="0.724878092444947" calcext:value-type="float">
            <text:p>0,724878092444947</text:p>
          </table:table-cell>
          <table:table-cell table:formula="of:=NORMINV(RAND();0;2)" office:value-type="float" office:value="0.671823605895197" calcext:value-type="float">
            <text:p>0,671823605895197</text:p>
          </table:table-cell>
          <table:table-cell table:formula="of:=AVERAGE([.B252:.K252])" office:value-type="float" office:value="0.372761473226014" calcext:value-type="float">
            <text:p>0,372761473226014</text:p>
          </table:table-cell>
          <table:table-cell table:formula="of:=COM.MICROSOFT.VAR.S([.B252:.K252])" office:value-type="float" office:value="5.15314789114636" calcext:value-type="float">
            <text:p>5,15314789114636</text:p>
          </table:table-cell>
          <table:table-cell table:formula="of:=COM.MICROSOFT.VAR.P([.B252:.K252])" office:value-type="float" office:value="4.63783310203172" calcext:value-type="float">
            <text:p>4,6378331020317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NORMINV(RAND();0;2)" office:value-type="float" office:value="-2.52684871550763" calcext:value-type="float">
            <text:p>-2,52684871550763</text:p>
          </table:table-cell>
          <table:table-cell table:formula="of:=NORMINV(RAND();0;2)" office:value-type="float" office:value="-0.926977764682606" calcext:value-type="float">
            <text:p>-0,926977764682606</text:p>
          </table:table-cell>
          <table:table-cell table:formula="of:=NORMINV(RAND();0;2)" office:value-type="float" office:value="-0.310444324885972" calcext:value-type="float">
            <text:p>-0,310444324885972</text:p>
          </table:table-cell>
          <table:table-cell table:formula="of:=NORMINV(RAND();0;2)" office:value-type="float" office:value="0.135204734542678" calcext:value-type="float">
            <text:p>0,135204734542678</text:p>
          </table:table-cell>
          <table:table-cell table:formula="of:=NORMINV(RAND();0;2)" office:value-type="float" office:value="-1.32539699323783" calcext:value-type="float">
            <text:p>-1,32539699323783</text:p>
          </table:table-cell>
          <table:table-cell table:formula="of:=NORMINV(RAND();0;2)" office:value-type="float" office:value="-1.15322412737892" calcext:value-type="float">
            <text:p>-1,15322412737892</text:p>
          </table:table-cell>
          <table:table-cell table:formula="of:=NORMINV(RAND();0;2)" office:value-type="float" office:value="1.19783577272452" calcext:value-type="float">
            <text:p>1,19783577272452</text:p>
          </table:table-cell>
          <table:table-cell table:formula="of:=NORMINV(RAND();0;2)" office:value-type="float" office:value="3.41909447043754" calcext:value-type="float">
            <text:p>3,41909447043754</text:p>
          </table:table-cell>
          <table:table-cell table:formula="of:=NORMINV(RAND();0;2)" office:value-type="float" office:value="0.272703705949893" calcext:value-type="float">
            <text:p>0,272703705949893</text:p>
          </table:table-cell>
          <table:table-cell table:formula="of:=NORMINV(RAND();0;2)" office:value-type="float" office:value="-1.15062351577828" calcext:value-type="float">
            <text:p>-1,15062351577828</text:p>
          </table:table-cell>
          <table:table-cell table:formula="of:=AVERAGE([.B253:.K253])" office:value-type="float" office:value="-0.236867675781661" calcext:value-type="float">
            <text:p>-0,236867675781661</text:p>
          </table:table-cell>
          <table:table-cell table:formula="of:=COM.MICROSOFT.VAR.S([.B253:.K253])" office:value-type="float" office:value="2.71197418313575" calcext:value-type="float">
            <text:p>2,71197418313575</text:p>
          </table:table-cell>
          <table:table-cell table:formula="of:=COM.MICROSOFT.VAR.P([.B253:.K253])" office:value-type="float" office:value="2.44077676482217" calcext:value-type="float">
            <text:p>2,4407767648221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ORMINV(RAND();0;2)" office:value-type="float" office:value="-1.44999509087703" calcext:value-type="float">
            <text:p>-1,44999509087703</text:p>
          </table:table-cell>
          <table:table-cell table:formula="of:=NORMINV(RAND();0;2)" office:value-type="float" office:value="-1.45913523991964" calcext:value-type="float">
            <text:p>-1,45913523991964</text:p>
          </table:table-cell>
          <table:table-cell table:formula="of:=NORMINV(RAND();0;2)" office:value-type="float" office:value="1.88370677768568" calcext:value-type="float">
            <text:p>1,88370677768568</text:p>
          </table:table-cell>
          <table:table-cell table:formula="of:=NORMINV(RAND();0;2)" office:value-type="float" office:value="-5.28631098289065" calcext:value-type="float">
            <text:p>-5,28631098289065</text:p>
          </table:table-cell>
          <table:table-cell table:formula="of:=NORMINV(RAND();0;2)" office:value-type="float" office:value="-1.32043039506124" calcext:value-type="float">
            <text:p>-1,32043039506124</text:p>
          </table:table-cell>
          <table:table-cell table:formula="of:=NORMINV(RAND();0;2)" office:value-type="float" office:value="3.83940826816132" calcext:value-type="float">
            <text:p>3,83940826816132</text:p>
          </table:table-cell>
          <table:table-cell table:formula="of:=NORMINV(RAND();0;2)" office:value-type="float" office:value="1.8939669191045" calcext:value-type="float">
            <text:p>1,8939669191045</text:p>
          </table:table-cell>
          <table:table-cell table:formula="of:=NORMINV(RAND();0;2)" office:value-type="float" office:value="0.549068650003097" calcext:value-type="float">
            <text:p>0,549068650003097</text:p>
          </table:table-cell>
          <table:table-cell table:formula="of:=NORMINV(RAND();0;2)" office:value-type="float" office:value="-1.14099836918225" calcext:value-type="float">
            <text:p>-1,14099836918225</text:p>
          </table:table-cell>
          <table:table-cell table:formula="of:=NORMINV(RAND();0;2)" office:value-type="float" office:value="3.26440119470802" calcext:value-type="float">
            <text:p>3,26440119470802</text:p>
          </table:table-cell>
          <table:table-cell table:formula="of:=AVERAGE([.B254:.K254])" office:value-type="float" office:value="0.0773681731731806" calcext:value-type="float">
            <text:p>0,077368173173181</text:p>
          </table:table-cell>
          <table:table-cell table:formula="of:=COM.MICROSOFT.VAR.S([.B254:.K254])" office:value-type="float" office:value="7.55516776569597" calcext:value-type="float">
            <text:p>7,55516776569597</text:p>
          </table:table-cell>
          <table:table-cell table:formula="of:=COM.MICROSOFT.VAR.P([.B254:.K254])" office:value-type="float" office:value="6.79965098912637" calcext:value-type="float">
            <text:p>6,7996509891263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NORMINV(RAND();0;2)" office:value-type="float" office:value="0.919065314337321" calcext:value-type="float">
            <text:p>0,919065314337321</text:p>
          </table:table-cell>
          <table:table-cell table:formula="of:=NORMINV(RAND();0;2)" office:value-type="float" office:value="2.35216535450145" calcext:value-type="float">
            <text:p>2,35216535450145</text:p>
          </table:table-cell>
          <table:table-cell table:formula="of:=NORMINV(RAND();0;2)" office:value-type="float" office:value="2.05725905840498" calcext:value-type="float">
            <text:p>2,05725905840498</text:p>
          </table:table-cell>
          <table:table-cell table:formula="of:=NORMINV(RAND();0;2)" office:value-type="float" office:value="1.85738968708974" calcext:value-type="float">
            <text:p>1,85738968708974</text:p>
          </table:table-cell>
          <table:table-cell table:formula="of:=NORMINV(RAND();0;2)" office:value-type="float" office:value="5.26197853374885" calcext:value-type="float">
            <text:p>5,26197853374885</text:p>
          </table:table-cell>
          <table:table-cell table:formula="of:=NORMINV(RAND();0;2)" office:value-type="float" office:value="-1.90035503058362" calcext:value-type="float">
            <text:p>-1,90035503058362</text:p>
          </table:table-cell>
          <table:table-cell table:formula="of:=NORMINV(RAND();0;2)" office:value-type="float" office:value="0.0529211797888973" calcext:value-type="float">
            <text:p>0,052921179788897</text:p>
          </table:table-cell>
          <table:table-cell table:formula="of:=NORMINV(RAND();0;2)" office:value-type="float" office:value="-0.562513339716731" calcext:value-type="float">
            <text:p>-0,562513339716731</text:p>
          </table:table-cell>
          <table:table-cell table:formula="of:=NORMINV(RAND();0;2)" office:value-type="float" office:value="-2.7671110759147" calcext:value-type="float">
            <text:p>-2,7671110759147</text:p>
          </table:table-cell>
          <table:table-cell table:formula="of:=NORMINV(RAND();0;2)" office:value-type="float" office:value="3.39251193184819" calcext:value-type="float">
            <text:p>3,39251193184819</text:p>
          </table:table-cell>
          <table:table-cell table:formula="of:=AVERAGE([.B255:.K255])" office:value-type="float" office:value="1.06633116135044" calcext:value-type="float">
            <text:p>1,06633116135044</text:p>
          </table:table-cell>
          <table:table-cell table:formula="of:=COM.MICROSOFT.VAR.S([.B255:.K255])" office:value-type="float" office:value="5.94155365423019" calcext:value-type="float">
            <text:p>5,94155365423019</text:p>
          </table:table-cell>
          <table:table-cell table:formula="of:=COM.MICROSOFT.VAR.P([.B255:.K255])" office:value-type="float" office:value="5.34739828880717" calcext:value-type="float">
            <text:p>5,3473982888071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NORMINV(RAND();0;2)" office:value-type="float" office:value="-3.12692250628411" calcext:value-type="float">
            <text:p>-3,12692250628411</text:p>
          </table:table-cell>
          <table:table-cell table:formula="of:=NORMINV(RAND();0;2)" office:value-type="float" office:value="0.657402968620957" calcext:value-type="float">
            <text:p>0,657402968620957</text:p>
          </table:table-cell>
          <table:table-cell table:formula="of:=NORMINV(RAND();0;2)" office:value-type="float" office:value="1.63229207754967" calcext:value-type="float">
            <text:p>1,63229207754967</text:p>
          </table:table-cell>
          <table:table-cell table:formula="of:=NORMINV(RAND();0;2)" office:value-type="float" office:value="-2.519685285124" calcext:value-type="float">
            <text:p>-2,519685285124</text:p>
          </table:table-cell>
          <table:table-cell table:formula="of:=NORMINV(RAND();0;2)" office:value-type="float" office:value="1.39087611175544" calcext:value-type="float">
            <text:p>1,39087611175544</text:p>
          </table:table-cell>
          <table:table-cell table:formula="of:=NORMINV(RAND();0;2)" office:value-type="float" office:value="0.0289178589891732" calcext:value-type="float">
            <text:p>0,028917858989173</text:p>
          </table:table-cell>
          <table:table-cell table:formula="of:=NORMINV(RAND();0;2)" office:value-type="float" office:value="-2.03527605651391" calcext:value-type="float">
            <text:p>-2,03527605651391</text:p>
          </table:table-cell>
          <table:table-cell table:formula="of:=NORMINV(RAND();0;2)" office:value-type="float" office:value="-0.890602961442234" calcext:value-type="float">
            <text:p>-0,890602961442234</text:p>
          </table:table-cell>
          <table:table-cell table:formula="of:=NORMINV(RAND();0;2)" office:value-type="float" office:value="-1.92779530594948" calcext:value-type="float">
            <text:p>-1,92779530594948</text:p>
          </table:table-cell>
          <table:table-cell table:formula="of:=NORMINV(RAND();0;2)" office:value-type="float" office:value="3.06308246511298" calcext:value-type="float">
            <text:p>3,06308246511298</text:p>
          </table:table-cell>
          <table:table-cell table:formula="of:=AVERAGE([.B256:.K256])" office:value-type="float" office:value="-0.372771063328552" calcext:value-type="float">
            <text:p>-0,372771063328552</text:p>
          </table:table-cell>
          <table:table-cell table:formula="of:=COM.MICROSOFT.VAR.S([.B256:.K256])" office:value-type="float" office:value="4.20035505790011" calcext:value-type="float">
            <text:p>4,20035505790011</text:p>
          </table:table-cell>
          <table:table-cell table:formula="of:=COM.MICROSOFT.VAR.P([.B256:.K256])" office:value-type="float" office:value="3.7803195521101" calcext:value-type="float">
            <text:p>3,7803195521101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NORMINV(RAND();0;2)" office:value-type="float" office:value="-0.74320501899733" calcext:value-type="float">
            <text:p>-0,74320501899733</text:p>
          </table:table-cell>
          <table:table-cell table:formula="of:=NORMINV(RAND();0;2)" office:value-type="float" office:value="2.29559657069371" calcext:value-type="float">
            <text:p>2,29559657069371</text:p>
          </table:table-cell>
          <table:table-cell table:formula="of:=NORMINV(RAND();0;2)" office:value-type="float" office:value="0.924471114865847" calcext:value-type="float">
            <text:p>0,924471114865847</text:p>
          </table:table-cell>
          <table:table-cell table:formula="of:=NORMINV(RAND();0;2)" office:value-type="float" office:value="1.02615338234083" calcext:value-type="float">
            <text:p>1,02615338234083</text:p>
          </table:table-cell>
          <table:table-cell table:formula="of:=NORMINV(RAND();0;2)" office:value-type="float" office:value="1.57714288955612" calcext:value-type="float">
            <text:p>1,57714288955612</text:p>
          </table:table-cell>
          <table:table-cell table:formula="of:=NORMINV(RAND();0;2)" office:value-type="float" office:value="-3.3211498304638" calcext:value-type="float">
            <text:p>-3,3211498304638</text:p>
          </table:table-cell>
          <table:table-cell table:formula="of:=NORMINV(RAND();0;2)" office:value-type="float" office:value="0.128679641130946" calcext:value-type="float">
            <text:p>0,128679641130946</text:p>
          </table:table-cell>
          <table:table-cell table:formula="of:=NORMINV(RAND();0;2)" office:value-type="float" office:value="-4.33901228366544" calcext:value-type="float">
            <text:p>-4,33901228366544</text:p>
          </table:table-cell>
          <table:table-cell table:formula="of:=NORMINV(RAND();0;2)" office:value-type="float" office:value="0.377367213929683" calcext:value-type="float">
            <text:p>0,377367213929683</text:p>
          </table:table-cell>
          <table:table-cell table:formula="of:=NORMINV(RAND();0;2)" office:value-type="float" office:value="0.6417610231886" calcext:value-type="float">
            <text:p>0,6417610231886</text:p>
          </table:table-cell>
          <table:table-cell table:formula="of:=AVERAGE([.B257:.K257])" office:value-type="float" office:value="-0.143219529742085" calcext:value-type="float">
            <text:p>-0,143219529742085</text:p>
          </table:table-cell>
          <table:table-cell table:formula="of:=COM.MICROSOFT.VAR.S([.B257:.K257])" office:value-type="float" office:value="4.49332241647782" calcext:value-type="float">
            <text:p>4,49332241647782</text:p>
          </table:table-cell>
          <table:table-cell table:formula="of:=COM.MICROSOFT.VAR.P([.B257:.K257])" office:value-type="float" office:value="4.04399017483004" calcext:value-type="float">
            <text:p>4,0439901748300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NORMINV(RAND();0;2)" office:value-type="float" office:value="-0.0993791966227442" calcext:value-type="float">
            <text:p>-0,099379196622744</text:p>
          </table:table-cell>
          <table:table-cell table:formula="of:=NORMINV(RAND();0;2)" office:value-type="float" office:value="-3.21096052641876" calcext:value-type="float">
            <text:p>-3,21096052641876</text:p>
          </table:table-cell>
          <table:table-cell table:formula="of:=NORMINV(RAND();0;2)" office:value-type="float" office:value="-1.90553173734132" calcext:value-type="float">
            <text:p>-1,90553173734132</text:p>
          </table:table-cell>
          <table:table-cell table:formula="of:=NORMINV(RAND();0;2)" office:value-type="float" office:value="0.95875840177126" calcext:value-type="float">
            <text:p>0,95875840177126</text:p>
          </table:table-cell>
          <table:table-cell table:formula="of:=NORMINV(RAND();0;2)" office:value-type="float" office:value="-1.06429180839492" calcext:value-type="float">
            <text:p>-1,06429180839492</text:p>
          </table:table-cell>
          <table:table-cell table:formula="of:=NORMINV(RAND();0;2)" office:value-type="float" office:value="0.823210845718081" calcext:value-type="float">
            <text:p>0,823210845718081</text:p>
          </table:table-cell>
          <table:table-cell table:formula="of:=NORMINV(RAND();0;2)" office:value-type="float" office:value="3.81258209367971" calcext:value-type="float">
            <text:p>3,81258209367971</text:p>
          </table:table-cell>
          <table:table-cell table:formula="of:=NORMINV(RAND();0;2)" office:value-type="float" office:value="-1.34210121869722" calcext:value-type="float">
            <text:p>-1,34210121869722</text:p>
          </table:table-cell>
          <table:table-cell table:formula="of:=NORMINV(RAND();0;2)" office:value-type="float" office:value="-2.77276723176895" calcext:value-type="float">
            <text:p>-2,77276723176895</text:p>
          </table:table-cell>
          <table:table-cell table:formula="of:=NORMINV(RAND();0;2)" office:value-type="float" office:value="1.15791036302472" calcext:value-type="float">
            <text:p>1,15791036302472</text:p>
          </table:table-cell>
          <table:table-cell table:formula="of:=AVERAGE([.B258:.K258])" office:value-type="float" office:value="-0.364257001505014" calcext:value-type="float">
            <text:p>-0,364257001505014</text:p>
          </table:table-cell>
          <table:table-cell table:formula="of:=COM.MICROSOFT.VAR.S([.B258:.K258])" office:value-type="float" office:value="4.52444295033782" calcext:value-type="float">
            <text:p>4,52444295033782</text:p>
          </table:table-cell>
          <table:table-cell table:formula="of:=COM.MICROSOFT.VAR.P([.B258:.K258])" office:value-type="float" office:value="4.07199865530404" calcext:value-type="float">
            <text:p>4,0719986553040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NORMINV(RAND();0;2)" office:value-type="float" office:value="-0.564068336099388" calcext:value-type="float">
            <text:p>-0,564068336099388</text:p>
          </table:table-cell>
          <table:table-cell table:formula="of:=NORMINV(RAND();0;2)" office:value-type="float" office:value="-1.48756459048984" calcext:value-type="float">
            <text:p>-1,48756459048984</text:p>
          </table:table-cell>
          <table:table-cell table:formula="of:=NORMINV(RAND();0;2)" office:value-type="float" office:value="1.75323217885993" calcext:value-type="float">
            <text:p>1,75323217885993</text:p>
          </table:table-cell>
          <table:table-cell table:formula="of:=NORMINV(RAND();0;2)" office:value-type="float" office:value="0.0439271119475992" calcext:value-type="float">
            <text:p>0,043927111947599</text:p>
          </table:table-cell>
          <table:table-cell table:formula="of:=NORMINV(RAND();0;2)" office:value-type="float" office:value="1.12200254128054" calcext:value-type="float">
            <text:p>1,12200254128054</text:p>
          </table:table-cell>
          <table:table-cell table:formula="of:=NORMINV(RAND();0;2)" office:value-type="float" office:value="-1.28041470002267" calcext:value-type="float">
            <text:p>-1,28041470002267</text:p>
          </table:table-cell>
          <table:table-cell table:formula="of:=NORMINV(RAND();0;2)" office:value-type="float" office:value="-0.681431680161878" calcext:value-type="float">
            <text:p>-0,681431680161878</text:p>
          </table:table-cell>
          <table:table-cell table:formula="of:=NORMINV(RAND();0;2)" office:value-type="float" office:value="-0.777447642648165" calcext:value-type="float">
            <text:p>-0,777447642648165</text:p>
          </table:table-cell>
          <table:table-cell table:formula="of:=NORMINV(RAND();0;2)" office:value-type="float" office:value="0.655529303524711" calcext:value-type="float">
            <text:p>0,655529303524711</text:p>
          </table:table-cell>
          <table:table-cell table:formula="of:=NORMINV(RAND();0;2)" office:value-type="float" office:value="1.42138444052366" calcext:value-type="float">
            <text:p>1,42138444052366</text:p>
          </table:table-cell>
          <table:table-cell table:formula="of:=AVERAGE([.B259:.K259])" office:value-type="float" office:value="0.0205148626714505" calcext:value-type="float">
            <text:p>0,020514862671451</text:p>
          </table:table-cell>
          <table:table-cell table:formula="of:=COM.MICROSOFT.VAR.S([.B259:.K259])" office:value-type="float" office:value="1.33552704899142" calcext:value-type="float">
            <text:p>1,33552704899142</text:p>
          </table:table-cell>
          <table:table-cell table:formula="of:=COM.MICROSOFT.VAR.P([.B259:.K259])" office:value-type="float" office:value="1.20197434409228" calcext:value-type="float">
            <text:p>1,2019743440922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NORMINV(RAND();0;2)" office:value-type="float" office:value="1.35434312302047" calcext:value-type="float">
            <text:p>1,35434312302047</text:p>
          </table:table-cell>
          <table:table-cell table:formula="of:=NORMINV(RAND();0;2)" office:value-type="float" office:value="0.138994442916446" calcext:value-type="float">
            <text:p>0,138994442916446</text:p>
          </table:table-cell>
          <table:table-cell table:formula="of:=NORMINV(RAND();0;2)" office:value-type="float" office:value="1.16211256709392" calcext:value-type="float">
            <text:p>1,16211256709392</text:p>
          </table:table-cell>
          <table:table-cell table:formula="of:=NORMINV(RAND();0;2)" office:value-type="float" office:value="-2.83136136242967" calcext:value-type="float">
            <text:p>-2,83136136242967</text:p>
          </table:table-cell>
          <table:table-cell table:formula="of:=NORMINV(RAND();0;2)" office:value-type="float" office:value="1.84623980686582" calcext:value-type="float">
            <text:p>1,84623980686582</text:p>
          </table:table-cell>
          <table:table-cell table:formula="of:=NORMINV(RAND();0;2)" office:value-type="float" office:value="-0.754716695392553" calcext:value-type="float">
            <text:p>-0,754716695392553</text:p>
          </table:table-cell>
          <table:table-cell table:formula="of:=NORMINV(RAND();0;2)" office:value-type="float" office:value="-3.54575325597013" calcext:value-type="float">
            <text:p>-3,54575325597013</text:p>
          </table:table-cell>
          <table:table-cell table:formula="of:=NORMINV(RAND();0;2)" office:value-type="float" office:value="0.750582799138481" calcext:value-type="float">
            <text:p>0,750582799138481</text:p>
          </table:table-cell>
          <table:table-cell table:formula="of:=NORMINV(RAND();0;2)" office:value-type="float" office:value="0.00597563565552269" calcext:value-type="float">
            <text:p>0,005975635655523</text:p>
          </table:table-cell>
          <table:table-cell table:formula="of:=NORMINV(RAND();0;2)" office:value-type="float" office:value="-0.332111816788076" calcext:value-type="float">
            <text:p>-0,332111816788076</text:p>
          </table:table-cell>
          <table:table-cell table:formula="of:=AVERAGE([.B260:.K260])" office:value-type="float" office:value="-0.220569475588978" calcext:value-type="float">
            <text:p>-0,220569475588978</text:p>
          </table:table-cell>
          <table:table-cell table:formula="of:=COM.MICROSOFT.VAR.S([.B260:.K260])" office:value-type="float" office:value="3.10649355223257" calcext:value-type="float">
            <text:p>3,10649355223257</text:p>
          </table:table-cell>
          <table:table-cell table:formula="of:=COM.MICROSOFT.VAR.P([.B260:.K260])" office:value-type="float" office:value="2.79584419700931" calcext:value-type="float">
            <text:p>2,7958441970093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NORMINV(RAND();0;2)" office:value-type="float" office:value="0.981603651467595" calcext:value-type="float">
            <text:p>0,981603651467595</text:p>
          </table:table-cell>
          <table:table-cell table:formula="of:=NORMINV(RAND();0;2)" office:value-type="float" office:value="-1.00539402445641" calcext:value-type="float">
            <text:p>-1,00539402445641</text:p>
          </table:table-cell>
          <table:table-cell table:formula="of:=NORMINV(RAND();0;2)" office:value-type="float" office:value="0.612232657114091" calcext:value-type="float">
            <text:p>0,612232657114091</text:p>
          </table:table-cell>
          <table:table-cell table:formula="of:=NORMINV(RAND();0;2)" office:value-type="float" office:value="-4.29136302141856" calcext:value-type="float">
            <text:p>-4,29136302141856</text:p>
          </table:table-cell>
          <table:table-cell table:formula="of:=NORMINV(RAND();0;2)" office:value-type="float" office:value="1.07124745390176" calcext:value-type="float">
            <text:p>1,07124745390176</text:p>
          </table:table-cell>
          <table:table-cell table:formula="of:=NORMINV(RAND();0;2)" office:value-type="float" office:value="0.0707258880263908" calcext:value-type="float">
            <text:p>0,070725888026391</text:p>
          </table:table-cell>
          <table:table-cell table:formula="of:=NORMINV(RAND();0;2)" office:value-type="float" office:value="0.522935063857301" calcext:value-type="float">
            <text:p>0,522935063857301</text:p>
          </table:table-cell>
          <table:table-cell table:formula="of:=NORMINV(RAND();0;2)" office:value-type="float" office:value="-2.72329932076026" calcext:value-type="float">
            <text:p>-2,72329932076026</text:p>
          </table:table-cell>
          <table:table-cell table:formula="of:=NORMINV(RAND();0;2)" office:value-type="float" office:value="1.3172806811243" calcext:value-type="float">
            <text:p>1,3172806811243</text:p>
          </table:table-cell>
          <table:table-cell table:formula="of:=NORMINV(RAND();0;2)" office:value-type="float" office:value="-2.06024194128155" calcext:value-type="float">
            <text:p>-2,06024194128155</text:p>
          </table:table-cell>
          <table:table-cell table:formula="of:=AVERAGE([.B261:.K261])" office:value-type="float" office:value="-0.550427291242535" calcext:value-type="float">
            <text:p>-0,550427291242535</text:p>
          </table:table-cell>
          <table:table-cell table:formula="of:=COM.MICROSOFT.VAR.S([.B261:.K261])" office:value-type="float" office:value="3.61750055902762" calcext:value-type="float">
            <text:p>3,61750055902762</text:p>
          </table:table-cell>
          <table:table-cell table:formula="of:=COM.MICROSOFT.VAR.P([.B261:.K261])" office:value-type="float" office:value="3.25575050312486" calcext:value-type="float">
            <text:p>3,2557505031248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NORMINV(RAND();0;2)" office:value-type="float" office:value="0.384248652827861" calcext:value-type="float">
            <text:p>0,384248652827861</text:p>
          </table:table-cell>
          <table:table-cell table:formula="of:=NORMINV(RAND();0;2)" office:value-type="float" office:value="-0.0893286271937758" calcext:value-type="float">
            <text:p>-0,089328627193776</text:p>
          </table:table-cell>
          <table:table-cell table:formula="of:=NORMINV(RAND();0;2)" office:value-type="float" office:value="1.82262823393504" calcext:value-type="float">
            <text:p>1,82262823393504</text:p>
          </table:table-cell>
          <table:table-cell table:formula="of:=NORMINV(RAND();0;2)" office:value-type="float" office:value="-0.533498841183538" calcext:value-type="float">
            <text:p>-0,533498841183538</text:p>
          </table:table-cell>
          <table:table-cell table:formula="of:=NORMINV(RAND();0;2)" office:value-type="float" office:value="1.95468356761856" calcext:value-type="float">
            <text:p>1,95468356761856</text:p>
          </table:table-cell>
          <table:table-cell table:formula="of:=NORMINV(RAND();0;2)" office:value-type="float" office:value="0.949188108234891" calcext:value-type="float">
            <text:p>0,949188108234891</text:p>
          </table:table-cell>
          <table:table-cell table:formula="of:=NORMINV(RAND();0;2)" office:value-type="float" office:value="-0.719606246720384" calcext:value-type="float">
            <text:p>-0,719606246720384</text:p>
          </table:table-cell>
          <table:table-cell table:formula="of:=NORMINV(RAND();0;2)" office:value-type="float" office:value="0.762235639006167" calcext:value-type="float">
            <text:p>0,762235639006167</text:p>
          </table:table-cell>
          <table:table-cell table:formula="of:=NORMINV(RAND();0;2)" office:value-type="float" office:value="-0.697684091556466" calcext:value-type="float">
            <text:p>-0,697684091556466</text:p>
          </table:table-cell>
          <table:table-cell table:formula="of:=NORMINV(RAND();0;2)" office:value-type="float" office:value="-0.231578752832464" calcext:value-type="float">
            <text:p>-0,231578752832464</text:p>
          </table:table-cell>
          <table:table-cell table:formula="of:=AVERAGE([.B262:.K262])" office:value-type="float" office:value="0.360128764213589" calcext:value-type="float">
            <text:p>0,360128764213589</text:p>
          </table:table-cell>
          <table:table-cell table:formula="of:=COM.MICROSOFT.VAR.S([.B262:.K262])" office:value-type="float" office:value="0.980696455530525" calcext:value-type="float">
            <text:p>0,980696455530525</text:p>
          </table:table-cell>
          <table:table-cell table:formula="of:=COM.MICROSOFT.VAR.P([.B262:.K262])" office:value-type="float" office:value="0.882626809977472" calcext:value-type="float">
            <text:p>0,88262680997747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NORMINV(RAND();0;2)" office:value-type="float" office:value="-0.36961525766443" calcext:value-type="float">
            <text:p>-0,36961525766443</text:p>
          </table:table-cell>
          <table:table-cell table:formula="of:=NORMINV(RAND();0;2)" office:value-type="float" office:value="1.68285187330779" calcext:value-type="float">
            <text:p>1,68285187330779</text:p>
          </table:table-cell>
          <table:table-cell table:formula="of:=NORMINV(RAND();0;2)" office:value-type="float" office:value="2.38800903063711" calcext:value-type="float">
            <text:p>2,38800903063711</text:p>
          </table:table-cell>
          <table:table-cell table:formula="of:=NORMINV(RAND();0;2)" office:value-type="float" office:value="-3.02659251048075" calcext:value-type="float">
            <text:p>-3,02659251048075</text:p>
          </table:table-cell>
          <table:table-cell table:formula="of:=NORMINV(RAND();0;2)" office:value-type="float" office:value="-0.846699161170816" calcext:value-type="float">
            <text:p>-0,846699161170816</text:p>
          </table:table-cell>
          <table:table-cell table:formula="of:=NORMINV(RAND();0;2)" office:value-type="float" office:value="0.136801461251343" calcext:value-type="float">
            <text:p>0,136801461251343</text:p>
          </table:table-cell>
          <table:table-cell table:formula="of:=NORMINV(RAND();0;2)" office:value-type="float" office:value="-1.26032151097523" calcext:value-type="float">
            <text:p>-1,26032151097523</text:p>
          </table:table-cell>
          <table:table-cell table:formula="of:=NORMINV(RAND();0;2)" office:value-type="float" office:value="0.555084798951727" calcext:value-type="float">
            <text:p>0,555084798951727</text:p>
          </table:table-cell>
          <table:table-cell table:formula="of:=NORMINV(RAND();0;2)" office:value-type="float" office:value="3.69206058317843" calcext:value-type="float">
            <text:p>3,69206058317843</text:p>
          </table:table-cell>
          <table:table-cell table:formula="of:=NORMINV(RAND();0;2)" office:value-type="float" office:value="0.462279596881859" calcext:value-type="float">
            <text:p>0,462279596881859</text:p>
          </table:table-cell>
          <table:table-cell table:formula="of:=AVERAGE([.B263:.K263])" office:value-type="float" office:value="0.341385890391702" calcext:value-type="float">
            <text:p>0,341385890391702</text:p>
          </table:table-cell>
          <table:table-cell table:formula="of:=COM.MICROSOFT.VAR.S([.B263:.K263])" office:value-type="float" office:value="3.68257436549402" calcext:value-type="float">
            <text:p>3,68257436549402</text:p>
          </table:table-cell>
          <table:table-cell table:formula="of:=COM.MICROSOFT.VAR.P([.B263:.K263])" office:value-type="float" office:value="3.31431692894462" calcext:value-type="float">
            <text:p>3,3143169289446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ORMINV(RAND();0;2)" office:value-type="float" office:value="-0.0212949189569691" calcext:value-type="float">
            <text:p>-0,021294918956969</text:p>
          </table:table-cell>
          <table:table-cell table:formula="of:=NORMINV(RAND();0;2)" office:value-type="float" office:value="0.111570069784088" calcext:value-type="float">
            <text:p>0,111570069784088</text:p>
          </table:table-cell>
          <table:table-cell table:formula="of:=NORMINV(RAND();0;2)" office:value-type="float" office:value="-0.643099932556969" calcext:value-type="float">
            <text:p>-0,643099932556969</text:p>
          </table:table-cell>
          <table:table-cell table:formula="of:=NORMINV(RAND();0;2)" office:value-type="float" office:value="0.926273537068825" calcext:value-type="float">
            <text:p>0,926273537068825</text:p>
          </table:table-cell>
          <table:table-cell table:formula="of:=NORMINV(RAND();0;2)" office:value-type="float" office:value="2.00800027592631" calcext:value-type="float">
            <text:p>2,00800027592631</text:p>
          </table:table-cell>
          <table:table-cell table:formula="of:=NORMINV(RAND();0;2)" office:value-type="float" office:value="-2.06054970420993" calcext:value-type="float">
            <text:p>-2,06054970420993</text:p>
          </table:table-cell>
          <table:table-cell table:formula="of:=NORMINV(RAND();0;2)" office:value-type="float" office:value="4.00284857635399" calcext:value-type="float">
            <text:p>4,00284857635399</text:p>
          </table:table-cell>
          <table:table-cell table:formula="of:=NORMINV(RAND();0;2)" office:value-type="float" office:value="0.628042056901781" calcext:value-type="float">
            <text:p>0,628042056901781</text:p>
          </table:table-cell>
          <table:table-cell table:formula="of:=NORMINV(RAND();0;2)" office:value-type="float" office:value="1.22231716287533" calcext:value-type="float">
            <text:p>1,22231716287533</text:p>
          </table:table-cell>
          <table:table-cell table:formula="of:=NORMINV(RAND();0;2)" office:value-type="float" office:value="-1.9737935965681" calcext:value-type="float">
            <text:p>-1,9737935965681</text:p>
          </table:table-cell>
          <table:table-cell table:formula="of:=AVERAGE([.B264:.K264])" office:value-type="float" office:value="0.420031352661836" calcext:value-type="float">
            <text:p>0,420031352661836</text:p>
          </table:table-cell>
          <table:table-cell table:formula="of:=COM.MICROSOFT.VAR.S([.B264:.K264])" office:value-type="float" office:value="3.28947581346596" calcext:value-type="float">
            <text:p>3,28947581346596</text:p>
          </table:table-cell>
          <table:table-cell table:formula="of:=COM.MICROSOFT.VAR.P([.B264:.K264])" office:value-type="float" office:value="2.96052823211936" calcext:value-type="float">
            <text:p>2,9605282321193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NORMINV(RAND();0;2)" office:value-type="float" office:value="2.62877483459787" calcext:value-type="float">
            <text:p>2,62877483459787</text:p>
          </table:table-cell>
          <table:table-cell table:formula="of:=NORMINV(RAND();0;2)" office:value-type="float" office:value="3.43076793208319" calcext:value-type="float">
            <text:p>3,43076793208319</text:p>
          </table:table-cell>
          <table:table-cell table:formula="of:=NORMINV(RAND();0;2)" office:value-type="float" office:value="0.839531314603192" calcext:value-type="float">
            <text:p>0,839531314603192</text:p>
          </table:table-cell>
          <table:table-cell table:formula="of:=NORMINV(RAND();0;2)" office:value-type="float" office:value="1.26990344234409" calcext:value-type="float">
            <text:p>1,26990344234409</text:p>
          </table:table-cell>
          <table:table-cell table:formula="of:=NORMINV(RAND();0;2)" office:value-type="float" office:value="1.81019015546742" calcext:value-type="float">
            <text:p>1,81019015546742</text:p>
          </table:table-cell>
          <table:table-cell table:formula="of:=NORMINV(RAND();0;2)" office:value-type="float" office:value="-2.10621831118148" calcext:value-type="float">
            <text:p>-2,10621831118148</text:p>
          </table:table-cell>
          <table:table-cell table:formula="of:=NORMINV(RAND();0;2)" office:value-type="float" office:value="-1.91929582614239" calcext:value-type="float">
            <text:p>-1,91929582614239</text:p>
          </table:table-cell>
          <table:table-cell table:formula="of:=NORMINV(RAND();0;2)" office:value-type="float" office:value="-0.147414136067454" calcext:value-type="float">
            <text:p>-0,147414136067454</text:p>
          </table:table-cell>
          <table:table-cell table:formula="of:=NORMINV(RAND();0;2)" office:value-type="float" office:value="0.0873799651033026" calcext:value-type="float">
            <text:p>0,087379965103303</text:p>
          </table:table-cell>
          <table:table-cell table:formula="of:=NORMINV(RAND();0;2)" office:value-type="float" office:value="0.897988155526009" calcext:value-type="float">
            <text:p>0,897988155526009</text:p>
          </table:table-cell>
          <table:table-cell table:formula="of:=AVERAGE([.B265:.K265])" office:value-type="float" office:value="0.679160752633375" calcext:value-type="float">
            <text:p>0,679160752633375</text:p>
          </table:table-cell>
          <table:table-cell table:formula="of:=COM.MICROSOFT.VAR.S([.B265:.K265])" office:value-type="float" office:value="3.17976548795119" calcext:value-type="float">
            <text:p>3,17976548795119</text:p>
          </table:table-cell>
          <table:table-cell table:formula="of:=COM.MICROSOFT.VAR.P([.B265:.K265])" office:value-type="float" office:value="2.86178893915607" calcext:value-type="float">
            <text:p>2,86178893915607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NORMINV(RAND();0;2)" office:value-type="float" office:value="-0.318351320912856" calcext:value-type="float">
            <text:p>-0,318351320912856</text:p>
          </table:table-cell>
          <table:table-cell table:formula="of:=NORMINV(RAND();0;2)" office:value-type="float" office:value="-0.644942816650408" calcext:value-type="float">
            <text:p>-0,644942816650408</text:p>
          </table:table-cell>
          <table:table-cell table:formula="of:=NORMINV(RAND();0;2)" office:value-type="float" office:value="-1.30882600229497" calcext:value-type="float">
            <text:p>-1,30882600229497</text:p>
          </table:table-cell>
          <table:table-cell table:formula="of:=NORMINV(RAND();0;2)" office:value-type="float" office:value="0.491147014685183" calcext:value-type="float">
            <text:p>0,491147014685183</text:p>
          </table:table-cell>
          <table:table-cell table:formula="of:=NORMINV(RAND();0;2)" office:value-type="float" office:value="2.01571594925894" calcext:value-type="float">
            <text:p>2,01571594925894</text:p>
          </table:table-cell>
          <table:table-cell table:formula="of:=NORMINV(RAND();0;2)" office:value-type="float" office:value="4.26013053066984" calcext:value-type="float">
            <text:p>4,26013053066984</text:p>
          </table:table-cell>
          <table:table-cell table:formula="of:=NORMINV(RAND();0;2)" office:value-type="float" office:value="3.69926147102525" calcext:value-type="float">
            <text:p>3,69926147102525</text:p>
          </table:table-cell>
          <table:table-cell table:formula="of:=NORMINV(RAND();0;2)" office:value-type="float" office:value="-2.16661603511956" calcext:value-type="float">
            <text:p>-2,16661603511956</text:p>
          </table:table-cell>
          <table:table-cell table:formula="of:=NORMINV(RAND();0;2)" office:value-type="float" office:value="-2.03485285112996" calcext:value-type="float">
            <text:p>-2,03485285112996</text:p>
          </table:table-cell>
          <table:table-cell table:formula="of:=NORMINV(RAND();0;2)" office:value-type="float" office:value="-1.24254844884419" calcext:value-type="float">
            <text:p>-1,24254844884419</text:p>
          </table:table-cell>
          <table:table-cell table:formula="of:=AVERAGE([.B266:.K266])" office:value-type="float" office:value="0.275011749068728" calcext:value-type="float">
            <text:p>0,275011749068728</text:p>
          </table:table-cell>
          <table:table-cell table:formula="of:=COM.MICROSOFT.VAR.S([.B266:.K266])" office:value-type="float" office:value="5.33226347198925" calcext:value-type="float">
            <text:p>5,33226347198925</text:p>
          </table:table-cell>
          <table:table-cell table:formula="of:=COM.MICROSOFT.VAR.P([.B266:.K266])" office:value-type="float" office:value="4.79903712479033" calcext:value-type="float">
            <text:p>4,7990371247903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NORMINV(RAND();0;2)" office:value-type="float" office:value="-1.01395480951238" calcext:value-type="float">
            <text:p>-1,01395480951238</text:p>
          </table:table-cell>
          <table:table-cell table:formula="of:=NORMINV(RAND();0;2)" office:value-type="float" office:value="1.20387621662998" calcext:value-type="float">
            <text:p>1,20387621662998</text:p>
          </table:table-cell>
          <table:table-cell table:formula="of:=NORMINV(RAND();0;2)" office:value-type="float" office:value="1.34215230167586" calcext:value-type="float">
            <text:p>1,34215230167586</text:p>
          </table:table-cell>
          <table:table-cell table:formula="of:=NORMINV(RAND();0;2)" office:value-type="float" office:value="-0.226677092397669" calcext:value-type="float">
            <text:p>-0,226677092397669</text:p>
          </table:table-cell>
          <table:table-cell table:formula="of:=NORMINV(RAND();0;2)" office:value-type="float" office:value="0.222113677431773" calcext:value-type="float">
            <text:p>0,222113677431773</text:p>
          </table:table-cell>
          <table:table-cell table:formula="of:=NORMINV(RAND();0;2)" office:value-type="float" office:value="-1.80394712169604" calcext:value-type="float">
            <text:p>-1,80394712169604</text:p>
          </table:table-cell>
          <table:table-cell table:formula="of:=NORMINV(RAND();0;2)" office:value-type="float" office:value="3.11167409618938" calcext:value-type="float">
            <text:p>3,11167409618938</text:p>
          </table:table-cell>
          <table:table-cell table:formula="of:=NORMINV(RAND();0;2)" office:value-type="float" office:value="1.03045006890296" calcext:value-type="float">
            <text:p>1,03045006890296</text:p>
          </table:table-cell>
          <table:table-cell table:formula="of:=NORMINV(RAND();0;2)" office:value-type="float" office:value="-0.385383159234432" calcext:value-type="float">
            <text:p>-0,385383159234432</text:p>
          </table:table-cell>
          <table:table-cell table:formula="of:=NORMINV(RAND();0;2)" office:value-type="float" office:value="-0.307489535992213" calcext:value-type="float">
            <text:p>-0,307489535992213</text:p>
          </table:table-cell>
          <table:table-cell table:formula="of:=AVERAGE([.B267:.K267])" office:value-type="float" office:value="0.317281464199722" calcext:value-type="float">
            <text:p>0,317281464199722</text:p>
          </table:table-cell>
          <table:table-cell table:formula="of:=COM.MICROSOFT.VAR.S([.B267:.K267])" office:value-type="float" office:value="1.95716389485634" calcext:value-type="float">
            <text:p>1,95716389485634</text:p>
          </table:table-cell>
          <table:table-cell table:formula="of:=COM.MICROSOFT.VAR.P([.B267:.K267])" office:value-type="float" office:value="1.76144750537071" calcext:value-type="float">
            <text:p>1,7614475053707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NORMINV(RAND();0;2)" office:value-type="float" office:value="-0.3597186768183" calcext:value-type="float">
            <text:p>-0,3597186768183</text:p>
          </table:table-cell>
          <table:table-cell table:formula="of:=NORMINV(RAND();0;2)" office:value-type="float" office:value="2.61609254844189" calcext:value-type="float">
            <text:p>2,61609254844189</text:p>
          </table:table-cell>
          <table:table-cell table:formula="of:=NORMINV(RAND();0;2)" office:value-type="float" office:value="-3.24169342187916" calcext:value-type="float">
            <text:p>-3,24169342187916</text:p>
          </table:table-cell>
          <table:table-cell table:formula="of:=NORMINV(RAND();0;2)" office:value-type="float" office:value="2.66134057928124" calcext:value-type="float">
            <text:p>2,66134057928124</text:p>
          </table:table-cell>
          <table:table-cell table:formula="of:=NORMINV(RAND();0;2)" office:value-type="float" office:value="1.31566275035568" calcext:value-type="float">
            <text:p>1,31566275035568</text:p>
          </table:table-cell>
          <table:table-cell table:formula="of:=NORMINV(RAND();0;2)" office:value-type="float" office:value="-2.31803598957272" calcext:value-type="float">
            <text:p>-2,31803598957272</text:p>
          </table:table-cell>
          <table:table-cell table:formula="of:=NORMINV(RAND();0;2)" office:value-type="float" office:value="-2.44296984729122" calcext:value-type="float">
            <text:p>-2,44296984729122</text:p>
          </table:table-cell>
          <table:table-cell table:formula="of:=NORMINV(RAND();0;2)" office:value-type="float" office:value="0.895131536561044" calcext:value-type="float">
            <text:p>0,895131536561044</text:p>
          </table:table-cell>
          <table:table-cell table:formula="of:=NORMINV(RAND();0;2)" office:value-type="float" office:value="1.09996242561065" calcext:value-type="float">
            <text:p>1,09996242561065</text:p>
          </table:table-cell>
          <table:table-cell table:formula="of:=NORMINV(RAND();0;2)" office:value-type="float" office:value="0.441469224202509" calcext:value-type="float">
            <text:p>0,441469224202509</text:p>
          </table:table-cell>
          <table:table-cell table:formula="of:=AVERAGE([.B268:.K268])" office:value-type="float" office:value="0.0667241128891609" calcext:value-type="float">
            <text:p>0,066724112889161</text:p>
          </table:table-cell>
          <table:table-cell table:formula="of:=COM.MICROSOFT.VAR.S([.B268:.K268])" office:value-type="float" office:value="4.42206227491795" calcext:value-type="float">
            <text:p>4,42206227491795</text:p>
          </table:table-cell>
          <table:table-cell table:formula="of:=COM.MICROSOFT.VAR.P([.B268:.K268])" office:value-type="float" office:value="3.97985604742615" calcext:value-type="float">
            <text:p>3,9798560474261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NORMINV(RAND();0;2)" office:value-type="float" office:value="1.46528754788351" calcext:value-type="float">
            <text:p>1,46528754788351</text:p>
          </table:table-cell>
          <table:table-cell table:formula="of:=NORMINV(RAND();0;2)" office:value-type="float" office:value="-0.789539455995422" calcext:value-type="float">
            <text:p>-0,789539455995422</text:p>
          </table:table-cell>
          <table:table-cell table:formula="of:=NORMINV(RAND();0;2)" office:value-type="float" office:value="2.80053199666779" calcext:value-type="float">
            <text:p>2,80053199666779</text:p>
          </table:table-cell>
          <table:table-cell table:formula="of:=NORMINV(RAND();0;2)" office:value-type="float" office:value="1.62540675246019" calcext:value-type="float">
            <text:p>1,62540675246019</text:p>
          </table:table-cell>
          <table:table-cell table:formula="of:=NORMINV(RAND();0;2)" office:value-type="float" office:value="-2.18686571807307" calcext:value-type="float">
            <text:p>-2,18686571807307</text:p>
          </table:table-cell>
          <table:table-cell table:formula="of:=NORMINV(RAND();0;2)" office:value-type="float" office:value="5.47566817546234" calcext:value-type="float">
            <text:p>5,47566817546234</text:p>
          </table:table-cell>
          <table:table-cell table:formula="of:=NORMINV(RAND();0;2)" office:value-type="float" office:value="-1.46962711376819" calcext:value-type="float">
            <text:p>-1,46962711376819</text:p>
          </table:table-cell>
          <table:table-cell table:formula="of:=NORMINV(RAND();0;2)" office:value-type="float" office:value="3.29342485573583" calcext:value-type="float">
            <text:p>3,29342485573583</text:p>
          </table:table-cell>
          <table:table-cell table:formula="of:=NORMINV(RAND();0;2)" office:value-type="float" office:value="0.177564891573997" calcext:value-type="float">
            <text:p>0,177564891573997</text:p>
          </table:table-cell>
          <table:table-cell table:formula="of:=NORMINV(RAND();0;2)" office:value-type="float" office:value="0.406313153099092" calcext:value-type="float">
            <text:p>0,406313153099092</text:p>
          </table:table-cell>
          <table:table-cell table:formula="of:=AVERAGE([.B269:.K269])" office:value-type="float" office:value="1.07981650850461" calcext:value-type="float">
            <text:p>1,07981650850461</text:p>
          </table:table-cell>
          <table:table-cell table:formula="of:=COM.MICROSOFT.VAR.S([.B269:.K269])" office:value-type="float" office:value="5.50708047168056" calcext:value-type="float">
            <text:p>5,50708047168056</text:p>
          </table:table-cell>
          <table:table-cell table:formula="of:=COM.MICROSOFT.VAR.P([.B269:.K269])" office:value-type="float" office:value="4.9563724245125" calcext:value-type="float">
            <text:p>4,956372424512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NORMINV(RAND();0;2)" office:value-type="float" office:value="2.25249117770414" calcext:value-type="float">
            <text:p>2,25249117770414</text:p>
          </table:table-cell>
          <table:table-cell table:formula="of:=NORMINV(RAND();0;2)" office:value-type="float" office:value="-0.955337798123621" calcext:value-type="float">
            <text:p>-0,955337798123621</text:p>
          </table:table-cell>
          <table:table-cell table:formula="of:=NORMINV(RAND();0;2)" office:value-type="float" office:value="0.663994373788285" calcext:value-type="float">
            <text:p>0,663994373788285</text:p>
          </table:table-cell>
          <table:table-cell table:formula="of:=NORMINV(RAND();0;2)" office:value-type="float" office:value="-1.260604440937" calcext:value-type="float">
            <text:p>-1,260604440937</text:p>
          </table:table-cell>
          <table:table-cell table:formula="of:=NORMINV(RAND();0;2)" office:value-type="float" office:value="2.23121489024203" calcext:value-type="float">
            <text:p>2,23121489024203</text:p>
          </table:table-cell>
          <table:table-cell table:formula="of:=NORMINV(RAND();0;2)" office:value-type="float" office:value="1.59986647691033" calcext:value-type="float">
            <text:p>1,59986647691033</text:p>
          </table:table-cell>
          <table:table-cell table:formula="of:=NORMINV(RAND();0;2)" office:value-type="float" office:value="1.97703750042119" calcext:value-type="float">
            <text:p>1,97703750042119</text:p>
          </table:table-cell>
          <table:table-cell table:formula="of:=NORMINV(RAND();0;2)" office:value-type="float" office:value="-0.788768333341957" calcext:value-type="float">
            <text:p>-0,788768333341957</text:p>
          </table:table-cell>
          <table:table-cell table:formula="of:=NORMINV(RAND();0;2)" office:value-type="float" office:value="-1.37757925469168" calcext:value-type="float">
            <text:p>-1,37757925469168</text:p>
          </table:table-cell>
          <table:table-cell table:formula="of:=NORMINV(RAND();0;2)" office:value-type="float" office:value="3.05388566774099" calcext:value-type="float">
            <text:p>3,05388566774099</text:p>
          </table:table-cell>
          <table:table-cell table:formula="of:=AVERAGE([.B270:.K270])" office:value-type="float" office:value="0.739620025971271" calcext:value-type="float">
            <text:p>0,739620025971271</text:p>
          </table:table-cell>
          <table:table-cell table:formula="of:=COM.MICROSOFT.VAR.S([.B270:.K270])" office:value-type="float" office:value="2.87096541529317" calcext:value-type="float">
            <text:p>2,87096541529317</text:p>
          </table:table-cell>
          <table:table-cell table:formula="of:=COM.MICROSOFT.VAR.P([.B270:.K270])" office:value-type="float" office:value="2.58386887376385" calcext:value-type="float">
            <text:p>2,5838688737638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NORMINV(RAND();0;2)" office:value-type="float" office:value="0.756263747891362" calcext:value-type="float">
            <text:p>0,756263747891362</text:p>
          </table:table-cell>
          <table:table-cell table:formula="of:=NORMINV(RAND();0;2)" office:value-type="float" office:value="-1.30343049459434" calcext:value-type="float">
            <text:p>-1,30343049459434</text:p>
          </table:table-cell>
          <table:table-cell table:formula="of:=NORMINV(RAND();0;2)" office:value-type="float" office:value="1.07212631718173" calcext:value-type="float">
            <text:p>1,07212631718173</text:p>
          </table:table-cell>
          <table:table-cell table:formula="of:=NORMINV(RAND();0;2)" office:value-type="float" office:value="-4.50415723128799" calcext:value-type="float">
            <text:p>-4,50415723128799</text:p>
          </table:table-cell>
          <table:table-cell table:formula="of:=NORMINV(RAND();0;2)" office:value-type="float" office:value="-0.642488891564306" calcext:value-type="float">
            <text:p>-0,642488891564306</text:p>
          </table:table-cell>
          <table:table-cell table:formula="of:=NORMINV(RAND();0;2)" office:value-type="float" office:value="0.480864283497574" calcext:value-type="float">
            <text:p>0,480864283497574</text:p>
          </table:table-cell>
          <table:table-cell table:formula="of:=NORMINV(RAND();0;2)" office:value-type="float" office:value="1.57336835668882" calcext:value-type="float">
            <text:p>1,57336835668882</text:p>
          </table:table-cell>
          <table:table-cell table:formula="of:=NORMINV(RAND();0;2)" office:value-type="float" office:value="-1.7241691247183" calcext:value-type="float">
            <text:p>-1,7241691247183</text:p>
          </table:table-cell>
          <table:table-cell table:formula="of:=NORMINV(RAND();0;2)" office:value-type="float" office:value="2.08713043253754" calcext:value-type="float">
            <text:p>2,08713043253754</text:p>
          </table:table-cell>
          <table:table-cell table:formula="of:=NORMINV(RAND();0;2)" office:value-type="float" office:value="1.51138214116697" calcext:value-type="float">
            <text:p>1,51138214116697</text:p>
          </table:table-cell>
          <table:table-cell table:formula="of:=AVERAGE([.B271:.K271])" office:value-type="float" office:value="-0.0693110463200933" calcext:value-type="float">
            <text:p>-0,069311046320093</text:p>
          </table:table-cell>
          <table:table-cell table:formula="of:=COM.MICROSOFT.VAR.S([.B271:.K271])" office:value-type="float" office:value="4.04359687931137" calcext:value-type="float">
            <text:p>4,04359687931137</text:p>
          </table:table-cell>
          <table:table-cell table:formula="of:=COM.MICROSOFT.VAR.P([.B271:.K271])" office:value-type="float" office:value="3.63923719138023" calcext:value-type="float">
            <text:p>3,6392371913802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NORMINV(RAND();0;2)" office:value-type="float" office:value="0.0180340994364943" calcext:value-type="float">
            <text:p>0,018034099436494</text:p>
          </table:table-cell>
          <table:table-cell table:formula="of:=NORMINV(RAND();0;2)" office:value-type="float" office:value="-2.04778331038795" calcext:value-type="float">
            <text:p>-2,04778331038795</text:p>
          </table:table-cell>
          <table:table-cell table:formula="of:=NORMINV(RAND();0;2)" office:value-type="float" office:value="0.911513122054647" calcext:value-type="float">
            <text:p>0,911513122054647</text:p>
          </table:table-cell>
          <table:table-cell table:formula="of:=NORMINV(RAND();0;2)" office:value-type="float" office:value="1.09668704910198" calcext:value-type="float">
            <text:p>1,09668704910198</text:p>
          </table:table-cell>
          <table:table-cell table:formula="of:=NORMINV(RAND();0;2)" office:value-type="float" office:value="1.45326390855641" calcext:value-type="float">
            <text:p>1,45326390855641</text:p>
          </table:table-cell>
          <table:table-cell table:formula="of:=NORMINV(RAND();0;2)" office:value-type="float" office:value="-2.16507859535722" calcext:value-type="float">
            <text:p>-2,16507859535722</text:p>
          </table:table-cell>
          <table:table-cell table:formula="of:=NORMINV(RAND();0;2)" office:value-type="float" office:value="0.113310714599751" calcext:value-type="float">
            <text:p>0,113310714599751</text:p>
          </table:table-cell>
          <table:table-cell table:formula="of:=NORMINV(RAND();0;2)" office:value-type="float" office:value="4.64408010887098" calcext:value-type="float">
            <text:p>4,64408010887098</text:p>
          </table:table-cell>
          <table:table-cell table:formula="of:=NORMINV(RAND();0;2)" office:value-type="float" office:value="2.46206596422977" calcext:value-type="float">
            <text:p>2,46206596422977</text:p>
          </table:table-cell>
          <table:table-cell table:formula="of:=NORMINV(RAND();0;2)" office:value-type="float" office:value="2.15559690798452" calcext:value-type="float">
            <text:p>2,15559690798452</text:p>
          </table:table-cell>
          <table:table-cell table:formula="of:=AVERAGE([.B272:.K272])" office:value-type="float" office:value="0.864168996908938" calcext:value-type="float">
            <text:p>0,864168996908938</text:p>
          </table:table-cell>
          <table:table-cell table:formula="of:=COM.MICROSOFT.VAR.S([.B272:.K272])" office:value-type="float" office:value="4.2052963719753" calcext:value-type="float">
            <text:p>4,2052963719753</text:p>
          </table:table-cell>
          <table:table-cell table:formula="of:=COM.MICROSOFT.VAR.P([.B272:.K272])" office:value-type="float" office:value="3.78476673477777" calcext:value-type="float">
            <text:p>3,7847667347777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NORMINV(RAND();0;2)" office:value-type="float" office:value="-0.199880749397227" calcext:value-type="float">
            <text:p>-0,199880749397227</text:p>
          </table:table-cell>
          <table:table-cell table:formula="of:=NORMINV(RAND();0;2)" office:value-type="float" office:value="-0.662069178747021" calcext:value-type="float">
            <text:p>-0,662069178747021</text:p>
          </table:table-cell>
          <table:table-cell table:formula="of:=NORMINV(RAND();0;2)" office:value-type="float" office:value="1.91164655656609" calcext:value-type="float">
            <text:p>1,91164655656609</text:p>
          </table:table-cell>
          <table:table-cell table:formula="of:=NORMINV(RAND();0;2)" office:value-type="float" office:value="-4.57291641205147" calcext:value-type="float">
            <text:p>-4,57291641205147</text:p>
          </table:table-cell>
          <table:table-cell table:formula="of:=NORMINV(RAND();0;2)" office:value-type="float" office:value="1.5774919896578" calcext:value-type="float">
            <text:p>1,5774919896578</text:p>
          </table:table-cell>
          <table:table-cell table:formula="of:=NORMINV(RAND();0;2)" office:value-type="float" office:value="1.54104127283437" calcext:value-type="float">
            <text:p>1,54104127283437</text:p>
          </table:table-cell>
          <table:table-cell table:formula="of:=NORMINV(RAND();0;2)" office:value-type="float" office:value="-2.33027944192197" calcext:value-type="float">
            <text:p>-2,33027944192197</text:p>
          </table:table-cell>
          <table:table-cell table:formula="of:=NORMINV(RAND();0;2)" office:value-type="float" office:value="0.273811850961277" calcext:value-type="float">
            <text:p>0,273811850961277</text:p>
          </table:table-cell>
          <table:table-cell table:formula="of:=NORMINV(RAND();0;2)" office:value-type="float" office:value="2.76573772529822" calcext:value-type="float">
            <text:p>2,76573772529822</text:p>
          </table:table-cell>
          <table:table-cell table:formula="of:=NORMINV(RAND();0;2)" office:value-type="float" office:value="0.636675493712191" calcext:value-type="float">
            <text:p>0,636675493712191</text:p>
          </table:table-cell>
          <table:table-cell table:formula="of:=AVERAGE([.B273:.K273])" office:value-type="float" office:value="0.0941259106912253" calcext:value-type="float">
            <text:p>0,094125910691225</text:p>
          </table:table-cell>
          <table:table-cell table:formula="of:=COM.MICROSOFT.VAR.S([.B273:.K273])" office:value-type="float" office:value="4.81986370536094" calcext:value-type="float">
            <text:p>4,81986370536094</text:p>
          </table:table-cell>
          <table:table-cell table:formula="of:=COM.MICROSOFT.VAR.P([.B273:.K273])" office:value-type="float" office:value="4.33787733482485" calcext:value-type="float">
            <text:p>4,3378773348248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NORMINV(RAND();0;2)" office:value-type="float" office:value="0.036105201475424" calcext:value-type="float">
            <text:p>0,036105201475424</text:p>
          </table:table-cell>
          <table:table-cell table:formula="of:=NORMINV(RAND();0;2)" office:value-type="float" office:value="1.20285934600814" calcext:value-type="float">
            <text:p>1,20285934600814</text:p>
          </table:table-cell>
          <table:table-cell table:formula="of:=NORMINV(RAND();0;2)" office:value-type="float" office:value="2.73809032296947" calcext:value-type="float">
            <text:p>2,73809032296947</text:p>
          </table:table-cell>
          <table:table-cell table:formula="of:=NORMINV(RAND();0;2)" office:value-type="float" office:value="1.51618682560475" calcext:value-type="float">
            <text:p>1,51618682560475</text:p>
          </table:table-cell>
          <table:table-cell table:formula="of:=NORMINV(RAND();0;2)" office:value-type="float" office:value="-1.14487775294999" calcext:value-type="float">
            <text:p>-1,14487775294999</text:p>
          </table:table-cell>
          <table:table-cell table:formula="of:=NORMINV(RAND();0;2)" office:value-type="float" office:value="0.986421612275973" calcext:value-type="float">
            <text:p>0,986421612275973</text:p>
          </table:table-cell>
          <table:table-cell table:formula="of:=NORMINV(RAND();0;2)" office:value-type="float" office:value="0.104989291648116" calcext:value-type="float">
            <text:p>0,104989291648116</text:p>
          </table:table-cell>
          <table:table-cell table:formula="of:=NORMINV(RAND();0;2)" office:value-type="float" office:value="3.30465640774768" calcext:value-type="float">
            <text:p>3,30465640774768</text:p>
          </table:table-cell>
          <table:table-cell table:formula="of:=NORMINV(RAND();0;2)" office:value-type="float" office:value="-0.240761427436799" calcext:value-type="float">
            <text:p>-0,240761427436799</text:p>
          </table:table-cell>
          <table:table-cell table:formula="of:=NORMINV(RAND();0;2)" office:value-type="float" office:value="-0.501827922695756" calcext:value-type="float">
            <text:p>-0,501827922695756</text:p>
          </table:table-cell>
          <table:table-cell table:formula="of:=AVERAGE([.B274:.K274])" office:value-type="float" office:value="0.800184190464701" calcext:value-type="float">
            <text:p>0,800184190464701</text:p>
          </table:table-cell>
          <table:table-cell table:formula="of:=COM.MICROSOFT.VAR.S([.B274:.K274])" office:value-type="float" office:value="2.04072607021831" calcext:value-type="float">
            <text:p>2,04072607021831</text:p>
          </table:table-cell>
          <table:table-cell table:formula="of:=COM.MICROSOFT.VAR.P([.B274:.K274])" office:value-type="float" office:value="1.83665346319648" calcext:value-type="float">
            <text:p>1,83665346319648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NORMINV(RAND();0;2)" office:value-type="float" office:value="-1.54564557988772" calcext:value-type="float">
            <text:p>-1,54564557988772</text:p>
          </table:table-cell>
          <table:table-cell table:formula="of:=NORMINV(RAND();0;2)" office:value-type="float" office:value="0.328338182045487" calcext:value-type="float">
            <text:p>0,328338182045487</text:p>
          </table:table-cell>
          <table:table-cell table:formula="of:=NORMINV(RAND();0;2)" office:value-type="float" office:value="-2.89626051889422" calcext:value-type="float">
            <text:p>-2,89626051889422</text:p>
          </table:table-cell>
          <table:table-cell table:formula="of:=NORMINV(RAND();0;2)" office:value-type="float" office:value="0.828457739530946" calcext:value-type="float">
            <text:p>0,828457739530946</text:p>
          </table:table-cell>
          <table:table-cell table:formula="of:=NORMINV(RAND();0;2)" office:value-type="float" office:value="0.759345756352896" calcext:value-type="float">
            <text:p>0,759345756352896</text:p>
          </table:table-cell>
          <table:table-cell table:formula="of:=NORMINV(RAND();0;2)" office:value-type="float" office:value="-0.170862922964297" calcext:value-type="float">
            <text:p>-0,170862922964297</text:p>
          </table:table-cell>
          <table:table-cell table:formula="of:=NORMINV(RAND();0;2)" office:value-type="float" office:value="-0.406845394837496" calcext:value-type="float">
            <text:p>-0,406845394837496</text:p>
          </table:table-cell>
          <table:table-cell table:formula="of:=NORMINV(RAND();0;2)" office:value-type="float" office:value="1.26571624919589" calcext:value-type="float">
            <text:p>1,26571624919589</text:p>
          </table:table-cell>
          <table:table-cell table:formula="of:=NORMINV(RAND();0;2)" office:value-type="float" office:value="0.00662468140554253" calcext:value-type="float">
            <text:p>0,006624681405543</text:p>
          </table:table-cell>
          <table:table-cell table:formula="of:=NORMINV(RAND();0;2)" office:value-type="float" office:value="1.33438911385468" calcext:value-type="float">
            <text:p>1,33438911385468</text:p>
          </table:table-cell>
          <table:table-cell table:formula="of:=AVERAGE([.B275:.K275])" office:value-type="float" office:value="-0.0496742694198291" calcext:value-type="float">
            <text:p>-0,049674269419829</text:p>
          </table:table-cell>
          <table:table-cell table:formula="of:=COM.MICROSOFT.VAR.S([.B275:.K275])" office:value-type="float" office:value="1.74453524644191" calcext:value-type="float">
            <text:p>1,74453524644191</text:p>
          </table:table-cell>
          <table:table-cell table:formula="of:=COM.MICROSOFT.VAR.P([.B275:.K275])" office:value-type="float" office:value="1.57008172179772" calcext:value-type="float">
            <text:p>1,5700817217977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NORMINV(RAND();0;2)" office:value-type="float" office:value="0.279402642830876" calcext:value-type="float">
            <text:p>0,279402642830876</text:p>
          </table:table-cell>
          <table:table-cell table:formula="of:=NORMINV(RAND();0;2)" office:value-type="float" office:value="1.44356625755176" calcext:value-type="float">
            <text:p>1,44356625755176</text:p>
          </table:table-cell>
          <table:table-cell table:formula="of:=NORMINV(RAND();0;2)" office:value-type="float" office:value="0.957285243887365" calcext:value-type="float">
            <text:p>0,957285243887365</text:p>
          </table:table-cell>
          <table:table-cell table:formula="of:=NORMINV(RAND();0;2)" office:value-type="float" office:value="0.332334509621838" calcext:value-type="float">
            <text:p>0,332334509621838</text:p>
          </table:table-cell>
          <table:table-cell table:formula="of:=NORMINV(RAND();0;2)" office:value-type="float" office:value="-3.06697891000886" calcext:value-type="float">
            <text:p>-3,06697891000886</text:p>
          </table:table-cell>
          <table:table-cell table:formula="of:=NORMINV(RAND();0;2)" office:value-type="float" office:value="-0.0982541119212154" calcext:value-type="float">
            <text:p>-0,098254111921215</text:p>
          </table:table-cell>
          <table:table-cell table:formula="of:=NORMINV(RAND();0;2)" office:value-type="float" office:value="-0.856479890309759" calcext:value-type="float">
            <text:p>-0,856479890309759</text:p>
          </table:table-cell>
          <table:table-cell table:formula="of:=NORMINV(RAND();0;2)" office:value-type="float" office:value="-1.0748747864446" calcext:value-type="float">
            <text:p>-1,0748747864446</text:p>
          </table:table-cell>
          <table:table-cell table:formula="of:=NORMINV(RAND();0;2)" office:value-type="float" office:value="-0.734329086064422" calcext:value-type="float">
            <text:p>-0,734329086064422</text:p>
          </table:table-cell>
          <table:table-cell table:formula="of:=NORMINV(RAND();0;2)" office:value-type="float" office:value="1.99418352313764" calcext:value-type="float">
            <text:p>1,99418352313764</text:p>
          </table:table-cell>
          <table:table-cell table:formula="of:=AVERAGE([.B276:.K276])" office:value-type="float" office:value="-0.0824144607719368" calcext:value-type="float">
            <text:p>-0,082414460771937</text:p>
          </table:table-cell>
          <table:table-cell table:formula="of:=COM.MICROSOFT.VAR.S([.B276:.K276])" office:value-type="float" office:value="2.10464482803904" calcext:value-type="float">
            <text:p>2,10464482803904</text:p>
          </table:table-cell>
          <table:table-cell table:formula="of:=COM.MICROSOFT.VAR.P([.B276:.K276])" office:value-type="float" office:value="1.89418034523514" calcext:value-type="float">
            <text:p>1,89418034523514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NORMINV(RAND();0;2)" office:value-type="float" office:value="-1.93301439204832" calcext:value-type="float">
            <text:p>-1,93301439204832</text:p>
          </table:table-cell>
          <table:table-cell table:formula="of:=NORMINV(RAND();0;2)" office:value-type="float" office:value="-2.31774602586783" calcext:value-type="float">
            <text:p>-2,31774602586783</text:p>
          </table:table-cell>
          <table:table-cell table:formula="of:=NORMINV(RAND();0;2)" office:value-type="float" office:value="0.623852892789328" calcext:value-type="float">
            <text:p>0,623852892789328</text:p>
          </table:table-cell>
          <table:table-cell table:formula="of:=NORMINV(RAND();0;2)" office:value-type="float" office:value="2.7824653850644" calcext:value-type="float">
            <text:p>2,7824653850644</text:p>
          </table:table-cell>
          <table:table-cell table:formula="of:=NORMINV(RAND();0;2)" office:value-type="float" office:value="1.88818155069778" calcext:value-type="float">
            <text:p>1,88818155069778</text:p>
          </table:table-cell>
          <table:table-cell table:formula="of:=NORMINV(RAND();0;2)" office:value-type="float" office:value="-0.801277633070339" calcext:value-type="float">
            <text:p>-0,801277633070339</text:p>
          </table:table-cell>
          <table:table-cell table:formula="of:=NORMINV(RAND();0;2)" office:value-type="float" office:value="1.08425964483827" calcext:value-type="float">
            <text:p>1,08425964483827</text:p>
          </table:table-cell>
          <table:table-cell table:formula="of:=NORMINV(RAND();0;2)" office:value-type="float" office:value="-0.363624125410705" calcext:value-type="float">
            <text:p>-0,363624125410705</text:p>
          </table:table-cell>
          <table:table-cell table:formula="of:=NORMINV(RAND();0;2)" office:value-type="float" office:value="1.92516127978064" calcext:value-type="float">
            <text:p>1,92516127978064</text:p>
          </table:table-cell>
          <table:table-cell table:formula="of:=NORMINV(RAND();0;2)" office:value-type="float" office:value="-2.35844548047473" calcext:value-type="float">
            <text:p>-2,35844548047473</text:p>
          </table:table-cell>
          <table:table-cell table:formula="of:=AVERAGE([.B277:.K277])" office:value-type="float" office:value="0.0529813096298493" calcext:value-type="float">
            <text:p>0,052981309629849</text:p>
          </table:table-cell>
          <table:table-cell table:formula="of:=COM.MICROSOFT.VAR.S([.B277:.K277])" office:value-type="float" office:value="3.5550394525236" calcext:value-type="float">
            <text:p>3,5550394525236</text:p>
          </table:table-cell>
          <table:table-cell table:formula="of:=COM.MICROSOFT.VAR.P([.B277:.K277])" office:value-type="float" office:value="3.19953550727124" calcext:value-type="float">
            <text:p>3,1995355072712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NORMINV(RAND();0;2)" office:value-type="float" office:value="-0.513689297193388" calcext:value-type="float">
            <text:p>-0,513689297193388</text:p>
          </table:table-cell>
          <table:table-cell table:formula="of:=NORMINV(RAND();0;2)" office:value-type="float" office:value="-1.86531518104152" calcext:value-type="float">
            <text:p>-1,86531518104152</text:p>
          </table:table-cell>
          <table:table-cell table:formula="of:=NORMINV(RAND();0;2)" office:value-type="float" office:value="0.659700395315249" calcext:value-type="float">
            <text:p>0,659700395315249</text:p>
          </table:table-cell>
          <table:table-cell table:formula="of:=NORMINV(RAND();0;2)" office:value-type="float" office:value="-0.52102475740315" calcext:value-type="float">
            <text:p>-0,52102475740315</text:p>
          </table:table-cell>
          <table:table-cell table:formula="of:=NORMINV(RAND();0;2)" office:value-type="float" office:value="2.23479814938863" calcext:value-type="float">
            <text:p>2,23479814938863</text:p>
          </table:table-cell>
          <table:table-cell table:formula="of:=NORMINV(RAND();0;2)" office:value-type="float" office:value="2.03560535025307" calcext:value-type="float">
            <text:p>2,03560535025307</text:p>
          </table:table-cell>
          <table:table-cell table:formula="of:=NORMINV(RAND();0;2)" office:value-type="float" office:value="1.65196727605168" calcext:value-type="float">
            <text:p>1,65196727605168</text:p>
          </table:table-cell>
          <table:table-cell table:formula="of:=NORMINV(RAND();0;2)" office:value-type="float" office:value="-2.68754246992861" calcext:value-type="float">
            <text:p>-2,68754246992861</text:p>
          </table:table-cell>
          <table:table-cell table:formula="of:=NORMINV(RAND();0;2)" office:value-type="float" office:value="-2.89831503442814" calcext:value-type="float">
            <text:p>-2,89831503442814</text:p>
          </table:table-cell>
          <table:table-cell table:formula="of:=NORMINV(RAND();0;2)" office:value-type="float" office:value="-0.944920913770236" calcext:value-type="float">
            <text:p>-0,944920913770236</text:p>
          </table:table-cell>
          <table:table-cell table:formula="of:=AVERAGE([.B278:.K278])" office:value-type="float" office:value="-0.284873648275641" calcext:value-type="float">
            <text:p>-0,284873648275641</text:p>
          </table:table-cell>
          <table:table-cell table:formula="of:=COM.MICROSOFT.VAR.S([.B278:.K278])" office:value-type="float" office:value="3.55793519607114" calcext:value-type="float">
            <text:p>3,55793519607114</text:p>
          </table:table-cell>
          <table:table-cell table:formula="of:=COM.MICROSOFT.VAR.P([.B278:.K278])" office:value-type="float" office:value="3.20214167646403" calcext:value-type="float">
            <text:p>3,20214167646403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NORMINV(RAND();0;2)" office:value-type="float" office:value="1.96220621661002" calcext:value-type="float">
            <text:p>1,96220621661002</text:p>
          </table:table-cell>
          <table:table-cell table:formula="of:=NORMINV(RAND();0;2)" office:value-type="float" office:value="-0.478518059193608" calcext:value-type="float">
            <text:p>-0,478518059193608</text:p>
          </table:table-cell>
          <table:table-cell table:formula="of:=NORMINV(RAND();0;2)" office:value-type="float" office:value="-0.305003894022449" calcext:value-type="float">
            <text:p>-0,305003894022449</text:p>
          </table:table-cell>
          <table:table-cell table:formula="of:=NORMINV(RAND();0;2)" office:value-type="float" office:value="1.42634454822922" calcext:value-type="float">
            <text:p>1,42634454822922</text:p>
          </table:table-cell>
          <table:table-cell table:formula="of:=NORMINV(RAND();0;2)" office:value-type="float" office:value="-1.5323158510695" calcext:value-type="float">
            <text:p>-1,5323158510695</text:p>
          </table:table-cell>
          <table:table-cell table:formula="of:=NORMINV(RAND();0;2)" office:value-type="float" office:value="-2.21026591155814" calcext:value-type="float">
            <text:p>-2,21026591155814</text:p>
          </table:table-cell>
          <table:table-cell table:formula="of:=NORMINV(RAND();0;2)" office:value-type="float" office:value="-0.151454941335694" calcext:value-type="float">
            <text:p>-0,151454941335694</text:p>
          </table:table-cell>
          <table:table-cell table:formula="of:=NORMINV(RAND();0;2)" office:value-type="float" office:value="-2.86539782437337" calcext:value-type="float">
            <text:p>-2,86539782437337</text:p>
          </table:table-cell>
          <table:table-cell table:formula="of:=NORMINV(RAND();0;2)" office:value-type="float" office:value="1.48907763364464" calcext:value-type="float">
            <text:p>1,48907763364464</text:p>
          </table:table-cell>
          <table:table-cell table:formula="of:=NORMINV(RAND();0;2)" office:value-type="float" office:value="0.690993629279352" calcext:value-type="float">
            <text:p>0,690993629279352</text:p>
          </table:table-cell>
          <table:table-cell table:formula="of:=AVERAGE([.B279:.K279])" office:value-type="float" office:value="-0.197433445378953" calcext:value-type="float">
            <text:p>-0,197433445378953</text:p>
          </table:table-cell>
          <table:table-cell table:formula="of:=COM.MICROSOFT.VAR.S([.B279:.K279])" office:value-type="float" office:value="2.66427269052292" calcext:value-type="float">
            <text:p>2,66427269052292</text:p>
          </table:table-cell>
          <table:table-cell table:formula="of:=COM.MICROSOFT.VAR.P([.B279:.K279])" office:value-type="float" office:value="2.39784542147062" calcext:value-type="float">
            <text:p>2,39784542147062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NORMINV(RAND();0;2)" office:value-type="float" office:value="1.69046403343535" calcext:value-type="float">
            <text:p>1,69046403343535</text:p>
          </table:table-cell>
          <table:table-cell table:formula="of:=NORMINV(RAND();0;2)" office:value-type="float" office:value="1.47663660604836" calcext:value-type="float">
            <text:p>1,47663660604836</text:p>
          </table:table-cell>
          <table:table-cell table:formula="of:=NORMINV(RAND();0;2)" office:value-type="float" office:value="0.441156911137826" calcext:value-type="float">
            <text:p>0,441156911137826</text:p>
          </table:table-cell>
          <table:table-cell table:formula="of:=NORMINV(RAND();0;2)" office:value-type="float" office:value="-3.16208936218233" calcext:value-type="float">
            <text:p>-3,16208936218233</text:p>
          </table:table-cell>
          <table:table-cell table:formula="of:=NORMINV(RAND();0;2)" office:value-type="float" office:value="-1.01734351238391" calcext:value-type="float">
            <text:p>-1,01734351238391</text:p>
          </table:table-cell>
          <table:table-cell table:formula="of:=NORMINV(RAND();0;2)" office:value-type="float" office:value="-1.33234824533521" calcext:value-type="float">
            <text:p>-1,33234824533521</text:p>
          </table:table-cell>
          <table:table-cell table:formula="of:=NORMINV(RAND();0;2)" office:value-type="float" office:value="1.22315370550871" calcext:value-type="float">
            <text:p>1,22315370550871</text:p>
          </table:table-cell>
          <table:table-cell table:formula="of:=NORMINV(RAND();0;2)" office:value-type="float" office:value="-2.12034501654389" calcext:value-type="float">
            <text:p>-2,12034501654389</text:p>
          </table:table-cell>
          <table:table-cell table:formula="of:=NORMINV(RAND();0;2)" office:value-type="float" office:value="-0.828193329839513" calcext:value-type="float">
            <text:p>-0,828193329839513</text:p>
          </table:table-cell>
          <table:table-cell table:formula="of:=NORMINV(RAND();0;2)" office:value-type="float" office:value="2.93230367098896" calcext:value-type="float">
            <text:p>2,93230367098896</text:p>
          </table:table-cell>
          <table:table-cell table:formula="of:=AVERAGE([.B280:.K280])" office:value-type="float" office:value="-0.0696604539165632" calcext:value-type="float">
            <text:p>-0,069660453916563</text:p>
          </table:table-cell>
          <table:table-cell table:formula="of:=COM.MICROSOFT.VAR.S([.B280:.K280])" office:value-type="float" office:value="3.69660485965988" calcext:value-type="float">
            <text:p>3,69660485965988</text:p>
          </table:table-cell>
          <table:table-cell table:formula="of:=COM.MICROSOFT.VAR.P([.B280:.K280])" office:value-type="float" office:value="3.32694437369389" calcext:value-type="float">
            <text:p>3,32694437369389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NORMINV(RAND();0;2)" office:value-type="float" office:value="0.012838574354721" calcext:value-type="float">
            <text:p>0,012838574354721</text:p>
          </table:table-cell>
          <table:table-cell table:formula="of:=NORMINV(RAND();0;2)" office:value-type="float" office:value="-0.425491321266348" calcext:value-type="float">
            <text:p>-0,425491321266348</text:p>
          </table:table-cell>
          <table:table-cell table:formula="of:=NORMINV(RAND();0;2)" office:value-type="float" office:value="-0.905207599884848" calcext:value-type="float">
            <text:p>-0,905207599884848</text:p>
          </table:table-cell>
          <table:table-cell table:formula="of:=NORMINV(RAND();0;2)" office:value-type="float" office:value="3.7717990743325" calcext:value-type="float">
            <text:p>3,7717990743325</text:p>
          </table:table-cell>
          <table:table-cell table:formula="of:=NORMINV(RAND();0;2)" office:value-type="float" office:value="-1.7411896959168" calcext:value-type="float">
            <text:p>-1,7411896959168</text:p>
          </table:table-cell>
          <table:table-cell table:formula="of:=NORMINV(RAND();0;2)" office:value-type="float" office:value="0.490633324261489" calcext:value-type="float">
            <text:p>0,490633324261489</text:p>
          </table:table-cell>
          <table:table-cell table:formula="of:=NORMINV(RAND();0;2)" office:value-type="float" office:value="1.33183311462457" calcext:value-type="float">
            <text:p>1,33183311462457</text:p>
          </table:table-cell>
          <table:table-cell table:formula="of:=NORMINV(RAND();0;2)" office:value-type="float" office:value="-3.13426378516811" calcext:value-type="float">
            <text:p>-3,13426378516811</text:p>
          </table:table-cell>
          <table:table-cell table:formula="of:=NORMINV(RAND();0;2)" office:value-type="float" office:value="-1.46944812776746" calcext:value-type="float">
            <text:p>-1,46944812776746</text:p>
          </table:table-cell>
          <table:table-cell table:formula="of:=NORMINV(RAND();0;2)" office:value-type="float" office:value="1.88298206400643" calcext:value-type="float">
            <text:p>1,88298206400643</text:p>
          </table:table-cell>
          <table:table-cell table:formula="of:=AVERAGE([.B281:.K281])" office:value-type="float" office:value="-0.0185514378423853" calcext:value-type="float">
            <text:p>-0,018551437842385</text:p>
          </table:table-cell>
          <table:table-cell table:formula="of:=COM.MICROSOFT.VAR.S([.B281:.K281])" office:value-type="float" office:value="3.97759844231866" calcext:value-type="float">
            <text:p>3,97759844231866</text:p>
          </table:table-cell>
          <table:table-cell table:formula="of:=COM.MICROSOFT.VAR.P([.B281:.K281])" office:value-type="float" office:value="3.57983859808679" calcext:value-type="float">
            <text:p>3,5798385980867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NORMINV(RAND();0;2)" office:value-type="float" office:value="-0.108159882172907" calcext:value-type="float">
            <text:p>-0,108159882172907</text:p>
          </table:table-cell>
          <table:table-cell table:formula="of:=NORMINV(RAND();0;2)" office:value-type="float" office:value="1.61608711202556" calcext:value-type="float">
            <text:p>1,61608711202556</text:p>
          </table:table-cell>
          <table:table-cell table:formula="of:=NORMINV(RAND();0;2)" office:value-type="float" office:value="1.63105780782719" calcext:value-type="float">
            <text:p>1,63105780782719</text:p>
          </table:table-cell>
          <table:table-cell table:formula="of:=NORMINV(RAND();0;2)" office:value-type="float" office:value="0.605226623181257" calcext:value-type="float">
            <text:p>0,605226623181257</text:p>
          </table:table-cell>
          <table:table-cell table:formula="of:=NORMINV(RAND();0;2)" office:value-type="float" office:value="-2.90306766482167" calcext:value-type="float">
            <text:p>-2,90306766482167</text:p>
          </table:table-cell>
          <table:table-cell table:formula="of:=NORMINV(RAND();0;2)" office:value-type="float" office:value="-0.168618761180969" calcext:value-type="float">
            <text:p>-0,168618761180969</text:p>
          </table:table-cell>
          <table:table-cell table:formula="of:=NORMINV(RAND();0;2)" office:value-type="float" office:value="0.910836199802102" calcext:value-type="float">
            <text:p>0,910836199802102</text:p>
          </table:table-cell>
          <table:table-cell table:formula="of:=NORMINV(RAND();0;2)" office:value-type="float" office:value="-1.65710769065064" calcext:value-type="float">
            <text:p>-1,65710769065064</text:p>
          </table:table-cell>
          <table:table-cell table:formula="of:=NORMINV(RAND();0;2)" office:value-type="float" office:value="0.028933343994268" calcext:value-type="float">
            <text:p>0,028933343994268</text:p>
          </table:table-cell>
          <table:table-cell table:formula="of:=NORMINV(RAND();0;2)" office:value-type="float" office:value="-0.204298629232393" calcext:value-type="float">
            <text:p>-0,204298629232393</text:p>
          </table:table-cell>
          <table:table-cell table:formula="of:=AVERAGE([.B282:.K282])" office:value-type="float" office:value="-0.0249111541228207" calcext:value-type="float">
            <text:p>-0,024911154122821</text:p>
          </table:table-cell>
          <table:table-cell table:formula="of:=COM.MICROSOFT.VAR.S([.B282:.K282])" office:value-type="float" office:value="1.96870188871007" calcext:value-type="float">
            <text:p>1,96870188871007</text:p>
          </table:table-cell>
          <table:table-cell table:formula="of:=COM.MICROSOFT.VAR.P([.B282:.K282])" office:value-type="float" office:value="1.77183169983906" calcext:value-type="float">
            <text:p>1,7718316998390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NORMINV(RAND();0;2)" office:value-type="float" office:value="-0.878766078752945" calcext:value-type="float">
            <text:p>-0,878766078752945</text:p>
          </table:table-cell>
          <table:table-cell table:formula="of:=NORMINV(RAND();0;2)" office:value-type="float" office:value="-2.99759982931931" calcext:value-type="float">
            <text:p>-2,99759982931931</text:p>
          </table:table-cell>
          <table:table-cell table:formula="of:=NORMINV(RAND();0;2)" office:value-type="float" office:value="-1.15860617749028" calcext:value-type="float">
            <text:p>-1,15860617749028</text:p>
          </table:table-cell>
          <table:table-cell table:formula="of:=NORMINV(RAND();0;2)" office:value-type="float" office:value="0.935085477978584" calcext:value-type="float">
            <text:p>0,935085477978584</text:p>
          </table:table-cell>
          <table:table-cell table:formula="of:=NORMINV(RAND();0;2)" office:value-type="float" office:value="0.374708522613089" calcext:value-type="float">
            <text:p>0,374708522613089</text:p>
          </table:table-cell>
          <table:table-cell table:formula="of:=NORMINV(RAND();0;2)" office:value-type="float" office:value="0.996952485929482" calcext:value-type="float">
            <text:p>0,996952485929482</text:p>
          </table:table-cell>
          <table:table-cell table:formula="of:=NORMINV(RAND();0;2)" office:value-type="float" office:value="-0.132759352539649" calcext:value-type="float">
            <text:p>-0,132759352539649</text:p>
          </table:table-cell>
          <table:table-cell table:formula="of:=NORMINV(RAND();0;2)" office:value-type="float" office:value="0.133871871209844" calcext:value-type="float">
            <text:p>0,133871871209844</text:p>
          </table:table-cell>
          <table:table-cell table:formula="of:=NORMINV(RAND();0;2)" office:value-type="float" office:value="1.30463818997322" calcext:value-type="float">
            <text:p>1,30463818997322</text:p>
          </table:table-cell>
          <table:table-cell table:formula="of:=NORMINV(RAND();0;2)" office:value-type="float" office:value="1.38937757819066" calcext:value-type="float">
            <text:p>1,38937757819066</text:p>
          </table:table-cell>
          <table:table-cell table:formula="of:=AVERAGE([.B283:.K283])" office:value-type="float" office:value="-0.00330973122073116" calcext:value-type="float">
            <text:p>-0,003309731220731</text:p>
          </table:table-cell>
          <table:table-cell table:formula="of:=COM.MICROSOFT.VAR.S([.B283:.K283])" office:value-type="float" office:value="1.86408849572921" calcext:value-type="float">
            <text:p>1,86408849572921</text:p>
          </table:table-cell>
          <table:table-cell table:formula="of:=COM.MICROSOFT.VAR.P([.B283:.K283])" office:value-type="float" office:value="1.67767964615629" calcext:value-type="float">
            <text:p>1,67767964615629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NORMINV(RAND();0;2)" office:value-type="float" office:value="-0.946955671177055" calcext:value-type="float">
            <text:p>-0,946955671177055</text:p>
          </table:table-cell>
          <table:table-cell table:formula="of:=NORMINV(RAND();0;2)" office:value-type="float" office:value="-2.32374883609707" calcext:value-type="float">
            <text:p>-2,32374883609707</text:p>
          </table:table-cell>
          <table:table-cell table:formula="of:=NORMINV(RAND();0;2)" office:value-type="float" office:value="1.11466521486794" calcext:value-type="float">
            <text:p>1,11466521486794</text:p>
          </table:table-cell>
          <table:table-cell table:formula="of:=NORMINV(RAND();0;2)" office:value-type="float" office:value="1.89655476245267" calcext:value-type="float">
            <text:p>1,89655476245267</text:p>
          </table:table-cell>
          <table:table-cell table:formula="of:=NORMINV(RAND();0;2)" office:value-type="float" office:value="1.05072800662683" calcext:value-type="float">
            <text:p>1,05072800662683</text:p>
          </table:table-cell>
          <table:table-cell table:formula="of:=NORMINV(RAND();0;2)" office:value-type="float" office:value="-3.49855688808101" calcext:value-type="float">
            <text:p>-3,49855688808101</text:p>
          </table:table-cell>
          <table:table-cell table:formula="of:=NORMINV(RAND();0;2)" office:value-type="float" office:value="1.54181301811865" calcext:value-type="float">
            <text:p>1,54181301811865</text:p>
          </table:table-cell>
          <table:table-cell table:formula="of:=NORMINV(RAND();0;2)" office:value-type="float" office:value="0.178495233652772" calcext:value-type="float">
            <text:p>0,178495233652772</text:p>
          </table:table-cell>
          <table:table-cell table:formula="of:=NORMINV(RAND();0;2)" office:value-type="float" office:value="0.546062203120463" calcext:value-type="float">
            <text:p>0,546062203120463</text:p>
          </table:table-cell>
          <table:table-cell table:formula="of:=NORMINV(RAND();0;2)" office:value-type="float" office:value="1.14006621256899" calcext:value-type="float">
            <text:p>1,14006621256899</text:p>
          </table:table-cell>
          <table:table-cell table:formula="of:=AVERAGE([.B284:.K284])" office:value-type="float" office:value="0.0699123256053188" calcext:value-type="float">
            <text:p>0,069912325605319</text:p>
          </table:table-cell>
          <table:table-cell table:formula="of:=COM.MICROSOFT.VAR.S([.B284:.K284])" office:value-type="float" office:value="3.15977414944268" calcext:value-type="float">
            <text:p>3,15977414944268</text:p>
          </table:table-cell>
          <table:table-cell table:formula="of:=COM.MICROSOFT.VAR.P([.B284:.K284])" office:value-type="float" office:value="2.84379673449841" calcext:value-type="float">
            <text:p>2,8437967344984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NORMINV(RAND();0;2)" office:value-type="float" office:value="2.24220562107905" calcext:value-type="float">
            <text:p>2,24220562107905</text:p>
          </table:table-cell>
          <table:table-cell table:formula="of:=NORMINV(RAND();0;2)" office:value-type="float" office:value="-0.584296686576498" calcext:value-type="float">
            <text:p>-0,584296686576498</text:p>
          </table:table-cell>
          <table:table-cell table:formula="of:=NORMINV(RAND();0;2)" office:value-type="float" office:value="4.78258990253268" calcext:value-type="float">
            <text:p>4,78258990253268</text:p>
          </table:table-cell>
          <table:table-cell table:formula="of:=NORMINV(RAND();0;2)" office:value-type="float" office:value="-1.18672833334851" calcext:value-type="float">
            <text:p>-1,18672833334851</text:p>
          </table:table-cell>
          <table:table-cell table:formula="of:=NORMINV(RAND();0;2)" office:value-type="float" office:value="-2.44079435362394" calcext:value-type="float">
            <text:p>-2,44079435362394</text:p>
          </table:table-cell>
          <table:table-cell table:formula="of:=NORMINV(RAND();0;2)" office:value-type="float" office:value="-3.45568962222407" calcext:value-type="float">
            <text:p>-3,45568962222407</text:p>
          </table:table-cell>
          <table:table-cell table:formula="of:=NORMINV(RAND();0;2)" office:value-type="float" office:value="-0.864967597870246" calcext:value-type="float">
            <text:p>-0,864967597870246</text:p>
          </table:table-cell>
          <table:table-cell table:formula="of:=NORMINV(RAND();0;2)" office:value-type="float" office:value="1.47117062660779" calcext:value-type="float">
            <text:p>1,47117062660779</text:p>
          </table:table-cell>
          <table:table-cell table:formula="of:=NORMINV(RAND();0;2)" office:value-type="float" office:value="2.82285900892257" calcext:value-type="float">
            <text:p>2,82285900892257</text:p>
          </table:table-cell>
          <table:table-cell table:formula="of:=NORMINV(RAND();0;2)" office:value-type="float" office:value="-2.85465378843188" calcext:value-type="float">
            <text:p>-2,85465378843188</text:p>
          </table:table-cell>
          <table:table-cell table:formula="of:=AVERAGE([.B285:.K285])" office:value-type="float" office:value="-0.00683052229330632" calcext:value-type="float">
            <text:p>-0,006830522293306</text:p>
          </table:table-cell>
          <table:table-cell table:formula="of:=COM.MICROSOFT.VAR.S([.B285:.K285])" office:value-type="float" office:value="7.39769705040299" calcext:value-type="float">
            <text:p>7,39769705040299</text:p>
          </table:table-cell>
          <table:table-cell table:formula="of:=COM.MICROSOFT.VAR.P([.B285:.K285])" office:value-type="float" office:value="6.65792734536269" calcext:value-type="float">
            <text:p>6,6579273453626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NORMINV(RAND();0;2)" office:value-type="float" office:value="-4.04484275395733" calcext:value-type="float">
            <text:p>-4,04484275395733</text:p>
          </table:table-cell>
          <table:table-cell table:formula="of:=NORMINV(RAND();0;2)" office:value-type="float" office:value="-0.375307787265998" calcext:value-type="float">
            <text:p>-0,375307787265998</text:p>
          </table:table-cell>
          <table:table-cell table:formula="of:=NORMINV(RAND();0;2)" office:value-type="float" office:value="-1.46329545423305" calcext:value-type="float">
            <text:p>-1,46329545423305</text:p>
          </table:table-cell>
          <table:table-cell table:formula="of:=NORMINV(RAND();0;2)" office:value-type="float" office:value="4.57654036339755" calcext:value-type="float">
            <text:p>4,57654036339755</text:p>
          </table:table-cell>
          <table:table-cell table:formula="of:=NORMINV(RAND();0;2)" office:value-type="float" office:value="-1.73390453239593" calcext:value-type="float">
            <text:p>-1,73390453239593</text:p>
          </table:table-cell>
          <table:table-cell table:formula="of:=NORMINV(RAND();0;2)" office:value-type="float" office:value="0.911260294274167" calcext:value-type="float">
            <text:p>0,911260294274167</text:p>
          </table:table-cell>
          <table:table-cell table:formula="of:=NORMINV(RAND();0;2)" office:value-type="float" office:value="0.73258936771415" calcext:value-type="float">
            <text:p>0,73258936771415</text:p>
          </table:table-cell>
          <table:table-cell table:formula="of:=NORMINV(RAND();0;2)" office:value-type="float" office:value="2.20425893672869" calcext:value-type="float">
            <text:p>2,20425893672869</text:p>
          </table:table-cell>
          <table:table-cell table:formula="of:=NORMINV(RAND();0;2)" office:value-type="float" office:value="2.32821696857151" calcext:value-type="float">
            <text:p>2,32821696857151</text:p>
          </table:table-cell>
          <table:table-cell table:formula="of:=NORMINV(RAND();0;2)" office:value-type="float" office:value="-0.129029726218979" calcext:value-type="float">
            <text:p>-0,129029726218979</text:p>
          </table:table-cell>
          <table:table-cell table:formula="of:=AVERAGE([.B286:.K286])" office:value-type="float" office:value="0.300648567661477" calcext:value-type="float">
            <text:p>0,300648567661477</text:p>
          </table:table-cell>
          <table:table-cell table:formula="of:=COM.MICROSOFT.VAR.S([.B286:.K286])" office:value-type="float" office:value="5.92813070305034" calcext:value-type="float">
            <text:p>5,92813070305034</text:p>
          </table:table-cell>
          <table:table-cell table:formula="of:=COM.MICROSOFT.VAR.P([.B286:.K286])" office:value-type="float" office:value="5.33531763274531" calcext:value-type="float">
            <text:p>5,33531763274531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NORMINV(RAND();0;2)" office:value-type="float" office:value="-1.12724432912456" calcext:value-type="float">
            <text:p>-1,12724432912456</text:p>
          </table:table-cell>
          <table:table-cell table:formula="of:=NORMINV(RAND();0;2)" office:value-type="float" office:value="-0.2974723672207" calcext:value-type="float">
            <text:p>-0,2974723672207</text:p>
          </table:table-cell>
          <table:table-cell table:formula="of:=NORMINV(RAND();0;2)" office:value-type="float" office:value="-5.48287740298363" calcext:value-type="float">
            <text:p>-5,48287740298363</text:p>
          </table:table-cell>
          <table:table-cell table:formula="of:=NORMINV(RAND();0;2)" office:value-type="float" office:value="-4.52156331059455" calcext:value-type="float">
            <text:p>-4,52156331059455</text:p>
          </table:table-cell>
          <table:table-cell table:formula="of:=NORMINV(RAND();0;2)" office:value-type="float" office:value="0.0345628015759006" calcext:value-type="float">
            <text:p>0,034562801575901</text:p>
          </table:table-cell>
          <table:table-cell table:formula="of:=NORMINV(RAND();0;2)" office:value-type="float" office:value="-0.0260235091115443" calcext:value-type="float">
            <text:p>-0,026023509111544</text:p>
          </table:table-cell>
          <table:table-cell table:formula="of:=NORMINV(RAND();0;2)" office:value-type="float" office:value="-1.39164413423376" calcext:value-type="float">
            <text:p>-1,39164413423376</text:p>
          </table:table-cell>
          <table:table-cell table:formula="of:=NORMINV(RAND();0;2)" office:value-type="float" office:value="-0.781690361234617" calcext:value-type="float">
            <text:p>-0,781690361234617</text:p>
          </table:table-cell>
          <table:table-cell table:formula="of:=NORMINV(RAND();0;2)" office:value-type="float" office:value="1.19126500916311" calcext:value-type="float">
            <text:p>1,19126500916311</text:p>
          </table:table-cell>
          <table:table-cell table:formula="of:=NORMINV(RAND();0;2)" office:value-type="float" office:value="-1.5556805620803" calcext:value-type="float">
            <text:p>-1,5556805620803</text:p>
          </table:table-cell>
          <table:table-cell table:formula="of:=AVERAGE([.B287:.K287])" office:value-type="float" office:value="-1.39583681658447" calcext:value-type="float">
            <text:p>-1,39583681658447</text:p>
          </table:table-cell>
          <table:table-cell table:formula="of:=COM.MICROSOFT.VAR.S([.B287:.K287])" office:value-type="float" office:value="4.30787601667828" calcext:value-type="float">
            <text:p>4,30787601667828</text:p>
          </table:table-cell>
          <table:table-cell table:formula="of:=COM.MICROSOFT.VAR.P([.B287:.K287])" office:value-type="float" office:value="3.87708841501045" calcext:value-type="float">
            <text:p>3,8770884150104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NORMINV(RAND();0;2)" office:value-type="float" office:value="-0.745159474712321" calcext:value-type="float">
            <text:p>-0,745159474712321</text:p>
          </table:table-cell>
          <table:table-cell table:formula="of:=NORMINV(RAND();0;2)" office:value-type="float" office:value="1.66400402196146" calcext:value-type="float">
            <text:p>1,66400402196146</text:p>
          </table:table-cell>
          <table:table-cell table:formula="of:=NORMINV(RAND();0;2)" office:value-type="float" office:value="2.35102846667873" calcext:value-type="float">
            <text:p>2,35102846667873</text:p>
          </table:table-cell>
          <table:table-cell table:formula="of:=NORMINV(RAND();0;2)" office:value-type="float" office:value="-1.86330044037311" calcext:value-type="float">
            <text:p>-1,86330044037311</text:p>
          </table:table-cell>
          <table:table-cell table:formula="of:=NORMINV(RAND();0;2)" office:value-type="float" office:value="0.926280941609932" calcext:value-type="float">
            <text:p>0,926280941609932</text:p>
          </table:table-cell>
          <table:table-cell table:formula="of:=NORMINV(RAND();0;2)" office:value-type="float" office:value="1.0106455007437" calcext:value-type="float">
            <text:p>1,0106455007437</text:p>
          </table:table-cell>
          <table:table-cell table:formula="of:=NORMINV(RAND();0;2)" office:value-type="float" office:value="-1.44612472481517" calcext:value-type="float">
            <text:p>-1,44612472481517</text:p>
          </table:table-cell>
          <table:table-cell table:formula="of:=NORMINV(RAND();0;2)" office:value-type="float" office:value="-1.08029876612113" calcext:value-type="float">
            <text:p>-1,08029876612113</text:p>
          </table:table-cell>
          <table:table-cell table:formula="of:=NORMINV(RAND();0;2)" office:value-type="float" office:value="0.161921613434676" calcext:value-type="float">
            <text:p>0,161921613434676</text:p>
          </table:table-cell>
          <table:table-cell table:formula="of:=NORMINV(RAND();0;2)" office:value-type="float" office:value="1.7429965247039" calcext:value-type="float">
            <text:p>1,7429965247039</text:p>
          </table:table-cell>
          <table:table-cell table:formula="of:=AVERAGE([.B288:.K288])" office:value-type="float" office:value="0.272199366311068" calcext:value-type="float">
            <text:p>0,272199366311068</text:p>
          </table:table-cell>
          <table:table-cell table:formula="of:=COM.MICROSOFT.VAR.S([.B288:.K288])" office:value-type="float" office:value="2.19827208985326" calcext:value-type="float">
            <text:p>2,19827208985326</text:p>
          </table:table-cell>
          <table:table-cell table:formula="of:=COM.MICROSOFT.VAR.P([.B288:.K288])" office:value-type="float" office:value="1.97844488086794" calcext:value-type="float">
            <text:p>1,9784448808679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NORMINV(RAND();0;2)" office:value-type="float" office:value="-1.85762444597832" calcext:value-type="float">
            <text:p>-1,85762444597832</text:p>
          </table:table-cell>
          <table:table-cell table:formula="of:=NORMINV(RAND();0;2)" office:value-type="float" office:value="-3.81092955567721" calcext:value-type="float">
            <text:p>-3,81092955567721</text:p>
          </table:table-cell>
          <table:table-cell table:formula="of:=NORMINV(RAND();0;2)" office:value-type="float" office:value="4.19281826170512" calcext:value-type="float">
            <text:p>4,19281826170512</text:p>
          </table:table-cell>
          <table:table-cell table:formula="of:=NORMINV(RAND();0;2)" office:value-type="float" office:value="-2.23561045613198" calcext:value-type="float">
            <text:p>-2,23561045613198</text:p>
          </table:table-cell>
          <table:table-cell table:formula="of:=NORMINV(RAND();0;2)" office:value-type="float" office:value="0.589303230166457" calcext:value-type="float">
            <text:p>0,589303230166457</text:p>
          </table:table-cell>
          <table:table-cell table:formula="of:=NORMINV(RAND();0;2)" office:value-type="float" office:value="-1.17878204524419" calcext:value-type="float">
            <text:p>-1,17878204524419</text:p>
          </table:table-cell>
          <table:table-cell table:formula="of:=NORMINV(RAND();0;2)" office:value-type="float" office:value="-1.233409633728" calcext:value-type="float">
            <text:p>-1,233409633728</text:p>
          </table:table-cell>
          <table:table-cell table:formula="of:=NORMINV(RAND();0;2)" office:value-type="float" office:value="-1.46189834014145" calcext:value-type="float">
            <text:p>-1,46189834014145</text:p>
          </table:table-cell>
          <table:table-cell table:formula="of:=NORMINV(RAND();0;2)" office:value-type="float" office:value="0.352611648169331" calcext:value-type="float">
            <text:p>0,352611648169331</text:p>
          </table:table-cell>
          <table:table-cell table:formula="of:=NORMINV(RAND();0;2)" office:value-type="float" office:value="-3.06385788331677" calcext:value-type="float">
            <text:p>-3,06385788331677</text:p>
          </table:table-cell>
          <table:table-cell table:formula="of:=AVERAGE([.B289:.K289])" office:value-type="float" office:value="-0.970737922017701" calcext:value-type="float">
            <text:p>-0,970737922017701</text:p>
          </table:table-cell>
          <table:table-cell table:formula="of:=COM.MICROSOFT.VAR.S([.B289:.K289])" office:value-type="float" office:value="5.11501357864396" calcext:value-type="float">
            <text:p>5,11501357864396</text:p>
          </table:table-cell>
          <table:table-cell table:formula="of:=COM.MICROSOFT.VAR.P([.B289:.K289])" office:value-type="float" office:value="4.60351222077956" calcext:value-type="float">
            <text:p>4,6035122207795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NORMINV(RAND();0;2)" office:value-type="float" office:value="-1.1024061035876" calcext:value-type="float">
            <text:p>-1,1024061035876</text:p>
          </table:table-cell>
          <table:table-cell table:formula="of:=NORMINV(RAND();0;2)" office:value-type="float" office:value="-1.82059257878309" calcext:value-type="float">
            <text:p>-1,82059257878309</text:p>
          </table:table-cell>
          <table:table-cell table:formula="of:=NORMINV(RAND();0;2)" office:value-type="float" office:value="2.0515876586453" calcext:value-type="float">
            <text:p>2,0515876586453</text:p>
          </table:table-cell>
          <table:table-cell table:formula="of:=NORMINV(RAND();0;2)" office:value-type="float" office:value="-1.36125083151102" calcext:value-type="float">
            <text:p>-1,36125083151102</text:p>
          </table:table-cell>
          <table:table-cell table:formula="of:=NORMINV(RAND();0;2)" office:value-type="float" office:value="-0.0587174595044216" calcext:value-type="float">
            <text:p>-0,058717459504422</text:p>
          </table:table-cell>
          <table:table-cell table:formula="of:=NORMINV(RAND();0;2)" office:value-type="float" office:value="-3.37036350444372" calcext:value-type="float">
            <text:p>-3,37036350444372</text:p>
          </table:table-cell>
          <table:table-cell table:formula="of:=NORMINV(RAND();0;2)" office:value-type="float" office:value="-2.36829026084144" calcext:value-type="float">
            <text:p>-2,36829026084144</text:p>
          </table:table-cell>
          <table:table-cell table:formula="of:=NORMINV(RAND();0;2)" office:value-type="float" office:value="-0.0920436955509458" calcext:value-type="float">
            <text:p>-0,092043695550946</text:p>
          </table:table-cell>
          <table:table-cell table:formula="of:=NORMINV(RAND();0;2)" office:value-type="float" office:value="4.50456449175981" calcext:value-type="float">
            <text:p>4,50456449175981</text:p>
          </table:table-cell>
          <table:table-cell table:formula="of:=NORMINV(RAND();0;2)" office:value-type="float" office:value="-2.41619872190402" calcext:value-type="float">
            <text:p>-2,41619872190402</text:p>
          </table:table-cell>
          <table:table-cell table:formula="of:=AVERAGE([.B290:.K290])" office:value-type="float" office:value="-0.603371100572114" calcext:value-type="float">
            <text:p>-0,603371100572114</text:p>
          </table:table-cell>
          <table:table-cell table:formula="of:=COM.MICROSOFT.VAR.S([.B290:.K290])" office:value-type="float" office:value="5.56227685225158" calcext:value-type="float">
            <text:p>5,56227685225158</text:p>
          </table:table-cell>
          <table:table-cell table:formula="of:=COM.MICROSOFT.VAR.P([.B290:.K290])" office:value-type="float" office:value="5.00604916702642" calcext:value-type="float">
            <text:p>5,00604916702642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NORMINV(RAND();0;2)" office:value-type="float" office:value="-3.21412877138551" calcext:value-type="float">
            <text:p>-3,21412877138551</text:p>
          </table:table-cell>
          <table:table-cell table:formula="of:=NORMINV(RAND();0;2)" office:value-type="float" office:value="2.72298397704187" calcext:value-type="float">
            <text:p>2,72298397704187</text:p>
          </table:table-cell>
          <table:table-cell table:formula="of:=NORMINV(RAND();0;2)" office:value-type="float" office:value="-2.24096819917389" calcext:value-type="float">
            <text:p>-2,24096819917389</text:p>
          </table:table-cell>
          <table:table-cell table:formula="of:=NORMINV(RAND();0;2)" office:value-type="float" office:value="0.378752620295039" calcext:value-type="float">
            <text:p>0,378752620295039</text:p>
          </table:table-cell>
          <table:table-cell table:formula="of:=NORMINV(RAND();0;2)" office:value-type="float" office:value="1.18256550976479" calcext:value-type="float">
            <text:p>1,18256550976479</text:p>
          </table:table-cell>
          <table:table-cell table:formula="of:=NORMINV(RAND();0;2)" office:value-type="float" office:value="-1.82396773320254" calcext:value-type="float">
            <text:p>-1,82396773320254</text:p>
          </table:table-cell>
          <table:table-cell table:formula="of:=NORMINV(RAND();0;2)" office:value-type="float" office:value="-3.18447582195152" calcext:value-type="float">
            <text:p>-3,18447582195152</text:p>
          </table:table-cell>
          <table:table-cell table:formula="of:=NORMINV(RAND();0;2)" office:value-type="float" office:value="-0.619602604799079" calcext:value-type="float">
            <text:p>-0,619602604799079</text:p>
          </table:table-cell>
          <table:table-cell table:formula="of:=NORMINV(RAND();0;2)" office:value-type="float" office:value="-0.799877221170368" calcext:value-type="float">
            <text:p>-0,799877221170368</text:p>
          </table:table-cell>
          <table:table-cell table:formula="of:=NORMINV(RAND();0;2)" office:value-type="float" office:value="1.75426622906644" calcext:value-type="float">
            <text:p>1,75426622906644</text:p>
          </table:table-cell>
          <table:table-cell table:formula="of:=AVERAGE([.B291:.K291])" office:value-type="float" office:value="-0.584445201551477" calcext:value-type="float">
            <text:p>-0,584445201551477</text:p>
          </table:table-cell>
          <table:table-cell table:formula="of:=COM.MICROSOFT.VAR.S([.B291:.K291])" office:value-type="float" office:value="4.27358469730062" calcext:value-type="float">
            <text:p>4,27358469730062</text:p>
          </table:table-cell>
          <table:table-cell table:formula="of:=COM.MICROSOFT.VAR.P([.B291:.K291])" office:value-type="float" office:value="3.84622622757056" calcext:value-type="float">
            <text:p>3,8462262275705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NORMINV(RAND();0;2)" office:value-type="float" office:value="-1.12725207245041" calcext:value-type="float">
            <text:p>-1,12725207245041</text:p>
          </table:table-cell>
          <table:table-cell table:formula="of:=NORMINV(RAND();0;2)" office:value-type="float" office:value="0.895577996985862" calcext:value-type="float">
            <text:p>0,895577996985862</text:p>
          </table:table-cell>
          <table:table-cell table:formula="of:=NORMINV(RAND();0;2)" office:value-type="float" office:value="0.310715221075798" calcext:value-type="float">
            <text:p>0,310715221075798</text:p>
          </table:table-cell>
          <table:table-cell table:formula="of:=NORMINV(RAND();0;2)" office:value-type="float" office:value="-4.3806380570458" calcext:value-type="float">
            <text:p>-4,3806380570458</text:p>
          </table:table-cell>
          <table:table-cell table:formula="of:=NORMINV(RAND();0;2)" office:value-type="float" office:value="2.36186615739973" calcext:value-type="float">
            <text:p>2,36186615739973</text:p>
          </table:table-cell>
          <table:table-cell table:formula="of:=NORMINV(RAND();0;2)" office:value-type="float" office:value="0.545687895433632" calcext:value-type="float">
            <text:p>0,545687895433632</text:p>
          </table:table-cell>
          <table:table-cell table:formula="of:=NORMINV(RAND();0;2)" office:value-type="float" office:value="0.843340240282505" calcext:value-type="float">
            <text:p>0,843340240282505</text:p>
          </table:table-cell>
          <table:table-cell table:formula="of:=NORMINV(RAND();0;2)" office:value-type="float" office:value="1.92050348100958" calcext:value-type="float">
            <text:p>1,92050348100958</text:p>
          </table:table-cell>
          <table:table-cell table:formula="of:=NORMINV(RAND();0;2)" office:value-type="float" office:value="-4.52937355859147" calcext:value-type="float">
            <text:p>-4,52937355859147</text:p>
          </table:table-cell>
          <table:table-cell table:formula="of:=NORMINV(RAND();0;2)" office:value-type="float" office:value="-1.21075588590229" calcext:value-type="float">
            <text:p>-1,21075588590229</text:p>
          </table:table-cell>
          <table:table-cell table:formula="of:=AVERAGE([.B292:.K292])" office:value-type="float" office:value="-0.437032858180286" calcext:value-type="float">
            <text:p>-0,437032858180286</text:p>
          </table:table-cell>
          <table:table-cell table:formula="of:=COM.MICROSOFT.VAR.S([.B292:.K292])" office:value-type="float" office:value="5.74513464248222" calcext:value-type="float">
            <text:p>5,74513464248222</text:p>
          </table:table-cell>
          <table:table-cell table:formula="of:=COM.MICROSOFT.VAR.P([.B292:.K292])" office:value-type="float" office:value="5.170621178234" calcext:value-type="float">
            <text:p>5,170621178234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NORMINV(RAND();0;2)" office:value-type="float" office:value="0.3950349756024" calcext:value-type="float">
            <text:p>0,3950349756024</text:p>
          </table:table-cell>
          <table:table-cell table:formula="of:=NORMINV(RAND();0;2)" office:value-type="float" office:value="-1.39775541421146" calcext:value-type="float">
            <text:p>-1,39775541421146</text:p>
          </table:table-cell>
          <table:table-cell table:formula="of:=NORMINV(RAND();0;2)" office:value-type="float" office:value="1.6622906572543" calcext:value-type="float">
            <text:p>1,6622906572543</text:p>
          </table:table-cell>
          <table:table-cell table:formula="of:=NORMINV(RAND();0;2)" office:value-type="float" office:value="0.223882817216337" calcext:value-type="float">
            <text:p>0,223882817216337</text:p>
          </table:table-cell>
          <table:table-cell table:formula="of:=NORMINV(RAND();0;2)" office:value-type="float" office:value="4.30953738160416" calcext:value-type="float">
            <text:p>4,30953738160416</text:p>
          </table:table-cell>
          <table:table-cell table:formula="of:=NORMINV(RAND();0;2)" office:value-type="float" office:value="2.56723968550854" calcext:value-type="float">
            <text:p>2,56723968550854</text:p>
          </table:table-cell>
          <table:table-cell table:formula="of:=NORMINV(RAND();0;2)" office:value-type="float" office:value="-4.06940287852085" calcext:value-type="float">
            <text:p>-4,06940287852085</text:p>
          </table:table-cell>
          <table:table-cell table:formula="of:=NORMINV(RAND();0;2)" office:value-type="float" office:value="0.730047621015049" calcext:value-type="float">
            <text:p>0,730047621015049</text:p>
          </table:table-cell>
          <table:table-cell table:formula="of:=NORMINV(RAND();0;2)" office:value-type="float" office:value="0.981919267962653" calcext:value-type="float">
            <text:p>0,981919267962653</text:p>
          </table:table-cell>
          <table:table-cell table:formula="of:=NORMINV(RAND();0;2)" office:value-type="float" office:value="-3.1430218981774" calcext:value-type="float">
            <text:p>-3,1430218981774</text:p>
          </table:table-cell>
          <table:table-cell table:formula="of:=AVERAGE([.B293:.K293])" office:value-type="float" office:value="0.225977221525373" calcext:value-type="float">
            <text:p>0,225977221525373</text:p>
          </table:table-cell>
          <table:table-cell table:formula="of:=COM.MICROSOFT.VAR.S([.B293:.K293])" office:value-type="float" office:value="6.39011588807102" calcext:value-type="float">
            <text:p>6,39011588807102</text:p>
          </table:table-cell>
          <table:table-cell table:formula="of:=COM.MICROSOFT.VAR.P([.B293:.K293])" office:value-type="float" office:value="5.75110429926392" calcext:value-type="float">
            <text:p>5,7511042992639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NORMINV(RAND();0;2)" office:value-type="float" office:value="-1.13152684837404" calcext:value-type="float">
            <text:p>-1,13152684837404</text:p>
          </table:table-cell>
          <table:table-cell table:formula="of:=NORMINV(RAND();0;2)" office:value-type="float" office:value="-1.81278786989979" calcext:value-type="float">
            <text:p>-1,81278786989979</text:p>
          </table:table-cell>
          <table:table-cell table:formula="of:=NORMINV(RAND();0;2)" office:value-type="float" office:value="-3.76702214168474" calcext:value-type="float">
            <text:p>-3,76702214168474</text:p>
          </table:table-cell>
          <table:table-cell table:formula="of:=NORMINV(RAND();0;2)" office:value-type="float" office:value="2.02308016494481" calcext:value-type="float">
            <text:p>2,02308016494481</text:p>
          </table:table-cell>
          <table:table-cell table:formula="of:=NORMINV(RAND();0;2)" office:value-type="float" office:value="1.1167770887365" calcext:value-type="float">
            <text:p>1,1167770887365</text:p>
          </table:table-cell>
          <table:table-cell table:formula="of:=NORMINV(RAND();0;2)" office:value-type="float" office:value="-1.23223446467355" calcext:value-type="float">
            <text:p>-1,23223446467355</text:p>
          </table:table-cell>
          <table:table-cell table:formula="of:=NORMINV(RAND();0;2)" office:value-type="float" office:value="0.376328202883101" calcext:value-type="float">
            <text:p>0,376328202883101</text:p>
          </table:table-cell>
          <table:table-cell table:formula="of:=NORMINV(RAND();0;2)" office:value-type="float" office:value="3.65184279436053" calcext:value-type="float">
            <text:p>3,65184279436053</text:p>
          </table:table-cell>
          <table:table-cell table:formula="of:=NORMINV(RAND();0;2)" office:value-type="float" office:value="0.842798339185725" calcext:value-type="float">
            <text:p>0,842798339185725</text:p>
          </table:table-cell>
          <table:table-cell table:formula="of:=NORMINV(RAND();0;2)" office:value-type="float" office:value="-2.04338096181118" calcext:value-type="float">
            <text:p>-2,04338096181118</text:p>
          </table:table-cell>
          <table:table-cell table:formula="of:=AVERAGE([.B294:.K294])" office:value-type="float" office:value="-0.197612569633264" calcext:value-type="float">
            <text:p>-0,197612569633264</text:p>
          </table:table-cell>
          <table:table-cell table:formula="of:=COM.MICROSOFT.VAR.S([.B294:.K294])" office:value-type="float" office:value="4.84313790125596" calcext:value-type="float">
            <text:p>4,84313790125596</text:p>
          </table:table-cell>
          <table:table-cell table:formula="of:=COM.MICROSOFT.VAR.P([.B294:.K294])" office:value-type="float" office:value="4.35882411113036" calcext:value-type="float">
            <text:p>4,35882411113036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NORMINV(RAND();0;2)" office:value-type="float" office:value="-2.71186892014421" calcext:value-type="float">
            <text:p>-2,71186892014421</text:p>
          </table:table-cell>
          <table:table-cell table:formula="of:=NORMINV(RAND();0;2)" office:value-type="float" office:value="0.0454689459225874" calcext:value-type="float">
            <text:p>0,045468945922588</text:p>
          </table:table-cell>
          <table:table-cell table:formula="of:=NORMINV(RAND();0;2)" office:value-type="float" office:value="-0.231238883354119" calcext:value-type="float">
            <text:p>-0,231238883354119</text:p>
          </table:table-cell>
          <table:table-cell table:formula="of:=NORMINV(RAND();0;2)" office:value-type="float" office:value="-0.484708082136768" calcext:value-type="float">
            <text:p>-0,484708082136768</text:p>
          </table:table-cell>
          <table:table-cell table:formula="of:=NORMINV(RAND();0;2)" office:value-type="float" office:value="-1.17469878698568" calcext:value-type="float">
            <text:p>-1,17469878698568</text:p>
          </table:table-cell>
          <table:table-cell table:formula="of:=NORMINV(RAND();0;2)" office:value-type="float" office:value="-2.58088526692037" calcext:value-type="float">
            <text:p>-2,58088526692037</text:p>
          </table:table-cell>
          <table:table-cell table:formula="of:=NORMINV(RAND();0;2)" office:value-type="float" office:value="0.91339094045726" calcext:value-type="float">
            <text:p>0,91339094045726</text:p>
          </table:table-cell>
          <table:table-cell table:formula="of:=NORMINV(RAND();0;2)" office:value-type="float" office:value="1.08222440740649" calcext:value-type="float">
            <text:p>1,08222440740649</text:p>
          </table:table-cell>
          <table:table-cell table:formula="of:=NORMINV(RAND();0;2)" office:value-type="float" office:value="-0.0929272332820879" calcext:value-type="float">
            <text:p>-0,092927233282088</text:p>
          </table:table-cell>
          <table:table-cell table:formula="of:=NORMINV(RAND();0;2)" office:value-type="float" office:value="-2.66921197751321" calcext:value-type="float">
            <text:p>-2,66921197751321</text:p>
          </table:table-cell>
          <table:table-cell table:formula="of:=AVERAGE([.B295:.K295])" office:value-type="float" office:value="-0.790445485655012" calcext:value-type="float">
            <text:p>-0,790445485655012</text:p>
          </table:table-cell>
          <table:table-cell table:formula="of:=COM.MICROSOFT.VAR.S([.B295:.K295])" office:value-type="float" office:value="2.06404220934007" calcext:value-type="float">
            <text:p>2,06404220934007</text:p>
          </table:table-cell>
          <table:table-cell table:formula="of:=COM.MICROSOFT.VAR.P([.B295:.K295])" office:value-type="float" office:value="1.85763798840606" calcext:value-type="float">
            <text:p>1,8576379884060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NORMINV(RAND();0;2)" office:value-type="float" office:value="0.241927644600718" calcext:value-type="float">
            <text:p>0,241927644600718</text:p>
          </table:table-cell>
          <table:table-cell table:formula="of:=NORMINV(RAND();0;2)" office:value-type="float" office:value="-1.16280859377654" calcext:value-type="float">
            <text:p>-1,16280859377654</text:p>
          </table:table-cell>
          <table:table-cell table:formula="of:=NORMINV(RAND();0;2)" office:value-type="float" office:value="1.21412766323182" calcext:value-type="float">
            <text:p>1,21412766323182</text:p>
          </table:table-cell>
          <table:table-cell table:formula="of:=NORMINV(RAND();0;2)" office:value-type="float" office:value="-0.457150321975619" calcext:value-type="float">
            <text:p>-0,457150321975619</text:p>
          </table:table-cell>
          <table:table-cell table:formula="of:=NORMINV(RAND();0;2)" office:value-type="float" office:value="1.07582392797179" calcext:value-type="float">
            <text:p>1,07582392797179</text:p>
          </table:table-cell>
          <table:table-cell table:formula="of:=NORMINV(RAND();0;2)" office:value-type="float" office:value="-5.15374213949569" calcext:value-type="float">
            <text:p>-5,15374213949569</text:p>
          </table:table-cell>
          <table:table-cell table:formula="of:=NORMINV(RAND();0;2)" office:value-type="float" office:value="1.33116665326506" calcext:value-type="float">
            <text:p>1,33116665326506</text:p>
          </table:table-cell>
          <table:table-cell table:formula="of:=NORMINV(RAND();0;2)" office:value-type="float" office:value="-1.31055228021145" calcext:value-type="float">
            <text:p>-1,31055228021145</text:p>
          </table:table-cell>
          <table:table-cell table:formula="of:=NORMINV(RAND();0;2)" office:value-type="float" office:value="-2.30855349252926" calcext:value-type="float">
            <text:p>-2,30855349252926</text:p>
          </table:table-cell>
          <table:table-cell table:formula="of:=NORMINV(RAND();0;2)" office:value-type="float" office:value="-1.37800141235645" calcext:value-type="float">
            <text:p>-1,37800141235645</text:p>
          </table:table-cell>
          <table:table-cell table:formula="of:=AVERAGE([.B296:.K296])" office:value-type="float" office:value="-0.790776235127562" calcext:value-type="float">
            <text:p>-0,790776235127562</text:p>
          </table:table-cell>
          <table:table-cell table:formula="of:=COM.MICROSOFT.VAR.S([.B296:.K296])" office:value-type="float" office:value="3.91964321030361" calcext:value-type="float">
            <text:p>3,91964321030361</text:p>
          </table:table-cell>
          <table:table-cell table:formula="of:=COM.MICROSOFT.VAR.P([.B296:.K296])" office:value-type="float" office:value="3.52767888927325" calcext:value-type="float">
            <text:p>3,527678889273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NORMINV(RAND();0;2)" office:value-type="float" office:value="-0.992760786586596" calcext:value-type="float">
            <text:p>-0,992760786586596</text:p>
          </table:table-cell>
          <table:table-cell table:formula="of:=NORMINV(RAND();0;2)" office:value-type="float" office:value="-1.0199411373288" calcext:value-type="float">
            <text:p>-1,0199411373288</text:p>
          </table:table-cell>
          <table:table-cell table:formula="of:=NORMINV(RAND();0;2)" office:value-type="float" office:value="3.17920167482431" calcext:value-type="float">
            <text:p>3,17920167482431</text:p>
          </table:table-cell>
          <table:table-cell table:formula="of:=NORMINV(RAND();0;2)" office:value-type="float" office:value="0.397460383726147" calcext:value-type="float">
            <text:p>0,397460383726147</text:p>
          </table:table-cell>
          <table:table-cell table:formula="of:=NORMINV(RAND();0;2)" office:value-type="float" office:value="1.0416102012106" calcext:value-type="float">
            <text:p>1,0416102012106</text:p>
          </table:table-cell>
          <table:table-cell table:formula="of:=NORMINV(RAND();0;2)" office:value-type="float" office:value="-0.05340807364435" calcext:value-type="float">
            <text:p>-0,05340807364435</text:p>
          </table:table-cell>
          <table:table-cell table:formula="of:=NORMINV(RAND();0;2)" office:value-type="float" office:value="4.75308142596309" calcext:value-type="float">
            <text:p>4,75308142596309</text:p>
          </table:table-cell>
          <table:table-cell table:formula="of:=NORMINV(RAND();0;2)" office:value-type="float" office:value="-1.2551804119554" calcext:value-type="float">
            <text:p>-1,2551804119554</text:p>
          </table:table-cell>
          <table:table-cell table:formula="of:=NORMINV(RAND();0;2)" office:value-type="float" office:value="0.747578219298786" calcext:value-type="float">
            <text:p>0,747578219298786</text:p>
          </table:table-cell>
          <table:table-cell table:formula="of:=NORMINV(RAND();0;2)" office:value-type="float" office:value="-0.77583485653272" calcext:value-type="float">
            <text:p>-0,77583485653272</text:p>
          </table:table-cell>
          <table:table-cell table:formula="of:=AVERAGE([.B297:.K297])" office:value-type="float" office:value="0.602180663897507" calcext:value-type="float">
            <text:p>0,602180663897507</text:p>
          </table:table-cell>
          <table:table-cell table:formula="of:=COM.MICROSOFT.VAR.S([.B297:.K297])" office:value-type="float" office:value="3.89786605440955" calcext:value-type="float">
            <text:p>3,89786605440955</text:p>
          </table:table-cell>
          <table:table-cell table:formula="of:=COM.MICROSOFT.VAR.P([.B297:.K297])" office:value-type="float" office:value="3.5080794489686" calcext:value-type="float">
            <text:p>3,508079448968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NORMINV(RAND();0;2)" office:value-type="float" office:value="-0.7504073846332" calcext:value-type="float">
            <text:p>-0,7504073846332</text:p>
          </table:table-cell>
          <table:table-cell table:formula="of:=NORMINV(RAND();0;2)" office:value-type="float" office:value="1.15299609242806" calcext:value-type="float">
            <text:p>1,15299609242806</text:p>
          </table:table-cell>
          <table:table-cell table:formula="of:=NORMINV(RAND();0;2)" office:value-type="float" office:value="2.38638379738636" calcext:value-type="float">
            <text:p>2,38638379738636</text:p>
          </table:table-cell>
          <table:table-cell table:formula="of:=NORMINV(RAND();0;2)" office:value-type="float" office:value="-0.657329938625472" calcext:value-type="float">
            <text:p>-0,657329938625472</text:p>
          </table:table-cell>
          <table:table-cell table:formula="of:=NORMINV(RAND();0;2)" office:value-type="float" office:value="0.943233585863328" calcext:value-type="float">
            <text:p>0,943233585863328</text:p>
          </table:table-cell>
          <table:table-cell table:formula="of:=NORMINV(RAND();0;2)" office:value-type="float" office:value="-1.61336749346452" calcext:value-type="float">
            <text:p>-1,61336749346452</text:p>
          </table:table-cell>
          <table:table-cell table:formula="of:=NORMINV(RAND();0;2)" office:value-type="float" office:value="1.68596929706545" calcext:value-type="float">
            <text:p>1,68596929706545</text:p>
          </table:table-cell>
          <table:table-cell table:formula="of:=NORMINV(RAND();0;2)" office:value-type="float" office:value="-1.2741488570931" calcext:value-type="float">
            <text:p>-1,2741488570931</text:p>
          </table:table-cell>
          <table:table-cell table:formula="of:=NORMINV(RAND();0;2)" office:value-type="float" office:value="1.59844279488818" calcext:value-type="float">
            <text:p>1,59844279488818</text:p>
          </table:table-cell>
          <table:table-cell table:formula="of:=NORMINV(RAND();0;2)" office:value-type="float" office:value="0.271856425234348" calcext:value-type="float">
            <text:p>0,271856425234348</text:p>
          </table:table-cell>
          <table:table-cell table:formula="of:=AVERAGE([.B298:.K298])" office:value-type="float" office:value="0.374362831904942" calcext:value-type="float">
            <text:p>0,374362831904942</text:p>
          </table:table-cell>
          <table:table-cell table:formula="of:=COM.MICROSOFT.VAR.S([.B298:.K298])" office:value-type="float" office:value="1.91171817124531" calcext:value-type="float">
            <text:p>1,91171817124531</text:p>
          </table:table-cell>
          <table:table-cell table:formula="of:=COM.MICROSOFT.VAR.P([.B298:.K298])" office:value-type="float" office:value="1.72054635412078" calcext:value-type="float">
            <text:p>1,7205463541207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NORMINV(RAND();0;2)" office:value-type="float" office:value="-2.48809006347997" calcext:value-type="float">
            <text:p>-2,48809006347997</text:p>
          </table:table-cell>
          <table:table-cell table:formula="of:=NORMINV(RAND();0;2)" office:value-type="float" office:value="2.16396082892268" calcext:value-type="float">
            <text:p>2,16396082892268</text:p>
          </table:table-cell>
          <table:table-cell table:formula="of:=NORMINV(RAND();0;2)" office:value-type="float" office:value="-1.34083881691313" calcext:value-type="float">
            <text:p>-1,34083881691313</text:p>
          </table:table-cell>
          <table:table-cell table:formula="of:=NORMINV(RAND();0;2)" office:value-type="float" office:value="-0.668999036694683" calcext:value-type="float">
            <text:p>-0,668999036694683</text:p>
          </table:table-cell>
          <table:table-cell table:formula="of:=NORMINV(RAND();0;2)" office:value-type="float" office:value="-2.17063832469343" calcext:value-type="float">
            <text:p>-2,17063832469343</text:p>
          </table:table-cell>
          <table:table-cell table:formula="of:=NORMINV(RAND();0;2)" office:value-type="float" office:value="-0.219743964605794" calcext:value-type="float">
            <text:p>-0,219743964605794</text:p>
          </table:table-cell>
          <table:table-cell table:formula="of:=NORMINV(RAND();0;2)" office:value-type="float" office:value="-1.61328904225496" calcext:value-type="float">
            <text:p>-1,61328904225496</text:p>
          </table:table-cell>
          <table:table-cell table:formula="of:=NORMINV(RAND();0;2)" office:value-type="float" office:value="-1.55710664356038" calcext:value-type="float">
            <text:p>-1,55710664356038</text:p>
          </table:table-cell>
          <table:table-cell table:formula="of:=NORMINV(RAND();0;2)" office:value-type="float" office:value="-0.237700355722926" calcext:value-type="float">
            <text:p>-0,237700355722926</text:p>
          </table:table-cell>
          <table:table-cell table:formula="of:=NORMINV(RAND();0;2)" office:value-type="float" office:value="-0.137536149198097" calcext:value-type="float">
            <text:p>-0,137536149198097</text:p>
          </table:table-cell>
          <table:table-cell table:formula="of:=AVERAGE([.B299:.K299])" office:value-type="float" office:value="-0.826998156820069" calcext:value-type="float">
            <text:p>-0,826998156820069</text:p>
          </table:table-cell>
          <table:table-cell table:formula="of:=COM.MICROSOFT.VAR.S([.B299:.K299])" office:value-type="float" office:value="1.7935695549596" calcext:value-type="float">
            <text:p>1,7935695549596</text:p>
          </table:table-cell>
          <table:table-cell table:formula="of:=COM.MICROSOFT.VAR.P([.B299:.K299])" office:value-type="float" office:value="1.61421259946364" calcext:value-type="float">
            <text:p>1,6142125994636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NORMINV(RAND();0;2)" office:value-type="float" office:value="-0.440051851528217" calcext:value-type="float">
            <text:p>-0,440051851528217</text:p>
          </table:table-cell>
          <table:table-cell table:formula="of:=NORMINV(RAND();0;2)" office:value-type="float" office:value="-0.438958209258915" calcext:value-type="float">
            <text:p>-0,438958209258915</text:p>
          </table:table-cell>
          <table:table-cell table:formula="of:=NORMINV(RAND();0;2)" office:value-type="float" office:value="1.63571915467035" calcext:value-type="float">
            <text:p>1,63571915467035</text:p>
          </table:table-cell>
          <table:table-cell table:formula="of:=NORMINV(RAND();0;2)" office:value-type="float" office:value="-1.71217302363662" calcext:value-type="float">
            <text:p>-1,71217302363662</text:p>
          </table:table-cell>
          <table:table-cell table:formula="of:=NORMINV(RAND();0;2)" office:value-type="float" office:value="0.125043783516054" calcext:value-type="float">
            <text:p>0,125043783516054</text:p>
          </table:table-cell>
          <table:table-cell table:formula="of:=NORMINV(RAND();0;2)" office:value-type="float" office:value="0.310397950689633" calcext:value-type="float">
            <text:p>0,310397950689633</text:p>
          </table:table-cell>
          <table:table-cell table:formula="of:=NORMINV(RAND();0;2)" office:value-type="float" office:value="1.01878737655444" calcext:value-type="float">
            <text:p>1,01878737655444</text:p>
          </table:table-cell>
          <table:table-cell table:formula="of:=NORMINV(RAND();0;2)" office:value-type="float" office:value="-2.37470784932079" calcext:value-type="float">
            <text:p>-2,37470784932079</text:p>
          </table:table-cell>
          <table:table-cell table:formula="of:=NORMINV(RAND();0;2)" office:value-type="float" office:value="0.620763413893009" calcext:value-type="float">
            <text:p>0,620763413893009</text:p>
          </table:table-cell>
          <table:table-cell table:formula="of:=NORMINV(RAND();0;2)" office:value-type="float" office:value="-1.38083517251087" calcext:value-type="float">
            <text:p>-1,38083517251087</text:p>
          </table:table-cell>
          <table:table-cell table:formula="of:=AVERAGE([.B300:.K300])" office:value-type="float" office:value="-0.263601442693193" calcext:value-type="float">
            <text:p>-0,263601442693193</text:p>
          </table:table-cell>
          <table:table-cell table:formula="of:=COM.MICROSOFT.VAR.S([.B300:.K300])" office:value-type="float" office:value="1.59775414054959" calcext:value-type="float">
            <text:p>1,59775414054959</text:p>
          </table:table-cell>
          <table:table-cell table:formula="of:=COM.MICROSOFT.VAR.P([.B300:.K300])" office:value-type="float" office:value="1.43797872649464" calcext:value-type="float">
            <text:p>1,4379787264946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NORMINV(RAND();0;2)" office:value-type="float" office:value="2.8600683382836" calcext:value-type="float">
            <text:p>2,8600683382836</text:p>
          </table:table-cell>
          <table:table-cell table:formula="of:=NORMINV(RAND();0;2)" office:value-type="float" office:value="2.64711179873351" calcext:value-type="float">
            <text:p>2,64711179873351</text:p>
          </table:table-cell>
          <table:table-cell table:formula="of:=NORMINV(RAND();0;2)" office:value-type="float" office:value="2.24331375683533" calcext:value-type="float">
            <text:p>2,24331375683533</text:p>
          </table:table-cell>
          <table:table-cell table:formula="of:=NORMINV(RAND();0;2)" office:value-type="float" office:value="-0.915165756808491" calcext:value-type="float">
            <text:p>-0,915165756808491</text:p>
          </table:table-cell>
          <table:table-cell table:formula="of:=NORMINV(RAND();0;2)" office:value-type="float" office:value="1.13500945774218" calcext:value-type="float">
            <text:p>1,13500945774218</text:p>
          </table:table-cell>
          <table:table-cell table:formula="of:=NORMINV(RAND();0;2)" office:value-type="float" office:value="-3.50577368091771" calcext:value-type="float">
            <text:p>-3,50577368091771</text:p>
          </table:table-cell>
          <table:table-cell table:formula="of:=NORMINV(RAND();0;2)" office:value-type="float" office:value="-1.91636263854655" calcext:value-type="float">
            <text:p>-1,91636263854655</text:p>
          </table:table-cell>
          <table:table-cell table:formula="of:=NORMINV(RAND();0;2)" office:value-type="float" office:value="-0.4007081717702" calcext:value-type="float">
            <text:p>-0,4007081717702</text:p>
          </table:table-cell>
          <table:table-cell table:formula="of:=NORMINV(RAND();0;2)" office:value-type="float" office:value="-1.78419429667373" calcext:value-type="float">
            <text:p>-1,78419429667373</text:p>
          </table:table-cell>
          <table:table-cell table:formula="of:=NORMINV(RAND();0;2)" office:value-type="float" office:value="1.60935514292238" calcext:value-type="float">
            <text:p>1,60935514292238</text:p>
          </table:table-cell>
          <table:table-cell table:formula="of:=AVERAGE([.B301:.K301])" office:value-type="float" office:value="0.197265394980033" calcext:value-type="float">
            <text:p>0,197265394980033</text:p>
          </table:table-cell>
          <table:table-cell table:formula="of:=COM.MICROSOFT.VAR.S([.B301:.K301])" office:value-type="float" office:value="4.87256911386394" calcext:value-type="float">
            <text:p>4,87256911386394</text:p>
          </table:table-cell>
          <table:table-cell table:formula="of:=COM.MICROSOFT.VAR.P([.B301:.K301])" office:value-type="float" office:value="4.38531220247755" calcext:value-type="float">
            <text:p>4,3853122024775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NORMINV(RAND();0;2)" office:value-type="float" office:value="-0.112948647440345" calcext:value-type="float">
            <text:p>-0,112948647440345</text:p>
          </table:table-cell>
          <table:table-cell table:formula="of:=NORMINV(RAND();0;2)" office:value-type="float" office:value="0.911270341003764" calcext:value-type="float">
            <text:p>0,911270341003764</text:p>
          </table:table-cell>
          <table:table-cell table:formula="of:=NORMINV(RAND();0;2)" office:value-type="float" office:value="-1.41104400879382" calcext:value-type="float">
            <text:p>-1,41104400879382</text:p>
          </table:table-cell>
          <table:table-cell table:formula="of:=NORMINV(RAND();0;2)" office:value-type="float" office:value="1.56479564225776" calcext:value-type="float">
            <text:p>1,56479564225776</text:p>
          </table:table-cell>
          <table:table-cell table:formula="of:=NORMINV(RAND();0;2)" office:value-type="float" office:value="2.74890516437107" calcext:value-type="float">
            <text:p>2,74890516437107</text:p>
          </table:table-cell>
          <table:table-cell table:formula="of:=NORMINV(RAND();0;2)" office:value-type="float" office:value="-1.08481024930997" calcext:value-type="float">
            <text:p>-1,08481024930997</text:p>
          </table:table-cell>
          <table:table-cell table:formula="of:=NORMINV(RAND();0;2)" office:value-type="float" office:value="-0.776268625351484" calcext:value-type="float">
            <text:p>-0,776268625351484</text:p>
          </table:table-cell>
          <table:table-cell table:formula="of:=NORMINV(RAND();0;2)" office:value-type="float" office:value="-1.17653419056549" calcext:value-type="float">
            <text:p>-1,17653419056549</text:p>
          </table:table-cell>
          <table:table-cell table:formula="of:=NORMINV(RAND();0;2)" office:value-type="float" office:value="-0.313579688510358" calcext:value-type="float">
            <text:p>-0,313579688510358</text:p>
          </table:table-cell>
          <table:table-cell table:formula="of:=NORMINV(RAND();0;2)" office:value-type="float" office:value="2.63735269213529" calcext:value-type="float">
            <text:p>2,63735269213529</text:p>
          </table:table-cell>
          <table:table-cell table:formula="of:=AVERAGE([.B302:.K302])" office:value-type="float" office:value="0.298713842979642" calcext:value-type="float">
            <text:p>0,298713842979642</text:p>
          </table:table-cell>
          <table:table-cell table:formula="of:=COM.MICROSOFT.VAR.S([.B302:.K302])" office:value-type="float" office:value="2.46273133688944" calcext:value-type="float">
            <text:p>2,46273133688944</text:p>
          </table:table-cell>
          <table:table-cell table:formula="of:=COM.MICROSOFT.VAR.P([.B302:.K302])" office:value-type="float" office:value="2.2164582032005" calcext:value-type="float">
            <text:p>2,216458203200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NORMINV(RAND();0;2)" office:value-type="float" office:value="-1.16697467203769" calcext:value-type="float">
            <text:p>-1,16697467203769</text:p>
          </table:table-cell>
          <table:table-cell table:formula="of:=NORMINV(RAND();0;2)" office:value-type="float" office:value="-1.23770727909443" calcext:value-type="float">
            <text:p>-1,23770727909443</text:p>
          </table:table-cell>
          <table:table-cell table:formula="of:=NORMINV(RAND();0;2)" office:value-type="float" office:value="2.63522628511317" calcext:value-type="float">
            <text:p>2,63522628511317</text:p>
          </table:table-cell>
          <table:table-cell table:formula="of:=NORMINV(RAND();0;2)" office:value-type="float" office:value="3.13500876565036" calcext:value-type="float">
            <text:p>3,13500876565036</text:p>
          </table:table-cell>
          <table:table-cell table:formula="of:=NORMINV(RAND();0;2)" office:value-type="float" office:value="1.10349445575435" calcext:value-type="float">
            <text:p>1,10349445575435</text:p>
          </table:table-cell>
          <table:table-cell table:formula="of:=NORMINV(RAND();0;2)" office:value-type="float" office:value="-2.24043245548023" calcext:value-type="float">
            <text:p>-2,24043245548023</text:p>
          </table:table-cell>
          <table:table-cell table:formula="of:=NORMINV(RAND();0;2)" office:value-type="float" office:value="3.52536788688768" calcext:value-type="float">
            <text:p>3,52536788688768</text:p>
          </table:table-cell>
          <table:table-cell table:formula="of:=NORMINV(RAND();0;2)" office:value-type="float" office:value="-0.289358791859952" calcext:value-type="float">
            <text:p>-0,289358791859952</text:p>
          </table:table-cell>
          <table:table-cell table:formula="of:=NORMINV(RAND();0;2)" office:value-type="float" office:value="-4.37404849285424" calcext:value-type="float">
            <text:p>-4,37404849285424</text:p>
          </table:table-cell>
          <table:table-cell table:formula="of:=NORMINV(RAND();0;2)" office:value-type="float" office:value="-3.41347639249053" calcext:value-type="float">
            <text:p>-3,41347639249053</text:p>
          </table:table-cell>
          <table:table-cell table:formula="of:=AVERAGE([.B303:.K303])" office:value-type="float" office:value="-0.232290069041151" calcext:value-type="float">
            <text:p>-0,232290069041151</text:p>
          </table:table-cell>
          <table:table-cell table:formula="of:=COM.MICROSOFT.VAR.S([.B303:.K303])" office:value-type="float" office:value="7.62890734625682" calcext:value-type="float">
            <text:p>7,62890734625682</text:p>
          </table:table-cell>
          <table:table-cell table:formula="of:=COM.MICROSOFT.VAR.P([.B303:.K303])" office:value-type="float" office:value="6.86601661163113" calcext:value-type="float">
            <text:p>6,8660166116311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NORMINV(RAND();0;2)" office:value-type="float" office:value="0.144060962431496" calcext:value-type="float">
            <text:p>0,144060962431496</text:p>
          </table:table-cell>
          <table:table-cell table:formula="of:=NORMINV(RAND();0;2)" office:value-type="float" office:value="2.05265109184941" calcext:value-type="float">
            <text:p>2,05265109184941</text:p>
          </table:table-cell>
          <table:table-cell table:formula="of:=NORMINV(RAND();0;2)" office:value-type="float" office:value="3.122194568432" calcext:value-type="float">
            <text:p>3,122194568432</text:p>
          </table:table-cell>
          <table:table-cell table:formula="of:=NORMINV(RAND();0;2)" office:value-type="float" office:value="0.551221781643065" calcext:value-type="float">
            <text:p>0,551221781643065</text:p>
          </table:table-cell>
          <table:table-cell table:formula="of:=NORMINV(RAND();0;2)" office:value-type="float" office:value="2.75986028866599" calcext:value-type="float">
            <text:p>2,75986028866599</text:p>
          </table:table-cell>
          <table:table-cell table:formula="of:=NORMINV(RAND();0;2)" office:value-type="float" office:value="0.334407224376489" calcext:value-type="float">
            <text:p>0,334407224376489</text:p>
          </table:table-cell>
          <table:table-cell table:formula="of:=NORMINV(RAND();0;2)" office:value-type="float" office:value="-0.970187899741908" calcext:value-type="float">
            <text:p>-0,970187899741908</text:p>
          </table:table-cell>
          <table:table-cell table:formula="of:=NORMINV(RAND();0;2)" office:value-type="float" office:value="-1.23535176525932" calcext:value-type="float">
            <text:p>-1,23535176525932</text:p>
          </table:table-cell>
          <table:table-cell table:formula="of:=NORMINV(RAND();0;2)" office:value-type="float" office:value="1.3579968097573" calcext:value-type="float">
            <text:p>1,3579968097573</text:p>
          </table:table-cell>
          <table:table-cell table:formula="of:=NORMINV(RAND();0;2)" office:value-type="float" office:value="-4.44481241008385" calcext:value-type="float">
            <text:p>-4,44481241008385</text:p>
          </table:table-cell>
          <table:table-cell table:formula="of:=AVERAGE([.B304:.K304])" office:value-type="float" office:value="0.367204065207068" calcext:value-type="float">
            <text:p>0,367204065207068</text:p>
          </table:table-cell>
          <table:table-cell table:formula="of:=COM.MICROSOFT.VAR.S([.B304:.K304])" office:value-type="float" office:value="4.97046827021971" calcext:value-type="float">
            <text:p>4,97046827021971</text:p>
          </table:table-cell>
          <table:table-cell table:formula="of:=COM.MICROSOFT.VAR.P([.B304:.K304])" office:value-type="float" office:value="4.47342144319774" calcext:value-type="float">
            <text:p>4,47342144319774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NORMINV(RAND();0;2)" office:value-type="float" office:value="2.78063113152158" calcext:value-type="float">
            <text:p>2,78063113152158</text:p>
          </table:table-cell>
          <table:table-cell table:formula="of:=NORMINV(RAND();0;2)" office:value-type="float" office:value="1.45950088178468" calcext:value-type="float">
            <text:p>1,45950088178468</text:p>
          </table:table-cell>
          <table:table-cell table:formula="of:=NORMINV(RAND();0;2)" office:value-type="float" office:value="-5.62896007923354" calcext:value-type="float">
            <text:p>-5,62896007923354</text:p>
          </table:table-cell>
          <table:table-cell table:formula="of:=NORMINV(RAND();0;2)" office:value-type="float" office:value="3.14464352250268" calcext:value-type="float">
            <text:p>3,14464352250268</text:p>
          </table:table-cell>
          <table:table-cell table:formula="of:=NORMINV(RAND();0;2)" office:value-type="float" office:value="-1.91758279450655" calcext:value-type="float">
            <text:p>-1,91758279450655</text:p>
          </table:table-cell>
          <table:table-cell table:formula="of:=NORMINV(RAND();0;2)" office:value-type="float" office:value="-1.18780840178006" calcext:value-type="float">
            <text:p>-1,18780840178006</text:p>
          </table:table-cell>
          <table:table-cell table:formula="of:=NORMINV(RAND();0;2)" office:value-type="float" office:value="1.94934827667335" calcext:value-type="float">
            <text:p>1,94934827667335</text:p>
          </table:table-cell>
          <table:table-cell table:formula="of:=NORMINV(RAND();0;2)" office:value-type="float" office:value="1.66581890841486" calcext:value-type="float">
            <text:p>1,66581890841486</text:p>
          </table:table-cell>
          <table:table-cell table:formula="of:=NORMINV(RAND();0;2)" office:value-type="float" office:value="-1.6344053833908" calcext:value-type="float">
            <text:p>-1,6344053833908</text:p>
          </table:table-cell>
          <table:table-cell table:formula="of:=NORMINV(RAND();0;2)" office:value-type="float" office:value="-3.23759161174643" calcext:value-type="float">
            <text:p>-3,23759161174643</text:p>
          </table:table-cell>
          <table:table-cell table:formula="of:=AVERAGE([.B305:.K305])" office:value-type="float" office:value="-0.260640554976024" calcext:value-type="float">
            <text:p>-0,260640554976024</text:p>
          </table:table-cell>
          <table:table-cell table:formula="of:=COM.MICROSOFT.VAR.S([.B305:.K305])" office:value-type="float" office:value="8.39698845511049" calcext:value-type="float">
            <text:p>8,39698845511049</text:p>
          </table:table-cell>
          <table:table-cell table:formula="of:=COM.MICROSOFT.VAR.P([.B305:.K305])" office:value-type="float" office:value="7.55728960959944" calcext:value-type="float">
            <text:p>7,55728960959944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NORMINV(RAND();0;2)" office:value-type="float" office:value="-0.189650603442433" calcext:value-type="float">
            <text:p>-0,189650603442433</text:p>
          </table:table-cell>
          <table:table-cell table:formula="of:=NORMINV(RAND();0;2)" office:value-type="float" office:value="-1.73101976023037" calcext:value-type="float">
            <text:p>-1,73101976023037</text:p>
          </table:table-cell>
          <table:table-cell table:formula="of:=NORMINV(RAND();0;2)" office:value-type="float" office:value="-4.53951371469716" calcext:value-type="float">
            <text:p>-4,53951371469716</text:p>
          </table:table-cell>
          <table:table-cell table:formula="of:=NORMINV(RAND();0;2)" office:value-type="float" office:value="-3.20830944176743" calcext:value-type="float">
            <text:p>-3,20830944176743</text:p>
          </table:table-cell>
          <table:table-cell table:formula="of:=NORMINV(RAND();0;2)" office:value-type="float" office:value="-0.9291435485845" calcext:value-type="float">
            <text:p>-0,9291435485845</text:p>
          </table:table-cell>
          <table:table-cell table:formula="of:=NORMINV(RAND();0;2)" office:value-type="float" office:value="-3.77538359605152" calcext:value-type="float">
            <text:p>-3,77538359605152</text:p>
          </table:table-cell>
          <table:table-cell table:formula="of:=NORMINV(RAND();0;2)" office:value-type="float" office:value="-2.07399492351278" calcext:value-type="float">
            <text:p>-2,07399492351278</text:p>
          </table:table-cell>
          <table:table-cell table:formula="of:=NORMINV(RAND();0;2)" office:value-type="float" office:value="-3.54785753092807" calcext:value-type="float">
            <text:p>-3,54785753092807</text:p>
          </table:table-cell>
          <table:table-cell table:formula="of:=NORMINV(RAND();0;2)" office:value-type="float" office:value="-4.32764810014506" calcext:value-type="float">
            <text:p>-4,32764810014506</text:p>
          </table:table-cell>
          <table:table-cell table:formula="of:=NORMINV(RAND();0;2)" office:value-type="float" office:value="-1.08004481123147" calcext:value-type="float">
            <text:p>-1,08004481123147</text:p>
          </table:table-cell>
          <table:table-cell table:formula="of:=AVERAGE([.B306:.K306])" office:value-type="float" office:value="-2.54025660305908" calcext:value-type="float">
            <text:p>-2,54025660305908</text:p>
          </table:table-cell>
          <table:table-cell table:formula="of:=COM.MICROSOFT.VAR.S([.B306:.K306])" office:value-type="float" office:value="2.36715631273192" calcext:value-type="float">
            <text:p>2,36715631273192</text:p>
          </table:table-cell>
          <table:table-cell table:formula="of:=COM.MICROSOFT.VAR.P([.B306:.K306])" office:value-type="float" office:value="2.13044068145873" calcext:value-type="float">
            <text:p>2,1304406814587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NORMINV(RAND();0;2)" office:value-type="float" office:value="3.50338692814536" calcext:value-type="float">
            <text:p>3,50338692814536</text:p>
          </table:table-cell>
          <table:table-cell table:formula="of:=NORMINV(RAND();0;2)" office:value-type="float" office:value="-3.03650282622936" calcext:value-type="float">
            <text:p>-3,03650282622936</text:p>
          </table:table-cell>
          <table:table-cell table:formula="of:=NORMINV(RAND();0;2)" office:value-type="float" office:value="-0.0794532262301594" calcext:value-type="float">
            <text:p>-0,079453226230159</text:p>
          </table:table-cell>
          <table:table-cell table:formula="of:=NORMINV(RAND();0;2)" office:value-type="float" office:value="2.5663923247551" calcext:value-type="float">
            <text:p>2,5663923247551</text:p>
          </table:table-cell>
          <table:table-cell table:formula="of:=NORMINV(RAND();0;2)" office:value-type="float" office:value="-0.471576523691012" calcext:value-type="float">
            <text:p>-0,471576523691012</text:p>
          </table:table-cell>
          <table:table-cell table:formula="of:=NORMINV(RAND();0;2)" office:value-type="float" office:value="-3.49232676861274" calcext:value-type="float">
            <text:p>-3,49232676861274</text:p>
          </table:table-cell>
          <table:table-cell table:formula="of:=NORMINV(RAND();0;2)" office:value-type="float" office:value="-1.72316251653219" calcext:value-type="float">
            <text:p>-1,72316251653219</text:p>
          </table:table-cell>
          <table:table-cell table:formula="of:=NORMINV(RAND();0;2)" office:value-type="float" office:value="-1.06000071680985" calcext:value-type="float">
            <text:p>-1,06000071680985</text:p>
          </table:table-cell>
          <table:table-cell table:formula="of:=NORMINV(RAND();0;2)" office:value-type="float" office:value="-0.623782650664956" calcext:value-type="float">
            <text:p>-0,623782650664956</text:p>
          </table:table-cell>
          <table:table-cell table:formula="of:=NORMINV(RAND();0;2)" office:value-type="float" office:value="1.82807636348494" calcext:value-type="float">
            <text:p>1,82807636348494</text:p>
          </table:table-cell>
          <table:table-cell table:formula="of:=AVERAGE([.B307:.K307])" office:value-type="float" office:value="-0.258894961238486" calcext:value-type="float">
            <text:p>-0,258894961238486</text:p>
          </table:table-cell>
          <table:table-cell table:formula="of:=COM.MICROSOFT.VAR.S([.B307:.K307])" office:value-type="float" office:value="5.29545277696219" calcext:value-type="float">
            <text:p>5,29545277696219</text:p>
          </table:table-cell>
          <table:table-cell table:formula="of:=COM.MICROSOFT.VAR.P([.B307:.K307])" office:value-type="float" office:value="4.76590749926597" calcext:value-type="float">
            <text:p>4,7659074992659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NORMINV(RAND();0;2)" office:value-type="float" office:value="0.471458690048154" calcext:value-type="float">
            <text:p>0,471458690048154</text:p>
          </table:table-cell>
          <table:table-cell table:formula="of:=NORMINV(RAND();0;2)" office:value-type="float" office:value="2.10228054065735" calcext:value-type="float">
            <text:p>2,10228054065735</text:p>
          </table:table-cell>
          <table:table-cell table:formula="of:=NORMINV(RAND();0;2)" office:value-type="float" office:value="2.25909091028789" calcext:value-type="float">
            <text:p>2,25909091028789</text:p>
          </table:table-cell>
          <table:table-cell table:formula="of:=NORMINV(RAND();0;2)" office:value-type="float" office:value="-1.46233787830228" calcext:value-type="float">
            <text:p>-1,46233787830228</text:p>
          </table:table-cell>
          <table:table-cell table:formula="of:=NORMINV(RAND();0;2)" office:value-type="float" office:value="0.0263750875752015" calcext:value-type="float">
            <text:p>0,026375087575202</text:p>
          </table:table-cell>
          <table:table-cell table:formula="of:=NORMINV(RAND();0;2)" office:value-type="float" office:value="-0.903737572018049" calcext:value-type="float">
            <text:p>-0,903737572018049</text:p>
          </table:table-cell>
          <table:table-cell table:formula="of:=NORMINV(RAND();0;2)" office:value-type="float" office:value="-1.20072266514977" calcext:value-type="float">
            <text:p>-1,20072266514977</text:p>
          </table:table-cell>
          <table:table-cell table:formula="of:=NORMINV(RAND();0;2)" office:value-type="float" office:value="-1.9766449206132" calcext:value-type="float">
            <text:p>-1,9766449206132</text:p>
          </table:table-cell>
          <table:table-cell table:formula="of:=NORMINV(RAND();0;2)" office:value-type="float" office:value="0.532402247618893" calcext:value-type="float">
            <text:p>0,532402247618893</text:p>
          </table:table-cell>
          <table:table-cell table:formula="of:=NORMINV(RAND();0;2)" office:value-type="float" office:value="-0.569543980826821" calcext:value-type="float">
            <text:p>-0,569543980826821</text:p>
          </table:table-cell>
          <table:table-cell table:formula="of:=AVERAGE([.B308:.K308])" office:value-type="float" office:value="-0.0721379540722621" calcext:value-type="float">
            <text:p>-0,072137954072262</text:p>
          </table:table-cell>
          <table:table-cell table:formula="of:=COM.MICROSOFT.VAR.S([.B308:.K308])" office:value-type="float" office:value="2.06731905995687" calcext:value-type="float">
            <text:p>2,06731905995687</text:p>
          </table:table-cell>
          <table:table-cell table:formula="of:=COM.MICROSOFT.VAR.P([.B308:.K308])" office:value-type="float" office:value="1.86058715396119" calcext:value-type="float">
            <text:p>1,86058715396119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NORMINV(RAND();0;2)" office:value-type="float" office:value="2.91358071267748" calcext:value-type="float">
            <text:p>2,91358071267748</text:p>
          </table:table-cell>
          <table:table-cell table:formula="of:=NORMINV(RAND();0;2)" office:value-type="float" office:value="-2.61279761767635" calcext:value-type="float">
            <text:p>-2,61279761767635</text:p>
          </table:table-cell>
          <table:table-cell table:formula="of:=NORMINV(RAND();0;2)" office:value-type="float" office:value="2.14709005493963" calcext:value-type="float">
            <text:p>2,14709005493963</text:p>
          </table:table-cell>
          <table:table-cell table:formula="of:=NORMINV(RAND();0;2)" office:value-type="float" office:value="-1.78826836325317" calcext:value-type="float">
            <text:p>-1,78826836325317</text:p>
          </table:table-cell>
          <table:table-cell table:formula="of:=NORMINV(RAND();0;2)" office:value-type="float" office:value="1.02872105828716" calcext:value-type="float">
            <text:p>1,02872105828716</text:p>
          </table:table-cell>
          <table:table-cell table:formula="of:=NORMINV(RAND();0;2)" office:value-type="float" office:value="-1.65340874173952" calcext:value-type="float">
            <text:p>-1,65340874173952</text:p>
          </table:table-cell>
          <table:table-cell table:formula="of:=NORMINV(RAND();0;2)" office:value-type="float" office:value="-1.56329792903461" calcext:value-type="float">
            <text:p>-1,56329792903461</text:p>
          </table:table-cell>
          <table:table-cell table:formula="of:=NORMINV(RAND();0;2)" office:value-type="float" office:value="-0.433729569362281" calcext:value-type="float">
            <text:p>-0,433729569362281</text:p>
          </table:table-cell>
          <table:table-cell table:formula="of:=NORMINV(RAND();0;2)" office:value-type="float" office:value="-1.19775024904222" calcext:value-type="float">
            <text:p>-1,19775024904222</text:p>
          </table:table-cell>
          <table:table-cell table:formula="of:=NORMINV(RAND();0;2)" office:value-type="float" office:value="-1.82152656254202" calcext:value-type="float">
            <text:p>-1,82152656254202</text:p>
          </table:table-cell>
          <table:table-cell table:formula="of:=AVERAGE([.B309:.K309])" office:value-type="float" office:value="-0.498138720674592" calcext:value-type="float">
            <text:p>-0,498138720674592</text:p>
          </table:table-cell>
          <table:table-cell table:formula="of:=COM.MICROSOFT.VAR.S([.B309:.K309])" office:value-type="float" office:value="3.53541727414613" calcext:value-type="float">
            <text:p>3,53541727414613</text:p>
          </table:table-cell>
          <table:table-cell table:formula="of:=COM.MICROSOFT.VAR.P([.B309:.K309])" office:value-type="float" office:value="3.18187554673151" calcext:value-type="float">
            <text:p>3,1818755467315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NORMINV(RAND();0;2)" office:value-type="float" office:value="-2.74582488755712" calcext:value-type="float">
            <text:p>-2,74582488755712</text:p>
          </table:table-cell>
          <table:table-cell table:formula="of:=NORMINV(RAND();0;2)" office:value-type="float" office:value="2.57009134259735" calcext:value-type="float">
            <text:p>2,57009134259735</text:p>
          </table:table-cell>
          <table:table-cell table:formula="of:=NORMINV(RAND();0;2)" office:value-type="float" office:value="-0.0272254869327929" calcext:value-type="float">
            <text:p>-0,027225486932793</text:p>
          </table:table-cell>
          <table:table-cell table:formula="of:=NORMINV(RAND();0;2)" office:value-type="float" office:value="2.71278558506016" calcext:value-type="float">
            <text:p>2,71278558506016</text:p>
          </table:table-cell>
          <table:table-cell table:formula="of:=NORMINV(RAND();0;2)" office:value-type="float" office:value="0.427575259538647" calcext:value-type="float">
            <text:p>0,427575259538647</text:p>
          </table:table-cell>
          <table:table-cell table:formula="of:=NORMINV(RAND();0;2)" office:value-type="float" office:value="-0.961775116862919" calcext:value-type="float">
            <text:p>-0,961775116862919</text:p>
          </table:table-cell>
          <table:table-cell table:formula="of:=NORMINV(RAND();0;2)" office:value-type="float" office:value="1.69277942381071" calcext:value-type="float">
            <text:p>1,69277942381071</text:p>
          </table:table-cell>
          <table:table-cell table:formula="of:=NORMINV(RAND();0;2)" office:value-type="float" office:value="0.121145465835218" calcext:value-type="float">
            <text:p>0,121145465835218</text:p>
          </table:table-cell>
          <table:table-cell table:formula="of:=NORMINV(RAND();0;2)" office:value-type="float" office:value="-0.907929924691417" calcext:value-type="float">
            <text:p>-0,907929924691417</text:p>
          </table:table-cell>
          <table:table-cell table:formula="of:=NORMINV(RAND();0;2)" office:value-type="float" office:value="-2.29219357211545" calcext:value-type="float">
            <text:p>-2,29219357211545</text:p>
          </table:table-cell>
          <table:table-cell table:formula="of:=AVERAGE([.B310:.K310])" office:value-type="float" office:value="0.0589428088682373" calcext:value-type="float">
            <text:p>0,058942808868237</text:p>
          </table:table-cell>
          <table:table-cell table:formula="of:=COM.MICROSOFT.VAR.S([.B310:.K310])" office:value-type="float" office:value="3.50406962585013" calcext:value-type="float">
            <text:p>3,50406962585013</text:p>
          </table:table-cell>
          <table:table-cell table:formula="of:=COM.MICROSOFT.VAR.P([.B310:.K310])" office:value-type="float" office:value="3.15366266326512" calcext:value-type="float">
            <text:p>3,15366266326512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NORMINV(RAND();0;2)" office:value-type="float" office:value="3.54613405841693" calcext:value-type="float">
            <text:p>3,54613405841693</text:p>
          </table:table-cell>
          <table:table-cell table:formula="of:=NORMINV(RAND();0;2)" office:value-type="float" office:value="-2.14239061839345" calcext:value-type="float">
            <text:p>-2,14239061839345</text:p>
          </table:table-cell>
          <table:table-cell table:formula="of:=NORMINV(RAND();0;2)" office:value-type="float" office:value="0.294978578564815" calcext:value-type="float">
            <text:p>0,294978578564815</text:p>
          </table:table-cell>
          <table:table-cell table:formula="of:=NORMINV(RAND();0;2)" office:value-type="float" office:value="-3.3092565611369" calcext:value-type="float">
            <text:p>-3,3092565611369</text:p>
          </table:table-cell>
          <table:table-cell table:formula="of:=NORMINV(RAND();0;2)" office:value-type="float" office:value="5.07165141664183" calcext:value-type="float">
            <text:p>5,07165141664183</text:p>
          </table:table-cell>
          <table:table-cell table:formula="of:=NORMINV(RAND();0;2)" office:value-type="float" office:value="-1.12244277856728" calcext:value-type="float">
            <text:p>-1,12244277856728</text:p>
          </table:table-cell>
          <table:table-cell table:formula="of:=NORMINV(RAND();0;2)" office:value-type="float" office:value="0.877108644500911" calcext:value-type="float">
            <text:p>0,877108644500911</text:p>
          </table:table-cell>
          <table:table-cell table:formula="of:=NORMINV(RAND();0;2)" office:value-type="float" office:value="-3.3355626547558" calcext:value-type="float">
            <text:p>-3,3355626547558</text:p>
          </table:table-cell>
          <table:table-cell table:formula="of:=NORMINV(RAND();0;2)" office:value-type="float" office:value="2.5496009204677" calcext:value-type="float">
            <text:p>2,5496009204677</text:p>
          </table:table-cell>
          <table:table-cell table:formula="of:=NORMINV(RAND();0;2)" office:value-type="float" office:value="-0.0753083780408217" calcext:value-type="float">
            <text:p>-0,075308378040822</text:p>
          </table:table-cell>
          <table:table-cell table:formula="of:=AVERAGE([.B311:.K311])" office:value-type="float" office:value="0.235451262769792" calcext:value-type="float">
            <text:p>0,235451262769792</text:p>
          </table:table-cell>
          <table:table-cell table:formula="of:=COM.MICROSOFT.VAR.S([.B311:.K311])" office:value-type="float" office:value="8.11463139849792" calcext:value-type="float">
            <text:p>8,11463139849792</text:p>
          </table:table-cell>
          <table:table-cell table:formula="of:=COM.MICROSOFT.VAR.P([.B311:.K311])" office:value-type="float" office:value="7.30316825864812" calcext:value-type="float">
            <text:p>7,3031682586481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NORMINV(RAND();0;2)" office:value-type="float" office:value="2.81549445128973" calcext:value-type="float">
            <text:p>2,81549445128973</text:p>
          </table:table-cell>
          <table:table-cell table:formula="of:=NORMINV(RAND();0;2)" office:value-type="float" office:value="-1.39171679972836" calcext:value-type="float">
            <text:p>-1,39171679972836</text:p>
          </table:table-cell>
          <table:table-cell table:formula="of:=NORMINV(RAND();0;2)" office:value-type="float" office:value="-0.721313230892634" calcext:value-type="float">
            <text:p>-0,721313230892634</text:p>
          </table:table-cell>
          <table:table-cell table:formula="of:=NORMINV(RAND();0;2)" office:value-type="float" office:value="0.399591303926718" calcext:value-type="float">
            <text:p>0,399591303926718</text:p>
          </table:table-cell>
          <table:table-cell table:formula="of:=NORMINV(RAND();0;2)" office:value-type="float" office:value="-1.36337052083963" calcext:value-type="float">
            <text:p>-1,36337052083963</text:p>
          </table:table-cell>
          <table:table-cell table:formula="of:=NORMINV(RAND();0;2)" office:value-type="float" office:value="-1.14038057208214" calcext:value-type="float">
            <text:p>-1,14038057208214</text:p>
          </table:table-cell>
          <table:table-cell table:formula="of:=NORMINV(RAND();0;2)" office:value-type="float" office:value="0.368932244392637" calcext:value-type="float">
            <text:p>0,368932244392637</text:p>
          </table:table-cell>
          <table:table-cell table:formula="of:=NORMINV(RAND();0;2)" office:value-type="float" office:value="2.1685181240742" calcext:value-type="float">
            <text:p>2,1685181240742</text:p>
          </table:table-cell>
          <table:table-cell table:formula="of:=NORMINV(RAND();0;2)" office:value-type="float" office:value="0.475442657333353" calcext:value-type="float">
            <text:p>0,475442657333353</text:p>
          </table:table-cell>
          <table:table-cell table:formula="of:=NORMINV(RAND();0;2)" office:value-type="float" office:value="-2.82129528250283" calcext:value-type="float">
            <text:p>-2,82129528250283</text:p>
          </table:table-cell>
          <table:table-cell table:formula="of:=AVERAGE([.B312:.K312])" office:value-type="float" office:value="-0.121009762502896" calcext:value-type="float">
            <text:p>-0,121009762502896</text:p>
          </table:table-cell>
          <table:table-cell table:formula="of:=COM.MICROSOFT.VAR.S([.B312:.K312])" office:value-type="float" office:value="2.9534442988963" calcext:value-type="float">
            <text:p>2,9534442988963</text:p>
          </table:table-cell>
          <table:table-cell table:formula="of:=COM.MICROSOFT.VAR.P([.B312:.K312])" office:value-type="float" office:value="2.65809986900667" calcext:value-type="float">
            <text:p>2,6580998690066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NORMINV(RAND();0;2)" office:value-type="float" office:value="1.75853081394544" calcext:value-type="float">
            <text:p>1,75853081394544</text:p>
          </table:table-cell>
          <table:table-cell table:formula="of:=NORMINV(RAND();0;2)" office:value-type="float" office:value="1.88517334721047" calcext:value-type="float">
            <text:p>1,88517334721047</text:p>
          </table:table-cell>
          <table:table-cell table:formula="of:=NORMINV(RAND();0;2)" office:value-type="float" office:value="-2.11882875662965" calcext:value-type="float">
            <text:p>-2,11882875662965</text:p>
          </table:table-cell>
          <table:table-cell table:formula="of:=NORMINV(RAND();0;2)" office:value-type="float" office:value="3.08774838152171" calcext:value-type="float">
            <text:p>3,08774838152171</text:p>
          </table:table-cell>
          <table:table-cell table:formula="of:=NORMINV(RAND();0;2)" office:value-type="float" office:value="2.38339500745483" calcext:value-type="float">
            <text:p>2,38339500745483</text:p>
          </table:table-cell>
          <table:table-cell table:formula="of:=NORMINV(RAND();0;2)" office:value-type="float" office:value="1.33159694097394" calcext:value-type="float">
            <text:p>1,33159694097394</text:p>
          </table:table-cell>
          <table:table-cell table:formula="of:=NORMINV(RAND();0;2)" office:value-type="float" office:value="-2.23700746581521" calcext:value-type="float">
            <text:p>-2,23700746581521</text:p>
          </table:table-cell>
          <table:table-cell table:formula="of:=NORMINV(RAND();0;2)" office:value-type="float" office:value="-1.60470958948835" calcext:value-type="float">
            <text:p>-1,60470958948835</text:p>
          </table:table-cell>
          <table:table-cell table:formula="of:=NORMINV(RAND();0;2)" office:value-type="float" office:value="1.36056929551254" calcext:value-type="float">
            <text:p>1,36056929551254</text:p>
          </table:table-cell>
          <table:table-cell table:formula="of:=NORMINV(RAND();0;2)" office:value-type="float" office:value="0.992213800002428" calcext:value-type="float">
            <text:p>0,992213800002428</text:p>
          </table:table-cell>
          <table:table-cell table:formula="of:=AVERAGE([.B313:.K313])" office:value-type="float" office:value="0.683868177468816" calcext:value-type="float">
            <text:p>0,683868177468816</text:p>
          </table:table-cell>
          <table:table-cell table:formula="of:=COM.MICROSOFT.VAR.S([.B313:.K313])" office:value-type="float" office:value="3.76242579720902" calcext:value-type="float">
            <text:p>3,76242579720902</text:p>
          </table:table-cell>
          <table:table-cell table:formula="of:=COM.MICROSOFT.VAR.P([.B313:.K313])" office:value-type="float" office:value="3.38618321748812" calcext:value-type="float">
            <text:p>3,38618321748812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NORMINV(RAND();0;2)" office:value-type="float" office:value="4.08273131327954" calcext:value-type="float">
            <text:p>4,08273131327954</text:p>
          </table:table-cell>
          <table:table-cell table:formula="of:=NORMINV(RAND();0;2)" office:value-type="float" office:value="-1.06967306359499" calcext:value-type="float">
            <text:p>-1,06967306359499</text:p>
          </table:table-cell>
          <table:table-cell table:formula="of:=NORMINV(RAND();0;2)" office:value-type="float" office:value="0.89413307840687" calcext:value-type="float">
            <text:p>0,89413307840687</text:p>
          </table:table-cell>
          <table:table-cell table:formula="of:=NORMINV(RAND();0;2)" office:value-type="float" office:value="-0.490262676665388" calcext:value-type="float">
            <text:p>-0,490262676665388</text:p>
          </table:table-cell>
          <table:table-cell table:formula="of:=NORMINV(RAND();0;2)" office:value-type="float" office:value="-1.27840412806722" calcext:value-type="float">
            <text:p>-1,27840412806722</text:p>
          </table:table-cell>
          <table:table-cell table:formula="of:=NORMINV(RAND();0;2)" office:value-type="float" office:value="-0.661861890207581" calcext:value-type="float">
            <text:p>-0,661861890207581</text:p>
          </table:table-cell>
          <table:table-cell table:formula="of:=NORMINV(RAND();0;2)" office:value-type="float" office:value="-0.832492451810383" calcext:value-type="float">
            <text:p>-0,832492451810383</text:p>
          </table:table-cell>
          <table:table-cell table:formula="of:=NORMINV(RAND();0;2)" office:value-type="float" office:value="-0.245926597628946" calcext:value-type="float">
            <text:p>-0,245926597628946</text:p>
          </table:table-cell>
          <table:table-cell table:formula="of:=NORMINV(RAND();0;2)" office:value-type="float" office:value="-2.47819209225207" calcext:value-type="float">
            <text:p>-2,47819209225207</text:p>
          </table:table-cell>
          <table:table-cell table:formula="of:=NORMINV(RAND();0;2)" office:value-type="float" office:value="-1.13760478284047" calcext:value-type="float">
            <text:p>-1,13760478284047</text:p>
          </table:table-cell>
          <table:table-cell table:formula="of:=AVERAGE([.B314:.K314])" office:value-type="float" office:value="-0.321755329138063" calcext:value-type="float">
            <text:p>-0,321755329138063</text:p>
          </table:table-cell>
          <table:table-cell table:formula="of:=COM.MICROSOFT.VAR.S([.B314:.K314])" office:value-type="float" office:value="3.11988272370136" calcext:value-type="float">
            <text:p>3,11988272370136</text:p>
          </table:table-cell>
          <table:table-cell table:formula="of:=COM.MICROSOFT.VAR.P([.B314:.K314])" office:value-type="float" office:value="2.80789445133123" calcext:value-type="float">
            <text:p>2,8078944513312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NORMINV(RAND();0;2)" office:value-type="float" office:value="1.84952409225058" calcext:value-type="float">
            <text:p>1,84952409225058</text:p>
          </table:table-cell>
          <table:table-cell table:formula="of:=NORMINV(RAND();0;2)" office:value-type="float" office:value="1.49496255900964" calcext:value-type="float">
            <text:p>1,49496255900964</text:p>
          </table:table-cell>
          <table:table-cell table:formula="of:=NORMINV(RAND();0;2)" office:value-type="float" office:value="1.57173096578649" calcext:value-type="float">
            <text:p>1,57173096578649</text:p>
          </table:table-cell>
          <table:table-cell table:formula="of:=NORMINV(RAND();0;2)" office:value-type="float" office:value="0.435451801970108" calcext:value-type="float">
            <text:p>0,435451801970108</text:p>
          </table:table-cell>
          <table:table-cell table:formula="of:=NORMINV(RAND();0;2)" office:value-type="float" office:value="1.42648329719767" calcext:value-type="float">
            <text:p>1,42648329719767</text:p>
          </table:table-cell>
          <table:table-cell table:formula="of:=NORMINV(RAND();0;2)" office:value-type="float" office:value="-2.58615168469648" calcext:value-type="float">
            <text:p>-2,58615168469648</text:p>
          </table:table-cell>
          <table:table-cell table:formula="of:=NORMINV(RAND();0;2)" office:value-type="float" office:value="1.93284703733074" calcext:value-type="float">
            <text:p>1,93284703733074</text:p>
          </table:table-cell>
          <table:table-cell table:formula="of:=NORMINV(RAND();0;2)" office:value-type="float" office:value="-0.802900899747294" calcext:value-type="float">
            <text:p>-0,802900899747294</text:p>
          </table:table-cell>
          <table:table-cell table:formula="of:=NORMINV(RAND();0;2)" office:value-type="float" office:value="-2.7220818555141" calcext:value-type="float">
            <text:p>-2,7220818555141</text:p>
          </table:table-cell>
          <table:table-cell table:formula="of:=NORMINV(RAND();0;2)" office:value-type="float" office:value="1.86846775711256" calcext:value-type="float">
            <text:p>1,86846775711256</text:p>
          </table:table-cell>
          <table:table-cell table:formula="of:=AVERAGE([.B315:.K315])" office:value-type="float" office:value="0.446833307069992" calcext:value-type="float">
            <text:p>0,446833307069992</text:p>
          </table:table-cell>
          <table:table-cell table:formula="of:=COM.MICROSOFT.VAR.S([.B315:.K315])" office:value-type="float" office:value="3.36927699152222" calcext:value-type="float">
            <text:p>3,36927699152222</text:p>
          </table:table-cell>
          <table:table-cell table:formula="of:=COM.MICROSOFT.VAR.P([.B315:.K315])" office:value-type="float" office:value="3.03234929237" calcext:value-type="float">
            <text:p>3,0323492923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NORMINV(RAND();0;2)" office:value-type="float" office:value="3.06627648732129" calcext:value-type="float">
            <text:p>3,06627648732129</text:p>
          </table:table-cell>
          <table:table-cell table:formula="of:=NORMINV(RAND();0;2)" office:value-type="float" office:value="2.02355314518032" calcext:value-type="float">
            <text:p>2,02355314518032</text:p>
          </table:table-cell>
          <table:table-cell table:formula="of:=NORMINV(RAND();0;2)" office:value-type="float" office:value="-4.17115258071987" calcext:value-type="float">
            <text:p>-4,17115258071987</text:p>
          </table:table-cell>
          <table:table-cell table:formula="of:=NORMINV(RAND();0;2)" office:value-type="float" office:value="1.66986903833612" calcext:value-type="float">
            <text:p>1,66986903833612</text:p>
          </table:table-cell>
          <table:table-cell table:formula="of:=NORMINV(RAND();0;2)" office:value-type="float" office:value="7.05014746762742" calcext:value-type="float">
            <text:p>7,05014746762742</text:p>
          </table:table-cell>
          <table:table-cell table:formula="of:=NORMINV(RAND();0;2)" office:value-type="float" office:value="2.71014235149931" calcext:value-type="float">
            <text:p>2,71014235149931</text:p>
          </table:table-cell>
          <table:table-cell table:formula="of:=NORMINV(RAND();0;2)" office:value-type="float" office:value="-0.885435912100341" calcext:value-type="float">
            <text:p>-0,885435912100341</text:p>
          </table:table-cell>
          <table:table-cell table:formula="of:=NORMINV(RAND();0;2)" office:value-type="float" office:value="1.81757174182063" calcext:value-type="float">
            <text:p>1,81757174182063</text:p>
          </table:table-cell>
          <table:table-cell table:formula="of:=NORMINV(RAND();0;2)" office:value-type="float" office:value="2.98749696050128" calcext:value-type="float">
            <text:p>2,98749696050128</text:p>
          </table:table-cell>
          <table:table-cell table:formula="of:=NORMINV(RAND();0;2)" office:value-type="float" office:value="1.11100030995092" calcext:value-type="float">
            <text:p>1,11100030995092</text:p>
          </table:table-cell>
          <table:table-cell table:formula="of:=AVERAGE([.B316:.K316])" office:value-type="float" office:value="1.73794690094171" calcext:value-type="float">
            <text:p>1,73794690094171</text:p>
          </table:table-cell>
          <table:table-cell table:formula="of:=COM.MICROSOFT.VAR.S([.B316:.K316])" office:value-type="float" office:value="8.30840838105335" calcext:value-type="float">
            <text:p>8,30840838105335</text:p>
          </table:table-cell>
          <table:table-cell table:formula="of:=COM.MICROSOFT.VAR.P([.B316:.K316])" office:value-type="float" office:value="7.47756754294801" calcext:value-type="float">
            <text:p>7,4775675429480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NORMINV(RAND();0;2)" office:value-type="float" office:value="-2.10666241294904" calcext:value-type="float">
            <text:p>-2,10666241294904</text:p>
          </table:table-cell>
          <table:table-cell table:formula="of:=NORMINV(RAND();0;2)" office:value-type="float" office:value="-3.03998709849199" calcext:value-type="float">
            <text:p>-3,03998709849199</text:p>
          </table:table-cell>
          <table:table-cell table:formula="of:=NORMINV(RAND();0;2)" office:value-type="float" office:value="1.47872758671162" calcext:value-type="float">
            <text:p>1,47872758671162</text:p>
          </table:table-cell>
          <table:table-cell table:formula="of:=NORMINV(RAND();0;2)" office:value-type="float" office:value="3.98811952123381" calcext:value-type="float">
            <text:p>3,98811952123381</text:p>
          </table:table-cell>
          <table:table-cell table:formula="of:=NORMINV(RAND();0;2)" office:value-type="float" office:value="-3.00452935338307" calcext:value-type="float">
            <text:p>-3,00452935338307</text:p>
          </table:table-cell>
          <table:table-cell table:formula="of:=NORMINV(RAND();0;2)" office:value-type="float" office:value="-1.90324944183032" calcext:value-type="float">
            <text:p>-1,90324944183032</text:p>
          </table:table-cell>
          <table:table-cell table:formula="of:=NORMINV(RAND();0;2)" office:value-type="float" office:value="-0.420062871776431" calcext:value-type="float">
            <text:p>-0,420062871776431</text:p>
          </table:table-cell>
          <table:table-cell table:formula="of:=NORMINV(RAND();0;2)" office:value-type="float" office:value="-2.9297277928876" calcext:value-type="float">
            <text:p>-2,9297277928876</text:p>
          </table:table-cell>
          <table:table-cell table:formula="of:=NORMINV(RAND();0;2)" office:value-type="float" office:value="0.576441894991098" calcext:value-type="float">
            <text:p>0,576441894991098</text:p>
          </table:table-cell>
          <table:table-cell table:formula="of:=NORMINV(RAND();0;2)" office:value-type="float" office:value="1.73318875734953" calcext:value-type="float">
            <text:p>1,73318875734953</text:p>
          </table:table-cell>
          <table:table-cell table:formula="of:=AVERAGE([.B317:.K317])" office:value-type="float" office:value="-0.562774121103241" calcext:value-type="float">
            <text:p>-0,562774121103241</text:p>
          </table:table-cell>
          <table:table-cell table:formula="of:=COM.MICROSOFT.VAR.S([.B317:.K317])" office:value-type="float" office:value="5.92774165726418" calcext:value-type="float">
            <text:p>5,92774165726418</text:p>
          </table:table-cell>
          <table:table-cell table:formula="of:=COM.MICROSOFT.VAR.P([.B317:.K317])" office:value-type="float" office:value="5.33496749153777" calcext:value-type="float">
            <text:p>5,3349674915377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NORMINV(RAND();0;2)" office:value-type="float" office:value="-0.544717290556607" calcext:value-type="float">
            <text:p>-0,544717290556607</text:p>
          </table:table-cell>
          <table:table-cell table:formula="of:=NORMINV(RAND();0;2)" office:value-type="float" office:value="-1.34375223706804" calcext:value-type="float">
            <text:p>-1,34375223706804</text:p>
          </table:table-cell>
          <table:table-cell table:formula="of:=NORMINV(RAND();0;2)" office:value-type="float" office:value="-2.70713097398193" calcext:value-type="float">
            <text:p>-2,70713097398193</text:p>
          </table:table-cell>
          <table:table-cell table:formula="of:=NORMINV(RAND();0;2)" office:value-type="float" office:value="-0.228182551999446" calcext:value-type="float">
            <text:p>-0,228182551999446</text:p>
          </table:table-cell>
          <table:table-cell table:formula="of:=NORMINV(RAND();0;2)" office:value-type="float" office:value="-1.67233698971849" calcext:value-type="float">
            <text:p>-1,67233698971849</text:p>
          </table:table-cell>
          <table:table-cell table:formula="of:=NORMINV(RAND();0;2)" office:value-type="float" office:value="-1.24806445569278" calcext:value-type="float">
            <text:p>-1,24806445569278</text:p>
          </table:table-cell>
          <table:table-cell table:formula="of:=NORMINV(RAND();0;2)" office:value-type="float" office:value="-0.236901506997495" calcext:value-type="float">
            <text:p>-0,236901506997495</text:p>
          </table:table-cell>
          <table:table-cell table:formula="of:=NORMINV(RAND();0;2)" office:value-type="float" office:value="-1.8987594222457" calcext:value-type="float">
            <text:p>-1,8987594222457</text:p>
          </table:table-cell>
          <table:table-cell table:formula="of:=NORMINV(RAND();0;2)" office:value-type="float" office:value="3.75555386213594" calcext:value-type="float">
            <text:p>3,75555386213594</text:p>
          </table:table-cell>
          <table:table-cell table:formula="of:=NORMINV(RAND();0;2)" office:value-type="float" office:value="-2.26548954127611" calcext:value-type="float">
            <text:p>-2,26548954127611</text:p>
          </table:table-cell>
          <table:table-cell table:formula="of:=AVERAGE([.B318:.K318])" office:value-type="float" office:value="-0.838978110740066" calcext:value-type="float">
            <text:p>-0,838978110740066</text:p>
          </table:table-cell>
          <table:table-cell table:formula="of:=COM.MICROSOFT.VAR.S([.B318:.K318])" office:value-type="float" office:value="3.29962032432677" calcext:value-type="float">
            <text:p>3,29962032432677</text:p>
          </table:table-cell>
          <table:table-cell table:formula="of:=COM.MICROSOFT.VAR.P([.B318:.K318])" office:value-type="float" office:value="2.96965829189409" calcext:value-type="float">
            <text:p>2,9696582918940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NORMINV(RAND();0;2)" office:value-type="float" office:value="2.0225267217743" calcext:value-type="float">
            <text:p>2,0225267217743</text:p>
          </table:table-cell>
          <table:table-cell table:formula="of:=NORMINV(RAND();0;2)" office:value-type="float" office:value="2.44577336768" calcext:value-type="float">
            <text:p>2,44577336768</text:p>
          </table:table-cell>
          <table:table-cell table:formula="of:=NORMINV(RAND();0;2)" office:value-type="float" office:value="3.62592768796585" calcext:value-type="float">
            <text:p>3,62592768796585</text:p>
          </table:table-cell>
          <table:table-cell table:formula="of:=NORMINV(RAND();0;2)" office:value-type="float" office:value="-0.560662195026931" calcext:value-type="float">
            <text:p>-0,560662195026931</text:p>
          </table:table-cell>
          <table:table-cell table:formula="of:=NORMINV(RAND();0;2)" office:value-type="float" office:value="1.1375471531171" calcext:value-type="float">
            <text:p>1,1375471531171</text:p>
          </table:table-cell>
          <table:table-cell table:formula="of:=NORMINV(RAND();0;2)" office:value-type="float" office:value="-0.928720702884109" calcext:value-type="float">
            <text:p>-0,928720702884109</text:p>
          </table:table-cell>
          <table:table-cell table:formula="of:=NORMINV(RAND();0;2)" office:value-type="float" office:value="-5.70422917211598" calcext:value-type="float">
            <text:p>-5,70422917211598</text:p>
          </table:table-cell>
          <table:table-cell table:formula="of:=NORMINV(RAND();0;2)" office:value-type="float" office:value="2.45822797627584" calcext:value-type="float">
            <text:p>2,45822797627584</text:p>
          </table:table-cell>
          <table:table-cell table:formula="of:=NORMINV(RAND();0;2)" office:value-type="float" office:value="-1.14900301527075" calcext:value-type="float">
            <text:p>-1,14900301527075</text:p>
          </table:table-cell>
          <table:table-cell table:formula="of:=NORMINV(RAND();0;2)" office:value-type="float" office:value="0.978973056317108" calcext:value-type="float">
            <text:p>0,978973056317108</text:p>
          </table:table-cell>
          <table:table-cell table:formula="of:=AVERAGE([.B319:.K319])" office:value-type="float" office:value="0.432636087783242" calcext:value-type="float">
            <text:p>0,432636087783242</text:p>
          </table:table-cell>
          <table:table-cell table:formula="of:=COM.MICROSOFT.VAR.S([.B319:.K319])" office:value-type="float" office:value="7.18651362578894" calcext:value-type="float">
            <text:p>7,18651362578894</text:p>
          </table:table-cell>
          <table:table-cell table:formula="of:=COM.MICROSOFT.VAR.P([.B319:.K319])" office:value-type="float" office:value="6.46786226321005" calcext:value-type="float">
            <text:p>6,4678622632100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NORMINV(RAND();0;2)" office:value-type="float" office:value="-1.74190412022792" calcext:value-type="float">
            <text:p>-1,74190412022792</text:p>
          </table:table-cell>
          <table:table-cell table:formula="of:=NORMINV(RAND();0;2)" office:value-type="float" office:value="-0.657473987951473" calcext:value-type="float">
            <text:p>-0,657473987951473</text:p>
          </table:table-cell>
          <table:table-cell table:formula="of:=NORMINV(RAND();0;2)" office:value-type="float" office:value="2.32017501940657" calcext:value-type="float">
            <text:p>2,32017501940657</text:p>
          </table:table-cell>
          <table:table-cell table:formula="of:=NORMINV(RAND();0;2)" office:value-type="float" office:value="-1.60737648973186" calcext:value-type="float">
            <text:p>-1,60737648973186</text:p>
          </table:table-cell>
          <table:table-cell table:formula="of:=NORMINV(RAND();0;2)" office:value-type="float" office:value="2.17900809036363" calcext:value-type="float">
            <text:p>2,17900809036363</text:p>
          </table:table-cell>
          <table:table-cell table:formula="of:=NORMINV(RAND();0;2)" office:value-type="float" office:value="0.59464649078436" calcext:value-type="float">
            <text:p>0,59464649078436</text:p>
          </table:table-cell>
          <table:table-cell table:formula="of:=NORMINV(RAND();0;2)" office:value-type="float" office:value="0.975295037989756" calcext:value-type="float">
            <text:p>0,975295037989756</text:p>
          </table:table-cell>
          <table:table-cell table:formula="of:=NORMINV(RAND();0;2)" office:value-type="float" office:value="1.5887380544911" calcext:value-type="float">
            <text:p>1,5887380544911</text:p>
          </table:table-cell>
          <table:table-cell table:formula="of:=NORMINV(RAND();0;2)" office:value-type="float" office:value="-0.184630088722402" calcext:value-type="float">
            <text:p>-0,184630088722402</text:p>
          </table:table-cell>
          <table:table-cell table:formula="of:=NORMINV(RAND();0;2)" office:value-type="float" office:value="2.04128508079789" calcext:value-type="float">
            <text:p>2,04128508079789</text:p>
          </table:table-cell>
          <table:table-cell table:formula="of:=AVERAGE([.B320:.K320])" office:value-type="float" office:value="0.550776308719964" calcext:value-type="float">
            <text:p>0,550776308719964</text:p>
          </table:table-cell>
          <table:table-cell table:formula="of:=COM.MICROSOFT.VAR.S([.B320:.K320])" office:value-type="float" office:value="2.3530811845985" calcext:value-type="float">
            <text:p>2,3530811845985</text:p>
          </table:table-cell>
          <table:table-cell table:formula="of:=COM.MICROSOFT.VAR.P([.B320:.K320])" office:value-type="float" office:value="2.11777306613865" calcext:value-type="float">
            <text:p>2,1177730661386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NORMINV(RAND();0;2)" office:value-type="float" office:value="-0.50005036935068" calcext:value-type="float">
            <text:p>-0,50005036935068</text:p>
          </table:table-cell>
          <table:table-cell table:formula="of:=NORMINV(RAND();0;2)" office:value-type="float" office:value="-2.59217508887734" calcext:value-type="float">
            <text:p>-2,59217508887734</text:p>
          </table:table-cell>
          <table:table-cell table:formula="of:=NORMINV(RAND();0;2)" office:value-type="float" office:value="-0.504950428849798" calcext:value-type="float">
            <text:p>-0,504950428849798</text:p>
          </table:table-cell>
          <table:table-cell table:formula="of:=NORMINV(RAND();0;2)" office:value-type="float" office:value="-1.91316024346949" calcext:value-type="float">
            <text:p>-1,91316024346949</text:p>
          </table:table-cell>
          <table:table-cell table:formula="of:=NORMINV(RAND();0;2)" office:value-type="float" office:value="4.59631148634939" calcext:value-type="float">
            <text:p>4,59631148634939</text:p>
          </table:table-cell>
          <table:table-cell table:formula="of:=NORMINV(RAND();0;2)" office:value-type="float" office:value="1.65488098282726" calcext:value-type="float">
            <text:p>1,65488098282726</text:p>
          </table:table-cell>
          <table:table-cell table:formula="of:=NORMINV(RAND();0;2)" office:value-type="float" office:value="2.79439306500254" calcext:value-type="float">
            <text:p>2,79439306500254</text:p>
          </table:table-cell>
          <table:table-cell table:formula="of:=NORMINV(RAND();0;2)" office:value-type="float" office:value="2.75384591095923" calcext:value-type="float">
            <text:p>2,75384591095923</text:p>
          </table:table-cell>
          <table:table-cell table:formula="of:=NORMINV(RAND();0;2)" office:value-type="float" office:value="-0.809581599189945" calcext:value-type="float">
            <text:p>-0,809581599189945</text:p>
          </table:table-cell>
          <table:table-cell table:formula="of:=NORMINV(RAND();0;2)" office:value-type="float" office:value="1.12825236183032" calcext:value-type="float">
            <text:p>1,12825236183032</text:p>
          </table:table-cell>
          <table:table-cell table:formula="of:=AVERAGE([.B321:.K321])" office:value-type="float" office:value="0.660776607723149" calcext:value-type="float">
            <text:p>0,660776607723149</text:p>
          </table:table-cell>
          <table:table-cell table:formula="of:=COM.MICROSOFT.VAR.S([.B321:.K321])" office:value-type="float" office:value="5.30041198561836" calcext:value-type="float">
            <text:p>5,30041198561836</text:p>
          </table:table-cell>
          <table:table-cell table:formula="of:=COM.MICROSOFT.VAR.P([.B321:.K321])" office:value-type="float" office:value="4.77037078705652" calcext:value-type="float">
            <text:p>4,77037078705652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NORMINV(RAND();0;2)" office:value-type="float" office:value="-0.59961996154011" calcext:value-type="float">
            <text:p>-0,59961996154011</text:p>
          </table:table-cell>
          <table:table-cell table:formula="of:=NORMINV(RAND();0;2)" office:value-type="float" office:value="1.79196134079353" calcext:value-type="float">
            <text:p>1,79196134079353</text:p>
          </table:table-cell>
          <table:table-cell table:formula="of:=NORMINV(RAND();0;2)" office:value-type="float" office:value="-0.285696520289218" calcext:value-type="float">
            <text:p>-0,285696520289218</text:p>
          </table:table-cell>
          <table:table-cell table:formula="of:=NORMINV(RAND();0;2)" office:value-type="float" office:value="1.30444614676926" calcext:value-type="float">
            <text:p>1,30444614676926</text:p>
          </table:table-cell>
          <table:table-cell table:formula="of:=NORMINV(RAND();0;2)" office:value-type="float" office:value="2.64056147931526" calcext:value-type="float">
            <text:p>2,64056147931526</text:p>
          </table:table-cell>
          <table:table-cell table:formula="of:=NORMINV(RAND();0;2)" office:value-type="float" office:value="2.04470274187016" calcext:value-type="float">
            <text:p>2,04470274187016</text:p>
          </table:table-cell>
          <table:table-cell table:formula="of:=NORMINV(RAND();0;2)" office:value-type="float" office:value="-0.454942925175497" calcext:value-type="float">
            <text:p>-0,454942925175497</text:p>
          </table:table-cell>
          <table:table-cell table:formula="of:=NORMINV(RAND();0;2)" office:value-type="float" office:value="-1.20239292116485" calcext:value-type="float">
            <text:p>-1,20239292116485</text:p>
          </table:table-cell>
          <table:table-cell table:formula="of:=NORMINV(RAND();0;2)" office:value-type="float" office:value="-1.07487935161361" calcext:value-type="float">
            <text:p>-1,07487935161361</text:p>
          </table:table-cell>
          <table:table-cell table:formula="of:=NORMINV(RAND();0;2)" office:value-type="float" office:value="-1.30741656966475" calcext:value-type="float">
            <text:p>-1,30741656966475</text:p>
          </table:table-cell>
          <table:table-cell table:formula="of:=AVERAGE([.B322:.K322])" office:value-type="float" office:value="0.285672345930018" calcext:value-type="float">
            <text:p>0,285672345930018</text:p>
          </table:table-cell>
          <table:table-cell table:formula="of:=COM.MICROSOFT.VAR.S([.B322:.K322])" office:value-type="float" office:value="2.24539829358441" calcext:value-type="float">
            <text:p>2,24539829358441</text:p>
          </table:table-cell>
          <table:table-cell table:formula="of:=COM.MICROSOFT.VAR.P([.B322:.K322])" office:value-type="float" office:value="2.02085846422597" calcext:value-type="float">
            <text:p>2,0208584642259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NORMINV(RAND();0;2)" office:value-type="float" office:value="4.87012613959914" calcext:value-type="float">
            <text:p>4,87012613959914</text:p>
          </table:table-cell>
          <table:table-cell table:formula="of:=NORMINV(RAND();0;2)" office:value-type="float" office:value="-3.78129971944822" calcext:value-type="float">
            <text:p>-3,78129971944822</text:p>
          </table:table-cell>
          <table:table-cell table:formula="of:=NORMINV(RAND();0;2)" office:value-type="float" office:value="0.325062452725098" calcext:value-type="float">
            <text:p>0,325062452725098</text:p>
          </table:table-cell>
          <table:table-cell table:formula="of:=NORMINV(RAND();0;2)" office:value-type="float" office:value="1.08728134421177" calcext:value-type="float">
            <text:p>1,08728134421177</text:p>
          </table:table-cell>
          <table:table-cell table:formula="of:=NORMINV(RAND();0;2)" office:value-type="float" office:value="-2.74196744654678" calcext:value-type="float">
            <text:p>-2,74196744654678</text:p>
          </table:table-cell>
          <table:table-cell table:formula="of:=NORMINV(RAND();0;2)" office:value-type="float" office:value="0.0264225569029323" calcext:value-type="float">
            <text:p>0,026422556902932</text:p>
          </table:table-cell>
          <table:table-cell table:formula="of:=NORMINV(RAND();0;2)" office:value-type="float" office:value="4.41955958799474" calcext:value-type="float">
            <text:p>4,41955958799474</text:p>
          </table:table-cell>
          <table:table-cell table:formula="of:=NORMINV(RAND();0;2)" office:value-type="float" office:value="-1.30031724091435" calcext:value-type="float">
            <text:p>-1,30031724091435</text:p>
          </table:table-cell>
          <table:table-cell table:formula="of:=NORMINV(RAND();0;2)" office:value-type="float" office:value="0.529805877175309" calcext:value-type="float">
            <text:p>0,529805877175309</text:p>
          </table:table-cell>
          <table:table-cell table:formula="of:=NORMINV(RAND();0;2)" office:value-type="float" office:value="0.392508521902476" calcext:value-type="float">
            <text:p>0,392508521902476</text:p>
          </table:table-cell>
          <table:table-cell table:formula="of:=AVERAGE([.B323:.K323])" office:value-type="float" office:value="0.382718207360211" calcext:value-type="float">
            <text:p>0,382718207360211</text:p>
          </table:table-cell>
          <table:table-cell table:formula="of:=COM.MICROSOFT.VAR.S([.B323:.K323])" office:value-type="float" office:value="7.44629366184944" calcext:value-type="float">
            <text:p>7,44629366184944</text:p>
          </table:table-cell>
          <table:table-cell table:formula="of:=COM.MICROSOFT.VAR.P([.B323:.K323])" office:value-type="float" office:value="6.7016642956645" calcext:value-type="float">
            <text:p>6,701664295664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NORMINV(RAND();0;2)" office:value-type="float" office:value="1.32624887753036" calcext:value-type="float">
            <text:p>1,32624887753036</text:p>
          </table:table-cell>
          <table:table-cell table:formula="of:=NORMINV(RAND();0;2)" office:value-type="float" office:value="0.599571763147652" calcext:value-type="float">
            <text:p>0,599571763147652</text:p>
          </table:table-cell>
          <table:table-cell table:formula="of:=NORMINV(RAND();0;2)" office:value-type="float" office:value="2.50808805507663" calcext:value-type="float">
            <text:p>2,50808805507663</text:p>
          </table:table-cell>
          <table:table-cell table:formula="of:=NORMINV(RAND();0;2)" office:value-type="float" office:value="-1.04227059655488" calcext:value-type="float">
            <text:p>-1,04227059655488</text:p>
          </table:table-cell>
          <table:table-cell table:formula="of:=NORMINV(RAND();0;2)" office:value-type="float" office:value="-3.87765743705214" calcext:value-type="float">
            <text:p>-3,87765743705214</text:p>
          </table:table-cell>
          <table:table-cell table:formula="of:=NORMINV(RAND();0;2)" office:value-type="float" office:value="3.26037368415907" calcext:value-type="float">
            <text:p>3,26037368415907</text:p>
          </table:table-cell>
          <table:table-cell table:formula="of:=NORMINV(RAND();0;2)" office:value-type="float" office:value="0.898432675625059" calcext:value-type="float">
            <text:p>0,898432675625059</text:p>
          </table:table-cell>
          <table:table-cell table:formula="of:=NORMINV(RAND();0;2)" office:value-type="float" office:value="5.1804445593839" calcext:value-type="float">
            <text:p>5,1804445593839</text:p>
          </table:table-cell>
          <table:table-cell table:formula="of:=NORMINV(RAND();0;2)" office:value-type="float" office:value="1.37494951436783" calcext:value-type="float">
            <text:p>1,37494951436783</text:p>
          </table:table-cell>
          <table:table-cell table:formula="of:=NORMINV(RAND();0;2)" office:value-type="float" office:value="-3.52858512232445" calcext:value-type="float">
            <text:p>-3,52858512232445</text:p>
          </table:table-cell>
          <table:table-cell table:formula="of:=AVERAGE([.B324:.K324])" office:value-type="float" office:value="0.669959597335901" calcext:value-type="float">
            <text:p>0,669959597335901</text:p>
          </table:table-cell>
          <table:table-cell table:formula="of:=COM.MICROSOFT.VAR.S([.B324:.K324])" office:value-type="float" office:value="8.07318304996268" calcext:value-type="float">
            <text:p>8,07318304996268</text:p>
          </table:table-cell>
          <table:table-cell table:formula="of:=COM.MICROSOFT.VAR.P([.B324:.K324])" office:value-type="float" office:value="7.26586474496641" calcext:value-type="float">
            <text:p>7,2658647449664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NORMINV(RAND();0;2)" office:value-type="float" office:value="2.26928014151184" calcext:value-type="float">
            <text:p>2,26928014151184</text:p>
          </table:table-cell>
          <table:table-cell table:formula="of:=NORMINV(RAND();0;2)" office:value-type="float" office:value="-1.80930138342371" calcext:value-type="float">
            <text:p>-1,80930138342371</text:p>
          </table:table-cell>
          <table:table-cell table:formula="of:=NORMINV(RAND();0;2)" office:value-type="float" office:value="-1.10663235876969" calcext:value-type="float">
            <text:p>-1,10663235876969</text:p>
          </table:table-cell>
          <table:table-cell table:formula="of:=NORMINV(RAND();0;2)" office:value-type="float" office:value="2.09519580337684" calcext:value-type="float">
            <text:p>2,09519580337684</text:p>
          </table:table-cell>
          <table:table-cell table:formula="of:=NORMINV(RAND();0;2)" office:value-type="float" office:value="1.11672985949584" calcext:value-type="float">
            <text:p>1,11672985949584</text:p>
          </table:table-cell>
          <table:table-cell table:formula="of:=NORMINV(RAND();0;2)" office:value-type="float" office:value="1.66101306604696" calcext:value-type="float">
            <text:p>1,66101306604696</text:p>
          </table:table-cell>
          <table:table-cell table:formula="of:=NORMINV(RAND();0;2)" office:value-type="float" office:value="-2.15168365280894" calcext:value-type="float">
            <text:p>-2,15168365280894</text:p>
          </table:table-cell>
          <table:table-cell table:formula="of:=NORMINV(RAND();0;2)" office:value-type="float" office:value="1.14170822020535" calcext:value-type="float">
            <text:p>1,14170822020535</text:p>
          </table:table-cell>
          <table:table-cell table:formula="of:=NORMINV(RAND();0;2)" office:value-type="float" office:value="-3.03826386901861" calcext:value-type="float">
            <text:p>-3,03826386901861</text:p>
          </table:table-cell>
          <table:table-cell table:formula="of:=NORMINV(RAND();0;2)" office:value-type="float" office:value="-0.366333559228529" calcext:value-type="float">
            <text:p>-0,366333559228529</text:p>
          </table:table-cell>
          <table:table-cell table:formula="of:=AVERAGE([.B325:.K325])" office:value-type="float" office:value="-0.0188287732612659" calcext:value-type="float">
            <text:p>-0,018828773261266</text:p>
          </table:table-cell>
          <table:table-cell table:formula="of:=COM.MICROSOFT.VAR.S([.B325:.K325])" office:value-type="float" office:value="3.70429745139742" calcext:value-type="float">
            <text:p>3,70429745139742</text:p>
          </table:table-cell>
          <table:table-cell table:formula="of:=COM.MICROSOFT.VAR.P([.B325:.K325])" office:value-type="float" office:value="3.33386770625768" calcext:value-type="float">
            <text:p>3,3338677062576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NORMINV(RAND();0;2)" office:value-type="float" office:value="-3.11837816489872" calcext:value-type="float">
            <text:p>-3,11837816489872</text:p>
          </table:table-cell>
          <table:table-cell table:formula="of:=NORMINV(RAND();0;2)" office:value-type="float" office:value="-2.40587442011664" calcext:value-type="float">
            <text:p>-2,40587442011664</text:p>
          </table:table-cell>
          <table:table-cell table:formula="of:=NORMINV(RAND();0;2)" office:value-type="float" office:value="-0.755571821965547" calcext:value-type="float">
            <text:p>-0,755571821965547</text:p>
          </table:table-cell>
          <table:table-cell table:formula="of:=NORMINV(RAND();0;2)" office:value-type="float" office:value="1.1273345888801" calcext:value-type="float">
            <text:p>1,1273345888801</text:p>
          </table:table-cell>
          <table:table-cell table:formula="of:=NORMINV(RAND();0;2)" office:value-type="float" office:value="-3.02759064139533" calcext:value-type="float">
            <text:p>-3,02759064139533</text:p>
          </table:table-cell>
          <table:table-cell table:formula="of:=NORMINV(RAND();0;2)" office:value-type="float" office:value="1.40854802576984" calcext:value-type="float">
            <text:p>1,40854802576984</text:p>
          </table:table-cell>
          <table:table-cell table:formula="of:=NORMINV(RAND();0;2)" office:value-type="float" office:value="0.248218082897214" calcext:value-type="float">
            <text:p>0,248218082897214</text:p>
          </table:table-cell>
          <table:table-cell table:formula="of:=NORMINV(RAND();0;2)" office:value-type="float" office:value="2.55685697353932" calcext:value-type="float">
            <text:p>2,55685697353932</text:p>
          </table:table-cell>
          <table:table-cell table:formula="of:=NORMINV(RAND();0;2)" office:value-type="float" office:value="3.03329886610772" calcext:value-type="float">
            <text:p>3,03329886610772</text:p>
          </table:table-cell>
          <table:table-cell table:formula="of:=NORMINV(RAND();0;2)" office:value-type="float" office:value="1.117259846115" calcext:value-type="float">
            <text:p>1,117259846115</text:p>
          </table:table-cell>
          <table:table-cell table:formula="of:=AVERAGE([.B326:.K326])" office:value-type="float" office:value="0.0184101334932965" calcext:value-type="float">
            <text:p>0,018410133493297</text:p>
          </table:table-cell>
          <table:table-cell table:formula="of:=COM.MICROSOFT.VAR.S([.B326:.K326])" office:value-type="float" office:value="5.0610567594911" calcext:value-type="float">
            <text:p>5,0610567594911</text:p>
          </table:table-cell>
          <table:table-cell table:formula="of:=COM.MICROSOFT.VAR.P([.B326:.K326])" office:value-type="float" office:value="4.55495108354199" calcext:value-type="float">
            <text:p>4,5549510835419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NORMINV(RAND();0;2)" office:value-type="float" office:value="-0.800663568518379" calcext:value-type="float">
            <text:p>-0,800663568518379</text:p>
          </table:table-cell>
          <table:table-cell table:formula="of:=NORMINV(RAND();0;2)" office:value-type="float" office:value="0.438104253085095" calcext:value-type="float">
            <text:p>0,438104253085095</text:p>
          </table:table-cell>
          <table:table-cell table:formula="of:=NORMINV(RAND();0;2)" office:value-type="float" office:value="-0.470616314298246" calcext:value-type="float">
            <text:p>-0,470616314298246</text:p>
          </table:table-cell>
          <table:table-cell table:formula="of:=NORMINV(RAND();0;2)" office:value-type="float" office:value="1.0344498561461" calcext:value-type="float">
            <text:p>1,0344498561461</text:p>
          </table:table-cell>
          <table:table-cell table:formula="of:=NORMINV(RAND();0;2)" office:value-type="float" office:value="-0.00649537605180005" calcext:value-type="float">
            <text:p>-0,0064953760518</text:p>
          </table:table-cell>
          <table:table-cell table:formula="of:=NORMINV(RAND();0;2)" office:value-type="float" office:value="2.37556209622674" calcext:value-type="float">
            <text:p>2,37556209622674</text:p>
          </table:table-cell>
          <table:table-cell table:formula="of:=NORMINV(RAND();0;2)" office:value-type="float" office:value="0.804955256197384" calcext:value-type="float">
            <text:p>0,804955256197384</text:p>
          </table:table-cell>
          <table:table-cell table:formula="of:=NORMINV(RAND();0;2)" office:value-type="float" office:value="-0.542241375564429" calcext:value-type="float">
            <text:p>-0,542241375564429</text:p>
          </table:table-cell>
          <table:table-cell table:formula="of:=NORMINV(RAND();0;2)" office:value-type="float" office:value="-0.215033976284248" calcext:value-type="float">
            <text:p>-0,215033976284248</text:p>
          </table:table-cell>
          <table:table-cell table:formula="of:=NORMINV(RAND();0;2)" office:value-type="float" office:value="-3.51468315684914" calcext:value-type="float">
            <text:p>-3,51468315684914</text:p>
          </table:table-cell>
          <table:table-cell table:formula="of:=AVERAGE([.B327:.K327])" office:value-type="float" office:value="-0.0896662305910924" calcext:value-type="float">
            <text:p>-0,089666230591092</text:p>
          </table:table-cell>
          <table:table-cell table:formula="of:=COM.MICROSOFT.VAR.S([.B327:.K327])" office:value-type="float" office:value="2.33652409093253" calcext:value-type="float">
            <text:p>2,33652409093253</text:p>
          </table:table-cell>
          <table:table-cell table:formula="of:=COM.MICROSOFT.VAR.P([.B327:.K327])" office:value-type="float" office:value="2.10287168183928" calcext:value-type="float">
            <text:p>2,1028716818392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NORMINV(RAND();0;2)" office:value-type="float" office:value="-3.94875784814077" calcext:value-type="float">
            <text:p>-3,94875784814077</text:p>
          </table:table-cell>
          <table:table-cell table:formula="of:=NORMINV(RAND();0;2)" office:value-type="float" office:value="-2.01383623695539" calcext:value-type="float">
            <text:p>-2,01383623695539</text:p>
          </table:table-cell>
          <table:table-cell table:formula="of:=NORMINV(RAND();0;2)" office:value-type="float" office:value="0.272568348785556" calcext:value-type="float">
            <text:p>0,272568348785556</text:p>
          </table:table-cell>
          <table:table-cell table:formula="of:=NORMINV(RAND();0;2)" office:value-type="float" office:value="-1.68052778056533" calcext:value-type="float">
            <text:p>-1,68052778056533</text:p>
          </table:table-cell>
          <table:table-cell table:formula="of:=NORMINV(RAND();0;2)" office:value-type="float" office:value="2.19147210449305" calcext:value-type="float">
            <text:p>2,19147210449305</text:p>
          </table:table-cell>
          <table:table-cell table:formula="of:=NORMINV(RAND();0;2)" office:value-type="float" office:value="-0.682527801318772" calcext:value-type="float">
            <text:p>-0,682527801318772</text:p>
          </table:table-cell>
          <table:table-cell table:formula="of:=NORMINV(RAND();0;2)" office:value-type="float" office:value="-0.46785117188348" calcext:value-type="float">
            <text:p>-0,46785117188348</text:p>
          </table:table-cell>
          <table:table-cell table:formula="of:=NORMINV(RAND();0;2)" office:value-type="float" office:value="0.879628176959105" calcext:value-type="float">
            <text:p>0,879628176959105</text:p>
          </table:table-cell>
          <table:table-cell table:formula="of:=NORMINV(RAND();0;2)" office:value-type="float" office:value="-0.670075616986502" calcext:value-type="float">
            <text:p>-0,670075616986502</text:p>
          </table:table-cell>
          <table:table-cell table:formula="of:=NORMINV(RAND();0;2)" office:value-type="float" office:value="2.34945670988185" calcext:value-type="float">
            <text:p>2,34945670988185</text:p>
          </table:table-cell>
          <table:table-cell table:formula="of:=AVERAGE([.B328:.K328])" office:value-type="float" office:value="-0.377045111573068" calcext:value-type="float">
            <text:p>-0,377045111573068</text:p>
          </table:table-cell>
          <table:table-cell table:formula="of:=COM.MICROSOFT.VAR.S([.B328:.K328])" office:value-type="float" office:value="3.70611496601045" calcext:value-type="float">
            <text:p>3,70611496601045</text:p>
          </table:table-cell>
          <table:table-cell table:formula="of:=COM.MICROSOFT.VAR.P([.B328:.K328])" office:value-type="float" office:value="3.3355034694094" calcext:value-type="float">
            <text:p>3,335503469409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NORMINV(RAND();0;2)" office:value-type="float" office:value="-0.565834653913832" calcext:value-type="float">
            <text:p>-0,565834653913832</text:p>
          </table:table-cell>
          <table:table-cell table:formula="of:=NORMINV(RAND();0;2)" office:value-type="float" office:value="-0.425051986065807" calcext:value-type="float">
            <text:p>-0,425051986065807</text:p>
          </table:table-cell>
          <table:table-cell table:formula="of:=NORMINV(RAND();0;2)" office:value-type="float" office:value="-0.924934653972334" calcext:value-type="float">
            <text:p>-0,924934653972334</text:p>
          </table:table-cell>
          <table:table-cell table:formula="of:=NORMINV(RAND();0;2)" office:value-type="float" office:value="-1.54637687384981" calcext:value-type="float">
            <text:p>-1,54637687384981</text:p>
          </table:table-cell>
          <table:table-cell table:formula="of:=NORMINV(RAND();0;2)" office:value-type="float" office:value="4.11606498672851" calcext:value-type="float">
            <text:p>4,11606498672851</text:p>
          </table:table-cell>
          <table:table-cell table:formula="of:=NORMINV(RAND();0;2)" office:value-type="float" office:value="-4.85813820990504" calcext:value-type="float">
            <text:p>-4,85813820990504</text:p>
          </table:table-cell>
          <table:table-cell table:formula="of:=NORMINV(RAND();0;2)" office:value-type="float" office:value="1.44375716675832" calcext:value-type="float">
            <text:p>1,44375716675832</text:p>
          </table:table-cell>
          <table:table-cell table:formula="of:=NORMINV(RAND();0;2)" office:value-type="float" office:value="-0.578073033869093" calcext:value-type="float">
            <text:p>-0,578073033869093</text:p>
          </table:table-cell>
          <table:table-cell table:formula="of:=NORMINV(RAND();0;2)" office:value-type="float" office:value="1.88214738846081" calcext:value-type="float">
            <text:p>1,88214738846081</text:p>
          </table:table-cell>
          <table:table-cell table:formula="of:=NORMINV(RAND();0;2)" office:value-type="float" office:value="0.215233045049958" calcext:value-type="float">
            <text:p>0,215233045049958</text:p>
          </table:table-cell>
          <table:table-cell table:formula="of:=AVERAGE([.B329:.K329])" office:value-type="float" office:value="-0.124120682457831" calcext:value-type="float">
            <text:p>-0,124120682457831</text:p>
          </table:table-cell>
          <table:table-cell table:formula="of:=COM.MICROSOFT.VAR.S([.B329:.K329])" office:value-type="float" office:value="5.57160769383582" calcext:value-type="float">
            <text:p>5,57160769383582</text:p>
          </table:table-cell>
          <table:table-cell table:formula="of:=COM.MICROSOFT.VAR.P([.B329:.K329])" office:value-type="float" office:value="5.01444692445224" calcext:value-type="float">
            <text:p>5,0144469244522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NORMINV(RAND();0;2)" office:value-type="float" office:value="-1.86374932326398" calcext:value-type="float">
            <text:p>-1,86374932326398</text:p>
          </table:table-cell>
          <table:table-cell table:formula="of:=NORMINV(RAND();0;2)" office:value-type="float" office:value="1.7931563425121" calcext:value-type="float">
            <text:p>1,7931563425121</text:p>
          </table:table-cell>
          <table:table-cell table:formula="of:=NORMINV(RAND();0;2)" office:value-type="float" office:value="1.23995335779759" calcext:value-type="float">
            <text:p>1,23995335779759</text:p>
          </table:table-cell>
          <table:table-cell table:formula="of:=NORMINV(RAND();0;2)" office:value-type="float" office:value="-1.3142449969077" calcext:value-type="float">
            <text:p>-1,3142449969077</text:p>
          </table:table-cell>
          <table:table-cell table:formula="of:=NORMINV(RAND();0;2)" office:value-type="float" office:value="0.718862988108664" calcext:value-type="float">
            <text:p>0,718862988108664</text:p>
          </table:table-cell>
          <table:table-cell table:formula="of:=NORMINV(RAND();0;2)" office:value-type="float" office:value="0.0290304780838526" calcext:value-type="float">
            <text:p>0,029030478083853</text:p>
          </table:table-cell>
          <table:table-cell table:formula="of:=NORMINV(RAND();0;2)" office:value-type="float" office:value="-2.24360944499363" calcext:value-type="float">
            <text:p>-2,24360944499363</text:p>
          </table:table-cell>
          <table:table-cell table:formula="of:=NORMINV(RAND();0;2)" office:value-type="float" office:value="-0.0206927539513553" calcext:value-type="float">
            <text:p>-0,020692753951355</text:p>
          </table:table-cell>
          <table:table-cell table:formula="of:=NORMINV(RAND();0;2)" office:value-type="float" office:value="-0.75410084357964" calcext:value-type="float">
            <text:p>-0,75410084357964</text:p>
          </table:table-cell>
          <table:table-cell table:formula="of:=NORMINV(RAND();0;2)" office:value-type="float" office:value="-1.6468220692173" calcext:value-type="float">
            <text:p>-1,6468220692173</text:p>
          </table:table-cell>
          <table:table-cell table:formula="of:=AVERAGE([.B330:.K330])" office:value-type="float" office:value="-0.40622162654114" calcext:value-type="float">
            <text:p>-0,40622162654114</text:p>
          </table:table-cell>
          <table:table-cell table:formula="of:=COM.MICROSOFT.VAR.S([.B330:.K330])" office:value-type="float" office:value="1.90400496193123" calcext:value-type="float">
            <text:p>1,90400496193123</text:p>
          </table:table-cell>
          <table:table-cell table:formula="of:=COM.MICROSOFT.VAR.P([.B330:.K330])" office:value-type="float" office:value="1.71360446573811" calcext:value-type="float">
            <text:p>1,71360446573811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NORMINV(RAND();0;2)" office:value-type="float" office:value="-0.631312391195915" calcext:value-type="float">
            <text:p>-0,631312391195915</text:p>
          </table:table-cell>
          <table:table-cell table:formula="of:=NORMINV(RAND();0;2)" office:value-type="float" office:value="0.144044686977489" calcext:value-type="float">
            <text:p>0,144044686977489</text:p>
          </table:table-cell>
          <table:table-cell table:formula="of:=NORMINV(RAND();0;2)" office:value-type="float" office:value="1.46713983049405" calcext:value-type="float">
            <text:p>1,46713983049405</text:p>
          </table:table-cell>
          <table:table-cell table:formula="of:=NORMINV(RAND();0;2)" office:value-type="float" office:value="-2.25483106408957" calcext:value-type="float">
            <text:p>-2,25483106408957</text:p>
          </table:table-cell>
          <table:table-cell table:formula="of:=NORMINV(RAND();0;2)" office:value-type="float" office:value="1.37026569243125" calcext:value-type="float">
            <text:p>1,37026569243125</text:p>
          </table:table-cell>
          <table:table-cell table:formula="of:=NORMINV(RAND();0;2)" office:value-type="float" office:value="0.36884810460532" calcext:value-type="float">
            <text:p>0,36884810460532</text:p>
          </table:table-cell>
          <table:table-cell table:formula="of:=NORMINV(RAND();0;2)" office:value-type="float" office:value="-0.75272689410676" calcext:value-type="float">
            <text:p>-0,75272689410676</text:p>
          </table:table-cell>
          <table:table-cell table:formula="of:=NORMINV(RAND();0;2)" office:value-type="float" office:value="-3.09435492563883" calcext:value-type="float">
            <text:p>-3,09435492563883</text:p>
          </table:table-cell>
          <table:table-cell table:formula="of:=NORMINV(RAND();0;2)" office:value-type="float" office:value="-2.13278674744514" calcext:value-type="float">
            <text:p>-2,13278674744514</text:p>
          </table:table-cell>
          <table:table-cell table:formula="of:=NORMINV(RAND();0;2)" office:value-type="float" office:value="0.139220105712674" calcext:value-type="float">
            <text:p>0,139220105712674</text:p>
          </table:table-cell>
          <table:table-cell table:formula="of:=AVERAGE([.B331:.K331])" office:value-type="float" office:value="-0.537649360225544" calcext:value-type="float">
            <text:p>-0,537649360225544</text:p>
          </table:table-cell>
          <table:table-cell table:formula="of:=COM.MICROSOFT.VAR.S([.B331:.K331])" office:value-type="float" office:value="2.38765188826602" calcext:value-type="float">
            <text:p>2,38765188826602</text:p>
          </table:table-cell>
          <table:table-cell table:formula="of:=COM.MICROSOFT.VAR.P([.B331:.K331])" office:value-type="float" office:value="2.14888669943942" calcext:value-type="float">
            <text:p>2,1488866994394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NORMINV(RAND();0;2)" office:value-type="float" office:value="0.584920935745623" calcext:value-type="float">
            <text:p>0,584920935745623</text:p>
          </table:table-cell>
          <table:table-cell table:formula="of:=NORMINV(RAND();0;2)" office:value-type="float" office:value="1.10810538632547" calcext:value-type="float">
            <text:p>1,10810538632547</text:p>
          </table:table-cell>
          <table:table-cell table:formula="of:=NORMINV(RAND();0;2)" office:value-type="float" office:value="0.350766965298256" calcext:value-type="float">
            <text:p>0,350766965298256</text:p>
          </table:table-cell>
          <table:table-cell table:formula="of:=NORMINV(RAND();0;2)" office:value-type="float" office:value="1.74043552350928" calcext:value-type="float">
            <text:p>1,74043552350928</text:p>
          </table:table-cell>
          <table:table-cell table:formula="of:=NORMINV(RAND();0;2)" office:value-type="float" office:value="-0.287856175406211" calcext:value-type="float">
            <text:p>-0,287856175406211</text:p>
          </table:table-cell>
          <table:table-cell table:formula="of:=NORMINV(RAND();0;2)" office:value-type="float" office:value="0.25795176914234" calcext:value-type="float">
            <text:p>0,25795176914234</text:p>
          </table:table-cell>
          <table:table-cell table:formula="of:=NORMINV(RAND();0;2)" office:value-type="float" office:value="-2.32561585834648" calcext:value-type="float">
            <text:p>-2,32561585834648</text:p>
          </table:table-cell>
          <table:table-cell table:formula="of:=NORMINV(RAND();0;2)" office:value-type="float" office:value="0.985952919417339" calcext:value-type="float">
            <text:p>0,985952919417339</text:p>
          </table:table-cell>
          <table:table-cell table:formula="of:=NORMINV(RAND();0;2)" office:value-type="float" office:value="-2.52844031856702" calcext:value-type="float">
            <text:p>-2,52844031856702</text:p>
          </table:table-cell>
          <table:table-cell table:formula="of:=NORMINV(RAND();0;2)" office:value-type="float" office:value="-1.47493702395525" calcext:value-type="float">
            <text:p>-1,47493702395525</text:p>
          </table:table-cell>
          <table:table-cell table:formula="of:=AVERAGE([.B332:.K332])" office:value-type="float" office:value="-0.158871587683665" calcext:value-type="float">
            <text:p>-0,158871587683665</text:p>
          </table:table-cell>
          <table:table-cell table:formula="of:=COM.MICROSOFT.VAR.S([.B332:.K332])" office:value-type="float" office:value="2.17424708355511" calcext:value-type="float">
            <text:p>2,17424708355511</text:p>
          </table:table-cell>
          <table:table-cell table:formula="of:=COM.MICROSOFT.VAR.P([.B332:.K332])" office:value-type="float" office:value="1.9568223751996" calcext:value-type="float">
            <text:p>1,956822375199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NORMINV(RAND();0;2)" office:value-type="float" office:value="3.85953871741388" calcext:value-type="float">
            <text:p>3,85953871741388</text:p>
          </table:table-cell>
          <table:table-cell table:formula="of:=NORMINV(RAND();0;2)" office:value-type="float" office:value="0.846485206553813" calcext:value-type="float">
            <text:p>0,846485206553813</text:p>
          </table:table-cell>
          <table:table-cell table:formula="of:=NORMINV(RAND();0;2)" office:value-type="float" office:value="0.80451900638423" calcext:value-type="float">
            <text:p>0,80451900638423</text:p>
          </table:table-cell>
          <table:table-cell table:formula="of:=NORMINV(RAND();0;2)" office:value-type="float" office:value="0.722249873622043" calcext:value-type="float">
            <text:p>0,722249873622043</text:p>
          </table:table-cell>
          <table:table-cell table:formula="of:=NORMINV(RAND();0;2)" office:value-type="float" office:value="0.899656757945406" calcext:value-type="float">
            <text:p>0,899656757945406</text:p>
          </table:table-cell>
          <table:table-cell table:formula="of:=NORMINV(RAND();0;2)" office:value-type="float" office:value="-0.620720937462113" calcext:value-type="float">
            <text:p>-0,620720937462113</text:p>
          </table:table-cell>
          <table:table-cell table:formula="of:=NORMINV(RAND();0;2)" office:value-type="float" office:value="3.27911878793404" calcext:value-type="float">
            <text:p>3,27911878793404</text:p>
          </table:table-cell>
          <table:table-cell table:formula="of:=NORMINV(RAND();0;2)" office:value-type="float" office:value="2.77471633196743" calcext:value-type="float">
            <text:p>2,77471633196743</text:p>
          </table:table-cell>
          <table:table-cell table:formula="of:=NORMINV(RAND();0;2)" office:value-type="float" office:value="-3.01690039137419" calcext:value-type="float">
            <text:p>-3,01690039137419</text:p>
          </table:table-cell>
          <table:table-cell table:formula="of:=NORMINV(RAND();0;2)" office:value-type="float" office:value="0.847389370797163" calcext:value-type="float">
            <text:p>0,847389370797163</text:p>
          </table:table-cell>
          <table:table-cell table:formula="of:=AVERAGE([.B333:.K333])" office:value-type="float" office:value="1.03960527237817" calcext:value-type="float">
            <text:p>1,03960527237817</text:p>
          </table:table-cell>
          <table:table-cell table:formula="of:=COM.MICROSOFT.VAR.S([.B333:.K333])" office:value-type="float" office:value="3.93775389266112" calcext:value-type="float">
            <text:p>3,93775389266112</text:p>
          </table:table-cell>
          <table:table-cell table:formula="of:=COM.MICROSOFT.VAR.P([.B333:.K333])" office:value-type="float" office:value="3.54397850339501" calcext:value-type="float">
            <text:p>3,5439785033950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NORMINV(RAND();0;2)" office:value-type="float" office:value="0.085655071022287" calcext:value-type="float">
            <text:p>0,085655071022287</text:p>
          </table:table-cell>
          <table:table-cell table:formula="of:=NORMINV(RAND();0;2)" office:value-type="float" office:value="-0.0847445113249401" calcext:value-type="float">
            <text:p>-0,08474451132494</text:p>
          </table:table-cell>
          <table:table-cell table:formula="of:=NORMINV(RAND();0;2)" office:value-type="float" office:value="4.15286951857316" calcext:value-type="float">
            <text:p>4,15286951857316</text:p>
          </table:table-cell>
          <table:table-cell table:formula="of:=NORMINV(RAND();0;2)" office:value-type="float" office:value="5.04740056331552" calcext:value-type="float">
            <text:p>5,04740056331552</text:p>
          </table:table-cell>
          <table:table-cell table:formula="of:=NORMINV(RAND();0;2)" office:value-type="float" office:value="-0.139864286412928" calcext:value-type="float">
            <text:p>-0,139864286412928</text:p>
          </table:table-cell>
          <table:table-cell table:formula="of:=NORMINV(RAND();0;2)" office:value-type="float" office:value="-2.76054767463735" calcext:value-type="float">
            <text:p>-2,76054767463735</text:p>
          </table:table-cell>
          <table:table-cell table:formula="of:=NORMINV(RAND();0;2)" office:value-type="float" office:value="-0.56093359772072" calcext:value-type="float">
            <text:p>-0,56093359772072</text:p>
          </table:table-cell>
          <table:table-cell table:formula="of:=NORMINV(RAND();0;2)" office:value-type="float" office:value="0.0859106649861914" calcext:value-type="float">
            <text:p>0,085910664986191</text:p>
          </table:table-cell>
          <table:table-cell table:formula="of:=NORMINV(RAND();0;2)" office:value-type="float" office:value="-0.206132020344405" calcext:value-type="float">
            <text:p>-0,206132020344405</text:p>
          </table:table-cell>
          <table:table-cell table:formula="of:=NORMINV(RAND();0;2)" office:value-type="float" office:value="3.05058899244747" calcext:value-type="float">
            <text:p>3,05058899244747</text:p>
          </table:table-cell>
          <table:table-cell table:formula="of:=AVERAGE([.B334:.K334])" office:value-type="float" office:value="0.867020271990428" calcext:value-type="float">
            <text:p>0,867020271990428</text:p>
          </table:table-cell>
          <table:table-cell table:formula="of:=COM.MICROSOFT.VAR.S([.B334:.K334])" office:value-type="float" office:value="5.83673898049362" calcext:value-type="float">
            <text:p>5,83673898049362</text:p>
          </table:table-cell>
          <table:table-cell table:formula="of:=COM.MICROSOFT.VAR.P([.B334:.K334])" office:value-type="float" office:value="5.25306508244426" calcext:value-type="float">
            <text:p>5,2530650824442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NORMINV(RAND();0;2)" office:value-type="float" office:value="0.712480257274857" calcext:value-type="float">
            <text:p>0,712480257274857</text:p>
          </table:table-cell>
          <table:table-cell table:formula="of:=NORMINV(RAND();0;2)" office:value-type="float" office:value="0.933340540854626" calcext:value-type="float">
            <text:p>0,933340540854626</text:p>
          </table:table-cell>
          <table:table-cell table:formula="of:=NORMINV(RAND();0;2)" office:value-type="float" office:value="-3.59259251977215" calcext:value-type="float">
            <text:p>-3,59259251977215</text:p>
          </table:table-cell>
          <table:table-cell table:formula="of:=NORMINV(RAND();0;2)" office:value-type="float" office:value="1.00180997814475" calcext:value-type="float">
            <text:p>1,00180997814475</text:p>
          </table:table-cell>
          <table:table-cell table:formula="of:=NORMINV(RAND();0;2)" office:value-type="float" office:value="0.991770089131956" calcext:value-type="float">
            <text:p>0,991770089131956</text:p>
          </table:table-cell>
          <table:table-cell table:formula="of:=NORMINV(RAND();0;2)" office:value-type="float" office:value="-2.72107657015246" calcext:value-type="float">
            <text:p>-2,72107657015246</text:p>
          </table:table-cell>
          <table:table-cell table:formula="of:=NORMINV(RAND();0;2)" office:value-type="float" office:value="1.36026460310981" calcext:value-type="float">
            <text:p>1,36026460310981</text:p>
          </table:table-cell>
          <table:table-cell table:formula="of:=NORMINV(RAND();0;2)" office:value-type="float" office:value="0.476336430259374" calcext:value-type="float">
            <text:p>0,476336430259374</text:p>
          </table:table-cell>
          <table:table-cell table:formula="of:=NORMINV(RAND();0;2)" office:value-type="float" office:value="-0.899800587456846" calcext:value-type="float">
            <text:p>-0,899800587456846</text:p>
          </table:table-cell>
          <table:table-cell table:formula="of:=NORMINV(RAND();0;2)" office:value-type="float" office:value="-3.445635536754" calcext:value-type="float">
            <text:p>-3,445635536754</text:p>
          </table:table-cell>
          <table:table-cell table:formula="of:=AVERAGE([.B335:.K335])" office:value-type="float" office:value="-0.518310331536009" calcext:value-type="float">
            <text:p>-0,518310331536009</text:p>
          </table:table-cell>
          <table:table-cell table:formula="of:=COM.MICROSOFT.VAR.S([.B335:.K335])" office:value-type="float" office:value="3.97219645275529" calcext:value-type="float">
            <text:p>3,97219645275529</text:p>
          </table:table-cell>
          <table:table-cell table:formula="of:=COM.MICROSOFT.VAR.P([.B335:.K335])" office:value-type="float" office:value="3.57497680747976" calcext:value-type="float">
            <text:p>3,5749768074797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NORMINV(RAND();0;2)" office:value-type="float" office:value="2.12421373637514" calcext:value-type="float">
            <text:p>2,12421373637514</text:p>
          </table:table-cell>
          <table:table-cell table:formula="of:=NORMINV(RAND();0;2)" office:value-type="float" office:value="-0.309138442101062" calcext:value-type="float">
            <text:p>-0,309138442101062</text:p>
          </table:table-cell>
          <table:table-cell table:formula="of:=NORMINV(RAND();0;2)" office:value-type="float" office:value="2.54635043007753" calcext:value-type="float">
            <text:p>2,54635043007753</text:p>
          </table:table-cell>
          <table:table-cell table:formula="of:=NORMINV(RAND();0;2)" office:value-type="float" office:value="2.88155066198932" calcext:value-type="float">
            <text:p>2,88155066198932</text:p>
          </table:table-cell>
          <table:table-cell table:formula="of:=NORMINV(RAND();0;2)" office:value-type="float" office:value="0.559367239475766" calcext:value-type="float">
            <text:p>0,559367239475766</text:p>
          </table:table-cell>
          <table:table-cell table:formula="of:=NORMINV(RAND();0;2)" office:value-type="float" office:value="-2.04858590318342" calcext:value-type="float">
            <text:p>-2,04858590318342</text:p>
          </table:table-cell>
          <table:table-cell table:formula="of:=NORMINV(RAND();0;2)" office:value-type="float" office:value="3.97959668658715" calcext:value-type="float">
            <text:p>3,97959668658715</text:p>
          </table:table-cell>
          <table:table-cell table:formula="of:=NORMINV(RAND();0;2)" office:value-type="float" office:value="3.74829543912302" calcext:value-type="float">
            <text:p>3,74829543912302</text:p>
          </table:table-cell>
          <table:table-cell table:formula="of:=NORMINV(RAND();0;2)" office:value-type="float" office:value="4.66811716104484" calcext:value-type="float">
            <text:p>4,66811716104484</text:p>
          </table:table-cell>
          <table:table-cell table:formula="of:=NORMINV(RAND();0;2)" office:value-type="float" office:value="-4.05259606078203" calcext:value-type="float">
            <text:p>-4,05259606078203</text:p>
          </table:table-cell>
          <table:table-cell table:formula="of:=AVERAGE([.B336:.K336])" office:value-type="float" office:value="1.40971709486063" calcext:value-type="float">
            <text:p>1,40971709486063</text:p>
          </table:table-cell>
          <table:table-cell table:formula="of:=COM.MICROSOFT.VAR.S([.B336:.K336])" office:value-type="float" office:value="8.01482438760084" calcext:value-type="float">
            <text:p>8,01482438760084</text:p>
          </table:table-cell>
          <table:table-cell table:formula="of:=COM.MICROSOFT.VAR.P([.B336:.K336])" office:value-type="float" office:value="7.21334194884075" calcext:value-type="float">
            <text:p>7,2133419488407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NORMINV(RAND();0;2)" office:value-type="float" office:value="1.02398943903915" calcext:value-type="float">
            <text:p>1,02398943903915</text:p>
          </table:table-cell>
          <table:table-cell table:formula="of:=NORMINV(RAND();0;2)" office:value-type="float" office:value="-0.635477228569146" calcext:value-type="float">
            <text:p>-0,635477228569146</text:p>
          </table:table-cell>
          <table:table-cell table:formula="of:=NORMINV(RAND();0;2)" office:value-type="float" office:value="1.60112292268381" calcext:value-type="float">
            <text:p>1,60112292268381</text:p>
          </table:table-cell>
          <table:table-cell table:formula="of:=NORMINV(RAND();0;2)" office:value-type="float" office:value="-0.817445199450365" calcext:value-type="float">
            <text:p>-0,817445199450365</text:p>
          </table:table-cell>
          <table:table-cell table:formula="of:=NORMINV(RAND();0;2)" office:value-type="float" office:value="-1.2096154708518" calcext:value-type="float">
            <text:p>-1,2096154708518</text:p>
          </table:table-cell>
          <table:table-cell table:formula="of:=NORMINV(RAND();0;2)" office:value-type="float" office:value="0.27280089126003" calcext:value-type="float">
            <text:p>0,27280089126003</text:p>
          </table:table-cell>
          <table:table-cell table:formula="of:=NORMINV(RAND();0;2)" office:value-type="float" office:value="1.35760835421649" calcext:value-type="float">
            <text:p>1,35760835421649</text:p>
          </table:table-cell>
          <table:table-cell table:formula="of:=NORMINV(RAND();0;2)" office:value-type="float" office:value="-1.94257330952723" calcext:value-type="float">
            <text:p>-1,94257330952723</text:p>
          </table:table-cell>
          <table:table-cell table:formula="of:=NORMINV(RAND();0;2)" office:value-type="float" office:value="-0.648736752701573" calcext:value-type="float">
            <text:p>-0,648736752701573</text:p>
          </table:table-cell>
          <table:table-cell table:formula="of:=NORMINV(RAND();0;2)" office:value-type="float" office:value="-1.73261329196954" calcext:value-type="float">
            <text:p>-1,73261329196954</text:p>
          </table:table-cell>
          <table:table-cell table:formula="of:=AVERAGE([.B337:.K337])" office:value-type="float" office:value="-0.273093964587019" calcext:value-type="float">
            <text:p>-0,273093964587019</text:p>
          </table:table-cell>
          <table:table-cell table:formula="of:=COM.MICROSOFT.VAR.S([.B337:.K337])" office:value-type="float" office:value="1.61283149174896" calcext:value-type="float">
            <text:p>1,61283149174896</text:p>
          </table:table-cell>
          <table:table-cell table:formula="of:=COM.MICROSOFT.VAR.P([.B337:.K337])" office:value-type="float" office:value="1.45154834257407" calcext:value-type="float">
            <text:p>1,4515483425740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NORMINV(RAND();0;2)" office:value-type="float" office:value="-0.741973396554947" calcext:value-type="float">
            <text:p>-0,741973396554947</text:p>
          </table:table-cell>
          <table:table-cell table:formula="of:=NORMINV(RAND();0;2)" office:value-type="float" office:value="-1.52607866675456" calcext:value-type="float">
            <text:p>-1,52607866675456</text:p>
          </table:table-cell>
          <table:table-cell table:formula="of:=NORMINV(RAND();0;2)" office:value-type="float" office:value="-1.21416655740128" calcext:value-type="float">
            <text:p>-1,21416655740128</text:p>
          </table:table-cell>
          <table:table-cell table:formula="of:=NORMINV(RAND();0;2)" office:value-type="float" office:value="0.798983557801312" calcext:value-type="float">
            <text:p>0,798983557801312</text:p>
          </table:table-cell>
          <table:table-cell table:formula="of:=NORMINV(RAND();0;2)" office:value-type="float" office:value="1.27156878318079" calcext:value-type="float">
            <text:p>1,27156878318079</text:p>
          </table:table-cell>
          <table:table-cell table:formula="of:=NORMINV(RAND();0;2)" office:value-type="float" office:value="2.29578337881951" calcext:value-type="float">
            <text:p>2,29578337881951</text:p>
          </table:table-cell>
          <table:table-cell table:formula="of:=NORMINV(RAND();0;2)" office:value-type="float" office:value="3.95570660384727" calcext:value-type="float">
            <text:p>3,95570660384727</text:p>
          </table:table-cell>
          <table:table-cell table:formula="of:=NORMINV(RAND();0;2)" office:value-type="float" office:value="-0.491066052304253" calcext:value-type="float">
            <text:p>-0,491066052304253</text:p>
          </table:table-cell>
          <table:table-cell table:formula="of:=NORMINV(RAND();0;2)" office:value-type="float" office:value="-0.45466435733808" calcext:value-type="float">
            <text:p>-0,45466435733808</text:p>
          </table:table-cell>
          <table:table-cell table:formula="of:=NORMINV(RAND();0;2)" office:value-type="float" office:value="-1.60168108553553" calcext:value-type="float">
            <text:p>-1,60168108553553</text:p>
          </table:table-cell>
          <table:table-cell table:formula="of:=AVERAGE([.B338:.K338])" office:value-type="float" office:value="0.229241220776024" calcext:value-type="float">
            <text:p>0,229241220776024</text:p>
          </table:table-cell>
          <table:table-cell table:formula="of:=COM.MICROSOFT.VAR.S([.B338:.K338])" office:value-type="float" office:value="3.33498571932275" calcext:value-type="float">
            <text:p>3,33498571932275</text:p>
          </table:table-cell>
          <table:table-cell table:formula="of:=COM.MICROSOFT.VAR.P([.B338:.K338])" office:value-type="float" office:value="3.00148714739047" calcext:value-type="float">
            <text:p>3,0014871473904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NORMINV(RAND();0;2)" office:value-type="float" office:value="-1.18622622666295" calcext:value-type="float">
            <text:p>-1,18622622666295</text:p>
          </table:table-cell>
          <table:table-cell table:formula="of:=NORMINV(RAND();0;2)" office:value-type="float" office:value="-1.30468391002462" calcext:value-type="float">
            <text:p>-1,30468391002462</text:p>
          </table:table-cell>
          <table:table-cell table:formula="of:=NORMINV(RAND();0;2)" office:value-type="float" office:value="-0.555232579114717" calcext:value-type="float">
            <text:p>-0,555232579114717</text:p>
          </table:table-cell>
          <table:table-cell table:formula="of:=NORMINV(RAND();0;2)" office:value-type="float" office:value="-1.35826622855228" calcext:value-type="float">
            <text:p>-1,35826622855228</text:p>
          </table:table-cell>
          <table:table-cell table:formula="of:=NORMINV(RAND();0;2)" office:value-type="float" office:value="-2.75140230715307" calcext:value-type="float">
            <text:p>-2,75140230715307</text:p>
          </table:table-cell>
          <table:table-cell table:formula="of:=NORMINV(RAND();0;2)" office:value-type="float" office:value="2.047738591836" calcext:value-type="float">
            <text:p>2,047738591836</text:p>
          </table:table-cell>
          <table:table-cell table:formula="of:=NORMINV(RAND();0;2)" office:value-type="float" office:value="0.344887663869346" calcext:value-type="float">
            <text:p>0,344887663869346</text:p>
          </table:table-cell>
          <table:table-cell table:formula="of:=NORMINV(RAND();0;2)" office:value-type="float" office:value="2.01101373651778" calcext:value-type="float">
            <text:p>2,01101373651778</text:p>
          </table:table-cell>
          <table:table-cell table:formula="of:=NORMINV(RAND();0;2)" office:value-type="float" office:value="3.35787746893295" calcext:value-type="float">
            <text:p>3,35787746893295</text:p>
          </table:table-cell>
          <table:table-cell table:formula="of:=NORMINV(RAND();0;2)" office:value-type="float" office:value="0.571872639878476" calcext:value-type="float">
            <text:p>0,571872639878476</text:p>
          </table:table-cell>
          <table:table-cell table:formula="of:=AVERAGE([.B339:.K339])" office:value-type="float" office:value="0.117757884952691" calcext:value-type="float">
            <text:p>0,117757884952691</text:p>
          </table:table-cell>
          <table:table-cell table:formula="of:=COM.MICROSOFT.VAR.S([.B339:.K339])" office:value-type="float" office:value="3.62808723264601" calcext:value-type="float">
            <text:p>3,62808723264601</text:p>
          </table:table-cell>
          <table:table-cell table:formula="of:=COM.MICROSOFT.VAR.P([.B339:.K339])" office:value-type="float" office:value="3.26527850938141" calcext:value-type="float">
            <text:p>3,2652785093814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NORMINV(RAND();0;2)" office:value-type="float" office:value="0.842184688813282" calcext:value-type="float">
            <text:p>0,842184688813282</text:p>
          </table:table-cell>
          <table:table-cell table:formula="of:=NORMINV(RAND();0;2)" office:value-type="float" office:value="0.896175139520734" calcext:value-type="float">
            <text:p>0,896175139520734</text:p>
          </table:table-cell>
          <table:table-cell table:formula="of:=NORMINV(RAND();0;2)" office:value-type="float" office:value="2.18518581042165" calcext:value-type="float">
            <text:p>2,18518581042165</text:p>
          </table:table-cell>
          <table:table-cell table:formula="of:=NORMINV(RAND();0;2)" office:value-type="float" office:value="0.453505692628679" calcext:value-type="float">
            <text:p>0,453505692628679</text:p>
          </table:table-cell>
          <table:table-cell table:formula="of:=NORMINV(RAND();0;2)" office:value-type="float" office:value="-0.0403204446737702" calcext:value-type="float">
            <text:p>-0,04032044467377</text:p>
          </table:table-cell>
          <table:table-cell table:formula="of:=NORMINV(RAND();0;2)" office:value-type="float" office:value="-3.03972272061206" calcext:value-type="float">
            <text:p>-3,03972272061206</text:p>
          </table:table-cell>
          <table:table-cell table:formula="of:=NORMINV(RAND();0;2)" office:value-type="float" office:value="-0.343268552276101" calcext:value-type="float">
            <text:p>-0,343268552276101</text:p>
          </table:table-cell>
          <table:table-cell table:formula="of:=NORMINV(RAND();0;2)" office:value-type="float" office:value="-2.39711291457605" calcext:value-type="float">
            <text:p>-2,39711291457605</text:p>
          </table:table-cell>
          <table:table-cell table:formula="of:=NORMINV(RAND();0;2)" office:value-type="float" office:value="-0.540552979221178" calcext:value-type="float">
            <text:p>-0,540552979221178</text:p>
          </table:table-cell>
          <table:table-cell table:formula="of:=NORMINV(RAND();0;2)" office:value-type="float" office:value="0.605553089683687" calcext:value-type="float">
            <text:p>0,605553089683687</text:p>
          </table:table-cell>
          <table:table-cell table:formula="of:=AVERAGE([.B340:.K340])" office:value-type="float" office:value="-0.137837319029112" calcext:value-type="float">
            <text:p>-0,137837319029112</text:p>
          </table:table-cell>
          <table:table-cell table:formula="of:=COM.MICROSOFT.VAR.S([.B340:.K340])" office:value-type="float" office:value="2.45194819481702" calcext:value-type="float">
            <text:p>2,45194819481702</text:p>
          </table:table-cell>
          <table:table-cell table:formula="of:=COM.MICROSOFT.VAR.P([.B340:.K340])" office:value-type="float" office:value="2.20675337533532" calcext:value-type="float">
            <text:p>2,2067533753353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NORMINV(RAND();0;2)" office:value-type="float" office:value="-2.51019760238333" calcext:value-type="float">
            <text:p>-2,51019760238333</text:p>
          </table:table-cell>
          <table:table-cell table:formula="of:=NORMINV(RAND();0;2)" office:value-type="float" office:value="1.48199430450697" calcext:value-type="float">
            <text:p>1,48199430450697</text:p>
          </table:table-cell>
          <table:table-cell table:formula="of:=NORMINV(RAND();0;2)" office:value-type="float" office:value="3.33665744550778" calcext:value-type="float">
            <text:p>3,33665744550778</text:p>
          </table:table-cell>
          <table:table-cell table:formula="of:=NORMINV(RAND();0;2)" office:value-type="float" office:value="-0.163844230735507" calcext:value-type="float">
            <text:p>-0,163844230735507</text:p>
          </table:table-cell>
          <table:table-cell table:formula="of:=NORMINV(RAND();0;2)" office:value-type="float" office:value="-1.0151008764457" calcext:value-type="float">
            <text:p>-1,0151008764457</text:p>
          </table:table-cell>
          <table:table-cell table:formula="of:=NORMINV(RAND();0;2)" office:value-type="float" office:value="2.53507351742269" calcext:value-type="float">
            <text:p>2,53507351742269</text:p>
          </table:table-cell>
          <table:table-cell table:formula="of:=NORMINV(RAND();0;2)" office:value-type="float" office:value="-3.37416260384649" calcext:value-type="float">
            <text:p>-3,37416260384649</text:p>
          </table:table-cell>
          <table:table-cell table:formula="of:=NORMINV(RAND();0;2)" office:value-type="float" office:value="2.0609900449226" calcext:value-type="float">
            <text:p>2,0609900449226</text:p>
          </table:table-cell>
          <table:table-cell table:formula="of:=NORMINV(RAND();0;2)" office:value-type="float" office:value="-0.773711447039715" calcext:value-type="float">
            <text:p>-0,773711447039715</text:p>
          </table:table-cell>
          <table:table-cell table:formula="of:=NORMINV(RAND();0;2)" office:value-type="float" office:value="3.54455306107191" calcext:value-type="float">
            <text:p>3,54455306107191</text:p>
          </table:table-cell>
          <table:table-cell table:formula="of:=AVERAGE([.B341:.K341])" office:value-type="float" office:value="0.512225161298122" calcext:value-type="float">
            <text:p>0,512225161298122</text:p>
          </table:table-cell>
          <table:table-cell table:formula="of:=COM.MICROSOFT.VAR.S([.B341:.K341])" office:value-type="float" office:value="5.92066082001561" calcext:value-type="float">
            <text:p>5,92066082001561</text:p>
          </table:table-cell>
          <table:table-cell table:formula="of:=COM.MICROSOFT.VAR.P([.B341:.K341])" office:value-type="float" office:value="5.32859473801405" calcext:value-type="float">
            <text:p>5,3285947380140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NORMINV(RAND();0;2)" office:value-type="float" office:value="-4.84451669341099" calcext:value-type="float">
            <text:p>-4,84451669341099</text:p>
          </table:table-cell>
          <table:table-cell table:formula="of:=NORMINV(RAND();0;2)" office:value-type="float" office:value="0.37416944495643" calcext:value-type="float">
            <text:p>0,37416944495643</text:p>
          </table:table-cell>
          <table:table-cell table:formula="of:=NORMINV(RAND();0;2)" office:value-type="float" office:value="-0.532175874871867" calcext:value-type="float">
            <text:p>-0,532175874871867</text:p>
          </table:table-cell>
          <table:table-cell table:formula="of:=NORMINV(RAND();0;2)" office:value-type="float" office:value="-0.377710677993579" calcext:value-type="float">
            <text:p>-0,377710677993579</text:p>
          </table:table-cell>
          <table:table-cell table:formula="of:=NORMINV(RAND();0;2)" office:value-type="float" office:value="-2.25560363756225" calcext:value-type="float">
            <text:p>-2,25560363756225</text:p>
          </table:table-cell>
          <table:table-cell table:formula="of:=NORMINV(RAND();0;2)" office:value-type="float" office:value="-2.15793845329542" calcext:value-type="float">
            <text:p>-2,15793845329542</text:p>
          </table:table-cell>
          <table:table-cell table:formula="of:=NORMINV(RAND();0;2)" office:value-type="float" office:value="-2.95828813998896" calcext:value-type="float">
            <text:p>-2,95828813998896</text:p>
          </table:table-cell>
          <table:table-cell table:formula="of:=NORMINV(RAND();0;2)" office:value-type="float" office:value="-1.8447227175163" calcext:value-type="float">
            <text:p>-1,8447227175163</text:p>
          </table:table-cell>
          <table:table-cell table:formula="of:=NORMINV(RAND();0;2)" office:value-type="float" office:value="1.14570456748327" calcext:value-type="float">
            <text:p>1,14570456748327</text:p>
          </table:table-cell>
          <table:table-cell table:formula="of:=NORMINV(RAND();0;2)" office:value-type="float" office:value="-1.36291735337942" calcext:value-type="float">
            <text:p>-1,36291735337942</text:p>
          </table:table-cell>
          <table:table-cell table:formula="of:=AVERAGE([.B342:.K342])" office:value-type="float" office:value="-1.48139995355791" calcext:value-type="float">
            <text:p>-1,48139995355791</text:p>
          </table:table-cell>
          <table:table-cell table:formula="of:=COM.MICROSOFT.VAR.S([.B342:.K342])" office:value-type="float" office:value="3.01765138779322" calcext:value-type="float">
            <text:p>3,01765138779322</text:p>
          </table:table-cell>
          <table:table-cell table:formula="of:=COM.MICROSOFT.VAR.P([.B342:.K342])" office:value-type="float" office:value="2.71588624901389" calcext:value-type="float">
            <text:p>2,7158862490138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NORMINV(RAND();0;2)" office:value-type="float" office:value="0.279225579071513" calcext:value-type="float">
            <text:p>0,279225579071513</text:p>
          </table:table-cell>
          <table:table-cell table:formula="of:=NORMINV(RAND();0;2)" office:value-type="float" office:value="-3.26815648714463" calcext:value-type="float">
            <text:p>-3,26815648714463</text:p>
          </table:table-cell>
          <table:table-cell table:formula="of:=NORMINV(RAND();0;2)" office:value-type="float" office:value="-0.563032378776424" calcext:value-type="float">
            <text:p>-0,563032378776424</text:p>
          </table:table-cell>
          <table:table-cell table:formula="of:=NORMINV(RAND();0;2)" office:value-type="float" office:value="-1.80596443794025" calcext:value-type="float">
            <text:p>-1,80596443794025</text:p>
          </table:table-cell>
          <table:table-cell table:formula="of:=NORMINV(RAND();0;2)" office:value-type="float" office:value="-0.1176035566034" calcext:value-type="float">
            <text:p>-0,1176035566034</text:p>
          </table:table-cell>
          <table:table-cell table:formula="of:=NORMINV(RAND();0;2)" office:value-type="float" office:value="-0.199835464053781" calcext:value-type="float">
            <text:p>-0,199835464053781</text:p>
          </table:table-cell>
          <table:table-cell table:formula="of:=NORMINV(RAND();0;2)" office:value-type="float" office:value="-3.03748853263392" calcext:value-type="float">
            <text:p>-3,03748853263392</text:p>
          </table:table-cell>
          <table:table-cell table:formula="of:=NORMINV(RAND();0;2)" office:value-type="float" office:value="-2.00717994639042" calcext:value-type="float">
            <text:p>-2,00717994639042</text:p>
          </table:table-cell>
          <table:table-cell table:formula="of:=NORMINV(RAND();0;2)" office:value-type="float" office:value="0.0372763613168203" calcext:value-type="float">
            <text:p>0,03727636131682</text:p>
          </table:table-cell>
          <table:table-cell table:formula="of:=NORMINV(RAND();0;2)" office:value-type="float" office:value="1.93675035212856" calcext:value-type="float">
            <text:p>1,93675035212856</text:p>
          </table:table-cell>
          <table:table-cell table:formula="of:=AVERAGE([.B343:.K343])" office:value-type="float" office:value="-0.874600851102593" calcext:value-type="float">
            <text:p>-0,874600851102593</text:p>
          </table:table-cell>
          <table:table-cell table:formula="of:=COM.MICROSOFT.VAR.S([.B343:.K343])" office:value-type="float" office:value="2.63881382861244" calcext:value-type="float">
            <text:p>2,63881382861244</text:p>
          </table:table-cell>
          <table:table-cell table:formula="of:=COM.MICROSOFT.VAR.P([.B343:.K343])" office:value-type="float" office:value="2.37493244575119" calcext:value-type="float">
            <text:p>2,3749324457511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NORMINV(RAND();0;2)" office:value-type="float" office:value="-0.690000730113112" calcext:value-type="float">
            <text:p>-0,690000730113112</text:p>
          </table:table-cell>
          <table:table-cell table:formula="of:=NORMINV(RAND();0;2)" office:value-type="float" office:value="-4.24167319068043" calcext:value-type="float">
            <text:p>-4,24167319068043</text:p>
          </table:table-cell>
          <table:table-cell table:formula="of:=NORMINV(RAND();0;2)" office:value-type="float" office:value="-0.536149282085652" calcext:value-type="float">
            <text:p>-0,536149282085652</text:p>
          </table:table-cell>
          <table:table-cell table:formula="of:=NORMINV(RAND();0;2)" office:value-type="float" office:value="2.09432033232656" calcext:value-type="float">
            <text:p>2,09432033232656</text:p>
          </table:table-cell>
          <table:table-cell table:formula="of:=NORMINV(RAND();0;2)" office:value-type="float" office:value="-0.492006194382493" calcext:value-type="float">
            <text:p>-0,492006194382493</text:p>
          </table:table-cell>
          <table:table-cell table:formula="of:=NORMINV(RAND();0;2)" office:value-type="float" office:value="-3.04828044899945" calcext:value-type="float">
            <text:p>-3,04828044899945</text:p>
          </table:table-cell>
          <table:table-cell table:formula="of:=NORMINV(RAND();0;2)" office:value-type="float" office:value="-0.817256269099699" calcext:value-type="float">
            <text:p>-0,817256269099699</text:p>
          </table:table-cell>
          <table:table-cell table:formula="of:=NORMINV(RAND();0;2)" office:value-type="float" office:value="-2.89413379260426" calcext:value-type="float">
            <text:p>-2,89413379260426</text:p>
          </table:table-cell>
          <table:table-cell table:formula="of:=NORMINV(RAND();0;2)" office:value-type="float" office:value="0.226670577282918" calcext:value-type="float">
            <text:p>0,226670577282918</text:p>
          </table:table-cell>
          <table:table-cell table:formula="of:=NORMINV(RAND();0;2)" office:value-type="float" office:value="1.13943148568084" calcext:value-type="float">
            <text:p>1,13943148568084</text:p>
          </table:table-cell>
          <table:table-cell table:formula="of:=AVERAGE([.B344:.K344])" office:value-type="float" office:value="-0.925907751267478" calcext:value-type="float">
            <text:p>-0,925907751267478</text:p>
          </table:table-cell>
          <table:table-cell table:formula="of:=COM.MICROSOFT.VAR.S([.B344:.K344])" office:value-type="float" office:value="3.83290668930061" calcext:value-type="float">
            <text:p>3,83290668930061</text:p>
          </table:table-cell>
          <table:table-cell table:formula="of:=COM.MICROSOFT.VAR.P([.B344:.K344])" office:value-type="float" office:value="3.44961602037055" calcext:value-type="float">
            <text:p>3,4496160203705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NORMINV(RAND();0;2)" office:value-type="float" office:value="1.67166027572227" calcext:value-type="float">
            <text:p>1,67166027572227</text:p>
          </table:table-cell>
          <table:table-cell table:formula="of:=NORMINV(RAND();0;2)" office:value-type="float" office:value="-4.38590314923677" calcext:value-type="float">
            <text:p>-4,38590314923677</text:p>
          </table:table-cell>
          <table:table-cell table:formula="of:=NORMINV(RAND();0;2)" office:value-type="float" office:value="-2.42054728316075" calcext:value-type="float">
            <text:p>-2,42054728316075</text:p>
          </table:table-cell>
          <table:table-cell table:formula="of:=NORMINV(RAND();0;2)" office:value-type="float" office:value="-0.653549565937003" calcext:value-type="float">
            <text:p>-0,653549565937003</text:p>
          </table:table-cell>
          <table:table-cell table:formula="of:=NORMINV(RAND();0;2)" office:value-type="float" office:value="3.01074996859224" calcext:value-type="float">
            <text:p>3,01074996859224</text:p>
          </table:table-cell>
          <table:table-cell table:formula="of:=NORMINV(RAND();0;2)" office:value-type="float" office:value="-2.50314596721242" calcext:value-type="float">
            <text:p>-2,50314596721242</text:p>
          </table:table-cell>
          <table:table-cell table:formula="of:=NORMINV(RAND();0;2)" office:value-type="float" office:value="-0.647267765675261" calcext:value-type="float">
            <text:p>-0,647267765675261</text:p>
          </table:table-cell>
          <table:table-cell table:formula="of:=NORMINV(RAND();0;2)" office:value-type="float" office:value="2.66789304272927" calcext:value-type="float">
            <text:p>2,66789304272927</text:p>
          </table:table-cell>
          <table:table-cell table:formula="of:=NORMINV(RAND();0;2)" office:value-type="float" office:value="-1.5270524408075" calcext:value-type="float">
            <text:p>-1,5270524408075</text:p>
          </table:table-cell>
          <table:table-cell table:formula="of:=NORMINV(RAND();0;2)" office:value-type="float" office:value="0.178336410952561" calcext:value-type="float">
            <text:p>0,178336410952561</text:p>
          </table:table-cell>
          <table:table-cell table:formula="of:=AVERAGE([.B345:.K345])" office:value-type="float" office:value="-0.460882647403336" calcext:value-type="float">
            <text:p>-0,460882647403336</text:p>
          </table:table-cell>
          <table:table-cell table:formula="of:=COM.MICROSOFT.VAR.S([.B345:.K345])" office:value-type="float" office:value="5.71369994857936" calcext:value-type="float">
            <text:p>5,71369994857936</text:p>
          </table:table-cell>
          <table:table-cell table:formula="of:=COM.MICROSOFT.VAR.P([.B345:.K345])" office:value-type="float" office:value="5.14232995372142" calcext:value-type="float">
            <text:p>5,142329953721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NORMINV(RAND();0;2)" office:value-type="float" office:value="-3.11541414255366" calcext:value-type="float">
            <text:p>-3,11541414255366</text:p>
          </table:table-cell>
          <table:table-cell table:formula="of:=NORMINV(RAND();0;2)" office:value-type="float" office:value="2.26444854030517" calcext:value-type="float">
            <text:p>2,26444854030517</text:p>
          </table:table-cell>
          <table:table-cell table:formula="of:=NORMINV(RAND();0;2)" office:value-type="float" office:value="1.03895873641349" calcext:value-type="float">
            <text:p>1,03895873641349</text:p>
          </table:table-cell>
          <table:table-cell table:formula="of:=NORMINV(RAND();0;2)" office:value-type="float" office:value="1.58557559716261" calcext:value-type="float">
            <text:p>1,58557559716261</text:p>
          </table:table-cell>
          <table:table-cell table:formula="of:=NORMINV(RAND();0;2)" office:value-type="float" office:value="-1.89027557281514" calcext:value-type="float">
            <text:p>-1,89027557281514</text:p>
          </table:table-cell>
          <table:table-cell table:formula="of:=NORMINV(RAND();0;2)" office:value-type="float" office:value="-1.10755548770256" calcext:value-type="float">
            <text:p>-1,10755548770256</text:p>
          </table:table-cell>
          <table:table-cell table:formula="of:=NORMINV(RAND();0;2)" office:value-type="float" office:value="2.93939727665433" calcext:value-type="float">
            <text:p>2,93939727665433</text:p>
          </table:table-cell>
          <table:table-cell table:formula="of:=NORMINV(RAND();0;2)" office:value-type="float" office:value="-0.179529574106372" calcext:value-type="float">
            <text:p>-0,179529574106372</text:p>
          </table:table-cell>
          <table:table-cell table:formula="of:=NORMINV(RAND();0;2)" office:value-type="float" office:value="-0.830649514041987" calcext:value-type="float">
            <text:p>-0,830649514041987</text:p>
          </table:table-cell>
          <table:table-cell table:formula="of:=NORMINV(RAND();0;2)" office:value-type="float" office:value="2.85775771256591" calcext:value-type="float">
            <text:p>2,85775771256591</text:p>
          </table:table-cell>
          <table:table-cell table:formula="of:=AVERAGE([.B346:.K346])" office:value-type="float" office:value="0.35627135718818" calcext:value-type="float">
            <text:p>0,35627135718818</text:p>
          </table:table-cell>
          <table:table-cell table:formula="of:=COM.MICROSOFT.VAR.S([.B346:.K346])" office:value-type="float" office:value="4.38739897538728" calcext:value-type="float">
            <text:p>4,38739897538728</text:p>
          </table:table-cell>
          <table:table-cell table:formula="of:=COM.MICROSOFT.VAR.P([.B346:.K346])" office:value-type="float" office:value="3.94865907784855" calcext:value-type="float">
            <text:p>3,9486590778485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NORMINV(RAND();0;2)" office:value-type="float" office:value="-0.556017003978167" calcext:value-type="float">
            <text:p>-0,556017003978167</text:p>
          </table:table-cell>
          <table:table-cell table:formula="of:=NORMINV(RAND();0;2)" office:value-type="float" office:value="2.15570780621683" calcext:value-type="float">
            <text:p>2,15570780621683</text:p>
          </table:table-cell>
          <table:table-cell table:formula="of:=NORMINV(RAND();0;2)" office:value-type="float" office:value="-4.49360136749905" calcext:value-type="float">
            <text:p>-4,49360136749905</text:p>
          </table:table-cell>
          <table:table-cell table:formula="of:=NORMINV(RAND();0;2)" office:value-type="float" office:value="0.689766254467559" calcext:value-type="float">
            <text:p>0,689766254467559</text:p>
          </table:table-cell>
          <table:table-cell table:formula="of:=NORMINV(RAND();0;2)" office:value-type="float" office:value="-2.07623146492276" calcext:value-type="float">
            <text:p>-2,07623146492276</text:p>
          </table:table-cell>
          <table:table-cell table:formula="of:=NORMINV(RAND();0;2)" office:value-type="float" office:value="-1.05601377372315" calcext:value-type="float">
            <text:p>-1,05601377372315</text:p>
          </table:table-cell>
          <table:table-cell table:formula="of:=NORMINV(RAND();0;2)" office:value-type="float" office:value="2.03764142313477" calcext:value-type="float">
            <text:p>2,03764142313477</text:p>
          </table:table-cell>
          <table:table-cell table:formula="of:=NORMINV(RAND();0;2)" office:value-type="float" office:value="0.617684934357442" calcext:value-type="float">
            <text:p>0,617684934357442</text:p>
          </table:table-cell>
          <table:table-cell table:formula="of:=NORMINV(RAND();0;2)" office:value-type="float" office:value="-0.821960796067662" calcext:value-type="float">
            <text:p>-0,821960796067662</text:p>
          </table:table-cell>
          <table:table-cell table:formula="of:=NORMINV(RAND();0;2)" office:value-type="float" office:value="-0.554778256314025" calcext:value-type="float">
            <text:p>-0,554778256314025</text:p>
          </table:table-cell>
          <table:table-cell table:formula="of:=AVERAGE([.B347:.K347])" office:value-type="float" office:value="-0.405780224432822" calcext:value-type="float">
            <text:p>-0,405780224432822</text:p>
          </table:table-cell>
          <table:table-cell table:formula="of:=COM.MICROSOFT.VAR.S([.B347:.K347])" office:value-type="float" office:value="3.88007819805192" calcext:value-type="float">
            <text:p>3,88007819805192</text:p>
          </table:table-cell>
          <table:table-cell table:formula="of:=COM.MICROSOFT.VAR.P([.B347:.K347])" office:value-type="float" office:value="3.49207037824672" calcext:value-type="float">
            <text:p>3,4920703782467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NORMINV(RAND();0;2)" office:value-type="float" office:value="2.53080846578341" calcext:value-type="float">
            <text:p>2,53080846578341</text:p>
          </table:table-cell>
          <table:table-cell table:formula="of:=NORMINV(RAND();0;2)" office:value-type="float" office:value="-0.881351345697961" calcext:value-type="float">
            <text:p>-0,881351345697961</text:p>
          </table:table-cell>
          <table:table-cell table:formula="of:=NORMINV(RAND();0;2)" office:value-type="float" office:value="-0.649152089078424" calcext:value-type="float">
            <text:p>-0,649152089078424</text:p>
          </table:table-cell>
          <table:table-cell table:formula="of:=NORMINV(RAND();0;2)" office:value-type="float" office:value="-0.617336643112516" calcext:value-type="float">
            <text:p>-0,617336643112516</text:p>
          </table:table-cell>
          <table:table-cell table:formula="of:=NORMINV(RAND();0;2)" office:value-type="float" office:value="1.39070653864801" calcext:value-type="float">
            <text:p>1,39070653864801</text:p>
          </table:table-cell>
          <table:table-cell table:formula="of:=NORMINV(RAND();0;2)" office:value-type="float" office:value="0.00402493622667241" calcext:value-type="float">
            <text:p>0,004024936226672</text:p>
          </table:table-cell>
          <table:table-cell table:formula="of:=NORMINV(RAND();0;2)" office:value-type="float" office:value="-0.830266237145707" calcext:value-type="float">
            <text:p>-0,830266237145707</text:p>
          </table:table-cell>
          <table:table-cell table:formula="of:=NORMINV(RAND();0;2)" office:value-type="float" office:value="-0.282905959820169" calcext:value-type="float">
            <text:p>-0,282905959820169</text:p>
          </table:table-cell>
          <table:table-cell table:formula="of:=NORMINV(RAND();0;2)" office:value-type="float" office:value="-2.23359088013095" calcext:value-type="float">
            <text:p>-2,23359088013095</text:p>
          </table:table-cell>
          <table:table-cell table:formula="of:=NORMINV(RAND();0;2)" office:value-type="float" office:value="1.34125311236623" calcext:value-type="float">
            <text:p>1,34125311236623</text:p>
          </table:table-cell>
          <table:table-cell table:formula="of:=AVERAGE([.B348:.K348])" office:value-type="float" office:value="-0.0227810101961404" calcext:value-type="float">
            <text:p>-0,02278101019614</text:p>
          </table:table-cell>
          <table:table-cell table:formula="of:=COM.MICROSOFT.VAR.S([.B348:.K348])" office:value-type="float" office:value="1.94115908012282" calcext:value-type="float">
            <text:p>1,94115908012282</text:p>
          </table:table-cell>
          <table:table-cell table:formula="of:=COM.MICROSOFT.VAR.P([.B348:.K348])" office:value-type="float" office:value="1.74704317211054" calcext:value-type="float">
            <text:p>1,7470431721105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NORMINV(RAND();0;2)" office:value-type="float" office:value="0.336103123166624" calcext:value-type="float">
            <text:p>0,336103123166624</text:p>
          </table:table-cell>
          <table:table-cell table:formula="of:=NORMINV(RAND();0;2)" office:value-type="float" office:value="-1.05210677335919" calcext:value-type="float">
            <text:p>-1,05210677335919</text:p>
          </table:table-cell>
          <table:table-cell table:formula="of:=NORMINV(RAND();0;2)" office:value-type="float" office:value="3.52364020644226" calcext:value-type="float">
            <text:p>3,52364020644226</text:p>
          </table:table-cell>
          <table:table-cell table:formula="of:=NORMINV(RAND();0;2)" office:value-type="float" office:value="1.76719805992032" calcext:value-type="float">
            <text:p>1,76719805992032</text:p>
          </table:table-cell>
          <table:table-cell table:formula="of:=NORMINV(RAND();0;2)" office:value-type="float" office:value="2.02257581317554" calcext:value-type="float">
            <text:p>2,02257581317554</text:p>
          </table:table-cell>
          <table:table-cell table:formula="of:=NORMINV(RAND();0;2)" office:value-type="float" office:value="-0.795177877400308" calcext:value-type="float">
            <text:p>-0,795177877400308</text:p>
          </table:table-cell>
          <table:table-cell table:formula="of:=NORMINV(RAND();0;2)" office:value-type="float" office:value="1.88995562807884" calcext:value-type="float">
            <text:p>1,88995562807884</text:p>
          </table:table-cell>
          <table:table-cell table:formula="of:=NORMINV(RAND();0;2)" office:value-type="float" office:value="-2.1205345916624" calcext:value-type="float">
            <text:p>-2,1205345916624</text:p>
          </table:table-cell>
          <table:table-cell table:formula="of:=NORMINV(RAND();0;2)" office:value-type="float" office:value="-2.47646964365808" calcext:value-type="float">
            <text:p>-2,47646964365808</text:p>
          </table:table-cell>
          <table:table-cell table:formula="of:=NORMINV(RAND();0;2)" office:value-type="float" office:value="2.18041303002684" calcext:value-type="float">
            <text:p>2,18041303002684</text:p>
          </table:table-cell>
          <table:table-cell table:formula="of:=AVERAGE([.B349:.K349])" office:value-type="float" office:value="0.527559697473044" calcext:value-type="float">
            <text:p>0,527559697473044</text:p>
          </table:table-cell>
          <table:table-cell table:formula="of:=COM.MICROSOFT.VAR.S([.B349:.K349])" office:value-type="float" office:value="4.18383931113098" calcext:value-type="float">
            <text:p>4,18383931113098</text:p>
          </table:table-cell>
          <table:table-cell table:formula="of:=COM.MICROSOFT.VAR.P([.B349:.K349])" office:value-type="float" office:value="3.76545538001788" calcext:value-type="float">
            <text:p>3,7654553800178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NORMINV(RAND();0;2)" office:value-type="float" office:value="-1.09369794582218" calcext:value-type="float">
            <text:p>-1,09369794582218</text:p>
          </table:table-cell>
          <table:table-cell table:formula="of:=NORMINV(RAND();0;2)" office:value-type="float" office:value="-0.445155135557423" calcext:value-type="float">
            <text:p>-0,445155135557423</text:p>
          </table:table-cell>
          <table:table-cell table:formula="of:=NORMINV(RAND();0;2)" office:value-type="float" office:value="0.0761402277678388" calcext:value-type="float">
            <text:p>0,076140227767839</text:p>
          </table:table-cell>
          <table:table-cell table:formula="of:=NORMINV(RAND();0;2)" office:value-type="float" office:value="0.0160991418953677" calcext:value-type="float">
            <text:p>0,016099141895368</text:p>
          </table:table-cell>
          <table:table-cell table:formula="of:=NORMINV(RAND();0;2)" office:value-type="float" office:value="2.87628628506636" calcext:value-type="float">
            <text:p>2,87628628506636</text:p>
          </table:table-cell>
          <table:table-cell table:formula="of:=NORMINV(RAND();0;2)" office:value-type="float" office:value="-0.793193464270593" calcext:value-type="float">
            <text:p>-0,793193464270593</text:p>
          </table:table-cell>
          <table:table-cell table:formula="of:=NORMINV(RAND();0;2)" office:value-type="float" office:value="-2.32904889567606" calcext:value-type="float">
            <text:p>-2,32904889567606</text:p>
          </table:table-cell>
          <table:table-cell table:formula="of:=NORMINV(RAND();0;2)" office:value-type="float" office:value="0.108348464785993" calcext:value-type="float">
            <text:p>0,108348464785993</text:p>
          </table:table-cell>
          <table:table-cell table:formula="of:=NORMINV(RAND();0;2)" office:value-type="float" office:value="1.12939501002819" calcext:value-type="float">
            <text:p>1,12939501002819</text:p>
          </table:table-cell>
          <table:table-cell table:formula="of:=NORMINV(RAND();0;2)" office:value-type="float" office:value="0.390649553714259" calcext:value-type="float">
            <text:p>0,390649553714259</text:p>
          </table:table-cell>
          <table:table-cell table:formula="of:=AVERAGE([.B350:.K350])" office:value-type="float" office:value="-0.00641767580682482" calcext:value-type="float">
            <text:p>-0,006417675806825</text:p>
          </table:table-cell>
          <table:table-cell table:formula="of:=COM.MICROSOFT.VAR.S([.B350:.K350])" office:value-type="float" office:value="1.90738999095811" calcext:value-type="float">
            <text:p>1,90738999095811</text:p>
          </table:table-cell>
          <table:table-cell table:formula="of:=COM.MICROSOFT.VAR.P([.B350:.K350])" office:value-type="float" office:value="1.7166509918623" calcext:value-type="float">
            <text:p>1,716650991862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NORMINV(RAND();0;2)" office:value-type="float" office:value="-0.0875499122620941" calcext:value-type="float">
            <text:p>-0,087549912262094</text:p>
          </table:table-cell>
          <table:table-cell table:formula="of:=NORMINV(RAND();0;2)" office:value-type="float" office:value="0.941804922752404" calcext:value-type="float">
            <text:p>0,941804922752404</text:p>
          </table:table-cell>
          <table:table-cell table:formula="of:=NORMINV(RAND();0;2)" office:value-type="float" office:value="4.85733584499932" calcext:value-type="float">
            <text:p>4,85733584499932</text:p>
          </table:table-cell>
          <table:table-cell table:formula="of:=NORMINV(RAND();0;2)" office:value-type="float" office:value="0.0980973036390393" calcext:value-type="float">
            <text:p>0,098097303639039</text:p>
          </table:table-cell>
          <table:table-cell table:formula="of:=NORMINV(RAND();0;2)" office:value-type="float" office:value="-0.78965015590623" calcext:value-type="float">
            <text:p>-0,78965015590623</text:p>
          </table:table-cell>
          <table:table-cell table:formula="of:=NORMINV(RAND();0;2)" office:value-type="float" office:value="-2.22327136518556" calcext:value-type="float">
            <text:p>-2,22327136518556</text:p>
          </table:table-cell>
          <table:table-cell table:formula="of:=NORMINV(RAND();0;2)" office:value-type="float" office:value="-1.23332556802418" calcext:value-type="float">
            <text:p>-1,23332556802418</text:p>
          </table:table-cell>
          <table:table-cell table:formula="of:=NORMINV(RAND();0;2)" office:value-type="float" office:value="0.280072854349636" calcext:value-type="float">
            <text:p>0,280072854349636</text:p>
          </table:table-cell>
          <table:table-cell table:formula="of:=NORMINV(RAND();0;2)" office:value-type="float" office:value="-1.09639538509736" calcext:value-type="float">
            <text:p>-1,09639538509736</text:p>
          </table:table-cell>
          <table:table-cell table:formula="of:=NORMINV(RAND();0;2)" office:value-type="float" office:value="-0.844384885157459" calcext:value-type="float">
            <text:p>-0,844384885157459</text:p>
          </table:table-cell>
          <table:table-cell table:formula="of:=AVERAGE([.B351:.K351])" office:value-type="float" office:value="-0.00972663458924869" calcext:value-type="float">
            <text:p>-0,009726634589249</text:p>
          </table:table-cell>
          <table:table-cell table:formula="of:=COM.MICROSOFT.VAR.S([.B351:.K351])" office:value-type="float" office:value="3.73090382052862" calcext:value-type="float">
            <text:p>3,73090382052862</text:p>
          </table:table-cell>
          <table:table-cell table:formula="of:=COM.MICROSOFT.VAR.P([.B351:.K351])" office:value-type="float" office:value="3.35781343847576" calcext:value-type="float">
            <text:p>3,3578134384757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NORMINV(RAND();0;2)" office:value-type="float" office:value="-0.221503395439159" calcext:value-type="float">
            <text:p>-0,221503395439159</text:p>
          </table:table-cell>
          <table:table-cell table:formula="of:=NORMINV(RAND();0;2)" office:value-type="float" office:value="2.27455208518" calcext:value-type="float">
            <text:p>2,27455208518</text:p>
          </table:table-cell>
          <table:table-cell table:formula="of:=NORMINV(RAND();0;2)" office:value-type="float" office:value="-1.0351675316892" calcext:value-type="float">
            <text:p>-1,0351675316892</text:p>
          </table:table-cell>
          <table:table-cell table:formula="of:=NORMINV(RAND();0;2)" office:value-type="float" office:value="3.51813711033804" calcext:value-type="float">
            <text:p>3,51813711033804</text:p>
          </table:table-cell>
          <table:table-cell table:formula="of:=NORMINV(RAND();0;2)" office:value-type="float" office:value="3.99914565366071" calcext:value-type="float">
            <text:p>3,99914565366071</text:p>
          </table:table-cell>
          <table:table-cell table:formula="of:=NORMINV(RAND();0;2)" office:value-type="float" office:value="1.99796462714939" calcext:value-type="float">
            <text:p>1,99796462714939</text:p>
          </table:table-cell>
          <table:table-cell table:formula="of:=NORMINV(RAND();0;2)" office:value-type="float" office:value="-1.86493261214986" calcext:value-type="float">
            <text:p>-1,86493261214986</text:p>
          </table:table-cell>
          <table:table-cell table:formula="of:=NORMINV(RAND();0;2)" office:value-type="float" office:value="0.805154985211943" calcext:value-type="float">
            <text:p>0,805154985211943</text:p>
          </table:table-cell>
          <table:table-cell table:formula="of:=NORMINV(RAND();0;2)" office:value-type="float" office:value="-0.543606136573648" calcext:value-type="float">
            <text:p>-0,543606136573648</text:p>
          </table:table-cell>
          <table:table-cell table:formula="of:=NORMINV(RAND();0;2)" office:value-type="float" office:value="-0.203534017038274" calcext:value-type="float">
            <text:p>-0,203534017038274</text:p>
          </table:table-cell>
          <table:table-cell table:formula="of:=AVERAGE([.B352:.K352])" office:value-type="float" office:value="0.872621076864995" calcext:value-type="float">
            <text:p>0,872621076864995</text:p>
          </table:table-cell>
          <table:table-cell table:formula="of:=COM.MICROSOFT.VAR.S([.B352:.K352])" office:value-type="float" office:value="3.94500517630181" calcext:value-type="float">
            <text:p>3,94500517630181</text:p>
          </table:table-cell>
          <table:table-cell table:formula="of:=COM.MICROSOFT.VAR.P([.B352:.K352])" office:value-type="float" office:value="3.55050465867163" calcext:value-type="float">
            <text:p>3,5505046586716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NORMINV(RAND();0;2)" office:value-type="float" office:value="-1.15413671467674" calcext:value-type="float">
            <text:p>-1,15413671467674</text:p>
          </table:table-cell>
          <table:table-cell table:formula="of:=NORMINV(RAND();0;2)" office:value-type="float" office:value="2.52573471353154" calcext:value-type="float">
            <text:p>2,52573471353154</text:p>
          </table:table-cell>
          <table:table-cell table:formula="of:=NORMINV(RAND();0;2)" office:value-type="float" office:value="1.54259974317045" calcext:value-type="float">
            <text:p>1,54259974317045</text:p>
          </table:table-cell>
          <table:table-cell table:formula="of:=NORMINV(RAND();0;2)" office:value-type="float" office:value="2.46146001871767" calcext:value-type="float">
            <text:p>2,46146001871767</text:p>
          </table:table-cell>
          <table:table-cell table:formula="of:=NORMINV(RAND();0;2)" office:value-type="float" office:value="0.108659429422076" calcext:value-type="float">
            <text:p>0,108659429422076</text:p>
          </table:table-cell>
          <table:table-cell table:formula="of:=NORMINV(RAND();0;2)" office:value-type="float" office:value="4.32029778118083" calcext:value-type="float">
            <text:p>4,32029778118083</text:p>
          </table:table-cell>
          <table:table-cell table:formula="of:=NORMINV(RAND();0;2)" office:value-type="float" office:value="0.760096660661993" calcext:value-type="float">
            <text:p>0,760096660661993</text:p>
          </table:table-cell>
          <table:table-cell table:formula="of:=NORMINV(RAND();0;2)" office:value-type="float" office:value="-0.448286589935453" calcext:value-type="float">
            <text:p>-0,448286589935453</text:p>
          </table:table-cell>
          <table:table-cell table:formula="of:=NORMINV(RAND();0;2)" office:value-type="float" office:value="-3.02016299504152" calcext:value-type="float">
            <text:p>-3,02016299504152</text:p>
          </table:table-cell>
          <table:table-cell table:formula="of:=NORMINV(RAND();0;2)" office:value-type="float" office:value="1.38950071559426" calcext:value-type="float">
            <text:p>1,38950071559426</text:p>
          </table:table-cell>
          <table:table-cell table:formula="of:=AVERAGE([.B353:.K353])" office:value-type="float" office:value="0.848576276262512" calcext:value-type="float">
            <text:p>0,848576276262512</text:p>
          </table:table-cell>
          <table:table-cell table:formula="of:=COM.MICROSOFT.VAR.S([.B353:.K353])" office:value-type="float" office:value="4.38405935216907" calcext:value-type="float">
            <text:p>4,38405935216907</text:p>
          </table:table-cell>
          <table:table-cell table:formula="of:=COM.MICROSOFT.VAR.P([.B353:.K353])" office:value-type="float" office:value="3.94565341695217" calcext:value-type="float">
            <text:p>3,9456534169521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NORMINV(RAND();0;2)" office:value-type="float" office:value="0.691346565836404" calcext:value-type="float">
            <text:p>0,691346565836404</text:p>
          </table:table-cell>
          <table:table-cell table:formula="of:=NORMINV(RAND();0;2)" office:value-type="float" office:value="-0.114336044549691" calcext:value-type="float">
            <text:p>-0,114336044549691</text:p>
          </table:table-cell>
          <table:table-cell table:formula="of:=NORMINV(RAND();0;2)" office:value-type="float" office:value="-2.44992880470954" calcext:value-type="float">
            <text:p>-2,44992880470954</text:p>
          </table:table-cell>
          <table:table-cell table:formula="of:=NORMINV(RAND();0;2)" office:value-type="float" office:value="-2.73085232681121" calcext:value-type="float">
            <text:p>-2,73085232681121</text:p>
          </table:table-cell>
          <table:table-cell table:formula="of:=NORMINV(RAND();0;2)" office:value-type="float" office:value="4.77762854194567" calcext:value-type="float">
            <text:p>4,77762854194567</text:p>
          </table:table-cell>
          <table:table-cell table:formula="of:=NORMINV(RAND();0;2)" office:value-type="float" office:value="-1.04648546501151" calcext:value-type="float">
            <text:p>-1,04648546501151</text:p>
          </table:table-cell>
          <table:table-cell table:formula="of:=NORMINV(RAND();0;2)" office:value-type="float" office:value="-0.806850646280213" calcext:value-type="float">
            <text:p>-0,806850646280213</text:p>
          </table:table-cell>
          <table:table-cell table:formula="of:=NORMINV(RAND();0;2)" office:value-type="float" office:value="0.724743007295809" calcext:value-type="float">
            <text:p>0,724743007295809</text:p>
          </table:table-cell>
          <table:table-cell table:formula="of:=NORMINV(RAND();0;2)" office:value-type="float" office:value="0.298409486616331" calcext:value-type="float">
            <text:p>0,298409486616331</text:p>
          </table:table-cell>
          <table:table-cell table:formula="of:=NORMINV(RAND();0;2)" office:value-type="float" office:value="-1.60276795899046" calcext:value-type="float">
            <text:p>-1,60276795899046</text:p>
          </table:table-cell>
          <table:table-cell table:formula="of:=AVERAGE([.B354:.K354])" office:value-type="float" office:value="-0.225909364465842" calcext:value-type="float">
            <text:p>-0,225909364465842</text:p>
          </table:table-cell>
          <table:table-cell table:formula="of:=COM.MICROSOFT.VAR.S([.B354:.K354])" office:value-type="float" office:value="4.5772697813366" calcext:value-type="float">
            <text:p>4,5772697813366</text:p>
          </table:table-cell>
          <table:table-cell table:formula="of:=COM.MICROSOFT.VAR.P([.B354:.K354])" office:value-type="float" office:value="4.11954280320294" calcext:value-type="float">
            <text:p>4,11954280320294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NORMINV(RAND();0;2)" office:value-type="float" office:value="-1.6246391395934" calcext:value-type="float">
            <text:p>-1,6246391395934</text:p>
          </table:table-cell>
          <table:table-cell table:formula="of:=NORMINV(RAND();0;2)" office:value-type="float" office:value="-0.392191780837403" calcext:value-type="float">
            <text:p>-0,392191780837403</text:p>
          </table:table-cell>
          <table:table-cell table:formula="of:=NORMINV(RAND();0;2)" office:value-type="float" office:value="-1.15473021014894" calcext:value-type="float">
            <text:p>-1,15473021014894</text:p>
          </table:table-cell>
          <table:table-cell table:formula="of:=NORMINV(RAND();0;2)" office:value-type="float" office:value="-1.85165434339808" calcext:value-type="float">
            <text:p>-1,85165434339808</text:p>
          </table:table-cell>
          <table:table-cell table:formula="of:=NORMINV(RAND();0;2)" office:value-type="float" office:value="1.61797893917462" calcext:value-type="float">
            <text:p>1,61797893917462</text:p>
          </table:table-cell>
          <table:table-cell table:formula="of:=NORMINV(RAND();0;2)" office:value-type="float" office:value="1.90894593865419" calcext:value-type="float">
            <text:p>1,90894593865419</text:p>
          </table:table-cell>
          <table:table-cell table:formula="of:=NORMINV(RAND();0;2)" office:value-type="float" office:value="3.41169833738401" calcext:value-type="float">
            <text:p>3,41169833738401</text:p>
          </table:table-cell>
          <table:table-cell table:formula="of:=NORMINV(RAND();0;2)" office:value-type="float" office:value="-0.25788634689515" calcext:value-type="float">
            <text:p>-0,25788634689515</text:p>
          </table:table-cell>
          <table:table-cell table:formula="of:=NORMINV(RAND();0;2)" office:value-type="float" office:value="-2.26572776572575" calcext:value-type="float">
            <text:p>-2,26572776572575</text:p>
          </table:table-cell>
          <table:table-cell table:formula="of:=NORMINV(RAND();0;2)" office:value-type="float" office:value="-0.303953794100485" calcext:value-type="float">
            <text:p>-0,303953794100485</text:p>
          </table:table-cell>
          <table:table-cell table:formula="of:=AVERAGE([.B355:.K355])" office:value-type="float" office:value="-0.091216016548637" calcext:value-type="float">
            <text:p>-0,091216016548637</text:p>
          </table:table-cell>
          <table:table-cell table:formula="of:=COM.MICROSOFT.VAR.S([.B355:.K355])" office:value-type="float" office:value="3.40734670562557" calcext:value-type="float">
            <text:p>3,40734670562557</text:p>
          </table:table-cell>
          <table:table-cell table:formula="of:=COM.MICROSOFT.VAR.P([.B355:.K355])" office:value-type="float" office:value="3.06661203506302" calcext:value-type="float">
            <text:p>3,0666120350630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NORMINV(RAND();0;2)" office:value-type="float" office:value="-1.31835768752216" calcext:value-type="float">
            <text:p>-1,31835768752216</text:p>
          </table:table-cell>
          <table:table-cell table:formula="of:=NORMINV(RAND();0;2)" office:value-type="float" office:value="-4.07681610884671" calcext:value-type="float">
            <text:p>-4,07681610884671</text:p>
          </table:table-cell>
          <table:table-cell table:formula="of:=NORMINV(RAND();0;2)" office:value-type="float" office:value="0.596354431378179" calcext:value-type="float">
            <text:p>0,596354431378179</text:p>
          </table:table-cell>
          <table:table-cell table:formula="of:=NORMINV(RAND();0;2)" office:value-type="float" office:value="-3.07410036145225" calcext:value-type="float">
            <text:p>-3,07410036145225</text:p>
          </table:table-cell>
          <table:table-cell table:formula="of:=NORMINV(RAND();0;2)" office:value-type="float" office:value="0.706803998301114" calcext:value-type="float">
            <text:p>0,706803998301114</text:p>
          </table:table-cell>
          <table:table-cell table:formula="of:=NORMINV(RAND();0;2)" office:value-type="float" office:value="-0.450486456662315" calcext:value-type="float">
            <text:p>-0,450486456662315</text:p>
          </table:table-cell>
          <table:table-cell table:formula="of:=NORMINV(RAND();0;2)" office:value-type="float" office:value="0.847827487475124" calcext:value-type="float">
            <text:p>0,847827487475124</text:p>
          </table:table-cell>
          <table:table-cell table:formula="of:=NORMINV(RAND();0;2)" office:value-type="float" office:value="-0.393319826302417" calcext:value-type="float">
            <text:p>-0,393319826302417</text:p>
          </table:table-cell>
          <table:table-cell table:formula="of:=NORMINV(RAND();0;2)" office:value-type="float" office:value="-3.40613955899035" calcext:value-type="float">
            <text:p>-3,40613955899035</text:p>
          </table:table-cell>
          <table:table-cell table:formula="of:=NORMINV(RAND();0;2)" office:value-type="float" office:value="-1.29270409434229" calcext:value-type="float">
            <text:p>-1,29270409434229</text:p>
          </table:table-cell>
          <table:table-cell table:formula="of:=AVERAGE([.B356:.K356])" office:value-type="float" office:value="-1.18609381769641" calcext:value-type="float">
            <text:p>-1,18609381769641</text:p>
          </table:table-cell>
          <table:table-cell table:formula="of:=COM.MICROSOFT.VAR.S([.B356:.K356])" office:value-type="float" office:value="3.21610391318995" calcext:value-type="float">
            <text:p>3,21610391318995</text:p>
          </table:table-cell>
          <table:table-cell table:formula="of:=COM.MICROSOFT.VAR.P([.B356:.K356])" office:value-type="float" office:value="2.89449352187095" calcext:value-type="float">
            <text:p>2,8944935218709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NORMINV(RAND();0;2)" office:value-type="float" office:value="-0.267908716225707" calcext:value-type="float">
            <text:p>-0,267908716225707</text:p>
          </table:table-cell>
          <table:table-cell table:formula="of:=NORMINV(RAND();0;2)" office:value-type="float" office:value="2.66633335587701" calcext:value-type="float">
            <text:p>2,66633335587701</text:p>
          </table:table-cell>
          <table:table-cell table:formula="of:=NORMINV(RAND();0;2)" office:value-type="float" office:value="-0.622778163145473" calcext:value-type="float">
            <text:p>-0,622778163145473</text:p>
          </table:table-cell>
          <table:table-cell table:formula="of:=NORMINV(RAND();0;2)" office:value-type="float" office:value="1.40791316410742" calcext:value-type="float">
            <text:p>1,40791316410742</text:p>
          </table:table-cell>
          <table:table-cell table:formula="of:=NORMINV(RAND();0;2)" office:value-type="float" office:value="0.418084315839922" calcext:value-type="float">
            <text:p>0,418084315839922</text:p>
          </table:table-cell>
          <table:table-cell table:formula="of:=NORMINV(RAND();0;2)" office:value-type="float" office:value="-1.4013240911828" calcext:value-type="float">
            <text:p>-1,4013240911828</text:p>
          </table:table-cell>
          <table:table-cell table:formula="of:=NORMINV(RAND();0;2)" office:value-type="float" office:value="-0.524713729269186" calcext:value-type="float">
            <text:p>-0,524713729269186</text:p>
          </table:table-cell>
          <table:table-cell table:formula="of:=NORMINV(RAND();0;2)" office:value-type="float" office:value="0.325698066896603" calcext:value-type="float">
            <text:p>0,325698066896603</text:p>
          </table:table-cell>
          <table:table-cell table:formula="of:=NORMINV(RAND();0;2)" office:value-type="float" office:value="0.215554695606564" calcext:value-type="float">
            <text:p>0,215554695606564</text:p>
          </table:table-cell>
          <table:table-cell table:formula="of:=NORMINV(RAND();0;2)" office:value-type="float" office:value="3.49923784287871" calcext:value-type="float">
            <text:p>3,49923784287871</text:p>
          </table:table-cell>
          <table:table-cell table:formula="of:=AVERAGE([.B357:.K357])" office:value-type="float" office:value="0.571609674138305" calcext:value-type="float">
            <text:p>0,571609674138305</text:p>
          </table:table-cell>
          <table:table-cell table:formula="of:=COM.MICROSOFT.VAR.S([.B357:.K357])" office:value-type="float" office:value="2.3438712563713" calcext:value-type="float">
            <text:p>2,3438712563713</text:p>
          </table:table-cell>
          <table:table-cell table:formula="of:=COM.MICROSOFT.VAR.P([.B357:.K357])" office:value-type="float" office:value="2.10948413073417" calcext:value-type="float">
            <text:p>2,1094841307341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NORMINV(RAND();0;2)" office:value-type="float" office:value="-0.590248538176971" calcext:value-type="float">
            <text:p>-0,590248538176971</text:p>
          </table:table-cell>
          <table:table-cell table:formula="of:=NORMINV(RAND();0;2)" office:value-type="float" office:value="0.127735718602732" calcext:value-type="float">
            <text:p>0,127735718602732</text:p>
          </table:table-cell>
          <table:table-cell table:formula="of:=NORMINV(RAND();0;2)" office:value-type="float" office:value="-3.99630708348887" calcext:value-type="float">
            <text:p>-3,99630708348887</text:p>
          </table:table-cell>
          <table:table-cell table:formula="of:=NORMINV(RAND();0;2)" office:value-type="float" office:value="-2.67320061751009" calcext:value-type="float">
            <text:p>-2,67320061751009</text:p>
          </table:table-cell>
          <table:table-cell table:formula="of:=NORMINV(RAND();0;2)" office:value-type="float" office:value="1.16987052810468" calcext:value-type="float">
            <text:p>1,16987052810468</text:p>
          </table:table-cell>
          <table:table-cell table:formula="of:=NORMINV(RAND();0;2)" office:value-type="float" office:value="-0.434455575291778" calcext:value-type="float">
            <text:p>-0,434455575291778</text:p>
          </table:table-cell>
          <table:table-cell table:formula="of:=NORMINV(RAND();0;2)" office:value-type="float" office:value="0.229109604060857" calcext:value-type="float">
            <text:p>0,229109604060857</text:p>
          </table:table-cell>
          <table:table-cell table:formula="of:=NORMINV(RAND();0;2)" office:value-type="float" office:value="0.371355436207431" calcext:value-type="float">
            <text:p>0,371355436207431</text:p>
          </table:table-cell>
          <table:table-cell table:formula="of:=NORMINV(RAND();0;2)" office:value-type="float" office:value="1.30298365789665" calcext:value-type="float">
            <text:p>1,30298365789665</text:p>
          </table:table-cell>
          <table:table-cell table:formula="of:=NORMINV(RAND();0;2)" office:value-type="float" office:value="2.78254942282422" calcext:value-type="float">
            <text:p>2,78254942282422</text:p>
          </table:table-cell>
          <table:table-cell table:formula="of:=AVERAGE([.B358:.K358])" office:value-type="float" office:value="-0.171060744677114" calcext:value-type="float">
            <text:p>-0,171060744677114</text:p>
          </table:table-cell>
          <table:table-cell table:formula="of:=COM.MICROSOFT.VAR.S([.B358:.K358])" office:value-type="float" office:value="3.81962847636007" calcext:value-type="float">
            <text:p>3,81962847636007</text:p>
          </table:table-cell>
          <table:table-cell table:formula="of:=COM.MICROSOFT.VAR.P([.B358:.K358])" office:value-type="float" office:value="3.43766562872406" calcext:value-type="float">
            <text:p>3,4376656287240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NORMINV(RAND();0;2)" office:value-type="float" office:value="-1.17344199505286" calcext:value-type="float">
            <text:p>-1,17344199505286</text:p>
          </table:table-cell>
          <table:table-cell table:formula="of:=NORMINV(RAND();0;2)" office:value-type="float" office:value="-2.37719101557545" calcext:value-type="float">
            <text:p>-2,37719101557545</text:p>
          </table:table-cell>
          <table:table-cell table:formula="of:=NORMINV(RAND();0;2)" office:value-type="float" office:value="-1.05360334486838" calcext:value-type="float">
            <text:p>-1,05360334486838</text:p>
          </table:table-cell>
          <table:table-cell table:formula="of:=NORMINV(RAND();0;2)" office:value-type="float" office:value="-2.66690197894665" calcext:value-type="float">
            <text:p>-2,66690197894665</text:p>
          </table:table-cell>
          <table:table-cell table:formula="of:=NORMINV(RAND();0;2)" office:value-type="float" office:value="2.25611817620817" calcext:value-type="float">
            <text:p>2,25611817620817</text:p>
          </table:table-cell>
          <table:table-cell table:formula="of:=NORMINV(RAND();0;2)" office:value-type="float" office:value="-4.10522231534097" calcext:value-type="float">
            <text:p>-4,10522231534097</text:p>
          </table:table-cell>
          <table:table-cell table:formula="of:=NORMINV(RAND();0;2)" office:value-type="float" office:value="3.33754166273223" calcext:value-type="float">
            <text:p>3,33754166273223</text:p>
          </table:table-cell>
          <table:table-cell table:formula="of:=NORMINV(RAND();0;2)" office:value-type="float" office:value="-4.53016311833741" calcext:value-type="float">
            <text:p>-4,53016311833741</text:p>
          </table:table-cell>
          <table:table-cell table:formula="of:=NORMINV(RAND();0;2)" office:value-type="float" office:value="-0.642186716781513" calcext:value-type="float">
            <text:p>-0,642186716781513</text:p>
          </table:table-cell>
          <table:table-cell table:formula="of:=NORMINV(RAND();0;2)" office:value-type="float" office:value="-2.30332116353259" calcext:value-type="float">
            <text:p>-2,30332116353259</text:p>
          </table:table-cell>
          <table:table-cell table:formula="of:=AVERAGE([.B359:.K359])" office:value-type="float" office:value="-1.32583718094954" calcext:value-type="float">
            <text:p>-1,32583718094954</text:p>
          </table:table-cell>
          <table:table-cell table:formula="of:=COM.MICROSOFT.VAR.S([.B359:.K359])" office:value-type="float" office:value="6.33268677602527" calcext:value-type="float">
            <text:p>6,33268677602527</text:p>
          </table:table-cell>
          <table:table-cell table:formula="of:=COM.MICROSOFT.VAR.P([.B359:.K359])" office:value-type="float" office:value="5.69941809842274" calcext:value-type="float">
            <text:p>5,69941809842274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NORMINV(RAND();0;2)" office:value-type="float" office:value="0.664109739706905" calcext:value-type="float">
            <text:p>0,664109739706905</text:p>
          </table:table-cell>
          <table:table-cell table:formula="of:=NORMINV(RAND();0;2)" office:value-type="float" office:value="0.412031201998312" calcext:value-type="float">
            <text:p>0,412031201998312</text:p>
          </table:table-cell>
          <table:table-cell table:formula="of:=NORMINV(RAND();0;2)" office:value-type="float" office:value="-0.90062937984308" calcext:value-type="float">
            <text:p>-0,90062937984308</text:p>
          </table:table-cell>
          <table:table-cell table:formula="of:=NORMINV(RAND();0;2)" office:value-type="float" office:value="-1.99362989554685" calcext:value-type="float">
            <text:p>-1,99362989554685</text:p>
          </table:table-cell>
          <table:table-cell table:formula="of:=NORMINV(RAND();0;2)" office:value-type="float" office:value="5.53771034446854" calcext:value-type="float">
            <text:p>5,53771034446854</text:p>
          </table:table-cell>
          <table:table-cell table:formula="of:=NORMINV(RAND();0;2)" office:value-type="float" office:value="1.54204526005159" calcext:value-type="float">
            <text:p>1,54204526005159</text:p>
          </table:table-cell>
          <table:table-cell table:formula="of:=NORMINV(RAND();0;2)" office:value-type="float" office:value="-0.223476687558409" calcext:value-type="float">
            <text:p>-0,223476687558409</text:p>
          </table:table-cell>
          <table:table-cell table:formula="of:=NORMINV(RAND();0;2)" office:value-type="float" office:value="1.4842440837468" calcext:value-type="float">
            <text:p>1,4842440837468</text:p>
          </table:table-cell>
          <table:table-cell table:formula="of:=NORMINV(RAND();0;2)" office:value-type="float" office:value="1.90353570821567" calcext:value-type="float">
            <text:p>1,90353570821567</text:p>
          </table:table-cell>
          <table:table-cell table:formula="of:=NORMINV(RAND();0;2)" office:value-type="float" office:value="3.23946564382635" calcext:value-type="float">
            <text:p>3,23946564382635</text:p>
          </table:table-cell>
          <table:table-cell table:formula="of:=AVERAGE([.B360:.K360])" office:value-type="float" office:value="1.16654060190658" calcext:value-type="float">
            <text:p>1,16654060190658</text:p>
          </table:table-cell>
          <table:table-cell table:formula="of:=COM.MICROSOFT.VAR.S([.B360:.K360])" office:value-type="float" office:value="4.57810919581855" calcext:value-type="float">
            <text:p>4,57810919581855</text:p>
          </table:table-cell>
          <table:table-cell table:formula="of:=COM.MICROSOFT.VAR.P([.B360:.K360])" office:value-type="float" office:value="4.1202982762367" calcext:value-type="float">
            <text:p>4,120298276236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NORMINV(RAND();0;2)" office:value-type="float" office:value="-0.0629485877795966" calcext:value-type="float">
            <text:p>-0,062948587779597</text:p>
          </table:table-cell>
          <table:table-cell table:formula="of:=NORMINV(RAND();0;2)" office:value-type="float" office:value="-5.00627962671414" calcext:value-type="float">
            <text:p>-5,00627962671414</text:p>
          </table:table-cell>
          <table:table-cell table:formula="of:=NORMINV(RAND();0;2)" office:value-type="float" office:value="-0.909908330992416" calcext:value-type="float">
            <text:p>-0,909908330992416</text:p>
          </table:table-cell>
          <table:table-cell table:formula="of:=NORMINV(RAND();0;2)" office:value-type="float" office:value="-0.449429023254756" calcext:value-type="float">
            <text:p>-0,449429023254756</text:p>
          </table:table-cell>
          <table:table-cell table:formula="of:=NORMINV(RAND();0;2)" office:value-type="float" office:value="1.48053360020272" calcext:value-type="float">
            <text:p>1,48053360020272</text:p>
          </table:table-cell>
          <table:table-cell table:formula="of:=NORMINV(RAND();0;2)" office:value-type="float" office:value="3.3522376039074" calcext:value-type="float">
            <text:p>3,3522376039074</text:p>
          </table:table-cell>
          <table:table-cell table:formula="of:=NORMINV(RAND();0;2)" office:value-type="float" office:value="0.624065770624042" calcext:value-type="float">
            <text:p>0,624065770624042</text:p>
          </table:table-cell>
          <table:table-cell table:formula="of:=NORMINV(RAND();0;2)" office:value-type="float" office:value="2.60877024562484" calcext:value-type="float">
            <text:p>2,60877024562484</text:p>
          </table:table-cell>
          <table:table-cell table:formula="of:=NORMINV(RAND();0;2)" office:value-type="float" office:value="-0.0561371907069042" calcext:value-type="float">
            <text:p>-0,056137190706904</text:p>
          </table:table-cell>
          <table:table-cell table:formula="of:=NORMINV(RAND();0;2)" office:value-type="float" office:value="1.10360635076629" calcext:value-type="float">
            <text:p>1,10360635076629</text:p>
          </table:table-cell>
          <table:table-cell table:formula="of:=AVERAGE([.B361:.K361])" office:value-type="float" office:value="0.268451081167748" calcext:value-type="float">
            <text:p>0,268451081167748</text:p>
          </table:table-cell>
          <table:table-cell table:formula="of:=COM.MICROSOFT.VAR.S([.B361:.K361])" office:value-type="float" office:value="5.24686370556028" calcext:value-type="float">
            <text:p>5,24686370556028</text:p>
          </table:table-cell>
          <table:table-cell table:formula="of:=COM.MICROSOFT.VAR.P([.B361:.K361])" office:value-type="float" office:value="4.72217733500425" calcext:value-type="float">
            <text:p>4,7221773350042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NORMINV(RAND();0;2)" office:value-type="float" office:value="-3.49148527239538" calcext:value-type="float">
            <text:p>-3,49148527239538</text:p>
          </table:table-cell>
          <table:table-cell table:formula="of:=NORMINV(RAND();0;2)" office:value-type="float" office:value="-0.113294332668599" calcext:value-type="float">
            <text:p>-0,113294332668599</text:p>
          </table:table-cell>
          <table:table-cell table:formula="of:=NORMINV(RAND();0;2)" office:value-type="float" office:value="1.49806907472242" calcext:value-type="float">
            <text:p>1,49806907472242</text:p>
          </table:table-cell>
          <table:table-cell table:formula="of:=NORMINV(RAND();0;2)" office:value-type="float" office:value="-1.21670599467001" calcext:value-type="float">
            <text:p>-1,21670599467001</text:p>
          </table:table-cell>
          <table:table-cell table:formula="of:=NORMINV(RAND();0;2)" office:value-type="float" office:value="0.893489822263728" calcext:value-type="float">
            <text:p>0,893489822263728</text:p>
          </table:table-cell>
          <table:table-cell table:formula="of:=NORMINV(RAND();0;2)" office:value-type="float" office:value="-2.77361535803293" calcext:value-type="float">
            <text:p>-2,77361535803293</text:p>
          </table:table-cell>
          <table:table-cell table:formula="of:=NORMINV(RAND();0;2)" office:value-type="float" office:value="2.86264663399785" calcext:value-type="float">
            <text:p>2,86264663399785</text:p>
          </table:table-cell>
          <table:table-cell table:formula="of:=NORMINV(RAND();0;2)" office:value-type="float" office:value="1.67936747213078" calcext:value-type="float">
            <text:p>1,67936747213078</text:p>
          </table:table-cell>
          <table:table-cell table:formula="of:=NORMINV(RAND();0;2)" office:value-type="float" office:value="-1.38833771764453" calcext:value-type="float">
            <text:p>-1,38833771764453</text:p>
          </table:table-cell>
          <table:table-cell table:formula="of:=NORMINV(RAND();0;2)" office:value-type="float" office:value="-0.90951727416811" calcext:value-type="float">
            <text:p>-0,90951727416811</text:p>
          </table:table-cell>
          <table:table-cell table:formula="of:=AVERAGE([.B362:.K362])" office:value-type="float" office:value="-0.295938294646478" calcext:value-type="float">
            <text:p>-0,295938294646478</text:p>
          </table:table-cell>
          <table:table-cell table:formula="of:=COM.MICROSOFT.VAR.S([.B362:.K362])" office:value-type="float" office:value="4.1458983406146" calcext:value-type="float">
            <text:p>4,1458983406146</text:p>
          </table:table-cell>
          <table:table-cell table:formula="of:=COM.MICROSOFT.VAR.P([.B362:.K362])" office:value-type="float" office:value="3.73130850655314" calcext:value-type="float">
            <text:p>3,7313085065531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NORMINV(RAND();0;2)" office:value-type="float" office:value="1.05758143643774" calcext:value-type="float">
            <text:p>1,05758143643774</text:p>
          </table:table-cell>
          <table:table-cell table:formula="of:=NORMINV(RAND();0;2)" office:value-type="float" office:value="-0.641106017341064" calcext:value-type="float">
            <text:p>-0,641106017341064</text:p>
          </table:table-cell>
          <table:table-cell table:formula="of:=NORMINV(RAND();0;2)" office:value-type="float" office:value="-3.55042522915795" calcext:value-type="float">
            <text:p>-3,55042522915795</text:p>
          </table:table-cell>
          <table:table-cell table:formula="of:=NORMINV(RAND();0;2)" office:value-type="float" office:value="-2.54410443171525" calcext:value-type="float">
            <text:p>-2,54410443171525</text:p>
          </table:table-cell>
          <table:table-cell table:formula="of:=NORMINV(RAND();0;2)" office:value-type="float" office:value="1.63452234547108" calcext:value-type="float">
            <text:p>1,63452234547108</text:p>
          </table:table-cell>
          <table:table-cell table:formula="of:=NORMINV(RAND();0;2)" office:value-type="float" office:value="1.42747869200102" calcext:value-type="float">
            <text:p>1,42747869200102</text:p>
          </table:table-cell>
          <table:table-cell table:formula="of:=NORMINV(RAND();0;2)" office:value-type="float" office:value="-2.91854681423824" calcext:value-type="float">
            <text:p>-2,91854681423824</text:p>
          </table:table-cell>
          <table:table-cell table:formula="of:=NORMINV(RAND();0;2)" office:value-type="float" office:value="-1.28735551160193" calcext:value-type="float">
            <text:p>-1,28735551160193</text:p>
          </table:table-cell>
          <table:table-cell table:formula="of:=NORMINV(RAND();0;2)" office:value-type="float" office:value="3.16063884968305" calcext:value-type="float">
            <text:p>3,16063884968305</text:p>
          </table:table-cell>
          <table:table-cell table:formula="of:=NORMINV(RAND();0;2)" office:value-type="float" office:value="2.40701479860768" calcext:value-type="float">
            <text:p>2,40701479860768</text:p>
          </table:table-cell>
          <table:table-cell table:formula="of:=AVERAGE([.B363:.K363])" office:value-type="float" office:value="-0.125430188185386" calcext:value-type="float">
            <text:p>-0,125430188185386</text:p>
          </table:table-cell>
          <table:table-cell table:formula="of:=COM.MICROSOFT.VAR.S([.B363:.K363])" office:value-type="float" office:value="5.67978570881736" calcext:value-type="float">
            <text:p>5,67978570881736</text:p>
          </table:table-cell>
          <table:table-cell table:formula="of:=COM.MICROSOFT.VAR.P([.B363:.K363])" office:value-type="float" office:value="5.11180713793563" calcext:value-type="float">
            <text:p>5,1118071379356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NORMINV(RAND();0;2)" office:value-type="float" office:value="-1.37273632936399" calcext:value-type="float">
            <text:p>-1,37273632936399</text:p>
          </table:table-cell>
          <table:table-cell table:formula="of:=NORMINV(RAND();0;2)" office:value-type="float" office:value="1.3327932203166" calcext:value-type="float">
            <text:p>1,3327932203166</text:p>
          </table:table-cell>
          <table:table-cell table:formula="of:=NORMINV(RAND();0;2)" office:value-type="float" office:value="1.82364158141906" calcext:value-type="float">
            <text:p>1,82364158141906</text:p>
          </table:table-cell>
          <table:table-cell table:formula="of:=NORMINV(RAND();0;2)" office:value-type="float" office:value="-1.31114028655148" calcext:value-type="float">
            <text:p>-1,31114028655148</text:p>
          </table:table-cell>
          <table:table-cell table:formula="of:=NORMINV(RAND();0;2)" office:value-type="float" office:value="0.715399663104073" calcext:value-type="float">
            <text:p>0,715399663104073</text:p>
          </table:table-cell>
          <table:table-cell table:formula="of:=NORMINV(RAND();0;2)" office:value-type="float" office:value="-1.58890960354946" calcext:value-type="float">
            <text:p>-1,58890960354946</text:p>
          </table:table-cell>
          <table:table-cell table:formula="of:=NORMINV(RAND();0;2)" office:value-type="float" office:value="4.17363654319594" calcext:value-type="float">
            <text:p>4,17363654319594</text:p>
          </table:table-cell>
          <table:table-cell table:formula="of:=NORMINV(RAND();0;2)" office:value-type="float" office:value="1.05940365210381" calcext:value-type="float">
            <text:p>1,05940365210381</text:p>
          </table:table-cell>
          <table:table-cell table:formula="of:=NORMINV(RAND();0;2)" office:value-type="float" office:value="0.630738836776996" calcext:value-type="float">
            <text:p>0,630738836776996</text:p>
          </table:table-cell>
          <table:table-cell table:formula="of:=NORMINV(RAND();0;2)" office:value-type="float" office:value="1.97969349833937" calcext:value-type="float">
            <text:p>1,97969349833937</text:p>
          </table:table-cell>
          <table:table-cell table:formula="of:=AVERAGE([.B364:.K364])" office:value-type="float" office:value="0.744252077579092" calcext:value-type="float">
            <text:p>0,744252077579092</text:p>
          </table:table-cell>
          <table:table-cell table:formula="of:=COM.MICROSOFT.VAR.S([.B364:.K364])" office:value-type="float" office:value="3.22904611592967" calcext:value-type="float">
            <text:p>3,22904611592967</text:p>
          </table:table-cell>
          <table:table-cell table:formula="of:=COM.MICROSOFT.VAR.P([.B364:.K364])" office:value-type="float" office:value="2.9061415043367" calcext:value-type="float">
            <text:p>2,906141504336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NORMINV(RAND();0;2)" office:value-type="float" office:value="0.605947419153921" calcext:value-type="float">
            <text:p>0,605947419153921</text:p>
          </table:table-cell>
          <table:table-cell table:formula="of:=NORMINV(RAND();0;2)" office:value-type="float" office:value="-2.73168268333951" calcext:value-type="float">
            <text:p>-2,73168268333951</text:p>
          </table:table-cell>
          <table:table-cell table:formula="of:=NORMINV(RAND();0;2)" office:value-type="float" office:value="-2.01031557832537" calcext:value-type="float">
            <text:p>-2,01031557832537</text:p>
          </table:table-cell>
          <table:table-cell table:formula="of:=NORMINV(RAND();0;2)" office:value-type="float" office:value="-0.75223939138668" calcext:value-type="float">
            <text:p>-0,75223939138668</text:p>
          </table:table-cell>
          <table:table-cell table:formula="of:=NORMINV(RAND();0;2)" office:value-type="float" office:value="-2.74019544093566" calcext:value-type="float">
            <text:p>-2,74019544093566</text:p>
          </table:table-cell>
          <table:table-cell table:formula="of:=NORMINV(RAND();0;2)" office:value-type="float" office:value="-2.84277082522296" calcext:value-type="float">
            <text:p>-2,84277082522296</text:p>
          </table:table-cell>
          <table:table-cell table:formula="of:=NORMINV(RAND();0;2)" office:value-type="float" office:value="-3.11097388420643" calcext:value-type="float">
            <text:p>-3,11097388420643</text:p>
          </table:table-cell>
          <table:table-cell table:formula="of:=NORMINV(RAND();0;2)" office:value-type="float" office:value="-1.36101150774858" calcext:value-type="float">
            <text:p>-1,36101150774858</text:p>
          </table:table-cell>
          <table:table-cell table:formula="of:=NORMINV(RAND();0;2)" office:value-type="float" office:value="1.95779125297875" calcext:value-type="float">
            <text:p>1,95779125297875</text:p>
          </table:table-cell>
          <table:table-cell table:formula="of:=NORMINV(RAND();0;2)" office:value-type="float" office:value="-1.10697087154374" calcext:value-type="float">
            <text:p>-1,10697087154374</text:p>
          </table:table-cell>
          <table:table-cell table:formula="of:=AVERAGE([.B365:.K365])" office:value-type="float" office:value="-1.40924215105763" calcext:value-type="float">
            <text:p>-1,40924215105763</text:p>
          </table:table-cell>
          <table:table-cell table:formula="of:=COM.MICROSOFT.VAR.S([.B365:.K365])" office:value-type="float" office:value="2.75063554809565" calcext:value-type="float">
            <text:p>2,75063554809565</text:p>
          </table:table-cell>
          <table:table-cell table:formula="of:=COM.MICROSOFT.VAR.P([.B365:.K365])" office:value-type="float" office:value="2.47557199328608" calcext:value-type="float">
            <text:p>2,4755719932860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NORMINV(RAND();0;2)" office:value-type="float" office:value="-1.3050058354249" calcext:value-type="float">
            <text:p>-1,3050058354249</text:p>
          </table:table-cell>
          <table:table-cell table:formula="of:=NORMINV(RAND();0;2)" office:value-type="float" office:value="1.3091477504602" calcext:value-type="float">
            <text:p>1,3091477504602</text:p>
          </table:table-cell>
          <table:table-cell table:formula="of:=NORMINV(RAND();0;2)" office:value-type="float" office:value="0.177617086774725" calcext:value-type="float">
            <text:p>0,177617086774725</text:p>
          </table:table-cell>
          <table:table-cell table:formula="of:=NORMINV(RAND();0;2)" office:value-type="float" office:value="-4.60693163248736" calcext:value-type="float">
            <text:p>-4,60693163248736</text:p>
          </table:table-cell>
          <table:table-cell table:formula="of:=NORMINV(RAND();0;2)" office:value-type="float" office:value="-0.890585742834892" calcext:value-type="float">
            <text:p>-0,890585742834892</text:p>
          </table:table-cell>
          <table:table-cell table:formula="of:=NORMINV(RAND();0;2)" office:value-type="float" office:value="-0.0779523721260487" calcext:value-type="float">
            <text:p>-0,077952372126049</text:p>
          </table:table-cell>
          <table:table-cell table:formula="of:=NORMINV(RAND();0;2)" office:value-type="float" office:value="0.039051149380292" calcext:value-type="float">
            <text:p>0,039051149380292</text:p>
          </table:table-cell>
          <table:table-cell table:formula="of:=NORMINV(RAND();0;2)" office:value-type="float" office:value="1.59743378683443" calcext:value-type="float">
            <text:p>1,59743378683443</text:p>
          </table:table-cell>
          <table:table-cell table:formula="of:=NORMINV(RAND();0;2)" office:value-type="float" office:value="-0.358674433713071" calcext:value-type="float">
            <text:p>-0,358674433713071</text:p>
          </table:table-cell>
          <table:table-cell table:formula="of:=NORMINV(RAND();0;2)" office:value-type="float" office:value="-0.614371309220801" calcext:value-type="float">
            <text:p>-0,614371309220801</text:p>
          </table:table-cell>
          <table:table-cell table:formula="of:=AVERAGE([.B366:.K366])" office:value-type="float" office:value="-0.473027155235742" calcext:value-type="float">
            <text:p>-0,473027155235742</text:p>
          </table:table-cell>
          <table:table-cell table:formula="of:=COM.MICROSOFT.VAR.S([.B366:.K366])" office:value-type="float" office:value="2.9214851945881" calcext:value-type="float">
            <text:p>2,9214851945881</text:p>
          </table:table-cell>
          <table:table-cell table:formula="of:=COM.MICROSOFT.VAR.P([.B366:.K366])" office:value-type="float" office:value="2.62933667512929" calcext:value-type="float">
            <text:p>2,6293366751292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NORMINV(RAND();0;2)" office:value-type="float" office:value="-0.897039549624361" calcext:value-type="float">
            <text:p>-0,897039549624361</text:p>
          </table:table-cell>
          <table:table-cell table:formula="of:=NORMINV(RAND();0;2)" office:value-type="float" office:value="-1.49189487518914" calcext:value-type="float">
            <text:p>-1,49189487518914</text:p>
          </table:table-cell>
          <table:table-cell table:formula="of:=NORMINV(RAND();0;2)" office:value-type="float" office:value="0.377029947189368" calcext:value-type="float">
            <text:p>0,377029947189368</text:p>
          </table:table-cell>
          <table:table-cell table:formula="of:=NORMINV(RAND();0;2)" office:value-type="float" office:value="-2.10600527721079" calcext:value-type="float">
            <text:p>-2,10600527721079</text:p>
          </table:table-cell>
          <table:table-cell table:formula="of:=NORMINV(RAND();0;2)" office:value-type="float" office:value="3.98454020610255" calcext:value-type="float">
            <text:p>3,98454020610255</text:p>
          </table:table-cell>
          <table:table-cell table:formula="of:=NORMINV(RAND();0;2)" office:value-type="float" office:value="0.836581465253889" calcext:value-type="float">
            <text:p>0,836581465253889</text:p>
          </table:table-cell>
          <table:table-cell table:formula="of:=NORMINV(RAND();0;2)" office:value-type="float" office:value="-1.67349313120785" calcext:value-type="float">
            <text:p>-1,67349313120785</text:p>
          </table:table-cell>
          <table:table-cell table:formula="of:=NORMINV(RAND();0;2)" office:value-type="float" office:value="-0.67977200126635" calcext:value-type="float">
            <text:p>-0,67977200126635</text:p>
          </table:table-cell>
          <table:table-cell table:formula="of:=NORMINV(RAND();0;2)" office:value-type="float" office:value="-0.0172754934154029" calcext:value-type="float">
            <text:p>-0,017275493415403</text:p>
          </table:table-cell>
          <table:table-cell table:formula="of:=NORMINV(RAND();0;2)" office:value-type="float" office:value="0.874188135420965" calcext:value-type="float">
            <text:p>0,874188135420965</text:p>
          </table:table-cell>
          <table:table-cell table:formula="of:=AVERAGE([.B367:.K367])" office:value-type="float" office:value="-0.0793140573947118" calcext:value-type="float">
            <text:p>-0,079314057394712</text:p>
          </table:table-cell>
          <table:table-cell table:formula="of:=COM.MICROSOFT.VAR.S([.B367:.K367])" office:value-type="float" office:value="3.12761496207357" calcext:value-type="float">
            <text:p>3,12761496207357</text:p>
          </table:table-cell>
          <table:table-cell table:formula="of:=COM.MICROSOFT.VAR.P([.B367:.K367])" office:value-type="float" office:value="2.81485346586622" calcext:value-type="float">
            <text:p>2,8148534658662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NORMINV(RAND();0;2)" office:value-type="float" office:value="-3.20613845218734" calcext:value-type="float">
            <text:p>-3,20613845218734</text:p>
          </table:table-cell>
          <table:table-cell table:formula="of:=NORMINV(RAND();0;2)" office:value-type="float" office:value="-2.88309669935206" calcext:value-type="float">
            <text:p>-2,88309669935206</text:p>
          </table:table-cell>
          <table:table-cell table:formula="of:=NORMINV(RAND();0;2)" office:value-type="float" office:value="1.02272069692083" calcext:value-type="float">
            <text:p>1,02272069692083</text:p>
          </table:table-cell>
          <table:table-cell table:formula="of:=NORMINV(RAND();0;2)" office:value-type="float" office:value="0.418990976833972" calcext:value-type="float">
            <text:p>0,418990976833972</text:p>
          </table:table-cell>
          <table:table-cell table:formula="of:=NORMINV(RAND();0;2)" office:value-type="float" office:value="-1.49310721325686" calcext:value-type="float">
            <text:p>-1,49310721325686</text:p>
          </table:table-cell>
          <table:table-cell table:formula="of:=NORMINV(RAND();0;2)" office:value-type="float" office:value="-2.23379900728959" calcext:value-type="float">
            <text:p>-2,23379900728959</text:p>
          </table:table-cell>
          <table:table-cell table:formula="of:=NORMINV(RAND();0;2)" office:value-type="float" office:value="-0.78891540598571" calcext:value-type="float">
            <text:p>-0,78891540598571</text:p>
          </table:table-cell>
          <table:table-cell table:formula="of:=NORMINV(RAND();0;2)" office:value-type="float" office:value="0.480353723855407" calcext:value-type="float">
            <text:p>0,480353723855407</text:p>
          </table:table-cell>
          <table:table-cell table:formula="of:=NORMINV(RAND();0;2)" office:value-type="float" office:value="0.102271904198451" calcext:value-type="float">
            <text:p>0,102271904198451</text:p>
          </table:table-cell>
          <table:table-cell table:formula="of:=NORMINV(RAND();0;2)" office:value-type="float" office:value="1.65290069281814" calcext:value-type="float">
            <text:p>1,65290069281814</text:p>
          </table:table-cell>
          <table:table-cell table:formula="of:=AVERAGE([.B368:.K368])" office:value-type="float" office:value="-0.692781878344476" calcext:value-type="float">
            <text:p>-0,692781878344476</text:p>
          </table:table-cell>
          <table:table-cell table:formula="of:=COM.MICROSOFT.VAR.S([.B368:.K368])" office:value-type="float" office:value="2.86983430234894" calcext:value-type="float">
            <text:p>2,86983430234894</text:p>
          </table:table-cell>
          <table:table-cell table:formula="of:=COM.MICROSOFT.VAR.P([.B368:.K368])" office:value-type="float" office:value="2.58285087211405" calcext:value-type="float">
            <text:p>2,5828508721140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NORMINV(RAND();0;2)" office:value-type="float" office:value="0.0830690918960297" calcext:value-type="float">
            <text:p>0,08306909189603</text:p>
          </table:table-cell>
          <table:table-cell table:formula="of:=NORMINV(RAND();0;2)" office:value-type="float" office:value="-1.4075853577475" calcext:value-type="float">
            <text:p>-1,4075853577475</text:p>
          </table:table-cell>
          <table:table-cell table:formula="of:=NORMINV(RAND();0;2)" office:value-type="float" office:value="0.387363053762409" calcext:value-type="float">
            <text:p>0,387363053762409</text:p>
          </table:table-cell>
          <table:table-cell table:formula="of:=NORMINV(RAND();0;2)" office:value-type="float" office:value="0.528247568856249" calcext:value-type="float">
            <text:p>0,528247568856249</text:p>
          </table:table-cell>
          <table:table-cell table:formula="of:=NORMINV(RAND();0;2)" office:value-type="float" office:value="1.06006029963686" calcext:value-type="float">
            <text:p>1,06006029963686</text:p>
          </table:table-cell>
          <table:table-cell table:formula="of:=NORMINV(RAND();0;2)" office:value-type="float" office:value="1.9005231686185" calcext:value-type="float">
            <text:p>1,9005231686185</text:p>
          </table:table-cell>
          <table:table-cell table:formula="of:=NORMINV(RAND();0;2)" office:value-type="float" office:value="-4.39252019663531" calcext:value-type="float">
            <text:p>-4,39252019663531</text:p>
          </table:table-cell>
          <table:table-cell table:formula="of:=NORMINV(RAND();0;2)" office:value-type="float" office:value="-2.03827451763764" calcext:value-type="float">
            <text:p>-2,03827451763764</text:p>
          </table:table-cell>
          <table:table-cell table:formula="of:=NORMINV(RAND();0;2)" office:value-type="float" office:value="1.83183791117001" calcext:value-type="float">
            <text:p>1,83183791117001</text:p>
          </table:table-cell>
          <table:table-cell table:formula="of:=NORMINV(RAND();0;2)" office:value-type="float" office:value="-3.79398303282285" calcext:value-type="float">
            <text:p>-3,79398303282285</text:p>
          </table:table-cell>
          <table:table-cell table:formula="of:=AVERAGE([.B369:.K369])" office:value-type="float" office:value="-0.584126201090324" calcext:value-type="float">
            <text:p>-0,584126201090324</text:p>
          </table:table-cell>
          <table:table-cell table:formula="of:=COM.MICROSOFT.VAR.S([.B369:.K369])" office:value-type="float" office:value="4.99330096459593" calcext:value-type="float">
            <text:p>4,99330096459593</text:p>
          </table:table-cell>
          <table:table-cell table:formula="of:=COM.MICROSOFT.VAR.P([.B369:.K369])" office:value-type="float" office:value="4.49397086813634" calcext:value-type="float">
            <text:p>4,4939708681363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NORMINV(RAND();0;2)" office:value-type="float" office:value="1.9824968437787" calcext:value-type="float">
            <text:p>1,9824968437787</text:p>
          </table:table-cell>
          <table:table-cell table:formula="of:=NORMINV(RAND();0;2)" office:value-type="float" office:value="-3.30375816047236" calcext:value-type="float">
            <text:p>-3,30375816047236</text:p>
          </table:table-cell>
          <table:table-cell table:formula="of:=NORMINV(RAND();0;2)" office:value-type="float" office:value="-3.92272980644236" calcext:value-type="float">
            <text:p>-3,92272980644236</text:p>
          </table:table-cell>
          <table:table-cell table:formula="of:=NORMINV(RAND();0;2)" office:value-type="float" office:value="2.3034070926836" calcext:value-type="float">
            <text:p>2,3034070926836</text:p>
          </table:table-cell>
          <table:table-cell table:formula="of:=NORMINV(RAND();0;2)" office:value-type="float" office:value="0.406058539784092" calcext:value-type="float">
            <text:p>0,406058539784092</text:p>
          </table:table-cell>
          <table:table-cell table:formula="of:=NORMINV(RAND();0;2)" office:value-type="float" office:value="2.27095192637208" calcext:value-type="float">
            <text:p>2,27095192637208</text:p>
          </table:table-cell>
          <table:table-cell table:formula="of:=NORMINV(RAND();0;2)" office:value-type="float" office:value="3.01791312615077" calcext:value-type="float">
            <text:p>3,01791312615077</text:p>
          </table:table-cell>
          <table:table-cell table:formula="of:=NORMINV(RAND();0;2)" office:value-type="float" office:value="-2.9811103001319" calcext:value-type="float">
            <text:p>-2,9811103001319</text:p>
          </table:table-cell>
          <table:table-cell table:formula="of:=NORMINV(RAND();0;2)" office:value-type="float" office:value="0.0931173891853218" calcext:value-type="float">
            <text:p>0,093117389185322</text:p>
          </table:table-cell>
          <table:table-cell table:formula="of:=NORMINV(RAND();0;2)" office:value-type="float" office:value="2.53286182744044" calcext:value-type="float">
            <text:p>2,53286182744044</text:p>
          </table:table-cell>
          <table:table-cell table:formula="of:=AVERAGE([.B370:.K370])" office:value-type="float" office:value="0.23992084783484" calcext:value-type="float">
            <text:p>0,23992084783484</text:p>
          </table:table-cell>
          <table:table-cell table:formula="of:=COM.MICROSOFT.VAR.S([.B370:.K370])" office:value-type="float" office:value="7.18932992093807" calcext:value-type="float">
            <text:p>7,18932992093807</text:p>
          </table:table-cell>
          <table:table-cell table:formula="of:=COM.MICROSOFT.VAR.P([.B370:.K370])" office:value-type="float" office:value="6.47039692884426" calcext:value-type="float">
            <text:p>6,4703969288442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NORMINV(RAND();0;2)" office:value-type="float" office:value="2.88263446826416" calcext:value-type="float">
            <text:p>2,88263446826416</text:p>
          </table:table-cell>
          <table:table-cell table:formula="of:=NORMINV(RAND();0;2)" office:value-type="float" office:value="2.8539294105109" calcext:value-type="float">
            <text:p>2,8539294105109</text:p>
          </table:table-cell>
          <table:table-cell table:formula="of:=NORMINV(RAND();0;2)" office:value-type="float" office:value="-0.799529087513717" calcext:value-type="float">
            <text:p>-0,799529087513717</text:p>
          </table:table-cell>
          <table:table-cell table:formula="of:=NORMINV(RAND();0;2)" office:value-type="float" office:value="1.14253100836749" calcext:value-type="float">
            <text:p>1,14253100836749</text:p>
          </table:table-cell>
          <table:table-cell table:formula="of:=NORMINV(RAND();0;2)" office:value-type="float" office:value="0.110273480388367" calcext:value-type="float">
            <text:p>0,110273480388367</text:p>
          </table:table-cell>
          <table:table-cell table:formula="of:=NORMINV(RAND();0;2)" office:value-type="float" office:value="0.78917638082323" calcext:value-type="float">
            <text:p>0,78917638082323</text:p>
          </table:table-cell>
          <table:table-cell table:formula="of:=NORMINV(RAND();0;2)" office:value-type="float" office:value="-1.44496112445673" calcext:value-type="float">
            <text:p>-1,44496112445673</text:p>
          </table:table-cell>
          <table:table-cell table:formula="of:=NORMINV(RAND();0;2)" office:value-type="float" office:value="0.00145937557020412" calcext:value-type="float">
            <text:p>0,001459375570204</text:p>
          </table:table-cell>
          <table:table-cell table:formula="of:=NORMINV(RAND();0;2)" office:value-type="float" office:value="-2.5374801049906" calcext:value-type="float">
            <text:p>-2,5374801049906</text:p>
          </table:table-cell>
          <table:table-cell table:formula="of:=NORMINV(RAND();0;2)" office:value-type="float" office:value="-0.688789877125862" calcext:value-type="float">
            <text:p>-0,688789877125862</text:p>
          </table:table-cell>
          <table:table-cell table:formula="of:=AVERAGE([.B371:.K371])" office:value-type="float" office:value="0.230924392983745" calcext:value-type="float">
            <text:p>0,230924392983745</text:p>
          </table:table-cell>
          <table:table-cell table:formula="of:=COM.MICROSOFT.VAR.S([.B371:.K371])" office:value-type="float" office:value="3.05577431460723" calcext:value-type="float">
            <text:p>3,05577431460723</text:p>
          </table:table-cell>
          <table:table-cell table:formula="of:=COM.MICROSOFT.VAR.P([.B371:.K371])" office:value-type="float" office:value="2.75019688314651" calcext:value-type="float">
            <text:p>2,7501968831465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NORMINV(RAND();0;2)" office:value-type="float" office:value="0.772541072594762" calcext:value-type="float">
            <text:p>0,772541072594762</text:p>
          </table:table-cell>
          <table:table-cell table:formula="of:=NORMINV(RAND();0;2)" office:value-type="float" office:value="1.85288046667157" calcext:value-type="float">
            <text:p>1,85288046667157</text:p>
          </table:table-cell>
          <table:table-cell table:formula="of:=NORMINV(RAND();0;2)" office:value-type="float" office:value="0.271169546357053" calcext:value-type="float">
            <text:p>0,271169546357053</text:p>
          </table:table-cell>
          <table:table-cell table:formula="of:=NORMINV(RAND();0;2)" office:value-type="float" office:value="1.14161574245238" calcext:value-type="float">
            <text:p>1,14161574245238</text:p>
          </table:table-cell>
          <table:table-cell table:formula="of:=NORMINV(RAND();0;2)" office:value-type="float" office:value="1.92940706276412" calcext:value-type="float">
            <text:p>1,92940706276412</text:p>
          </table:table-cell>
          <table:table-cell table:formula="of:=NORMINV(RAND();0;2)" office:value-type="float" office:value="0.244774166740457" calcext:value-type="float">
            <text:p>0,244774166740457</text:p>
          </table:table-cell>
          <table:table-cell table:formula="of:=NORMINV(RAND();0;2)" office:value-type="float" office:value="3.7530452431183" calcext:value-type="float">
            <text:p>3,7530452431183</text:p>
          </table:table-cell>
          <table:table-cell table:formula="of:=NORMINV(RAND();0;2)" office:value-type="float" office:value="0.909961445116579" calcext:value-type="float">
            <text:p>0,909961445116579</text:p>
          </table:table-cell>
          <table:table-cell table:formula="of:=NORMINV(RAND();0;2)" office:value-type="float" office:value="-3.39339199697897" calcext:value-type="float">
            <text:p>-3,39339199697897</text:p>
          </table:table-cell>
          <table:table-cell table:formula="of:=NORMINV(RAND();0;2)" office:value-type="float" office:value="-0.318824650754694" calcext:value-type="float">
            <text:p>-0,318824650754694</text:p>
          </table:table-cell>
          <table:table-cell table:formula="of:=AVERAGE([.B372:.K372])" office:value-type="float" office:value="0.716317809808155" calcext:value-type="float">
            <text:p>0,716317809808155</text:p>
          </table:table-cell>
          <table:table-cell table:formula="of:=COM.MICROSOFT.VAR.S([.B372:.K372])" office:value-type="float" office:value="3.39870621672787" calcext:value-type="float">
            <text:p>3,39870621672787</text:p>
          </table:table-cell>
          <table:table-cell table:formula="of:=COM.MICROSOFT.VAR.P([.B372:.K372])" office:value-type="float" office:value="3.05883559505509" calcext:value-type="float">
            <text:p>3,0588355950550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NORMINV(RAND();0;2)" office:value-type="float" office:value="-2.09663438690871" calcext:value-type="float">
            <text:p>-2,09663438690871</text:p>
          </table:table-cell>
          <table:table-cell table:formula="of:=NORMINV(RAND();0;2)" office:value-type="float" office:value="0.249993064825258" calcext:value-type="float">
            <text:p>0,249993064825258</text:p>
          </table:table-cell>
          <table:table-cell table:formula="of:=NORMINV(RAND();0;2)" office:value-type="float" office:value="1.43381880323609" calcext:value-type="float">
            <text:p>1,43381880323609</text:p>
          </table:table-cell>
          <table:table-cell table:formula="of:=NORMINV(RAND();0;2)" office:value-type="float" office:value="2.93776002562115" calcext:value-type="float">
            <text:p>2,93776002562115</text:p>
          </table:table-cell>
          <table:table-cell table:formula="of:=NORMINV(RAND();0;2)" office:value-type="float" office:value="-0.725641368191426" calcext:value-type="float">
            <text:p>-0,725641368191426</text:p>
          </table:table-cell>
          <table:table-cell table:formula="of:=NORMINV(RAND();0;2)" office:value-type="float" office:value="-0.241242831603319" calcext:value-type="float">
            <text:p>-0,241242831603319</text:p>
          </table:table-cell>
          <table:table-cell table:formula="of:=NORMINV(RAND();0;2)" office:value-type="float" office:value="1.25976061340242" calcext:value-type="float">
            <text:p>1,25976061340242</text:p>
          </table:table-cell>
          <table:table-cell table:formula="of:=NORMINV(RAND();0;2)" office:value-type="float" office:value="-2.13423614990437" calcext:value-type="float">
            <text:p>-2,13423614990437</text:p>
          </table:table-cell>
          <table:table-cell table:formula="of:=NORMINV(RAND();0;2)" office:value-type="float" office:value="-1.42760663597481" calcext:value-type="float">
            <text:p>-1,42760663597481</text:p>
          </table:table-cell>
          <table:table-cell table:formula="of:=NORMINV(RAND();0;2)" office:value-type="float" office:value="1.47337157937928" calcext:value-type="float">
            <text:p>1,47337157937928</text:p>
          </table:table-cell>
          <table:table-cell table:formula="of:=AVERAGE([.B373:.K373])" office:value-type="float" office:value="0.0729342713881557" calcext:value-type="float">
            <text:p>0,072934271388156</text:p>
          </table:table-cell>
          <table:table-cell table:formula="of:=COM.MICROSOFT.VAR.S([.B373:.K373])" office:value-type="float" office:value="2.89189414419132" calcext:value-type="float">
            <text:p>2,89189414419132</text:p>
          </table:table-cell>
          <table:table-cell table:formula="of:=COM.MICROSOFT.VAR.P([.B373:.K373])" office:value-type="float" office:value="2.60270472977219" calcext:value-type="float">
            <text:p>2,6027047297721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NORMINV(RAND();0;2)" office:value-type="float" office:value="1.08394396172844" calcext:value-type="float">
            <text:p>1,08394396172844</text:p>
          </table:table-cell>
          <table:table-cell table:formula="of:=NORMINV(RAND();0;2)" office:value-type="float" office:value="1.82252574031282" calcext:value-type="float">
            <text:p>1,82252574031282</text:p>
          </table:table-cell>
          <table:table-cell table:formula="of:=NORMINV(RAND();0;2)" office:value-type="float" office:value="-1.54327491030357" calcext:value-type="float">
            <text:p>-1,54327491030357</text:p>
          </table:table-cell>
          <table:table-cell table:formula="of:=NORMINV(RAND();0;2)" office:value-type="float" office:value="-5.22146859384131" calcext:value-type="float">
            <text:p>-5,22146859384131</text:p>
          </table:table-cell>
          <table:table-cell table:formula="of:=NORMINV(RAND();0;2)" office:value-type="float" office:value="3.61326115279166" calcext:value-type="float">
            <text:p>3,61326115279166</text:p>
          </table:table-cell>
          <table:table-cell table:formula="of:=NORMINV(RAND();0;2)" office:value-type="float" office:value="-1.43417563800719" calcext:value-type="float">
            <text:p>-1,43417563800719</text:p>
          </table:table-cell>
          <table:table-cell table:formula="of:=NORMINV(RAND();0;2)" office:value-type="float" office:value="-0.0471772181664698" calcext:value-type="float">
            <text:p>-0,04717721816647</text:p>
          </table:table-cell>
          <table:table-cell table:formula="of:=NORMINV(RAND();0;2)" office:value-type="float" office:value="0.770333442572539" calcext:value-type="float">
            <text:p>0,770333442572539</text:p>
          </table:table-cell>
          <table:table-cell table:formula="of:=NORMINV(RAND();0;2)" office:value-type="float" office:value="0.352073805810255" calcext:value-type="float">
            <text:p>0,352073805810255</text:p>
          </table:table-cell>
          <table:table-cell table:formula="of:=NORMINV(RAND();0;2)" office:value-type="float" office:value="-2.68170064641862" calcext:value-type="float">
            <text:p>-2,68170064641862</text:p>
          </table:table-cell>
          <table:table-cell table:formula="of:=AVERAGE([.B374:.K374])" office:value-type="float" office:value="-0.328565890352145" calcext:value-type="float">
            <text:p>-0,328565890352145</text:p>
          </table:table-cell>
          <table:table-cell table:formula="of:=COM.MICROSOFT.VAR.S([.B374:.K374])" office:value-type="float" office:value="6.231782267979" calcext:value-type="float">
            <text:p>6,231782267979</text:p>
          </table:table-cell>
          <table:table-cell table:formula="of:=COM.MICROSOFT.VAR.P([.B374:.K374])" office:value-type="float" office:value="5.6086040411811" calcext:value-type="float">
            <text:p>5,608604041181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NORMINV(RAND();0;2)" office:value-type="float" office:value="2.5194261357532" calcext:value-type="float">
            <text:p>2,5194261357532</text:p>
          </table:table-cell>
          <table:table-cell table:formula="of:=NORMINV(RAND();0;2)" office:value-type="float" office:value="2.44791652108116" calcext:value-type="float">
            <text:p>2,44791652108116</text:p>
          </table:table-cell>
          <table:table-cell table:formula="of:=NORMINV(RAND();0;2)" office:value-type="float" office:value="0.586474900857075" calcext:value-type="float">
            <text:p>0,586474900857075</text:p>
          </table:table-cell>
          <table:table-cell table:formula="of:=NORMINV(RAND();0;2)" office:value-type="float" office:value="-0.816552164268071" calcext:value-type="float">
            <text:p>-0,816552164268071</text:p>
          </table:table-cell>
          <table:table-cell table:formula="of:=NORMINV(RAND();0;2)" office:value-type="float" office:value="1.45385053667614" calcext:value-type="float">
            <text:p>1,45385053667614</text:p>
          </table:table-cell>
          <table:table-cell table:formula="of:=NORMINV(RAND();0;2)" office:value-type="float" office:value="0.959580232069267" calcext:value-type="float">
            <text:p>0,959580232069267</text:p>
          </table:table-cell>
          <table:table-cell table:formula="of:=NORMINV(RAND();0;2)" office:value-type="float" office:value="-0.224041452665415" calcext:value-type="float">
            <text:p>-0,224041452665415</text:p>
          </table:table-cell>
          <table:table-cell table:formula="of:=NORMINV(RAND();0;2)" office:value-type="float" office:value="1.24533288866196" calcext:value-type="float">
            <text:p>1,24533288866196</text:p>
          </table:table-cell>
          <table:table-cell table:formula="of:=NORMINV(RAND();0;2)" office:value-type="float" office:value="-0.618713404916564" calcext:value-type="float">
            <text:p>-0,618713404916564</text:p>
          </table:table-cell>
          <table:table-cell table:formula="of:=NORMINV(RAND();0;2)" office:value-type="float" office:value="0.111770123644498" calcext:value-type="float">
            <text:p>0,111770123644498</text:p>
          </table:table-cell>
          <table:table-cell table:formula="of:=AVERAGE([.B375:.K375])" office:value-type="float" office:value="0.766504431689324" calcext:value-type="float">
            <text:p>0,766504431689324</text:p>
          </table:table-cell>
          <table:table-cell table:formula="of:=COM.MICROSOFT.VAR.S([.B375:.K375])" office:value-type="float" office:value="1.38956068609344" calcext:value-type="float">
            <text:p>1,38956068609344</text:p>
          </table:table-cell>
          <table:table-cell table:formula="of:=COM.MICROSOFT.VAR.P([.B375:.K375])" office:value-type="float" office:value="1.25060461748409" calcext:value-type="float">
            <text:p>1,2506046174840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NORMINV(RAND();0;2)" office:value-type="float" office:value="0.0385371212475494" calcext:value-type="float">
            <text:p>0,038537121247549</text:p>
          </table:table-cell>
          <table:table-cell table:formula="of:=NORMINV(RAND();0;2)" office:value-type="float" office:value="-0.798060352311309" calcext:value-type="float">
            <text:p>-0,798060352311309</text:p>
          </table:table-cell>
          <table:table-cell table:formula="of:=NORMINV(RAND();0;2)" office:value-type="float" office:value="-0.160040656242348" calcext:value-type="float">
            <text:p>-0,160040656242348</text:p>
          </table:table-cell>
          <table:table-cell table:formula="of:=NORMINV(RAND();0;2)" office:value-type="float" office:value="2.76832500950477" calcext:value-type="float">
            <text:p>2,76832500950477</text:p>
          </table:table-cell>
          <table:table-cell table:formula="of:=NORMINV(RAND();0;2)" office:value-type="float" office:value="0.7139301141183" calcext:value-type="float">
            <text:p>0,7139301141183</text:p>
          </table:table-cell>
          <table:table-cell table:formula="of:=NORMINV(RAND();0;2)" office:value-type="float" office:value="1.42691634098368" calcext:value-type="float">
            <text:p>1,42691634098368</text:p>
          </table:table-cell>
          <table:table-cell table:formula="of:=NORMINV(RAND();0;2)" office:value-type="float" office:value="-0.411682991093748" calcext:value-type="float">
            <text:p>-0,411682991093748</text:p>
          </table:table-cell>
          <table:table-cell table:formula="of:=NORMINV(RAND();0;2)" office:value-type="float" office:value="-0.233836084817332" calcext:value-type="float">
            <text:p>-0,233836084817332</text:p>
          </table:table-cell>
          <table:table-cell table:formula="of:=NORMINV(RAND();0;2)" office:value-type="float" office:value="-4.34855686785028" calcext:value-type="float">
            <text:p>-4,34855686785028</text:p>
          </table:table-cell>
          <table:table-cell table:formula="of:=NORMINV(RAND();0;2)" office:value-type="float" office:value="0.647687197091491" calcext:value-type="float">
            <text:p>0,647687197091491</text:p>
          </table:table-cell>
          <table:table-cell table:formula="of:=AVERAGE([.B376:.K376])" office:value-type="float" office:value="-0.0356781169369221" calcext:value-type="float">
            <text:p>-0,035678116936922</text:p>
          </table:table-cell>
          <table:table-cell table:formula="of:=COM.MICROSOFT.VAR.S([.B376:.K376])" office:value-type="float" office:value="3.37936519057751" calcext:value-type="float">
            <text:p>3,37936519057751</text:p>
          </table:table-cell>
          <table:table-cell table:formula="of:=COM.MICROSOFT.VAR.P([.B376:.K376])" office:value-type="float" office:value="3.04142867151976" calcext:value-type="float">
            <text:p>3,0414286715197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NORMINV(RAND();0;2)" office:value-type="float" office:value="-1.05038580572403" calcext:value-type="float">
            <text:p>-1,05038580572403</text:p>
          </table:table-cell>
          <table:table-cell table:formula="of:=NORMINV(RAND();0;2)" office:value-type="float" office:value="-1.45277777740008" calcext:value-type="float">
            <text:p>-1,45277777740008</text:p>
          </table:table-cell>
          <table:table-cell table:formula="of:=NORMINV(RAND();0;2)" office:value-type="float" office:value="-1.11417875291488" calcext:value-type="float">
            <text:p>-1,11417875291488</text:p>
          </table:table-cell>
          <table:table-cell table:formula="of:=NORMINV(RAND();0;2)" office:value-type="float" office:value="-2.21068175478094" calcext:value-type="float">
            <text:p>-2,21068175478094</text:p>
          </table:table-cell>
          <table:table-cell table:formula="of:=NORMINV(RAND();0;2)" office:value-type="float" office:value="-3.51390275437421" calcext:value-type="float">
            <text:p>-3,51390275437421</text:p>
          </table:table-cell>
          <table:table-cell table:formula="of:=NORMINV(RAND();0;2)" office:value-type="float" office:value="1.85860619392576" calcext:value-type="float">
            <text:p>1,85860619392576</text:p>
          </table:table-cell>
          <table:table-cell table:formula="of:=NORMINV(RAND();0;2)" office:value-type="float" office:value="-2.59453821836991" calcext:value-type="float">
            <text:p>-2,59453821836991</text:p>
          </table:table-cell>
          <table:table-cell table:formula="of:=NORMINV(RAND();0;2)" office:value-type="float" office:value="0.850405219593664" calcext:value-type="float">
            <text:p>0,850405219593664</text:p>
          </table:table-cell>
          <table:table-cell table:formula="of:=NORMINV(RAND();0;2)" office:value-type="float" office:value="-0.663921443545147" calcext:value-type="float">
            <text:p>-0,663921443545147</text:p>
          </table:table-cell>
          <table:table-cell table:formula="of:=NORMINV(RAND();0;2)" office:value-type="float" office:value="1.65217434427248" calcext:value-type="float">
            <text:p>1,65217434427248</text:p>
          </table:table-cell>
          <table:table-cell table:formula="of:=AVERAGE([.B377:.K377])" office:value-type="float" office:value="-0.823920074931729" calcext:value-type="float">
            <text:p>-0,823920074931729</text:p>
          </table:table-cell>
          <table:table-cell table:formula="of:=COM.MICROSOFT.VAR.S([.B377:.K377])" office:value-type="float" office:value="3.22012863660563" calcext:value-type="float">
            <text:p>3,22012863660563</text:p>
          </table:table-cell>
          <table:table-cell table:formula="of:=COM.MICROSOFT.VAR.P([.B377:.K377])" office:value-type="float" office:value="2.89811577294507" calcext:value-type="float">
            <text:p>2,8981157729450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NORMINV(RAND();0;2)" office:value-type="float" office:value="-0.346859937801401" calcext:value-type="float">
            <text:p>-0,346859937801401</text:p>
          </table:table-cell>
          <table:table-cell table:formula="of:=NORMINV(RAND();0;2)" office:value-type="float" office:value="-1.35062181833076" calcext:value-type="float">
            <text:p>-1,35062181833076</text:p>
          </table:table-cell>
          <table:table-cell table:formula="of:=NORMINV(RAND();0;2)" office:value-type="float" office:value="0.552579047577012" calcext:value-type="float">
            <text:p>0,552579047577012</text:p>
          </table:table-cell>
          <table:table-cell table:formula="of:=NORMINV(RAND();0;2)" office:value-type="float" office:value="2.51509759360804" calcext:value-type="float">
            <text:p>2,51509759360804</text:p>
          </table:table-cell>
          <table:table-cell table:formula="of:=NORMINV(RAND();0;2)" office:value-type="float" office:value="3.7473484835895" calcext:value-type="float">
            <text:p>3,7473484835895</text:p>
          </table:table-cell>
          <table:table-cell table:formula="of:=NORMINV(RAND();0;2)" office:value-type="float" office:value="-0.00515202362735273" calcext:value-type="float">
            <text:p>-0,005152023627353</text:p>
          </table:table-cell>
          <table:table-cell table:formula="of:=NORMINV(RAND();0;2)" office:value-type="float" office:value="-1.54327976535812" calcext:value-type="float">
            <text:p>-1,54327976535812</text:p>
          </table:table-cell>
          <table:table-cell table:formula="of:=NORMINV(RAND();0;2)" office:value-type="float" office:value="-0.596038689474904" calcext:value-type="float">
            <text:p>-0,596038689474904</text:p>
          </table:table-cell>
          <table:table-cell table:formula="of:=NORMINV(RAND();0;2)" office:value-type="float" office:value="0.990693315206037" calcext:value-type="float">
            <text:p>0,990693315206037</text:p>
          </table:table-cell>
          <table:table-cell table:formula="of:=NORMINV(RAND();0;2)" office:value-type="float" office:value="2.64318514009814" calcext:value-type="float">
            <text:p>2,64318514009814</text:p>
          </table:table-cell>
          <table:table-cell table:formula="of:=AVERAGE([.B378:.K378])" office:value-type="float" office:value="0.660695134548619" calcext:value-type="float">
            <text:p>0,660695134548619</text:p>
          </table:table-cell>
          <table:table-cell table:formula="of:=COM.MICROSOFT.VAR.S([.B378:.K378])" office:value-type="float" office:value="3.21754363306521" calcext:value-type="float">
            <text:p>3,21754363306521</text:p>
          </table:table-cell>
          <table:table-cell table:formula="of:=COM.MICROSOFT.VAR.P([.B378:.K378])" office:value-type="float" office:value="2.89578926975869" calcext:value-type="float">
            <text:p>2,8957892697586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NORMINV(RAND();0;2)" office:value-type="float" office:value="6.09726934710708" calcext:value-type="float">
            <text:p>6,09726934710708</text:p>
          </table:table-cell>
          <table:table-cell table:formula="of:=NORMINV(RAND();0;2)" office:value-type="float" office:value="-0.871143237226099" calcext:value-type="float">
            <text:p>-0,871143237226099</text:p>
          </table:table-cell>
          <table:table-cell table:formula="of:=NORMINV(RAND();0;2)" office:value-type="float" office:value="5.19135824858149" calcext:value-type="float">
            <text:p>5,19135824858149</text:p>
          </table:table-cell>
          <table:table-cell table:formula="of:=NORMINV(RAND();0;2)" office:value-type="float" office:value="0.988806060848914" calcext:value-type="float">
            <text:p>0,988806060848914</text:p>
          </table:table-cell>
          <table:table-cell table:formula="of:=NORMINV(RAND();0;2)" office:value-type="float" office:value="2.026198146414" calcext:value-type="float">
            <text:p>2,026198146414</text:p>
          </table:table-cell>
          <table:table-cell table:formula="of:=NORMINV(RAND();0;2)" office:value-type="float" office:value="0.158266852814566" calcext:value-type="float">
            <text:p>0,158266852814566</text:p>
          </table:table-cell>
          <table:table-cell table:formula="of:=NORMINV(RAND();0;2)" office:value-type="float" office:value="1.04872102621354" calcext:value-type="float">
            <text:p>1,04872102621354</text:p>
          </table:table-cell>
          <table:table-cell table:formula="of:=NORMINV(RAND();0;2)" office:value-type="float" office:value="4.04658631081673" calcext:value-type="float">
            <text:p>4,04658631081673</text:p>
          </table:table-cell>
          <table:table-cell table:formula="of:=NORMINV(RAND();0;2)" office:value-type="float" office:value="0.987214327017066" calcext:value-type="float">
            <text:p>0,987214327017066</text:p>
          </table:table-cell>
          <table:table-cell table:formula="of:=NORMINV(RAND();0;2)" office:value-type="float" office:value="0.223248171909024" calcext:value-type="float">
            <text:p>0,223248171909024</text:p>
          </table:table-cell>
          <table:table-cell table:formula="of:=AVERAGE([.B379:.K379])" office:value-type="float" office:value="1.98965252544963" calcext:value-type="float">
            <text:p>1,98965252544963</text:p>
          </table:table-cell>
          <table:table-cell table:formula="of:=COM.MICROSOFT.VAR.S([.B379:.K379])" office:value-type="float" office:value="5.43399844026818" calcext:value-type="float">
            <text:p>5,43399844026818</text:p>
          </table:table-cell>
          <table:table-cell table:formula="of:=COM.MICROSOFT.VAR.P([.B379:.K379])" office:value-type="float" office:value="4.89059859624136" calcext:value-type="float">
            <text:p>4,8905985962413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NORMINV(RAND();0;2)" office:value-type="float" office:value="-0.326615509887313" calcext:value-type="float">
            <text:p>-0,326615509887313</text:p>
          </table:table-cell>
          <table:table-cell table:formula="of:=NORMINV(RAND();0;2)" office:value-type="float" office:value="0.393326727032255" calcext:value-type="float">
            <text:p>0,393326727032255</text:p>
          </table:table-cell>
          <table:table-cell table:formula="of:=NORMINV(RAND();0;2)" office:value-type="float" office:value="-3.89120651313565" calcext:value-type="float">
            <text:p>-3,89120651313565</text:p>
          </table:table-cell>
          <table:table-cell table:formula="of:=NORMINV(RAND();0;2)" office:value-type="float" office:value="0.0688894154211063" calcext:value-type="float">
            <text:p>0,068889415421106</text:p>
          </table:table-cell>
          <table:table-cell table:formula="of:=NORMINV(RAND();0;2)" office:value-type="float" office:value="0.513978091496029" calcext:value-type="float">
            <text:p>0,513978091496029</text:p>
          </table:table-cell>
          <table:table-cell table:formula="of:=NORMINV(RAND();0;2)" office:value-type="float" office:value="0.6546940971689" calcext:value-type="float">
            <text:p>0,6546940971689</text:p>
          </table:table-cell>
          <table:table-cell table:formula="of:=NORMINV(RAND();0;2)" office:value-type="float" office:value="-1.73184594646189" calcext:value-type="float">
            <text:p>-1,73184594646189</text:p>
          </table:table-cell>
          <table:table-cell table:formula="of:=NORMINV(RAND();0;2)" office:value-type="float" office:value="-0.0239251279751202" calcext:value-type="float">
            <text:p>-0,02392512797512</text:p>
          </table:table-cell>
          <table:table-cell table:formula="of:=NORMINV(RAND();0;2)" office:value-type="float" office:value="0.877764211472732" calcext:value-type="float">
            <text:p>0,877764211472732</text:p>
          </table:table-cell>
          <table:table-cell table:formula="of:=NORMINV(RAND();0;2)" office:value-type="float" office:value="-0.380396121050393" calcext:value-type="float">
            <text:p>-0,380396121050393</text:p>
          </table:table-cell>
          <table:table-cell table:formula="of:=AVERAGE([.B380:.K380])" office:value-type="float" office:value="-0.384533667591934" calcext:value-type="float">
            <text:p>-0,384533667591934</text:p>
          </table:table-cell>
          <table:table-cell table:formula="of:=COM.MICROSOFT.VAR.S([.B380:.K380])" office:value-type="float" office:value="2.0596431025655" calcext:value-type="float">
            <text:p>2,0596431025655</text:p>
          </table:table-cell>
          <table:table-cell table:formula="of:=COM.MICROSOFT.VAR.P([.B380:.K380])" office:value-type="float" office:value="1.85367879230895" calcext:value-type="float">
            <text:p>1,8536787923089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NORMINV(RAND();0;2)" office:value-type="float" office:value="2.09164774675165" calcext:value-type="float">
            <text:p>2,09164774675165</text:p>
          </table:table-cell>
          <table:table-cell table:formula="of:=NORMINV(RAND();0;2)" office:value-type="float" office:value="-0.22667019438425" calcext:value-type="float">
            <text:p>-0,22667019438425</text:p>
          </table:table-cell>
          <table:table-cell table:formula="of:=NORMINV(RAND();0;2)" office:value-type="float" office:value="-1.23560104864392" calcext:value-type="float">
            <text:p>-1,23560104864392</text:p>
          </table:table-cell>
          <table:table-cell table:formula="of:=NORMINV(RAND();0;2)" office:value-type="float" office:value="-0.790291446821053" calcext:value-type="float">
            <text:p>-0,790291446821053</text:p>
          </table:table-cell>
          <table:table-cell table:formula="of:=NORMINV(RAND();0;2)" office:value-type="float" office:value="1.85442532864911" calcext:value-type="float">
            <text:p>1,85442532864911</text:p>
          </table:table-cell>
          <table:table-cell table:formula="of:=NORMINV(RAND();0;2)" office:value-type="float" office:value="-2.82901648936627" calcext:value-type="float">
            <text:p>-2,82901648936627</text:p>
          </table:table-cell>
          <table:table-cell table:formula="of:=NORMINV(RAND();0;2)" office:value-type="float" office:value="-2.60110785435301" calcext:value-type="float">
            <text:p>-2,60110785435301</text:p>
          </table:table-cell>
          <table:table-cell table:formula="of:=NORMINV(RAND();0;2)" office:value-type="float" office:value="1.79766058297355" calcext:value-type="float">
            <text:p>1,79766058297355</text:p>
          </table:table-cell>
          <table:table-cell table:formula="of:=NORMINV(RAND();0;2)" office:value-type="float" office:value="-0.0685668418256708" calcext:value-type="float">
            <text:p>-0,068566841825671</text:p>
          </table:table-cell>
          <table:table-cell table:formula="of:=NORMINV(RAND();0;2)" office:value-type="float" office:value="-0.960389177306594" calcext:value-type="float">
            <text:p>-0,960389177306594</text:p>
          </table:table-cell>
          <table:table-cell table:formula="of:=AVERAGE([.B381:.K381])" office:value-type="float" office:value="-0.296790939432646" calcext:value-type="float">
            <text:p>-0,296790939432646</text:p>
          </table:table-cell>
          <table:table-cell table:formula="of:=COM.MICROSOFT.VAR.S([.B381:.K381])" office:value-type="float" office:value="3.11815706671441" calcext:value-type="float">
            <text:p>3,11815706671441</text:p>
          </table:table-cell>
          <table:table-cell table:formula="of:=COM.MICROSOFT.VAR.P([.B381:.K381])" office:value-type="float" office:value="2.80634136004297" calcext:value-type="float">
            <text:p>2,8063413600429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NORMINV(RAND();0;2)" office:value-type="float" office:value="-0.954067310749039" calcext:value-type="float">
            <text:p>-0,954067310749039</text:p>
          </table:table-cell>
          <table:table-cell table:formula="of:=NORMINV(RAND();0;2)" office:value-type="float" office:value="4.60970061407758" calcext:value-type="float">
            <text:p>4,60970061407758</text:p>
          </table:table-cell>
          <table:table-cell table:formula="of:=NORMINV(RAND();0;2)" office:value-type="float" office:value="-0.932983341803816" calcext:value-type="float">
            <text:p>-0,932983341803816</text:p>
          </table:table-cell>
          <table:table-cell table:formula="of:=NORMINV(RAND();0;2)" office:value-type="float" office:value="-1.83871783292719" calcext:value-type="float">
            <text:p>-1,83871783292719</text:p>
          </table:table-cell>
          <table:table-cell table:formula="of:=NORMINV(RAND();0;2)" office:value-type="float" office:value="-0.819410264772018" calcext:value-type="float">
            <text:p>-0,819410264772018</text:p>
          </table:table-cell>
          <table:table-cell table:formula="of:=NORMINV(RAND();0;2)" office:value-type="float" office:value="-1.30546407760736" calcext:value-type="float">
            <text:p>-1,30546407760736</text:p>
          </table:table-cell>
          <table:table-cell table:formula="of:=NORMINV(RAND();0;2)" office:value-type="float" office:value="2.72647665709472" calcext:value-type="float">
            <text:p>2,72647665709472</text:p>
          </table:table-cell>
          <table:table-cell table:formula="of:=NORMINV(RAND();0;2)" office:value-type="float" office:value="-1.10082320627023" calcext:value-type="float">
            <text:p>-1,10082320627023</text:p>
          </table:table-cell>
          <table:table-cell table:formula="of:=NORMINV(RAND();0;2)" office:value-type="float" office:value="-0.723456770337516" calcext:value-type="float">
            <text:p>-0,723456770337516</text:p>
          </table:table-cell>
          <table:table-cell table:formula="of:=NORMINV(RAND();0;2)" office:value-type="float" office:value="-0.578496723678399" calcext:value-type="float">
            <text:p>-0,578496723678399</text:p>
          </table:table-cell>
          <table:table-cell table:formula="of:=AVERAGE([.B382:.K382])" office:value-type="float" office:value="-0.0917242256973279" calcext:value-type="float">
            <text:p>-0,091724225697328</text:p>
          </table:table-cell>
          <table:table-cell table:formula="of:=COM.MICROSOFT.VAR.S([.B382:.K382])" office:value-type="float" office:value="4.24511072502373" calcext:value-type="float">
            <text:p>4,24511072502373</text:p>
          </table:table-cell>
          <table:table-cell table:formula="of:=COM.MICROSOFT.VAR.P([.B382:.K382])" office:value-type="float" office:value="3.82059965252136" calcext:value-type="float">
            <text:p>3,8205996525213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NORMINV(RAND();0;2)" office:value-type="float" office:value="2.77339290711742" calcext:value-type="float">
            <text:p>2,77339290711742</text:p>
          </table:table-cell>
          <table:table-cell table:formula="of:=NORMINV(RAND();0;2)" office:value-type="float" office:value="-4.94652416492507" calcext:value-type="float">
            <text:p>-4,94652416492507</text:p>
          </table:table-cell>
          <table:table-cell table:formula="of:=NORMINV(RAND();0;2)" office:value-type="float" office:value="0.178306449310851" calcext:value-type="float">
            <text:p>0,178306449310851</text:p>
          </table:table-cell>
          <table:table-cell table:formula="of:=NORMINV(RAND();0;2)" office:value-type="float" office:value="0.165805987441993" calcext:value-type="float">
            <text:p>0,165805987441993</text:p>
          </table:table-cell>
          <table:table-cell table:formula="of:=NORMINV(RAND();0;2)" office:value-type="float" office:value="-1.23635826084741" calcext:value-type="float">
            <text:p>-1,23635826084741</text:p>
          </table:table-cell>
          <table:table-cell table:formula="of:=NORMINV(RAND();0;2)" office:value-type="float" office:value="-0.634683924227754" calcext:value-type="float">
            <text:p>-0,634683924227754</text:p>
          </table:table-cell>
          <table:table-cell table:formula="of:=NORMINV(RAND();0;2)" office:value-type="float" office:value="0.909289113780257" calcext:value-type="float">
            <text:p>0,909289113780257</text:p>
          </table:table-cell>
          <table:table-cell table:formula="of:=NORMINV(RAND();0;2)" office:value-type="float" office:value="-0.217526689918466" calcext:value-type="float">
            <text:p>-0,217526689918466</text:p>
          </table:table-cell>
          <table:table-cell table:formula="of:=NORMINV(RAND();0;2)" office:value-type="float" office:value="0.779783115102266" calcext:value-type="float">
            <text:p>0,779783115102266</text:p>
          </table:table-cell>
          <table:table-cell table:formula="of:=NORMINV(RAND();0;2)" office:value-type="float" office:value="0.623346654958756" calcext:value-type="float">
            <text:p>0,623346654958756</text:p>
          </table:table-cell>
          <table:table-cell table:formula="of:=AVERAGE([.B383:.K383])" office:value-type="float" office:value="-0.160516881220716" calcext:value-type="float">
            <text:p>-0,160516881220716</text:p>
          </table:table-cell>
          <table:table-cell table:formula="of:=COM.MICROSOFT.VAR.S([.B383:.K383])" office:value-type="float" office:value="3.97373226668421" calcext:value-type="float">
            <text:p>3,97373226668421</text:p>
          </table:table-cell>
          <table:table-cell table:formula="of:=COM.MICROSOFT.VAR.P([.B383:.K383])" office:value-type="float" office:value="3.57635904001579" calcext:value-type="float">
            <text:p>3,57635904001579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NORMINV(RAND();0;2)" office:value-type="float" office:value="-1.0362039881726" calcext:value-type="float">
            <text:p>-1,0362039881726</text:p>
          </table:table-cell>
          <table:table-cell table:formula="of:=NORMINV(RAND();0;2)" office:value-type="float" office:value="-2.31802180364453" calcext:value-type="float">
            <text:p>-2,31802180364453</text:p>
          </table:table-cell>
          <table:table-cell table:formula="of:=NORMINV(RAND();0;2)" office:value-type="float" office:value="-0.915997240351679" calcext:value-type="float">
            <text:p>-0,915997240351679</text:p>
          </table:table-cell>
          <table:table-cell table:formula="of:=NORMINV(RAND();0;2)" office:value-type="float" office:value="2.16150931914887" calcext:value-type="float">
            <text:p>2,16150931914887</text:p>
          </table:table-cell>
          <table:table-cell table:formula="of:=NORMINV(RAND();0;2)" office:value-type="float" office:value="-1.67249526589825" calcext:value-type="float">
            <text:p>-1,67249526589825</text:p>
          </table:table-cell>
          <table:table-cell table:formula="of:=NORMINV(RAND();0;2)" office:value-type="float" office:value="-0.694786698554733" calcext:value-type="float">
            <text:p>-0,694786698554733</text:p>
          </table:table-cell>
          <table:table-cell table:formula="of:=NORMINV(RAND();0;2)" office:value-type="float" office:value="2.9429513815414" calcext:value-type="float">
            <text:p>2,9429513815414</text:p>
          </table:table-cell>
          <table:table-cell table:formula="of:=NORMINV(RAND();0;2)" office:value-type="float" office:value="-1.5119920804238" calcext:value-type="float">
            <text:p>-1,5119920804238</text:p>
          </table:table-cell>
          <table:table-cell table:formula="of:=NORMINV(RAND();0;2)" office:value-type="float" office:value="0.263739143618335" calcext:value-type="float">
            <text:p>0,263739143618335</text:p>
          </table:table-cell>
          <table:table-cell table:formula="of:=NORMINV(RAND();0;2)" office:value-type="float" office:value="2.68832013489591" calcext:value-type="float">
            <text:p>2,68832013489591</text:p>
          </table:table-cell>
          <table:table-cell table:formula="of:=AVERAGE([.B384:.K384])" office:value-type="float" office:value="-0.00929770978410724" calcext:value-type="float">
            <text:p>-0,009297709784107</text:p>
          </table:table-cell>
          <table:table-cell table:formula="of:=COM.MICROSOFT.VAR.S([.B384:.K384])" office:value-type="float" office:value="3.72010312602088" calcext:value-type="float">
            <text:p>3,72010312602088</text:p>
          </table:table-cell>
          <table:table-cell table:formula="of:=COM.MICROSOFT.VAR.P([.B384:.K384])" office:value-type="float" office:value="3.34809281341879" calcext:value-type="float">
            <text:p>3,3480928134187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NORMINV(RAND();0;2)" office:value-type="float" office:value="1.63998679630543" calcext:value-type="float">
            <text:p>1,63998679630543</text:p>
          </table:table-cell>
          <table:table-cell table:formula="of:=NORMINV(RAND();0;2)" office:value-type="float" office:value="-1.8812231103948" calcext:value-type="float">
            <text:p>-1,8812231103948</text:p>
          </table:table-cell>
          <table:table-cell table:formula="of:=NORMINV(RAND();0;2)" office:value-type="float" office:value="0.946189634833973" calcext:value-type="float">
            <text:p>0,946189634833973</text:p>
          </table:table-cell>
          <table:table-cell table:formula="of:=NORMINV(RAND();0;2)" office:value-type="float" office:value="-2.07275021095902" calcext:value-type="float">
            <text:p>-2,07275021095902</text:p>
          </table:table-cell>
          <table:table-cell table:formula="of:=NORMINV(RAND();0;2)" office:value-type="float" office:value="1.6622626502894" calcext:value-type="float">
            <text:p>1,6622626502894</text:p>
          </table:table-cell>
          <table:table-cell table:formula="of:=NORMINV(RAND();0;2)" office:value-type="float" office:value="1.07785065285888" calcext:value-type="float">
            <text:p>1,07785065285888</text:p>
          </table:table-cell>
          <table:table-cell table:formula="of:=NORMINV(RAND();0;2)" office:value-type="float" office:value="0.477366042013534" calcext:value-type="float">
            <text:p>0,477366042013534</text:p>
          </table:table-cell>
          <table:table-cell table:formula="of:=NORMINV(RAND();0;2)" office:value-type="float" office:value="2.80638312561774" calcext:value-type="float">
            <text:p>2,80638312561774</text:p>
          </table:table-cell>
          <table:table-cell table:formula="of:=NORMINV(RAND();0;2)" office:value-type="float" office:value="-1.53815088719866" calcext:value-type="float">
            <text:p>-1,53815088719866</text:p>
          </table:table-cell>
          <table:table-cell table:formula="of:=NORMINV(RAND();0;2)" office:value-type="float" office:value="-0.619771318143686" calcext:value-type="float">
            <text:p>-0,619771318143686</text:p>
          </table:table-cell>
          <table:table-cell table:formula="of:=AVERAGE([.B385:.K385])" office:value-type="float" office:value="0.249814337522279" calcext:value-type="float">
            <text:p>0,249814337522279</text:p>
          </table:table-cell>
          <table:table-cell table:formula="of:=COM.MICROSOFT.VAR.S([.B385:.K385])" office:value-type="float" office:value="2.84162463174881" calcext:value-type="float">
            <text:p>2,84162463174881</text:p>
          </table:table-cell>
          <table:table-cell table:formula="of:=COM.MICROSOFT.VAR.P([.B385:.K385])" office:value-type="float" office:value="2.55746216857393" calcext:value-type="float">
            <text:p>2,5574621685739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NORMINV(RAND();0;2)" office:value-type="float" office:value="0.733200006744939" calcext:value-type="float">
            <text:p>0,733200006744939</text:p>
          </table:table-cell>
          <table:table-cell table:formula="of:=NORMINV(RAND();0;2)" office:value-type="float" office:value="2.91229439336669" calcext:value-type="float">
            <text:p>2,91229439336669</text:p>
          </table:table-cell>
          <table:table-cell table:formula="of:=NORMINV(RAND();0;2)" office:value-type="float" office:value="3.00464621949866" calcext:value-type="float">
            <text:p>3,00464621949866</text:p>
          </table:table-cell>
          <table:table-cell table:formula="of:=NORMINV(RAND();0;2)" office:value-type="float" office:value="0.610225461528292" calcext:value-type="float">
            <text:p>0,610225461528292</text:p>
          </table:table-cell>
          <table:table-cell table:formula="of:=NORMINV(RAND();0;2)" office:value-type="float" office:value="-0.960992923413019" calcext:value-type="float">
            <text:p>-0,960992923413019</text:p>
          </table:table-cell>
          <table:table-cell table:formula="of:=NORMINV(RAND();0;2)" office:value-type="float" office:value="1.5471221919547" calcext:value-type="float">
            <text:p>1,5471221919547</text:p>
          </table:table-cell>
          <table:table-cell table:formula="of:=NORMINV(RAND();0;2)" office:value-type="float" office:value="-1.41903769463727" calcext:value-type="float">
            <text:p>-1,41903769463727</text:p>
          </table:table-cell>
          <table:table-cell table:formula="of:=NORMINV(RAND();0;2)" office:value-type="float" office:value="-2.46265027297947" calcext:value-type="float">
            <text:p>-2,46265027297947</text:p>
          </table:table-cell>
          <table:table-cell table:formula="of:=NORMINV(RAND();0;2)" office:value-type="float" office:value="0.283436215759772" calcext:value-type="float">
            <text:p>0,283436215759772</text:p>
          </table:table-cell>
          <table:table-cell table:formula="of:=NORMINV(RAND();0;2)" office:value-type="float" office:value="3.11412543126224" calcext:value-type="float">
            <text:p>3,11412543126224</text:p>
          </table:table-cell>
          <table:table-cell table:formula="of:=AVERAGE([.B386:.K386])" office:value-type="float" office:value="0.736236902908552" calcext:value-type="float">
            <text:p>0,736236902908552</text:p>
          </table:table-cell>
          <table:table-cell table:formula="of:=COM.MICROSOFT.VAR.S([.B386:.K386])" office:value-type="float" office:value="3.79693213791793" calcext:value-type="float">
            <text:p>3,79693213791793</text:p>
          </table:table-cell>
          <table:table-cell table:formula="of:=COM.MICROSOFT.VAR.P([.B386:.K386])" office:value-type="float" office:value="3.41723892412614" calcext:value-type="float">
            <text:p>3,4172389241261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NORMINV(RAND();0;2)" office:value-type="float" office:value="1.54065159822703" calcext:value-type="float">
            <text:p>1,54065159822703</text:p>
          </table:table-cell>
          <table:table-cell table:formula="of:=NORMINV(RAND();0;2)" office:value-type="float" office:value="-3.64908163659243" calcext:value-type="float">
            <text:p>-3,64908163659243</text:p>
          </table:table-cell>
          <table:table-cell table:formula="of:=NORMINV(RAND();0;2)" office:value-type="float" office:value="1.73767847155825" calcext:value-type="float">
            <text:p>1,73767847155825</text:p>
          </table:table-cell>
          <table:table-cell table:formula="of:=NORMINV(RAND();0;2)" office:value-type="float" office:value="2.97870751468238" calcext:value-type="float">
            <text:p>2,97870751468238</text:p>
          </table:table-cell>
          <table:table-cell table:formula="of:=NORMINV(RAND();0;2)" office:value-type="float" office:value="-3.65957211760807" calcext:value-type="float">
            <text:p>-3,65957211760807</text:p>
          </table:table-cell>
          <table:table-cell table:formula="of:=NORMINV(RAND();0;2)" office:value-type="float" office:value="0.563492872418612" calcext:value-type="float">
            <text:p>0,563492872418612</text:p>
          </table:table-cell>
          <table:table-cell table:formula="of:=NORMINV(RAND();0;2)" office:value-type="float" office:value="-1.49781894837327" calcext:value-type="float">
            <text:p>-1,49781894837327</text:p>
          </table:table-cell>
          <table:table-cell table:formula="of:=NORMINV(RAND();0;2)" office:value-type="float" office:value="-1.47445852262845" calcext:value-type="float">
            <text:p>-1,47445852262845</text:p>
          </table:table-cell>
          <table:table-cell table:formula="of:=NORMINV(RAND();0;2)" office:value-type="float" office:value="4.13844526445121" calcext:value-type="float">
            <text:p>4,13844526445121</text:p>
          </table:table-cell>
          <table:table-cell table:formula="of:=NORMINV(RAND();0;2)" office:value-type="float" office:value="-2.45236176294435" calcext:value-type="float">
            <text:p>-2,45236176294435</text:p>
          </table:table-cell>
          <table:table-cell table:formula="of:=AVERAGE([.B387:.K387])" office:value-type="float" office:value="-0.177431726680909" calcext:value-type="float">
            <text:p>-0,177431726680909</text:p>
          </table:table-cell>
          <table:table-cell table:formula="of:=COM.MICROSOFT.VAR.S([.B387:.K387])" office:value-type="float" office:value="7.61501090570633" calcext:value-type="float">
            <text:p>7,61501090570633</text:p>
          </table:table-cell>
          <table:table-cell table:formula="of:=COM.MICROSOFT.VAR.P([.B387:.K387])" office:value-type="float" office:value="6.8535098151357" calcext:value-type="float">
            <text:p>6,853509815135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NORMINV(RAND();0;2)" office:value-type="float" office:value="1.71845178638223" calcext:value-type="float">
            <text:p>1,71845178638223</text:p>
          </table:table-cell>
          <table:table-cell table:formula="of:=NORMINV(RAND();0;2)" office:value-type="float" office:value="0.578058609451862" calcext:value-type="float">
            <text:p>0,578058609451862</text:p>
          </table:table-cell>
          <table:table-cell table:formula="of:=NORMINV(RAND();0;2)" office:value-type="float" office:value="-5.65867232902167" calcext:value-type="float">
            <text:p>-5,65867232902167</text:p>
          </table:table-cell>
          <table:table-cell table:formula="of:=NORMINV(RAND();0;2)" office:value-type="float" office:value="0.665992674624347" calcext:value-type="float">
            <text:p>0,665992674624347</text:p>
          </table:table-cell>
          <table:table-cell table:formula="of:=NORMINV(RAND();0;2)" office:value-type="float" office:value="-1.19460591070845" calcext:value-type="float">
            <text:p>-1,19460591070845</text:p>
          </table:table-cell>
          <table:table-cell table:formula="of:=NORMINV(RAND();0;2)" office:value-type="float" office:value="1.48994095119423" calcext:value-type="float">
            <text:p>1,48994095119423</text:p>
          </table:table-cell>
          <table:table-cell table:formula="of:=NORMINV(RAND();0;2)" office:value-type="float" office:value="1.61488544430881" calcext:value-type="float">
            <text:p>1,61488544430881</text:p>
          </table:table-cell>
          <table:table-cell table:formula="of:=NORMINV(RAND();0;2)" office:value-type="float" office:value="-0.571517660698927" calcext:value-type="float">
            <text:p>-0,571517660698927</text:p>
          </table:table-cell>
          <table:table-cell table:formula="of:=NORMINV(RAND();0;2)" office:value-type="float" office:value="-1.78533347537063" calcext:value-type="float">
            <text:p>-1,78533347537063</text:p>
          </table:table-cell>
          <table:table-cell table:formula="of:=NORMINV(RAND();0;2)" office:value-type="float" office:value="0.204526045665544" calcext:value-type="float">
            <text:p>0,204526045665544</text:p>
          </table:table-cell>
          <table:table-cell table:formula="of:=AVERAGE([.B388:.K388])" office:value-type="float" office:value="-0.293827386417265" calcext:value-type="float">
            <text:p>-0,293827386417265</text:p>
          </table:table-cell>
          <table:table-cell table:formula="of:=COM.MICROSOFT.VAR.S([.B388:.K388])" office:value-type="float" office:value="4.96652700157705" calcext:value-type="float">
            <text:p>4,96652700157705</text:p>
          </table:table-cell>
          <table:table-cell table:formula="of:=COM.MICROSOFT.VAR.P([.B388:.K388])" office:value-type="float" office:value="4.46987430141935" calcext:value-type="float">
            <text:p>4,4698743014193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NORMINV(RAND();0;2)" office:value-type="float" office:value="1.61774482393988" calcext:value-type="float">
            <text:p>1,61774482393988</text:p>
          </table:table-cell>
          <table:table-cell table:formula="of:=NORMINV(RAND();0;2)" office:value-type="float" office:value="0.431412846835564" calcext:value-type="float">
            <text:p>0,431412846835564</text:p>
          </table:table-cell>
          <table:table-cell table:formula="of:=NORMINV(RAND();0;2)" office:value-type="float" office:value="1.63130615628027" calcext:value-type="float">
            <text:p>1,63130615628027</text:p>
          </table:table-cell>
          <table:table-cell table:formula="of:=NORMINV(RAND();0;2)" office:value-type="float" office:value="0.449230319595937" calcext:value-type="float">
            <text:p>0,449230319595937</text:p>
          </table:table-cell>
          <table:table-cell table:formula="of:=NORMINV(RAND();0;2)" office:value-type="float" office:value="-1.65827533084776" calcext:value-type="float">
            <text:p>-1,65827533084776</text:p>
          </table:table-cell>
          <table:table-cell table:formula="of:=NORMINV(RAND();0;2)" office:value-type="float" office:value="2.24510627080779" calcext:value-type="float">
            <text:p>2,24510627080779</text:p>
          </table:table-cell>
          <table:table-cell table:formula="of:=NORMINV(RAND();0;2)" office:value-type="float" office:value="-0.771515286286263" calcext:value-type="float">
            <text:p>-0,771515286286263</text:p>
          </table:table-cell>
          <table:table-cell table:formula="of:=NORMINV(RAND();0;2)" office:value-type="float" office:value="0.314591429183679" calcext:value-type="float">
            <text:p>0,314591429183679</text:p>
          </table:table-cell>
          <table:table-cell table:formula="of:=NORMINV(RAND();0;2)" office:value-type="float" office:value="-4.45836645783454" calcext:value-type="float">
            <text:p>-4,45836645783454</text:p>
          </table:table-cell>
          <table:table-cell table:formula="of:=NORMINV(RAND();0;2)" office:value-type="float" office:value="2.12034918465566" calcext:value-type="float">
            <text:p>2,12034918465566</text:p>
          </table:table-cell>
          <table:table-cell table:formula="of:=AVERAGE([.B389:.K389])" office:value-type="float" office:value="0.192158395633023" calcext:value-type="float">
            <text:p>0,192158395633023</text:p>
          </table:table-cell>
          <table:table-cell table:formula="of:=COM.MICROSOFT.VAR.S([.B389:.K389])" office:value-type="float" office:value="4.23938105631785" calcext:value-type="float">
            <text:p>4,23938105631785</text:p>
          </table:table-cell>
          <table:table-cell table:formula="of:=COM.MICROSOFT.VAR.P([.B389:.K389])" office:value-type="float" office:value="3.81544295068606" calcext:value-type="float">
            <text:p>3,8154429506860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NORMINV(RAND();0;2)" office:value-type="float" office:value="-0.614917047634919" calcext:value-type="float">
            <text:p>-0,614917047634919</text:p>
          </table:table-cell>
          <table:table-cell table:formula="of:=NORMINV(RAND();0;2)" office:value-type="float" office:value="-1.62639433542757" calcext:value-type="float">
            <text:p>-1,62639433542757</text:p>
          </table:table-cell>
          <table:table-cell table:formula="of:=NORMINV(RAND();0;2)" office:value-type="float" office:value="1.01519478153074" calcext:value-type="float">
            <text:p>1,01519478153074</text:p>
          </table:table-cell>
          <table:table-cell table:formula="of:=NORMINV(RAND();0;2)" office:value-type="float" office:value="-2.3544874830793" calcext:value-type="float">
            <text:p>-2,3544874830793</text:p>
          </table:table-cell>
          <table:table-cell table:formula="of:=NORMINV(RAND();0;2)" office:value-type="float" office:value="0.0800790078594936" calcext:value-type="float">
            <text:p>0,080079007859494</text:p>
          </table:table-cell>
          <table:table-cell table:formula="of:=NORMINV(RAND();0;2)" office:value-type="float" office:value="3.54705629639396" calcext:value-type="float">
            <text:p>3,54705629639396</text:p>
          </table:table-cell>
          <table:table-cell table:formula="of:=NORMINV(RAND();0;2)" office:value-type="float" office:value="2.75303107620728" calcext:value-type="float">
            <text:p>2,75303107620728</text:p>
          </table:table-cell>
          <table:table-cell table:formula="of:=NORMINV(RAND();0;2)" office:value-type="float" office:value="-0.0740866211640193" calcext:value-type="float">
            <text:p>-0,074086621164019</text:p>
          </table:table-cell>
          <table:table-cell table:formula="of:=NORMINV(RAND();0;2)" office:value-type="float" office:value="-2.0247731948013" calcext:value-type="float">
            <text:p>-2,0247731948013</text:p>
          </table:table-cell>
          <table:table-cell table:formula="of:=NORMINV(RAND();0;2)" office:value-type="float" office:value="0.578291339793232" calcext:value-type="float">
            <text:p>0,578291339793232</text:p>
          </table:table-cell>
          <table:table-cell table:formula="of:=AVERAGE([.B390:.K390])" office:value-type="float" office:value="0.127899381967761" calcext:value-type="float">
            <text:p>0,127899381967761</text:p>
          </table:table-cell>
          <table:table-cell table:formula="of:=COM.MICROSOFT.VAR.S([.B390:.K390])" office:value-type="float" office:value="3.78230533983132" calcext:value-type="float">
            <text:p>3,78230533983132</text:p>
          </table:table-cell>
          <table:table-cell table:formula="of:=COM.MICROSOFT.VAR.P([.B390:.K390])" office:value-type="float" office:value="3.40407480584819" calcext:value-type="float">
            <text:p>3,4040748058481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NORMINV(RAND();0;2)" office:value-type="float" office:value="0.146869620587937" calcext:value-type="float">
            <text:p>0,146869620587937</text:p>
          </table:table-cell>
          <table:table-cell table:formula="of:=NORMINV(RAND();0;2)" office:value-type="float" office:value="-2.06815499723986" calcext:value-type="float">
            <text:p>-2,06815499723986</text:p>
          </table:table-cell>
          <table:table-cell table:formula="of:=NORMINV(RAND();0;2)" office:value-type="float" office:value="-2.41176343372415" calcext:value-type="float">
            <text:p>-2,41176343372415</text:p>
          </table:table-cell>
          <table:table-cell table:formula="of:=NORMINV(RAND();0;2)" office:value-type="float" office:value="-3.88450681716374" calcext:value-type="float">
            <text:p>-3,88450681716374</text:p>
          </table:table-cell>
          <table:table-cell table:formula="of:=NORMINV(RAND();0;2)" office:value-type="float" office:value="1.45075934328305" calcext:value-type="float">
            <text:p>1,45075934328305</text:p>
          </table:table-cell>
          <table:table-cell table:formula="of:=NORMINV(RAND();0;2)" office:value-type="float" office:value="0.707987392402849" calcext:value-type="float">
            <text:p>0,707987392402849</text:p>
          </table:table-cell>
          <table:table-cell table:formula="of:=NORMINV(RAND();0;2)" office:value-type="float" office:value="1.11424586656929" calcext:value-type="float">
            <text:p>1,11424586656929</text:p>
          </table:table-cell>
          <table:table-cell table:formula="of:=NORMINV(RAND();0;2)" office:value-type="float" office:value="1.10585951282919" calcext:value-type="float">
            <text:p>1,10585951282919</text:p>
          </table:table-cell>
          <table:table-cell table:formula="of:=NORMINV(RAND();0;2)" office:value-type="float" office:value="1.24682131771099" calcext:value-type="float">
            <text:p>1,24682131771099</text:p>
          </table:table-cell>
          <table:table-cell table:formula="of:=NORMINV(RAND();0;2)" office:value-type="float" office:value="-3.36670067984416" calcext:value-type="float">
            <text:p>-3,36670067984416</text:p>
          </table:table-cell>
          <table:table-cell table:formula="of:=AVERAGE([.B391:.K391])" office:value-type="float" office:value="-0.595858287458862" calcext:value-type="float">
            <text:p>-0,595858287458862</text:p>
          </table:table-cell>
          <table:table-cell table:formula="of:=COM.MICROSOFT.VAR.S([.B391:.K391])" office:value-type="float" office:value="4.40155729585934" calcext:value-type="float">
            <text:p>4,40155729585934</text:p>
          </table:table-cell>
          <table:table-cell table:formula="of:=COM.MICROSOFT.VAR.P([.B391:.K391])" office:value-type="float" office:value="3.9614015662734" calcext:value-type="float">
            <text:p>3,961401566273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NORMINV(RAND();0;2)" office:value-type="float" office:value="-4.65048426440979" calcext:value-type="float">
            <text:p>-4,65048426440979</text:p>
          </table:table-cell>
          <table:table-cell table:formula="of:=NORMINV(RAND();0;2)" office:value-type="float" office:value="-2.62941405780177" calcext:value-type="float">
            <text:p>-2,62941405780177</text:p>
          </table:table-cell>
          <table:table-cell table:formula="of:=NORMINV(RAND();0;2)" office:value-type="float" office:value="-0.599544794301148" calcext:value-type="float">
            <text:p>-0,599544794301148</text:p>
          </table:table-cell>
          <table:table-cell table:formula="of:=NORMINV(RAND();0;2)" office:value-type="float" office:value="0.925527260524112" calcext:value-type="float">
            <text:p>0,925527260524112</text:p>
          </table:table-cell>
          <table:table-cell table:formula="of:=NORMINV(RAND();0;2)" office:value-type="float" office:value="-2.41346927214928" calcext:value-type="float">
            <text:p>-2,41346927214928</text:p>
          </table:table-cell>
          <table:table-cell table:formula="of:=NORMINV(RAND();0;2)" office:value-type="float" office:value="4.94058059119224" calcext:value-type="float">
            <text:p>4,94058059119224</text:p>
          </table:table-cell>
          <table:table-cell table:formula="of:=NORMINV(RAND();0;2)" office:value-type="float" office:value="2.9819819417315" calcext:value-type="float">
            <text:p>2,9819819417315</text:p>
          </table:table-cell>
          <table:table-cell table:formula="of:=NORMINV(RAND();0;2)" office:value-type="float" office:value="1.51521139573683" calcext:value-type="float">
            <text:p>1,51521139573683</text:p>
          </table:table-cell>
          <table:table-cell table:formula="of:=NORMINV(RAND();0;2)" office:value-type="float" office:value="-0.00956303436606788" calcext:value-type="float">
            <text:p>-0,009563034366068</text:p>
          </table:table-cell>
          <table:table-cell table:formula="of:=NORMINV(RAND();0;2)" office:value-type="float" office:value="-3.87100778657943" calcext:value-type="float">
            <text:p>-3,87100778657943</text:p>
          </table:table-cell>
          <table:table-cell table:formula="of:=AVERAGE([.B392:.K392])" office:value-type="float" office:value="-0.381018202042281" calcext:value-type="float">
            <text:p>-0,381018202042281</text:p>
          </table:table-cell>
          <table:table-cell table:formula="of:=COM.MICROSOFT.VAR.S([.B392:.K392])" office:value-type="float" office:value="9.41246369600031" calcext:value-type="float">
            <text:p>9,41246369600031</text:p>
          </table:table-cell>
          <table:table-cell table:formula="of:=COM.MICROSOFT.VAR.P([.B392:.K392])" office:value-type="float" office:value="8.47121732640028" calcext:value-type="float">
            <text:p>8,4712173264002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NORMINV(RAND();0;2)" office:value-type="float" office:value="3.99452410481953" calcext:value-type="float">
            <text:p>3,99452410481953</text:p>
          </table:table-cell>
          <table:table-cell table:formula="of:=NORMINV(RAND();0;2)" office:value-type="float" office:value="-0.0743130901405802" calcext:value-type="float">
            <text:p>-0,07431309014058</text:p>
          </table:table-cell>
          <table:table-cell table:formula="of:=NORMINV(RAND();0;2)" office:value-type="float" office:value="-0.443019588477659" calcext:value-type="float">
            <text:p>-0,443019588477659</text:p>
          </table:table-cell>
          <table:table-cell table:formula="of:=NORMINV(RAND();0;2)" office:value-type="float" office:value="0.54155729239845" calcext:value-type="float">
            <text:p>0,54155729239845</text:p>
          </table:table-cell>
          <table:table-cell table:formula="of:=NORMINV(RAND();0;2)" office:value-type="float" office:value="-0.478343948041988" calcext:value-type="float">
            <text:p>-0,478343948041988</text:p>
          </table:table-cell>
          <table:table-cell table:formula="of:=NORMINV(RAND();0;2)" office:value-type="float" office:value="2.43799862739949" calcext:value-type="float">
            <text:p>2,43799862739949</text:p>
          </table:table-cell>
          <table:table-cell table:formula="of:=NORMINV(RAND();0;2)" office:value-type="float" office:value="3.11079775121293" calcext:value-type="float">
            <text:p>3,11079775121293</text:p>
          </table:table-cell>
          <table:table-cell table:formula="of:=NORMINV(RAND();0;2)" office:value-type="float" office:value="-0.936983904894393" calcext:value-type="float">
            <text:p>-0,936983904894393</text:p>
          </table:table-cell>
          <table:table-cell table:formula="of:=NORMINV(RAND();0;2)" office:value-type="float" office:value="0.0778900719626727" calcext:value-type="float">
            <text:p>0,077890071962673</text:p>
          </table:table-cell>
          <table:table-cell table:formula="of:=NORMINV(RAND();0;2)" office:value-type="float" office:value="0.0294803368762427" calcext:value-type="float">
            <text:p>0,029480336876243</text:p>
          </table:table-cell>
          <table:table-cell table:formula="of:=AVERAGE([.B393:.K393])" office:value-type="float" office:value="0.825958765311469" calcext:value-type="float">
            <text:p>0,825958765311469</text:p>
          </table:table-cell>
          <table:table-cell table:formula="of:=COM.MICROSOFT.VAR.S([.B393:.K393])" office:value-type="float" office:value="2.9293116418347" calcext:value-type="float">
            <text:p>2,9293116418347</text:p>
          </table:table-cell>
          <table:table-cell table:formula="of:=COM.MICROSOFT.VAR.P([.B393:.K393])" office:value-type="float" office:value="2.63638047765123" calcext:value-type="float">
            <text:p>2,6363804776512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NORMINV(RAND();0;2)" office:value-type="float" office:value="3.88790341472397" calcext:value-type="float">
            <text:p>3,88790341472397</text:p>
          </table:table-cell>
          <table:table-cell table:formula="of:=NORMINV(RAND();0;2)" office:value-type="float" office:value="-0.614511723308213" calcext:value-type="float">
            <text:p>-0,614511723308213</text:p>
          </table:table-cell>
          <table:table-cell table:formula="of:=NORMINV(RAND();0;2)" office:value-type="float" office:value="-1.27806996940118" calcext:value-type="float">
            <text:p>-1,27806996940118</text:p>
          </table:table-cell>
          <table:table-cell table:formula="of:=NORMINV(RAND();0;2)" office:value-type="float" office:value="-1.03727954100185" calcext:value-type="float">
            <text:p>-1,03727954100185</text:p>
          </table:table-cell>
          <table:table-cell table:formula="of:=NORMINV(RAND();0;2)" office:value-type="float" office:value="0.571405556769429" calcext:value-type="float">
            <text:p>0,571405556769429</text:p>
          </table:table-cell>
          <table:table-cell table:formula="of:=NORMINV(RAND();0;2)" office:value-type="float" office:value="2.19314143046628" calcext:value-type="float">
            <text:p>2,19314143046628</text:p>
          </table:table-cell>
          <table:table-cell table:formula="of:=NORMINV(RAND();0;2)" office:value-type="float" office:value="3.33597677672325" calcext:value-type="float">
            <text:p>3,33597677672325</text:p>
          </table:table-cell>
          <table:table-cell table:formula="of:=NORMINV(RAND();0;2)" office:value-type="float" office:value="2.22967289664296" calcext:value-type="float">
            <text:p>2,22967289664296</text:p>
          </table:table-cell>
          <table:table-cell table:formula="of:=NORMINV(RAND();0;2)" office:value-type="float" office:value="2.00181251838848" calcext:value-type="float">
            <text:p>2,00181251838848</text:p>
          </table:table-cell>
          <table:table-cell table:formula="of:=NORMINV(RAND();0;2)" office:value-type="float" office:value="-1.84048296249597" calcext:value-type="float">
            <text:p>-1,84048296249597</text:p>
          </table:table-cell>
          <table:table-cell table:formula="of:=AVERAGE([.B394:.K394])" office:value-type="float" office:value="0.944956839750714" calcext:value-type="float">
            <text:p>0,944956839750714</text:p>
          </table:table-cell>
          <table:table-cell table:formula="of:=COM.MICROSOFT.VAR.S([.B394:.K394])" office:value-type="float" office:value="4.2116202047184" calcext:value-type="float">
            <text:p>4,2116202047184</text:p>
          </table:table-cell>
          <table:table-cell table:formula="of:=COM.MICROSOFT.VAR.P([.B394:.K394])" office:value-type="float" office:value="3.79045818424656" calcext:value-type="float">
            <text:p>3,7904581842465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NORMINV(RAND();0;2)" office:value-type="float" office:value="-0.914032131696679" calcext:value-type="float">
            <text:p>-0,914032131696679</text:p>
          </table:table-cell>
          <table:table-cell table:formula="of:=NORMINV(RAND();0;2)" office:value-type="float" office:value="-0.646142964652782" calcext:value-type="float">
            <text:p>-0,646142964652782</text:p>
          </table:table-cell>
          <table:table-cell table:formula="of:=NORMINV(RAND();0;2)" office:value-type="float" office:value="0.00170523295371818" calcext:value-type="float">
            <text:p>0,001705232953718</text:p>
          </table:table-cell>
          <table:table-cell table:formula="of:=NORMINV(RAND();0;2)" office:value-type="float" office:value="0.528368355091159" calcext:value-type="float">
            <text:p>0,528368355091159</text:p>
          </table:table-cell>
          <table:table-cell table:formula="of:=NORMINV(RAND();0;2)" office:value-type="float" office:value="0.937372933624998" calcext:value-type="float">
            <text:p>0,937372933624998</text:p>
          </table:table-cell>
          <table:table-cell table:formula="of:=NORMINV(RAND();0;2)" office:value-type="float" office:value="1.89903825484598" calcext:value-type="float">
            <text:p>1,89903825484598</text:p>
          </table:table-cell>
          <table:table-cell table:formula="of:=NORMINV(RAND();0;2)" office:value-type="float" office:value="-2.14876503417776" calcext:value-type="float">
            <text:p>-2,14876503417776</text:p>
          </table:table-cell>
          <table:table-cell table:formula="of:=NORMINV(RAND();0;2)" office:value-type="float" office:value="-2.21999795861865" calcext:value-type="float">
            <text:p>-2,21999795861865</text:p>
          </table:table-cell>
          <table:table-cell table:formula="of:=NORMINV(RAND();0;2)" office:value-type="float" office:value="0.884865744881386" calcext:value-type="float">
            <text:p>0,884865744881386</text:p>
          </table:table-cell>
          <table:table-cell table:formula="of:=NORMINV(RAND();0;2)" office:value-type="float" office:value="-0.769187887636185" calcext:value-type="float">
            <text:p>-0,769187887636185</text:p>
          </table:table-cell>
          <table:table-cell table:formula="of:=AVERAGE([.B395:.K395])" office:value-type="float" office:value="-0.244677545538481" calcext:value-type="float">
            <text:p>-0,244677545538481</text:p>
          </table:table-cell>
          <table:table-cell table:formula="of:=COM.MICROSOFT.VAR.S([.B395:.K395])" office:value-type="float" office:value="1.81541047705621" calcext:value-type="float">
            <text:p>1,81541047705621</text:p>
          </table:table-cell>
          <table:table-cell table:formula="of:=COM.MICROSOFT.VAR.P([.B395:.K395])" office:value-type="float" office:value="1.63386942935059" calcext:value-type="float">
            <text:p>1,6338694293505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NORMINV(RAND();0;2)" office:value-type="float" office:value="-1.99495780098352" calcext:value-type="float">
            <text:p>-1,99495780098352</text:p>
          </table:table-cell>
          <table:table-cell table:formula="of:=NORMINV(RAND();0;2)" office:value-type="float" office:value="1.73054646976107" calcext:value-type="float">
            <text:p>1,73054646976107</text:p>
          </table:table-cell>
          <table:table-cell table:formula="of:=NORMINV(RAND();0;2)" office:value-type="float" office:value="-0.851304463769134" calcext:value-type="float">
            <text:p>-0,851304463769134</text:p>
          </table:table-cell>
          <table:table-cell table:formula="of:=NORMINV(RAND();0;2)" office:value-type="float" office:value="0.869402458508615" calcext:value-type="float">
            <text:p>0,869402458508615</text:p>
          </table:table-cell>
          <table:table-cell table:formula="of:=NORMINV(RAND();0;2)" office:value-type="float" office:value="-1.4947203492452" calcext:value-type="float">
            <text:p>-1,4947203492452</text:p>
          </table:table-cell>
          <table:table-cell table:formula="of:=NORMINV(RAND();0;2)" office:value-type="float" office:value="-1.27313768840796" calcext:value-type="float">
            <text:p>-1,27313768840796</text:p>
          </table:table-cell>
          <table:table-cell table:formula="of:=NORMINV(RAND();0;2)" office:value-type="float" office:value="-0.724739728627079" calcext:value-type="float">
            <text:p>-0,724739728627079</text:p>
          </table:table-cell>
          <table:table-cell table:formula="of:=NORMINV(RAND();0;2)" office:value-type="float" office:value="2.00948629463267" calcext:value-type="float">
            <text:p>2,00948629463267</text:p>
          </table:table-cell>
          <table:table-cell table:formula="of:=NORMINV(RAND();0;2)" office:value-type="float" office:value="-3.57741449977248" calcext:value-type="float">
            <text:p>-3,57741449977248</text:p>
          </table:table-cell>
          <table:table-cell table:formula="of:=NORMINV(RAND();0;2)" office:value-type="float" office:value="0.919548684520547" calcext:value-type="float">
            <text:p>0,919548684520547</text:p>
          </table:table-cell>
          <table:table-cell table:formula="of:=AVERAGE([.B396:.K396])" office:value-type="float" office:value="-0.438729062338247" calcext:value-type="float">
            <text:p>-0,438729062338247</text:p>
          </table:table-cell>
          <table:table-cell table:formula="of:=COM.MICROSOFT.VAR.S([.B396:.K396])" office:value-type="float" office:value="3.17691237336055" calcext:value-type="float">
            <text:p>3,17691237336055</text:p>
          </table:table-cell>
          <table:table-cell table:formula="of:=COM.MICROSOFT.VAR.P([.B396:.K396])" office:value-type="float" office:value="2.85922113602449" calcext:value-type="float">
            <text:p>2,8592211360244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NORMINV(RAND();0;2)" office:value-type="float" office:value="-0.340797350043315" calcext:value-type="float">
            <text:p>-0,340797350043315</text:p>
          </table:table-cell>
          <table:table-cell table:formula="of:=NORMINV(RAND();0;2)" office:value-type="float" office:value="0.230141577617475" calcext:value-type="float">
            <text:p>0,230141577617475</text:p>
          </table:table-cell>
          <table:table-cell table:formula="of:=NORMINV(RAND();0;2)" office:value-type="float" office:value="0.869945938891449" calcext:value-type="float">
            <text:p>0,869945938891449</text:p>
          </table:table-cell>
          <table:table-cell table:formula="of:=NORMINV(RAND();0;2)" office:value-type="float" office:value="-0.124376102643449" calcext:value-type="float">
            <text:p>-0,124376102643449</text:p>
          </table:table-cell>
          <table:table-cell table:formula="of:=NORMINV(RAND();0;2)" office:value-type="float" office:value="1.86796368429737" calcext:value-type="float">
            <text:p>1,86796368429737</text:p>
          </table:table-cell>
          <table:table-cell table:formula="of:=NORMINV(RAND();0;2)" office:value-type="float" office:value="0.715697425060351" calcext:value-type="float">
            <text:p>0,715697425060351</text:p>
          </table:table-cell>
          <table:table-cell table:formula="of:=NORMINV(RAND();0;2)" office:value-type="float" office:value="-1.45664448054585" calcext:value-type="float">
            <text:p>-1,45664448054585</text:p>
          </table:table-cell>
          <table:table-cell table:formula="of:=NORMINV(RAND();0;2)" office:value-type="float" office:value="0.965748142006492" calcext:value-type="float">
            <text:p>0,965748142006492</text:p>
          </table:table-cell>
          <table:table-cell table:formula="of:=NORMINV(RAND();0;2)" office:value-type="float" office:value="-0.710148713558706" calcext:value-type="float">
            <text:p>-0,710148713558706</text:p>
          </table:table-cell>
          <table:table-cell table:formula="of:=NORMINV(RAND();0;2)" office:value-type="float" office:value="-1.44095225085361" calcext:value-type="float">
            <text:p>-1,44095225085361</text:p>
          </table:table-cell>
          <table:table-cell table:formula="of:=AVERAGE([.B397:.K397])" office:value-type="float" office:value="0.0576577870228201" calcext:value-type="float">
            <text:p>0,05765778702282</text:p>
          </table:table-cell>
          <table:table-cell table:formula="of:=COM.MICROSOFT.VAR.S([.B397:.K397])" office:value-type="float" office:value="1.17164305091092" calcext:value-type="float">
            <text:p>1,17164305091092</text:p>
          </table:table-cell>
          <table:table-cell table:formula="of:=COM.MICROSOFT.VAR.P([.B397:.K397])" office:value-type="float" office:value="1.05447874581983" calcext:value-type="float">
            <text:p>1,0544787458198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NORMINV(RAND();0;2)" office:value-type="float" office:value="1.72630676200794" calcext:value-type="float">
            <text:p>1,72630676200794</text:p>
          </table:table-cell>
          <table:table-cell table:formula="of:=NORMINV(RAND();0;2)" office:value-type="float" office:value="3.34899481945445" calcext:value-type="float">
            <text:p>3,34899481945445</text:p>
          </table:table-cell>
          <table:table-cell table:formula="of:=NORMINV(RAND();0;2)" office:value-type="float" office:value="0.86125115931183" calcext:value-type="float">
            <text:p>0,86125115931183</text:p>
          </table:table-cell>
          <table:table-cell table:formula="of:=NORMINV(RAND();0;2)" office:value-type="float" office:value="-0.058840420217504" calcext:value-type="float">
            <text:p>-0,058840420217504</text:p>
          </table:table-cell>
          <table:table-cell table:formula="of:=NORMINV(RAND();0;2)" office:value-type="float" office:value="0.808134284507488" calcext:value-type="float">
            <text:p>0,808134284507488</text:p>
          </table:table-cell>
          <table:table-cell table:formula="of:=NORMINV(RAND();0;2)" office:value-type="float" office:value="0.241403498948839" calcext:value-type="float">
            <text:p>0,241403498948839</text:p>
          </table:table-cell>
          <table:table-cell table:formula="of:=NORMINV(RAND();0;2)" office:value-type="float" office:value="0.971757583234955" calcext:value-type="float">
            <text:p>0,971757583234955</text:p>
          </table:table-cell>
          <table:table-cell table:formula="of:=NORMINV(RAND();0;2)" office:value-type="float" office:value="2.34345479204914" calcext:value-type="float">
            <text:p>2,34345479204914</text:p>
          </table:table-cell>
          <table:table-cell table:formula="of:=NORMINV(RAND();0;2)" office:value-type="float" office:value="-0.383808177824682" calcext:value-type="float">
            <text:p>-0,383808177824682</text:p>
          </table:table-cell>
          <table:table-cell table:formula="of:=NORMINV(RAND();0;2)" office:value-type="float" office:value="0.425668436121263" calcext:value-type="float">
            <text:p>0,425668436121263</text:p>
          </table:table-cell>
          <table:table-cell table:formula="of:=AVERAGE([.B398:.K398])" office:value-type="float" office:value="1.02843227375937" calcext:value-type="float">
            <text:p>1,02843227375937</text:p>
          </table:table-cell>
          <table:table-cell table:formula="of:=COM.MICROSOFT.VAR.S([.B398:.K398])" office:value-type="float" office:value="1.31559331595385" calcext:value-type="float">
            <text:p>1,31559331595385</text:p>
          </table:table-cell>
          <table:table-cell table:formula="of:=COM.MICROSOFT.VAR.P([.B398:.K398])" office:value-type="float" office:value="1.18403398435846" calcext:value-type="float">
            <text:p>1,1840339843584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NORMINV(RAND();0;2)" office:value-type="float" office:value="-1.86943503745556" calcext:value-type="float">
            <text:p>-1,86943503745556</text:p>
          </table:table-cell>
          <table:table-cell table:formula="of:=NORMINV(RAND();0;2)" office:value-type="float" office:value="0.955751424654304" calcext:value-type="float">
            <text:p>0,955751424654304</text:p>
          </table:table-cell>
          <table:table-cell table:formula="of:=NORMINV(RAND();0;2)" office:value-type="float" office:value="0.975999299945329" calcext:value-type="float">
            <text:p>0,975999299945329</text:p>
          </table:table-cell>
          <table:table-cell table:formula="of:=NORMINV(RAND();0;2)" office:value-type="float" office:value="-0.349018408488361" calcext:value-type="float">
            <text:p>-0,349018408488361</text:p>
          </table:table-cell>
          <table:table-cell table:formula="of:=NORMINV(RAND();0;2)" office:value-type="float" office:value="1.91344358745681" calcext:value-type="float">
            <text:p>1,91344358745681</text:p>
          </table:table-cell>
          <table:table-cell table:formula="of:=NORMINV(RAND();0;2)" office:value-type="float" office:value="1.03166425684562" calcext:value-type="float">
            <text:p>1,03166425684562</text:p>
          </table:table-cell>
          <table:table-cell table:formula="of:=NORMINV(RAND();0;2)" office:value-type="float" office:value="-2.16082331433538" calcext:value-type="float">
            <text:p>-2,16082331433538</text:p>
          </table:table-cell>
          <table:table-cell table:formula="of:=NORMINV(RAND();0;2)" office:value-type="float" office:value="-3.93680853433661" calcext:value-type="float">
            <text:p>-3,93680853433661</text:p>
          </table:table-cell>
          <table:table-cell table:formula="of:=NORMINV(RAND();0;2)" office:value-type="float" office:value="-0.129975091885493" calcext:value-type="float">
            <text:p>-0,129975091885493</text:p>
          </table:table-cell>
          <table:table-cell table:formula="of:=NORMINV(RAND();0;2)" office:value-type="float" office:value="4.08500301807" calcext:value-type="float">
            <text:p>4,08500301807</text:p>
          </table:table-cell>
          <table:table-cell table:formula="of:=AVERAGE([.B399:.K399])" office:value-type="float" office:value="0.0515801200470664" calcext:value-type="float">
            <text:p>0,051580120047066</text:p>
          </table:table-cell>
          <table:table-cell table:formula="of:=COM.MICROSOFT.VAR.S([.B399:.K399])" office:value-type="float" office:value="5.22815456169966" calcext:value-type="float">
            <text:p>5,22815456169966</text:p>
          </table:table-cell>
          <table:table-cell table:formula="of:=COM.MICROSOFT.VAR.P([.B399:.K399])" office:value-type="float" office:value="4.7053391055297" calcext:value-type="float">
            <text:p>4,705339105529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NORMINV(RAND();0;2)" office:value-type="float" office:value="-0.686080336120695" calcext:value-type="float">
            <text:p>-0,686080336120695</text:p>
          </table:table-cell>
          <table:table-cell table:formula="of:=NORMINV(RAND();0;2)" office:value-type="float" office:value="-0.476104940891643" calcext:value-type="float">
            <text:p>-0,476104940891643</text:p>
          </table:table-cell>
          <table:table-cell table:formula="of:=NORMINV(RAND();0;2)" office:value-type="float" office:value="0.580104930995448" calcext:value-type="float">
            <text:p>0,580104930995448</text:p>
          </table:table-cell>
          <table:table-cell table:formula="of:=NORMINV(RAND();0;2)" office:value-type="float" office:value="0.446930174450009" calcext:value-type="float">
            <text:p>0,446930174450009</text:p>
          </table:table-cell>
          <table:table-cell table:formula="of:=NORMINV(RAND();0;2)" office:value-type="float" office:value="2.74279054566974" calcext:value-type="float">
            <text:p>2,74279054566974</text:p>
          </table:table-cell>
          <table:table-cell table:formula="of:=NORMINV(RAND();0;2)" office:value-type="float" office:value="-2.12952310104317" calcext:value-type="float">
            <text:p>-2,12952310104317</text:p>
          </table:table-cell>
          <table:table-cell table:formula="of:=NORMINV(RAND();0;2)" office:value-type="float" office:value="-1.32430482157522" calcext:value-type="float">
            <text:p>-1,32430482157522</text:p>
          </table:table-cell>
          <table:table-cell table:formula="of:=NORMINV(RAND();0;2)" office:value-type="float" office:value="-1.12774705736313" calcext:value-type="float">
            <text:p>-1,12774705736313</text:p>
          </table:table-cell>
          <table:table-cell table:formula="of:=NORMINV(RAND();0;2)" office:value-type="float" office:value="2.16091612635291" calcext:value-type="float">
            <text:p>2,16091612635291</text:p>
          </table:table-cell>
          <table:table-cell table:formula="of:=NORMINV(RAND();0;2)" office:value-type="float" office:value="1.04343861813281" calcext:value-type="float">
            <text:p>1,04343861813281</text:p>
          </table:table-cell>
          <table:table-cell table:formula="of:=AVERAGE([.B400:.K400])" office:value-type="float" office:value="0.123042013860705" calcext:value-type="float">
            <text:p>0,123042013860705</text:p>
          </table:table-cell>
          <table:table-cell table:formula="of:=COM.MICROSOFT.VAR.S([.B400:.K400])" office:value-type="float" office:value="2.43599389316405" calcext:value-type="float">
            <text:p>2,43599389316405</text:p>
          </table:table-cell>
          <table:table-cell table:formula="of:=COM.MICROSOFT.VAR.P([.B400:.K400])" office:value-type="float" office:value="2.19239450384764" calcext:value-type="float">
            <text:p>2,1923945038476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NORMINV(RAND();0;2)" office:value-type="float" office:value="-2.97970288622774" calcext:value-type="float">
            <text:p>-2,97970288622774</text:p>
          </table:table-cell>
          <table:table-cell table:formula="of:=NORMINV(RAND();0;2)" office:value-type="float" office:value="-0.742047998835862" calcext:value-type="float">
            <text:p>-0,742047998835862</text:p>
          </table:table-cell>
          <table:table-cell table:formula="of:=NORMINV(RAND();0;2)" office:value-type="float" office:value="0.931347305475706" calcext:value-type="float">
            <text:p>0,931347305475706</text:p>
          </table:table-cell>
          <table:table-cell table:formula="of:=NORMINV(RAND();0;2)" office:value-type="float" office:value="-1.26386196316105" calcext:value-type="float">
            <text:p>-1,26386196316105</text:p>
          </table:table-cell>
          <table:table-cell table:formula="of:=NORMINV(RAND();0;2)" office:value-type="float" office:value="2.8863009378815" calcext:value-type="float">
            <text:p>2,8863009378815</text:p>
          </table:table-cell>
          <table:table-cell table:formula="of:=NORMINV(RAND();0;2)" office:value-type="float" office:value="-1.48965565220401" calcext:value-type="float">
            <text:p>-1,48965565220401</text:p>
          </table:table-cell>
          <table:table-cell table:formula="of:=NORMINV(RAND();0;2)" office:value-type="float" office:value="-3.41143891869437" calcext:value-type="float">
            <text:p>-3,41143891869437</text:p>
          </table:table-cell>
          <table:table-cell table:formula="of:=NORMINV(RAND();0;2)" office:value-type="float" office:value="3.07844102201048" calcext:value-type="float">
            <text:p>3,07844102201048</text:p>
          </table:table-cell>
          <table:table-cell table:formula="of:=NORMINV(RAND();0;2)" office:value-type="float" office:value="3.96047768533279" calcext:value-type="float">
            <text:p>3,96047768533279</text:p>
          </table:table-cell>
          <table:table-cell table:formula="of:=NORMINV(RAND();0;2)" office:value-type="float" office:value="-1.368102403467" calcext:value-type="float">
            <text:p>-1,368102403467</text:p>
          </table:table-cell>
          <table:table-cell table:formula="of:=AVERAGE([.B401:.K401])" office:value-type="float" office:value="-0.0398242871889554" calcext:value-type="float">
            <text:p>-0,039824287188955</text:p>
          </table:table-cell>
          <table:table-cell table:formula="of:=COM.MICROSOFT.VAR.S([.B401:.K401])" office:value-type="float" office:value="6.7888632244601" calcext:value-type="float">
            <text:p>6,7888632244601</text:p>
          </table:table-cell>
          <table:table-cell table:formula="of:=COM.MICROSOFT.VAR.P([.B401:.K401])" office:value-type="float" office:value="6.10997690201409" calcext:value-type="float">
            <text:p>6,10997690201409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NORMINV(RAND();0;2)" office:value-type="float" office:value="2.10016628342414" calcext:value-type="float">
            <text:p>2,10016628342414</text:p>
          </table:table-cell>
          <table:table-cell table:formula="of:=NORMINV(RAND();0;2)" office:value-type="float" office:value="-2.55680814344242" calcext:value-type="float">
            <text:p>-2,55680814344242</text:p>
          </table:table-cell>
          <table:table-cell table:formula="of:=NORMINV(RAND();0;2)" office:value-type="float" office:value="-0.194724176707483" calcext:value-type="float">
            <text:p>-0,194724176707483</text:p>
          </table:table-cell>
          <table:table-cell table:formula="of:=NORMINV(RAND();0;2)" office:value-type="float" office:value="1.35432827266243" calcext:value-type="float">
            <text:p>1,35432827266243</text:p>
          </table:table-cell>
          <table:table-cell table:formula="of:=NORMINV(RAND();0;2)" office:value-type="float" office:value="-0.0978495783170587" calcext:value-type="float">
            <text:p>-0,097849578317059</text:p>
          </table:table-cell>
          <table:table-cell table:formula="of:=NORMINV(RAND();0;2)" office:value-type="float" office:value="-1.06225440260251" calcext:value-type="float">
            <text:p>-1,06225440260251</text:p>
          </table:table-cell>
          <table:table-cell table:formula="of:=NORMINV(RAND();0;2)" office:value-type="float" office:value="0.698510175388054" calcext:value-type="float">
            <text:p>0,698510175388054</text:p>
          </table:table-cell>
          <table:table-cell table:formula="of:=NORMINV(RAND();0;2)" office:value-type="float" office:value="-1.79095391232215" calcext:value-type="float">
            <text:p>-1,79095391232215</text:p>
          </table:table-cell>
          <table:table-cell table:formula="of:=NORMINV(RAND();0;2)" office:value-type="float" office:value="0.430786911988918" calcext:value-type="float">
            <text:p>0,430786911988918</text:p>
          </table:table-cell>
          <table:table-cell table:formula="of:=NORMINV(RAND();0;2)" office:value-type="float" office:value="2.91293464353348" calcext:value-type="float">
            <text:p>2,91293464353348</text:p>
          </table:table-cell>
          <table:table-cell table:formula="of:=AVERAGE([.B402:.K402])" office:value-type="float" office:value="0.17941360736054" calcext:value-type="float">
            <text:p>0,17941360736054</text:p>
          </table:table-cell>
          <table:table-cell table:formula="of:=COM.MICROSOFT.VAR.S([.B402:.K402])" office:value-type="float" office:value="2.88915037650194" calcext:value-type="float">
            <text:p>2,88915037650194</text:p>
          </table:table-cell>
          <table:table-cell table:formula="of:=COM.MICROSOFT.VAR.P([.B402:.K402])" office:value-type="float" office:value="2.60023533885174" calcext:value-type="float">
            <text:p>2,6002353388517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NORMINV(RAND();0;2)" office:value-type="float" office:value="-1.22142117517765" calcext:value-type="float">
            <text:p>-1,22142117517765</text:p>
          </table:table-cell>
          <table:table-cell table:formula="of:=NORMINV(RAND();0;2)" office:value-type="float" office:value="4.02113643619826" calcext:value-type="float">
            <text:p>4,02113643619826</text:p>
          </table:table-cell>
          <table:table-cell table:formula="of:=NORMINV(RAND();0;2)" office:value-type="float" office:value="-0.834346000264051" calcext:value-type="float">
            <text:p>-0,834346000264051</text:p>
          </table:table-cell>
          <table:table-cell table:formula="of:=NORMINV(RAND();0;2)" office:value-type="float" office:value="-1.98327359014738" calcext:value-type="float">
            <text:p>-1,98327359014738</text:p>
          </table:table-cell>
          <table:table-cell table:formula="of:=NORMINV(RAND();0;2)" office:value-type="float" office:value="0.661519902605167" calcext:value-type="float">
            <text:p>0,661519902605167</text:p>
          </table:table-cell>
          <table:table-cell table:formula="of:=NORMINV(RAND();0;2)" office:value-type="float" office:value="-0.946145158688946" calcext:value-type="float">
            <text:p>-0,946145158688946</text:p>
          </table:table-cell>
          <table:table-cell table:formula="of:=NORMINV(RAND();0;2)" office:value-type="float" office:value="-0.99790622725429" calcext:value-type="float">
            <text:p>-0,99790622725429</text:p>
          </table:table-cell>
          <table:table-cell table:formula="of:=NORMINV(RAND();0;2)" office:value-type="float" office:value="-0.730332421058355" calcext:value-type="float">
            <text:p>-0,730332421058355</text:p>
          </table:table-cell>
          <table:table-cell table:formula="of:=NORMINV(RAND();0;2)" office:value-type="float" office:value="1.36996616856891" calcext:value-type="float">
            <text:p>1,36996616856891</text:p>
          </table:table-cell>
          <table:table-cell table:formula="of:=NORMINV(RAND();0;2)" office:value-type="float" office:value="-0.090573446292027" calcext:value-type="float">
            <text:p>-0,090573446292027</text:p>
          </table:table-cell>
          <table:table-cell table:formula="of:=AVERAGE([.B403:.K403])" office:value-type="float" office:value="-0.0751375511510361" calcext:value-type="float">
            <text:p>-0,075137551151036</text:p>
          </table:table-cell>
          <table:table-cell table:formula="of:=COM.MICROSOFT.VAR.S([.B403:.K403])" office:value-type="float" office:value="2.99794124110981" calcext:value-type="float">
            <text:p>2,99794124110981</text:p>
          </table:table-cell>
          <table:table-cell table:formula="of:=COM.MICROSOFT.VAR.P([.B403:.K403])" office:value-type="float" office:value="2.69814711699883" calcext:value-type="float">
            <text:p>2,6981471169988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NORMINV(RAND();0;2)" office:value-type="float" office:value="-2.40193336957445" calcext:value-type="float">
            <text:p>-2,40193336957445</text:p>
          </table:table-cell>
          <table:table-cell table:formula="of:=NORMINV(RAND();0;2)" office:value-type="float" office:value="-2.71960561961228" calcext:value-type="float">
            <text:p>-2,71960561961228</text:p>
          </table:table-cell>
          <table:table-cell table:formula="of:=NORMINV(RAND();0;2)" office:value-type="float" office:value="0.225074129744044" calcext:value-type="float">
            <text:p>0,225074129744044</text:p>
          </table:table-cell>
          <table:table-cell table:formula="of:=NORMINV(RAND();0;2)" office:value-type="float" office:value="0.549096623004498" calcext:value-type="float">
            <text:p>0,549096623004498</text:p>
          </table:table-cell>
          <table:table-cell table:formula="of:=NORMINV(RAND();0;2)" office:value-type="float" office:value="-0.190462602522293" calcext:value-type="float">
            <text:p>-0,190462602522293</text:p>
          </table:table-cell>
          <table:table-cell table:formula="of:=NORMINV(RAND();0;2)" office:value-type="float" office:value="1.28306941440741" calcext:value-type="float">
            <text:p>1,28306941440741</text:p>
          </table:table-cell>
          <table:table-cell table:formula="of:=NORMINV(RAND();0;2)" office:value-type="float" office:value="1.24274377407103" calcext:value-type="float">
            <text:p>1,24274377407103</text:p>
          </table:table-cell>
          <table:table-cell table:formula="of:=NORMINV(RAND();0;2)" office:value-type="float" office:value="3.09380591253985" calcext:value-type="float">
            <text:p>3,09380591253985</text:p>
          </table:table-cell>
          <table:table-cell table:formula="of:=NORMINV(RAND();0;2)" office:value-type="float" office:value="0.176703967941489" calcext:value-type="float">
            <text:p>0,176703967941489</text:p>
          </table:table-cell>
          <table:table-cell table:formula="of:=NORMINV(RAND();0;2)" office:value-type="float" office:value="1.4636396225685" calcext:value-type="float">
            <text:p>1,4636396225685</text:p>
          </table:table-cell>
          <table:table-cell table:formula="of:=AVERAGE([.B404:.K404])" office:value-type="float" office:value="0.27221318525678" calcext:value-type="float">
            <text:p>0,27221318525678</text:p>
          </table:table-cell>
          <table:table-cell table:formula="of:=COM.MICROSOFT.VAR.S([.B404:.K404])" office:value-type="float" office:value="3.08319548841616" calcext:value-type="float">
            <text:p>3,08319548841616</text:p>
          </table:table-cell>
          <table:table-cell table:formula="of:=COM.MICROSOFT.VAR.P([.B404:.K404])" office:value-type="float" office:value="2.77487593957454" calcext:value-type="float">
            <text:p>2,77487593957454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NORMINV(RAND();0;2)" office:value-type="float" office:value="-0.0766106547695654" calcext:value-type="float">
            <text:p>-0,076610654769566</text:p>
          </table:table-cell>
          <table:table-cell table:formula="of:=NORMINV(RAND();0;2)" office:value-type="float" office:value="-0.0299144655498356" calcext:value-type="float">
            <text:p>-0,029914465549836</text:p>
          </table:table-cell>
          <table:table-cell table:formula="of:=NORMINV(RAND();0;2)" office:value-type="float" office:value="2.14156394465337" calcext:value-type="float">
            <text:p>2,14156394465337</text:p>
          </table:table-cell>
          <table:table-cell table:formula="of:=NORMINV(RAND();0;2)" office:value-type="float" office:value="-0.472318742667661" calcext:value-type="float">
            <text:p>-0,472318742667661</text:p>
          </table:table-cell>
          <table:table-cell table:formula="of:=NORMINV(RAND();0;2)" office:value-type="float" office:value="1.45483322021934" calcext:value-type="float">
            <text:p>1,45483322021934</text:p>
          </table:table-cell>
          <table:table-cell table:formula="of:=NORMINV(RAND();0;2)" office:value-type="float" office:value="2.20855943935719" calcext:value-type="float">
            <text:p>2,20855943935719</text:p>
          </table:table-cell>
          <table:table-cell table:formula="of:=NORMINV(RAND();0;2)" office:value-type="float" office:value="1.04349568363348" calcext:value-type="float">
            <text:p>1,04349568363348</text:p>
          </table:table-cell>
          <table:table-cell table:formula="of:=NORMINV(RAND();0;2)" office:value-type="float" office:value="-2.5477671995393" calcext:value-type="float">
            <text:p>-2,5477671995393</text:p>
          </table:table-cell>
          <table:table-cell table:formula="of:=NORMINV(RAND();0;2)" office:value-type="float" office:value="-2.76196488225689" calcext:value-type="float">
            <text:p>-2,76196488225689</text:p>
          </table:table-cell>
          <table:table-cell table:formula="of:=NORMINV(RAND();0;2)" office:value-type="float" office:value="0.743125054588463" calcext:value-type="float">
            <text:p>0,743125054588463</text:p>
          </table:table-cell>
          <table:table-cell table:formula="of:=AVERAGE([.B405:.K405])" office:value-type="float" office:value="0.170300139766859" calcext:value-type="float">
            <text:p>0,170300139766859</text:p>
          </table:table-cell>
          <table:table-cell table:formula="of:=COM.MICROSOFT.VAR.S([.B405:.K405])" office:value-type="float" office:value="3.03123156817297" calcext:value-type="float">
            <text:p>3,03123156817297</text:p>
          </table:table-cell>
          <table:table-cell table:formula="of:=COM.MICROSOFT.VAR.P([.B405:.K405])" office:value-type="float" office:value="2.72810841135567" calcext:value-type="float">
            <text:p>2,7281084113556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NORMINV(RAND();0;2)" office:value-type="float" office:value="3.82771300920634" calcext:value-type="float">
            <text:p>3,82771300920634</text:p>
          </table:table-cell>
          <table:table-cell table:formula="of:=NORMINV(RAND();0;2)" office:value-type="float" office:value="0.734041186184435" calcext:value-type="float">
            <text:p>0,734041186184435</text:p>
          </table:table-cell>
          <table:table-cell table:formula="of:=NORMINV(RAND();0;2)" office:value-type="float" office:value="0.0997884767579875" calcext:value-type="float">
            <text:p>0,099788476757988</text:p>
          </table:table-cell>
          <table:table-cell table:formula="of:=NORMINV(RAND();0;2)" office:value-type="float" office:value="0.317615937967385" calcext:value-type="float">
            <text:p>0,317615937967385</text:p>
          </table:table-cell>
          <table:table-cell table:formula="of:=NORMINV(RAND();0;2)" office:value-type="float" office:value="-4.5455250921862" calcext:value-type="float">
            <text:p>-4,5455250921862</text:p>
          </table:table-cell>
          <table:table-cell table:formula="of:=NORMINV(RAND();0;2)" office:value-type="float" office:value="0.852655667754031" calcext:value-type="float">
            <text:p>0,852655667754031</text:p>
          </table:table-cell>
          <table:table-cell table:formula="of:=NORMINV(RAND();0;2)" office:value-type="float" office:value="3.83647452423976" calcext:value-type="float">
            <text:p>3,83647452423976</text:p>
          </table:table-cell>
          <table:table-cell table:formula="of:=NORMINV(RAND();0;2)" office:value-type="float" office:value="-1.45229511601513" calcext:value-type="float">
            <text:p>-1,45229511601513</text:p>
          </table:table-cell>
          <table:table-cell table:formula="of:=NORMINV(RAND();0;2)" office:value-type="float" office:value="0.088036502416935" calcext:value-type="float">
            <text:p>0,088036502416935</text:p>
          </table:table-cell>
          <table:table-cell table:formula="of:=NORMINV(RAND();0;2)" office:value-type="float" office:value="0.588856699011858" calcext:value-type="float">
            <text:p>0,588856699011858</text:p>
          </table:table-cell>
          <table:table-cell table:formula="of:=AVERAGE([.B406:.K406])" office:value-type="float" office:value="0.434736179533741" calcext:value-type="float">
            <text:p>0,434736179533741</text:p>
          </table:table-cell>
          <table:table-cell table:formula="of:=COM.MICROSOFT.VAR.S([.B406:.K406])" office:value-type="float" office:value="5.7757895642633" calcext:value-type="float">
            <text:p>5,7757895642633</text:p>
          </table:table-cell>
          <table:table-cell table:formula="of:=COM.MICROSOFT.VAR.P([.B406:.K406])" office:value-type="float" office:value="5.19821060783697" calcext:value-type="float">
            <text:p>5,1982106078369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NORMINV(RAND();0;2)" office:value-type="float" office:value="0.509101479798475" calcext:value-type="float">
            <text:p>0,509101479798475</text:p>
          </table:table-cell>
          <table:table-cell table:formula="of:=NORMINV(RAND();0;2)" office:value-type="float" office:value="3.21412816326776" calcext:value-type="float">
            <text:p>3,21412816326776</text:p>
          </table:table-cell>
          <table:table-cell table:formula="of:=NORMINV(RAND();0;2)" office:value-type="float" office:value="0.188562141629333" calcext:value-type="float">
            <text:p>0,188562141629333</text:p>
          </table:table-cell>
          <table:table-cell table:formula="of:=NORMINV(RAND();0;2)" office:value-type="float" office:value="1.40778690623395" calcext:value-type="float">
            <text:p>1,40778690623395</text:p>
          </table:table-cell>
          <table:table-cell table:formula="of:=NORMINV(RAND();0;2)" office:value-type="float" office:value="3.99470197583771" calcext:value-type="float">
            <text:p>3,99470197583771</text:p>
          </table:table-cell>
          <table:table-cell table:formula="of:=NORMINV(RAND();0;2)" office:value-type="float" office:value="-1.75236358122225" calcext:value-type="float">
            <text:p>-1,75236358122225</text:p>
          </table:table-cell>
          <table:table-cell table:formula="of:=NORMINV(RAND();0;2)" office:value-type="float" office:value="-0.925483305098203" calcext:value-type="float">
            <text:p>-0,925483305098203</text:p>
          </table:table-cell>
          <table:table-cell table:formula="of:=NORMINV(RAND();0;2)" office:value-type="float" office:value="0.630283157296951" calcext:value-type="float">
            <text:p>0,630283157296951</text:p>
          </table:table-cell>
          <table:table-cell table:formula="of:=NORMINV(RAND();0;2)" office:value-type="float" office:value="0.384034828661714" calcext:value-type="float">
            <text:p>0,384034828661714</text:p>
          </table:table-cell>
          <table:table-cell table:formula="of:=NORMINV(RAND();0;2)" office:value-type="float" office:value="-2.15193082137653" calcext:value-type="float">
            <text:p>-2,15193082137653</text:p>
          </table:table-cell>
          <table:table-cell table:formula="of:=AVERAGE([.B407:.K407])" office:value-type="float" office:value="0.549882094502891" calcext:value-type="float">
            <text:p>0,549882094502891</text:p>
          </table:table-cell>
          <table:table-cell table:formula="of:=COM.MICROSOFT.VAR.S([.B407:.K407])" office:value-type="float" office:value="3.84933420614152" calcext:value-type="float">
            <text:p>3,84933420614152</text:p>
          </table:table-cell>
          <table:table-cell table:formula="of:=COM.MICROSOFT.VAR.P([.B407:.K407])" office:value-type="float" office:value="3.46440078552737" calcext:value-type="float">
            <text:p>3,4644007855273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NORMINV(RAND();0;2)" office:value-type="float" office:value="1.07950794150966" calcext:value-type="float">
            <text:p>1,07950794150966</text:p>
          </table:table-cell>
          <table:table-cell table:formula="of:=NORMINV(RAND();0;2)" office:value-type="float" office:value="1.51145159394091" calcext:value-type="float">
            <text:p>1,51145159394091</text:p>
          </table:table-cell>
          <table:table-cell table:formula="of:=NORMINV(RAND();0;2)" office:value-type="float" office:value="-0.296262382299215" calcext:value-type="float">
            <text:p>-0,296262382299215</text:p>
          </table:table-cell>
          <table:table-cell table:formula="of:=NORMINV(RAND();0;2)" office:value-type="float" office:value="0.575659508939652" calcext:value-type="float">
            <text:p>0,575659508939652</text:p>
          </table:table-cell>
          <table:table-cell table:formula="of:=NORMINV(RAND();0;2)" office:value-type="float" office:value="0.551338946767346" calcext:value-type="float">
            <text:p>0,551338946767346</text:p>
          </table:table-cell>
          <table:table-cell table:formula="of:=NORMINV(RAND();0;2)" office:value-type="float" office:value="-1.37263219820528" calcext:value-type="float">
            <text:p>-1,37263219820528</text:p>
          </table:table-cell>
          <table:table-cell table:formula="of:=NORMINV(RAND();0;2)" office:value-type="float" office:value="-2.75878902028792" calcext:value-type="float">
            <text:p>-2,75878902028792</text:p>
          </table:table-cell>
          <table:table-cell table:formula="of:=NORMINV(RAND();0;2)" office:value-type="float" office:value="1.4904415859254" calcext:value-type="float">
            <text:p>1,4904415859254</text:p>
          </table:table-cell>
          <table:table-cell table:formula="of:=NORMINV(RAND();0;2)" office:value-type="float" office:value="1.43990028764351" calcext:value-type="float">
            <text:p>1,43990028764351</text:p>
          </table:table-cell>
          <table:table-cell table:formula="of:=NORMINV(RAND();0;2)" office:value-type="float" office:value="1.0308776185531" calcext:value-type="float">
            <text:p>1,0308776185531</text:p>
          </table:table-cell>
          <table:table-cell table:formula="of:=AVERAGE([.B408:.K408])" office:value-type="float" office:value="0.325149388248717" calcext:value-type="float">
            <text:p>0,325149388248717</text:p>
          </table:table-cell>
          <table:table-cell table:formula="of:=COM.MICROSOFT.VAR.S([.B408:.K408])" office:value-type="float" office:value="1.99646728970011" calcext:value-type="float">
            <text:p>1,99646728970011</text:p>
          </table:table-cell>
          <table:table-cell table:formula="of:=COM.MICROSOFT.VAR.P([.B408:.K408])" office:value-type="float" office:value="1.7968205607301" calcext:value-type="float">
            <text:p>1,7968205607301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NORMINV(RAND();0;2)" office:value-type="float" office:value="-0.423522857298299" calcext:value-type="float">
            <text:p>-0,423522857298299</text:p>
          </table:table-cell>
          <table:table-cell table:formula="of:=NORMINV(RAND();0;2)" office:value-type="float" office:value="0.683058944367153" calcext:value-type="float">
            <text:p>0,683058944367153</text:p>
          </table:table-cell>
          <table:table-cell table:formula="of:=NORMINV(RAND();0;2)" office:value-type="float" office:value="2.3564625133177" calcext:value-type="float">
            <text:p>2,3564625133177</text:p>
          </table:table-cell>
          <table:table-cell table:formula="of:=NORMINV(RAND();0;2)" office:value-type="float" office:value="2.35173034372875" calcext:value-type="float">
            <text:p>2,35173034372875</text:p>
          </table:table-cell>
          <table:table-cell table:formula="of:=NORMINV(RAND();0;2)" office:value-type="float" office:value="-0.323526471546255" calcext:value-type="float">
            <text:p>-0,323526471546255</text:p>
          </table:table-cell>
          <table:table-cell table:formula="of:=NORMINV(RAND();0;2)" office:value-type="float" office:value="-0.597474553753346" calcext:value-type="float">
            <text:p>-0,597474553753346</text:p>
          </table:table-cell>
          <table:table-cell table:formula="of:=NORMINV(RAND();0;2)" office:value-type="float" office:value="-0.607487285286321" calcext:value-type="float">
            <text:p>-0,607487285286321</text:p>
          </table:table-cell>
          <table:table-cell table:formula="of:=NORMINV(RAND();0;2)" office:value-type="float" office:value="-0.691902979031013" calcext:value-type="float">
            <text:p>-0,691902979031013</text:p>
          </table:table-cell>
          <table:table-cell table:formula="of:=NORMINV(RAND();0;2)" office:value-type="float" office:value="-0.907979470499798" calcext:value-type="float">
            <text:p>-0,907979470499798</text:p>
          </table:table-cell>
          <table:table-cell table:formula="of:=NORMINV(RAND();0;2)" office:value-type="float" office:value="3.74167138826348" calcext:value-type="float">
            <text:p>3,74167138826348</text:p>
          </table:table-cell>
          <table:table-cell table:formula="of:=AVERAGE([.B409:.K409])" office:value-type="float" office:value="0.558102957226205" calcext:value-type="float">
            <text:p>0,558102957226205</text:p>
          </table:table-cell>
          <table:table-cell table:formula="of:=COM.MICROSOFT.VAR.S([.B409:.K409])" office:value-type="float" office:value="2.74985005119144" calcext:value-type="float">
            <text:p>2,74985005119144</text:p>
          </table:table-cell>
          <table:table-cell table:formula="of:=COM.MICROSOFT.VAR.P([.B409:.K409])" office:value-type="float" office:value="2.47486504607229" calcext:value-type="float">
            <text:p>2,4748650460722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NORMINV(RAND();0;2)" office:value-type="float" office:value="-2.78392111263394" calcext:value-type="float">
            <text:p>-2,78392111263394</text:p>
          </table:table-cell>
          <table:table-cell table:formula="of:=NORMINV(RAND();0;2)" office:value-type="float" office:value="2.48747332407673" calcext:value-type="float">
            <text:p>2,48747332407673</text:p>
          </table:table-cell>
          <table:table-cell table:formula="of:=NORMINV(RAND();0;2)" office:value-type="float" office:value="1.70030336894319" calcext:value-type="float">
            <text:p>1,70030336894319</text:p>
          </table:table-cell>
          <table:table-cell table:formula="of:=NORMINV(RAND();0;2)" office:value-type="float" office:value="0.0876226343597139" calcext:value-type="float">
            <text:p>0,087622634359714</text:p>
          </table:table-cell>
          <table:table-cell table:formula="of:=NORMINV(RAND();0;2)" office:value-type="float" office:value="-0.182584911237225" calcext:value-type="float">
            <text:p>-0,182584911237225</text:p>
          </table:table-cell>
          <table:table-cell table:formula="of:=NORMINV(RAND();0;2)" office:value-type="float" office:value="-0.149391446249852" calcext:value-type="float">
            <text:p>-0,149391446249852</text:p>
          </table:table-cell>
          <table:table-cell table:formula="of:=NORMINV(RAND();0;2)" office:value-type="float" office:value="-0.617563562102276" calcext:value-type="float">
            <text:p>-0,617563562102276</text:p>
          </table:table-cell>
          <table:table-cell table:formula="of:=NORMINV(RAND();0;2)" office:value-type="float" office:value="-1.81064578762026" calcext:value-type="float">
            <text:p>-1,81064578762026</text:p>
          </table:table-cell>
          <table:table-cell table:formula="of:=NORMINV(RAND();0;2)" office:value-type="float" office:value="1.65990256662299" calcext:value-type="float">
            <text:p>1,65990256662299</text:p>
          </table:table-cell>
          <table:table-cell table:formula="of:=NORMINV(RAND();0;2)" office:value-type="float" office:value="-0.385002928056283" calcext:value-type="float">
            <text:p>-0,385002928056283</text:p>
          </table:table-cell>
          <table:table-cell table:formula="of:=AVERAGE([.B410:.K410])" office:value-type="float" office:value="0.000619214610278229" calcext:value-type="float">
            <text:p>0,000619214610278</text:p>
          </table:table-cell>
          <table:table-cell table:formula="of:=COM.MICROSOFT.VAR.S([.B410:.K410])" office:value-type="float" office:value="2.60615861092975" calcext:value-type="float">
            <text:p>2,60615861092975</text:p>
          </table:table-cell>
          <table:table-cell table:formula="of:=COM.MICROSOFT.VAR.P([.B410:.K410])" office:value-type="float" office:value="2.34554274983678" calcext:value-type="float">
            <text:p>2,3455427498367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NORMINV(RAND();0;2)" office:value-type="float" office:value="-3.36571209532146" calcext:value-type="float">
            <text:p>-3,36571209532146</text:p>
          </table:table-cell>
          <table:table-cell table:formula="of:=NORMINV(RAND();0;2)" office:value-type="float" office:value="-1.75839229494435" calcext:value-type="float">
            <text:p>-1,75839229494435</text:p>
          </table:table-cell>
          <table:table-cell table:formula="of:=NORMINV(RAND();0;2)" office:value-type="float" office:value="0.13017817443836" calcext:value-type="float">
            <text:p>0,13017817443836</text:p>
          </table:table-cell>
          <table:table-cell table:formula="of:=NORMINV(RAND();0;2)" office:value-type="float" office:value="-1.5092626362262" calcext:value-type="float">
            <text:p>-1,5092626362262</text:p>
          </table:table-cell>
          <table:table-cell table:formula="of:=NORMINV(RAND();0;2)" office:value-type="float" office:value="1.63176780697011" calcext:value-type="float">
            <text:p>1,63176780697011</text:p>
          </table:table-cell>
          <table:table-cell table:formula="of:=NORMINV(RAND();0;2)" office:value-type="float" office:value="-2.67250018759466" calcext:value-type="float">
            <text:p>-2,67250018759466</text:p>
          </table:table-cell>
          <table:table-cell table:formula="of:=NORMINV(RAND();0;2)" office:value-type="float" office:value="0.204184291574042" calcext:value-type="float">
            <text:p>0,204184291574042</text:p>
          </table:table-cell>
          <table:table-cell table:formula="of:=NORMINV(RAND();0;2)" office:value-type="float" office:value="0.803722760123808" calcext:value-type="float">
            <text:p>0,803722760123808</text:p>
          </table:table-cell>
          <table:table-cell table:formula="of:=NORMINV(RAND();0;2)" office:value-type="float" office:value="-2.06700301620793" calcext:value-type="float">
            <text:p>-2,06700301620793</text:p>
          </table:table-cell>
          <table:table-cell table:formula="of:=NORMINV(RAND();0;2)" office:value-type="float" office:value="-4.51858709256556" calcext:value-type="float">
            <text:p>-4,51858709256556</text:p>
          </table:table-cell>
          <table:table-cell table:formula="of:=AVERAGE([.B411:.K411])" office:value-type="float" office:value="-1.31216042897538" calcext:value-type="float">
            <text:p>-1,31216042897538</text:p>
          </table:table-cell>
          <table:table-cell table:formula="of:=COM.MICROSOFT.VAR.S([.B411:.K411])" office:value-type="float" office:value="3.85331635897441" calcext:value-type="float">
            <text:p>3,85331635897441</text:p>
          </table:table-cell>
          <table:table-cell table:formula="of:=COM.MICROSOFT.VAR.P([.B411:.K411])" office:value-type="float" office:value="3.46798472307697" calcext:value-type="float">
            <text:p>3,4679847230769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NORMINV(RAND();0;2)" office:value-type="float" office:value="-5.31568268701878" calcext:value-type="float">
            <text:p>-5,31568268701878</text:p>
          </table:table-cell>
          <table:table-cell table:formula="of:=NORMINV(RAND();0;2)" office:value-type="float" office:value="1.07446011617911" calcext:value-type="float">
            <text:p>1,07446011617911</text:p>
          </table:table-cell>
          <table:table-cell table:formula="of:=NORMINV(RAND();0;2)" office:value-type="float" office:value="0.772387266365821" calcext:value-type="float">
            <text:p>0,772387266365821</text:p>
          </table:table-cell>
          <table:table-cell table:formula="of:=NORMINV(RAND();0;2)" office:value-type="float" office:value="-1.22649227408113" calcext:value-type="float">
            <text:p>-1,22649227408113</text:p>
          </table:table-cell>
          <table:table-cell table:formula="of:=NORMINV(RAND();0;2)" office:value-type="float" office:value="-1.99008885843863" calcext:value-type="float">
            <text:p>-1,99008885843863</text:p>
          </table:table-cell>
          <table:table-cell table:formula="of:=NORMINV(RAND();0;2)" office:value-type="float" office:value="-0.495882390623163" calcext:value-type="float">
            <text:p>-0,495882390623163</text:p>
          </table:table-cell>
          <table:table-cell table:formula="of:=NORMINV(RAND();0;2)" office:value-type="float" office:value="-0.448600721237959" calcext:value-type="float">
            <text:p>-0,448600721237959</text:p>
          </table:table-cell>
          <table:table-cell table:formula="of:=NORMINV(RAND();0;2)" office:value-type="float" office:value="-1.99248707243931" calcext:value-type="float">
            <text:p>-1,99248707243931</text:p>
          </table:table-cell>
          <table:table-cell table:formula="of:=NORMINV(RAND();0;2)" office:value-type="float" office:value="3.30492872129764" calcext:value-type="float">
            <text:p>3,30492872129764</text:p>
          </table:table-cell>
          <table:table-cell table:formula="of:=NORMINV(RAND();0;2)" office:value-type="float" office:value="2.99633607612098" calcext:value-type="float">
            <text:p>2,99633607612098</text:p>
          </table:table-cell>
          <table:table-cell table:formula="of:=AVERAGE([.B412:.K412])" office:value-type="float" office:value="-0.332112182387542" calcext:value-type="float">
            <text:p>-0,332112182387542</text:p>
          </table:table-cell>
          <table:table-cell table:formula="of:=COM.MICROSOFT.VAR.S([.B412:.K412])" office:value-type="float" office:value="6.52077904730225" calcext:value-type="float">
            <text:p>6,52077904730225</text:p>
          </table:table-cell>
          <table:table-cell table:formula="of:=COM.MICROSOFT.VAR.P([.B412:.K412])" office:value-type="float" office:value="5.86870114257202" calcext:value-type="float">
            <text:p>5,8687011425720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NORMINV(RAND();0;2)" office:value-type="float" office:value="0.0666477155729388" calcext:value-type="float">
            <text:p>0,066647715572939</text:p>
          </table:table-cell>
          <table:table-cell table:formula="of:=NORMINV(RAND();0;2)" office:value-type="float" office:value="1.78721361781205" calcext:value-type="float">
            <text:p>1,78721361781205</text:p>
          </table:table-cell>
          <table:table-cell table:formula="of:=NORMINV(RAND();0;2)" office:value-type="float" office:value="1.76890048574929" calcext:value-type="float">
            <text:p>1,76890048574929</text:p>
          </table:table-cell>
          <table:table-cell table:formula="of:=NORMINV(RAND();0;2)" office:value-type="float" office:value="0.15341636416902" calcext:value-type="float">
            <text:p>0,15341636416902</text:p>
          </table:table-cell>
          <table:table-cell table:formula="of:=NORMINV(RAND();0;2)" office:value-type="float" office:value="-1.34068848907797" calcext:value-type="float">
            <text:p>-1,34068848907797</text:p>
          </table:table-cell>
          <table:table-cell table:formula="of:=NORMINV(RAND();0;2)" office:value-type="float" office:value="-0.11525421041915" calcext:value-type="float">
            <text:p>-0,11525421041915</text:p>
          </table:table-cell>
          <table:table-cell table:formula="of:=NORMINV(RAND();0;2)" office:value-type="float" office:value="-1.56189468052766" calcext:value-type="float">
            <text:p>-1,56189468052766</text:p>
          </table:table-cell>
          <table:table-cell table:formula="of:=NORMINV(RAND();0;2)" office:value-type="float" office:value="-0.607307069286678" calcext:value-type="float">
            <text:p>-0,607307069286678</text:p>
          </table:table-cell>
          <table:table-cell table:formula="of:=NORMINV(RAND();0;2)" office:value-type="float" office:value="0.132563500236467" calcext:value-type="float">
            <text:p>0,132563500236467</text:p>
          </table:table-cell>
          <table:table-cell table:formula="of:=NORMINV(RAND();0;2)" office:value-type="float" office:value="-1.19804769161139" calcext:value-type="float">
            <text:p>-1,19804769161139</text:p>
          </table:table-cell>
          <table:table-cell table:formula="of:=AVERAGE([.B413:.K413])" office:value-type="float" office:value="-0.0914450457383087" calcext:value-type="float">
            <text:p>-0,091445045738309</text:p>
          </table:table-cell>
          <table:table-cell table:formula="of:=COM.MICROSOFT.VAR.S([.B413:.K413])" office:value-type="float" office:value="1.37105059547378" calcext:value-type="float">
            <text:p>1,37105059547378</text:p>
          </table:table-cell>
          <table:table-cell table:formula="of:=COM.MICROSOFT.VAR.P([.B413:.K413])" office:value-type="float" office:value="1.23394553592641" calcext:value-type="float">
            <text:p>1,2339455359264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NORMINV(RAND();0;2)" office:value-type="float" office:value="-0.38092762520505" calcext:value-type="float">
            <text:p>-0,38092762520505</text:p>
          </table:table-cell>
          <table:table-cell table:formula="of:=NORMINV(RAND();0;2)" office:value-type="float" office:value="1.42355001154921" calcext:value-type="float">
            <text:p>1,42355001154921</text:p>
          </table:table-cell>
          <table:table-cell table:formula="of:=NORMINV(RAND();0;2)" office:value-type="float" office:value="0.302779136645118" calcext:value-type="float">
            <text:p>0,302779136645118</text:p>
          </table:table-cell>
          <table:table-cell table:formula="of:=NORMINV(RAND();0;2)" office:value-type="float" office:value="1.29403544422464" calcext:value-type="float">
            <text:p>1,29403544422464</text:p>
          </table:table-cell>
          <table:table-cell table:formula="of:=NORMINV(RAND();0;2)" office:value-type="float" office:value="-2.65526905837694" calcext:value-type="float">
            <text:p>-2,65526905837694</text:p>
          </table:table-cell>
          <table:table-cell table:formula="of:=NORMINV(RAND();0;2)" office:value-type="float" office:value="0.461321402399515" calcext:value-type="float">
            <text:p>0,461321402399515</text:p>
          </table:table-cell>
          <table:table-cell table:formula="of:=NORMINV(RAND();0;2)" office:value-type="float" office:value="2.53865782972773" calcext:value-type="float">
            <text:p>2,53865782972773</text:p>
          </table:table-cell>
          <table:table-cell table:formula="of:=NORMINV(RAND();0;2)" office:value-type="float" office:value="1.20650757879327" calcext:value-type="float">
            <text:p>1,20650757879327</text:p>
          </table:table-cell>
          <table:table-cell table:formula="of:=NORMINV(RAND();0;2)" office:value-type="float" office:value="-0.933728639446869" calcext:value-type="float">
            <text:p>-0,933728639446869</text:p>
          </table:table-cell>
          <table:table-cell table:formula="of:=NORMINV(RAND();0;2)" office:value-type="float" office:value="1.98421383880705" calcext:value-type="float">
            <text:p>1,98421383880705</text:p>
          </table:table-cell>
          <table:table-cell table:formula="of:=AVERAGE([.B414:.K414])" office:value-type="float" office:value="0.524113991911768" calcext:value-type="float">
            <text:p>0,524113991911768</text:p>
          </table:table-cell>
          <table:table-cell table:formula="of:=COM.MICROSOFT.VAR.S([.B414:.K414])" office:value-type="float" office:value="2.35150196837695" calcext:value-type="float">
            <text:p>2,35150196837695</text:p>
          </table:table-cell>
          <table:table-cell table:formula="of:=COM.MICROSOFT.VAR.P([.B414:.K414])" office:value-type="float" office:value="2.11635177153925" calcext:value-type="float">
            <text:p>2,1163517715392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NORMINV(RAND();0;2)" office:value-type="float" office:value="0.239043574757348" calcext:value-type="float">
            <text:p>0,239043574757348</text:p>
          </table:table-cell>
          <table:table-cell table:formula="of:=NORMINV(RAND();0;2)" office:value-type="float" office:value="2.98032205223328" calcext:value-type="float">
            <text:p>2,98032205223328</text:p>
          </table:table-cell>
          <table:table-cell table:formula="of:=NORMINV(RAND();0;2)" office:value-type="float" office:value="-0.835497289652256" calcext:value-type="float">
            <text:p>-0,835497289652256</text:p>
          </table:table-cell>
          <table:table-cell table:formula="of:=NORMINV(RAND();0;2)" office:value-type="float" office:value="0.151911803086729" calcext:value-type="float">
            <text:p>0,151911803086729</text:p>
          </table:table-cell>
          <table:table-cell table:formula="of:=NORMINV(RAND();0;2)" office:value-type="float" office:value="0.685600303109855" calcext:value-type="float">
            <text:p>0,685600303109855</text:p>
          </table:table-cell>
          <table:table-cell table:formula="of:=NORMINV(RAND();0;2)" office:value-type="float" office:value="-3.01643586549905" calcext:value-type="float">
            <text:p>-3,01643586549905</text:p>
          </table:table-cell>
          <table:table-cell table:formula="of:=NORMINV(RAND();0;2)" office:value-type="float" office:value="0.785228616771189" calcext:value-type="float">
            <text:p>0,785228616771189</text:p>
          </table:table-cell>
          <table:table-cell table:formula="of:=NORMINV(RAND();0;2)" office:value-type="float" office:value="0.0912948694378907" calcext:value-type="float">
            <text:p>0,091294869437891</text:p>
          </table:table-cell>
          <table:table-cell table:formula="of:=NORMINV(RAND();0;2)" office:value-type="float" office:value="0.79873541229876" calcext:value-type="float">
            <text:p>0,79873541229876</text:p>
          </table:table-cell>
          <table:table-cell table:formula="of:=NORMINV(RAND();0;2)" office:value-type="float" office:value="-5.02570183063799" calcext:value-type="float">
            <text:p>-5,02570183063799</text:p>
          </table:table-cell>
          <table:table-cell table:formula="of:=AVERAGE([.B415:.K415])" office:value-type="float" office:value="-0.314549835409425" calcext:value-type="float">
            <text:p>-0,314549835409425</text:p>
          </table:table-cell>
          <table:table-cell table:formula="of:=COM.MICROSOFT.VAR.S([.B415:.K415])" office:value-type="float" office:value="4.97340969804963" calcext:value-type="float">
            <text:p>4,97340969804963</text:p>
          </table:table-cell>
          <table:table-cell table:formula="of:=COM.MICROSOFT.VAR.P([.B415:.K415])" office:value-type="float" office:value="4.47606872824467" calcext:value-type="float">
            <text:p>4,476068728244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NORMINV(RAND();0;2)" office:value-type="float" office:value="0.549974761386653" calcext:value-type="float">
            <text:p>0,549974761386653</text:p>
          </table:table-cell>
          <table:table-cell table:formula="of:=NORMINV(RAND();0;2)" office:value-type="float" office:value="-0.137035258913697" calcext:value-type="float">
            <text:p>-0,137035258913697</text:p>
          </table:table-cell>
          <table:table-cell table:formula="of:=NORMINV(RAND();0;2)" office:value-type="float" office:value="0.544191814497486" calcext:value-type="float">
            <text:p>0,544191814497486</text:p>
          </table:table-cell>
          <table:table-cell table:formula="of:=NORMINV(RAND();0;2)" office:value-type="float" office:value="-3.34141245975478" calcext:value-type="float">
            <text:p>-3,34141245975478</text:p>
          </table:table-cell>
          <table:table-cell table:formula="of:=NORMINV(RAND();0;2)" office:value-type="float" office:value="1.00360971964728" calcext:value-type="float">
            <text:p>1,00360971964728</text:p>
          </table:table-cell>
          <table:table-cell table:formula="of:=NORMINV(RAND();0;2)" office:value-type="float" office:value="-1.24141483966234" calcext:value-type="float">
            <text:p>-1,24141483966234</text:p>
          </table:table-cell>
          <table:table-cell table:formula="of:=NORMINV(RAND();0;2)" office:value-type="float" office:value="0.0208078000201442" calcext:value-type="float">
            <text:p>0,020807800020144</text:p>
          </table:table-cell>
          <table:table-cell table:formula="of:=NORMINV(RAND();0;2)" office:value-type="float" office:value="-0.994943787564109" calcext:value-type="float">
            <text:p>-0,994943787564109</text:p>
          </table:table-cell>
          <table:table-cell table:formula="of:=NORMINV(RAND();0;2)" office:value-type="float" office:value="-1.32134474964192" calcext:value-type="float">
            <text:p>-1,32134474964192</text:p>
          </table:table-cell>
          <table:table-cell table:formula="of:=NORMINV(RAND();0;2)" office:value-type="float" office:value="3.76687431910764" calcext:value-type="float">
            <text:p>3,76687431910764</text:p>
          </table:table-cell>
          <table:table-cell table:formula="of:=AVERAGE([.B416:.K416])" office:value-type="float" office:value="-0.115069268087765" calcext:value-type="float">
            <text:p>-0,115069268087765</text:p>
          </table:table-cell>
          <table:table-cell table:formula="of:=COM.MICROSOFT.VAR.S([.B416:.K416])" office:value-type="float" office:value="3.45822299497258" calcext:value-type="float">
            <text:p>3,45822299497258</text:p>
          </table:table-cell>
          <table:table-cell table:formula="of:=COM.MICROSOFT.VAR.P([.B416:.K416])" office:value-type="float" office:value="3.11240069547532" calcext:value-type="float">
            <text:p>3,11240069547532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NORMINV(RAND();0;2)" office:value-type="float" office:value="-1.83399802248274" calcext:value-type="float">
            <text:p>-1,83399802248274</text:p>
          </table:table-cell>
          <table:table-cell table:formula="of:=NORMINV(RAND();0;2)" office:value-type="float" office:value="-4.46956964096295" calcext:value-type="float">
            <text:p>-4,46956964096295</text:p>
          </table:table-cell>
          <table:table-cell table:formula="of:=NORMINV(RAND();0;2)" office:value-type="float" office:value="-0.6706054496886" calcext:value-type="float">
            <text:p>-0,6706054496886</text:p>
          </table:table-cell>
          <table:table-cell table:formula="of:=NORMINV(RAND();0;2)" office:value-type="float" office:value="-3.043253481464" calcext:value-type="float">
            <text:p>-3,043253481464</text:p>
          </table:table-cell>
          <table:table-cell table:formula="of:=NORMINV(RAND();0;2)" office:value-type="float" office:value="0.561613619756597" calcext:value-type="float">
            <text:p>0,561613619756597</text:p>
          </table:table-cell>
          <table:table-cell table:formula="of:=NORMINV(RAND();0;2)" office:value-type="float" office:value="-1.16070441262407" calcext:value-type="float">
            <text:p>-1,16070441262407</text:p>
          </table:table-cell>
          <table:table-cell table:formula="of:=NORMINV(RAND();0;2)" office:value-type="float" office:value="3.09651055374227" calcext:value-type="float">
            <text:p>3,09651055374227</text:p>
          </table:table-cell>
          <table:table-cell table:formula="of:=NORMINV(RAND();0;2)" office:value-type="float" office:value="0.786419733215981" calcext:value-type="float">
            <text:p>0,786419733215981</text:p>
          </table:table-cell>
          <table:table-cell table:formula="of:=NORMINV(RAND();0;2)" office:value-type="float" office:value="2.26117066489628" calcext:value-type="float">
            <text:p>2,26117066489628</text:p>
          </table:table-cell>
          <table:table-cell table:formula="of:=NORMINV(RAND();0;2)" office:value-type="float" office:value="-0.0397594630549233" calcext:value-type="float">
            <text:p>-0,039759463054923</text:p>
          </table:table-cell>
          <table:table-cell table:formula="of:=AVERAGE([.B417:.K417])" office:value-type="float" office:value="-0.451217589866615" calcext:value-type="float">
            <text:p>-0,451217589866615</text:p>
          </table:table-cell>
          <table:table-cell table:formula="of:=COM.MICROSOFT.VAR.S([.B417:.K417])" office:value-type="float" office:value="5.33329817752583" calcext:value-type="float">
            <text:p>5,33329817752583</text:p>
          </table:table-cell>
          <table:table-cell table:formula="of:=COM.MICROSOFT.VAR.P([.B417:.K417])" office:value-type="float" office:value="4.79996835977325" calcext:value-type="float">
            <text:p>4,7999683597732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NORMINV(RAND();0;2)" office:value-type="float" office:value="0.144876333724736" calcext:value-type="float">
            <text:p>0,144876333724736</text:p>
          </table:table-cell>
          <table:table-cell table:formula="of:=NORMINV(RAND();0;2)" office:value-type="float" office:value="1.16746579060791" calcext:value-type="float">
            <text:p>1,16746579060791</text:p>
          </table:table-cell>
          <table:table-cell table:formula="of:=NORMINV(RAND();0;2)" office:value-type="float" office:value="1.13363138348521" calcext:value-type="float">
            <text:p>1,13363138348521</text:p>
          </table:table-cell>
          <table:table-cell table:formula="of:=NORMINV(RAND();0;2)" office:value-type="float" office:value="-1.17037849980963" calcext:value-type="float">
            <text:p>-1,17037849980963</text:p>
          </table:table-cell>
          <table:table-cell table:formula="of:=NORMINV(RAND();0;2)" office:value-type="float" office:value="-5.05526346569422" calcext:value-type="float">
            <text:p>-5,05526346569422</text:p>
          </table:table-cell>
          <table:table-cell table:formula="of:=NORMINV(RAND();0;2)" office:value-type="float" office:value="-1.79882838937077" calcext:value-type="float">
            <text:p>-1,79882838937077</text:p>
          </table:table-cell>
          <table:table-cell table:formula="of:=NORMINV(RAND();0;2)" office:value-type="float" office:value="-2.17950592440707" calcext:value-type="float">
            <text:p>-2,17950592440707</text:p>
          </table:table-cell>
          <table:table-cell table:formula="of:=NORMINV(RAND();0;2)" office:value-type="float" office:value="0.147279904513208" calcext:value-type="float">
            <text:p>0,147279904513208</text:p>
          </table:table-cell>
          <table:table-cell table:formula="of:=NORMINV(RAND();0;2)" office:value-type="float" office:value="0.618260389815718" calcext:value-type="float">
            <text:p>0,618260389815718</text:p>
          </table:table-cell>
          <table:table-cell table:formula="of:=NORMINV(RAND();0;2)" office:value-type="float" office:value="1.79644972386469" calcext:value-type="float">
            <text:p>1,79644972386469</text:p>
          </table:table-cell>
          <table:table-cell table:formula="of:=AVERAGE([.B418:.K418])" office:value-type="float" office:value="-0.519601275327022" calcext:value-type="float">
            <text:p>-0,519601275327022</text:p>
          </table:table-cell>
          <table:table-cell table:formula="of:=COM.MICROSOFT.VAR.S([.B418:.K418])" office:value-type="float" office:value="4.27910042936826" calcext:value-type="float">
            <text:p>4,27910042936826</text:p>
          </table:table-cell>
          <table:table-cell table:formula="of:=COM.MICROSOFT.VAR.P([.B418:.K418])" office:value-type="float" office:value="3.85119038643143" calcext:value-type="float">
            <text:p>3,8511903864314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NORMINV(RAND();0;2)" office:value-type="float" office:value="-2.42293523775876" calcext:value-type="float">
            <text:p>-2,42293523775876</text:p>
          </table:table-cell>
          <table:table-cell table:formula="of:=NORMINV(RAND();0;2)" office:value-type="float" office:value="-1.93875747807771" calcext:value-type="float">
            <text:p>-1,93875747807771</text:p>
          </table:table-cell>
          <table:table-cell table:formula="of:=NORMINV(RAND();0;2)" office:value-type="float" office:value="1.37897081226522" calcext:value-type="float">
            <text:p>1,37897081226522</text:p>
          </table:table-cell>
          <table:table-cell table:formula="of:=NORMINV(RAND();0;2)" office:value-type="float" office:value="-2.30255113225239" calcext:value-type="float">
            <text:p>-2,30255113225239</text:p>
          </table:table-cell>
          <table:table-cell table:formula="of:=NORMINV(RAND();0;2)" office:value-type="float" office:value="-0.606589431871712" calcext:value-type="float">
            <text:p>-0,606589431871712</text:p>
          </table:table-cell>
          <table:table-cell table:formula="of:=NORMINV(RAND();0;2)" office:value-type="float" office:value="-1.77139393731548" calcext:value-type="float">
            <text:p>-1,77139393731548</text:p>
          </table:table-cell>
          <table:table-cell table:formula="of:=NORMINV(RAND();0;2)" office:value-type="float" office:value="-3.44266142047905" calcext:value-type="float">
            <text:p>-3,44266142047905</text:p>
          </table:table-cell>
          <table:table-cell table:formula="of:=NORMINV(RAND();0;2)" office:value-type="float" office:value="-1.38536161066064" calcext:value-type="float">
            <text:p>-1,38536161066064</text:p>
          </table:table-cell>
          <table:table-cell table:formula="of:=NORMINV(RAND();0;2)" office:value-type="float" office:value="2.25268145736649" calcext:value-type="float">
            <text:p>2,25268145736649</text:p>
          </table:table-cell>
          <table:table-cell table:formula="of:=NORMINV(RAND();0;2)" office:value-type="float" office:value="0.414578780297322" calcext:value-type="float">
            <text:p>0,414578780297322</text:p>
          </table:table-cell>
          <table:table-cell table:formula="of:=AVERAGE([.B419:.K419])" office:value-type="float" office:value="-0.982401919848671" calcext:value-type="float">
            <text:p>-0,982401919848671</text:p>
          </table:table-cell>
          <table:table-cell table:formula="of:=COM.MICROSOFT.VAR.S([.B419:.K419])" office:value-type="float" office:value="3.30054928927413" calcext:value-type="float">
            <text:p>3,30054928927413</text:p>
          </table:table-cell>
          <table:table-cell table:formula="of:=COM.MICROSOFT.VAR.P([.B419:.K419])" office:value-type="float" office:value="2.97049436034672" calcext:value-type="float">
            <text:p>2,9704943603467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NORMINV(RAND();0;2)" office:value-type="float" office:value="-0.308866090551228" calcext:value-type="float">
            <text:p>-0,308866090551228</text:p>
          </table:table-cell>
          <table:table-cell table:formula="of:=NORMINV(RAND();0;2)" office:value-type="float" office:value="-0.970183283794416" calcext:value-type="float">
            <text:p>-0,970183283794416</text:p>
          </table:table-cell>
          <table:table-cell table:formula="of:=NORMINV(RAND();0;2)" office:value-type="float" office:value="2.48048983904444" calcext:value-type="float">
            <text:p>2,48048983904444</text:p>
          </table:table-cell>
          <table:table-cell table:formula="of:=NORMINV(RAND();0;2)" office:value-type="float" office:value="0.922693644650655" calcext:value-type="float">
            <text:p>0,922693644650655</text:p>
          </table:table-cell>
          <table:table-cell table:formula="of:=NORMINV(RAND();0;2)" office:value-type="float" office:value="-2.9026063463141" calcext:value-type="float">
            <text:p>-2,9026063463141</text:p>
          </table:table-cell>
          <table:table-cell table:formula="of:=NORMINV(RAND();0;2)" office:value-type="float" office:value="0.0250820897627041" calcext:value-type="float">
            <text:p>0,025082089762704</text:p>
          </table:table-cell>
          <table:table-cell table:formula="of:=NORMINV(RAND();0;2)" office:value-type="float" office:value="0.474924499859498" calcext:value-type="float">
            <text:p>0,474924499859498</text:p>
          </table:table-cell>
          <table:table-cell table:formula="of:=NORMINV(RAND();0;2)" office:value-type="float" office:value="-2.52027834489678" calcext:value-type="float">
            <text:p>-2,52027834489678</text:p>
          </table:table-cell>
          <table:table-cell table:formula="of:=NORMINV(RAND();0;2)" office:value-type="float" office:value="1.52484363340821" calcext:value-type="float">
            <text:p>1,52484363340821</text:p>
          </table:table-cell>
          <table:table-cell table:formula="of:=NORMINV(RAND();0;2)" office:value-type="float" office:value="4.12603019910958" calcext:value-type="float">
            <text:p>4,12603019910958</text:p>
          </table:table-cell>
          <table:table-cell table:formula="of:=AVERAGE([.B420:.K420])" office:value-type="float" office:value="0.285212984027856" calcext:value-type="float">
            <text:p>0,285212984027856</text:p>
          </table:table-cell>
          <table:table-cell table:formula="of:=COM.MICROSOFT.VAR.S([.B420:.K420])" office:value-type="float" office:value="4.61997389405213" calcext:value-type="float">
            <text:p>4,61997389405213</text:p>
          </table:table-cell>
          <table:table-cell table:formula="of:=COM.MICROSOFT.VAR.P([.B420:.K420])" office:value-type="float" office:value="4.15797650464692" calcext:value-type="float">
            <text:p>4,1579765046469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NORMINV(RAND();0;2)" office:value-type="float" office:value="-3.10367140231302" calcext:value-type="float">
            <text:p>-3,10367140231302</text:p>
          </table:table-cell>
          <table:table-cell table:formula="of:=NORMINV(RAND();0;2)" office:value-type="float" office:value="3.25546302026486" calcext:value-type="float">
            <text:p>3,25546302026486</text:p>
          </table:table-cell>
          <table:table-cell table:formula="of:=NORMINV(RAND();0;2)" office:value-type="float" office:value="0.154092756338477" calcext:value-type="float">
            <text:p>0,154092756338477</text:p>
          </table:table-cell>
          <table:table-cell table:formula="of:=NORMINV(RAND();0;2)" office:value-type="float" office:value="-0.613099575690439" calcext:value-type="float">
            <text:p>-0,613099575690439</text:p>
          </table:table-cell>
          <table:table-cell table:formula="of:=NORMINV(RAND();0;2)" office:value-type="float" office:value="0.0347175121549058" calcext:value-type="float">
            <text:p>0,034717512154906</text:p>
          </table:table-cell>
          <table:table-cell table:formula="of:=NORMINV(RAND();0;2)" office:value-type="float" office:value="-0.774532544083052" calcext:value-type="float">
            <text:p>-0,774532544083052</text:p>
          </table:table-cell>
          <table:table-cell table:formula="of:=NORMINV(RAND();0;2)" office:value-type="float" office:value="-1.13197473835779" calcext:value-type="float">
            <text:p>-1,13197473835779</text:p>
          </table:table-cell>
          <table:table-cell table:formula="of:=NORMINV(RAND();0;2)" office:value-type="float" office:value="0.381572591536999" calcext:value-type="float">
            <text:p>0,381572591536999</text:p>
          </table:table-cell>
          <table:table-cell table:formula="of:=NORMINV(RAND();0;2)" office:value-type="float" office:value="0.730343801571392" calcext:value-type="float">
            <text:p>0,730343801571392</text:p>
          </table:table-cell>
          <table:table-cell table:formula="of:=NORMINV(RAND();0;2)" office:value-type="float" office:value="0.219503227917516" calcext:value-type="float">
            <text:p>0,219503227917516</text:p>
          </table:table-cell>
          <table:table-cell table:formula="of:=AVERAGE([.B421:.K421])" office:value-type="float" office:value="-0.0847585350660148" calcext:value-type="float">
            <text:p>-0,084758535066015</text:p>
          </table:table-cell>
          <table:table-cell table:formula="of:=COM.MICROSOFT.VAR.S([.B421:.K421])" office:value-type="float" office:value="2.57425170871072" calcext:value-type="float">
            <text:p>2,57425170871072</text:p>
          </table:table-cell>
          <table:table-cell table:formula="of:=COM.MICROSOFT.VAR.P([.B421:.K421])" office:value-type="float" office:value="2.31682653783965" calcext:value-type="float">
            <text:p>2,3168265378396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NORMINV(RAND();0;2)" office:value-type="float" office:value="1.42638839235772" calcext:value-type="float">
            <text:p>1,42638839235772</text:p>
          </table:table-cell>
          <table:table-cell table:formula="of:=NORMINV(RAND();0;2)" office:value-type="float" office:value="-2.23004131923365" calcext:value-type="float">
            <text:p>-2,23004131923365</text:p>
          </table:table-cell>
          <table:table-cell table:formula="of:=NORMINV(RAND();0;2)" office:value-type="float" office:value="-2.38047606855271" calcext:value-type="float">
            <text:p>-2,38047606855271</text:p>
          </table:table-cell>
          <table:table-cell table:formula="of:=NORMINV(RAND();0;2)" office:value-type="float" office:value="-2.24046375920842" calcext:value-type="float">
            <text:p>-2,24046375920842</text:p>
          </table:table-cell>
          <table:table-cell table:formula="of:=NORMINV(RAND();0;2)" office:value-type="float" office:value="0.874852136355548" calcext:value-type="float">
            <text:p>0,874852136355548</text:p>
          </table:table-cell>
          <table:table-cell table:formula="of:=NORMINV(RAND();0;2)" office:value-type="float" office:value="1.81873017224615" calcext:value-type="float">
            <text:p>1,81873017224615</text:p>
          </table:table-cell>
          <table:table-cell table:formula="of:=NORMINV(RAND();0;2)" office:value-type="float" office:value="2.16718530523452" calcext:value-type="float">
            <text:p>2,16718530523452</text:p>
          </table:table-cell>
          <table:table-cell table:formula="of:=NORMINV(RAND();0;2)" office:value-type="float" office:value="-1.87188768817645" calcext:value-type="float">
            <text:p>-1,87188768817645</text:p>
          </table:table-cell>
          <table:table-cell table:formula="of:=NORMINV(RAND();0;2)" office:value-type="float" office:value="-0.189416313317242" calcext:value-type="float">
            <text:p>-0,189416313317242</text:p>
          </table:table-cell>
          <table:table-cell table:formula="of:=NORMINV(RAND();0;2)" office:value-type="float" office:value="4.47927473733394" calcext:value-type="float">
            <text:p>4,47927473733394</text:p>
          </table:table-cell>
          <table:table-cell table:formula="of:=AVERAGE([.B422:.K422])" office:value-type="float" office:value="0.18541455950394" calcext:value-type="float">
            <text:p>0,18541455950394</text:p>
          </table:table-cell>
          <table:table-cell table:formula="of:=COM.MICROSOFT.VAR.S([.B422:.K422])" office:value-type="float" office:value="5.52486764315827" calcext:value-type="float">
            <text:p>5,52486764315827</text:p>
          </table:table-cell>
          <table:table-cell table:formula="of:=COM.MICROSOFT.VAR.P([.B422:.K422])" office:value-type="float" office:value="4.97238087884244" calcext:value-type="float">
            <text:p>4,9723808788424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NORMINV(RAND();0;2)" office:value-type="float" office:value="-1.76826021791297" calcext:value-type="float">
            <text:p>-1,76826021791297</text:p>
          </table:table-cell>
          <table:table-cell table:formula="of:=NORMINV(RAND();0;2)" office:value-type="float" office:value="-2.12731450907279" calcext:value-type="float">
            <text:p>-2,12731450907279</text:p>
          </table:table-cell>
          <table:table-cell table:formula="of:=NORMINV(RAND();0;2)" office:value-type="float" office:value="0.810599767326681" calcext:value-type="float">
            <text:p>0,810599767326681</text:p>
          </table:table-cell>
          <table:table-cell table:formula="of:=NORMINV(RAND();0;2)" office:value-type="float" office:value="2.08766193251643" calcext:value-type="float">
            <text:p>2,08766193251643</text:p>
          </table:table-cell>
          <table:table-cell table:formula="of:=NORMINV(RAND();0;2)" office:value-type="float" office:value="0.859518126705174" calcext:value-type="float">
            <text:p>0,859518126705174</text:p>
          </table:table-cell>
          <table:table-cell table:formula="of:=NORMINV(RAND();0;2)" office:value-type="float" office:value="1.77381752444115" calcext:value-type="float">
            <text:p>1,77381752444115</text:p>
          </table:table-cell>
          <table:table-cell table:formula="of:=NORMINV(RAND();0;2)" office:value-type="float" office:value="0.0615750025164488" calcext:value-type="float">
            <text:p>0,061575002516449</text:p>
          </table:table-cell>
          <table:table-cell table:formula="of:=NORMINV(RAND();0;2)" office:value-type="float" office:value="-2.34563797799604" calcext:value-type="float">
            <text:p>-2,34563797799604</text:p>
          </table:table-cell>
          <table:table-cell table:formula="of:=NORMINV(RAND();0;2)" office:value-type="float" office:value="-0.346269757867421" calcext:value-type="float">
            <text:p>-0,346269757867421</text:p>
          </table:table-cell>
          <table:table-cell table:formula="of:=NORMINV(RAND();0;2)" office:value-type="float" office:value="0.21609774970278" calcext:value-type="float">
            <text:p>0,21609774970278</text:p>
          </table:table-cell>
          <table:table-cell table:formula="of:=AVERAGE([.B423:.K423])" office:value-type="float" office:value="-0.0778212359640562" calcext:value-type="float">
            <text:p>-0,077821235964056</text:p>
          </table:table-cell>
          <table:table-cell table:formula="of:=COM.MICROSOFT.VAR.S([.B423:.K423])" office:value-type="float" office:value="2.46274045621173" calcext:value-type="float">
            <text:p>2,46274045621173</text:p>
          </table:table-cell>
          <table:table-cell table:formula="of:=COM.MICROSOFT.VAR.P([.B423:.K423])" office:value-type="float" office:value="2.21646641059055" calcext:value-type="float">
            <text:p>2,2164664105905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NORMINV(RAND();0;2)" office:value-type="float" office:value="-0.966308358190367" calcext:value-type="float">
            <text:p>-0,966308358190367</text:p>
          </table:table-cell>
          <table:table-cell table:formula="of:=NORMINV(RAND();0;2)" office:value-type="float" office:value="2.37371537130359" calcext:value-type="float">
            <text:p>2,37371537130359</text:p>
          </table:table-cell>
          <table:table-cell table:formula="of:=NORMINV(RAND();0;2)" office:value-type="float" office:value="1.15638561382085" calcext:value-type="float">
            <text:p>1,15638561382085</text:p>
          </table:table-cell>
          <table:table-cell table:formula="of:=NORMINV(RAND();0;2)" office:value-type="float" office:value="2.09319600735419" calcext:value-type="float">
            <text:p>2,09319600735419</text:p>
          </table:table-cell>
          <table:table-cell table:formula="of:=NORMINV(RAND();0;2)" office:value-type="float" office:value="1.56086349814826" calcext:value-type="float">
            <text:p>1,56086349814826</text:p>
          </table:table-cell>
          <table:table-cell table:formula="of:=NORMINV(RAND();0;2)" office:value-type="float" office:value="2.32578711767696" calcext:value-type="float">
            <text:p>2,32578711767696</text:p>
          </table:table-cell>
          <table:table-cell table:formula="of:=NORMINV(RAND();0;2)" office:value-type="float" office:value="-0.515053942915727" calcext:value-type="float">
            <text:p>-0,515053942915727</text:p>
          </table:table-cell>
          <table:table-cell table:formula="of:=NORMINV(RAND();0;2)" office:value-type="float" office:value="-0.123510736898485" calcext:value-type="float">
            <text:p>-0,123510736898485</text:p>
          </table:table-cell>
          <table:table-cell table:formula="of:=NORMINV(RAND();0;2)" office:value-type="float" office:value="-2.43347974013725" calcext:value-type="float">
            <text:p>-2,43347974013725</text:p>
          </table:table-cell>
          <table:table-cell table:formula="of:=NORMINV(RAND();0;2)" office:value-type="float" office:value="-0.929505056537073" calcext:value-type="float">
            <text:p>-0,929505056537073</text:p>
          </table:table-cell>
          <table:table-cell table:formula="of:=AVERAGE([.B424:.K424])" office:value-type="float" office:value="0.454208977362494" calcext:value-type="float">
            <text:p>0,454208977362494</text:p>
          </table:table-cell>
          <table:table-cell table:formula="of:=COM.MICROSOFT.VAR.S([.B424:.K424])" office:value-type="float" office:value="2.79287056751027" calcext:value-type="float">
            <text:p>2,79287056751027</text:p>
          </table:table-cell>
          <table:table-cell table:formula="of:=COM.MICROSOFT.VAR.P([.B424:.K424])" office:value-type="float" office:value="2.51358351075924" calcext:value-type="float">
            <text:p>2,5135835107592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NORMINV(RAND();0;2)" office:value-type="float" office:value="3.95566321312501" calcext:value-type="float">
            <text:p>3,95566321312501</text:p>
          </table:table-cell>
          <table:table-cell table:formula="of:=NORMINV(RAND();0;2)" office:value-type="float" office:value="-3.41939906285732" calcext:value-type="float">
            <text:p>-3,41939906285732</text:p>
          </table:table-cell>
          <table:table-cell table:formula="of:=NORMINV(RAND();0;2)" office:value-type="float" office:value="-1.69405534626146" calcext:value-type="float">
            <text:p>-1,69405534626146</text:p>
          </table:table-cell>
          <table:table-cell table:formula="of:=NORMINV(RAND();0;2)" office:value-type="float" office:value="-2.18904594733812" calcext:value-type="float">
            <text:p>-2,18904594733812</text:p>
          </table:table-cell>
          <table:table-cell table:formula="of:=NORMINV(RAND();0;2)" office:value-type="float" office:value="5.55555877519442" calcext:value-type="float">
            <text:p>5,55555877519442</text:p>
          </table:table-cell>
          <table:table-cell table:formula="of:=NORMINV(RAND();0;2)" office:value-type="float" office:value="2.85606294730242" calcext:value-type="float">
            <text:p>2,85606294730242</text:p>
          </table:table-cell>
          <table:table-cell table:formula="of:=NORMINV(RAND();0;2)" office:value-type="float" office:value="-2.20884415862778" calcext:value-type="float">
            <text:p>-2,20884415862778</text:p>
          </table:table-cell>
          <table:table-cell table:formula="of:=NORMINV(RAND();0;2)" office:value-type="float" office:value="2.72895339586924" calcext:value-type="float">
            <text:p>2,72895339586924</text:p>
          </table:table-cell>
          <table:table-cell table:formula="of:=NORMINV(RAND();0;2)" office:value-type="float" office:value="-0.754211555752054" calcext:value-type="float">
            <text:p>-0,754211555752054</text:p>
          </table:table-cell>
          <table:table-cell table:formula="of:=NORMINV(RAND();0;2)" office:value-type="float" office:value="-1.10203684579679" calcext:value-type="float">
            <text:p>-1,10203684579679</text:p>
          </table:table-cell>
          <table:table-cell table:formula="of:=AVERAGE([.B425:.K425])" office:value-type="float" office:value="0.372864541485757" calcext:value-type="float">
            <text:p>0,372864541485757</text:p>
          </table:table-cell>
          <table:table-cell table:formula="of:=COM.MICROSOFT.VAR.S([.B425:.K425])" office:value-type="float" office:value="9.63798396859646" calcext:value-type="float">
            <text:p>9,63798396859646</text:p>
          </table:table-cell>
          <table:table-cell table:formula="of:=COM.MICROSOFT.VAR.P([.B425:.K425])" office:value-type="float" office:value="8.67418557173681" calcext:value-type="float">
            <text:p>8,6741855717368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NORMINV(RAND();0;2)" office:value-type="float" office:value="0.48038387732645" calcext:value-type="float">
            <text:p>0,48038387732645</text:p>
          </table:table-cell>
          <table:table-cell table:formula="of:=NORMINV(RAND();0;2)" office:value-type="float" office:value="0.242414654598028" calcext:value-type="float">
            <text:p>0,242414654598028</text:p>
          </table:table-cell>
          <table:table-cell table:formula="of:=NORMINV(RAND();0;2)" office:value-type="float" office:value="-0.2911853219923" calcext:value-type="float">
            <text:p>-0,2911853219923</text:p>
          </table:table-cell>
          <table:table-cell table:formula="of:=NORMINV(RAND();0;2)" office:value-type="float" office:value="2.83842824790416" calcext:value-type="float">
            <text:p>2,83842824790416</text:p>
          </table:table-cell>
          <table:table-cell table:formula="of:=NORMINV(RAND();0;2)" office:value-type="float" office:value="-0.85797434730537" calcext:value-type="float">
            <text:p>-0,85797434730537</text:p>
          </table:table-cell>
          <table:table-cell table:formula="of:=NORMINV(RAND();0;2)" office:value-type="float" office:value="-1.83967031912817" calcext:value-type="float">
            <text:p>-1,83967031912817</text:p>
          </table:table-cell>
          <table:table-cell table:formula="of:=NORMINV(RAND();0;2)" office:value-type="float" office:value="-0.0567476465988546" calcext:value-type="float">
            <text:p>-0,056747646598855</text:p>
          </table:table-cell>
          <table:table-cell table:formula="of:=NORMINV(RAND();0;2)" office:value-type="float" office:value="-1.41007460255583" calcext:value-type="float">
            <text:p>-1,41007460255583</text:p>
          </table:table-cell>
          <table:table-cell table:formula="of:=NORMINV(RAND();0;2)" office:value-type="float" office:value="-2.10938263472861" calcext:value-type="float">
            <text:p>-2,10938263472861</text:p>
          </table:table-cell>
          <table:table-cell table:formula="of:=NORMINV(RAND();0;2)" office:value-type="float" office:value="2.64349065234041" calcext:value-type="float">
            <text:p>2,64349065234041</text:p>
          </table:table-cell>
          <table:table-cell table:formula="of:=AVERAGE([.B426:.K426])" office:value-type="float" office:value="-0.0360317440140094" calcext:value-type="float">
            <text:p>-0,036031744014009</text:p>
          </table:table-cell>
          <table:table-cell table:formula="of:=COM.MICROSOFT.VAR.S([.B426:.K426])" office:value-type="float" office:value="2.88528777238051" calcext:value-type="float">
            <text:p>2,88528777238051</text:p>
          </table:table-cell>
          <table:table-cell table:formula="of:=COM.MICROSOFT.VAR.P([.B426:.K426])" office:value-type="float" office:value="2.59675899514246" calcext:value-type="float">
            <text:p>2,5967589951424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NORMINV(RAND();0;2)" office:value-type="float" office:value="1.88802425206836" calcext:value-type="float">
            <text:p>1,88802425206836</text:p>
          </table:table-cell>
          <table:table-cell table:formula="of:=NORMINV(RAND();0;2)" office:value-type="float" office:value="-2.55403948736177" calcext:value-type="float">
            <text:p>-2,55403948736177</text:p>
          </table:table-cell>
          <table:table-cell table:formula="of:=NORMINV(RAND();0;2)" office:value-type="float" office:value="0.0229848156667749" calcext:value-type="float">
            <text:p>0,022984815666775</text:p>
          </table:table-cell>
          <table:table-cell table:formula="of:=NORMINV(RAND();0;2)" office:value-type="float" office:value="2.878058022319" calcext:value-type="float">
            <text:p>2,878058022319</text:p>
          </table:table-cell>
          <table:table-cell table:formula="of:=NORMINV(RAND();0;2)" office:value-type="float" office:value="2.51782153832728" calcext:value-type="float">
            <text:p>2,51782153832728</text:p>
          </table:table-cell>
          <table:table-cell table:formula="of:=NORMINV(RAND();0;2)" office:value-type="float" office:value="-2.3516483437126" calcext:value-type="float">
            <text:p>-2,3516483437126</text:p>
          </table:table-cell>
          <table:table-cell table:formula="of:=NORMINV(RAND();0;2)" office:value-type="float" office:value="0.588101692451786" calcext:value-type="float">
            <text:p>0,588101692451786</text:p>
          </table:table-cell>
          <table:table-cell table:formula="of:=NORMINV(RAND();0;2)" office:value-type="float" office:value="1.9608626713677" calcext:value-type="float">
            <text:p>1,9608626713677</text:p>
          </table:table-cell>
          <table:table-cell table:formula="of:=NORMINV(RAND();0;2)" office:value-type="float" office:value="1.66708593988506" calcext:value-type="float">
            <text:p>1,66708593988506</text:p>
          </table:table-cell>
          <table:table-cell table:formula="of:=NORMINV(RAND();0;2)" office:value-type="float" office:value="-1.70193859495709" calcext:value-type="float">
            <text:p>-1,70193859495709</text:p>
          </table:table-cell>
          <table:table-cell table:formula="of:=AVERAGE([.B427:.K427])" office:value-type="float" office:value="0.49153125060545" calcext:value-type="float">
            <text:p>0,49153125060545</text:p>
          </table:table-cell>
          <table:table-cell table:formula="of:=COM.MICROSOFT.VAR.S([.B427:.K427])" office:value-type="float" office:value="4.18797351307952" calcext:value-type="float">
            <text:p>4,18797351307952</text:p>
          </table:table-cell>
          <table:table-cell table:formula="of:=COM.MICROSOFT.VAR.P([.B427:.K427])" office:value-type="float" office:value="3.76917616177157" calcext:value-type="float">
            <text:p>3,7691761617715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NORMINV(RAND();0;2)" office:value-type="float" office:value="-0.89340488162533" calcext:value-type="float">
            <text:p>-0,89340488162533</text:p>
          </table:table-cell>
          <table:table-cell table:formula="of:=NORMINV(RAND();0;2)" office:value-type="float" office:value="-1.37982010492756" calcext:value-type="float">
            <text:p>-1,37982010492756</text:p>
          </table:table-cell>
          <table:table-cell table:formula="of:=NORMINV(RAND();0;2)" office:value-type="float" office:value="-0.000538225675257274" calcext:value-type="float">
            <text:p>-0,000538225675257</text:p>
          </table:table-cell>
          <table:table-cell table:formula="of:=NORMINV(RAND();0;2)" office:value-type="float" office:value="1.15862658767304" calcext:value-type="float">
            <text:p>1,15862658767304</text:p>
          </table:table-cell>
          <table:table-cell table:formula="of:=NORMINV(RAND();0;2)" office:value-type="float" office:value="-1.63273633013369" calcext:value-type="float">
            <text:p>-1,63273633013369</text:p>
          </table:table-cell>
          <table:table-cell table:formula="of:=NORMINV(RAND();0;2)" office:value-type="float" office:value="0.540981749170837" calcext:value-type="float">
            <text:p>0,540981749170837</text:p>
          </table:table-cell>
          <table:table-cell table:formula="of:=NORMINV(RAND();0;2)" office:value-type="float" office:value="0.175245178145257" calcext:value-type="float">
            <text:p>0,175245178145257</text:p>
          </table:table-cell>
          <table:table-cell table:formula="of:=NORMINV(RAND();0;2)" office:value-type="float" office:value="0.684342444533557" calcext:value-type="float">
            <text:p>0,684342444533557</text:p>
          </table:table-cell>
          <table:table-cell table:formula="of:=NORMINV(RAND();0;2)" office:value-type="float" office:value="-3.50465682892929" calcext:value-type="float">
            <text:p>-3,50465682892929</text:p>
          </table:table-cell>
          <table:table-cell table:formula="of:=NORMINV(RAND();0;2)" office:value-type="float" office:value="2.43579037235325" calcext:value-type="float">
            <text:p>2,43579037235325</text:p>
          </table:table-cell>
          <table:table-cell table:formula="of:=AVERAGE([.B428:.K428])" office:value-type="float" office:value="-0.241617003941519" calcext:value-type="float">
            <text:p>-0,241617003941519</text:p>
          </table:table-cell>
          <table:table-cell table:formula="of:=COM.MICROSOFT.VAR.S([.B428:.K428])" office:value-type="float" office:value="2.79265808389161" calcext:value-type="float">
            <text:p>2,79265808389161</text:p>
          </table:table-cell>
          <table:table-cell table:formula="of:=COM.MICROSOFT.VAR.P([.B428:.K428])" office:value-type="float" office:value="2.51339227550245" calcext:value-type="float">
            <text:p>2,5133922755024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NORMINV(RAND();0;2)" office:value-type="float" office:value="1.0643327197252" calcext:value-type="float">
            <text:p>1,0643327197252</text:p>
          </table:table-cell>
          <table:table-cell table:formula="of:=NORMINV(RAND();0;2)" office:value-type="float" office:value="-3.05768095783017" calcext:value-type="float">
            <text:p>-3,05768095783017</text:p>
          </table:table-cell>
          <table:table-cell table:formula="of:=NORMINV(RAND();0;2)" office:value-type="float" office:value="-0.631791944614351" calcext:value-type="float">
            <text:p>-0,631791944614351</text:p>
          </table:table-cell>
          <table:table-cell table:formula="of:=NORMINV(RAND();0;2)" office:value-type="float" office:value="-2.16771452713345" calcext:value-type="float">
            <text:p>-2,16771452713345</text:p>
          </table:table-cell>
          <table:table-cell table:formula="of:=NORMINV(RAND();0;2)" office:value-type="float" office:value="0.852941391618412" calcext:value-type="float">
            <text:p>0,852941391618412</text:p>
          </table:table-cell>
          <table:table-cell table:formula="of:=NORMINV(RAND();0;2)" office:value-type="float" office:value="-1.16999658319066" calcext:value-type="float">
            <text:p>-1,16999658319066</text:p>
          </table:table-cell>
          <table:table-cell table:formula="of:=NORMINV(RAND();0;2)" office:value-type="float" office:value="0.748619612348212" calcext:value-type="float">
            <text:p>0,748619612348212</text:p>
          </table:table-cell>
          <table:table-cell table:formula="of:=NORMINV(RAND();0;2)" office:value-type="float" office:value="-1.44263649496229" calcext:value-type="float">
            <text:p>-1,44263649496229</text:p>
          </table:table-cell>
          <table:table-cell table:formula="of:=NORMINV(RAND();0;2)" office:value-type="float" office:value="-4.2914982933605" calcext:value-type="float">
            <text:p>-4,2914982933605</text:p>
          </table:table-cell>
          <table:table-cell table:formula="of:=NORMINV(RAND();0;2)" office:value-type="float" office:value="1.23791357680793" calcext:value-type="float">
            <text:p>1,23791357680793</text:p>
          </table:table-cell>
          <table:table-cell table:formula="of:=AVERAGE([.B429:.K429])" office:value-type="float" office:value="-0.885751150059167" calcext:value-type="float">
            <text:p>-0,885751150059167</text:p>
          </table:table-cell>
          <table:table-cell table:formula="of:=COM.MICROSOFT.VAR.S([.B429:.K429])" office:value-type="float" office:value="3.60247037118147" calcext:value-type="float">
            <text:p>3,60247037118147</text:p>
          </table:table-cell>
          <table:table-cell table:formula="of:=COM.MICROSOFT.VAR.P([.B429:.K429])" office:value-type="float" office:value="3.24222333406332" calcext:value-type="float">
            <text:p>3,2422233340633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NORMINV(RAND();0;2)" office:value-type="float" office:value="2.48325107808845" calcext:value-type="float">
            <text:p>2,48325107808845</text:p>
          </table:table-cell>
          <table:table-cell table:formula="of:=NORMINV(RAND();0;2)" office:value-type="float" office:value="-1.22439118170801" calcext:value-type="float">
            <text:p>-1,22439118170801</text:p>
          </table:table-cell>
          <table:table-cell table:formula="of:=NORMINV(RAND();0;2)" office:value-type="float" office:value="-2.42608121608808" calcext:value-type="float">
            <text:p>-2,42608121608808</text:p>
          </table:table-cell>
          <table:table-cell table:formula="of:=NORMINV(RAND();0;2)" office:value-type="float" office:value="1.76707194256835" calcext:value-type="float">
            <text:p>1,76707194256835</text:p>
          </table:table-cell>
          <table:table-cell table:formula="of:=NORMINV(RAND();0;2)" office:value-type="float" office:value="1.13946972691751" calcext:value-type="float">
            <text:p>1,13946972691751</text:p>
          </table:table-cell>
          <table:table-cell table:formula="of:=NORMINV(RAND();0;2)" office:value-type="float" office:value="0.251889929655386" calcext:value-type="float">
            <text:p>0,251889929655386</text:p>
          </table:table-cell>
          <table:table-cell table:formula="of:=NORMINV(RAND();0;2)" office:value-type="float" office:value="-2.1813501391006" calcext:value-type="float">
            <text:p>-2,1813501391006</text:p>
          </table:table-cell>
          <table:table-cell table:formula="of:=NORMINV(RAND();0;2)" office:value-type="float" office:value="-2.34942878952316" calcext:value-type="float">
            <text:p>-2,34942878952316</text:p>
          </table:table-cell>
          <table:table-cell table:formula="of:=NORMINV(RAND();0;2)" office:value-type="float" office:value="-0.214638619608937" calcext:value-type="float">
            <text:p>-0,214638619608937</text:p>
          </table:table-cell>
          <table:table-cell table:formula="of:=NORMINV(RAND();0;2)" office:value-type="float" office:value="0.277830506312306" calcext:value-type="float">
            <text:p>0,277830506312306</text:p>
          </table:table-cell>
          <table:table-cell table:formula="of:=AVERAGE([.B430:.K430])" office:value-type="float" office:value="-0.247637676248678" calcext:value-type="float">
            <text:p>-0,247637676248678</text:p>
          </table:table-cell>
          <table:table-cell table:formula="of:=COM.MICROSOFT.VAR.S([.B430:.K430])" office:value-type="float" office:value="3.09156024464935" calcext:value-type="float">
            <text:p>3,09156024464935</text:p>
          </table:table-cell>
          <table:table-cell table:formula="of:=COM.MICROSOFT.VAR.P([.B430:.K430])" office:value-type="float" office:value="2.78240422018441" calcext:value-type="float">
            <text:p>2,7824042201844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NORMINV(RAND();0;2)" office:value-type="float" office:value="-1.30078887746659" calcext:value-type="float">
            <text:p>-1,30078887746659</text:p>
          </table:table-cell>
          <table:table-cell table:formula="of:=NORMINV(RAND();0;2)" office:value-type="float" office:value="0.743024353152642" calcext:value-type="float">
            <text:p>0,743024353152642</text:p>
          </table:table-cell>
          <table:table-cell table:formula="of:=NORMINV(RAND();0;2)" office:value-type="float" office:value="0.861765854064906" calcext:value-type="float">
            <text:p>0,861765854064906</text:p>
          </table:table-cell>
          <table:table-cell table:formula="of:=NORMINV(RAND();0;2)" office:value-type="float" office:value="1.4231130413446" calcext:value-type="float">
            <text:p>1,4231130413446</text:p>
          </table:table-cell>
          <table:table-cell table:formula="of:=NORMINV(RAND();0;2)" office:value-type="float" office:value="2.31599530511569" calcext:value-type="float">
            <text:p>2,31599530511569</text:p>
          </table:table-cell>
          <table:table-cell table:formula="of:=NORMINV(RAND();0;2)" office:value-type="float" office:value="-0.0435931103548347" calcext:value-type="float">
            <text:p>-0,043593110354835</text:p>
          </table:table-cell>
          <table:table-cell table:formula="of:=NORMINV(RAND();0;2)" office:value-type="float" office:value="0.0733736671414835" calcext:value-type="float">
            <text:p>0,073373667141484</text:p>
          </table:table-cell>
          <table:table-cell table:formula="of:=NORMINV(RAND();0;2)" office:value-type="float" office:value="-1.11670155344654" calcext:value-type="float">
            <text:p>-1,11670155344654</text:p>
          </table:table-cell>
          <table:table-cell table:formula="of:=NORMINV(RAND();0;2)" office:value-type="float" office:value="-4.28846247687729" calcext:value-type="float">
            <text:p>-4,28846247687729</text:p>
          </table:table-cell>
          <table:table-cell table:formula="of:=NORMINV(RAND();0;2)" office:value-type="float" office:value="-2.64520407569153" calcext:value-type="float">
            <text:p>-2,64520407569153</text:p>
          </table:table-cell>
          <table:table-cell table:formula="of:=AVERAGE([.B431:.K431])" office:value-type="float" office:value="-0.397747787301747" calcext:value-type="float">
            <text:p>-0,397747787301747</text:p>
          </table:table-cell>
          <table:table-cell table:formula="of:=COM.MICROSOFT.VAR.S([.B431:.K431])" office:value-type="float" office:value="3.93735007449881" calcext:value-type="float">
            <text:p>3,93735007449881</text:p>
          </table:table-cell>
          <table:table-cell table:formula="of:=COM.MICROSOFT.VAR.P([.B431:.K431])" office:value-type="float" office:value="3.54361506704893" calcext:value-type="float">
            <text:p>3,5436150670489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NORMINV(RAND();0;2)" office:value-type="float" office:value="-0.464812641726128" calcext:value-type="float">
            <text:p>-0,464812641726128</text:p>
          </table:table-cell>
          <table:table-cell table:formula="of:=NORMINV(RAND();0;2)" office:value-type="float" office:value="3.12219803150449" calcext:value-type="float">
            <text:p>3,12219803150449</text:p>
          </table:table-cell>
          <table:table-cell table:formula="of:=NORMINV(RAND();0;2)" office:value-type="float" office:value="1.48960148512066" calcext:value-type="float">
            <text:p>1,48960148512066</text:p>
          </table:table-cell>
          <table:table-cell table:formula="of:=NORMINV(RAND();0;2)" office:value-type="float" office:value="-0.228609272947557" calcext:value-type="float">
            <text:p>-0,228609272947557</text:p>
          </table:table-cell>
          <table:table-cell table:formula="of:=NORMINV(RAND();0;2)" office:value-type="float" office:value="-0.807672216786146" calcext:value-type="float">
            <text:p>-0,807672216786146</text:p>
          </table:table-cell>
          <table:table-cell table:formula="of:=NORMINV(RAND();0;2)" office:value-type="float" office:value="-1.12911165211539" calcext:value-type="float">
            <text:p>-1,12911165211539</text:p>
          </table:table-cell>
          <table:table-cell table:formula="of:=NORMINV(RAND();0;2)" office:value-type="float" office:value="-1.40754505108195" calcext:value-type="float">
            <text:p>-1,40754505108195</text:p>
          </table:table-cell>
          <table:table-cell table:formula="of:=NORMINV(RAND();0;2)" office:value-type="float" office:value="-3.40273934623867" calcext:value-type="float">
            <text:p>-3,40273934623867</text:p>
          </table:table-cell>
          <table:table-cell table:formula="of:=NORMINV(RAND();0;2)" office:value-type="float" office:value="0.573236041542975" calcext:value-type="float">
            <text:p>0,573236041542975</text:p>
          </table:table-cell>
          <table:table-cell table:formula="of:=NORMINV(RAND();0;2)" office:value-type="float" office:value="3.18268932318578" calcext:value-type="float">
            <text:p>3,18268932318578</text:p>
          </table:table-cell>
          <table:table-cell table:formula="of:=AVERAGE([.B432:.K432])" office:value-type="float" office:value="0.0927234700458064" calcext:value-type="float">
            <text:p>0,092723470045807</text:p>
          </table:table-cell>
          <table:table-cell table:formula="of:=COM.MICROSOFT.VAR.S([.B432:.K432])" office:value-type="float" office:value="4.23272513935984" calcext:value-type="float">
            <text:p>4,23272513935984</text:p>
          </table:table-cell>
          <table:table-cell table:formula="of:=COM.MICROSOFT.VAR.P([.B432:.K432])" office:value-type="float" office:value="3.80945262542385" calcext:value-type="float">
            <text:p>3,8094526254238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NORMINV(RAND();0;2)" office:value-type="float" office:value="-0.136589752973636" calcext:value-type="float">
            <text:p>-0,136589752973636</text:p>
          </table:table-cell>
          <table:table-cell table:formula="of:=NORMINV(RAND();0;2)" office:value-type="float" office:value="-0.458065728442164" calcext:value-type="float">
            <text:p>-0,458065728442164</text:p>
          </table:table-cell>
          <table:table-cell table:formula="of:=NORMINV(RAND();0;2)" office:value-type="float" office:value="-0.734336097150501" calcext:value-type="float">
            <text:p>-0,734336097150501</text:p>
          </table:table-cell>
          <table:table-cell table:formula="of:=NORMINV(RAND();0;2)" office:value-type="float" office:value="-0.281604931035147" calcext:value-type="float">
            <text:p>-0,281604931035147</text:p>
          </table:table-cell>
          <table:table-cell table:formula="of:=NORMINV(RAND();0;2)" office:value-type="float" office:value="0.080964180971143" calcext:value-type="float">
            <text:p>0,080964180971143</text:p>
          </table:table-cell>
          <table:table-cell table:formula="of:=NORMINV(RAND();0;2)" office:value-type="float" office:value="0.305199736836504" calcext:value-type="float">
            <text:p>0,305199736836504</text:p>
          </table:table-cell>
          <table:table-cell table:formula="of:=NORMINV(RAND();0;2)" office:value-type="float" office:value="-4.77278587324561" calcext:value-type="float">
            <text:p>-4,77278587324561</text:p>
          </table:table-cell>
          <table:table-cell table:formula="of:=NORMINV(RAND();0;2)" office:value-type="float" office:value="-2.40660235278775" calcext:value-type="float">
            <text:p>-2,40660235278775</text:p>
          </table:table-cell>
          <table:table-cell table:formula="of:=NORMINV(RAND();0;2)" office:value-type="float" office:value="-0.877470081892326" calcext:value-type="float">
            <text:p>-0,877470081892326</text:p>
          </table:table-cell>
          <table:table-cell table:formula="of:=NORMINV(RAND();0;2)" office:value-type="float" office:value="-0.145138250806751" calcext:value-type="float">
            <text:p>-0,145138250806751</text:p>
          </table:table-cell>
          <table:table-cell table:formula="of:=AVERAGE([.B433:.K433])" office:value-type="float" office:value="-0.942642915052623" calcext:value-type="float">
            <text:p>-0,942642915052623</text:p>
          </table:table-cell>
          <table:table-cell table:formula="of:=COM.MICROSOFT.VAR.S([.B433:.K433])" office:value-type="float" office:value="2.38035733007647" calcext:value-type="float">
            <text:p>2,38035733007647</text:p>
          </table:table-cell>
          <table:table-cell table:formula="of:=COM.MICROSOFT.VAR.P([.B433:.K433])" office:value-type="float" office:value="2.14232159706882" calcext:value-type="float">
            <text:p>2,1423215970688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ORMINV(RAND();0;2)" office:value-type="float" office:value="-0.803170486004365" calcext:value-type="float">
            <text:p>-0,803170486004365</text:p>
          </table:table-cell>
          <table:table-cell table:formula="of:=NORMINV(RAND();0;2)" office:value-type="float" office:value="2.06036228531585" calcext:value-type="float">
            <text:p>2,06036228531585</text:p>
          </table:table-cell>
          <table:table-cell table:formula="of:=NORMINV(RAND();0;2)" office:value-type="float" office:value="-0.050118367431645" calcext:value-type="float">
            <text:p>-0,050118367431645</text:p>
          </table:table-cell>
          <table:table-cell table:formula="of:=NORMINV(RAND();0;2)" office:value-type="float" office:value="-0.303208479986728" calcext:value-type="float">
            <text:p>-0,303208479986728</text:p>
          </table:table-cell>
          <table:table-cell table:formula="of:=NORMINV(RAND();0;2)" office:value-type="float" office:value="2.72658110005879" calcext:value-type="float">
            <text:p>2,72658110005879</text:p>
          </table:table-cell>
          <table:table-cell table:formula="of:=NORMINV(RAND();0;2)" office:value-type="float" office:value="0.600183612885281" calcext:value-type="float">
            <text:p>0,600183612885281</text:p>
          </table:table-cell>
          <table:table-cell table:formula="of:=NORMINV(RAND();0;2)" office:value-type="float" office:value="3.153590056771" calcext:value-type="float">
            <text:p>3,153590056771</text:p>
          </table:table-cell>
          <table:table-cell table:formula="of:=NORMINV(RAND();0;2)" office:value-type="float" office:value="1.78623980397109" calcext:value-type="float">
            <text:p>1,78623980397109</text:p>
          </table:table-cell>
          <table:table-cell table:formula="of:=NORMINV(RAND();0;2)" office:value-type="float" office:value="-1.84361650560401" calcext:value-type="float">
            <text:p>-1,84361650560401</text:p>
          </table:table-cell>
          <table:table-cell table:formula="of:=NORMINV(RAND();0;2)" office:value-type="float" office:value="0.0323941786712428" calcext:value-type="float">
            <text:p>0,032394178671243</text:p>
          </table:table-cell>
          <table:table-cell table:formula="of:=AVERAGE([.B434:.K434])" office:value-type="float" office:value="0.73592371986465" calcext:value-type="float">
            <text:p>0,73592371986465</text:p>
          </table:table-cell>
          <table:table-cell table:formula="of:=COM.MICROSOFT.VAR.S([.B434:.K434])" office:value-type="float" office:value="2.65544494946809" calcext:value-type="float">
            <text:p>2,65544494946809</text:p>
          </table:table-cell>
          <table:table-cell table:formula="of:=COM.MICROSOFT.VAR.P([.B434:.K434])" office:value-type="float" office:value="2.38990045452128" calcext:value-type="float">
            <text:p>2,3899004545212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NORMINV(RAND();0;2)" office:value-type="float" office:value="1.10202042805926" calcext:value-type="float">
            <text:p>1,10202042805926</text:p>
          </table:table-cell>
          <table:table-cell table:formula="of:=NORMINV(RAND();0;2)" office:value-type="float" office:value="3.20066282924968" calcext:value-type="float">
            <text:p>3,20066282924968</text:p>
          </table:table-cell>
          <table:table-cell table:formula="of:=NORMINV(RAND();0;2)" office:value-type="float" office:value="2.78773152839993" calcext:value-type="float">
            <text:p>2,78773152839993</text:p>
          </table:table-cell>
          <table:table-cell table:formula="of:=NORMINV(RAND();0;2)" office:value-type="float" office:value="-1.69841555737441" calcext:value-type="float">
            <text:p>-1,69841555737441</text:p>
          </table:table-cell>
          <table:table-cell table:formula="of:=NORMINV(RAND();0;2)" office:value-type="float" office:value="1.50280767415607" calcext:value-type="float">
            <text:p>1,50280767415607</text:p>
          </table:table-cell>
          <table:table-cell table:formula="of:=NORMINV(RAND();0;2)" office:value-type="float" office:value="0.959106389224208" calcext:value-type="float">
            <text:p>0,959106389224208</text:p>
          </table:table-cell>
          <table:table-cell table:formula="of:=NORMINV(RAND();0;2)" office:value-type="float" office:value="3.38556697885895" calcext:value-type="float">
            <text:p>3,38556697885895</text:p>
          </table:table-cell>
          <table:table-cell table:formula="of:=NORMINV(RAND();0;2)" office:value-type="float" office:value="1.00491081786342" calcext:value-type="float">
            <text:p>1,00491081786342</text:p>
          </table:table-cell>
          <table:table-cell table:formula="of:=NORMINV(RAND();0;2)" office:value-type="float" office:value="1.0757238378842" calcext:value-type="float">
            <text:p>1,0757238378842</text:p>
          </table:table-cell>
          <table:table-cell table:formula="of:=NORMINV(RAND();0;2)" office:value-type="float" office:value="1.02774884363678" calcext:value-type="float">
            <text:p>1,02774884363678</text:p>
          </table:table-cell>
          <table:table-cell table:formula="of:=AVERAGE([.B435:.K435])" office:value-type="float" office:value="1.43478637699581" calcext:value-type="float">
            <text:p>1,43478637699581</text:p>
          </table:table-cell>
          <table:table-cell table:formula="of:=COM.MICROSOFT.VAR.S([.B435:.K435])" office:value-type="float" office:value="2.15470105853117" calcext:value-type="float">
            <text:p>2,15470105853117</text:p>
          </table:table-cell>
          <table:table-cell table:formula="of:=COM.MICROSOFT.VAR.P([.B435:.K435])" office:value-type="float" office:value="1.93923095267805" calcext:value-type="float">
            <text:p>1,9392309526780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NORMINV(RAND();0;2)" office:value-type="float" office:value="1.78149847014315" calcext:value-type="float">
            <text:p>1,78149847014315</text:p>
          </table:table-cell>
          <table:table-cell table:formula="of:=NORMINV(RAND();0;2)" office:value-type="float" office:value="-3.38975866554534" calcext:value-type="float">
            <text:p>-3,38975866554534</text:p>
          </table:table-cell>
          <table:table-cell table:formula="of:=NORMINV(RAND();0;2)" office:value-type="float" office:value="-3.5584621365038" calcext:value-type="float">
            <text:p>-3,5584621365038</text:p>
          </table:table-cell>
          <table:table-cell table:formula="of:=NORMINV(RAND();0;2)" office:value-type="float" office:value="0.0432101843169675" calcext:value-type="float">
            <text:p>0,043210184316968</text:p>
          </table:table-cell>
          <table:table-cell table:formula="of:=NORMINV(RAND();0;2)" office:value-type="float" office:value="-0.493643832361717" calcext:value-type="float">
            <text:p>-0,493643832361717</text:p>
          </table:table-cell>
          <table:table-cell table:formula="of:=NORMINV(RAND();0;2)" office:value-type="float" office:value="3.65834373425505" calcext:value-type="float">
            <text:p>3,65834373425505</text:p>
          </table:table-cell>
          <table:table-cell table:formula="of:=NORMINV(RAND();0;2)" office:value-type="float" office:value="1.10802682236272" calcext:value-type="float">
            <text:p>1,10802682236272</text:p>
          </table:table-cell>
          <table:table-cell table:formula="of:=NORMINV(RAND();0;2)" office:value-type="float" office:value="1.42462604772906" calcext:value-type="float">
            <text:p>1,42462604772906</text:p>
          </table:table-cell>
          <table:table-cell table:formula="of:=NORMINV(RAND();0;2)" office:value-type="float" office:value="0.956077645582008" calcext:value-type="float">
            <text:p>0,956077645582008</text:p>
          </table:table-cell>
          <table:table-cell table:formula="of:=NORMINV(RAND();0;2)" office:value-type="float" office:value="1.05764709837063" calcext:value-type="float">
            <text:p>1,05764709837063</text:p>
          </table:table-cell>
          <table:table-cell table:formula="of:=AVERAGE([.B436:.K436])" office:value-type="float" office:value="0.258756536834872" calcext:value-type="float">
            <text:p>0,258756536834872</text:p>
          </table:table-cell>
          <table:table-cell table:formula="of:=COM.MICROSOFT.VAR.S([.B436:.K436])" office:value-type="float" office:value="5.06403542537589" calcext:value-type="float">
            <text:p>5,06403542537589</text:p>
          </table:table-cell>
          <table:table-cell table:formula="of:=COM.MICROSOFT.VAR.P([.B436:.K436])" office:value-type="float" office:value="4.5576318828383" calcext:value-type="float">
            <text:p>4,557631882838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NORMINV(RAND();0;2)" office:value-type="float" office:value="0.510417834448941" calcext:value-type="float">
            <text:p>0,510417834448941</text:p>
          </table:table-cell>
          <table:table-cell table:formula="of:=NORMINV(RAND();0;2)" office:value-type="float" office:value="-0.22457676322201" calcext:value-type="float">
            <text:p>-0,22457676322201</text:p>
          </table:table-cell>
          <table:table-cell table:formula="of:=NORMINV(RAND();0;2)" office:value-type="float" office:value="0.843820085859409" calcext:value-type="float">
            <text:p>0,843820085859409</text:p>
          </table:table-cell>
          <table:table-cell table:formula="of:=NORMINV(RAND();0;2)" office:value-type="float" office:value="-1.46630636174034" calcext:value-type="float">
            <text:p>-1,46630636174034</text:p>
          </table:table-cell>
          <table:table-cell table:formula="of:=NORMINV(RAND();0;2)" office:value-type="float" office:value="-0.749223150468635" calcext:value-type="float">
            <text:p>-0,749223150468635</text:p>
          </table:table-cell>
          <table:table-cell table:formula="of:=NORMINV(RAND();0;2)" office:value-type="float" office:value="-1.09676709656536" calcext:value-type="float">
            <text:p>-1,09676709656536</text:p>
          </table:table-cell>
          <table:table-cell table:formula="of:=NORMINV(RAND();0;2)" office:value-type="float" office:value="1.24542559163876" calcext:value-type="float">
            <text:p>1,24542559163876</text:p>
          </table:table-cell>
          <table:table-cell table:formula="of:=NORMINV(RAND();0;2)" office:value-type="float" office:value="-0.0714793681507881" calcext:value-type="float">
            <text:p>-0,071479368150788</text:p>
          </table:table-cell>
          <table:table-cell table:formula="of:=NORMINV(RAND();0;2)" office:value-type="float" office:value="-0.123053187793538" calcext:value-type="float">
            <text:p>-0,123053187793538</text:p>
          </table:table-cell>
          <table:table-cell table:formula="of:=NORMINV(RAND();0;2)" office:value-type="float" office:value="1.30481709259887" calcext:value-type="float">
            <text:p>1,30481709259887</text:p>
          </table:table-cell>
          <table:table-cell table:formula="of:=AVERAGE([.B437:.K437])" office:value-type="float" office:value="0.0173074676605308" calcext:value-type="float">
            <text:p>0,017307467660531</text:p>
          </table:table-cell>
          <table:table-cell table:formula="of:=COM.MICROSOFT.VAR.S([.B437:.K437])" office:value-type="float" office:value="0.912018846396163" calcext:value-type="float">
            <text:p>0,912018846396163</text:p>
          </table:table-cell>
          <table:table-cell table:formula="of:=COM.MICROSOFT.VAR.P([.B437:.K437])" office:value-type="float" office:value="0.820816961756547" calcext:value-type="float">
            <text:p>0,82081696175654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NORMINV(RAND();0;2)" office:value-type="float" office:value="-0.330456224634395" calcext:value-type="float">
            <text:p>-0,330456224634395</text:p>
          </table:table-cell>
          <table:table-cell table:formula="of:=NORMINV(RAND();0;2)" office:value-type="float" office:value="1.66494804753358" calcext:value-type="float">
            <text:p>1,66494804753358</text:p>
          </table:table-cell>
          <table:table-cell table:formula="of:=NORMINV(RAND();0;2)" office:value-type="float" office:value="1.26326681925719" calcext:value-type="float">
            <text:p>1,26326681925719</text:p>
          </table:table-cell>
          <table:table-cell table:formula="of:=NORMINV(RAND();0;2)" office:value-type="float" office:value="0.376285897956104" calcext:value-type="float">
            <text:p>0,376285897956104</text:p>
          </table:table-cell>
          <table:table-cell table:formula="of:=NORMINV(RAND();0;2)" office:value-type="float" office:value="-2.33049191104582" calcext:value-type="float">
            <text:p>-2,33049191104582</text:p>
          </table:table-cell>
          <table:table-cell table:formula="of:=NORMINV(RAND();0;2)" office:value-type="float" office:value="-0.102679846784157" calcext:value-type="float">
            <text:p>-0,102679846784157</text:p>
          </table:table-cell>
          <table:table-cell table:formula="of:=NORMINV(RAND();0;2)" office:value-type="float" office:value="0.669839512056696" calcext:value-type="float">
            <text:p>0,669839512056696</text:p>
          </table:table-cell>
          <table:table-cell table:formula="of:=NORMINV(RAND();0;2)" office:value-type="float" office:value="-1.34199799417375" calcext:value-type="float">
            <text:p>-1,34199799417375</text:p>
          </table:table-cell>
          <table:table-cell table:formula="of:=NORMINV(RAND();0;2)" office:value-type="float" office:value="-0.343868887360659" calcext:value-type="float">
            <text:p>-0,343868887360659</text:p>
          </table:table-cell>
          <table:table-cell table:formula="of:=NORMINV(RAND();0;2)" office:value-type="float" office:value="1.89307740146315" calcext:value-type="float">
            <text:p>1,89307740146315</text:p>
          </table:table-cell>
          <table:table-cell table:formula="of:=AVERAGE([.B438:.K438])" office:value-type="float" office:value="0.141792281426794" calcext:value-type="float">
            <text:p>0,141792281426794</text:p>
          </table:table-cell>
          <table:table-cell table:formula="of:=COM.MICROSOFT.VAR.S([.B438:.K438])" office:value-type="float" office:value="1.75677823184329" calcext:value-type="float">
            <text:p>1,75677823184329</text:p>
          </table:table-cell>
          <table:table-cell table:formula="of:=COM.MICROSOFT.VAR.P([.B438:.K438])" office:value-type="float" office:value="1.58110040865896" calcext:value-type="float">
            <text:p>1,5811004086589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NORMINV(RAND();0;2)" office:value-type="float" office:value="1.54016189707807" calcext:value-type="float">
            <text:p>1,54016189707807</text:p>
          </table:table-cell>
          <table:table-cell table:formula="of:=NORMINV(RAND();0;2)" office:value-type="float" office:value="2.50762672975083" calcext:value-type="float">
            <text:p>2,50762672975083</text:p>
          </table:table-cell>
          <table:table-cell table:formula="of:=NORMINV(RAND();0;2)" office:value-type="float" office:value="-0.699165691124987" calcext:value-type="float">
            <text:p>-0,699165691124987</text:p>
          </table:table-cell>
          <table:table-cell table:formula="of:=NORMINV(RAND();0;2)" office:value-type="float" office:value="0.824979603565897" calcext:value-type="float">
            <text:p>0,824979603565897</text:p>
          </table:table-cell>
          <table:table-cell table:formula="of:=NORMINV(RAND();0;2)" office:value-type="float" office:value="0.844475658635457" calcext:value-type="float">
            <text:p>0,844475658635457</text:p>
          </table:table-cell>
          <table:table-cell table:formula="of:=NORMINV(RAND();0;2)" office:value-type="float" office:value="-2.39404048204304" calcext:value-type="float">
            <text:p>-2,39404048204304</text:p>
          </table:table-cell>
          <table:table-cell table:formula="of:=NORMINV(RAND();0;2)" office:value-type="float" office:value="-0.975510874195062" calcext:value-type="float">
            <text:p>-0,975510874195062</text:p>
          </table:table-cell>
          <table:table-cell table:formula="of:=NORMINV(RAND();0;2)" office:value-type="float" office:value="-0.301072676364153" calcext:value-type="float">
            <text:p>-0,301072676364153</text:p>
          </table:table-cell>
          <table:table-cell table:formula="of:=NORMINV(RAND();0;2)" office:value-type="float" office:value="2.56040468644598" calcext:value-type="float">
            <text:p>2,56040468644598</text:p>
          </table:table-cell>
          <table:table-cell table:formula="of:=NORMINV(RAND();0;2)" office:value-type="float" office:value="-0.796861136599416" calcext:value-type="float">
            <text:p>-0,796861136599416</text:p>
          </table:table-cell>
          <table:table-cell table:formula="of:=AVERAGE([.B439:.K439])" office:value-type="float" office:value="0.311099771514957" calcext:value-type="float">
            <text:p>0,311099771514957</text:p>
          </table:table-cell>
          <table:table-cell table:formula="of:=COM.MICROSOFT.VAR.S([.B439:.K439])" office:value-type="float" office:value="2.615486537307" calcext:value-type="float">
            <text:p>2,615486537307</text:p>
          </table:table-cell>
          <table:table-cell table:formula="of:=COM.MICROSOFT.VAR.P([.B439:.K439])" office:value-type="float" office:value="2.3539378835763" calcext:value-type="float">
            <text:p>2,353937883576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NORMINV(RAND();0;2)" office:value-type="float" office:value="0.630813214176395" calcext:value-type="float">
            <text:p>0,630813214176395</text:p>
          </table:table-cell>
          <table:table-cell table:formula="of:=NORMINV(RAND();0;2)" office:value-type="float" office:value="2.27984972617345" calcext:value-type="float">
            <text:p>2,27984972617345</text:p>
          </table:table-cell>
          <table:table-cell table:formula="of:=NORMINV(RAND();0;2)" office:value-type="float" office:value="2.31666395402118" calcext:value-type="float">
            <text:p>2,31666395402118</text:p>
          </table:table-cell>
          <table:table-cell table:formula="of:=NORMINV(RAND();0;2)" office:value-type="float" office:value="-3.29606285419972" calcext:value-type="float">
            <text:p>-3,29606285419972</text:p>
          </table:table-cell>
          <table:table-cell table:formula="of:=NORMINV(RAND();0;2)" office:value-type="float" office:value="0.603432952011972" calcext:value-type="float">
            <text:p>0,603432952011972</text:p>
          </table:table-cell>
          <table:table-cell table:formula="of:=NORMINV(RAND();0;2)" office:value-type="float" office:value="-0.849049072304421" calcext:value-type="float">
            <text:p>-0,849049072304421</text:p>
          </table:table-cell>
          <table:table-cell table:formula="of:=NORMINV(RAND();0;2)" office:value-type="float" office:value="1.4491891128966" calcext:value-type="float">
            <text:p>1,4491891128966</text:p>
          </table:table-cell>
          <table:table-cell table:formula="of:=NORMINV(RAND();0;2)" office:value-type="float" office:value="1.61470447555159" calcext:value-type="float">
            <text:p>1,61470447555159</text:p>
          </table:table-cell>
          <table:table-cell table:formula="of:=NORMINV(RAND();0;2)" office:value-type="float" office:value="-0.0310811915730063" calcext:value-type="float">
            <text:p>-0,031081191573006</text:p>
          </table:table-cell>
          <table:table-cell table:formula="of:=NORMINV(RAND();0;2)" office:value-type="float" office:value="-0.681591575515577" calcext:value-type="float">
            <text:p>-0,681591575515577</text:p>
          </table:table-cell>
          <table:table-cell table:formula="of:=AVERAGE([.B440:.K440])" office:value-type="float" office:value="0.403686874123846" calcext:value-type="float">
            <text:p>0,403686874123846</text:p>
          </table:table-cell>
          <table:table-cell table:formula="of:=COM.MICROSOFT.VAR.S([.B440:.K440])" office:value-type="float" office:value="2.93943775286143" calcext:value-type="float">
            <text:p>2,93943775286143</text:p>
          </table:table-cell>
          <table:table-cell table:formula="of:=COM.MICROSOFT.VAR.P([.B440:.K440])" office:value-type="float" office:value="2.64549397757528" calcext:value-type="float">
            <text:p>2,6454939775752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NORMINV(RAND();0;2)" office:value-type="float" office:value="-2.23404830443656" calcext:value-type="float">
            <text:p>-2,23404830443656</text:p>
          </table:table-cell>
          <table:table-cell table:formula="of:=NORMINV(RAND();0;2)" office:value-type="float" office:value="1.38770369368505" calcext:value-type="float">
            <text:p>1,38770369368505</text:p>
          </table:table-cell>
          <table:table-cell table:formula="of:=NORMINV(RAND();0;2)" office:value-type="float" office:value="3.33574900832256" calcext:value-type="float">
            <text:p>3,33574900832256</text:p>
          </table:table-cell>
          <table:table-cell table:formula="of:=NORMINV(RAND();0;2)" office:value-type="float" office:value="2.83756208076219" calcext:value-type="float">
            <text:p>2,83756208076219</text:p>
          </table:table-cell>
          <table:table-cell table:formula="of:=NORMINV(RAND();0;2)" office:value-type="float" office:value="-3.93606362519291" calcext:value-type="float">
            <text:p>-3,93606362519291</text:p>
          </table:table-cell>
          <table:table-cell table:formula="of:=NORMINV(RAND();0;2)" office:value-type="float" office:value="0.232688508979697" calcext:value-type="float">
            <text:p>0,232688508979697</text:p>
          </table:table-cell>
          <table:table-cell table:formula="of:=NORMINV(RAND();0;2)" office:value-type="float" office:value="-3.42099051316724" calcext:value-type="float">
            <text:p>-3,42099051316724</text:p>
          </table:table-cell>
          <table:table-cell table:formula="of:=NORMINV(RAND();0;2)" office:value-type="float" office:value="-1.56076557684284" calcext:value-type="float">
            <text:p>-1,56076557684284</text:p>
          </table:table-cell>
          <table:table-cell table:formula="of:=NORMINV(RAND();0;2)" office:value-type="float" office:value="-1.17743307735385" calcext:value-type="float">
            <text:p>-1,17743307735385</text:p>
          </table:table-cell>
          <table:table-cell table:formula="of:=NORMINV(RAND();0;2)" office:value-type="float" office:value="0.802110151580554" calcext:value-type="float">
            <text:p>0,802110151580554</text:p>
          </table:table-cell>
          <table:table-cell table:formula="of:=AVERAGE([.B441:.K441])" office:value-type="float" office:value="-0.373348765366335" calcext:value-type="float">
            <text:p>-0,373348765366335</text:p>
          </table:table-cell>
          <table:table-cell table:formula="of:=COM.MICROSOFT.VAR.S([.B441:.K441])" office:value-type="float" office:value="6.26860175538367" calcext:value-type="float">
            <text:p>6,26860175538367</text:p>
          </table:table-cell>
          <table:table-cell table:formula="of:=COM.MICROSOFT.VAR.P([.B441:.K441])" office:value-type="float" office:value="5.6417415798453" calcext:value-type="float">
            <text:p>5,641741579845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NORMINV(RAND();0;2)" office:value-type="float" office:value="-0.625602067365956" calcext:value-type="float">
            <text:p>-0,625602067365956</text:p>
          </table:table-cell>
          <table:table-cell table:formula="of:=NORMINV(RAND();0;2)" office:value-type="float" office:value="-1.26195957838231" calcext:value-type="float">
            <text:p>-1,26195957838231</text:p>
          </table:table-cell>
          <table:table-cell table:formula="of:=NORMINV(RAND();0;2)" office:value-type="float" office:value="1.18217328904578" calcext:value-type="float">
            <text:p>1,18217328904578</text:p>
          </table:table-cell>
          <table:table-cell table:formula="of:=NORMINV(RAND();0;2)" office:value-type="float" office:value="-1.64131361760212" calcext:value-type="float">
            <text:p>-1,64131361760212</text:p>
          </table:table-cell>
          <table:table-cell table:formula="of:=NORMINV(RAND();0;2)" office:value-type="float" office:value="1.78014660008593" calcext:value-type="float">
            <text:p>1,78014660008593</text:p>
          </table:table-cell>
          <table:table-cell table:formula="of:=NORMINV(RAND();0;2)" office:value-type="float" office:value="1.24529072555594" calcext:value-type="float">
            <text:p>1,24529072555594</text:p>
          </table:table-cell>
          <table:table-cell table:formula="of:=NORMINV(RAND();0;2)" office:value-type="float" office:value="-1.20689793379485" calcext:value-type="float">
            <text:p>-1,20689793379485</text:p>
          </table:table-cell>
          <table:table-cell table:formula="of:=NORMINV(RAND();0;2)" office:value-type="float" office:value="4.50797845831423" calcext:value-type="float">
            <text:p>4,50797845831423</text:p>
          </table:table-cell>
          <table:table-cell table:formula="of:=NORMINV(RAND();0;2)" office:value-type="float" office:value="2.3940529804288" calcext:value-type="float">
            <text:p>2,3940529804288</text:p>
          </table:table-cell>
          <table:table-cell table:formula="of:=NORMINV(RAND();0;2)" office:value-type="float" office:value="0.143032087287328" calcext:value-type="float">
            <text:p>0,143032087287328</text:p>
          </table:table-cell>
          <table:table-cell table:formula="of:=AVERAGE([.B442:.K442])" office:value-type="float" office:value="0.651690094357278" calcext:value-type="float">
            <text:p>0,651690094357278</text:p>
          </table:table-cell>
          <table:table-cell table:formula="of:=COM.MICROSOFT.VAR.S([.B442:.K442])" office:value-type="float" office:value="3.78649504147325" calcext:value-type="float">
            <text:p>3,78649504147325</text:p>
          </table:table-cell>
          <table:table-cell table:formula="of:=COM.MICROSOFT.VAR.P([.B442:.K442])" office:value-type="float" office:value="3.40784553732593" calcext:value-type="float">
            <text:p>3,4078455373259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NORMINV(RAND();0;2)" office:value-type="float" office:value="-0.0207525887972304" calcext:value-type="float">
            <text:p>-0,02075258879723</text:p>
          </table:table-cell>
          <table:table-cell table:formula="of:=NORMINV(RAND();0;2)" office:value-type="float" office:value="0.539507230097459" calcext:value-type="float">
            <text:p>0,539507230097459</text:p>
          </table:table-cell>
          <table:table-cell table:formula="of:=NORMINV(RAND();0;2)" office:value-type="float" office:value="-2.76650730073456" calcext:value-type="float">
            <text:p>-2,76650730073456</text:p>
          </table:table-cell>
          <table:table-cell table:formula="of:=NORMINV(RAND();0;2)" office:value-type="float" office:value="2.46364224976049" calcext:value-type="float">
            <text:p>2,46364224976049</text:p>
          </table:table-cell>
          <table:table-cell table:formula="of:=NORMINV(RAND();0;2)" office:value-type="float" office:value="-2.24411471428131" calcext:value-type="float">
            <text:p>-2,24411471428131</text:p>
          </table:table-cell>
          <table:table-cell table:formula="of:=NORMINV(RAND();0;2)" office:value-type="float" office:value="2.06086515562808" calcext:value-type="float">
            <text:p>2,06086515562808</text:p>
          </table:table-cell>
          <table:table-cell table:formula="of:=NORMINV(RAND();0;2)" office:value-type="float" office:value="1.19255244028434" calcext:value-type="float">
            <text:p>1,19255244028434</text:p>
          </table:table-cell>
          <table:table-cell table:formula="of:=NORMINV(RAND();0;2)" office:value-type="float" office:value="-0.866244155584934" calcext:value-type="float">
            <text:p>-0,866244155584934</text:p>
          </table:table-cell>
          <table:table-cell table:formula="of:=NORMINV(RAND();0;2)" office:value-type="float" office:value="-0.994225042230344" calcext:value-type="float">
            <text:p>-0,994225042230344</text:p>
          </table:table-cell>
          <table:table-cell table:formula="of:=NORMINV(RAND();0;2)" office:value-type="float" office:value="2.41594610780057" calcext:value-type="float">
            <text:p>2,41594610780057</text:p>
          </table:table-cell>
          <table:table-cell table:formula="of:=AVERAGE([.B443:.K443])" office:value-type="float" office:value="0.178066938194256" calcext:value-type="float">
            <text:p>0,178066938194256</text:p>
          </table:table-cell>
          <table:table-cell table:formula="of:=COM.MICROSOFT.VAR.S([.B443:.K443])" office:value-type="float" office:value="3.55317460968407" calcext:value-type="float">
            <text:p>3,55317460968407</text:p>
          </table:table-cell>
          <table:table-cell table:formula="of:=COM.MICROSOFT.VAR.P([.B443:.K443])" office:value-type="float" office:value="3.19785714871567" calcext:value-type="float">
            <text:p>3,1978571487156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ORMINV(RAND();0;2)" office:value-type="float" office:value="1.10524397071429" calcext:value-type="float">
            <text:p>1,10524397071429</text:p>
          </table:table-cell>
          <table:table-cell table:formula="of:=NORMINV(RAND();0;2)" office:value-type="float" office:value="-1.74086479074313" calcext:value-type="float">
            <text:p>-1,74086479074313</text:p>
          </table:table-cell>
          <table:table-cell table:formula="of:=NORMINV(RAND();0;2)" office:value-type="float" office:value="-0.804266451722876" calcext:value-type="float">
            <text:p>-0,804266451722876</text:p>
          </table:table-cell>
          <table:table-cell table:formula="of:=NORMINV(RAND();0;2)" office:value-type="float" office:value="4.60957007116936" calcext:value-type="float">
            <text:p>4,60957007116936</text:p>
          </table:table-cell>
          <table:table-cell table:formula="of:=NORMINV(RAND();0;2)" office:value-type="float" office:value="-2.16818313371802" calcext:value-type="float">
            <text:p>-2,16818313371802</text:p>
          </table:table-cell>
          <table:table-cell table:formula="of:=NORMINV(RAND();0;2)" office:value-type="float" office:value="0.953749466644653" calcext:value-type="float">
            <text:p>0,953749466644653</text:p>
          </table:table-cell>
          <table:table-cell table:formula="of:=NORMINV(RAND();0;2)" office:value-type="float" office:value="-0.614541695528821" calcext:value-type="float">
            <text:p>-0,614541695528821</text:p>
          </table:table-cell>
          <table:table-cell table:formula="of:=NORMINV(RAND();0;2)" office:value-type="float" office:value="-2.61595234825696" calcext:value-type="float">
            <text:p>-2,61595234825696</text:p>
          </table:table-cell>
          <table:table-cell table:formula="of:=NORMINV(RAND();0;2)" office:value-type="float" office:value="0.0582319128465083" calcext:value-type="float">
            <text:p>0,058231912846508</text:p>
          </table:table-cell>
          <table:table-cell table:formula="of:=NORMINV(RAND();0;2)" office:value-type="float" office:value="2.17174402203742" calcext:value-type="float">
            <text:p>2,17174402203742</text:p>
          </table:table-cell>
          <table:table-cell table:formula="of:=AVERAGE([.B444:.K444])" office:value-type="float" office:value="0.0954731023442433" calcext:value-type="float">
            <text:p>0,095473102344243</text:p>
          </table:table-cell>
          <table:table-cell table:formula="of:=COM.MICROSOFT.VAR.S([.B444:.K444])" office:value-type="float" office:value="4.84526571904579" calcext:value-type="float">
            <text:p>4,84526571904579</text:p>
          </table:table-cell>
          <table:table-cell table:formula="of:=COM.MICROSOFT.VAR.P([.B444:.K444])" office:value-type="float" office:value="4.36073914714121" calcext:value-type="float">
            <text:p>4,3607391471412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NORMINV(RAND();0;2)" office:value-type="float" office:value="1.73369516707354" calcext:value-type="float">
            <text:p>1,73369516707354</text:p>
          </table:table-cell>
          <table:table-cell table:formula="of:=NORMINV(RAND();0;2)" office:value-type="float" office:value="-1.03029117019794" calcext:value-type="float">
            <text:p>-1,03029117019794</text:p>
          </table:table-cell>
          <table:table-cell table:formula="of:=NORMINV(RAND();0;2)" office:value-type="float" office:value="0.960640069233218" calcext:value-type="float">
            <text:p>0,960640069233218</text:p>
          </table:table-cell>
          <table:table-cell table:formula="of:=NORMINV(RAND();0;2)" office:value-type="float" office:value="-0.56333054287392" calcext:value-type="float">
            <text:p>-0,56333054287392</text:p>
          </table:table-cell>
          <table:table-cell table:formula="of:=NORMINV(RAND();0;2)" office:value-type="float" office:value="-1.53279843193817" calcext:value-type="float">
            <text:p>-1,53279843193817</text:p>
          </table:table-cell>
          <table:table-cell table:formula="of:=NORMINV(RAND();0;2)" office:value-type="float" office:value="0.0538008736769694" calcext:value-type="float">
            <text:p>0,053800873676969</text:p>
          </table:table-cell>
          <table:table-cell table:formula="of:=NORMINV(RAND();0;2)" office:value-type="float" office:value="-0.625976969990494" calcext:value-type="float">
            <text:p>-0,625976969990494</text:p>
          </table:table-cell>
          <table:table-cell table:formula="of:=NORMINV(RAND();0;2)" office:value-type="float" office:value="-1.14669075978319" calcext:value-type="float">
            <text:p>-1,14669075978319</text:p>
          </table:table-cell>
          <table:table-cell table:formula="of:=NORMINV(RAND();0;2)" office:value-type="float" office:value="-1.14711275921288" calcext:value-type="float">
            <text:p>-1,14711275921288</text:p>
          </table:table-cell>
          <table:table-cell table:formula="of:=NORMINV(RAND();0;2)" office:value-type="float" office:value="1.60967220348124" calcext:value-type="float">
            <text:p>1,60967220348124</text:p>
          </table:table-cell>
          <table:table-cell table:formula="of:=AVERAGE([.B445:.K445])" office:value-type="float" office:value="-0.168839232053162" calcext:value-type="float">
            <text:p>-0,168839232053162</text:p>
          </table:table-cell>
          <table:table-cell table:formula="of:=COM.MICROSOFT.VAR.S([.B445:.K445])" office:value-type="float" office:value="1.44314748061892" calcext:value-type="float">
            <text:p>1,44314748061892</text:p>
          </table:table-cell>
          <table:table-cell table:formula="of:=COM.MICROSOFT.VAR.P([.B445:.K445])" office:value-type="float" office:value="1.29883273255703" calcext:value-type="float">
            <text:p>1,2988327325570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NORMINV(RAND();0;2)" office:value-type="float" office:value="-2.98829220675608" calcext:value-type="float">
            <text:p>-2,98829220675608</text:p>
          </table:table-cell>
          <table:table-cell table:formula="of:=NORMINV(RAND();0;2)" office:value-type="float" office:value="1.85755165303505" calcext:value-type="float">
            <text:p>1,85755165303505</text:p>
          </table:table-cell>
          <table:table-cell table:formula="of:=NORMINV(RAND();0;2)" office:value-type="float" office:value="1.88233255060148" calcext:value-type="float">
            <text:p>1,88233255060148</text:p>
          </table:table-cell>
          <table:table-cell table:formula="of:=NORMINV(RAND();0;2)" office:value-type="float" office:value="-1.00036626122489" calcext:value-type="float">
            <text:p>-1,00036626122489</text:p>
          </table:table-cell>
          <table:table-cell table:formula="of:=NORMINV(RAND();0;2)" office:value-type="float" office:value="1.0340612634826" calcext:value-type="float">
            <text:p>1,0340612634826</text:p>
          </table:table-cell>
          <table:table-cell table:formula="of:=NORMINV(RAND();0;2)" office:value-type="float" office:value="1.24697997051213" calcext:value-type="float">
            <text:p>1,24697997051213</text:p>
          </table:table-cell>
          <table:table-cell table:formula="of:=NORMINV(RAND();0;2)" office:value-type="float" office:value="1.96895171854843" calcext:value-type="float">
            <text:p>1,96895171854843</text:p>
          </table:table-cell>
          <table:table-cell table:formula="of:=NORMINV(RAND();0;2)" office:value-type="float" office:value="2.02254040594982" calcext:value-type="float">
            <text:p>2,02254040594982</text:p>
          </table:table-cell>
          <table:table-cell table:formula="of:=NORMINV(RAND();0;2)" office:value-type="float" office:value="1.14314920339288" calcext:value-type="float">
            <text:p>1,14314920339288</text:p>
          </table:table-cell>
          <table:table-cell table:formula="of:=NORMINV(RAND();0;2)" office:value-type="float" office:value="2.04236446385395" calcext:value-type="float">
            <text:p>2,04236446385395</text:p>
          </table:table-cell>
          <table:table-cell table:formula="of:=AVERAGE([.B446:.K446])" office:value-type="float" office:value="0.920927276139537" calcext:value-type="float">
            <text:p>0,920927276139537</text:p>
          </table:table-cell>
          <table:table-cell table:formula="of:=COM.MICROSOFT.VAR.S([.B446:.K446])" office:value-type="float" office:value="2.72366127516942" calcext:value-type="float">
            <text:p>2,72366127516942</text:p>
          </table:table-cell>
          <table:table-cell table:formula="of:=COM.MICROSOFT.VAR.P([.B446:.K446])" office:value-type="float" office:value="2.45129514765248" calcext:value-type="float">
            <text:p>2,45129514765248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NORMINV(RAND();0;2)" office:value-type="float" office:value="1.42425409473163" calcext:value-type="float">
            <text:p>1,42425409473163</text:p>
          </table:table-cell>
          <table:table-cell table:formula="of:=NORMINV(RAND();0;2)" office:value-type="float" office:value="-5.14443429269356" calcext:value-type="float">
            <text:p>-5,14443429269356</text:p>
          </table:table-cell>
          <table:table-cell table:formula="of:=NORMINV(RAND();0;2)" office:value-type="float" office:value="0.335824785268107" calcext:value-type="float">
            <text:p>0,335824785268107</text:p>
          </table:table-cell>
          <table:table-cell table:formula="of:=NORMINV(RAND();0;2)" office:value-type="float" office:value="0.746855649932874" calcext:value-type="float">
            <text:p>0,746855649932874</text:p>
          </table:table-cell>
          <table:table-cell table:formula="of:=NORMINV(RAND();0;2)" office:value-type="float" office:value="-0.325827568919707" calcext:value-type="float">
            <text:p>-0,325827568919707</text:p>
          </table:table-cell>
          <table:table-cell table:formula="of:=NORMINV(RAND();0;2)" office:value-type="float" office:value="-0.407718927491977" calcext:value-type="float">
            <text:p>-0,407718927491977</text:p>
          </table:table-cell>
          <table:table-cell table:formula="of:=NORMINV(RAND();0;2)" office:value-type="float" office:value="-1.13451354856887" calcext:value-type="float">
            <text:p>-1,13451354856887</text:p>
          </table:table-cell>
          <table:table-cell table:formula="of:=NORMINV(RAND();0;2)" office:value-type="float" office:value="-1.84148155554324" calcext:value-type="float">
            <text:p>-1,84148155554324</text:p>
          </table:table-cell>
          <table:table-cell table:formula="of:=NORMINV(RAND();0;2)" office:value-type="float" office:value="0.688513122378952" calcext:value-type="float">
            <text:p>0,688513122378952</text:p>
          </table:table-cell>
          <table:table-cell table:formula="of:=NORMINV(RAND();0;2)" office:value-type="float" office:value="1.60415841040521" calcext:value-type="float">
            <text:p>1,60415841040521</text:p>
          </table:table-cell>
          <table:table-cell table:formula="of:=AVERAGE([.B447:.K447])" office:value-type="float" office:value="-0.405436983050059" calcext:value-type="float">
            <text:p>-0,405436983050059</text:p>
          </table:table-cell>
          <table:table-cell table:formula="of:=COM.MICROSOFT.VAR.S([.B447:.K447])" office:value-type="float" office:value="3.94649247326093" calcext:value-type="float">
            <text:p>3,94649247326093</text:p>
          </table:table-cell>
          <table:table-cell table:formula="of:=COM.MICROSOFT.VAR.P([.B447:.K447])" office:value-type="float" office:value="3.55184322593484" calcext:value-type="float">
            <text:p>3,5518432259348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NORMINV(RAND();0;2)" office:value-type="float" office:value="0.811186966589071" calcext:value-type="float">
            <text:p>0,811186966589071</text:p>
          </table:table-cell>
          <table:table-cell table:formula="of:=NORMINV(RAND();0;2)" office:value-type="float" office:value="3.42506473111513" calcext:value-type="float">
            <text:p>3,42506473111513</text:p>
          </table:table-cell>
          <table:table-cell table:formula="of:=NORMINV(RAND();0;2)" office:value-type="float" office:value="-2.02819746430376" calcext:value-type="float">
            <text:p>-2,02819746430376</text:p>
          </table:table-cell>
          <table:table-cell table:formula="of:=NORMINV(RAND();0;2)" office:value-type="float" office:value="-4.71523443999704" calcext:value-type="float">
            <text:p>-4,71523443999704</text:p>
          </table:table-cell>
          <table:table-cell table:formula="of:=NORMINV(RAND();0;2)" office:value-type="float" office:value="1.70526066372947" calcext:value-type="float">
            <text:p>1,70526066372947</text:p>
          </table:table-cell>
          <table:table-cell table:formula="of:=NORMINV(RAND();0;2)" office:value-type="float" office:value="0.799864483684271" calcext:value-type="float">
            <text:p>0,799864483684271</text:p>
          </table:table-cell>
          <table:table-cell table:formula="of:=NORMINV(RAND();0;2)" office:value-type="float" office:value="3.35854762725688" calcext:value-type="float">
            <text:p>3,35854762725688</text:p>
          </table:table-cell>
          <table:table-cell table:formula="of:=NORMINV(RAND();0;2)" office:value-type="float" office:value="-1.69843161177341" calcext:value-type="float">
            <text:p>-1,69843161177341</text:p>
          </table:table-cell>
          <table:table-cell table:formula="of:=NORMINV(RAND();0;2)" office:value-type="float" office:value="-3.13125068224838" calcext:value-type="float">
            <text:p>-3,13125068224838</text:p>
          </table:table-cell>
          <table:table-cell table:formula="of:=NORMINV(RAND();0;2)" office:value-type="float" office:value="-0.236087266351513" calcext:value-type="float">
            <text:p>-0,236087266351513</text:p>
          </table:table-cell>
          <table:table-cell table:formula="of:=AVERAGE([.B448:.K448])" office:value-type="float" office:value="-0.170927699229928" calcext:value-type="float">
            <text:p>-0,170927699229928</text:p>
          </table:table-cell>
          <table:table-cell table:formula="of:=COM.MICROSOFT.VAR.S([.B448:.K448])" office:value-type="float" office:value="7.33518088468396" calcext:value-type="float">
            <text:p>7,33518088468396</text:p>
          </table:table-cell>
          <table:table-cell table:formula="of:=COM.MICROSOFT.VAR.P([.B448:.K448])" office:value-type="float" office:value="6.60166279621557" calcext:value-type="float">
            <text:p>6,60166279621557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NORMINV(RAND();0;2)" office:value-type="float" office:value="-0.383500724004605" calcext:value-type="float">
            <text:p>-0,383500724004605</text:p>
          </table:table-cell>
          <table:table-cell table:formula="of:=NORMINV(RAND();0;2)" office:value-type="float" office:value="-2.57422984375933" calcext:value-type="float">
            <text:p>-2,57422984375933</text:p>
          </table:table-cell>
          <table:table-cell table:formula="of:=NORMINV(RAND();0;2)" office:value-type="float" office:value="1.87651704603004" calcext:value-type="float">
            <text:p>1,87651704603004</text:p>
          </table:table-cell>
          <table:table-cell table:formula="of:=NORMINV(RAND();0;2)" office:value-type="float" office:value="-1.08757797202027" calcext:value-type="float">
            <text:p>-1,08757797202027</text:p>
          </table:table-cell>
          <table:table-cell table:formula="of:=NORMINV(RAND();0;2)" office:value-type="float" office:value="1.61704353313832" calcext:value-type="float">
            <text:p>1,61704353313832</text:p>
          </table:table-cell>
          <table:table-cell table:formula="of:=NORMINV(RAND();0;2)" office:value-type="float" office:value="-0.32462022068432" calcext:value-type="float">
            <text:p>-0,32462022068432</text:p>
          </table:table-cell>
          <table:table-cell table:formula="of:=NORMINV(RAND();0;2)" office:value-type="float" office:value="0.669053601790682" calcext:value-type="float">
            <text:p>0,669053601790682</text:p>
          </table:table-cell>
          <table:table-cell table:formula="of:=NORMINV(RAND();0;2)" office:value-type="float" office:value="-3.48800977787795" calcext:value-type="float">
            <text:p>-3,48800977787795</text:p>
          </table:table-cell>
          <table:table-cell table:formula="of:=NORMINV(RAND();0;2)" office:value-type="float" office:value="1.11057436486247" calcext:value-type="float">
            <text:p>1,11057436486247</text:p>
          </table:table-cell>
          <table:table-cell table:formula="of:=NORMINV(RAND();0;2)" office:value-type="float" office:value="1.41805607132202" calcext:value-type="float">
            <text:p>1,41805607132202</text:p>
          </table:table-cell>
          <table:table-cell table:formula="of:=AVERAGE([.B449:.K449])" office:value-type="float" office:value="-0.116669392120295" calcext:value-type="float">
            <text:p>-0,116669392120295</text:p>
          </table:table-cell>
          <table:table-cell table:formula="of:=COM.MICROSOFT.VAR.S([.B449:.K449])" office:value-type="float" office:value="3.32445201579854" calcext:value-type="float">
            <text:p>3,32445201579854</text:p>
          </table:table-cell>
          <table:table-cell table:formula="of:=COM.MICROSOFT.VAR.P([.B449:.K449])" office:value-type="float" office:value="2.99200681421869" calcext:value-type="float">
            <text:p>2,9920068142186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NORMINV(RAND();0;2)" office:value-type="float" office:value="-0.295087091118255" calcext:value-type="float">
            <text:p>-0,295087091118255</text:p>
          </table:table-cell>
          <table:table-cell table:formula="of:=NORMINV(RAND();0;2)" office:value-type="float" office:value="0.17334340294529" calcext:value-type="float">
            <text:p>0,17334340294529</text:p>
          </table:table-cell>
          <table:table-cell table:formula="of:=NORMINV(RAND();0;2)" office:value-type="float" office:value="1.06986930268994" calcext:value-type="float">
            <text:p>1,06986930268994</text:p>
          </table:table-cell>
          <table:table-cell table:formula="of:=NORMINV(RAND();0;2)" office:value-type="float" office:value="0.889918864053207" calcext:value-type="float">
            <text:p>0,889918864053207</text:p>
          </table:table-cell>
          <table:table-cell table:formula="of:=NORMINV(RAND();0;2)" office:value-type="float" office:value="2.14550236529527" calcext:value-type="float">
            <text:p>2,14550236529527</text:p>
          </table:table-cell>
          <table:table-cell table:formula="of:=NORMINV(RAND();0;2)" office:value-type="float" office:value="0.540944302870029" calcext:value-type="float">
            <text:p>0,540944302870029</text:p>
          </table:table-cell>
          <table:table-cell table:formula="of:=NORMINV(RAND();0;2)" office:value-type="float" office:value="1.294647713956" calcext:value-type="float">
            <text:p>1,294647713956</text:p>
          </table:table-cell>
          <table:table-cell table:formula="of:=NORMINV(RAND();0;2)" office:value-type="float" office:value="-2.63423584909737" calcext:value-type="float">
            <text:p>-2,63423584909737</text:p>
          </table:table-cell>
          <table:table-cell table:formula="of:=NORMINV(RAND();0;2)" office:value-type="float" office:value="2.23088171551235" calcext:value-type="float">
            <text:p>2,23088171551235</text:p>
          </table:table-cell>
          <table:table-cell table:formula="of:=NORMINV(RAND();0;2)" office:value-type="float" office:value="-3.7691989310344" calcext:value-type="float">
            <text:p>-3,7691989310344</text:p>
          </table:table-cell>
          <table:table-cell table:formula="of:=AVERAGE([.B450:.K450])" office:value-type="float" office:value="0.164658579607207" calcext:value-type="float">
            <text:p>0,164658579607207</text:p>
          </table:table-cell>
          <table:table-cell table:formula="of:=COM.MICROSOFT.VAR.S([.B450:.K450])" office:value-type="float" office:value="3.83082021314191" calcext:value-type="float">
            <text:p>3,83082021314191</text:p>
          </table:table-cell>
          <table:table-cell table:formula="of:=COM.MICROSOFT.VAR.P([.B450:.K450])" office:value-type="float" office:value="3.44773819182772" calcext:value-type="float">
            <text:p>3,4477381918277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NORMINV(RAND();0;2)" office:value-type="float" office:value="-0.581784349162871" calcext:value-type="float">
            <text:p>-0,581784349162871</text:p>
          </table:table-cell>
          <table:table-cell table:formula="of:=NORMINV(RAND();0;2)" office:value-type="float" office:value="-1.66397183180116" calcext:value-type="float">
            <text:p>-1,66397183180116</text:p>
          </table:table-cell>
          <table:table-cell table:formula="of:=NORMINV(RAND();0;2)" office:value-type="float" office:value="0.893863892889691" calcext:value-type="float">
            <text:p>0,893863892889691</text:p>
          </table:table-cell>
          <table:table-cell table:formula="of:=NORMINV(RAND();0;2)" office:value-type="float" office:value="3.6347238950756" calcext:value-type="float">
            <text:p>3,6347238950756</text:p>
          </table:table-cell>
          <table:table-cell table:formula="of:=NORMINV(RAND();0;2)" office:value-type="float" office:value="0.258037714411686" calcext:value-type="float">
            <text:p>0,258037714411686</text:p>
          </table:table-cell>
          <table:table-cell table:formula="of:=NORMINV(RAND();0;2)" office:value-type="float" office:value="0.686317118463503" calcext:value-type="float">
            <text:p>0,686317118463503</text:p>
          </table:table-cell>
          <table:table-cell table:formula="of:=NORMINV(RAND();0;2)" office:value-type="float" office:value="-1.94931459739804" calcext:value-type="float">
            <text:p>-1,94931459739804</text:p>
          </table:table-cell>
          <table:table-cell table:formula="of:=NORMINV(RAND();0;2)" office:value-type="float" office:value="0.157184080499687" calcext:value-type="float">
            <text:p>0,157184080499687</text:p>
          </table:table-cell>
          <table:table-cell table:formula="of:=NORMINV(RAND();0;2)" office:value-type="float" office:value="1.27198671811834" calcext:value-type="float">
            <text:p>1,27198671811834</text:p>
          </table:table-cell>
          <table:table-cell table:formula="of:=NORMINV(RAND();0;2)" office:value-type="float" office:value="2.73955432753006" calcext:value-type="float">
            <text:p>2,73955432753006</text:p>
          </table:table-cell>
          <table:table-cell table:formula="of:=AVERAGE([.B451:.K451])" office:value-type="float" office:value="0.544659696862649" calcext:value-type="float">
            <text:p>0,544659696862649</text:p>
          </table:table-cell>
          <table:table-cell table:formula="of:=COM.MICROSOFT.VAR.S([.B451:.K451])" office:value-type="float" office:value="3.07068898811595" calcext:value-type="float">
            <text:p>3,07068898811595</text:p>
          </table:table-cell>
          <table:table-cell table:formula="of:=COM.MICROSOFT.VAR.P([.B451:.K451])" office:value-type="float" office:value="2.76362008930435" calcext:value-type="float">
            <text:p>2,7636200893043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NORMINV(RAND();0;2)" office:value-type="float" office:value="-1.19149803981135" calcext:value-type="float">
            <text:p>-1,19149803981135</text:p>
          </table:table-cell>
          <table:table-cell table:formula="of:=NORMINV(RAND();0;2)" office:value-type="float" office:value="3.07765813813652" calcext:value-type="float">
            <text:p>3,07765813813652</text:p>
          </table:table-cell>
          <table:table-cell table:formula="of:=NORMINV(RAND();0;2)" office:value-type="float" office:value="0.775314394148522" calcext:value-type="float">
            <text:p>0,775314394148522</text:p>
          </table:table-cell>
          <table:table-cell table:formula="of:=NORMINV(RAND();0;2)" office:value-type="float" office:value="-0.65775972296514" calcext:value-type="float">
            <text:p>-0,65775972296514</text:p>
          </table:table-cell>
          <table:table-cell table:formula="of:=NORMINV(RAND();0;2)" office:value-type="float" office:value="0.392633172550567" calcext:value-type="float">
            <text:p>0,392633172550567</text:p>
          </table:table-cell>
          <table:table-cell table:formula="of:=NORMINV(RAND();0;2)" office:value-type="float" office:value="-2.90985751756862" calcext:value-type="float">
            <text:p>-2,90985751756862</text:p>
          </table:table-cell>
          <table:table-cell table:formula="of:=NORMINV(RAND();0;2)" office:value-type="float" office:value="-1.76347408881443" calcext:value-type="float">
            <text:p>-1,76347408881443</text:p>
          </table:table-cell>
          <table:table-cell table:formula="of:=NORMINV(RAND();0;2)" office:value-type="float" office:value="1.10405266262311" calcext:value-type="float">
            <text:p>1,10405266262311</text:p>
          </table:table-cell>
          <table:table-cell table:formula="of:=NORMINV(RAND();0;2)" office:value-type="float" office:value="0.155295979041833" calcext:value-type="float">
            <text:p>0,155295979041833</text:p>
          </table:table-cell>
          <table:table-cell table:formula="of:=NORMINV(RAND();0;2)" office:value-type="float" office:value="-1.75908683109222" calcext:value-type="float">
            <text:p>-1,75908683109222</text:p>
          </table:table-cell>
          <table:table-cell table:formula="of:=AVERAGE([.B452:.K452])" office:value-type="float" office:value="-0.277672185375122" calcext:value-type="float">
            <text:p>-0,277672185375122</text:p>
          </table:table-cell>
          <table:table-cell table:formula="of:=COM.MICROSOFT.VAR.S([.B452:.K452])" office:value-type="float" office:value="3.02478856407364" calcext:value-type="float">
            <text:p>3,02478856407364</text:p>
          </table:table-cell>
          <table:table-cell table:formula="of:=COM.MICROSOFT.VAR.P([.B452:.K452])" office:value-type="float" office:value="2.72230970766628" calcext:value-type="float">
            <text:p>2,7223097076662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NORMINV(RAND();0;2)" office:value-type="float" office:value="-1.22431314073767" calcext:value-type="float">
            <text:p>-1,22431314073767</text:p>
          </table:table-cell>
          <table:table-cell table:formula="of:=NORMINV(RAND();0;2)" office:value-type="float" office:value="0.0223363490928938" calcext:value-type="float">
            <text:p>0,022336349092894</text:p>
          </table:table-cell>
          <table:table-cell table:formula="of:=NORMINV(RAND();0;2)" office:value-type="float" office:value="3.5961280422568" calcext:value-type="float">
            <text:p>3,5961280422568</text:p>
          </table:table-cell>
          <table:table-cell table:formula="of:=NORMINV(RAND();0;2)" office:value-type="float" office:value="1.36691892946016" calcext:value-type="float">
            <text:p>1,36691892946016</text:p>
          </table:table-cell>
          <table:table-cell table:formula="of:=NORMINV(RAND();0;2)" office:value-type="float" office:value="-1.55557434695566" calcext:value-type="float">
            <text:p>-1,55557434695566</text:p>
          </table:table-cell>
          <table:table-cell table:formula="of:=NORMINV(RAND();0;2)" office:value-type="float" office:value="0.959020643194826" calcext:value-type="float">
            <text:p>0,959020643194826</text:p>
          </table:table-cell>
          <table:table-cell table:formula="of:=NORMINV(RAND();0;2)" office:value-type="float" office:value="2.69641925113766" calcext:value-type="float">
            <text:p>2,69641925113766</text:p>
          </table:table-cell>
          <table:table-cell table:formula="of:=NORMINV(RAND();0;2)" office:value-type="float" office:value="-2.29620718859239" calcext:value-type="float">
            <text:p>-2,29620718859239</text:p>
          </table:table-cell>
          <table:table-cell table:formula="of:=NORMINV(RAND();0;2)" office:value-type="float" office:value="0.726972623417548" calcext:value-type="float">
            <text:p>0,726972623417548</text:p>
          </table:table-cell>
          <table:table-cell table:formula="of:=NORMINV(RAND();0;2)" office:value-type="float" office:value="-3.80990400045797" calcext:value-type="float">
            <text:p>-3,80990400045797</text:p>
          </table:table-cell>
          <table:table-cell table:formula="of:=AVERAGE([.B453:.K453])" office:value-type="float" office:value="0.0481797161816194" calcext:value-type="float">
            <text:p>0,048179716181619</text:p>
          </table:table-cell>
          <table:table-cell table:formula="of:=COM.MICROSOFT.VAR.S([.B453:.K453])" office:value-type="float" office:value="5.24482967181293" calcext:value-type="float">
            <text:p>5,24482967181293</text:p>
          </table:table-cell>
          <table:table-cell table:formula="of:=COM.MICROSOFT.VAR.P([.B453:.K453])" office:value-type="float" office:value="4.72034670463163" calcext:value-type="float">
            <text:p>4,7203467046316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ORMINV(RAND();0;2)" office:value-type="float" office:value="-0.833743246394072" calcext:value-type="float">
            <text:p>-0,833743246394072</text:p>
          </table:table-cell>
          <table:table-cell table:formula="of:=NORMINV(RAND();0;2)" office:value-type="float" office:value="-0.776416474196307" calcext:value-type="float">
            <text:p>-0,776416474196307</text:p>
          </table:table-cell>
          <table:table-cell table:formula="of:=NORMINV(RAND();0;2)" office:value-type="float" office:value="-3.59198195621157" calcext:value-type="float">
            <text:p>-3,59198195621157</text:p>
          </table:table-cell>
          <table:table-cell table:formula="of:=NORMINV(RAND();0;2)" office:value-type="float" office:value="1.39912254163562" calcext:value-type="float">
            <text:p>1,39912254163562</text:p>
          </table:table-cell>
          <table:table-cell table:formula="of:=NORMINV(RAND();0;2)" office:value-type="float" office:value="-1.19866258437395" calcext:value-type="float">
            <text:p>-1,19866258437395</text:p>
          </table:table-cell>
          <table:table-cell table:formula="of:=NORMINV(RAND();0;2)" office:value-type="float" office:value="1.82599408673778" calcext:value-type="float">
            <text:p>1,82599408673778</text:p>
          </table:table-cell>
          <table:table-cell table:formula="of:=NORMINV(RAND();0;2)" office:value-type="float" office:value="2.52276416495422" calcext:value-type="float">
            <text:p>2,52276416495422</text:p>
          </table:table-cell>
          <table:table-cell table:formula="of:=NORMINV(RAND();0;2)" office:value-type="float" office:value="1.96803279145725" calcext:value-type="float">
            <text:p>1,96803279145725</text:p>
          </table:table-cell>
          <table:table-cell table:formula="of:=NORMINV(RAND();0;2)" office:value-type="float" office:value="0.658538914682263" calcext:value-type="float">
            <text:p>0,658538914682263</text:p>
          </table:table-cell>
          <table:table-cell table:formula="of:=NORMINV(RAND();0;2)" office:value-type="float" office:value="1.05950422356133" calcext:value-type="float">
            <text:p>1,05950422356133</text:p>
          </table:table-cell>
          <table:table-cell table:formula="of:=AVERAGE([.B454:.K454])" office:value-type="float" office:value="0.303315246185256" calcext:value-type="float">
            <text:p>0,303315246185256</text:p>
          </table:table-cell>
          <table:table-cell table:formula="of:=COM.MICROSOFT.VAR.S([.B454:.K454])" office:value-type="float" office:value="3.53362093499912" calcext:value-type="float">
            <text:p>3,53362093499912</text:p>
          </table:table-cell>
          <table:table-cell table:formula="of:=COM.MICROSOFT.VAR.P([.B454:.K454])" office:value-type="float" office:value="3.18025884149921" calcext:value-type="float">
            <text:p>3,1802588414992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NORMINV(RAND();0;2)" office:value-type="float" office:value="-3.30077506088404" calcext:value-type="float">
            <text:p>-3,30077506088404</text:p>
          </table:table-cell>
          <table:table-cell table:formula="of:=NORMINV(RAND();0;2)" office:value-type="float" office:value="-0.0057307401926708" calcext:value-type="float">
            <text:p>-0,005730740192671</text:p>
          </table:table-cell>
          <table:table-cell table:formula="of:=NORMINV(RAND();0;2)" office:value-type="float" office:value="1.19552455590123" calcext:value-type="float">
            <text:p>1,19552455590123</text:p>
          </table:table-cell>
          <table:table-cell table:formula="of:=NORMINV(RAND();0;2)" office:value-type="float" office:value="0.759720313891155" calcext:value-type="float">
            <text:p>0,759720313891155</text:p>
          </table:table-cell>
          <table:table-cell table:formula="of:=NORMINV(RAND();0;2)" office:value-type="float" office:value="-1.0902170386372" calcext:value-type="float">
            <text:p>-1,0902170386372</text:p>
          </table:table-cell>
          <table:table-cell table:formula="of:=NORMINV(RAND();0;2)" office:value-type="float" office:value="1.79447441772703" calcext:value-type="float">
            <text:p>1,79447441772703</text:p>
          </table:table-cell>
          <table:table-cell table:formula="of:=NORMINV(RAND();0;2)" office:value-type="float" office:value="-2.60175783297446" calcext:value-type="float">
            <text:p>-2,60175783297446</text:p>
          </table:table-cell>
          <table:table-cell table:formula="of:=NORMINV(RAND();0;2)" office:value-type="float" office:value="-0.777301762591822" calcext:value-type="float">
            <text:p>-0,777301762591822</text:p>
          </table:table-cell>
          <table:table-cell table:formula="of:=NORMINV(RAND();0;2)" office:value-type="float" office:value="-1.63212919336492" calcext:value-type="float">
            <text:p>-1,63212919336492</text:p>
          </table:table-cell>
          <table:table-cell table:formula="of:=NORMINV(RAND();0;2)" office:value-type="float" office:value="-0.822959416442543" calcext:value-type="float">
            <text:p>-0,822959416442543</text:p>
          </table:table-cell>
          <table:table-cell table:formula="of:=AVERAGE([.B455:.K455])" office:value-type="float" office:value="-0.648115175756824" calcext:value-type="float">
            <text:p>-0,648115175756824</text:p>
          </table:table-cell>
          <table:table-cell table:formula="of:=COM.MICROSOFT.VAR.S([.B455:.K455])" office:value-type="float" office:value="2.64713681514503" calcext:value-type="float">
            <text:p>2,64713681514503</text:p>
          </table:table-cell>
          <table:table-cell table:formula="of:=COM.MICROSOFT.VAR.P([.B455:.K455])" office:value-type="float" office:value="2.38242313363053" calcext:value-type="float">
            <text:p>2,3824231336305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NORMINV(RAND();0;2)" office:value-type="float" office:value="-0.488536437720066" calcext:value-type="float">
            <text:p>-0,488536437720066</text:p>
          </table:table-cell>
          <table:table-cell table:formula="of:=NORMINV(RAND();0;2)" office:value-type="float" office:value="0.986004879429825" calcext:value-type="float">
            <text:p>0,986004879429825</text:p>
          </table:table-cell>
          <table:table-cell table:formula="of:=NORMINV(RAND();0;2)" office:value-type="float" office:value="-0.959787878446884" calcext:value-type="float">
            <text:p>-0,959787878446884</text:p>
          </table:table-cell>
          <table:table-cell table:formula="of:=NORMINV(RAND();0;2)" office:value-type="float" office:value="-1.00532732498421" calcext:value-type="float">
            <text:p>-1,00532732498421</text:p>
          </table:table-cell>
          <table:table-cell table:formula="of:=NORMINV(RAND();0;2)" office:value-type="float" office:value="1.20262713885116" calcext:value-type="float">
            <text:p>1,20262713885116</text:p>
          </table:table-cell>
          <table:table-cell table:formula="of:=NORMINV(RAND();0;2)" office:value-type="float" office:value="-3.78860622719949" calcext:value-type="float">
            <text:p>-3,78860622719949</text:p>
          </table:table-cell>
          <table:table-cell table:formula="of:=NORMINV(RAND();0;2)" office:value-type="float" office:value="-1.72318291333656" calcext:value-type="float">
            <text:p>-1,72318291333656</text:p>
          </table:table-cell>
          <table:table-cell table:formula="of:=NORMINV(RAND();0;2)" office:value-type="float" office:value="2.00647566738129" calcext:value-type="float">
            <text:p>2,00647566738129</text:p>
          </table:table-cell>
          <table:table-cell table:formula="of:=NORMINV(RAND();0;2)" office:value-type="float" office:value="-1.34922888184634" calcext:value-type="float">
            <text:p>-1,34922888184634</text:p>
          </table:table-cell>
          <table:table-cell table:formula="of:=NORMINV(RAND();0;2)" office:value-type="float" office:value="-3.11823360579812" calcext:value-type="float">
            <text:p>-3,11823360579812</text:p>
          </table:table-cell>
          <table:table-cell table:formula="of:=AVERAGE([.B456:.K456])" office:value-type="float" office:value="-0.823779558366941" calcext:value-type="float">
            <text:p>-0,823779558366941</text:p>
          </table:table-cell>
          <table:table-cell table:formula="of:=COM.MICROSOFT.VAR.S([.B456:.K456])" office:value-type="float" office:value="3.41061935553358" calcext:value-type="float">
            <text:p>3,41061935553358</text:p>
          </table:table-cell>
          <table:table-cell table:formula="of:=COM.MICROSOFT.VAR.P([.B456:.K456])" office:value-type="float" office:value="3.06955741998022" calcext:value-type="float">
            <text:p>3,0695574199802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NORMINV(RAND();0;2)" office:value-type="float" office:value="0.944757134997473" calcext:value-type="float">
            <text:p>0,944757134997473</text:p>
          </table:table-cell>
          <table:table-cell table:formula="of:=NORMINV(RAND();0;2)" office:value-type="float" office:value="2.16100128142533" calcext:value-type="float">
            <text:p>2,16100128142533</text:p>
          </table:table-cell>
          <table:table-cell table:formula="of:=NORMINV(RAND();0;2)" office:value-type="float" office:value="3.6736449309584" calcext:value-type="float">
            <text:p>3,6736449309584</text:p>
          </table:table-cell>
          <table:table-cell table:formula="of:=NORMINV(RAND();0;2)" office:value-type="float" office:value="-1.77779010984417" calcext:value-type="float">
            <text:p>-1,77779010984417</text:p>
          </table:table-cell>
          <table:table-cell table:formula="of:=NORMINV(RAND();0;2)" office:value-type="float" office:value="1.89509657490778" calcext:value-type="float">
            <text:p>1,89509657490778</text:p>
          </table:table-cell>
          <table:table-cell table:formula="of:=NORMINV(RAND();0;2)" office:value-type="float" office:value="-3.99763146252273" calcext:value-type="float">
            <text:p>-3,99763146252273</text:p>
          </table:table-cell>
          <table:table-cell table:formula="of:=NORMINV(RAND();0;2)" office:value-type="float" office:value="-2.88929022399924" calcext:value-type="float">
            <text:p>-2,88929022399924</text:p>
          </table:table-cell>
          <table:table-cell table:formula="of:=NORMINV(RAND();0;2)" office:value-type="float" office:value="1.16031330574409" calcext:value-type="float">
            <text:p>1,16031330574409</text:p>
          </table:table-cell>
          <table:table-cell table:formula="of:=NORMINV(RAND();0;2)" office:value-type="float" office:value="-1.86731714882363" calcext:value-type="float">
            <text:p>-1,86731714882363</text:p>
          </table:table-cell>
          <table:table-cell table:formula="of:=NORMINV(RAND();0;2)" office:value-type="float" office:value="2.53856746304163" calcext:value-type="float">
            <text:p>2,53856746304163</text:p>
          </table:table-cell>
          <table:table-cell table:formula="of:=AVERAGE([.B457:.K457])" office:value-type="float" office:value="0.184135174588493" calcext:value-type="float">
            <text:p>0,184135174588493</text:p>
          </table:table-cell>
          <table:table-cell table:formula="of:=COM.MICROSOFT.VAR.S([.B457:.K457])" office:value-type="float" office:value="6.78640123485855" calcext:value-type="float">
            <text:p>6,78640123485855</text:p>
          </table:table-cell>
          <table:table-cell table:formula="of:=COM.MICROSOFT.VAR.P([.B457:.K457])" office:value-type="float" office:value="6.10776111137269" calcext:value-type="float">
            <text:p>6,10776111137269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NORMINV(RAND();0;2)" office:value-type="float" office:value="0.114470039113682" calcext:value-type="float">
            <text:p>0,114470039113682</text:p>
          </table:table-cell>
          <table:table-cell table:formula="of:=NORMINV(RAND();0;2)" office:value-type="float" office:value="-2.74638423647299" calcext:value-type="float">
            <text:p>-2,74638423647299</text:p>
          </table:table-cell>
          <table:table-cell table:formula="of:=NORMINV(RAND();0;2)" office:value-type="float" office:value="-0.0809064106404512" calcext:value-type="float">
            <text:p>-0,080906410640451</text:p>
          </table:table-cell>
          <table:table-cell table:formula="of:=NORMINV(RAND();0;2)" office:value-type="float" office:value="2.45167985570224" calcext:value-type="float">
            <text:p>2,45167985570224</text:p>
          </table:table-cell>
          <table:table-cell table:formula="of:=NORMINV(RAND();0;2)" office:value-type="float" office:value="1.30052912159607" calcext:value-type="float">
            <text:p>1,30052912159607</text:p>
          </table:table-cell>
          <table:table-cell table:formula="of:=NORMINV(RAND();0;2)" office:value-type="float" office:value="2.16787306565128" calcext:value-type="float">
            <text:p>2,16787306565128</text:p>
          </table:table-cell>
          <table:table-cell table:formula="of:=NORMINV(RAND();0;2)" office:value-type="float" office:value="0.274668392118072" calcext:value-type="float">
            <text:p>0,274668392118072</text:p>
          </table:table-cell>
          <table:table-cell table:formula="of:=NORMINV(RAND();0;2)" office:value-type="float" office:value="-0.410776642269609" calcext:value-type="float">
            <text:p>-0,410776642269609</text:p>
          </table:table-cell>
          <table:table-cell table:formula="of:=NORMINV(RAND();0;2)" office:value-type="float" office:value="-2.41433028014258" calcext:value-type="float">
            <text:p>-2,41433028014258</text:p>
          </table:table-cell>
          <table:table-cell table:formula="of:=NORMINV(RAND();0;2)" office:value-type="float" office:value="2.4375055481194" calcext:value-type="float">
            <text:p>2,4375055481194</text:p>
          </table:table-cell>
          <table:table-cell table:formula="of:=AVERAGE([.B458:.K458])" office:value-type="float" office:value="0.309432845277512" calcext:value-type="float">
            <text:p>0,309432845277512</text:p>
          </table:table-cell>
          <table:table-cell table:formula="of:=COM.MICROSOFT.VAR.S([.B458:.K458])" office:value-type="float" office:value="3.44679740756227" calcext:value-type="float">
            <text:p>3,44679740756227</text:p>
          </table:table-cell>
          <table:table-cell table:formula="of:=COM.MICROSOFT.VAR.P([.B458:.K458])" office:value-type="float" office:value="3.10211766680605" calcext:value-type="float">
            <text:p>3,1021176668060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NORMINV(RAND();0;2)" office:value-type="float" office:value="2.94400607078118" calcext:value-type="float">
            <text:p>2,94400607078118</text:p>
          </table:table-cell>
          <table:table-cell table:formula="of:=NORMINV(RAND();0;2)" office:value-type="float" office:value="-0.392771281275974" calcext:value-type="float">
            <text:p>-0,392771281275974</text:p>
          </table:table-cell>
          <table:table-cell table:formula="of:=NORMINV(RAND();0;2)" office:value-type="float" office:value="-1.89089801858156" calcext:value-type="float">
            <text:p>-1,89089801858156</text:p>
          </table:table-cell>
          <table:table-cell table:formula="of:=NORMINV(RAND();0;2)" office:value-type="float" office:value="-0.460340437714828" calcext:value-type="float">
            <text:p>-0,460340437714828</text:p>
          </table:table-cell>
          <table:table-cell table:formula="of:=NORMINV(RAND();0;2)" office:value-type="float" office:value="-4.38960375653319" calcext:value-type="float">
            <text:p>-4,38960375653319</text:p>
          </table:table-cell>
          <table:table-cell table:formula="of:=NORMINV(RAND();0;2)" office:value-type="float" office:value="0.96607917313851" calcext:value-type="float">
            <text:p>0,96607917313851</text:p>
          </table:table-cell>
          <table:table-cell table:formula="of:=NORMINV(RAND();0;2)" office:value-type="float" office:value="0.0774092267051627" calcext:value-type="float">
            <text:p>0,077409226705163</text:p>
          </table:table-cell>
          <table:table-cell table:formula="of:=NORMINV(RAND();0;2)" office:value-type="float" office:value="1.48201406549129" calcext:value-type="float">
            <text:p>1,48201406549129</text:p>
          </table:table-cell>
          <table:table-cell table:formula="of:=NORMINV(RAND();0;2)" office:value-type="float" office:value="0.948921756816129" calcext:value-type="float">
            <text:p>0,948921756816129</text:p>
          </table:table-cell>
          <table:table-cell table:formula="of:=NORMINV(RAND();0;2)" office:value-type="float" office:value="-0.378002835151906" calcext:value-type="float">
            <text:p>-0,378002835151906</text:p>
          </table:table-cell>
          <table:table-cell table:formula="of:=AVERAGE([.B459:.K459])" office:value-type="float" office:value="-0.109318603632518" calcext:value-type="float">
            <text:p>-0,109318603632518</text:p>
          </table:table-cell>
          <table:table-cell table:formula="of:=COM.MICROSOFT.VAR.S([.B459:.K459])" office:value-type="float" office:value="3.99299674658205" calcext:value-type="float">
            <text:p>3,99299674658205</text:p>
          </table:table-cell>
          <table:table-cell table:formula="of:=COM.MICROSOFT.VAR.P([.B459:.K459])" office:value-type="float" office:value="3.59369707192385" calcext:value-type="float">
            <text:p>3,5936970719238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NORMINV(RAND();0;2)" office:value-type="float" office:value="0.894416284786562" calcext:value-type="float">
            <text:p>0,894416284786562</text:p>
          </table:table-cell>
          <table:table-cell table:formula="of:=NORMINV(RAND();0;2)" office:value-type="float" office:value="-0.675773609997394" calcext:value-type="float">
            <text:p>-0,675773609997394</text:p>
          </table:table-cell>
          <table:table-cell table:formula="of:=NORMINV(RAND();0;2)" office:value-type="float" office:value="1.91073999272606" calcext:value-type="float">
            <text:p>1,91073999272606</text:p>
          </table:table-cell>
          <table:table-cell table:formula="of:=NORMINV(RAND();0;2)" office:value-type="float" office:value="-0.172847620876594" calcext:value-type="float">
            <text:p>-0,172847620876594</text:p>
          </table:table-cell>
          <table:table-cell table:formula="of:=NORMINV(RAND();0;2)" office:value-type="float" office:value="0.429785842930444" calcext:value-type="float">
            <text:p>0,429785842930444</text:p>
          </table:table-cell>
          <table:table-cell table:formula="of:=NORMINV(RAND();0;2)" office:value-type="float" office:value="1.56027179582086" calcext:value-type="float">
            <text:p>1,56027179582086</text:p>
          </table:table-cell>
          <table:table-cell table:formula="of:=NORMINV(RAND();0;2)" office:value-type="float" office:value="-0.27128492397199" calcext:value-type="float">
            <text:p>-0,27128492397199</text:p>
          </table:table-cell>
          <table:table-cell table:formula="of:=NORMINV(RAND();0;2)" office:value-type="float" office:value="-2.40046244073063" calcext:value-type="float">
            <text:p>-2,40046244073063</text:p>
          </table:table-cell>
          <table:table-cell table:formula="of:=NORMINV(RAND();0;2)" office:value-type="float" office:value="-1.65956883214892" calcext:value-type="float">
            <text:p>-1,65956883214892</text:p>
          </table:table-cell>
          <table:table-cell table:formula="of:=NORMINV(RAND();0;2)" office:value-type="float" office:value="-1.00108565450227" calcext:value-type="float">
            <text:p>-1,00108565450227</text:p>
          </table:table-cell>
          <table:table-cell table:formula="of:=AVERAGE([.B460:.K460])" office:value-type="float" office:value="-0.138580916596387" calcext:value-type="float">
            <text:p>-0,138580916596387</text:p>
          </table:table-cell>
          <table:table-cell table:formula="of:=COM.MICROSOFT.VAR.S([.B460:.K460])" office:value-type="float" office:value="1.88408088456663" calcext:value-type="float">
            <text:p>1,88408088456663</text:p>
          </table:table-cell>
          <table:table-cell table:formula="of:=COM.MICROSOFT.VAR.P([.B460:.K460])" office:value-type="float" office:value="1.69567279610996" calcext:value-type="float">
            <text:p>1,6956727961099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NORMINV(RAND();0;2)" office:value-type="float" office:value="2.50290063533372" calcext:value-type="float">
            <text:p>2,50290063533372</text:p>
          </table:table-cell>
          <table:table-cell table:formula="of:=NORMINV(RAND();0;2)" office:value-type="float" office:value="-0.799612281136751" calcext:value-type="float">
            <text:p>-0,799612281136751</text:p>
          </table:table-cell>
          <table:table-cell table:formula="of:=NORMINV(RAND();0;2)" office:value-type="float" office:value="-1.36788662205709" calcext:value-type="float">
            <text:p>-1,36788662205709</text:p>
          </table:table-cell>
          <table:table-cell table:formula="of:=NORMINV(RAND();0;2)" office:value-type="float" office:value="-2.36838785596261" calcext:value-type="float">
            <text:p>-2,36838785596261</text:p>
          </table:table-cell>
          <table:table-cell table:formula="of:=NORMINV(RAND();0;2)" office:value-type="float" office:value="-1.94464823283438" calcext:value-type="float">
            <text:p>-1,94464823283438</text:p>
          </table:table-cell>
          <table:table-cell table:formula="of:=NORMINV(RAND();0;2)" office:value-type="float" office:value="-0.542975173318303" calcext:value-type="float">
            <text:p>-0,542975173318303</text:p>
          </table:table-cell>
          <table:table-cell table:formula="of:=NORMINV(RAND();0;2)" office:value-type="float" office:value="-4.15687930024074" calcext:value-type="float">
            <text:p>-4,15687930024074</text:p>
          </table:table-cell>
          <table:table-cell table:formula="of:=NORMINV(RAND();0;2)" office:value-type="float" office:value="-2.08741453366678" calcext:value-type="float">
            <text:p>-2,08741453366678</text:p>
          </table:table-cell>
          <table:table-cell table:formula="of:=NORMINV(RAND();0;2)" office:value-type="float" office:value="1.12251635288787" calcext:value-type="float">
            <text:p>1,12251635288787</text:p>
          </table:table-cell>
          <table:table-cell table:formula="of:=NORMINV(RAND();0;2)" office:value-type="float" office:value="-0.618564068244922" calcext:value-type="float">
            <text:p>-0,618564068244922</text:p>
          </table:table-cell>
          <table:table-cell table:formula="of:=AVERAGE([.B461:.K461])" office:value-type="float" office:value="-1.026095107924" calcext:value-type="float">
            <text:p>-1,026095107924</text:p>
          </table:table-cell>
          <table:table-cell table:formula="of:=COM.MICROSOFT.VAR.S([.B461:.K461])" office:value-type="float" office:value="3.4679603046645" calcext:value-type="float">
            <text:p>3,4679603046645</text:p>
          </table:table-cell>
          <table:table-cell table:formula="of:=COM.MICROSOFT.VAR.P([.B461:.K461])" office:value-type="float" office:value="3.12116427419805" calcext:value-type="float">
            <text:p>3,1211642741980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NORMINV(RAND();0;2)" office:value-type="float" office:value="-4.25104112357527" calcext:value-type="float">
            <text:p>-4,25104112357527</text:p>
          </table:table-cell>
          <table:table-cell table:formula="of:=NORMINV(RAND();0;2)" office:value-type="float" office:value="-1.56299851051582" calcext:value-type="float">
            <text:p>-1,56299851051582</text:p>
          </table:table-cell>
          <table:table-cell table:formula="of:=NORMINV(RAND();0;2)" office:value-type="float" office:value="1.18125026713743" calcext:value-type="float">
            <text:p>1,18125026713743</text:p>
          </table:table-cell>
          <table:table-cell table:formula="of:=NORMINV(RAND();0;2)" office:value-type="float" office:value="-1.26859113645101" calcext:value-type="float">
            <text:p>-1,26859113645101</text:p>
          </table:table-cell>
          <table:table-cell table:formula="of:=NORMINV(RAND();0;2)" office:value-type="float" office:value="0.578971595147894" calcext:value-type="float">
            <text:p>0,578971595147894</text:p>
          </table:table-cell>
          <table:table-cell table:formula="of:=NORMINV(RAND();0;2)" office:value-type="float" office:value="3.97279455775105" calcext:value-type="float">
            <text:p>3,97279455775105</text:p>
          </table:table-cell>
          <table:table-cell table:formula="of:=NORMINV(RAND();0;2)" office:value-type="float" office:value="4.00867740132474" calcext:value-type="float">
            <text:p>4,00867740132474</text:p>
          </table:table-cell>
          <table:table-cell table:formula="of:=NORMINV(RAND();0;2)" office:value-type="float" office:value="3.87841270609896" calcext:value-type="float">
            <text:p>3,87841270609896</text:p>
          </table:table-cell>
          <table:table-cell table:formula="of:=NORMINV(RAND();0;2)" office:value-type="float" office:value="-3.26674611429724" calcext:value-type="float">
            <text:p>-3,26674611429724</text:p>
          </table:table-cell>
          <table:table-cell table:formula="of:=NORMINV(RAND();0;2)" office:value-type="float" office:value="0.0648737919130217" calcext:value-type="float">
            <text:p>0,064873791913022</text:p>
          </table:table-cell>
          <table:table-cell table:formula="of:=AVERAGE([.B462:.K462])" office:value-type="float" office:value="0.333560343453376" calcext:value-type="float">
            <text:p>0,333560343453376</text:p>
          </table:table-cell>
          <table:table-cell table:formula="of:=COM.MICROSOFT.VAR.S([.B462:.K462])" office:value-type="float" office:value="8.92356541477879" calcext:value-type="float">
            <text:p>8,92356541477879</text:p>
          </table:table-cell>
          <table:table-cell table:formula="of:=COM.MICROSOFT.VAR.P([.B462:.K462])" office:value-type="float" office:value="8.03120887330091" calcext:value-type="float">
            <text:p>8,0312088733009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NORMINV(RAND();0;2)" office:value-type="float" office:value="-0.986746341639678" calcext:value-type="float">
            <text:p>-0,986746341639678</text:p>
          </table:table-cell>
          <table:table-cell table:formula="of:=NORMINV(RAND();0;2)" office:value-type="float" office:value="-0.830607541536687" calcext:value-type="float">
            <text:p>-0,830607541536687</text:p>
          </table:table-cell>
          <table:table-cell table:formula="of:=NORMINV(RAND();0;2)" office:value-type="float" office:value="-2.04106073429726" calcext:value-type="float">
            <text:p>-2,04106073429726</text:p>
          </table:table-cell>
          <table:table-cell table:formula="of:=NORMINV(RAND();0;2)" office:value-type="float" office:value="-0.707280039411748" calcext:value-type="float">
            <text:p>-0,707280039411748</text:p>
          </table:table-cell>
          <table:table-cell table:formula="of:=NORMINV(RAND();0;2)" office:value-type="float" office:value="2.86472950585991" calcext:value-type="float">
            <text:p>2,86472950585991</text:p>
          </table:table-cell>
          <table:table-cell table:formula="of:=NORMINV(RAND();0;2)" office:value-type="float" office:value="2.640657713547" calcext:value-type="float">
            <text:p>2,640657713547</text:p>
          </table:table-cell>
          <table:table-cell table:formula="of:=NORMINV(RAND();0;2)" office:value-type="float" office:value="0.509573332797906" calcext:value-type="float">
            <text:p>0,509573332797906</text:p>
          </table:table-cell>
          <table:table-cell table:formula="of:=NORMINV(RAND();0;2)" office:value-type="float" office:value="-0.834258920840523" calcext:value-type="float">
            <text:p>-0,834258920840523</text:p>
          </table:table-cell>
          <table:table-cell table:formula="of:=NORMINV(RAND();0;2)" office:value-type="float" office:value="-1.2587687502271" calcext:value-type="float">
            <text:p>-1,2587687502271</text:p>
          </table:table-cell>
          <table:table-cell table:formula="of:=NORMINV(RAND();0;2)" office:value-type="float" office:value="-1.34076116053824" calcext:value-type="float">
            <text:p>-1,34076116053824</text:p>
          </table:table-cell>
          <table:table-cell table:formula="of:=AVERAGE([.B463:.K463])" office:value-type="float" office:value="-0.198452293628641" calcext:value-type="float">
            <text:p>-0,198452293628641</text:p>
          </table:table-cell>
          <table:table-cell table:formula="of:=COM.MICROSOFT.VAR.S([.B463:.K463])" office:value-type="float" office:value="2.82816206267657" calcext:value-type="float">
            <text:p>2,82816206267657</text:p>
          </table:table-cell>
          <table:table-cell table:formula="of:=COM.MICROSOFT.VAR.P([.B463:.K463])" office:value-type="float" office:value="2.54534585640891" calcext:value-type="float">
            <text:p>2,5453458564089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ORMINV(RAND();0;2)" office:value-type="float" office:value="-1.51155500652646" calcext:value-type="float">
            <text:p>-1,51155500652646</text:p>
          </table:table-cell>
          <table:table-cell table:formula="of:=NORMINV(RAND();0;2)" office:value-type="float" office:value="0.629139650636974" calcext:value-type="float">
            <text:p>0,629139650636974</text:p>
          </table:table-cell>
          <table:table-cell table:formula="of:=NORMINV(RAND();0;2)" office:value-type="float" office:value="0.0558035013097915" calcext:value-type="float">
            <text:p>0,055803501309792</text:p>
          </table:table-cell>
          <table:table-cell table:formula="of:=NORMINV(RAND();0;2)" office:value-type="float" office:value="-4.80178793915981" calcext:value-type="float">
            <text:p>-4,80178793915981</text:p>
          </table:table-cell>
          <table:table-cell table:formula="of:=NORMINV(RAND();0;2)" office:value-type="float" office:value="1.20102125144016" calcext:value-type="float">
            <text:p>1,20102125144016</text:p>
          </table:table-cell>
          <table:table-cell table:formula="of:=NORMINV(RAND();0;2)" office:value-type="float" office:value="-1.93323394602174" calcext:value-type="float">
            <text:p>-1,93323394602174</text:p>
          </table:table-cell>
          <table:table-cell table:formula="of:=NORMINV(RAND();0;2)" office:value-type="float" office:value="-3.75056035570275" calcext:value-type="float">
            <text:p>-3,75056035570275</text:p>
          </table:table-cell>
          <table:table-cell table:formula="of:=NORMINV(RAND();0;2)" office:value-type="float" office:value="2.07546729709722" calcext:value-type="float">
            <text:p>2,07546729709722</text:p>
          </table:table-cell>
          <table:table-cell table:formula="of:=NORMINV(RAND();0;2)" office:value-type="float" office:value="-0.936134504122104" calcext:value-type="float">
            <text:p>-0,936134504122104</text:p>
          </table:table-cell>
          <table:table-cell table:formula="of:=NORMINV(RAND();0;2)" office:value-type="float" office:value="1.74617616455883" calcext:value-type="float">
            <text:p>1,74617616455883</text:p>
          </table:table-cell>
          <table:table-cell table:formula="of:=AVERAGE([.B464:.K464])" office:value-type="float" office:value="-0.722566388648988" calcext:value-type="float">
            <text:p>-0,722566388648988</text:p>
          </table:table-cell>
          <table:table-cell table:formula="of:=COM.MICROSOFT.VAR.S([.B464:.K464])" office:value-type="float" office:value="5.33327409423973" calcext:value-type="float">
            <text:p>5,33327409423973</text:p>
          </table:table-cell>
          <table:table-cell table:formula="of:=COM.MICROSOFT.VAR.P([.B464:.K464])" office:value-type="float" office:value="4.79994668481576" calcext:value-type="float">
            <text:p>4,7999466848157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NORMINV(RAND();0;2)" office:value-type="float" office:value="0.485551530713661" calcext:value-type="float">
            <text:p>0,485551530713661</text:p>
          </table:table-cell>
          <table:table-cell table:formula="of:=NORMINV(RAND();0;2)" office:value-type="float" office:value="2.05669495081398" calcext:value-type="float">
            <text:p>2,05669495081398</text:p>
          </table:table-cell>
          <table:table-cell table:formula="of:=NORMINV(RAND();0;2)" office:value-type="float" office:value="-2.47684626905299" calcext:value-type="float">
            <text:p>-2,47684626905299</text:p>
          </table:table-cell>
          <table:table-cell table:formula="of:=NORMINV(RAND();0;2)" office:value-type="float" office:value="-1.35169183871339" calcext:value-type="float">
            <text:p>-1,35169183871339</text:p>
          </table:table-cell>
          <table:table-cell table:formula="of:=NORMINV(RAND();0;2)" office:value-type="float" office:value="-2.72648036264428" calcext:value-type="float">
            <text:p>-2,72648036264428</text:p>
          </table:table-cell>
          <table:table-cell table:formula="of:=NORMINV(RAND();0;2)" office:value-type="float" office:value="-1.76698196048298" calcext:value-type="float">
            <text:p>-1,76698196048298</text:p>
          </table:table-cell>
          <table:table-cell table:formula="of:=NORMINV(RAND();0;2)" office:value-type="float" office:value="0.676436220464573" calcext:value-type="float">
            <text:p>0,676436220464573</text:p>
          </table:table-cell>
          <table:table-cell table:formula="of:=NORMINV(RAND();0;2)" office:value-type="float" office:value="-1.39772054257419" calcext:value-type="float">
            <text:p>-1,39772054257419</text:p>
          </table:table-cell>
          <table:table-cell table:formula="of:=NORMINV(RAND();0;2)" office:value-type="float" office:value="-2.40714230334037" calcext:value-type="float">
            <text:p>-2,40714230334037</text:p>
          </table:table-cell>
          <table:table-cell table:formula="of:=NORMINV(RAND();0;2)" office:value-type="float" office:value="3.09515247303592" calcext:value-type="float">
            <text:p>3,09515247303592</text:p>
          </table:table-cell>
          <table:table-cell table:formula="of:=AVERAGE([.B465:.K465])" office:value-type="float" office:value="-0.581302810178008" calcext:value-type="float">
            <text:p>-0,581302810178008</text:p>
          </table:table-cell>
          <table:table-cell table:formula="of:=COM.MICROSOFT.VAR.S([.B465:.K465])" office:value-type="float" office:value="4.15443056641759" calcext:value-type="float">
            <text:p>4,15443056641759</text:p>
          </table:table-cell>
          <table:table-cell table:formula="of:=COM.MICROSOFT.VAR.P([.B465:.K465])" office:value-type="float" office:value="3.73898750977583" calcext:value-type="float">
            <text:p>3,7389875097758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NORMINV(RAND();0;2)" office:value-type="float" office:value="1.14664929766301" calcext:value-type="float">
            <text:p>1,14664929766301</text:p>
          </table:table-cell>
          <table:table-cell table:formula="of:=NORMINV(RAND();0;2)" office:value-type="float" office:value="-0.685457171865292" calcext:value-type="float">
            <text:p>-0,685457171865292</text:p>
          </table:table-cell>
          <table:table-cell table:formula="of:=NORMINV(RAND();0;2)" office:value-type="float" office:value="2.18896813745652" calcext:value-type="float">
            <text:p>2,18896813745652</text:p>
          </table:table-cell>
          <table:table-cell table:formula="of:=NORMINV(RAND();0;2)" office:value-type="float" office:value="-4.55051601110018" calcext:value-type="float">
            <text:p>-4,55051601110018</text:p>
          </table:table-cell>
          <table:table-cell table:formula="of:=NORMINV(RAND();0;2)" office:value-type="float" office:value="0.694361845054371" calcext:value-type="float">
            <text:p>0,694361845054371</text:p>
          </table:table-cell>
          <table:table-cell table:formula="of:=NORMINV(RAND();0;2)" office:value-type="float" office:value="0.659259141469636" calcext:value-type="float">
            <text:p>0,659259141469636</text:p>
          </table:table-cell>
          <table:table-cell table:formula="of:=NORMINV(RAND();0;2)" office:value-type="float" office:value="2.41467018129119" calcext:value-type="float">
            <text:p>2,41467018129119</text:p>
          </table:table-cell>
          <table:table-cell table:formula="of:=NORMINV(RAND();0;2)" office:value-type="float" office:value="1.97824359735003" calcext:value-type="float">
            <text:p>1,97824359735003</text:p>
          </table:table-cell>
          <table:table-cell table:formula="of:=NORMINV(RAND();0;2)" office:value-type="float" office:value="-0.121750953438485" calcext:value-type="float">
            <text:p>-0,121750953438485</text:p>
          </table:table-cell>
          <table:table-cell table:formula="of:=NORMINV(RAND();0;2)" office:value-type="float" office:value="1.9366608104262" calcext:value-type="float">
            <text:p>1,9366608104262</text:p>
          </table:table-cell>
          <table:table-cell table:formula="of:=AVERAGE([.B466:.K466])" office:value-type="float" office:value="0.566108887430699" calcext:value-type="float">
            <text:p>0,566108887430699</text:p>
          </table:table-cell>
          <table:table-cell table:formula="of:=COM.MICROSOFT.VAR.S([.B466:.K466])" office:value-type="float" office:value="4.27832889863855" calcext:value-type="float">
            <text:p>4,27832889863855</text:p>
          </table:table-cell>
          <table:table-cell table:formula="of:=COM.MICROSOFT.VAR.P([.B466:.K466])" office:value-type="float" office:value="3.85049600877469" calcext:value-type="float">
            <text:p>3,8504960087746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NORMINV(RAND();0;2)" office:value-type="float" office:value="3.71020559619234" calcext:value-type="float">
            <text:p>3,71020559619234</text:p>
          </table:table-cell>
          <table:table-cell table:formula="of:=NORMINV(RAND();0;2)" office:value-type="float" office:value="1.13469495970088" calcext:value-type="float">
            <text:p>1,13469495970088</text:p>
          </table:table-cell>
          <table:table-cell table:formula="of:=NORMINV(RAND();0;2)" office:value-type="float" office:value="1.01173000014163" calcext:value-type="float">
            <text:p>1,01173000014163</text:p>
          </table:table-cell>
          <table:table-cell table:formula="of:=NORMINV(RAND();0;2)" office:value-type="float" office:value="0.784988990006426" calcext:value-type="float">
            <text:p>0,784988990006426</text:p>
          </table:table-cell>
          <table:table-cell table:formula="of:=NORMINV(RAND();0;2)" office:value-type="float" office:value="-2.18239584293826" calcext:value-type="float">
            <text:p>-2,18239584293826</text:p>
          </table:table-cell>
          <table:table-cell table:formula="of:=NORMINV(RAND();0;2)" office:value-type="float" office:value="-0.877393717036798" calcext:value-type="float">
            <text:p>-0,877393717036798</text:p>
          </table:table-cell>
          <table:table-cell table:formula="of:=NORMINV(RAND();0;2)" office:value-type="float" office:value="-1.36248832788872" calcext:value-type="float">
            <text:p>-1,36248832788872</text:p>
          </table:table-cell>
          <table:table-cell table:formula="of:=NORMINV(RAND();0;2)" office:value-type="float" office:value="-0.635838703938361" calcext:value-type="float">
            <text:p>-0,635838703938361</text:p>
          </table:table-cell>
          <table:table-cell table:formula="of:=NORMINV(RAND();0;2)" office:value-type="float" office:value="-0.101494872146098" calcext:value-type="float">
            <text:p>-0,101494872146098</text:p>
          </table:table-cell>
          <table:table-cell table:formula="of:=NORMINV(RAND();0;2)" office:value-type="float" office:value="-0.331500344339543" calcext:value-type="float">
            <text:p>-0,331500344339543</text:p>
          </table:table-cell>
          <table:table-cell table:formula="of:=AVERAGE([.B467:.K467])" office:value-type="float" office:value="0.115050773775348" calcext:value-type="float">
            <text:p>0,115050773775348</text:p>
          </table:table-cell>
          <table:table-cell table:formula="of:=COM.MICROSOFT.VAR.S([.B467:.K467])" office:value-type="float" office:value="2.71934745090449" calcext:value-type="float">
            <text:p>2,71934745090449</text:p>
          </table:table-cell>
          <table:table-cell table:formula="of:=COM.MICROSOFT.VAR.P([.B467:.K467])" office:value-type="float" office:value="2.44741270581404" calcext:value-type="float">
            <text:p>2,4474127058140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NORMINV(RAND();0;2)" office:value-type="float" office:value="-0.178360962465089" calcext:value-type="float">
            <text:p>-0,178360962465089</text:p>
          </table:table-cell>
          <table:table-cell table:formula="of:=NORMINV(RAND();0;2)" office:value-type="float" office:value="4.3057187993201" calcext:value-type="float">
            <text:p>4,3057187993201</text:p>
          </table:table-cell>
          <table:table-cell table:formula="of:=NORMINV(RAND();0;2)" office:value-type="float" office:value="-0.841713789987479" calcext:value-type="float">
            <text:p>-0,841713789987479</text:p>
          </table:table-cell>
          <table:table-cell table:formula="of:=NORMINV(RAND();0;2)" office:value-type="float" office:value="1.6045875202497" calcext:value-type="float">
            <text:p>1,6045875202497</text:p>
          </table:table-cell>
          <table:table-cell table:formula="of:=NORMINV(RAND();0;2)" office:value-type="float" office:value="1.39867641795944" calcext:value-type="float">
            <text:p>1,39867641795944</text:p>
          </table:table-cell>
          <table:table-cell table:formula="of:=NORMINV(RAND();0;2)" office:value-type="float" office:value="-3.30895292097977" calcext:value-type="float">
            <text:p>-3,30895292097977</text:p>
          </table:table-cell>
          <table:table-cell table:formula="of:=NORMINV(RAND();0;2)" office:value-type="float" office:value="2.26044053708043" calcext:value-type="float">
            <text:p>2,26044053708043</text:p>
          </table:table-cell>
          <table:table-cell table:formula="of:=NORMINV(RAND();0;2)" office:value-type="float" office:value="-2.37004605854326" calcext:value-type="float">
            <text:p>-2,37004605854326</text:p>
          </table:table-cell>
          <table:table-cell table:formula="of:=NORMINV(RAND();0;2)" office:value-type="float" office:value="3.7816322790595" calcext:value-type="float">
            <text:p>3,7816322790595</text:p>
          </table:table-cell>
          <table:table-cell table:formula="of:=NORMINV(RAND();0;2)" office:value-type="float" office:value="0.893522315267734" calcext:value-type="float">
            <text:p>0,893522315267734</text:p>
          </table:table-cell>
          <table:table-cell table:formula="of:=AVERAGE([.B468:.K468])" office:value-type="float" office:value="0.754550413696131" calcext:value-type="float">
            <text:p>0,754550413696131</text:p>
          </table:table-cell>
          <table:table-cell table:formula="of:=COM.MICROSOFT.VAR.S([.B468:.K468])" office:value-type="float" office:value="6.09911629740796" calcext:value-type="float">
            <text:p>6,09911629740796</text:p>
          </table:table-cell>
          <table:table-cell table:formula="of:=COM.MICROSOFT.VAR.P([.B468:.K468])" office:value-type="float" office:value="5.48920466766717" calcext:value-type="float">
            <text:p>5,4892046676671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NORMINV(RAND();0;2)" office:value-type="float" office:value="-1.42072351315827" calcext:value-type="float">
            <text:p>-1,42072351315827</text:p>
          </table:table-cell>
          <table:table-cell table:formula="of:=NORMINV(RAND();0;2)" office:value-type="float" office:value="1.70601537623135" calcext:value-type="float">
            <text:p>1,70601537623135</text:p>
          </table:table-cell>
          <table:table-cell table:formula="of:=NORMINV(RAND();0;2)" office:value-type="float" office:value="0.282319329082245" calcext:value-type="float">
            <text:p>0,282319329082245</text:p>
          </table:table-cell>
          <table:table-cell table:formula="of:=NORMINV(RAND();0;2)" office:value-type="float" office:value="0.709605670755021" calcext:value-type="float">
            <text:p>0,709605670755021</text:p>
          </table:table-cell>
          <table:table-cell table:formula="of:=NORMINV(RAND();0;2)" office:value-type="float" office:value="-1.99838838265827" calcext:value-type="float">
            <text:p>-1,99838838265827</text:p>
          </table:table-cell>
          <table:table-cell table:formula="of:=NORMINV(RAND();0;2)" office:value-type="float" office:value="-0.867063361572583" calcext:value-type="float">
            <text:p>-0,867063361572583</text:p>
          </table:table-cell>
          <table:table-cell table:formula="of:=NORMINV(RAND();0;2)" office:value-type="float" office:value="-0.643043773553082" calcext:value-type="float">
            <text:p>-0,643043773553082</text:p>
          </table:table-cell>
          <table:table-cell table:formula="of:=NORMINV(RAND();0;2)" office:value-type="float" office:value="3.17755573983486" calcext:value-type="float">
            <text:p>3,17755573983486</text:p>
          </table:table-cell>
          <table:table-cell table:formula="of:=NORMINV(RAND();0;2)" office:value-type="float" office:value="2.65885393579231" calcext:value-type="float">
            <text:p>2,65885393579231</text:p>
          </table:table-cell>
          <table:table-cell table:formula="of:=NORMINV(RAND();0;2)" office:value-type="float" office:value="0.482705507348301" calcext:value-type="float">
            <text:p>0,482705507348301</text:p>
          </table:table-cell>
          <table:table-cell table:formula="of:=AVERAGE([.B469:.K469])" office:value-type="float" office:value="0.408783652810187" calcext:value-type="float">
            <text:p>0,408783652810187</text:p>
          </table:table-cell>
          <table:table-cell table:formula="of:=COM.MICROSOFT.VAR.S([.B469:.K469])" office:value-type="float" office:value="2.93326411804021" calcext:value-type="float">
            <text:p>2,93326411804021</text:p>
          </table:table-cell>
          <table:table-cell table:formula="of:=COM.MICROSOFT.VAR.P([.B469:.K469])" office:value-type="float" office:value="2.63993770623619" calcext:value-type="float">
            <text:p>2,6399377062361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NORMINV(RAND();0;2)" office:value-type="float" office:value="-1.72099094093392" calcext:value-type="float">
            <text:p>-1,72099094093392</text:p>
          </table:table-cell>
          <table:table-cell table:formula="of:=NORMINV(RAND();0;2)" office:value-type="float" office:value="-3.59841175028904" calcext:value-type="float">
            <text:p>-3,59841175028904</text:p>
          </table:table-cell>
          <table:table-cell table:formula="of:=NORMINV(RAND();0;2)" office:value-type="float" office:value="-2.10892258033809" calcext:value-type="float">
            <text:p>-2,10892258033809</text:p>
          </table:table-cell>
          <table:table-cell table:formula="of:=NORMINV(RAND();0;2)" office:value-type="float" office:value="0.807617132964093" calcext:value-type="float">
            <text:p>0,807617132964093</text:p>
          </table:table-cell>
          <table:table-cell table:formula="of:=NORMINV(RAND();0;2)" office:value-type="float" office:value="-0.140669102489942" calcext:value-type="float">
            <text:p>-0,140669102489942</text:p>
          </table:table-cell>
          <table:table-cell table:formula="of:=NORMINV(RAND();0;2)" office:value-type="float" office:value="-2.43508799131192" calcext:value-type="float">
            <text:p>-2,43508799131192</text:p>
          </table:table-cell>
          <table:table-cell table:formula="of:=NORMINV(RAND();0;2)" office:value-type="float" office:value="-0.335955987447813" calcext:value-type="float">
            <text:p>-0,335955987447813</text:p>
          </table:table-cell>
          <table:table-cell table:formula="of:=NORMINV(RAND();0;2)" office:value-type="float" office:value="-0.701135107444048" calcext:value-type="float">
            <text:p>-0,701135107444048</text:p>
          </table:table-cell>
          <table:table-cell table:formula="of:=NORMINV(RAND();0;2)" office:value-type="float" office:value="0.00914092954816007" calcext:value-type="float">
            <text:p>0,00914092954816</text:p>
          </table:table-cell>
          <table:table-cell table:formula="of:=NORMINV(RAND();0;2)" office:value-type="float" office:value="-2.67795905103109" calcext:value-type="float">
            <text:p>-2,67795905103109</text:p>
          </table:table-cell>
          <table:table-cell table:formula="of:=AVERAGE([.B470:.K470])" office:value-type="float" office:value="-1.29023744487736" calcext:value-type="float">
            <text:p>-1,29023744487736</text:p>
          </table:table-cell>
          <table:table-cell table:formula="of:=COM.MICROSOFT.VAR.S([.B470:.K470])" office:value-type="float" office:value="2.00983295632078" calcext:value-type="float">
            <text:p>2,00983295632078</text:p>
          </table:table-cell>
          <table:table-cell table:formula="of:=COM.MICROSOFT.VAR.P([.B470:.K470])" office:value-type="float" office:value="1.8088496606887" calcext:value-type="float">
            <text:p>1,808849660688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NORMINV(RAND();0;2)" office:value-type="float" office:value="2.58593931110345" calcext:value-type="float">
            <text:p>2,58593931110345</text:p>
          </table:table-cell>
          <table:table-cell table:formula="of:=NORMINV(RAND();0;2)" office:value-type="float" office:value="-1.94661382629608" calcext:value-type="float">
            <text:p>-1,94661382629608</text:p>
          </table:table-cell>
          <table:table-cell table:formula="of:=NORMINV(RAND();0;2)" office:value-type="float" office:value="-0.983967098534605" calcext:value-type="float">
            <text:p>-0,983967098534605</text:p>
          </table:table-cell>
          <table:table-cell table:formula="of:=NORMINV(RAND();0;2)" office:value-type="float" office:value="-0.590835116582036" calcext:value-type="float">
            <text:p>-0,590835116582036</text:p>
          </table:table-cell>
          <table:table-cell table:formula="of:=NORMINV(RAND();0;2)" office:value-type="float" office:value="-1.17602293850819" calcext:value-type="float">
            <text:p>-1,17602293850819</text:p>
          </table:table-cell>
          <table:table-cell table:formula="of:=NORMINV(RAND();0;2)" office:value-type="float" office:value="1.47898882527553" calcext:value-type="float">
            <text:p>1,47898882527553</text:p>
          </table:table-cell>
          <table:table-cell table:formula="of:=NORMINV(RAND();0;2)" office:value-type="float" office:value="-0.0539324085817193" calcext:value-type="float">
            <text:p>-0,053932408581719</text:p>
          </table:table-cell>
          <table:table-cell table:formula="of:=NORMINV(RAND();0;2)" office:value-type="float" office:value="1.52221482065725" calcext:value-type="float">
            <text:p>1,52221482065725</text:p>
          </table:table-cell>
          <table:table-cell table:formula="of:=NORMINV(RAND();0;2)" office:value-type="float" office:value="1.42925907560623" calcext:value-type="float">
            <text:p>1,42925907560623</text:p>
          </table:table-cell>
          <table:table-cell table:formula="of:=NORMINV(RAND();0;2)" office:value-type="float" office:value="-1.00767923824995" calcext:value-type="float">
            <text:p>-1,00767923824995</text:p>
          </table:table-cell>
          <table:table-cell table:formula="of:=AVERAGE([.B471:.K471])" office:value-type="float" office:value="0.125735140588989" calcext:value-type="float">
            <text:p>0,125735140588989</text:p>
          </table:table-cell>
          <table:table-cell table:formula="of:=COM.MICROSOFT.VAR.S([.B471:.K471])" office:value-type="float" office:value="2.2871394615719" calcext:value-type="float">
            <text:p>2,2871394615719</text:p>
          </table:table-cell>
          <table:table-cell table:formula="of:=COM.MICROSOFT.VAR.P([.B471:.K471])" office:value-type="float" office:value="2.05842551541471" calcext:value-type="float">
            <text:p>2,0584255154147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NORMINV(RAND();0;2)" office:value-type="float" office:value="1.88327166010539" calcext:value-type="float">
            <text:p>1,88327166010539</text:p>
          </table:table-cell>
          <table:table-cell table:formula="of:=NORMINV(RAND();0;2)" office:value-type="float" office:value="0.0944598310277147" calcext:value-type="float">
            <text:p>0,094459831027715</text:p>
          </table:table-cell>
          <table:table-cell table:formula="of:=NORMINV(RAND();0;2)" office:value-type="float" office:value="-0.246284082752085" calcext:value-type="float">
            <text:p>-0,246284082752085</text:p>
          </table:table-cell>
          <table:table-cell table:formula="of:=NORMINV(RAND();0;2)" office:value-type="float" office:value="1.47033885622428" calcext:value-type="float">
            <text:p>1,47033885622428</text:p>
          </table:table-cell>
          <table:table-cell table:formula="of:=NORMINV(RAND();0;2)" office:value-type="float" office:value="-2.5777480239897" calcext:value-type="float">
            <text:p>-2,5777480239897</text:p>
          </table:table-cell>
          <table:table-cell table:formula="of:=NORMINV(RAND();0;2)" office:value-type="float" office:value="-1.51515504458827" calcext:value-type="float">
            <text:p>-1,51515504458827</text:p>
          </table:table-cell>
          <table:table-cell table:formula="of:=NORMINV(RAND();0;2)" office:value-type="float" office:value="0.874322164478872" calcext:value-type="float">
            <text:p>0,874322164478872</text:p>
          </table:table-cell>
          <table:table-cell table:formula="of:=NORMINV(RAND();0;2)" office:value-type="float" office:value="-0.989609718804154" calcext:value-type="float">
            <text:p>-0,989609718804154</text:p>
          </table:table-cell>
          <table:table-cell table:formula="of:=NORMINV(RAND();0;2)" office:value-type="float" office:value="0.0889581479157427" calcext:value-type="float">
            <text:p>0,088958147915743</text:p>
          </table:table-cell>
          <table:table-cell table:formula="of:=NORMINV(RAND();0;2)" office:value-type="float" office:value="1.49119723718413" calcext:value-type="float">
            <text:p>1,49119723718413</text:p>
          </table:table-cell>
          <table:table-cell table:formula="of:=AVERAGE([.B472:.K472])" office:value-type="float" office:value="0.0573751026801907" calcext:value-type="float">
            <text:p>0,057375102680191</text:p>
          </table:table-cell>
          <table:table-cell table:formula="of:=COM.MICROSOFT.VAR.S([.B472:.K472])" office:value-type="float" office:value="2.0734552291488" calcext:value-type="float">
            <text:p>2,0734552291488</text:p>
          </table:table-cell>
          <table:table-cell table:formula="of:=COM.MICROSOFT.VAR.P([.B472:.K472])" office:value-type="float" office:value="1.86610970623392" calcext:value-type="float">
            <text:p>1,8661097062339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NORMINV(RAND();0;2)" office:value-type="float" office:value="-2.1076911212513" calcext:value-type="float">
            <text:p>-2,1076911212513</text:p>
          </table:table-cell>
          <table:table-cell table:formula="of:=NORMINV(RAND();0;2)" office:value-type="float" office:value="0.681808549199291" calcext:value-type="float">
            <text:p>0,681808549199291</text:p>
          </table:table-cell>
          <table:table-cell table:formula="of:=NORMINV(RAND();0;2)" office:value-type="float" office:value="-0.221904543938466" calcext:value-type="float">
            <text:p>-0,221904543938466</text:p>
          </table:table-cell>
          <table:table-cell table:formula="of:=NORMINV(RAND();0;2)" office:value-type="float" office:value="-0.0137022347748587" calcext:value-type="float">
            <text:p>-0,013702234774859</text:p>
          </table:table-cell>
          <table:table-cell table:formula="of:=NORMINV(RAND();0;2)" office:value-type="float" office:value="2.41617981312878" calcext:value-type="float">
            <text:p>2,41617981312878</text:p>
          </table:table-cell>
          <table:table-cell table:formula="of:=NORMINV(RAND();0;2)" office:value-type="float" office:value="1.85133163023891" calcext:value-type="float">
            <text:p>1,85133163023891</text:p>
          </table:table-cell>
          <table:table-cell table:formula="of:=NORMINV(RAND();0;2)" office:value-type="float" office:value="-3.8960623871402" calcext:value-type="float">
            <text:p>-3,8960623871402</text:p>
          </table:table-cell>
          <table:table-cell table:formula="of:=NORMINV(RAND();0;2)" office:value-type="float" office:value="2.57309802127646" calcext:value-type="float">
            <text:p>2,57309802127646</text:p>
          </table:table-cell>
          <table:table-cell table:formula="of:=NORMINV(RAND();0;2)" office:value-type="float" office:value="2.36335137921749" calcext:value-type="float">
            <text:p>2,36335137921749</text:p>
          </table:table-cell>
          <table:table-cell table:formula="of:=NORMINV(RAND();0;2)" office:value-type="float" office:value="0.537228933115192" calcext:value-type="float">
            <text:p>0,537228933115192</text:p>
          </table:table-cell>
          <table:table-cell table:formula="of:=AVERAGE([.B473:.K473])" office:value-type="float" office:value="0.418363803907131" calcext:value-type="float">
            <text:p>0,418363803907131</text:p>
          </table:table-cell>
          <table:table-cell table:formula="of:=COM.MICROSOFT.VAR.S([.B473:.K473])" office:value-type="float" office:value="4.46065614759218" calcext:value-type="float">
            <text:p>4,46065614759218</text:p>
          </table:table-cell>
          <table:table-cell table:formula="of:=COM.MICROSOFT.VAR.P([.B473:.K473])" office:value-type="float" office:value="4.01459053283296" calcext:value-type="float">
            <text:p>4,0145905328329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NORMINV(RAND();0;2)" office:value-type="float" office:value="-2.32528090475798" calcext:value-type="float">
            <text:p>-2,32528090475798</text:p>
          </table:table-cell>
          <table:table-cell table:formula="of:=NORMINV(RAND();0;2)" office:value-type="float" office:value="-0.964743702707835" calcext:value-type="float">
            <text:p>-0,964743702707835</text:p>
          </table:table-cell>
          <table:table-cell table:formula="of:=NORMINV(RAND();0;2)" office:value-type="float" office:value="3.04989002036211" calcext:value-type="float">
            <text:p>3,04989002036211</text:p>
          </table:table-cell>
          <table:table-cell table:formula="of:=NORMINV(RAND();0;2)" office:value-type="float" office:value="3.0466689224454" calcext:value-type="float">
            <text:p>3,0466689224454</text:p>
          </table:table-cell>
          <table:table-cell table:formula="of:=NORMINV(RAND();0;2)" office:value-type="float" office:value="0.892494597098244" calcext:value-type="float">
            <text:p>0,892494597098244</text:p>
          </table:table-cell>
          <table:table-cell table:formula="of:=NORMINV(RAND();0;2)" office:value-type="float" office:value="-2.70785523943694" calcext:value-type="float">
            <text:p>-2,70785523943694</text:p>
          </table:table-cell>
          <table:table-cell table:formula="of:=NORMINV(RAND();0;2)" office:value-type="float" office:value="0.902732746291978" calcext:value-type="float">
            <text:p>0,902732746291978</text:p>
          </table:table-cell>
          <table:table-cell table:formula="of:=NORMINV(RAND();0;2)" office:value-type="float" office:value="-2.4934502743316" calcext:value-type="float">
            <text:p>-2,4934502743316</text:p>
          </table:table-cell>
          <table:table-cell table:formula="of:=NORMINV(RAND();0;2)" office:value-type="float" office:value="0.195433979417138" calcext:value-type="float">
            <text:p>0,195433979417138</text:p>
          </table:table-cell>
          <table:table-cell table:formula="of:=NORMINV(RAND();0;2)" office:value-type="float" office:value="-0.53672933875997" calcext:value-type="float">
            <text:p>-0,53672933875997</text:p>
          </table:table-cell>
          <table:table-cell table:formula="of:=AVERAGE([.B474:.K474])" office:value-type="float" office:value="-0.0940839194379441" calcext:value-type="float">
            <text:p>-0,094083919437944</text:p>
          </table:table-cell>
          <table:table-cell table:formula="of:=COM.MICROSOFT.VAR.S([.B474:.K474])" office:value-type="float" office:value="4.48007606967354" calcext:value-type="float">
            <text:p>4,48007606967354</text:p>
          </table:table-cell>
          <table:table-cell table:formula="of:=COM.MICROSOFT.VAR.P([.B474:.K474])" office:value-type="float" office:value="4.03206846270618" calcext:value-type="float">
            <text:p>4,03206846270618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NORMINV(RAND();0;2)" office:value-type="float" office:value="-1.51895570304824" calcext:value-type="float">
            <text:p>-1,51895570304824</text:p>
          </table:table-cell>
          <table:table-cell table:formula="of:=NORMINV(RAND();0;2)" office:value-type="float" office:value="1.1155735817616" calcext:value-type="float">
            <text:p>1,1155735817616</text:p>
          </table:table-cell>
          <table:table-cell table:formula="of:=NORMINV(RAND();0;2)" office:value-type="float" office:value="-1.26588957087948" calcext:value-type="float">
            <text:p>-1,26588957087948</text:p>
          </table:table-cell>
          <table:table-cell table:formula="of:=NORMINV(RAND();0;2)" office:value-type="float" office:value="-1.34228146584515" calcext:value-type="float">
            <text:p>-1,34228146584515</text:p>
          </table:table-cell>
          <table:table-cell table:formula="of:=NORMINV(RAND();0;2)" office:value-type="float" office:value="2.26555435762292" calcext:value-type="float">
            <text:p>2,26555435762292</text:p>
          </table:table-cell>
          <table:table-cell table:formula="of:=NORMINV(RAND();0;2)" office:value-type="float" office:value="1.74595067434071" calcext:value-type="float">
            <text:p>1,74595067434071</text:p>
          </table:table-cell>
          <table:table-cell table:formula="of:=NORMINV(RAND();0;2)" office:value-type="float" office:value="0.409793554836141" calcext:value-type="float">
            <text:p>0,409793554836141</text:p>
          </table:table-cell>
          <table:table-cell table:formula="of:=NORMINV(RAND();0;2)" office:value-type="float" office:value="-1.3522614788166" calcext:value-type="float">
            <text:p>-1,3522614788166</text:p>
          </table:table-cell>
          <table:table-cell table:formula="of:=NORMINV(RAND();0;2)" office:value-type="float" office:value="-2.42270423556029" calcext:value-type="float">
            <text:p>-2,42270423556029</text:p>
          </table:table-cell>
          <table:table-cell table:formula="of:=NORMINV(RAND();0;2)" office:value-type="float" office:value="-1.36787682041117" calcext:value-type="float">
            <text:p>-1,36787682041117</text:p>
          </table:table-cell>
          <table:table-cell table:formula="of:=AVERAGE([.B475:.K475])" office:value-type="float" office:value="-0.373309710599955" calcext:value-type="float">
            <text:p>-0,373309710599955</text:p>
          </table:table-cell>
          <table:table-cell table:formula="of:=COM.MICROSOFT.VAR.S([.B475:.K475])" office:value-type="float" office:value="2.60894781790546" calcext:value-type="float">
            <text:p>2,60894781790546</text:p>
          </table:table-cell>
          <table:table-cell table:formula="of:=COM.MICROSOFT.VAR.P([.B475:.K475])" office:value-type="float" office:value="2.34805303611492" calcext:value-type="float">
            <text:p>2,34805303611492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NORMINV(RAND();0;2)" office:value-type="float" office:value="-0.68259332187068" calcext:value-type="float">
            <text:p>-0,68259332187068</text:p>
          </table:table-cell>
          <table:table-cell table:formula="of:=NORMINV(RAND();0;2)" office:value-type="float" office:value="-0.767896384573373" calcext:value-type="float">
            <text:p>-0,767896384573373</text:p>
          </table:table-cell>
          <table:table-cell table:formula="of:=NORMINV(RAND();0;2)" office:value-type="float" office:value="-1.22663799824267" calcext:value-type="float">
            <text:p>-1,22663799824267</text:p>
          </table:table-cell>
          <table:table-cell table:formula="of:=NORMINV(RAND();0;2)" office:value-type="float" office:value="0.552737417904125" calcext:value-type="float">
            <text:p>0,552737417904125</text:p>
          </table:table-cell>
          <table:table-cell table:formula="of:=NORMINV(RAND();0;2)" office:value-type="float" office:value="0.794597217563051" calcext:value-type="float">
            <text:p>0,794597217563051</text:p>
          </table:table-cell>
          <table:table-cell table:formula="of:=NORMINV(RAND();0;2)" office:value-type="float" office:value="2.74016157443856" calcext:value-type="float">
            <text:p>2,74016157443856</text:p>
          </table:table-cell>
          <table:table-cell table:formula="of:=NORMINV(RAND();0;2)" office:value-type="float" office:value="-1.75755574679526" calcext:value-type="float">
            <text:p>-1,75755574679526</text:p>
          </table:table-cell>
          <table:table-cell table:formula="of:=NORMINV(RAND();0;2)" office:value-type="float" office:value="1.74183578433228" calcext:value-type="float">
            <text:p>1,74183578433228</text:p>
          </table:table-cell>
          <table:table-cell table:formula="of:=NORMINV(RAND();0;2)" office:value-type="float" office:value="-2.3412952051243" calcext:value-type="float">
            <text:p>-2,3412952051243</text:p>
          </table:table-cell>
          <table:table-cell table:formula="of:=NORMINV(RAND();0;2)" office:value-type="float" office:value="0.540831406622216" calcext:value-type="float">
            <text:p>0,540831406622216</text:p>
          </table:table-cell>
          <table:table-cell table:formula="of:=AVERAGE([.B476:.K476])" office:value-type="float" office:value="-0.0405815255746051" calcext:value-type="float">
            <text:p>-0,040581525574605</text:p>
          </table:table-cell>
          <table:table-cell table:formula="of:=COM.MICROSOFT.VAR.S([.B476:.K476])" office:value-type="float" office:value="2.54292394144409" calcext:value-type="float">
            <text:p>2,54292394144409</text:p>
          </table:table-cell>
          <table:table-cell table:formula="of:=COM.MICROSOFT.VAR.P([.B476:.K476])" office:value-type="float" office:value="2.28863154729968" calcext:value-type="float">
            <text:p>2,2886315472996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NORMINV(RAND();0;2)" office:value-type="float" office:value="3.78910800043903" calcext:value-type="float">
            <text:p>3,78910800043903</text:p>
          </table:table-cell>
          <table:table-cell table:formula="of:=NORMINV(RAND();0;2)" office:value-type="float" office:value="-2.45539738458638" calcext:value-type="float">
            <text:p>-2,45539738458638</text:p>
          </table:table-cell>
          <table:table-cell table:formula="of:=NORMINV(RAND();0;2)" office:value-type="float" office:value="2.41849566497857" calcext:value-type="float">
            <text:p>2,41849566497857</text:p>
          </table:table-cell>
          <table:table-cell table:formula="of:=NORMINV(RAND();0;2)" office:value-type="float" office:value="2.57923715502379" calcext:value-type="float">
            <text:p>2,57923715502379</text:p>
          </table:table-cell>
          <table:table-cell table:formula="of:=NORMINV(RAND();0;2)" office:value-type="float" office:value="0.424392252871007" calcext:value-type="float">
            <text:p>0,424392252871007</text:p>
          </table:table-cell>
          <table:table-cell table:formula="of:=NORMINV(RAND();0;2)" office:value-type="float" office:value="-2.40120486722397" calcext:value-type="float">
            <text:p>-2,40120486722397</text:p>
          </table:table-cell>
          <table:table-cell table:formula="of:=NORMINV(RAND();0;2)" office:value-type="float" office:value="1.27663151575039" calcext:value-type="float">
            <text:p>1,27663151575039</text:p>
          </table:table-cell>
          <table:table-cell table:formula="of:=NORMINV(RAND();0;2)" office:value-type="float" office:value="-1.2973887882109" calcext:value-type="float">
            <text:p>-1,2973887882109</text:p>
          </table:table-cell>
          <table:table-cell table:formula="of:=NORMINV(RAND();0;2)" office:value-type="float" office:value="-0.462757021950221" calcext:value-type="float">
            <text:p>-0,462757021950221</text:p>
          </table:table-cell>
          <table:table-cell table:formula="of:=NORMINV(RAND();0;2)" office:value-type="float" office:value="0.220448773039594" calcext:value-type="float">
            <text:p>0,220448773039594</text:p>
          </table:table-cell>
          <table:table-cell table:formula="of:=AVERAGE([.B477:.K477])" office:value-type="float" office:value="0.409156530013092" calcext:value-type="float">
            <text:p>0,409156530013092</text:p>
          </table:table-cell>
          <table:table-cell table:formula="of:=COM.MICROSOFT.VAR.S([.B477:.K477])" office:value-type="float" office:value="4.52616129938166" calcext:value-type="float">
            <text:p>4,52616129938166</text:p>
          </table:table-cell>
          <table:table-cell table:formula="of:=COM.MICROSOFT.VAR.P([.B477:.K477])" office:value-type="float" office:value="4.0735451694435" calcext:value-type="float">
            <text:p>4,073545169443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NORMINV(RAND();0;2)" office:value-type="float" office:value="0.411999961098917" calcext:value-type="float">
            <text:p>0,411999961098917</text:p>
          </table:table-cell>
          <table:table-cell table:formula="of:=NORMINV(RAND();0;2)" office:value-type="float" office:value="-0.849169013071998" calcext:value-type="float">
            <text:p>-0,849169013071998</text:p>
          </table:table-cell>
          <table:table-cell table:formula="of:=NORMINV(RAND();0;2)" office:value-type="float" office:value="-1.94781238236168" calcext:value-type="float">
            <text:p>-1,94781238236168</text:p>
          </table:table-cell>
          <table:table-cell table:formula="of:=NORMINV(RAND();0;2)" office:value-type="float" office:value="0.0874681100090155" calcext:value-type="float">
            <text:p>0,087468110009016</text:p>
          </table:table-cell>
          <table:table-cell table:formula="of:=NORMINV(RAND();0;2)" office:value-type="float" office:value="-0.536659946461903" calcext:value-type="float">
            <text:p>-0,536659946461903</text:p>
          </table:table-cell>
          <table:table-cell table:formula="of:=NORMINV(RAND();0;2)" office:value-type="float" office:value="-0.733681130960474" calcext:value-type="float">
            <text:p>-0,733681130960474</text:p>
          </table:table-cell>
          <table:table-cell table:formula="of:=NORMINV(RAND();0;2)" office:value-type="float" office:value="-0.134384304035078" calcext:value-type="float">
            <text:p>-0,134384304035078</text:p>
          </table:table-cell>
          <table:table-cell table:formula="of:=NORMINV(RAND();0;2)" office:value-type="float" office:value="-2.32894306678002" calcext:value-type="float">
            <text:p>-2,32894306678002</text:p>
          </table:table-cell>
          <table:table-cell table:formula="of:=NORMINV(RAND();0;2)" office:value-type="float" office:value="-1.45085055549773" calcext:value-type="float">
            <text:p>-1,45085055549773</text:p>
          </table:table-cell>
          <table:table-cell table:formula="of:=NORMINV(RAND();0;2)" office:value-type="float" office:value="-1.53294990305336" calcext:value-type="float">
            <text:p>-1,53294990305336</text:p>
          </table:table-cell>
          <table:table-cell table:formula="of:=AVERAGE([.B478:.K478])" office:value-type="float" office:value="-0.901498223111431" calcext:value-type="float">
            <text:p>-0,901498223111431</text:p>
          </table:table-cell>
          <table:table-cell table:formula="of:=COM.MICROSOFT.VAR.S([.B478:.K478])" office:value-type="float" office:value="0.809854983813731" calcext:value-type="float">
            <text:p>0,809854983813731</text:p>
          </table:table-cell>
          <table:table-cell table:formula="of:=COM.MICROSOFT.VAR.P([.B478:.K478])" office:value-type="float" office:value="0.728869485432358" calcext:value-type="float">
            <text:p>0,72886948543235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NORMINV(RAND();0;2)" office:value-type="float" office:value="-0.609152273384289" calcext:value-type="float">
            <text:p>-0,609152273384289</text:p>
          </table:table-cell>
          <table:table-cell table:formula="of:=NORMINV(RAND();0;2)" office:value-type="float" office:value="-0.166522298964533" calcext:value-type="float">
            <text:p>-0,166522298964533</text:p>
          </table:table-cell>
          <table:table-cell table:formula="of:=NORMINV(RAND();0;2)" office:value-type="float" office:value="-0.968614550263817" calcext:value-type="float">
            <text:p>-0,968614550263817</text:p>
          </table:table-cell>
          <table:table-cell table:formula="of:=NORMINV(RAND();0;2)" office:value-type="float" office:value="-1.40176595652212" calcext:value-type="float">
            <text:p>-1,40176595652212</text:p>
          </table:table-cell>
          <table:table-cell table:formula="of:=NORMINV(RAND();0;2)" office:value-type="float" office:value="-2.26728761637843" calcext:value-type="float">
            <text:p>-2,26728761637843</text:p>
          </table:table-cell>
          <table:table-cell table:formula="of:=NORMINV(RAND();0;2)" office:value-type="float" office:value="0.37601642585965" calcext:value-type="float">
            <text:p>0,37601642585965</text:p>
          </table:table-cell>
          <table:table-cell table:formula="of:=NORMINV(RAND();0;2)" office:value-type="float" office:value="0.735081008790215" calcext:value-type="float">
            <text:p>0,735081008790215</text:p>
          </table:table-cell>
          <table:table-cell table:formula="of:=NORMINV(RAND();0;2)" office:value-type="float" office:value="2.0767057661326" calcext:value-type="float">
            <text:p>2,0767057661326</text:p>
          </table:table-cell>
          <table:table-cell table:formula="of:=NORMINV(RAND();0;2)" office:value-type="float" office:value="4.35677925125866" calcext:value-type="float">
            <text:p>4,35677925125866</text:p>
          </table:table-cell>
          <table:table-cell table:formula="of:=NORMINV(RAND();0;2)" office:value-type="float" office:value="1.82828222942223" calcext:value-type="float">
            <text:p>1,82828222942223</text:p>
          </table:table-cell>
          <table:table-cell table:formula="of:=AVERAGE([.B479:.K479])" office:value-type="float" office:value="0.395952198595016" calcext:value-type="float">
            <text:p>0,395952198595016</text:p>
          </table:table-cell>
          <table:table-cell table:formula="of:=COM.MICROSOFT.VAR.S([.B479:.K479])" office:value-type="float" office:value="3.79926116082638" calcext:value-type="float">
            <text:p>3,79926116082638</text:p>
          </table:table-cell>
          <table:table-cell table:formula="of:=COM.MICROSOFT.VAR.P([.B479:.K479])" office:value-type="float" office:value="3.41933504474374" calcext:value-type="float">
            <text:p>3,41933504474374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NORMINV(RAND();0;2)" office:value-type="float" office:value="1.53419650439332" calcext:value-type="float">
            <text:p>1,53419650439332</text:p>
          </table:table-cell>
          <table:table-cell table:formula="of:=NORMINV(RAND();0;2)" office:value-type="float" office:value="2.88856967933855" calcext:value-type="float">
            <text:p>2,88856967933855</text:p>
          </table:table-cell>
          <table:table-cell table:formula="of:=NORMINV(RAND();0;2)" office:value-type="float" office:value="2.2978017995712" calcext:value-type="float">
            <text:p>2,2978017995712</text:p>
          </table:table-cell>
          <table:table-cell table:formula="of:=NORMINV(RAND();0;2)" office:value-type="float" office:value="-0.0821861365285703" calcext:value-type="float">
            <text:p>-0,08218613652857</text:p>
          </table:table-cell>
          <table:table-cell table:formula="of:=NORMINV(RAND();0;2)" office:value-type="float" office:value="1.27216800982692" calcext:value-type="float">
            <text:p>1,27216800982692</text:p>
          </table:table-cell>
          <table:table-cell table:formula="of:=NORMINV(RAND();0;2)" office:value-type="float" office:value="-1.59138486864518" calcext:value-type="float">
            <text:p>-1,59138486864518</text:p>
          </table:table-cell>
          <table:table-cell table:formula="of:=NORMINV(RAND();0;2)" office:value-type="float" office:value="1.12107378506918" calcext:value-type="float">
            <text:p>1,12107378506918</text:p>
          </table:table-cell>
          <table:table-cell table:formula="of:=NORMINV(RAND();0;2)" office:value-type="float" office:value="-1.86412714491747" calcext:value-type="float">
            <text:p>-1,86412714491747</text:p>
          </table:table-cell>
          <table:table-cell table:formula="of:=NORMINV(RAND();0;2)" office:value-type="float" office:value="-3.31436234733833" calcext:value-type="float">
            <text:p>-3,31436234733833</text:p>
          </table:table-cell>
          <table:table-cell table:formula="of:=NORMINV(RAND();0;2)" office:value-type="float" office:value="-0.0717954649755987" calcext:value-type="float">
            <text:p>-0,071795464975599</text:p>
          </table:table-cell>
          <table:table-cell table:formula="of:=AVERAGE([.B480:.K480])" office:value-type="float" office:value="0.218995381579402" calcext:value-type="float">
            <text:p>0,218995381579402</text:p>
          </table:table-cell>
          <table:table-cell table:formula="of:=COM.MICROSOFT.VAR.S([.B480:.K480])" office:value-type="float" office:value="3.93083307263535" calcext:value-type="float">
            <text:p>3,93083307263535</text:p>
          </table:table-cell>
          <table:table-cell table:formula="of:=COM.MICROSOFT.VAR.P([.B480:.K480])" office:value-type="float" office:value="3.53774976537181" calcext:value-type="float">
            <text:p>3,5377497653718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NORMINV(RAND();0;2)" office:value-type="float" office:value="3.30226031406624" calcext:value-type="float">
            <text:p>3,30226031406624</text:p>
          </table:table-cell>
          <table:table-cell table:formula="of:=NORMINV(RAND();0;2)" office:value-type="float" office:value="-0.0717875425459158" calcext:value-type="float">
            <text:p>-0,071787542545916</text:p>
          </table:table-cell>
          <table:table-cell table:formula="of:=NORMINV(RAND();0;2)" office:value-type="float" office:value="0.199972255037286" calcext:value-type="float">
            <text:p>0,199972255037286</text:p>
          </table:table-cell>
          <table:table-cell table:formula="of:=NORMINV(RAND();0;2)" office:value-type="float" office:value="-0.299716505457507" calcext:value-type="float">
            <text:p>-0,299716505457507</text:p>
          </table:table-cell>
          <table:table-cell table:formula="of:=NORMINV(RAND();0;2)" office:value-type="float" office:value="-0.399046558841875" calcext:value-type="float">
            <text:p>-0,399046558841875</text:p>
          </table:table-cell>
          <table:table-cell table:formula="of:=NORMINV(RAND();0;2)" office:value-type="float" office:value="2.41087431797293" calcext:value-type="float">
            <text:p>2,41087431797293</text:p>
          </table:table-cell>
          <table:table-cell table:formula="of:=NORMINV(RAND();0;2)" office:value-type="float" office:value="-3.72298518148769" calcext:value-type="float">
            <text:p>-3,72298518148769</text:p>
          </table:table-cell>
          <table:table-cell table:formula="of:=NORMINV(RAND();0;2)" office:value-type="float" office:value="3.58076568700213" calcext:value-type="float">
            <text:p>3,58076568700213</text:p>
          </table:table-cell>
          <table:table-cell table:formula="of:=NORMINV(RAND();0;2)" office:value-type="float" office:value="1.95011128338036" calcext:value-type="float">
            <text:p>1,95011128338036</text:p>
          </table:table-cell>
          <table:table-cell table:formula="of:=NORMINV(RAND();0;2)" office:value-type="float" office:value="1.11478322295497" calcext:value-type="float">
            <text:p>1,11478322295497</text:p>
          </table:table-cell>
          <table:table-cell table:formula="of:=AVERAGE([.B481:.K481])" office:value-type="float" office:value="0.806523129208092" calcext:value-type="float">
            <text:p>0,806523129208092</text:p>
          </table:table-cell>
          <table:table-cell table:formula="of:=COM.MICROSOFT.VAR.S([.B481:.K481])" office:value-type="float" office:value="4.69275892131077" calcext:value-type="float">
            <text:p>4,69275892131077</text:p>
          </table:table-cell>
          <table:table-cell table:formula="of:=COM.MICROSOFT.VAR.P([.B481:.K481])" office:value-type="float" office:value="4.22348302917969" calcext:value-type="float">
            <text:p>4,2234830291796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NORMINV(RAND();0;2)" office:value-type="float" office:value="1.56588992009141" calcext:value-type="float">
            <text:p>1,56588992009141</text:p>
          </table:table-cell>
          <table:table-cell table:formula="of:=NORMINV(RAND();0;2)" office:value-type="float" office:value="1.77172738858525" calcext:value-type="float">
            <text:p>1,77172738858525</text:p>
          </table:table-cell>
          <table:table-cell table:formula="of:=NORMINV(RAND();0;2)" office:value-type="float" office:value="0.0649030281773789" calcext:value-type="float">
            <text:p>0,064903028177379</text:p>
          </table:table-cell>
          <table:table-cell table:formula="of:=NORMINV(RAND();0;2)" office:value-type="float" office:value="-1.38852887471614" calcext:value-type="float">
            <text:p>-1,38852887471614</text:p>
          </table:table-cell>
          <table:table-cell table:formula="of:=NORMINV(RAND();0;2)" office:value-type="float" office:value="0.595293396597877" calcext:value-type="float">
            <text:p>0,595293396597877</text:p>
          </table:table-cell>
          <table:table-cell table:formula="of:=NORMINV(RAND();0;2)" office:value-type="float" office:value="0.557277730812207" calcext:value-type="float">
            <text:p>0,557277730812207</text:p>
          </table:table-cell>
          <table:table-cell table:formula="of:=NORMINV(RAND();0;2)" office:value-type="float" office:value="1.44866549376711" calcext:value-type="float">
            <text:p>1,44866549376711</text:p>
          </table:table-cell>
          <table:table-cell table:formula="of:=NORMINV(RAND();0;2)" office:value-type="float" office:value="3.03511125359653" calcext:value-type="float">
            <text:p>3,03511125359653</text:p>
          </table:table-cell>
          <table:table-cell table:formula="of:=NORMINV(RAND();0;2)" office:value-type="float" office:value="-0.281477706233629" calcext:value-type="float">
            <text:p>-0,281477706233629</text:p>
          </table:table-cell>
          <table:table-cell table:formula="of:=NORMINV(RAND();0;2)" office:value-type="float" office:value="-1.04470404462436" calcext:value-type="float">
            <text:p>-1,04470404462436</text:p>
          </table:table-cell>
          <table:table-cell table:formula="of:=AVERAGE([.B482:.K482])" office:value-type="float" office:value="0.632415758605364" calcext:value-type="float">
            <text:p>0,632415758605364</text:p>
          </table:table-cell>
          <table:table-cell table:formula="of:=COM.MICROSOFT.VAR.S([.B482:.K482])" office:value-type="float" office:value="1.85220645275146" calcext:value-type="float">
            <text:p>1,85220645275146</text:p>
          </table:table-cell>
          <table:table-cell table:formula="of:=COM.MICROSOFT.VAR.P([.B482:.K482])" office:value-type="float" office:value="1.66698580747632" calcext:value-type="float">
            <text:p>1,6669858074763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NORMINV(RAND();0;2)" office:value-type="float" office:value="0.174625453148147" calcext:value-type="float">
            <text:p>0,174625453148147</text:p>
          </table:table-cell>
          <table:table-cell table:formula="of:=NORMINV(RAND();0;2)" office:value-type="float" office:value="-0.466001941187919" calcext:value-type="float">
            <text:p>-0,466001941187919</text:p>
          </table:table-cell>
          <table:table-cell table:formula="of:=NORMINV(RAND();0;2)" office:value-type="float" office:value="0.44615724815195" calcext:value-type="float">
            <text:p>0,44615724815195</text:p>
          </table:table-cell>
          <table:table-cell table:formula="of:=NORMINV(RAND();0;2)" office:value-type="float" office:value="-1.2057510791957" calcext:value-type="float">
            <text:p>-1,2057510791957</text:p>
          </table:table-cell>
          <table:table-cell table:formula="of:=NORMINV(RAND();0;2)" office:value-type="float" office:value="1.24162774984958" calcext:value-type="float">
            <text:p>1,24162774984958</text:p>
          </table:table-cell>
          <table:table-cell table:formula="of:=NORMINV(RAND();0;2)" office:value-type="float" office:value="0.540508575171528" calcext:value-type="float">
            <text:p>0,540508575171528</text:p>
          </table:table-cell>
          <table:table-cell table:formula="of:=NORMINV(RAND();0;2)" office:value-type="float" office:value="1.05835823301829" calcext:value-type="float">
            <text:p>1,05835823301829</text:p>
          </table:table-cell>
          <table:table-cell table:formula="of:=NORMINV(RAND();0;2)" office:value-type="float" office:value="-2.929988486824" calcext:value-type="float">
            <text:p>-2,929988486824</text:p>
          </table:table-cell>
          <table:table-cell table:formula="of:=NORMINV(RAND();0;2)" office:value-type="float" office:value="1.03604513591921" calcext:value-type="float">
            <text:p>1,03604513591921</text:p>
          </table:table-cell>
          <table:table-cell table:formula="of:=NORMINV(RAND();0;2)" office:value-type="float" office:value="-0.140407650750171" calcext:value-type="float">
            <text:p>-0,140407650750171</text:p>
          </table:table-cell>
          <table:table-cell table:formula="of:=AVERAGE([.B483:.K483])" office:value-type="float" office:value="-0.0244826762699093" calcext:value-type="float">
            <text:p>-0,024482676269909</text:p>
          </table:table-cell>
          <table:table-cell table:formula="of:=COM.MICROSOFT.VAR.S([.B483:.K483])" office:value-type="float" office:value="1.61404414468502" calcext:value-type="float">
            <text:p>1,61404414468502</text:p>
          </table:table-cell>
          <table:table-cell table:formula="of:=COM.MICROSOFT.VAR.P([.B483:.K483])" office:value-type="float" office:value="1.45263973021652" calcext:value-type="float">
            <text:p>1,4526397302165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NORMINV(RAND();0;2)" office:value-type="float" office:value="-0.34123294082831" calcext:value-type="float">
            <text:p>-0,34123294082831</text:p>
          </table:table-cell>
          <table:table-cell table:formula="of:=NORMINV(RAND();0;2)" office:value-type="float" office:value="1.73625889462749" calcext:value-type="float">
            <text:p>1,73625889462749</text:p>
          </table:table-cell>
          <table:table-cell table:formula="of:=NORMINV(RAND();0;2)" office:value-type="float" office:value="-0.998722299952765" calcext:value-type="float">
            <text:p>-0,998722299952765</text:p>
          </table:table-cell>
          <table:table-cell table:formula="of:=NORMINV(RAND();0;2)" office:value-type="float" office:value="0.176010809861035" calcext:value-type="float">
            <text:p>0,176010809861035</text:p>
          </table:table-cell>
          <table:table-cell table:formula="of:=NORMINV(RAND();0;2)" office:value-type="float" office:value="1.70382922173069" calcext:value-type="float">
            <text:p>1,70382922173069</text:p>
          </table:table-cell>
          <table:table-cell table:formula="of:=NORMINV(RAND();0;2)" office:value-type="float" office:value="2.43979871607236" calcext:value-type="float">
            <text:p>2,43979871607236</text:p>
          </table:table-cell>
          <table:table-cell table:formula="of:=NORMINV(RAND();0;2)" office:value-type="float" office:value="0.00300185487365701" calcext:value-type="float">
            <text:p>0,003001854873657</text:p>
          </table:table-cell>
          <table:table-cell table:formula="of:=NORMINV(RAND();0;2)" office:value-type="float" office:value="-0.543747651662664" calcext:value-type="float">
            <text:p>-0,543747651662664</text:p>
          </table:table-cell>
          <table:table-cell table:formula="of:=NORMINV(RAND();0;2)" office:value-type="float" office:value="1.99297056235031" calcext:value-type="float">
            <text:p>1,99297056235031</text:p>
          </table:table-cell>
          <table:table-cell table:formula="of:=NORMINV(RAND();0;2)" office:value-type="float" office:value="0.427327373901132" calcext:value-type="float">
            <text:p>0,427327373901132</text:p>
          </table:table-cell>
          <table:table-cell table:formula="of:=AVERAGE([.B484:.K484])" office:value-type="float" office:value="0.659549454097295" calcext:value-type="float">
            <text:p>0,659549454097295</text:p>
          </table:table-cell>
          <table:table-cell table:formula="of:=COM.MICROSOFT.VAR.S([.B484:.K484])" office:value-type="float" office:value="1.45725208235146" calcext:value-type="float">
            <text:p>1,45725208235146</text:p>
          </table:table-cell>
          <table:table-cell table:formula="of:=COM.MICROSOFT.VAR.P([.B484:.K484])" office:value-type="float" office:value="1.31152687411632" calcext:value-type="float">
            <text:p>1,3115268741163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NORMINV(RAND();0;2)" office:value-type="float" office:value="0.125370034378888" calcext:value-type="float">
            <text:p>0,125370034378888</text:p>
          </table:table-cell>
          <table:table-cell table:formula="of:=NORMINV(RAND();0;2)" office:value-type="float" office:value="1.31462049632704" calcext:value-type="float">
            <text:p>1,31462049632704</text:p>
          </table:table-cell>
          <table:table-cell table:formula="of:=NORMINV(RAND();0;2)" office:value-type="float" office:value="3.16431950437851" calcext:value-type="float">
            <text:p>3,16431950437851</text:p>
          </table:table-cell>
          <table:table-cell table:formula="of:=NORMINV(RAND();0;2)" office:value-type="float" office:value="-0.0856541978328174" calcext:value-type="float">
            <text:p>-0,085654197832817</text:p>
          </table:table-cell>
          <table:table-cell table:formula="of:=NORMINV(RAND();0;2)" office:value-type="float" office:value="1.10973710809808" calcext:value-type="float">
            <text:p>1,10973710809808</text:p>
          </table:table-cell>
          <table:table-cell table:formula="of:=NORMINV(RAND();0;2)" office:value-type="float" office:value="-1.40111309513264" calcext:value-type="float">
            <text:p>-1,40111309513264</text:p>
          </table:table-cell>
          <table:table-cell table:formula="of:=NORMINV(RAND();0;2)" office:value-type="float" office:value="0.715862734212874" calcext:value-type="float">
            <text:p>0,715862734212874</text:p>
          </table:table-cell>
          <table:table-cell table:formula="of:=NORMINV(RAND();0;2)" office:value-type="float" office:value="-0.747465910807002" calcext:value-type="float">
            <text:p>-0,747465910807002</text:p>
          </table:table-cell>
          <table:table-cell table:formula="of:=NORMINV(RAND();0;2)" office:value-type="float" office:value="-0.0828344307662816" calcext:value-type="float">
            <text:p>-0,082834430766282</text:p>
          </table:table-cell>
          <table:table-cell table:formula="of:=NORMINV(RAND();0;2)" office:value-type="float" office:value="-4.83431355916142" calcext:value-type="float">
            <text:p>-4,83431355916142</text:p>
          </table:table-cell>
          <table:table-cell table:formula="of:=AVERAGE([.B485:.K485])" office:value-type="float" office:value="-0.0721471316304765" calcext:value-type="float">
            <text:p>-0,072147131630477</text:p>
          </table:table-cell>
          <table:table-cell table:formula="of:=COM.MICROSOFT.VAR.S([.B485:.K485])" office:value-type="float" office:value="4.3728217115514" calcext:value-type="float">
            <text:p>4,3728217115514</text:p>
          </table:table-cell>
          <table:table-cell table:formula="of:=COM.MICROSOFT.VAR.P([.B485:.K485])" office:value-type="float" office:value="3.93553954039626" calcext:value-type="float">
            <text:p>3,9355395403962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NORMINV(RAND();0;2)" office:value-type="float" office:value="1.47461046218112" calcext:value-type="float">
            <text:p>1,47461046218112</text:p>
          </table:table-cell>
          <table:table-cell table:formula="of:=NORMINV(RAND();0;2)" office:value-type="float" office:value="-0.939022693923963" calcext:value-type="float">
            <text:p>-0,939022693923963</text:p>
          </table:table-cell>
          <table:table-cell table:formula="of:=NORMINV(RAND();0;2)" office:value-type="float" office:value="-0.740275638178915" calcext:value-type="float">
            <text:p>-0,740275638178915</text:p>
          </table:table-cell>
          <table:table-cell table:formula="of:=NORMINV(RAND();0;2)" office:value-type="float" office:value="-5.16557219890311" calcext:value-type="float">
            <text:p>-5,16557219890311</text:p>
          </table:table-cell>
          <table:table-cell table:formula="of:=NORMINV(RAND();0;2)" office:value-type="float" office:value="-0.84969310096416" calcext:value-type="float">
            <text:p>-0,84969310096416</text:p>
          </table:table-cell>
          <table:table-cell table:formula="of:=NORMINV(RAND();0;2)" office:value-type="float" office:value="1.71353045932516" calcext:value-type="float">
            <text:p>1,71353045932516</text:p>
          </table:table-cell>
          <table:table-cell table:formula="of:=NORMINV(RAND();0;2)" office:value-type="float" office:value="-1.08816180610799" calcext:value-type="float">
            <text:p>-1,08816180610799</text:p>
          </table:table-cell>
          <table:table-cell table:formula="of:=NORMINV(RAND();0;2)" office:value-type="float" office:value="0.310820412585943" calcext:value-type="float">
            <text:p>0,310820412585943</text:p>
          </table:table-cell>
          <table:table-cell table:formula="of:=NORMINV(RAND();0;2)" office:value-type="float" office:value="-0.394829855461782" calcext:value-type="float">
            <text:p>-0,394829855461782</text:p>
          </table:table-cell>
          <table:table-cell table:formula="of:=NORMINV(RAND();0;2)" office:value-type="float" office:value="-1.36678849825671" calcext:value-type="float">
            <text:p>-1,36678849825671</text:p>
          </table:table-cell>
          <table:table-cell table:formula="of:=AVERAGE([.B486:.K486])" office:value-type="float" office:value="-0.704538245770441" calcext:value-type="float">
            <text:p>-0,704538245770441</text:p>
          </table:table-cell>
          <table:table-cell table:formula="of:=COM.MICROSOFT.VAR.S([.B486:.K486])" office:value-type="float" office:value="3.58739047329462" calcext:value-type="float">
            <text:p>3,58739047329462</text:p>
          </table:table-cell>
          <table:table-cell table:formula="of:=COM.MICROSOFT.VAR.P([.B486:.K486])" office:value-type="float" office:value="3.22865142596515" calcext:value-type="float">
            <text:p>3,2286514259651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NORMINV(RAND();0;2)" office:value-type="float" office:value="2.35473401667759" calcext:value-type="float">
            <text:p>2,35473401667759</text:p>
          </table:table-cell>
          <table:table-cell table:formula="of:=NORMINV(RAND();0;2)" office:value-type="float" office:value="1.0246075937319" calcext:value-type="float">
            <text:p>1,0246075937319</text:p>
          </table:table-cell>
          <table:table-cell table:formula="of:=NORMINV(RAND();0;2)" office:value-type="float" office:value="1.31616846935365" calcext:value-type="float">
            <text:p>1,31616846935365</text:p>
          </table:table-cell>
          <table:table-cell table:formula="of:=NORMINV(RAND();0;2)" office:value-type="float" office:value="2.03311078772452" calcext:value-type="float">
            <text:p>2,03311078772452</text:p>
          </table:table-cell>
          <table:table-cell table:formula="of:=NORMINV(RAND();0;2)" office:value-type="float" office:value="-0.631631307445154" calcext:value-type="float">
            <text:p>-0,631631307445154</text:p>
          </table:table-cell>
          <table:table-cell table:formula="of:=NORMINV(RAND();0;2)" office:value-type="float" office:value="2.56007040035465" calcext:value-type="float">
            <text:p>2,56007040035465</text:p>
          </table:table-cell>
          <table:table-cell table:formula="of:=NORMINV(RAND();0;2)" office:value-type="float" office:value="2.46968489439863" calcext:value-type="float">
            <text:p>2,46968489439863</text:p>
          </table:table-cell>
          <table:table-cell table:formula="of:=NORMINV(RAND();0;2)" office:value-type="float" office:value="-0.262509876353767" calcext:value-type="float">
            <text:p>-0,262509876353767</text:p>
          </table:table-cell>
          <table:table-cell table:formula="of:=NORMINV(RAND();0;2)" office:value-type="float" office:value="-1.43456208335957" calcext:value-type="float">
            <text:p>-1,43456208335957</text:p>
          </table:table-cell>
          <table:table-cell table:formula="of:=NORMINV(RAND();0;2)" office:value-type="float" office:value="-0.101964791626214" calcext:value-type="float">
            <text:p>-0,101964791626214</text:p>
          </table:table-cell>
          <table:table-cell table:formula="of:=AVERAGE([.B487:.K487])" office:value-type="float" office:value="0.932770810345624" calcext:value-type="float">
            <text:p>0,932770810345624</text:p>
          </table:table-cell>
          <table:table-cell table:formula="of:=COM.MICROSOFT.VAR.S([.B487:.K487])" office:value-type="float" office:value="2.10548408276124" calcext:value-type="float">
            <text:p>2,10548408276124</text:p>
          </table:table-cell>
          <table:table-cell table:formula="of:=COM.MICROSOFT.VAR.P([.B487:.K487])" office:value-type="float" office:value="1.89493567448512" calcext:value-type="float">
            <text:p>1,89493567448512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NORMINV(RAND();0;2)" office:value-type="float" office:value="3.15385734550926" calcext:value-type="float">
            <text:p>3,15385734550926</text:p>
          </table:table-cell>
          <table:table-cell table:formula="of:=NORMINV(RAND();0;2)" office:value-type="float" office:value="-2.72587051007683" calcext:value-type="float">
            <text:p>-2,72587051007683</text:p>
          </table:table-cell>
          <table:table-cell table:formula="of:=NORMINV(RAND();0;2)" office:value-type="float" office:value="1.53211031630764" calcext:value-type="float">
            <text:p>1,53211031630764</text:p>
          </table:table-cell>
          <table:table-cell table:formula="of:=NORMINV(RAND();0;2)" office:value-type="float" office:value="2.24076042879278" calcext:value-type="float">
            <text:p>2,24076042879278</text:p>
          </table:table-cell>
          <table:table-cell table:formula="of:=NORMINV(RAND();0;2)" office:value-type="float" office:value="-0.424313545344629" calcext:value-type="float">
            <text:p>-0,424313545344629</text:p>
          </table:table-cell>
          <table:table-cell table:formula="of:=NORMINV(RAND();0;2)" office:value-type="float" office:value="-0.258812759717233" calcext:value-type="float">
            <text:p>-0,258812759717233</text:p>
          </table:table-cell>
          <table:table-cell table:formula="of:=NORMINV(RAND();0;2)" office:value-type="float" office:value="4.59124350150491" calcext:value-type="float">
            <text:p>4,59124350150491</text:p>
          </table:table-cell>
          <table:table-cell table:formula="of:=NORMINV(RAND();0;2)" office:value-type="float" office:value="-0.900650320263286" calcext:value-type="float">
            <text:p>-0,900650320263286</text:p>
          </table:table-cell>
          <table:table-cell table:formula="of:=NORMINV(RAND();0;2)" office:value-type="float" office:value="-1.88043590047796" calcext:value-type="float">
            <text:p>-1,88043590047796</text:p>
          </table:table-cell>
          <table:table-cell table:formula="of:=NORMINV(RAND();0;2)" office:value-type="float" office:value="-1.05990640989571" calcext:value-type="float">
            <text:p>-1,05990640989571</text:p>
          </table:table-cell>
          <table:table-cell table:formula="of:=AVERAGE([.B488:.K488])" office:value-type="float" office:value="0.426798214633894" calcext:value-type="float">
            <text:p>0,426798214633894</text:p>
          </table:table-cell>
          <table:table-cell table:formula="of:=COM.MICROSOFT.VAR.S([.B488:.K488])" office:value-type="float" office:value="5.52457144959594" calcext:value-type="float">
            <text:p>5,52457144959594</text:p>
          </table:table-cell>
          <table:table-cell table:formula="of:=COM.MICROSOFT.VAR.P([.B488:.K488])" office:value-type="float" office:value="4.97211430463635" calcext:value-type="float">
            <text:p>4,9721143046363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NORMINV(RAND();0;2)" office:value-type="float" office:value="1.38920199053667" calcext:value-type="float">
            <text:p>1,38920199053667</text:p>
          </table:table-cell>
          <table:table-cell table:formula="of:=NORMINV(RAND();0;2)" office:value-type="float" office:value="1.6182956119477" calcext:value-type="float">
            <text:p>1,6182956119477</text:p>
          </table:table-cell>
          <table:table-cell table:formula="of:=NORMINV(RAND();0;2)" office:value-type="float" office:value="-0.389287732058744" calcext:value-type="float">
            <text:p>-0,389287732058744</text:p>
          </table:table-cell>
          <table:table-cell table:formula="of:=NORMINV(RAND();0;2)" office:value-type="float" office:value="0.0846403171791138" calcext:value-type="float">
            <text:p>0,084640317179114</text:p>
          </table:table-cell>
          <table:table-cell table:formula="of:=NORMINV(RAND();0;2)" office:value-type="float" office:value="1.16359914649554" calcext:value-type="float">
            <text:p>1,16359914649554</text:p>
          </table:table-cell>
          <table:table-cell table:formula="of:=NORMINV(RAND();0;2)" office:value-type="float" office:value="-2.28519388172429" calcext:value-type="float">
            <text:p>-2,28519388172429</text:p>
          </table:table-cell>
          <table:table-cell table:formula="of:=NORMINV(RAND();0;2)" office:value-type="float" office:value="0.430317296655682" calcext:value-type="float">
            <text:p>0,430317296655682</text:p>
          </table:table-cell>
          <table:table-cell table:formula="of:=NORMINV(RAND();0;2)" office:value-type="float" office:value="-0.606299533404002" calcext:value-type="float">
            <text:p>-0,606299533404002</text:p>
          </table:table-cell>
          <table:table-cell table:formula="of:=NORMINV(RAND();0;2)" office:value-type="float" office:value="-2.16642793308743" calcext:value-type="float">
            <text:p>-2,16642793308743</text:p>
          </table:table-cell>
          <table:table-cell table:formula="of:=NORMINV(RAND();0;2)" office:value-type="float" office:value="1.96064304535953" calcext:value-type="float">
            <text:p>1,96064304535953</text:p>
          </table:table-cell>
          <table:table-cell table:formula="of:=AVERAGE([.B489:.K489])" office:value-type="float" office:value="0.119948832789977" calcext:value-type="float">
            <text:p>0,119948832789977</text:p>
          </table:table-cell>
          <table:table-cell table:formula="of:=COM.MICROSOFT.VAR.S([.B489:.K489])" office:value-type="float" office:value="2.2477746495875" calcext:value-type="float">
            <text:p>2,2477746495875</text:p>
          </table:table-cell>
          <table:table-cell table:formula="of:=COM.MICROSOFT.VAR.P([.B489:.K489])" office:value-type="float" office:value="2.02299718462875" calcext:value-type="float">
            <text:p>2,022997184628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NORMINV(RAND();0;2)" office:value-type="float" office:value="-1.79600539271681" calcext:value-type="float">
            <text:p>-1,79600539271681</text:p>
          </table:table-cell>
          <table:table-cell table:formula="of:=NORMINV(RAND();0;2)" office:value-type="float" office:value="2.1479865834931" calcext:value-type="float">
            <text:p>2,1479865834931</text:p>
          </table:table-cell>
          <table:table-cell table:formula="of:=NORMINV(RAND();0;2)" office:value-type="float" office:value="0.597119056346638" calcext:value-type="float">
            <text:p>0,597119056346638</text:p>
          </table:table-cell>
          <table:table-cell table:formula="of:=NORMINV(RAND();0;2)" office:value-type="float" office:value="-0.127465132183686" calcext:value-type="float">
            <text:p>-0,127465132183686</text:p>
          </table:table-cell>
          <table:table-cell table:formula="of:=NORMINV(RAND();0;2)" office:value-type="float" office:value="1.25585147402413" calcext:value-type="float">
            <text:p>1,25585147402413</text:p>
          </table:table-cell>
          <table:table-cell table:formula="of:=NORMINV(RAND();0;2)" office:value-type="float" office:value="-0.951385278321845" calcext:value-type="float">
            <text:p>-0,951385278321845</text:p>
          </table:table-cell>
          <table:table-cell table:formula="of:=NORMINV(RAND();0;2)" office:value-type="float" office:value="0.988960710877098" calcext:value-type="float">
            <text:p>0,988960710877098</text:p>
          </table:table-cell>
          <table:table-cell table:formula="of:=NORMINV(RAND();0;2)" office:value-type="float" office:value="2.66375628788381" calcext:value-type="float">
            <text:p>2,66375628788381</text:p>
          </table:table-cell>
          <table:table-cell table:formula="of:=NORMINV(RAND();0;2)" office:value-type="float" office:value="-0.465924828607975" calcext:value-type="float">
            <text:p>-0,465924828607975</text:p>
          </table:table-cell>
          <table:table-cell table:formula="of:=NORMINV(RAND();0;2)" office:value-type="float" office:value="-0.465443602077107" calcext:value-type="float">
            <text:p>-0,465443602077107</text:p>
          </table:table-cell>
          <table:table-cell table:formula="of:=AVERAGE([.B490:.K490])" office:value-type="float" office:value="0.384744987871736" calcext:value-type="float">
            <text:p>0,384744987871736</text:p>
          </table:table-cell>
          <table:table-cell table:formula="of:=COM.MICROSOFT.VAR.S([.B490:.K490])" office:value-type="float" office:value="1.96907273534755" calcext:value-type="float">
            <text:p>1,96907273534755</text:p>
          </table:table-cell>
          <table:table-cell table:formula="of:=COM.MICROSOFT.VAR.P([.B490:.K490])" office:value-type="float" office:value="1.7721654618128" calcext:value-type="float">
            <text:p>1,772165461812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NORMINV(RAND();0;2)" office:value-type="float" office:value="0.834758732953767" calcext:value-type="float">
            <text:p>0,834758732953767</text:p>
          </table:table-cell>
          <table:table-cell table:formula="of:=NORMINV(RAND();0;2)" office:value-type="float" office:value="-1.4294255451613" calcext:value-type="float">
            <text:p>-1,4294255451613</text:p>
          </table:table-cell>
          <table:table-cell table:formula="of:=NORMINV(RAND();0;2)" office:value-type="float" office:value="-0.860438220186304" calcext:value-type="float">
            <text:p>-0,860438220186304</text:p>
          </table:table-cell>
          <table:table-cell table:formula="of:=NORMINV(RAND();0;2)" office:value-type="float" office:value="1.93476956329063" calcext:value-type="float">
            <text:p>1,93476956329063</text:p>
          </table:table-cell>
          <table:table-cell table:formula="of:=NORMINV(RAND();0;2)" office:value-type="float" office:value="2.04630759733579" calcext:value-type="float">
            <text:p>2,04630759733579</text:p>
          </table:table-cell>
          <table:table-cell table:formula="of:=NORMINV(RAND();0;2)" office:value-type="float" office:value="-1.00659156897853" calcext:value-type="float">
            <text:p>-1,00659156897853</text:p>
          </table:table-cell>
          <table:table-cell table:formula="of:=NORMINV(RAND();0;2)" office:value-type="float" office:value="-2.97357061009068" calcext:value-type="float">
            <text:p>-2,97357061009068</text:p>
          </table:table-cell>
          <table:table-cell table:formula="of:=NORMINV(RAND();0;2)" office:value-type="float" office:value="-0.904330243313354" calcext:value-type="float">
            <text:p>-0,904330243313354</text:p>
          </table:table-cell>
          <table:table-cell table:formula="of:=NORMINV(RAND();0;2)" office:value-type="float" office:value="5.42983559308679" calcext:value-type="float">
            <text:p>5,42983559308679</text:p>
          </table:table-cell>
          <table:table-cell table:formula="of:=NORMINV(RAND();0;2)" office:value-type="float" office:value="-0.823008369106448" calcext:value-type="float">
            <text:p>-0,823008369106448</text:p>
          </table:table-cell>
          <table:table-cell table:formula="of:=AVERAGE([.B491:.K491])" office:value-type="float" office:value="0.224830692983035" calcext:value-type="float">
            <text:p>0,224830692983035</text:p>
          </table:table-cell>
          <table:table-cell table:formula="of:=COM.MICROSOFT.VAR.S([.B491:.K491])" office:value-type="float" office:value="5.74880804394596" calcext:value-type="float">
            <text:p>5,74880804394596</text:p>
          </table:table-cell>
          <table:table-cell table:formula="of:=COM.MICROSOFT.VAR.P([.B491:.K491])" office:value-type="float" office:value="5.17392723955137" calcext:value-type="float">
            <text:p>5,1739272395513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NORMINV(RAND();0;2)" office:value-type="float" office:value="-1.33249671883967" calcext:value-type="float">
            <text:p>-1,33249671883967</text:p>
          </table:table-cell>
          <table:table-cell table:formula="of:=NORMINV(RAND();0;2)" office:value-type="float" office:value="0.447599852169542" calcext:value-type="float">
            <text:p>0,447599852169542</text:p>
          </table:table-cell>
          <table:table-cell table:formula="of:=NORMINV(RAND();0;2)" office:value-type="float" office:value="1.45094457212375" calcext:value-type="float">
            <text:p>1,45094457212375</text:p>
          </table:table-cell>
          <table:table-cell table:formula="of:=NORMINV(RAND();0;2)" office:value-type="float" office:value="-3.23577858217871" calcext:value-type="float">
            <text:p>-3,23577858217871</text:p>
          </table:table-cell>
          <table:table-cell table:formula="of:=NORMINV(RAND();0;2)" office:value-type="float" office:value="-1.26082512468305" calcext:value-type="float">
            <text:p>-1,26082512468305</text:p>
          </table:table-cell>
          <table:table-cell table:formula="of:=NORMINV(RAND();0;2)" office:value-type="float" office:value="-0.560378614350674" calcext:value-type="float">
            <text:p>-0,560378614350674</text:p>
          </table:table-cell>
          <table:table-cell table:formula="of:=NORMINV(RAND();0;2)" office:value-type="float" office:value="-0.112991472957852" calcext:value-type="float">
            <text:p>-0,112991472957852</text:p>
          </table:table-cell>
          <table:table-cell table:formula="of:=NORMINV(RAND();0;2)" office:value-type="float" office:value="0.847927720994862" calcext:value-type="float">
            <text:p>0,847927720994862</text:p>
          </table:table-cell>
          <table:table-cell table:formula="of:=NORMINV(RAND();0;2)" office:value-type="float" office:value="0.248213279765513" calcext:value-type="float">
            <text:p>0,248213279765513</text:p>
          </table:table-cell>
          <table:table-cell table:formula="of:=NORMINV(RAND();0;2)" office:value-type="float" office:value="-1.01902649381405" calcext:value-type="float">
            <text:p>-1,01902649381405</text:p>
          </table:table-cell>
          <table:table-cell table:formula="of:=AVERAGE([.B492:.K492])" office:value-type="float" office:value="-0.452681158177034" calcext:value-type="float">
            <text:p>-0,452681158177034</text:p>
          </table:table-cell>
          <table:table-cell table:formula="of:=COM.MICROSOFT.VAR.S([.B492:.K492])" office:value-type="float" office:value="1.80418572386119" calcext:value-type="float">
            <text:p>1,80418572386119</text:p>
          </table:table-cell>
          <table:table-cell table:formula="of:=COM.MICROSOFT.VAR.P([.B492:.K492])" office:value-type="float" office:value="1.62376715147507" calcext:value-type="float">
            <text:p>1,6237671514750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NORMINV(RAND();0;2)" office:value-type="float" office:value="3.6377896946657" calcext:value-type="float">
            <text:p>3,6377896946657</text:p>
          </table:table-cell>
          <table:table-cell table:formula="of:=NORMINV(RAND();0;2)" office:value-type="float" office:value="0.109869921896418" calcext:value-type="float">
            <text:p>0,109869921896418</text:p>
          </table:table-cell>
          <table:table-cell table:formula="of:=NORMINV(RAND();0;2)" office:value-type="float" office:value="1.53032678840943" calcext:value-type="float">
            <text:p>1,53032678840943</text:p>
          </table:table-cell>
          <table:table-cell table:formula="of:=NORMINV(RAND();0;2)" office:value-type="float" office:value="2.22257819822326" calcext:value-type="float">
            <text:p>2,22257819822326</text:p>
          </table:table-cell>
          <table:table-cell table:formula="of:=NORMINV(RAND();0;2)" office:value-type="float" office:value="-3.54786621811545" calcext:value-type="float">
            <text:p>-3,54786621811545</text:p>
          </table:table-cell>
          <table:table-cell table:formula="of:=NORMINV(RAND();0;2)" office:value-type="float" office:value="-2.60433406190296" calcext:value-type="float">
            <text:p>-2,60433406190296</text:p>
          </table:table-cell>
          <table:table-cell table:formula="of:=NORMINV(RAND();0;2)" office:value-type="float" office:value="-2.99151443660097" calcext:value-type="float">
            <text:p>-2,99151443660097</text:p>
          </table:table-cell>
          <table:table-cell table:formula="of:=NORMINV(RAND();0;2)" office:value-type="float" office:value="2.25767770548732" calcext:value-type="float">
            <text:p>2,25767770548732</text:p>
          </table:table-cell>
          <table:table-cell table:formula="of:=NORMINV(RAND();0;2)" office:value-type="float" office:value="-0.513285960103688" calcext:value-type="float">
            <text:p>-0,513285960103688</text:p>
          </table:table-cell>
          <table:table-cell table:formula="of:=NORMINV(RAND();0;2)" office:value-type="float" office:value="0.0156467136860166" calcext:value-type="float">
            <text:p>0,015646713686017</text:p>
          </table:table-cell>
          <table:table-cell table:formula="of:=AVERAGE([.B493:.K493])" office:value-type="float" office:value="0.0116888345645069" calcext:value-type="float">
            <text:p>0,011688834564507</text:p>
          </table:table-cell>
          <table:table-cell table:formula="of:=COM.MICROSOFT.VAR.S([.B493:.K493])" office:value-type="float" office:value="6.02287311674752" calcext:value-type="float">
            <text:p>6,02287311674752</text:p>
          </table:table-cell>
          <table:table-cell table:formula="of:=COM.MICROSOFT.VAR.P([.B493:.K493])" office:value-type="float" office:value="5.42058580507277" calcext:value-type="float">
            <text:p>5,4205858050727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NORMINV(RAND();0;2)" office:value-type="float" office:value="0.837915742281705" calcext:value-type="float">
            <text:p>0,837915742281705</text:p>
          </table:table-cell>
          <table:table-cell table:formula="of:=NORMINV(RAND();0;2)" office:value-type="float" office:value="-1.81117844166487" calcext:value-type="float">
            <text:p>-1,81117844166487</text:p>
          </table:table-cell>
          <table:table-cell table:formula="of:=NORMINV(RAND();0;2)" office:value-type="float" office:value="-0.236775633900624" calcext:value-type="float">
            <text:p>-0,236775633900624</text:p>
          </table:table-cell>
          <table:table-cell table:formula="of:=NORMINV(RAND();0;2)" office:value-type="float" office:value="-2.08194584858162" calcext:value-type="float">
            <text:p>-2,08194584858162</text:p>
          </table:table-cell>
          <table:table-cell table:formula="of:=NORMINV(RAND();0;2)" office:value-type="float" office:value="-0.475947480469137" calcext:value-type="float">
            <text:p>-0,475947480469137</text:p>
          </table:table-cell>
          <table:table-cell table:formula="of:=NORMINV(RAND();0;2)" office:value-type="float" office:value="4.30228868881473" calcext:value-type="float">
            <text:p>4,30228868881473</text:p>
          </table:table-cell>
          <table:table-cell table:formula="of:=NORMINV(RAND();0;2)" office:value-type="float" office:value="-0.284480444532746" calcext:value-type="float">
            <text:p>-0,284480444532746</text:p>
          </table:table-cell>
          <table:table-cell table:formula="of:=NORMINV(RAND();0;2)" office:value-type="float" office:value="-1.45917748419454" calcext:value-type="float">
            <text:p>-1,45917748419454</text:p>
          </table:table-cell>
          <table:table-cell table:formula="of:=NORMINV(RAND();0;2)" office:value-type="float" office:value="1.06269735143685" calcext:value-type="float">
            <text:p>1,06269735143685</text:p>
          </table:table-cell>
          <table:table-cell table:formula="of:=NORMINV(RAND();0;2)" office:value-type="float" office:value="1.82274092647717" calcext:value-type="float">
            <text:p>1,82274092647717</text:p>
          </table:table-cell>
          <table:table-cell table:formula="of:=AVERAGE([.B494:.K494])" office:value-type="float" office:value="0.167613737566691" calcext:value-type="float">
            <text:p>0,167613737566691</text:p>
          </table:table-cell>
          <table:table-cell table:formula="of:=COM.MICROSOFT.VAR.S([.B494:.K494])" office:value-type="float" office:value="3.72112665236836" calcext:value-type="float">
            <text:p>3,72112665236836</text:p>
          </table:table-cell>
          <table:table-cell table:formula="of:=COM.MICROSOFT.VAR.P([.B494:.K494])" office:value-type="float" office:value="3.34901398713153" calcext:value-type="float">
            <text:p>3,34901398713153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NORMINV(RAND();0;2)" office:value-type="float" office:value="2.06199138373786" calcext:value-type="float">
            <text:p>2,06199138373786</text:p>
          </table:table-cell>
          <table:table-cell table:formula="of:=NORMINV(RAND();0;2)" office:value-type="float" office:value="2.83501442566358" calcext:value-type="float">
            <text:p>2,83501442566358</text:p>
          </table:table-cell>
          <table:table-cell table:formula="of:=NORMINV(RAND();0;2)" office:value-type="float" office:value="3.26621352721002" calcext:value-type="float">
            <text:p>3,26621352721002</text:p>
          </table:table-cell>
          <table:table-cell table:formula="of:=NORMINV(RAND();0;2)" office:value-type="float" office:value="1.05369242487954" calcext:value-type="float">
            <text:p>1,05369242487954</text:p>
          </table:table-cell>
          <table:table-cell table:formula="of:=NORMINV(RAND();0;2)" office:value-type="float" office:value="1.32139087291521" calcext:value-type="float">
            <text:p>1,32139087291521</text:p>
          </table:table-cell>
          <table:table-cell table:formula="of:=NORMINV(RAND();0;2)" office:value-type="float" office:value="2.47510049771825" calcext:value-type="float">
            <text:p>2,47510049771825</text:p>
          </table:table-cell>
          <table:table-cell table:formula="of:=NORMINV(RAND();0;2)" office:value-type="float" office:value="2.23171237581797" calcext:value-type="float">
            <text:p>2,23171237581797</text:p>
          </table:table-cell>
          <table:table-cell table:formula="of:=NORMINV(RAND();0;2)" office:value-type="float" office:value="-1.72525247603211" calcext:value-type="float">
            <text:p>-1,72525247603211</text:p>
          </table:table-cell>
          <table:table-cell table:formula="of:=NORMINV(RAND();0;2)" office:value-type="float" office:value="2.02621412746566" calcext:value-type="float">
            <text:p>2,02621412746566</text:p>
          </table:table-cell>
          <table:table-cell table:formula="of:=NORMINV(RAND();0;2)" office:value-type="float" office:value="1.48758632402817" calcext:value-type="float">
            <text:p>1,48758632402817</text:p>
          </table:table-cell>
          <table:table-cell table:formula="of:=AVERAGE([.B495:.K495])" office:value-type="float" office:value="1.70336634834042" calcext:value-type="float">
            <text:p>1,70336634834042</text:p>
          </table:table-cell>
          <table:table-cell table:formula="of:=COM.MICROSOFT.VAR.S([.B495:.K495])" office:value-type="float" office:value="1.9111837704847" calcext:value-type="float">
            <text:p>1,9111837704847</text:p>
          </table:table-cell>
          <table:table-cell table:formula="of:=COM.MICROSOFT.VAR.P([.B495:.K495])" office:value-type="float" office:value="1.72006539343623" calcext:value-type="float">
            <text:p>1,7200653934362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NORMINV(RAND();0;2)" office:value-type="float" office:value="-0.528530253472113" calcext:value-type="float">
            <text:p>-0,528530253472113</text:p>
          </table:table-cell>
          <table:table-cell table:formula="of:=NORMINV(RAND();0;2)" office:value-type="float" office:value="0.963122475378968" calcext:value-type="float">
            <text:p>0,963122475378968</text:p>
          </table:table-cell>
          <table:table-cell table:formula="of:=NORMINV(RAND();0;2)" office:value-type="float" office:value="1.31068537715887" calcext:value-type="float">
            <text:p>1,31068537715887</text:p>
          </table:table-cell>
          <table:table-cell table:formula="of:=NORMINV(RAND();0;2)" office:value-type="float" office:value="-2.26104291677529" calcext:value-type="float">
            <text:p>-2,26104291677529</text:p>
          </table:table-cell>
          <table:table-cell table:formula="of:=NORMINV(RAND();0;2)" office:value-type="float" office:value="-1.26249421395381" calcext:value-type="float">
            <text:p>-1,26249421395381</text:p>
          </table:table-cell>
          <table:table-cell table:formula="of:=NORMINV(RAND();0;2)" office:value-type="float" office:value="1.60123364762622" calcext:value-type="float">
            <text:p>1,60123364762622</text:p>
          </table:table-cell>
          <table:table-cell table:formula="of:=NORMINV(RAND();0;2)" office:value-type="float" office:value="3.09793521351046" calcext:value-type="float">
            <text:p>3,09793521351046</text:p>
          </table:table-cell>
          <table:table-cell table:formula="of:=NORMINV(RAND();0;2)" office:value-type="float" office:value="0.424524497120085" calcext:value-type="float">
            <text:p>0,424524497120085</text:p>
          </table:table-cell>
          <table:table-cell table:formula="of:=NORMINV(RAND();0;2)" office:value-type="float" office:value="-1.69767320454349" calcext:value-type="float">
            <text:p>-1,69767320454349</text:p>
          </table:table-cell>
          <table:table-cell table:formula="of:=NORMINV(RAND();0;2)" office:value-type="float" office:value="-1.52142175996435" calcext:value-type="float">
            <text:p>-1,52142175996435</text:p>
          </table:table-cell>
          <table:table-cell table:formula="of:=AVERAGE([.B496:.K496])" office:value-type="float" office:value="0.0126338862085548" calcext:value-type="float">
            <text:p>0,012633886208555</text:p>
          </table:table-cell>
          <table:table-cell table:formula="of:=COM.MICROSOFT.VAR.S([.B496:.K496])" office:value-type="float" office:value="3.0186274623827" calcext:value-type="float">
            <text:p>3,0186274623827</text:p>
          </table:table-cell>
          <table:table-cell table:formula="of:=COM.MICROSOFT.VAR.P([.B496:.K496])" office:value-type="float" office:value="2.71676471614443" calcext:value-type="float">
            <text:p>2,7167647161444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NORMINV(RAND();0;2)" office:value-type="float" office:value="1.76597616826871" calcext:value-type="float">
            <text:p>1,76597616826871</text:p>
          </table:table-cell>
          <table:table-cell table:formula="of:=NORMINV(RAND();0;2)" office:value-type="float" office:value="0.599323956365906" calcext:value-type="float">
            <text:p>0,599323956365906</text:p>
          </table:table-cell>
          <table:table-cell table:formula="of:=NORMINV(RAND();0;2)" office:value-type="float" office:value="2.03028384455143" calcext:value-type="float">
            <text:p>2,03028384455143</text:p>
          </table:table-cell>
          <table:table-cell table:formula="of:=NORMINV(RAND();0;2)" office:value-type="float" office:value="-1.76518573418598" calcext:value-type="float">
            <text:p>-1,76518573418598</text:p>
          </table:table-cell>
          <table:table-cell table:formula="of:=NORMINV(RAND();0;2)" office:value-type="float" office:value="-1.2076077319773" calcext:value-type="float">
            <text:p>-1,2076077319773</text:p>
          </table:table-cell>
          <table:table-cell table:formula="of:=NORMINV(RAND();0;2)" office:value-type="float" office:value="-2.57522607121914" calcext:value-type="float">
            <text:p>-2,57522607121914</text:p>
          </table:table-cell>
          <table:table-cell table:formula="of:=NORMINV(RAND();0;2)" office:value-type="float" office:value="-0.473002128287365" calcext:value-type="float">
            <text:p>-0,473002128287365</text:p>
          </table:table-cell>
          <table:table-cell table:formula="of:=NORMINV(RAND();0;2)" office:value-type="float" office:value="1.37747049729954" calcext:value-type="float">
            <text:p>1,37747049729954</text:p>
          </table:table-cell>
          <table:table-cell table:formula="of:=NORMINV(RAND();0;2)" office:value-type="float" office:value="-1.46816875482665" calcext:value-type="float">
            <text:p>-1,46816875482665</text:p>
          </table:table-cell>
          <table:table-cell table:formula="of:=NORMINV(RAND();0;2)" office:value-type="float" office:value="0.320812273162541" calcext:value-type="float">
            <text:p>0,320812273162541</text:p>
          </table:table-cell>
          <table:table-cell table:formula="of:=AVERAGE([.B497:.K497])" office:value-type="float" office:value="-0.139532368084832" calcext:value-type="float">
            <text:p>-0,139532368084832</text:p>
          </table:table-cell>
          <table:table-cell table:formula="of:=COM.MICROSOFT.VAR.S([.B497:.K497])" office:value-type="float" office:value="2.55453368039198" calcext:value-type="float">
            <text:p>2,55453368039198</text:p>
          </table:table-cell>
          <table:table-cell table:formula="of:=COM.MICROSOFT.VAR.P([.B497:.K497])" office:value-type="float" office:value="2.29908031235278" calcext:value-type="float">
            <text:p>2,2990803123527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NORMINV(RAND();0;2)" office:value-type="float" office:value="1.92260572700056" calcext:value-type="float">
            <text:p>1,92260572700056</text:p>
          </table:table-cell>
          <table:table-cell table:formula="of:=NORMINV(RAND();0;2)" office:value-type="float" office:value="-2.08508508103684" calcext:value-type="float">
            <text:p>-2,08508508103684</text:p>
          </table:table-cell>
          <table:table-cell table:formula="of:=NORMINV(RAND();0;2)" office:value-type="float" office:value="2.71412121485774" calcext:value-type="float">
            <text:p>2,71412121485774</text:p>
          </table:table-cell>
          <table:table-cell table:formula="of:=NORMINV(RAND();0;2)" office:value-type="float" office:value="-2.34241658617574" calcext:value-type="float">
            <text:p>-2,34241658617574</text:p>
          </table:table-cell>
          <table:table-cell table:formula="of:=NORMINV(RAND();0;2)" office:value-type="float" office:value="-1.74608318777624" calcext:value-type="float">
            <text:p>-1,74608318777624</text:p>
          </table:table-cell>
          <table:table-cell table:formula="of:=NORMINV(RAND();0;2)" office:value-type="float" office:value="-0.946183423124504" calcext:value-type="float">
            <text:p>-0,946183423124504</text:p>
          </table:table-cell>
          <table:table-cell table:formula="of:=NORMINV(RAND();0;2)" office:value-type="float" office:value="0.483083566777153" calcext:value-type="float">
            <text:p>0,483083566777153</text:p>
          </table:table-cell>
          <table:table-cell table:formula="of:=NORMINV(RAND();0;2)" office:value-type="float" office:value="-1.34601901069277" calcext:value-type="float">
            <text:p>-1,34601901069277</text:p>
          </table:table-cell>
          <table:table-cell table:formula="of:=NORMINV(RAND();0;2)" office:value-type="float" office:value="-0.125709611827948" calcext:value-type="float">
            <text:p>-0,125709611827948</text:p>
          </table:table-cell>
          <table:table-cell table:formula="of:=NORMINV(RAND();0;2)" office:value-type="float" office:value="-2.80378158753718" calcext:value-type="float">
            <text:p>-2,80378158753718</text:p>
          </table:table-cell>
          <table:table-cell table:formula="of:=AVERAGE([.B498:.K498])" office:value-type="float" office:value="-0.627546797953575" calcext:value-type="float">
            <text:p>-0,627546797953575</text:p>
          </table:table-cell>
          <table:table-cell table:formula="of:=COM.MICROSOFT.VAR.S([.B498:.K498])" office:value-type="float" office:value="3.42504586090637" calcext:value-type="float">
            <text:p>3,42504586090637</text:p>
          </table:table-cell>
          <table:table-cell table:formula="of:=COM.MICROSOFT.VAR.P([.B498:.K498])" office:value-type="float" office:value="3.08254127481573" calcext:value-type="float">
            <text:p>3,0825412748157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NORMINV(RAND();0;2)" office:value-type="float" office:value="3.03807136456085" calcext:value-type="float">
            <text:p>3,03807136456085</text:p>
          </table:table-cell>
          <table:table-cell table:formula="of:=NORMINV(RAND();0;2)" office:value-type="float" office:value="-0.667897256227448" calcext:value-type="float">
            <text:p>-0,667897256227448</text:p>
          </table:table-cell>
          <table:table-cell table:formula="of:=NORMINV(RAND();0;2)" office:value-type="float" office:value="0.920269079534433" calcext:value-type="float">
            <text:p>0,920269079534433</text:p>
          </table:table-cell>
          <table:table-cell table:formula="of:=NORMINV(RAND();0;2)" office:value-type="float" office:value="1.49106720031334" calcext:value-type="float">
            <text:p>1,49106720031334</text:p>
          </table:table-cell>
          <table:table-cell table:formula="of:=NORMINV(RAND();0;2)" office:value-type="float" office:value="-1.2548001278913" calcext:value-type="float">
            <text:p>-1,2548001278913</text:p>
          </table:table-cell>
          <table:table-cell table:formula="of:=NORMINV(RAND();0;2)" office:value-type="float" office:value="0.711701823586933" calcext:value-type="float">
            <text:p>0,711701823586933</text:p>
          </table:table-cell>
          <table:table-cell table:formula="of:=NORMINV(RAND();0;2)" office:value-type="float" office:value="0.665283668423514" calcext:value-type="float">
            <text:p>0,665283668423514</text:p>
          </table:table-cell>
          <table:table-cell table:formula="of:=NORMINV(RAND();0;2)" office:value-type="float" office:value="-0.182254473630646" calcext:value-type="float">
            <text:p>-0,182254473630646</text:p>
          </table:table-cell>
          <table:table-cell table:formula="of:=NORMINV(RAND();0;2)" office:value-type="float" office:value="-3.48182849339266" calcext:value-type="float">
            <text:p>-3,48182849339266</text:p>
          </table:table-cell>
          <table:table-cell table:formula="of:=NORMINV(RAND();0;2)" office:value-type="float" office:value="1.81048185848422" calcext:value-type="float">
            <text:p>1,81048185848422</text:p>
          </table:table-cell>
          <table:table-cell table:formula="of:=AVERAGE([.B499:.K499])" office:value-type="float" office:value="0.305009464376122" calcext:value-type="float">
            <text:p>0,305009464376122</text:p>
          </table:table-cell>
          <table:table-cell table:formula="of:=COM.MICROSOFT.VAR.S([.B499:.K499])" office:value-type="float" office:value="3.308185479848" calcext:value-type="float">
            <text:p>3,308185479848</text:p>
          </table:table-cell>
          <table:table-cell table:formula="of:=COM.MICROSOFT.VAR.P([.B499:.K499])" office:value-type="float" office:value="2.9773669318632" calcext:value-type="float">
            <text:p>2,9773669318632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NORMINV(RAND();0;2)" office:value-type="float" office:value="0.37068318699081" calcext:value-type="float">
            <text:p>0,37068318699081</text:p>
          </table:table-cell>
          <table:table-cell table:formula="of:=NORMINV(RAND();0;2)" office:value-type="float" office:value="-1.36071090631024" calcext:value-type="float">
            <text:p>-1,36071090631024</text:p>
          </table:table-cell>
          <table:table-cell table:formula="of:=NORMINV(RAND();0;2)" office:value-type="float" office:value="1.56703675997086" calcext:value-type="float">
            <text:p>1,56703675997086</text:p>
          </table:table-cell>
          <table:table-cell table:formula="of:=NORMINV(RAND();0;2)" office:value-type="float" office:value="-0.438437574827343" calcext:value-type="float">
            <text:p>-0,438437574827343</text:p>
          </table:table-cell>
          <table:table-cell table:formula="of:=NORMINV(RAND();0;2)" office:value-type="float" office:value="-0.150988480510615" calcext:value-type="float">
            <text:p>-0,150988480510615</text:p>
          </table:table-cell>
          <table:table-cell table:formula="of:=NORMINV(RAND();0;2)" office:value-type="float" office:value="1.22549348880758" calcext:value-type="float">
            <text:p>1,22549348880758</text:p>
          </table:table-cell>
          <table:table-cell table:formula="of:=NORMINV(RAND();0;2)" office:value-type="float" office:value="1.87561498751571" calcext:value-type="float">
            <text:p>1,87561498751571</text:p>
          </table:table-cell>
          <table:table-cell table:formula="of:=NORMINV(RAND();0;2)" office:value-type="float" office:value="0.120367495477897" calcext:value-type="float">
            <text:p>0,120367495477897</text:p>
          </table:table-cell>
          <table:table-cell table:formula="of:=NORMINV(RAND();0;2)" office:value-type="float" office:value="-0.897800127479429" calcext:value-type="float">
            <text:p>-0,897800127479429</text:p>
          </table:table-cell>
          <table:table-cell table:formula="of:=NORMINV(RAND();0;2)" office:value-type="float" office:value="0.525353443538227" calcext:value-type="float">
            <text:p>0,525353443538227</text:p>
          </table:table-cell>
          <table:table-cell table:formula="of:=AVERAGE([.B500:.K500])" office:value-type="float" office:value="0.283661227317346" calcext:value-type="float">
            <text:p>0,283661227317346</text:p>
          </table:table-cell>
          <table:table-cell table:formula="of:=COM.MICROSOFT.VAR.S([.B500:.K500])" office:value-type="float" office:value="1.10791422535726" calcext:value-type="float">
            <text:p>1,10791422535726</text:p>
          </table:table-cell>
          <table:table-cell table:formula="of:=COM.MICROSOFT.VAR.P([.B500:.K500])" office:value-type="float" office:value="0.997122802821531" calcext:value-type="float">
            <text:p>0,997122802821531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NORMINV(RAND();0;2)" office:value-type="float" office:value="-1.07553843151831" calcext:value-type="float">
            <text:p>-1,07553843151831</text:p>
          </table:table-cell>
          <table:table-cell table:formula="of:=NORMINV(RAND();0;2)" office:value-type="float" office:value="0.353403526218227" calcext:value-type="float">
            <text:p>0,353403526218227</text:p>
          </table:table-cell>
          <table:table-cell table:formula="of:=NORMINV(RAND();0;2)" office:value-type="float" office:value="1.13260220692399" calcext:value-type="float">
            <text:p>1,13260220692399</text:p>
          </table:table-cell>
          <table:table-cell table:formula="of:=NORMINV(RAND();0;2)" office:value-type="float" office:value="2.10400350816059" calcext:value-type="float">
            <text:p>2,10400350816059</text:p>
          </table:table-cell>
          <table:table-cell table:formula="of:=NORMINV(RAND();0;2)" office:value-type="float" office:value="2.5397338111382" calcext:value-type="float">
            <text:p>2,5397338111382</text:p>
          </table:table-cell>
          <table:table-cell table:formula="of:=NORMINV(RAND();0;2)" office:value-type="float" office:value="0.160736675100869" calcext:value-type="float">
            <text:p>0,160736675100869</text:p>
          </table:table-cell>
          <table:table-cell table:formula="of:=NORMINV(RAND();0;2)" office:value-type="float" office:value="-0.146987256862532" calcext:value-type="float">
            <text:p>-0,146987256862532</text:p>
          </table:table-cell>
          <table:table-cell table:formula="of:=NORMINV(RAND();0;2)" office:value-type="float" office:value="-0.647956651903587" calcext:value-type="float">
            <text:p>-0,647956651903587</text:p>
          </table:table-cell>
          <table:table-cell table:formula="of:=NORMINV(RAND();0;2)" office:value-type="float" office:value="0.227432361269621" calcext:value-type="float">
            <text:p>0,227432361269621</text:p>
          </table:table-cell>
          <table:table-cell table:formula="of:=NORMINV(RAND();0;2)" office:value-type="float" office:value="-0.883877137791295" calcext:value-type="float">
            <text:p>-0,883877137791295</text:p>
          </table:table-cell>
          <table:table-cell table:formula="of:=AVERAGE([.B501:.K501])" office:value-type="float" office:value="0.376355261073577" calcext:value-type="float">
            <text:p>0,376355261073577</text:p>
          </table:table-cell>
          <table:table-cell table:formula="of:=COM.MICROSOFT.VAR.S([.B501:.K501])" office:value-type="float" office:value="1.4805960140411" calcext:value-type="float">
            <text:p>1,4805960140411</text:p>
          </table:table-cell>
          <table:table-cell table:formula="of:=COM.MICROSOFT.VAR.P([.B501:.K501])" office:value-type="float" office:value="1.33253641263699" calcext:value-type="float">
            <text:p>1,33253641263699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NORMINV(RAND();0;2)" office:value-type="float" office:value="0.754121119403494" calcext:value-type="float">
            <text:p>0,754121119403494</text:p>
          </table:table-cell>
          <table:table-cell table:formula="of:=NORMINV(RAND();0;2)" office:value-type="float" office:value="-0.241108993569649" calcext:value-type="float">
            <text:p>-0,241108993569649</text:p>
          </table:table-cell>
          <table:table-cell table:formula="of:=NORMINV(RAND();0;2)" office:value-type="float" office:value="0.734685559976308" calcext:value-type="float">
            <text:p>0,734685559976308</text:p>
          </table:table-cell>
          <table:table-cell table:formula="of:=NORMINV(RAND();0;2)" office:value-type="float" office:value="3.00103670207492" calcext:value-type="float">
            <text:p>3,00103670207492</text:p>
          </table:table-cell>
          <table:table-cell table:formula="of:=NORMINV(RAND();0;2)" office:value-type="float" office:value="-1.70275603181542" calcext:value-type="float">
            <text:p>-1,70275603181542</text:p>
          </table:table-cell>
          <table:table-cell table:formula="of:=NORMINV(RAND();0;2)" office:value-type="float" office:value="-2.69932424414078" calcext:value-type="float">
            <text:p>-2,69932424414078</text:p>
          </table:table-cell>
          <table:table-cell table:formula="of:=NORMINV(RAND();0;2)" office:value-type="float" office:value="-1.43409147813529" calcext:value-type="float">
            <text:p>-1,43409147813529</text:p>
          </table:table-cell>
          <table:table-cell table:formula="of:=NORMINV(RAND();0;2)" office:value-type="float" office:value="0.588381122909304" calcext:value-type="float">
            <text:p>0,588381122909304</text:p>
          </table:table-cell>
          <table:table-cell table:formula="of:=NORMINV(RAND();0;2)" office:value-type="float" office:value="3.13189876934797" calcext:value-type="float">
            <text:p>3,13189876934797</text:p>
          </table:table-cell>
          <table:table-cell table:formula="of:=NORMINV(RAND();0;2)" office:value-type="float" office:value="1.20843817339034" calcext:value-type="float">
            <text:p>1,20843817339034</text:p>
          </table:table-cell>
          <table:table-cell table:formula="of:=AVERAGE([.B502:.K502])" office:value-type="float" office:value="0.334128069944119" calcext:value-type="float">
            <text:p>0,334128069944119</text:p>
          </table:table-cell>
          <table:table-cell table:formula="of:=COM.MICROSOFT.VAR.S([.B502:.K502])" office:value-type="float" office:value="3.65711706779997" calcext:value-type="float">
            <text:p>3,65711706779997</text:p>
          </table:table-cell>
          <table:table-cell table:formula="of:=COM.MICROSOFT.VAR.P([.B502:.K502])" office:value-type="float" office:value="3.29140536101997" calcext:value-type="float">
            <text:p>3,2914053610199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NORMINV(RAND();0;2)" office:value-type="float" office:value="0.888774649180607" calcext:value-type="float">
            <text:p>0,888774649180607</text:p>
          </table:table-cell>
          <table:table-cell table:formula="of:=NORMINV(RAND();0;2)" office:value-type="float" office:value="0.939597210569041" calcext:value-type="float">
            <text:p>0,939597210569041</text:p>
          </table:table-cell>
          <table:table-cell table:formula="of:=NORMINV(RAND();0;2)" office:value-type="float" office:value="-0.864527308423601" calcext:value-type="float">
            <text:p>-0,864527308423601</text:p>
          </table:table-cell>
          <table:table-cell table:formula="of:=NORMINV(RAND();0;2)" office:value-type="float" office:value="0.246328630973068" calcext:value-type="float">
            <text:p>0,246328630973068</text:p>
          </table:table-cell>
          <table:table-cell table:formula="of:=NORMINV(RAND();0;2)" office:value-type="float" office:value="-0.592136209062668" calcext:value-type="float">
            <text:p>-0,592136209062668</text:p>
          </table:table-cell>
          <table:table-cell table:formula="of:=NORMINV(RAND();0;2)" office:value-type="float" office:value="0.749407006490731" calcext:value-type="float">
            <text:p>0,749407006490731</text:p>
          </table:table-cell>
          <table:table-cell table:formula="of:=NORMINV(RAND();0;2)" office:value-type="float" office:value="2.82106163339744" calcext:value-type="float">
            <text:p>2,82106163339744</text:p>
          </table:table-cell>
          <table:table-cell table:formula="of:=NORMINV(RAND();0;2)" office:value-type="float" office:value="-0.391846820218595" calcext:value-type="float">
            <text:p>-0,391846820218595</text:p>
          </table:table-cell>
          <table:table-cell table:formula="of:=NORMINV(RAND();0;2)" office:value-type="float" office:value="-1.71264559512864" calcext:value-type="float">
            <text:p>-1,71264559512864</text:p>
          </table:table-cell>
          <table:table-cell table:formula="of:=NORMINV(RAND();0;2)" office:value-type="float" office:value="-1.51055793770079" calcext:value-type="float">
            <text:p>-1,51055793770079</text:p>
          </table:table-cell>
          <table:table-cell table:formula="of:=AVERAGE([.B503:.K503])" office:value-type="float" office:value="0.0573455260076596" calcext:value-type="float">
            <text:p>0,05734552600766</text:p>
          </table:table-cell>
          <table:table-cell table:formula="of:=COM.MICROSOFT.VAR.S([.B503:.K503])" office:value-type="float" office:value="1.8541191669021" calcext:value-type="float">
            <text:p>1,8541191669021</text:p>
          </table:table-cell>
          <table:table-cell table:formula="of:=COM.MICROSOFT.VAR.P([.B503:.K503])" office:value-type="float" office:value="1.66870725021189" calcext:value-type="float">
            <text:p>1,668707250211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09:57:40.224987671</meta:creation-date>
    <dc:date>2024-02-27T16:40:54.141728564</dc:date>
    <meta:editing-duration>PT6H22M53S</meta:editing-duration>
    <meta:editing-cycles>1</meta:editing-cycles>
    <meta:document-statistic meta:table-count="1" meta:cell-count="7018" meta:object-count="0"/>
    <meta:generator>LibreOffice/6.4.7.2$Linux_X86_64 LibreOffice_project/40$Build-2</meta:generator>
  </office:meta>
</office:document-meta>
</file>